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31in" svg:height="3.5449in" svg:x="2.5126in" svg:y="0.5543in">
            <draw:object draw:notify-on-update-of-ranges="Sheet1.A1:Sheet1.A1999 Sheet1.B1:Sheet1.B199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00128571428571" calcext:value-type="float">
            <text:p>0.0012857143</text:p>
          </table:table-cell>
          <table:table-cell office:value-type="float" office:value="27860.912654" calcext:value-type="float">
            <text:p>27860.912654</text:p>
          </table:table-cell>
        </table:table-row>
        <table:table-row table:style-name="ro1">
          <table:table-cell office:value-type="float" office:value="0.00257142857143" calcext:value-type="float">
            <text:p>0.0025714286</text:p>
          </table:table-cell>
          <table:table-cell office:value-type="float" office:value="27857.0796875" calcext:value-type="float">
            <text:p>27857.0796875</text:p>
          </table:table-cell>
        </table:table-row>
        <table:table-row table:style-name="ro1">
          <table:table-cell office:value-type="float" office:value="0.00385714285714" calcext:value-type="float">
            <text:p>0.0038571429</text:p>
          </table:table-cell>
          <table:table-cell office:value-type="float" office:value="27852.1219869" calcext:value-type="float">
            <text:p>27852.1219869</text:p>
          </table:table-cell>
        </table:table-row>
        <table:table-row table:style-name="ro1">
          <table:table-cell office:value-type="float" office:value="0.00514285714286" calcext:value-type="float">
            <text:p>0.0051428571</text:p>
          </table:table-cell>
          <table:table-cell office:value-type="float" office:value="27847.5933485" calcext:value-type="float">
            <text:p>27847.5933485</text:p>
          </table:table-cell>
        </table:table-row>
        <table:table-row table:style-name="ro1">
          <table:table-cell office:value-type="float" office:value="0.00642857142857" calcext:value-type="float">
            <text:p>0.0064285714</text:p>
          </table:table-cell>
          <table:table-cell office:value-type="float" office:value="27845.2710672" calcext:value-type="float">
            <text:p>27845.2710672</text:p>
          </table:table-cell>
        </table:table-row>
        <table:table-row table:style-name="ro1">
          <table:table-cell office:value-type="float" office:value="0.00771428571429" calcext:value-type="float">
            <text:p>0.0077142857</text:p>
          </table:table-cell>
          <table:table-cell office:value-type="float" office:value="27847.0635068" calcext:value-type="float">
            <text:p>27847.0635068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27854.9408852" calcext:value-type="float">
            <text:p>27854.9408852</text:p>
          </table:table-cell>
        </table:table-row>
        <table:table-row table:style-name="ro1">
          <table:table-cell office:value-type="float" office:value="0.0102857142857" calcext:value-type="float">
            <text:p>0.0102857143</text:p>
          </table:table-cell>
          <table:table-cell office:value-type="float" office:value="27870.8837576" calcext:value-type="float">
            <text:p>27870.8837576</text:p>
          </table:table-cell>
        </table:table-row>
        <table:table-row table:style-name="ro1">
          <table:table-cell office:value-type="float" office:value="0.0115714285714" calcext:value-type="float">
            <text:p>0.0115714286</text:p>
          </table:table-cell>
          <table:table-cell office:value-type="float" office:value="27896.6857604" calcext:value-type="float">
            <text:p>27896.6857604</text:p>
          </table:table-cell>
        </table:table-row>
        <table:table-row table:style-name="ro1">
          <table:table-cell office:value-type="float" office:value="0.0128571428571" calcext:value-type="float">
            <text:p>0.0128571429</text:p>
          </table:table-cell>
          <table:table-cell office:value-type="float" office:value="27933.5192434" calcext:value-type="float">
            <text:p>27933.5192434</text:p>
          </table:table-cell>
        </table:table-row>
        <table:table-row table:style-name="ro1">
          <table:table-cell office:value-type="float" office:value="0.0141428571429" calcext:value-type="float">
            <text:p>0.0141428571</text:p>
          </table:table-cell>
          <table:table-cell office:value-type="float" office:value="27983.2920328" calcext:value-type="float">
            <text:p>27983.2920328</text:p>
          </table:table-cell>
        </table:table-row>
        <table:table-row table:style-name="ro1">
          <table:table-cell office:value-type="float" office:value="0.0154285714286" calcext:value-type="float">
            <text:p>0.0154285714</text:p>
          </table:table-cell>
          <table:table-cell office:value-type="float" office:value="28047.5805798" calcext:value-type="float">
            <text:p>28047.5805798</text:p>
          </table:table-cell>
        </table:table-row>
        <table:table-row table:style-name="ro1">
          <table:table-cell office:value-type="float" office:value="0.0167142857143" calcext:value-type="float">
            <text:p>0.0167142857</text:p>
          </table:table-cell>
          <table:table-cell office:value-type="float" office:value="28127.9489879" calcext:value-type="float">
            <text:p>28127.9489879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28226.0214311" calcext:value-type="float">
            <text:p>28226.0214311</text:p>
          </table:table-cell>
        </table:table-row>
        <table:table-row table:style-name="ro1">
          <table:table-cell office:value-type="float" office:value="0.0192857142857" calcext:value-type="float">
            <text:p>0.0192857143</text:p>
          </table:table-cell>
          <table:table-cell office:value-type="float" office:value="28343.5343474" calcext:value-type="float">
            <text:p>28343.5343474</text:p>
          </table:table-cell>
        </table:table-row>
        <table:table-row table:style-name="ro1">
          <table:table-cell office:value-type="float" office:value="0.0205714285714" calcext:value-type="float">
            <text:p>0.0205714286</text:p>
          </table:table-cell>
          <table:table-cell office:value-type="float" office:value="28482.4032428" calcext:value-type="float">
            <text:p>28482.4032428</text:p>
          </table:table-cell>
        </table:table-row>
        <table:table-row table:style-name="ro1">
          <table:table-cell office:value-type="float" office:value="0.0218571428571" calcext:value-type="float">
            <text:p>0.0218571429</text:p>
          </table:table-cell>
          <table:table-cell office:value-type="float" office:value="28645.1290077" calcext:value-type="float">
            <text:p>28645.1290077</text:p>
          </table:table-cell>
        </table:table-row>
        <table:table-row table:style-name="ro1">
          <table:table-cell office:value-type="float" office:value="0.0231428571429" calcext:value-type="float">
            <text:p>0.0231428571</text:p>
          </table:table-cell>
          <table:table-cell office:value-type="float" office:value="28833.9285152" calcext:value-type="float">
            <text:p>28833.9285152</text:p>
          </table:table-cell>
        </table:table-row>
        <table:table-row table:style-name="ro1">
          <table:table-cell office:value-type="float" office:value="0.0244285714286" calcext:value-type="float">
            <text:p>0.0244285714</text:p>
          </table:table-cell>
          <table:table-cell office:value-type="float" office:value="29050.2291491" calcext:value-type="float">
            <text:p>29050.2291491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29106.6466764" calcext:value-type="float">
            <text:p>29106.6466764</text:p>
          </table:table-cell>
        </table:table-row>
        <table:table-row table:style-name="ro1">
          <table:table-cell office:value-type="float" office:value="0.0262857142857" calcext:value-type="float">
            <text:p>0.0262857143</text:p>
          </table:table-cell>
          <table:table-cell office:value-type="float" office:value="29416.3024782" calcext:value-type="float">
            <text:p>29416.3024782</text:p>
          </table:table-cell>
        </table:table-row>
        <table:table-row table:style-name="ro1">
          <table:table-cell office:value-type="float" office:value="0.0275714285714" calcext:value-type="float">
            <text:p>0.0275714286</text:p>
          </table:table-cell>
          <table:table-cell office:value-type="float" office:value="29706.4033983" calcext:value-type="float">
            <text:p>29706.4033983</text:p>
          </table:table-cell>
        </table:table-row>
        <table:table-row table:style-name="ro1">
          <table:table-cell office:value-type="float" office:value="0.0288571428571" calcext:value-type="float">
            <text:p>0.0288571429</text:p>
          </table:table-cell>
          <table:table-cell office:value-type="float" office:value="30026.3681705" calcext:value-type="float">
            <text:p>30026.3681705</text:p>
          </table:table-cell>
        </table:table-row>
        <table:table-row table:style-name="ro1">
          <table:table-cell office:value-type="float" office:value="0.0301428571429" calcext:value-type="float">
            <text:p>0.0301428571</text:p>
          </table:table-cell>
          <table:table-cell office:value-type="float" office:value="30380.742662" calcext:value-type="float">
            <text:p>30380.742662</text:p>
          </table:table-cell>
        </table:table-row>
        <table:table-row table:style-name="ro1">
          <table:table-cell office:value-type="float" office:value="0.0314285714286" calcext:value-type="float">
            <text:p>0.0314285714</text:p>
          </table:table-cell>
          <table:table-cell office:value-type="float" office:value="30769.3648082" calcext:value-type="float">
            <text:p>30769.3648082</text:p>
          </table:table-cell>
        </table:table-row>
        <table:table-row table:style-name="ro1">
          <table:table-cell office:value-type="float" office:value="0.0327142857143" calcext:value-type="float">
            <text:p>0.0327142857</text:p>
          </table:table-cell>
          <table:table-cell office:value-type="float" office:value="31192.5980711" calcext:value-type="float">
            <text:p>31192.5980711</text:p>
          </table:table-cell>
        </table:table-row>
        <table:table-row table:style-name="ro1">
          <table:table-cell office:value-type="float" office:value="0.034" calcext:value-type="float">
            <text:p>0.034</text:p>
          </table:table-cell>
          <table:table-cell office:value-type="float" office:value="31650.9950566" calcext:value-type="float">
            <text:p>31650.9950566</text:p>
          </table:table-cell>
        </table:table-row>
        <table:table-row table:style-name="ro1">
          <table:table-cell office:value-type="float" office:value="0.0352857142857" calcext:value-type="float">
            <text:p>0.0352857143</text:p>
          </table:table-cell>
          <table:table-cell office:value-type="float" office:value="32145.0172746" calcext:value-type="float">
            <text:p>32145.0172746</text:p>
          </table:table-cell>
        </table:table-row>
        <table:table-row table:style-name="ro1">
          <table:table-cell office:value-type="float" office:value="0.0365714285714" calcext:value-type="float">
            <text:p>0.0365714286</text:p>
          </table:table-cell>
          <table:table-cell office:value-type="float" office:value="32675.0257155" calcext:value-type="float">
            <text:p>32675.0257155</text:p>
          </table:table-cell>
        </table:table-row>
        <table:table-row table:style-name="ro1">
          <table:table-cell office:value-type="float" office:value="0.0378571428571" calcext:value-type="float">
            <text:p>0.0378571429</text:p>
          </table:table-cell>
          <table:table-cell office:value-type="float" office:value="33241.3305152" calcext:value-type="float">
            <text:p>33241.3305152</text:p>
          </table:table-cell>
        </table:table-row>
        <table:table-row table:style-name="ro1">
          <table:table-cell office:value-type="float" office:value="0.0391428571429" calcext:value-type="float">
            <text:p>0.0391428571</text:p>
          </table:table-cell>
          <table:table-cell office:value-type="float" office:value="33844.2434964" calcext:value-type="float">
            <text:p>33844.2434964</text:p>
          </table:table-cell>
        </table:table-row>
        <table:table-row table:style-name="ro1">
          <table:table-cell office:value-type="float" office:value="0.0404285714286" calcext:value-type="float">
            <text:p>0.0404285714</text:p>
          </table:table-cell>
          <table:table-cell office:value-type="float" office:value="34484.1348914" calcext:value-type="float">
            <text:p>34484.1348914</text:p>
          </table:table-cell>
        </table:table-row>
        <table:table-row table:style-name="ro1">
          <table:table-cell office:value-type="float" office:value="0.0417142857143" calcext:value-type="float">
            <text:p>0.0417142857</text:p>
          </table:table-cell>
          <table:table-cell office:value-type="float" office:value="35161.4926529" calcext:value-type="float">
            <text:p>35161.4926529</text:p>
          </table:table-cell>
        </table:table-row>
        <table:table-row table:style-name="ro1">
          <table:table-cell office:value-type="float" office:value="0.043" calcext:value-type="float">
            <text:p>0.043</text:p>
          </table:table-cell>
          <table:table-cell office:value-type="float" office:value="35876.977902" calcext:value-type="float">
            <text:p>35876.977902</text:p>
          </table:table-cell>
        </table:table-row>
        <table:table-row table:style-name="ro1">
          <table:table-cell office:value-type="float" office:value="0.0442857142857" calcext:value-type="float">
            <text:p>0.0442857143</text:p>
          </table:table-cell>
          <table:table-cell office:value-type="float" office:value="36632.1182741" calcext:value-type="float">
            <text:p>36632.1182741</text:p>
          </table:table-cell>
        </table:table-row>
        <table:table-row table:style-name="ro1">
          <table:table-cell office:value-type="float" office:value="0.0455714285714" calcext:value-type="float">
            <text:p>0.0455714286</text:p>
          </table:table-cell>
          <table:table-cell office:value-type="float" office:value="37429.440543" calcext:value-type="float">
            <text:p>37429.440543</text:p>
          </table:table-cell>
        </table:table-row>
        <table:table-row table:style-name="ro1">
          <table:table-cell office:value-type="float" office:value="0.0468571428571" calcext:value-type="float">
            <text:p>0.0468571429</text:p>
          </table:table-cell>
          <table:table-cell office:value-type="float" office:value="38269.6508544" calcext:value-type="float">
            <text:p>38269.6508544</text:p>
          </table:table-cell>
        </table:table-row>
        <table:table-row table:style-name="ro1">
          <table:table-cell office:value-type="float" office:value="0.0481428571429" calcext:value-type="float">
            <text:p>0.0481428571</text:p>
          </table:table-cell>
          <table:table-cell office:value-type="float" office:value="39153.1410882" calcext:value-type="float">
            <text:p>39153.1410882</text:p>
          </table:table-cell>
        </table:table-row>
        <table:table-row table:style-name="ro1">
          <table:table-cell office:value-type="float" office:value="0.0494285714286" calcext:value-type="float">
            <text:p>0.0494285714</text:p>
          </table:table-cell>
          <table:table-cell office:value-type="float" office:value="40079.4564035" calcext:value-type="float">
            <text:p>40079.456403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40352.9164617" calcext:value-type="float">
            <text:p>40352.9164617</text:p>
          </table:table-cell>
        </table:table-row>
        <table:table-row table:style-name="ro1">
          <table:table-cell office:value-type="float" office:value="0.0512857142857" calcext:value-type="float">
            <text:p>0.0512857143</text:p>
          </table:table-cell>
          <table:table-cell office:value-type="float" office:value="41489.1127676" calcext:value-type="float">
            <text:p>41489.1127676</text:p>
          </table:table-cell>
        </table:table-row>
        <table:table-row table:style-name="ro1">
          <table:table-cell office:value-type="float" office:value="0.0525714285714" calcext:value-type="float">
            <text:p>0.0525714286</text:p>
          </table:table-cell>
          <table:table-cell office:value-type="float" office:value="42518.231576" calcext:value-type="float">
            <text:p>42518.231576</text:p>
          </table:table-cell>
        </table:table-row>
        <table:table-row table:style-name="ro1">
          <table:table-cell office:value-type="float" office:value="0.0538571428571" calcext:value-type="float">
            <text:p>0.0538571429</text:p>
          </table:table-cell>
          <table:table-cell office:value-type="float" office:value="43581.9766396" calcext:value-type="float">
            <text:p>43581.9766396</text:p>
          </table:table-cell>
        </table:table-row>
        <table:table-row table:style-name="ro1">
          <table:table-cell office:value-type="float" office:value="0.0551428571429" calcext:value-type="float">
            <text:p>0.0551428571</text:p>
          </table:table-cell>
          <table:table-cell office:value-type="float" office:value="44688.15904" calcext:value-type="float">
            <text:p>44688.15904</text:p>
          </table:table-cell>
        </table:table-row>
        <table:table-row table:style-name="ro1">
          <table:table-cell office:value-type="float" office:value="0.0564285714286" calcext:value-type="float">
            <text:p>0.0564285714</text:p>
          </table:table-cell>
          <table:table-cell office:value-type="float" office:value="45832.6006292" calcext:value-type="float">
            <text:p>45832.6006292</text:p>
          </table:table-cell>
        </table:table-row>
        <table:table-row table:style-name="ro1">
          <table:table-cell office:value-type="float" office:value="0.0577142857143" calcext:value-type="float">
            <text:p>0.0577142857</text:p>
          </table:table-cell>
          <table:table-cell office:value-type="float" office:value="47013.2028597" calcext:value-type="float">
            <text:p>47013.2028597</text:p>
          </table:table-cell>
        </table:table-row>
        <table:table-row table:style-name="ro1">
          <table:table-cell office:value-type="float" office:value="0.059" calcext:value-type="float">
            <text:p>0.059</text:p>
          </table:table-cell>
          <table:table-cell office:value-type="float" office:value="48228.7654318" calcext:value-type="float">
            <text:p>48228.7654318</text:p>
          </table:table-cell>
        </table:table-row>
        <table:table-row table:style-name="ro1">
          <table:table-cell office:value-type="float" office:value="0.0602857142857" calcext:value-type="float">
            <text:p>0.0602857143</text:p>
          </table:table-cell>
          <table:table-cell office:value-type="float" office:value="49478.2357882" calcext:value-type="float">
            <text:p>49478.2357882</text:p>
          </table:table-cell>
        </table:table-row>
        <table:table-row table:style-name="ro1">
          <table:table-cell office:value-type="float" office:value="0.0615714285714" calcext:value-type="float">
            <text:p>0.0615714286</text:p>
          </table:table-cell>
          <table:table-cell office:value-type="float" office:value="50760.675414" calcext:value-type="float">
            <text:p>50760.675414</text:p>
          </table:table-cell>
        </table:table-row>
        <table:table-row table:style-name="ro1">
          <table:table-cell office:value-type="float" office:value="0.0628571428571" calcext:value-type="float">
            <text:p>0.0628571429</text:p>
          </table:table-cell>
          <table:table-cell office:value-type="float" office:value="52075.3877022" calcext:value-type="float">
            <text:p>52075.3877022</text:p>
          </table:table-cell>
        </table:table-row>
        <table:table-row table:style-name="ro1">
          <table:table-cell office:value-type="float" office:value="0.0641428571429" calcext:value-type="float">
            <text:p>0.0641428571</text:p>
          </table:table-cell>
          <table:table-cell office:value-type="float" office:value="53422.0134131" calcext:value-type="float">
            <text:p>53422.0134131</text:p>
          </table:table-cell>
        </table:table-row>
        <table:table-row table:style-name="ro1">
          <table:table-cell office:value-type="float" office:value="0.0654285714286" calcext:value-type="float">
            <text:p>0.0654285714</text:p>
          </table:table-cell>
          <table:table-cell office:value-type="float" office:value="54800.6196893" calcext:value-type="float">
            <text:p>54800.6196893</text:p>
          </table:table-cell>
        </table:table-row>
        <table:table-row table:style-name="ro1">
          <table:table-cell office:value-type="float" office:value="0.0667142857143" calcext:value-type="float">
            <text:p>0.0667142857</text:p>
          </table:table-cell>
          <table:table-cell office:value-type="float" office:value="56214.2031353" calcext:value-type="float">
            <text:p>56214.2031353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57663.0505154" calcext:value-type="float">
            <text:p>57663.0505154</text:p>
          </table:table-cell>
        </table:table-row>
        <table:table-row table:style-name="ro1">
          <table:table-cell office:value-type="float" office:value="0.0692857142857" calcext:value-type="float">
            <text:p>0.0692857143</text:p>
          </table:table-cell>
          <table:table-cell office:value-type="float" office:value="59146.4867665" calcext:value-type="float">
            <text:p>59146.4867665</text:p>
          </table:table-cell>
        </table:table-row>
        <table:table-row table:style-name="ro1">
          <table:table-cell office:value-type="float" office:value="0.0705714285714" calcext:value-type="float">
            <text:p>0.0705714286</text:p>
          </table:table-cell>
          <table:table-cell office:value-type="float" office:value="60664.7046195" calcext:value-type="float">
            <text:p>60664.7046195</text:p>
          </table:table-cell>
        </table:table-row>
        <table:table-row table:style-name="ro1">
          <table:table-cell office:value-type="float" office:value="0.0718571428571" calcext:value-type="float">
            <text:p>0.0718571429</text:p>
          </table:table-cell>
          <table:table-cell office:value-type="float" office:value="62215.6924405" calcext:value-type="float">
            <text:p>62215.6924405</text:p>
          </table:table-cell>
        </table:table-row>
        <table:table-row table:style-name="ro1">
          <table:table-cell office:value-type="float" office:value="0.0731428571429" calcext:value-type="float">
            <text:p>0.0731428571</text:p>
          </table:table-cell>
          <table:table-cell office:value-type="float" office:value="63797.2786259" calcext:value-type="float">
            <text:p>63797.2786259</text:p>
          </table:table-cell>
        </table:table-row>
        <table:table-row table:style-name="ro1">
          <table:table-cell office:value-type="float" office:value="0.0744285714286" calcext:value-type="float">
            <text:p>0.0744285714</text:p>
          </table:table-cell>
          <table:table-cell office:value-type="float" office:value="65407.1686535" calcext:value-type="float">
            <text:p>65407.1686535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65924.9197726" calcext:value-type="float">
            <text:p>65924.9197726</text:p>
          </table:table-cell>
        </table:table-row>
        <table:table-row table:style-name="ro1">
          <table:table-cell office:value-type="float" office:value="0.0762857142857" calcext:value-type="float">
            <text:p>0.0762857143</text:p>
          </table:table-cell>
          <table:table-cell office:value-type="float" office:value="67766.2158392" calcext:value-type="float">
            <text:p>67766.2158392</text:p>
          </table:table-cell>
        </table:table-row>
        <table:table-row table:style-name="ro1">
          <table:table-cell office:value-type="float" office:value="0.0775714285714" calcext:value-type="float">
            <text:p>0.0775714286</text:p>
          </table:table-cell>
          <table:table-cell office:value-type="float" office:value="69435.9538224" calcext:value-type="float">
            <text:p>69435.9538224</text:p>
          </table:table-cell>
        </table:table-row>
        <table:table-row table:style-name="ro1">
          <table:table-cell office:value-type="float" office:value="0.0788571428571" calcext:value-type="float">
            <text:p>0.0788571429</text:p>
          </table:table-cell>
          <table:table-cell office:value-type="float" office:value="71120.1862778" calcext:value-type="float">
            <text:p>71120.1862778</text:p>
          </table:table-cell>
        </table:table-row>
        <table:table-row table:style-name="ro1">
          <table:table-cell office:value-type="float" office:value="0.0801428571429" calcext:value-type="float">
            <text:p>0.0801428571</text:p>
          </table:table-cell>
          <table:table-cell office:value-type="float" office:value="72827.365501" calcext:value-type="float">
            <text:p>72827.365501</text:p>
          </table:table-cell>
        </table:table-row>
        <table:table-row table:style-name="ro1">
          <table:table-cell office:value-type="float" office:value="0.0814285714286" calcext:value-type="float">
            <text:p>0.0814285714</text:p>
          </table:table-cell>
          <table:table-cell office:value-type="float" office:value="74551.4838764" calcext:value-type="float">
            <text:p>74551.4838764</text:p>
          </table:table-cell>
        </table:table-row>
        <table:table-row table:style-name="ro1">
          <table:table-cell office:value-type="float" office:value="0.0827142857143" calcext:value-type="float">
            <text:p>0.0827142857</text:p>
          </table:table-cell>
          <table:table-cell office:value-type="float" office:value="76289.7577862" calcext:value-type="float">
            <text:p>76289.7577862</text:p>
          </table:table-cell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78040.8944505" calcext:value-type="float">
            <text:p>78040.8944505</text:p>
          </table:table-cell>
        </table:table-row>
        <table:table-row table:style-name="ro1">
          <table:table-cell office:value-type="float" office:value="0.0852857142857" calcext:value-type="float">
            <text:p>0.0852857143</text:p>
          </table:table-cell>
          <table:table-cell office:value-type="float" office:value="79804.1316546" calcext:value-type="float">
            <text:p>79804.1316546</text:p>
          </table:table-cell>
        </table:table-row>
        <table:table-row table:style-name="ro1">
          <table:table-cell office:value-type="float" office:value="0.0865714285714" calcext:value-type="float">
            <text:p>0.0865714286</text:p>
          </table:table-cell>
          <table:table-cell office:value-type="float" office:value="81579.2358733" calcext:value-type="float">
            <text:p>81579.2358733</text:p>
          </table:table-cell>
        </table:table-row>
        <table:table-row table:style-name="ro1">
          <table:table-cell office:value-type="float" office:value="0.0878571428571" calcext:value-type="float">
            <text:p>0.0878571429</text:p>
          </table:table-cell>
          <table:table-cell office:value-type="float" office:value="83369.7224618" calcext:value-type="float">
            <text:p>83369.7224618</text:p>
          </table:table-cell>
        </table:table-row>
        <table:table-row table:style-name="ro1">
          <table:table-cell office:value-type="float" office:value="0.0891428571429" calcext:value-type="float">
            <text:p>0.0891428571</text:p>
          </table:table-cell>
          <table:table-cell office:value-type="float" office:value="85175.0536455" calcext:value-type="float">
            <text:p>85175.0536455</text:p>
          </table:table-cell>
        </table:table-row>
        <table:table-row table:style-name="ro1">
          <table:table-cell office:value-type="float" office:value="0.0904285714286" calcext:value-type="float">
            <text:p>0.0904285714</text:p>
          </table:table-cell>
          <table:table-cell office:value-type="float" office:value="86993.6309863" calcext:value-type="float">
            <text:p>86993.6309863</text:p>
          </table:table-cell>
        </table:table-row>
        <table:table-row table:style-name="ro1">
          <table:table-cell office:value-type="float" office:value="0.0917142857143" calcext:value-type="float">
            <text:p>0.0917142857</text:p>
          </table:table-cell>
          <table:table-cell office:value-type="float" office:value="88825.477296" calcext:value-type="float">
            <text:p>88825.477296</text:p>
          </table:table-cell>
        </table:table-row>
        <table:table-row table:style-name="ro1">
          <table:table-cell office:value-type="float" office:value="0.093" calcext:value-type="float">
            <text:p>0.093</text:p>
          </table:table-cell>
          <table:table-cell office:value-type="float" office:value="90669.2217521" calcext:value-type="float">
            <text:p>90669.2217521</text:p>
          </table:table-cell>
        </table:table-row>
        <table:table-row table:style-name="ro1">
          <table:table-cell office:value-type="float" office:value="0.0942857142857" calcext:value-type="float">
            <text:p>0.0942857143</text:p>
          </table:table-cell>
          <table:table-cell office:value-type="float" office:value="92522.1865455" calcext:value-type="float">
            <text:p>92522.1865455</text:p>
          </table:table-cell>
        </table:table-row>
        <table:table-row table:style-name="ro1">
          <table:table-cell office:value-type="float" office:value="0.0955714285714" calcext:value-type="float">
            <text:p>0.0955714286</text:p>
          </table:table-cell>
          <table:table-cell office:value-type="float" office:value="94381.5992058" calcext:value-type="float">
            <text:p>94381.5992058</text:p>
          </table:table-cell>
        </table:table-row>
        <table:table-row table:style-name="ro1">
          <table:table-cell office:value-type="float" office:value="0.0968571428571" calcext:value-type="float">
            <text:p>0.0968571429</text:p>
          </table:table-cell>
          <table:table-cell office:value-type="float" office:value="96244.6528409" calcext:value-type="float">
            <text:p>96244.6528409</text:p>
          </table:table-cell>
        </table:table-row>
        <table:table-row table:style-name="ro1">
          <table:table-cell office:value-type="float" office:value="0.0981428571429" calcext:value-type="float">
            <text:p>0.0981428571</text:p>
          </table:table-cell>
          <table:table-cell office:value-type="float" office:value="98108.5778494" calcext:value-type="float">
            <text:p>98108.5778494</text:p>
          </table:table-cell>
        </table:table-row>
        <table:table-row table:style-name="ro1">
          <table:table-cell office:value-type="float" office:value="0.0994285714286" calcext:value-type="float">
            <text:p>0.0994285714</text:p>
          </table:table-cell>
          <table:table-cell office:value-type="float" office:value="99970.7198047" calcext:value-type="float">
            <text:p>99970.719804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0609.118572" calcext:value-type="float">
            <text:p>100609.118572</text:p>
          </table:table-cell>
        </table:table-row>
        <table:table-row table:style-name="ro1">
          <table:table-cell office:value-type="float" office:value="0.101285714286" calcext:value-type="float">
            <text:p>0.1012857143</text:p>
          </table:table-cell>
          <table:table-cell office:value-type="float" office:value="102633.009967" calcext:value-type="float">
            <text:p>102633.009967</text:p>
          </table:table-cell>
        </table:table-row>
        <table:table-row table:style-name="ro1">
          <table:table-cell office:value-type="float" office:value="0.102571428571" calcext:value-type="float">
            <text:p>0.1025714286</text:p>
          </table:table-cell>
          <table:table-cell office:value-type="float" office:value="104480.842713" calcext:value-type="float">
            <text:p>104480.842713</text:p>
          </table:table-cell>
        </table:table-row>
        <table:table-row table:style-name="ro1">
          <table:table-cell office:value-type="float" office:value="0.103857142857" calcext:value-type="float">
            <text:p>0.1038571429</text:p>
          </table:table-cell>
          <table:table-cell office:value-type="float" office:value="106315.999264" calcext:value-type="float">
            <text:p>106315.999264</text:p>
          </table:table-cell>
        </table:table-row>
        <table:table-row table:style-name="ro1">
          <table:table-cell office:value-type="float" office:value="0.105142857143" calcext:value-type="float">
            <text:p>0.1051428571</text:p>
          </table:table-cell>
          <table:table-cell office:value-type="float" office:value="108145.615893" calcext:value-type="float">
            <text:p>108145.615893</text:p>
          </table:table-cell>
        </table:table-row>
        <table:table-row table:style-name="ro1">
          <table:table-cell office:value-type="float" office:value="0.106428571429" calcext:value-type="float">
            <text:p>0.1064285714</text:p>
          </table:table-cell>
          <table:table-cell office:value-type="float" office:value="109965.540719" calcext:value-type="float">
            <text:p>109965.540719</text:p>
          </table:table-cell>
        </table:table-row>
        <table:table-row table:style-name="ro1">
          <table:table-cell office:value-type="float" office:value="0.107714285714" calcext:value-type="float">
            <text:p>0.1077142857</text:p>
          </table:table-cell>
          <table:table-cell office:value-type="float" office:value="111775.961249" calcext:value-type="float">
            <text:p>111775.961249</text:p>
          </table:table-cell>
        </table:table-row>
        <table:table-row table:style-name="ro1">
          <table:table-cell office:value-type="float" office:value="0.109" calcext:value-type="float">
            <text:p>0.109</text:p>
          </table:table-cell>
          <table:table-cell office:value-type="float" office:value="113580.611797" calcext:value-type="float">
            <text:p>113580.611797</text:p>
          </table:table-cell>
        </table:table-row>
        <table:table-row table:style-name="ro1">
          <table:table-cell office:value-type="float" office:value="0.110285714286" calcext:value-type="float">
            <text:p>0.1102857143</text:p>
          </table:table-cell>
          <table:table-cell office:value-type="float" office:value="115377.888201" calcext:value-type="float">
            <text:p>115377.888201</text:p>
          </table:table-cell>
        </table:table-row>
        <table:table-row table:style-name="ro1">
          <table:table-cell office:value-type="float" office:value="0.111571428571" calcext:value-type="float">
            <text:p>0.1115714286</text:p>
          </table:table-cell>
          <table:table-cell office:value-type="float" office:value="117166.27998" calcext:value-type="float">
            <text:p>117166.27998</text:p>
          </table:table-cell>
        </table:table-row>
        <table:table-row table:style-name="ro1">
          <table:table-cell office:value-type="float" office:value="0.112857142857" calcext:value-type="float">
            <text:p>0.1128571429</text:p>
          </table:table-cell>
          <table:table-cell office:value-type="float" office:value="118945.820767" calcext:value-type="float">
            <text:p>118945.820767</text:p>
          </table:table-cell>
        </table:table-row>
        <table:table-row table:style-name="ro1">
          <table:table-cell office:value-type="float" office:value="0.114142857143" calcext:value-type="float">
            <text:p>0.1141428571</text:p>
          </table:table-cell>
          <table:table-cell office:value-type="float" office:value="120715.586859" calcext:value-type="float">
            <text:p>120715.586859</text:p>
          </table:table-cell>
        </table:table-row>
        <table:table-row table:style-name="ro1">
          <table:table-cell office:value-type="float" office:value="0.115428571429" calcext:value-type="float">
            <text:p>0.1154285714</text:p>
          </table:table-cell>
          <table:table-cell office:value-type="float" office:value="122472.711902" calcext:value-type="float">
            <text:p>122472.711902</text:p>
          </table:table-cell>
        </table:table-row>
        <table:table-row table:style-name="ro1">
          <table:table-cell office:value-type="float" office:value="0.116714285714" calcext:value-type="float">
            <text:p>0.1167142857</text:p>
          </table:table-cell>
          <table:table-cell office:value-type="float" office:value="124214.295716" calcext:value-type="float">
            <text:p>124214.295716</text:p>
          </table:table-cell>
        </table:table-row>
        <table:table-row table:style-name="ro1">
          <table:table-cell office:value-type="float" office:value="0.118" calcext:value-type="float">
            <text:p>0.118</text:p>
          </table:table-cell>
          <table:table-cell office:value-type="float" office:value="125937.466123" calcext:value-type="float">
            <text:p>125937.466123</text:p>
          </table:table-cell>
        </table:table-row>
        <table:table-row table:style-name="ro1">
          <table:table-cell office:value-type="float" office:value="0.119285714286" calcext:value-type="float">
            <text:p>0.1192857143</text:p>
          </table:table-cell>
          <table:table-cell office:value-type="float" office:value="127639.440927" calcext:value-type="float">
            <text:p>127639.440927</text:p>
          </table:table-cell>
        </table:table-row>
        <table:table-row table:style-name="ro1">
          <table:table-cell office:value-type="float" office:value="0.120571428571" calcext:value-type="float">
            <text:p>0.1205714286</text:p>
          </table:table-cell>
          <table:table-cell office:value-type="float" office:value="129317.619845" calcext:value-type="float">
            <text:p>129317.619845</text:p>
          </table:table-cell>
        </table:table-row>
        <table:table-row table:style-name="ro1">
          <table:table-cell office:value-type="float" office:value="0.121857142857" calcext:value-type="float">
            <text:p>0.1218571429</text:p>
          </table:table-cell>
          <table:table-cell office:value-type="float" office:value="130969.680244" calcext:value-type="float">
            <text:p>130969.680244</text:p>
          </table:table-cell>
        </table:table-row>
        <table:table-row table:style-name="ro1">
          <table:table-cell office:value-type="float" office:value="0.123142857143" calcext:value-type="float">
            <text:p>0.1231428571</text:p>
          </table:table-cell>
          <table:table-cell office:value-type="float" office:value="132593.6744" calcext:value-type="float">
            <text:p>132593.6744</text:p>
          </table:table-cell>
        </table:table-row>
        <table:table-row table:style-name="ro1">
          <table:table-cell office:value-type="float" office:value="0.124428571429" calcext:value-type="float">
            <text:p>0.1244285714</text:p>
          </table:table-cell>
          <table:table-cell office:value-type="float" office:value="134188.145796" calcext:value-type="float">
            <text:p>134188.145796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134765.358241" calcext:value-type="float">
            <text:p>134765.358241</text:p>
          </table:table-cell>
        </table:table-row>
        <table:table-row table:style-name="ro1">
          <table:table-cell office:value-type="float" office:value="0.126285714286" calcext:value-type="float">
            <text:p>0.1262857143</text:p>
          </table:table-cell>
          <table:table-cell office:value-type="float" office:value="136416.626536" calcext:value-type="float">
            <text:p>136416.626536</text:p>
          </table:table-cell>
        </table:table-row>
        <table:table-row table:style-name="ro1">
          <table:table-cell office:value-type="float" office:value="0.127571428571" calcext:value-type="float">
            <text:p>0.1275714286</text:p>
          </table:table-cell>
          <table:table-cell office:value-type="float" office:value="137936.032453" calcext:value-type="float">
            <text:p>137936.032453</text:p>
          </table:table-cell>
        </table:table-row>
        <table:table-row table:style-name="ro1">
          <table:table-cell office:value-type="float" office:value="0.128857142857" calcext:value-type="float">
            <text:p>0.1288571429</text:p>
          </table:table-cell>
          <table:table-cell office:value-type="float" office:value="139428.258365" calcext:value-type="float">
            <text:p>139428.258365</text:p>
          </table:table-cell>
        </table:table-row>
        <table:table-row table:style-name="ro1">
          <table:table-cell office:value-type="float" office:value="0.130142857143" calcext:value-type="float">
            <text:p>0.1301428571</text:p>
          </table:table-cell>
          <table:table-cell office:value-type="float" office:value="140897.678682" calcext:value-type="float">
            <text:p>140897.678682</text:p>
          </table:table-cell>
        </table:table-row>
        <table:table-row table:style-name="ro1">
          <table:table-cell office:value-type="float" office:value="0.131428571429" calcext:value-type="float">
            <text:p>0.1314285714</text:p>
          </table:table-cell>
          <table:table-cell office:value-type="float" office:value="142340.51049" calcext:value-type="float">
            <text:p>142340.51049</text:p>
          </table:table-cell>
        </table:table-row>
        <table:table-row table:style-name="ro1">
          <table:table-cell office:value-type="float" office:value="0.132714285714" calcext:value-type="float">
            <text:p>0.1327142857</text:p>
          </table:table-cell>
          <table:table-cell office:value-type="float" office:value="143755.041843" calcext:value-type="float">
            <text:p>143755.041843</text:p>
          </table:table-cell>
        </table:table-row>
        <table:table-row table:style-name="ro1">
          <table:table-cell office:value-type="float" office:value="0.134" calcext:value-type="float">
            <text:p>0.134</text:p>
          </table:table-cell>
          <table:table-cell office:value-type="float" office:value="145142.22231" calcext:value-type="float">
            <text:p>145142.22231</text:p>
          </table:table-cell>
        </table:table-row>
        <table:table-row table:style-name="ro1">
          <table:table-cell office:value-type="float" office:value="0.135285714286" calcext:value-type="float">
            <text:p>0.1352857143</text:p>
          </table:table-cell>
          <table:table-cell office:value-type="float" office:value="146501.059559" calcext:value-type="float">
            <text:p>146501.059559</text:p>
          </table:table-cell>
        </table:table-row>
        <table:table-row table:style-name="ro1">
          <table:table-cell office:value-type="float" office:value="0.136571428571" calcext:value-type="float">
            <text:p>0.1365714286</text:p>
          </table:table-cell>
          <table:table-cell office:value-type="float" office:value="147828.974158" calcext:value-type="float">
            <text:p>147828.974158</text:p>
          </table:table-cell>
        </table:table-row>
        <table:table-row table:style-name="ro1">
          <table:table-cell office:value-type="float" office:value="0.137857142857" calcext:value-type="float">
            <text:p>0.1378571429</text:p>
          </table:table-cell>
          <table:table-cell office:value-type="float" office:value="149123.396454" calcext:value-type="float">
            <text:p>149123.396454</text:p>
          </table:table-cell>
        </table:table-row>
        <table:table-row table:style-name="ro1">
          <table:table-cell office:value-type="float" office:value="0.139142857143" calcext:value-type="float">
            <text:p>0.1391428571</text:p>
          </table:table-cell>
          <table:table-cell office:value-type="float" office:value="150381.831078" calcext:value-type="float">
            <text:p>150381.831078</text:p>
          </table:table-cell>
        </table:table-row>
        <table:table-row table:style-name="ro1">
          <table:table-cell office:value-type="float" office:value="0.140428571429" calcext:value-type="float">
            <text:p>0.1404285714</text:p>
          </table:table-cell>
          <table:table-cell office:value-type="float" office:value="151601.947035" calcext:value-type="float">
            <text:p>151601.947035</text:p>
          </table:table-cell>
        </table:table-row>
        <table:table-row table:style-name="ro1">
          <table:table-cell office:value-type="float" office:value="0.141714285714" calcext:value-type="float">
            <text:p>0.1417142857</text:p>
          </table:table-cell>
          <table:table-cell office:value-type="float" office:value="152781.711244" calcext:value-type="float">
            <text:p>152781.711244</text:p>
          </table:table-cell>
        </table:table-row>
        <table:table-row table:style-name="ro1">
          <table:table-cell office:value-type="float" office:value="0.143" calcext:value-type="float">
            <text:p>0.143</text:p>
          </table:table-cell>
          <table:table-cell office:value-type="float" office:value="153919.474078" calcext:value-type="float">
            <text:p>153919.474078</text:p>
          </table:table-cell>
        </table:table-row>
        <table:table-row table:style-name="ro1">
          <table:table-cell office:value-type="float" office:value="0.144285714286" calcext:value-type="float">
            <text:p>0.1442857143</text:p>
          </table:table-cell>
          <table:table-cell office:value-type="float" office:value="155014.064858" calcext:value-type="float">
            <text:p>155014.064858</text:p>
          </table:table-cell>
        </table:table-row>
        <table:table-row table:style-name="ro1">
          <table:table-cell office:value-type="float" office:value="0.145571428571" calcext:value-type="float">
            <text:p>0.1455714286</text:p>
          </table:table-cell>
          <table:table-cell office:value-type="float" office:value="156064.915744" calcext:value-type="float">
            <text:p>156064.915744</text:p>
          </table:table-cell>
        </table:table-row>
        <table:table-row table:style-name="ro1">
          <table:table-cell office:value-type="float" office:value="0.146857142857" calcext:value-type="float">
            <text:p>0.1468571429</text:p>
          </table:table-cell>
          <table:table-cell office:value-type="float" office:value="157072.192828" calcext:value-type="float">
            <text:p>157072.192828</text:p>
          </table:table-cell>
        </table:table-row>
        <table:table-row table:style-name="ro1">
          <table:table-cell office:value-type="float" office:value="0.148142857143" calcext:value-type="float">
            <text:p>0.1481428571</text:p>
          </table:table-cell>
          <table:table-cell office:value-type="float" office:value="158036.910969" calcext:value-type="float">
            <text:p>158036.910969</text:p>
          </table:table-cell>
        </table:table-row>
        <table:table-row table:style-name="ro1">
          <table:table-cell office:value-type="float" office:value="0.149428571429" calcext:value-type="float">
            <text:p>0.1494285714</text:p>
          </table:table-cell>
          <table:table-cell office:value-type="float" office:value="158965.121517" calcext:value-type="float">
            <text:p>158965.121517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59319.185438" calcext:value-type="float">
            <text:p>159319.185438</text:p>
          </table:table-cell>
        </table:table-row>
        <table:table-row table:style-name="ro1">
          <table:table-cell office:value-type="float" office:value="0.151285714286" calcext:value-type="float">
            <text:p>0.1512857143</text:p>
          </table:table-cell>
          <table:table-cell office:value-type="float" office:value="160227.03257" calcext:value-type="float">
            <text:p>160227.03257</text:p>
          </table:table-cell>
        </table:table-row>
        <table:table-row table:style-name="ro1">
          <table:table-cell office:value-type="float" office:value="0.152571428571" calcext:value-type="float">
            <text:p>0.1525714286</text:p>
          </table:table-cell>
          <table:table-cell office:value-type="float" office:value="161063.65795" calcext:value-type="float">
            <text:p>161063.65795</text:p>
          </table:table-cell>
        </table:table-row>
        <table:table-row table:style-name="ro1">
          <table:table-cell office:value-type="float" office:value="0.153857142857" calcext:value-type="float">
            <text:p>0.1538571429</text:p>
          </table:table-cell>
          <table:table-cell office:value-type="float" office:value="161862.660427" calcext:value-type="float">
            <text:p>161862.660427</text:p>
          </table:table-cell>
        </table:table-row>
        <table:table-row table:style-name="ro1">
          <table:table-cell office:value-type="float" office:value="0.155142857143" calcext:value-type="float">
            <text:p>0.1551428571</text:p>
          </table:table-cell>
          <table:table-cell office:value-type="float" office:value="162627.429732" calcext:value-type="float">
            <text:p>162627.429732</text:p>
          </table:table-cell>
        </table:table-row>
        <table:table-row table:style-name="ro1">
          <table:table-cell office:value-type="float" office:value="0.156428571429" calcext:value-type="float">
            <text:p>0.1564285714</text:p>
          </table:table-cell>
          <table:table-cell office:value-type="float" office:value="163355.646451" calcext:value-type="float">
            <text:p>163355.646451</text:p>
          </table:table-cell>
        </table:table-row>
        <table:table-row table:style-name="ro1">
          <table:table-cell office:value-type="float" office:value="0.157714285714" calcext:value-type="float">
            <text:p>0.1577142857</text:p>
          </table:table-cell>
          <table:table-cell office:value-type="float" office:value="164045.354506" calcext:value-type="float">
            <text:p>164045.354506</text:p>
          </table:table-cell>
        </table:table-row>
        <table:table-row table:style-name="ro1">
          <table:table-cell office:value-type="float" office:value="0.159" calcext:value-type="float">
            <text:p>0.159</text:p>
          </table:table-cell>
          <table:table-cell office:value-type="float" office:value="164694.876044" calcext:value-type="float">
            <text:p>164694.876044</text:p>
          </table:table-cell>
        </table:table-row>
        <table:table-row table:style-name="ro1">
          <table:table-cell office:value-type="float" office:value="0.160285714286" calcext:value-type="float">
            <text:p>0.1602857143</text:p>
          </table:table-cell>
          <table:table-cell office:value-type="float" office:value="165302.706108" calcext:value-type="float">
            <text:p>165302.706108</text:p>
          </table:table-cell>
        </table:table-row>
        <table:table-row table:style-name="ro1">
          <table:table-cell office:value-type="float" office:value="0.161571428571" calcext:value-type="float">
            <text:p>0.1615714286</text:p>
          </table:table-cell>
          <table:table-cell office:value-type="float" office:value="165867.606861" calcext:value-type="float">
            <text:p>165867.606861</text:p>
          </table:table-cell>
        </table:table-row>
        <table:table-row table:style-name="ro1">
          <table:table-cell office:value-type="float" office:value="0.162857142857" calcext:value-type="float">
            <text:p>0.1628571429</text:p>
          </table:table-cell>
          <table:table-cell office:value-type="float" office:value="166388.735391" calcext:value-type="float">
            <text:p>166388.735391</text:p>
          </table:table-cell>
        </table:table-row>
        <table:table-row table:style-name="ro1">
          <table:table-cell office:value-type="float" office:value="0.164142857143" calcext:value-type="float">
            <text:p>0.1641428571</text:p>
          </table:table-cell>
          <table:table-cell office:value-type="float" office:value="166865.74284" calcext:value-type="float">
            <text:p>166865.74284</text:p>
          </table:table-cell>
        </table:table-row>
        <table:table-row table:style-name="ro1">
          <table:table-cell office:value-type="float" office:value="0.165428571429" calcext:value-type="float">
            <text:p>0.1654285714</text:p>
          </table:table-cell>
          <table:table-cell office:value-type="float" office:value="167298.883824" calcext:value-type="float">
            <text:p>167298.883824</text:p>
          </table:table-cell>
        </table:table-row>
        <table:table-row table:style-name="ro1">
          <table:table-cell office:value-type="float" office:value="0.166714285714" calcext:value-type="float">
            <text:p>0.1667142857</text:p>
          </table:table-cell>
          <table:table-cell office:value-type="float" office:value="167689.188705" calcext:value-type="float">
            <text:p>167689.188705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168038.595692" calcext:value-type="float">
            <text:p>168038.595692</text:p>
          </table:table-cell>
        </table:table-row>
        <table:table-row table:style-name="ro1">
          <table:table-cell office:value-type="float" office:value="0.169285714286" calcext:value-type="float">
            <text:p>0.1692857143</text:p>
          </table:table-cell>
          <table:table-cell office:value-type="float" office:value="168353.037924" calcext:value-type="float">
            <text:p>168353.037924</text:p>
          </table:table-cell>
        </table:table-row>
        <table:table-row table:style-name="ro1">
          <table:table-cell office:value-type="float" office:value="0.170571428571" calcext:value-type="float">
            <text:p>0.1705714286</text:p>
          </table:table-cell>
          <table:table-cell office:value-type="float" office:value="168635.723319" calcext:value-type="float">
            <text:p>168635.723319</text:p>
          </table:table-cell>
        </table:table-row>
        <table:table-row table:style-name="ro1">
          <table:table-cell office:value-type="float" office:value="0.171857142857" calcext:value-type="float">
            <text:p>0.1718571429</text:p>
          </table:table-cell>
          <table:table-cell office:value-type="float" office:value="168887.01353" calcext:value-type="float">
            <text:p>168887.01353</text:p>
          </table:table-cell>
        </table:table-row>
        <table:table-row table:style-name="ro1">
          <table:table-cell office:value-type="float" office:value="0.173142857143" calcext:value-type="float">
            <text:p>0.1731428571</text:p>
          </table:table-cell>
          <table:table-cell office:value-type="float" office:value="169107.48283" calcext:value-type="float">
            <text:p>169107.48283</text:p>
          </table:table-cell>
        </table:table-row>
        <table:table-row table:style-name="ro1">
          <table:table-cell office:value-type="float" office:value="0.174428571429" calcext:value-type="float">
            <text:p>0.1744285714</text:p>
          </table:table-cell>
          <table:table-cell office:value-type="float" office:value="169298.127689" calcext:value-type="float">
            <text:p>169298.127689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169371.007727" calcext:value-type="float">
            <text:p>169371.007727</text:p>
          </table:table-cell>
        </table:table-row>
        <table:table-row table:style-name="ro1">
          <table:table-cell office:value-type="float" office:value="0.176285714286" calcext:value-type="float">
            <text:p>0.1762857143</text:p>
          </table:table-cell>
          <table:table-cell office:value-type="float" office:value="169525.466217" calcext:value-type="float">
            <text:p>169525.466217</text:p>
          </table:table-cell>
        </table:table-row>
        <table:table-row table:style-name="ro1">
          <table:table-cell office:value-type="float" office:value="0.177571428571" calcext:value-type="float">
            <text:p>0.1775714286</text:p>
          </table:table-cell>
          <table:table-cell office:value-type="float" office:value="169655.135355" calcext:value-type="float">
            <text:p>169655.135355</text:p>
          </table:table-cell>
        </table:table-row>
        <table:table-row table:style-name="ro1">
          <table:table-cell office:value-type="float" office:value="0.178857142857" calcext:value-type="float">
            <text:p>0.1788571429</text:p>
          </table:table-cell>
          <table:table-cell office:value-type="float" office:value="169761.23773" calcext:value-type="float">
            <text:p>169761.23773</text:p>
          </table:table-cell>
        </table:table-row>
        <table:table-row table:style-name="ro1">
          <table:table-cell office:value-type="float" office:value="0.180142857143" calcext:value-type="float">
            <text:p>0.1801428571</text:p>
          </table:table-cell>
          <table:table-cell office:value-type="float" office:value="169841.793987" calcext:value-type="float">
            <text:p>169841.793987</text:p>
          </table:table-cell>
        </table:table-row>
        <table:table-row table:style-name="ro1">
          <table:table-cell office:value-type="float" office:value="0.181428571429" calcext:value-type="float">
            <text:p>0.1814285714</text:p>
          </table:table-cell>
          <table:table-cell office:value-type="float" office:value="169900.717387" calcext:value-type="float">
            <text:p>169900.717387</text:p>
          </table:table-cell>
        </table:table-row>
        <table:table-row table:style-name="ro1">
          <table:table-cell office:value-type="float" office:value="0.182714285714" calcext:value-type="float">
            <text:p>0.1827142857</text:p>
          </table:table-cell>
          <table:table-cell office:value-type="float" office:value="169941.720666" calcext:value-type="float">
            <text:p>169941.720666</text:p>
          </table:table-cell>
        </table:table-row>
        <table:table-row table:style-name="ro1">
          <table:table-cell office:value-type="float" office:value="0.184" calcext:value-type="float">
            <text:p>0.184</text:p>
          </table:table-cell>
          <table:table-cell office:value-type="float" office:value="169968.058123" calcext:value-type="float">
            <text:p>169968.058123</text:p>
          </table:table-cell>
        </table:table-row>
        <table:table-row table:style-name="ro1">
          <table:table-cell office:value-type="float" office:value="0.185285714286" calcext:value-type="float">
            <text:p>0.1852857143</text:p>
          </table:table-cell>
          <table:table-cell office:value-type="float" office:value="169982.420635" calcext:value-type="float">
            <text:p>169982.420635</text:p>
          </table:table-cell>
        </table:table-row>
        <table:table-row table:style-name="ro1">
          <table:table-cell office:value-type="float" office:value="0.186571428571" calcext:value-type="float">
            <text:p>0.1865714286</text:p>
          </table:table-cell>
          <table:table-cell office:value-type="float" office:value="169987.072136" calcext:value-type="float">
            <text:p>169987.072136</text:p>
          </table:table-cell>
        </table:table-row>
        <table:table-row table:style-name="ro1">
          <table:table-cell office:value-type="float" office:value="0.187857142857" calcext:value-type="float">
            <text:p>0.1878571429</text:p>
          </table:table-cell>
          <table:table-cell office:value-type="float" office:value="169984.272634" calcext:value-type="float">
            <text:p>169984.272634</text:p>
          </table:table-cell>
        </table:table-row>
        <table:table-row table:style-name="ro1">
          <table:table-cell office:value-type="float" office:value="0.189142857143" calcext:value-type="float">
            <text:p>0.1891428571</text:p>
          </table:table-cell>
          <table:table-cell office:value-type="float" office:value="169978.327878" calcext:value-type="float">
            <text:p>169978.327878</text:p>
          </table:table-cell>
        </table:table-row>
        <table:table-row table:style-name="ro1">
          <table:table-cell office:value-type="float" office:value="0.190428571429" calcext:value-type="float">
            <text:p>0.1904285714</text:p>
          </table:table-cell>
          <table:table-cell office:value-type="float" office:value="169973.8236" calcext:value-type="float">
            <text:p>169973.8236</text:p>
          </table:table-cell>
        </table:table-row>
        <table:table-row table:style-name="ro1">
          <table:table-cell office:value-type="float" office:value="0.191714285714" calcext:value-type="float">
            <text:p>0.1917142857</text:p>
          </table:table-cell>
          <table:table-cell office:value-type="float" office:value="169970.157777" calcext:value-type="float">
            <text:p>169970.157777</text:p>
          </table:table-cell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169966.866475" calcext:value-type="float">
            <text:p>169966.866475</text:p>
          </table:table-cell>
        </table:table-row>
        <table:table-row table:style-name="ro1">
          <table:table-cell office:value-type="float" office:value="0.194285714286" calcext:value-type="float">
            <text:p>0.1942857143</text:p>
          </table:table-cell>
          <table:table-cell office:value-type="float" office:value="169963.767772" calcext:value-type="float">
            <text:p>169963.767772</text:p>
          </table:table-cell>
        </table:table-row>
        <table:table-row table:style-name="ro1">
          <table:table-cell office:value-type="float" office:value="0.195571428571" calcext:value-type="float">
            <text:p>0.1955714286</text:p>
          </table:table-cell>
          <table:table-cell office:value-type="float" office:value="169962.045845" calcext:value-type="float">
            <text:p>169962.045845</text:p>
          </table:table-cell>
        </table:table-row>
        <table:table-row table:style-name="ro1">
          <table:table-cell office:value-type="float" office:value="0.196857142857" calcext:value-type="float">
            <text:p>0.1968571429</text:p>
          </table:table-cell>
          <table:table-cell office:value-type="float" office:value="169964.197854" calcext:value-type="float">
            <text:p>169964.197854</text:p>
          </table:table-cell>
        </table:table-row>
        <table:table-row table:style-name="ro1">
          <table:table-cell office:value-type="float" office:value="0.198142857143" calcext:value-type="float">
            <text:p>0.1981428571</text:p>
          </table:table-cell>
          <table:table-cell office:value-type="float" office:value="169969.982802" calcext:value-type="float">
            <text:p>169969.982802</text:p>
          </table:table-cell>
        </table:table-row>
        <table:table-row table:style-name="ro1">
          <table:table-cell office:value-type="float" office:value="0.199428571429" calcext:value-type="float">
            <text:p>0.1994285714</text:p>
          </table:table-cell>
          <table:table-cell office:value-type="float" office:value="169977.904232" calcext:value-type="float">
            <text:p>169977.90423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69978.280002" calcext:value-type="float">
            <text:p>169978.280002</text:p>
          </table:table-cell>
        </table:table-row>
        <table:table-row table:style-name="ro1">
          <table:table-cell office:value-type="float" office:value="0.201285714286" calcext:value-type="float">
            <text:p>0.2012857143</text:p>
          </table:table-cell>
          <table:table-cell office:value-type="float" office:value="169987.21233" calcext:value-type="float">
            <text:p>169987.21233</text:p>
          </table:table-cell>
        </table:table-row>
        <table:table-row table:style-name="ro1">
          <table:table-cell office:value-type="float" office:value="0.202571428571" calcext:value-type="float">
            <text:p>0.2025714286</text:p>
          </table:table-cell>
          <table:table-cell office:value-type="float" office:value="169993.818365" calcext:value-type="float">
            <text:p>169993.818365</text:p>
          </table:table-cell>
        </table:table-row>
        <table:table-row table:style-name="ro1">
          <table:table-cell office:value-type="float" office:value="0.203857142857" calcext:value-type="float">
            <text:p>0.2038571429</text:p>
          </table:table-cell>
          <table:table-cell office:value-type="float" office:value="169997.971826" calcext:value-type="float">
            <text:p>169997.971826</text:p>
          </table:table-cell>
        </table:table-row>
        <table:table-row table:style-name="ro1">
          <table:table-cell office:value-type="float" office:value="0.205142857143" calcext:value-type="float">
            <text:p>0.2051428571</text:p>
          </table:table-cell>
          <table:table-cell office:value-type="float" office:value="169999.20902" calcext:value-type="float">
            <text:p>169999.20902</text:p>
          </table:table-cell>
        </table:table-row>
        <table:table-row table:style-name="ro1">
          <table:table-cell office:value-type="float" office:value="0.206428571429" calcext:value-type="float">
            <text:p>0.2064285714</text:p>
          </table:table-cell>
          <table:table-cell office:value-type="float" office:value="169997.644471" calcext:value-type="float">
            <text:p>169997.644471</text:p>
          </table:table-cell>
        </table:table-row>
        <table:table-row table:style-name="ro1">
          <table:table-cell office:value-type="float" office:value="0.207714285714" calcext:value-type="float">
            <text:p>0.2077142857</text:p>
          </table:table-cell>
          <table:table-cell office:value-type="float" office:value="169994.15473" calcext:value-type="float">
            <text:p>169994.15473</text:p>
          </table:table-cell>
        </table:table-row>
        <table:table-row table:style-name="ro1">
          <table:table-cell office:value-type="float" office:value="0.209" calcext:value-type="float">
            <text:p>0.209</text:p>
          </table:table-cell>
          <table:table-cell office:value-type="float" office:value="169991.143248" calcext:value-type="float">
            <text:p>169991.143248</text:p>
          </table:table-cell>
        </table:table-row>
        <table:table-row table:style-name="ro1">
          <table:table-cell office:value-type="float" office:value="0.210285714286" calcext:value-type="float">
            <text:p>0.2102857143</text:p>
          </table:table-cell>
          <table:table-cell office:value-type="float" office:value="169994.957855" calcext:value-type="float">
            <text:p>169994.957855</text:p>
          </table:table-cell>
        </table:table-row>
        <table:table-row table:style-name="ro1">
          <table:table-cell office:value-type="float" office:value="0.211571428571" calcext:value-type="float">
            <text:p>0.2115714286</text:p>
          </table:table-cell>
          <table:table-cell office:value-type="float" office:value="170004.848182" calcext:value-type="float">
            <text:p>170004.848182</text:p>
          </table:table-cell>
        </table:table-row>
        <table:table-row table:style-name="ro1">
          <table:table-cell office:value-type="float" office:value="0.212857142857" calcext:value-type="float">
            <text:p>0.2128571429</text:p>
          </table:table-cell>
          <table:table-cell office:value-type="float" office:value="170020.237314" calcext:value-type="float">
            <text:p>170020.237314</text:p>
          </table:table-cell>
        </table:table-row>
        <table:table-row table:style-name="ro1">
          <table:table-cell office:value-type="float" office:value="0.214142857143" calcext:value-type="float">
            <text:p>0.2141428571</text:p>
          </table:table-cell>
          <table:table-cell office:value-type="float" office:value="170040.800629" calcext:value-type="float">
            <text:p>170040.800629</text:p>
          </table:table-cell>
        </table:table-row>
        <table:table-row table:style-name="ro1">
          <table:table-cell office:value-type="float" office:value="0.215428571429" calcext:value-type="float">
            <text:p>0.2154285714</text:p>
          </table:table-cell>
          <table:table-cell office:value-type="float" office:value="170066.542382" calcext:value-type="float">
            <text:p>170066.542382</text:p>
          </table:table-cell>
        </table:table-row>
        <table:table-row table:style-name="ro1">
          <table:table-cell office:value-type="float" office:value="0.216714285714" calcext:value-type="float">
            <text:p>0.2167142857</text:p>
          </table:table-cell>
          <table:table-cell office:value-type="float" office:value="170100.49659" calcext:value-type="float">
            <text:p>170100.49659</text:p>
          </table:table-cell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170142.159307" calcext:value-type="float">
            <text:p>170142.159307</text:p>
          </table:table-cell>
        </table:table-row>
        <table:table-row table:style-name="ro1">
          <table:table-cell office:value-type="float" office:value="0.219285714286" calcext:value-type="float">
            <text:p>0.2192857143</text:p>
          </table:table-cell>
          <table:table-cell office:value-type="float" office:value="170189.720952" calcext:value-type="float">
            <text:p>170189.720952</text:p>
          </table:table-cell>
        </table:table-row>
        <table:table-row table:style-name="ro1">
          <table:table-cell office:value-type="float" office:value="0.220571428571" calcext:value-type="float">
            <text:p>0.2205714286</text:p>
          </table:table-cell>
          <table:table-cell office:value-type="float" office:value="170241.470475" calcext:value-type="float">
            <text:p>170241.470475</text:p>
          </table:table-cell>
        </table:table-row>
        <table:table-row table:style-name="ro1">
          <table:table-cell office:value-type="float" office:value="0.221857142857" calcext:value-type="float">
            <text:p>0.2218571429</text:p>
          </table:table-cell>
          <table:table-cell office:value-type="float" office:value="170295.865382" calcext:value-type="float">
            <text:p>170295.865382</text:p>
          </table:table-cell>
        </table:table-row>
        <table:table-row table:style-name="ro1">
          <table:table-cell office:value-type="float" office:value="0.223142857143" calcext:value-type="float">
            <text:p>0.2231428571</text:p>
          </table:table-cell>
          <table:table-cell office:value-type="float" office:value="170351.560224" calcext:value-type="float">
            <text:p>170351.560224</text:p>
          </table:table-cell>
        </table:table-row>
        <table:table-row table:style-name="ro1">
          <table:table-cell office:value-type="float" office:value="0.224428571429" calcext:value-type="float">
            <text:p>0.2244285714</text:p>
          </table:table-cell>
          <table:table-cell office:value-type="float" office:value="170407.486713" calcext:value-type="float">
            <text:p>170407.486713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170421.326967" calcext:value-type="float">
            <text:p>170421.326967</text:p>
          </table:table-cell>
        </table:table-row>
        <table:table-row table:style-name="ro1">
          <table:table-cell office:value-type="float" office:value="0.226285714286" calcext:value-type="float">
            <text:p>0.2262857143</text:p>
          </table:table-cell>
          <table:table-cell office:value-type="float" office:value="170484.008075" calcext:value-type="float">
            <text:p>170484.008075</text:p>
          </table:table-cell>
        </table:table-row>
        <table:table-row table:style-name="ro1">
          <table:table-cell office:value-type="float" office:value="0.227571428571" calcext:value-type="float">
            <text:p>0.2275714286</text:p>
          </table:table-cell>
          <table:table-cell office:value-type="float" office:value="170539.489306" calcext:value-type="float">
            <text:p>170539.489306</text:p>
          </table:table-cell>
        </table:table-row>
        <table:table-row table:style-name="ro1">
          <table:table-cell office:value-type="float" office:value="0.228857142857" calcext:value-type="float">
            <text:p>0.2288571429</text:p>
          </table:table-cell>
          <table:table-cell office:value-type="float" office:value="170596.469991" calcext:value-type="float">
            <text:p>170596.469991</text:p>
          </table:table-cell>
        </table:table-row>
        <table:table-row table:style-name="ro1">
          <table:table-cell office:value-type="float" office:value="0.230142857143" calcext:value-type="float">
            <text:p>0.2301428571</text:p>
          </table:table-cell>
          <table:table-cell office:value-type="float" office:value="170662.393998" calcext:value-type="float">
            <text:p>170662.393998</text:p>
          </table:table-cell>
        </table:table-row>
        <table:table-row table:style-name="ro1">
          <table:table-cell office:value-type="float" office:value="0.231428571429" calcext:value-type="float">
            <text:p>0.2314285714</text:p>
          </table:table-cell>
          <table:table-cell office:value-type="float" office:value="170736.913917" calcext:value-type="float">
            <text:p>170736.913917</text:p>
          </table:table-cell>
        </table:table-row>
        <table:table-row table:style-name="ro1">
          <table:table-cell office:value-type="float" office:value="0.232714285714" calcext:value-type="float">
            <text:p>0.2327142857</text:p>
          </table:table-cell>
          <table:table-cell office:value-type="float" office:value="170819.131184" calcext:value-type="float">
            <text:p>170819.131184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170908.281758" calcext:value-type="float">
            <text:p>170908.281758</text:p>
          </table:table-cell>
        </table:table-row>
        <table:table-row table:style-name="ro1">
          <table:table-cell office:value-type="float" office:value="0.235285714286" calcext:value-type="float">
            <text:p>0.2352857143</text:p>
          </table:table-cell>
          <table:table-cell office:value-type="float" office:value="171003.875572" calcext:value-type="float">
            <text:p>171003.875572</text:p>
          </table:table-cell>
        </table:table-row>
        <table:table-row table:style-name="ro1">
          <table:table-cell office:value-type="float" office:value="0.236571428571" calcext:value-type="float">
            <text:p>0.2365714286</text:p>
          </table:table-cell>
          <table:table-cell office:value-type="float" office:value="171107.026287" calcext:value-type="float">
            <text:p>171107.026287</text:p>
          </table:table-cell>
        </table:table-row>
        <table:table-row table:style-name="ro1">
          <table:table-cell office:value-type="float" office:value="0.237857142857" calcext:value-type="float">
            <text:p>0.2378571429</text:p>
          </table:table-cell>
          <table:table-cell office:value-type="float" office:value="171219.743749" calcext:value-type="float">
            <text:p>171219.743749</text:p>
          </table:table-cell>
        </table:table-row>
        <table:table-row table:style-name="ro1">
          <table:table-cell office:value-type="float" office:value="0.239142857143" calcext:value-type="float">
            <text:p>0.2391428571</text:p>
          </table:table-cell>
          <table:table-cell office:value-type="float" office:value="171340.01707" calcext:value-type="float">
            <text:p>171340.01707</text:p>
          </table:table-cell>
        </table:table-row>
        <table:table-row table:style-name="ro1">
          <table:table-cell office:value-type="float" office:value="0.240428571429" calcext:value-type="float">
            <text:p>0.2404285714</text:p>
          </table:table-cell>
          <table:table-cell office:value-type="float" office:value="171465.838741" calcext:value-type="float">
            <text:p>171465.838741</text:p>
          </table:table-cell>
        </table:table-row>
        <table:table-row table:style-name="ro1">
          <table:table-cell office:value-type="float" office:value="0.241714285714" calcext:value-type="float">
            <text:p>0.2417142857</text:p>
          </table:table-cell>
          <table:table-cell office:value-type="float" office:value="171595.286418" calcext:value-type="float">
            <text:p>171595.286418</text:p>
          </table:table-cell>
        </table:table-row>
        <table:table-row table:style-name="ro1">
          <table:table-cell office:value-type="float" office:value="0.243" calcext:value-type="float">
            <text:p>0.243</text:p>
          </table:table-cell>
          <table:table-cell office:value-type="float" office:value="171726.662391" calcext:value-type="float">
            <text:p>171726.662391</text:p>
          </table:table-cell>
        </table:table-row>
        <table:table-row table:style-name="ro1">
          <table:table-cell office:value-type="float" office:value="0.244285714286" calcext:value-type="float">
            <text:p>0.2442857143</text:p>
          </table:table-cell>
          <table:table-cell office:value-type="float" office:value="171858.69057" calcext:value-type="float">
            <text:p>171858.69057</text:p>
          </table:table-cell>
        </table:table-row>
        <table:table-row table:style-name="ro1">
          <table:table-cell office:value-type="float" office:value="0.245571428571" calcext:value-type="float">
            <text:p>0.2455714286</text:p>
          </table:table-cell>
          <table:table-cell office:value-type="float" office:value="171990.69037" calcext:value-type="float">
            <text:p>171990.69037</text:p>
          </table:table-cell>
        </table:table-row>
        <table:table-row table:style-name="ro1">
          <table:table-cell office:value-type="float" office:value="0.246857142857" calcext:value-type="float">
            <text:p>0.2468571429</text:p>
          </table:table-cell>
          <table:table-cell office:value-type="float" office:value="172122.632353" calcext:value-type="float">
            <text:p>172122.632353</text:p>
          </table:table-cell>
        </table:table-row>
        <table:table-row table:style-name="ro1">
          <table:table-cell office:value-type="float" office:value="0.248142857143" calcext:value-type="float">
            <text:p>0.2481428571</text:p>
          </table:table-cell>
          <table:table-cell office:value-type="float" office:value="172255.119875" calcext:value-type="float">
            <text:p>172255.119875</text:p>
          </table:table-cell>
        </table:table-row>
        <table:table-row table:style-name="ro1">
          <table:table-cell office:value-type="float" office:value="0.249428571429" calcext:value-type="float">
            <text:p>0.2494285714</text:p>
          </table:table-cell>
          <table:table-cell office:value-type="float" office:value="172390.992686" calcext:value-type="float">
            <text:p>172390.99268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72434.907543" calcext:value-type="float">
            <text:p>172434.907543</text:p>
          </table:table-cell>
        </table:table-row>
        <table:table-row table:style-name="ro1">
          <table:table-cell office:value-type="float" office:value="0.251285714286" calcext:value-type="float">
            <text:p>0.2512857143</text:p>
          </table:table-cell>
          <table:table-cell office:value-type="float" office:value="172596.198072" calcext:value-type="float">
            <text:p>172596.198072</text:p>
          </table:table-cell>
        </table:table-row>
        <table:table-row table:style-name="ro1">
          <table:table-cell office:value-type="float" office:value="0.252571428571" calcext:value-type="float">
            <text:p>0.2525714286</text:p>
          </table:table-cell>
          <table:table-cell office:value-type="float" office:value="22683.3416107" calcext:value-type="float">
            <text:p>22683.3416107</text:p>
          </table:table-cell>
        </table:table-row>
        <table:table-row table:style-name="ro1">
          <table:table-cell office:value-type="float" office:value="0.253857142857" calcext:value-type="float">
            <text:p>0.2538571429</text:p>
          </table:table-cell>
          <table:table-cell office:value-type="float" office:value="27013.4453273" calcext:value-type="float">
            <text:p>27013.4453273</text:p>
          </table:table-cell>
        </table:table-row>
        <table:table-row table:style-name="ro1">
          <table:table-cell office:value-type="float" office:value="0.255142857143" calcext:value-type="float">
            <text:p>0.2551428571</text:p>
          </table:table-cell>
          <table:table-cell office:value-type="float" office:value="31162.6357998" calcext:value-type="float">
            <text:p>31162.6357998</text:p>
          </table:table-cell>
        </table:table-row>
        <table:table-row table:style-name="ro1">
          <table:table-cell office:value-type="float" office:value="0.256428571429" calcext:value-type="float">
            <text:p>0.2564285714</text:p>
          </table:table-cell>
          <table:table-cell office:value-type="float" office:value="34751.0282159" calcext:value-type="float">
            <text:p>34751.0282159</text:p>
          </table:table-cell>
        </table:table-row>
        <table:table-row table:style-name="ro1">
          <table:table-cell office:value-type="float" office:value="0.257714285714" calcext:value-type="float">
            <text:p>0.2577142857</text:p>
          </table:table-cell>
          <table:table-cell office:value-type="float" office:value="38822.3505874" calcext:value-type="float">
            <text:p>38822.3505874</text:p>
          </table:table-cell>
        </table:table-row>
        <table:table-row table:style-name="ro1">
          <table:table-cell office:value-type="float" office:value="0.259" calcext:value-type="float">
            <text:p>0.259</text:p>
          </table:table-cell>
          <table:table-cell office:value-type="float" office:value="45293.5118735" calcext:value-type="float">
            <text:p>45293.5118735</text:p>
          </table:table-cell>
        </table:table-row>
        <table:table-row table:style-name="ro1">
          <table:table-cell office:value-type="float" office:value="0.260285714286" calcext:value-type="float">
            <text:p>0.2602857143</text:p>
          </table:table-cell>
          <table:table-cell office:value-type="float" office:value="54764.2092872" calcext:value-type="float">
            <text:p>54764.2092872</text:p>
          </table:table-cell>
        </table:table-row>
        <table:table-row table:style-name="ro1">
          <table:table-cell office:value-type="float" office:value="0.261571428571" calcext:value-type="float">
            <text:p>0.2615714286</text:p>
          </table:table-cell>
          <table:table-cell office:value-type="float" office:value="66868.4475761" calcext:value-type="float">
            <text:p>66868.4475761</text:p>
          </table:table-cell>
        </table:table-row>
        <table:table-row table:style-name="ro1">
          <table:table-cell office:value-type="float" office:value="0.262857142857" calcext:value-type="float">
            <text:p>0.2628571429</text:p>
          </table:table-cell>
          <table:table-cell office:value-type="float" office:value="80422.8713488" calcext:value-type="float">
            <text:p>80422.8713488</text:p>
          </table:table-cell>
        </table:table-row>
        <table:table-row table:style-name="ro1">
          <table:table-cell office:value-type="float" office:value="0.264142857143" calcext:value-type="float">
            <text:p>0.2641428571</text:p>
          </table:table-cell>
          <table:table-cell office:value-type="float" office:value="93524.9694639" calcext:value-type="float">
            <text:p>93524.9694639</text:p>
          </table:table-cell>
        </table:table-row>
        <table:table-row table:style-name="ro1">
          <table:table-cell office:value-type="float" office:value="0.265428571429" calcext:value-type="float">
            <text:p>0.2654285714</text:p>
          </table:table-cell>
          <table:table-cell office:value-type="float" office:value="104817.648348" calcext:value-type="float">
            <text:p>104817.648348</text:p>
          </table:table-cell>
        </table:table-row>
        <table:table-row table:style-name="ro1">
          <table:table-cell office:value-type="float" office:value="0.266714285714" calcext:value-type="float">
            <text:p>0.2667142857</text:p>
          </table:table-cell>
          <table:table-cell office:value-type="float" office:value="111413.375475" calcext:value-type="float">
            <text:p>111413.375475</text:p>
          </table:table-cell>
        </table:table-row>
        <table:table-row table:style-name="ro1">
          <table:table-cell office:value-type="float" office:value="0.268" calcext:value-type="float">
            <text:p>0.268</text:p>
          </table:table-cell>
          <table:table-cell office:value-type="float" office:value="112750.934821" calcext:value-type="float">
            <text:p>112750.934821</text:p>
          </table:table-cell>
        </table:table-row>
        <table:table-row table:style-name="ro1">
          <table:table-cell office:value-type="float" office:value="0.269285714286" calcext:value-type="float">
            <text:p>0.2692857143</text:p>
          </table:table-cell>
          <table:table-cell office:value-type="float" office:value="111986.937436" calcext:value-type="float">
            <text:p>111986.937436</text:p>
          </table:table-cell>
        </table:table-row>
        <table:table-row table:style-name="ro1">
          <table:table-cell office:value-type="float" office:value="0.270571428571" calcext:value-type="float">
            <text:p>0.2705714286</text:p>
          </table:table-cell>
          <table:table-cell office:value-type="float" office:value="112113.419601" calcext:value-type="float">
            <text:p>112113.419601</text:p>
          </table:table-cell>
        </table:table-row>
        <table:table-row table:style-name="ro1">
          <table:table-cell office:value-type="float" office:value="0.271857142857" calcext:value-type="float">
            <text:p>0.2718571429</text:p>
          </table:table-cell>
          <table:table-cell office:value-type="float" office:value="113480.418681" calcext:value-type="float">
            <text:p>113480.418681</text:p>
          </table:table-cell>
        </table:table-row>
        <table:table-row table:style-name="ro1">
          <table:table-cell office:value-type="float" office:value="0.273142857143" calcext:value-type="float">
            <text:p>0.2731428571</text:p>
          </table:table-cell>
          <table:table-cell office:value-type="float" office:value="115675.489139" calcext:value-type="float">
            <text:p>115675.489139</text:p>
          </table:table-cell>
        </table:table-row>
        <table:table-row table:style-name="ro1">
          <table:table-cell office:value-type="float" office:value="0.274428571429" calcext:value-type="float">
            <text:p>0.2744285714</text:p>
          </table:table-cell>
          <table:table-cell office:value-type="float" office:value="118257.367704" calcext:value-type="float">
            <text:p>118257.367704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119037.076002" calcext:value-type="float">
            <text:p>119037.076002</text:p>
          </table:table-cell>
        </table:table-row>
        <table:table-row table:style-name="ro1">
          <table:table-cell office:value-type="float" office:value="0.276285714286" calcext:value-type="float">
            <text:p>0.2762857143</text:p>
          </table:table-cell>
          <table:table-cell office:value-type="float" office:value="122086.40758" calcext:value-type="float">
            <text:p>122086.40758</text:p>
          </table:table-cell>
        </table:table-row>
        <table:table-row table:style-name="ro1">
          <table:table-cell office:value-type="float" office:value="0.277571428571" calcext:value-type="float">
            <text:p>0.2775714286</text:p>
          </table:table-cell>
          <table:table-cell office:value-type="float" office:value="124727.881766" calcext:value-type="float">
            <text:p>124727.881766</text:p>
          </table:table-cell>
        </table:table-row>
        <table:table-row table:style-name="ro1">
          <table:table-cell office:value-type="float" office:value="0.278857142857" calcext:value-type="float">
            <text:p>0.2788571429</text:p>
          </table:table-cell>
          <table:table-cell office:value-type="float" office:value="127233.187456" calcext:value-type="float">
            <text:p>127233.187456</text:p>
          </table:table-cell>
        </table:table-row>
        <table:table-row table:style-name="ro1">
          <table:table-cell office:value-type="float" office:value="0.280142857143" calcext:value-type="float">
            <text:p>0.2801428571</text:p>
          </table:table-cell>
          <table:table-cell office:value-type="float" office:value="129597.190974" calcext:value-type="float">
            <text:p>129597.190974</text:p>
          </table:table-cell>
        </table:table-row>
        <table:table-row table:style-name="ro1">
          <table:table-cell office:value-type="float" office:value="0.281428571429" calcext:value-type="float">
            <text:p>0.2814285714</text:p>
          </table:table-cell>
          <table:table-cell office:value-type="float" office:value="131829.762146" calcext:value-type="float">
            <text:p>131829.762146</text:p>
          </table:table-cell>
        </table:table-row>
        <table:table-row table:style-name="ro1">
          <table:table-cell office:value-type="float" office:value="0.282714285714" calcext:value-type="float">
            <text:p>0.2827142857</text:p>
          </table:table-cell>
          <table:table-cell office:value-type="float" office:value="133978.614014" calcext:value-type="float">
            <text:p>133978.614014</text:p>
          </table:table-cell>
        </table:table-row>
        <table:table-row table:style-name="ro1">
          <table:table-cell office:value-type="float" office:value="0.284" calcext:value-type="float">
            <text:p>0.284</text:p>
          </table:table-cell>
          <table:table-cell office:value-type="float" office:value="136151.079217" calcext:value-type="float">
            <text:p>136151.079217</text:p>
          </table:table-cell>
        </table:table-row>
        <table:table-row table:style-name="ro1">
          <table:table-cell office:value-type="float" office:value="0.285285714286" calcext:value-type="float">
            <text:p>0.2852857143</text:p>
          </table:table-cell>
          <table:table-cell office:value-type="float" office:value="138392.804643" calcext:value-type="float">
            <text:p>138392.804643</text:p>
          </table:table-cell>
        </table:table-row>
        <table:table-row table:style-name="ro1">
          <table:table-cell office:value-type="float" office:value="0.286571428571" calcext:value-type="float">
            <text:p>0.2865714286</text:p>
          </table:table-cell>
          <table:table-cell office:value-type="float" office:value="140688.201105" calcext:value-type="float">
            <text:p>140688.201105</text:p>
          </table:table-cell>
        </table:table-row>
        <table:table-row table:style-name="ro1">
          <table:table-cell office:value-type="float" office:value="0.287857142857" calcext:value-type="float">
            <text:p>0.2878571429</text:p>
          </table:table-cell>
          <table:table-cell office:value-type="float" office:value="143026.180941" calcext:value-type="float">
            <text:p>143026.180941</text:p>
          </table:table-cell>
        </table:table-row>
        <table:table-row table:style-name="ro1">
          <table:table-cell office:value-type="float" office:value="0.289142857143" calcext:value-type="float">
            <text:p>0.2891428571</text:p>
          </table:table-cell>
          <table:table-cell office:value-type="float" office:value="145316.703626" calcext:value-type="float">
            <text:p>145316.703626</text:p>
          </table:table-cell>
        </table:table-row>
        <table:table-row table:style-name="ro1">
          <table:table-cell office:value-type="float" office:value="0.290428571429" calcext:value-type="float">
            <text:p>0.2904285714</text:p>
          </table:table-cell>
          <table:table-cell office:value-type="float" office:value="147569.279376" calcext:value-type="float">
            <text:p>147569.279376</text:p>
          </table:table-cell>
        </table:table-row>
        <table:table-row table:style-name="ro1">
          <table:table-cell office:value-type="float" office:value="0.291714285714" calcext:value-type="float">
            <text:p>0.2917142857</text:p>
          </table:table-cell>
          <table:table-cell office:value-type="float" office:value="149789.187523" calcext:value-type="float">
            <text:p>149789.187523</text:p>
          </table:table-cell>
        </table:table-row>
        <table:table-row table:style-name="ro1">
          <table:table-cell office:value-type="float" office:value="0.293" calcext:value-type="float">
            <text:p>0.293</text:p>
          </table:table-cell>
          <table:table-cell office:value-type="float" office:value="151976.870392" calcext:value-type="float">
            <text:p>151976.870392</text:p>
          </table:table-cell>
        </table:table-row>
        <table:table-row table:style-name="ro1">
          <table:table-cell office:value-type="float" office:value="0.294285714286" calcext:value-type="float">
            <text:p>0.2942857143</text:p>
          </table:table-cell>
          <table:table-cell office:value-type="float" office:value="154131.667428" calcext:value-type="float">
            <text:p>154131.667428</text:p>
          </table:table-cell>
        </table:table-row>
        <table:table-row table:style-name="ro1">
          <table:table-cell office:value-type="float" office:value="0.295571428571" calcext:value-type="float">
            <text:p>0.2955714286</text:p>
          </table:table-cell>
          <table:table-cell office:value-type="float" office:value="156254.905153" calcext:value-type="float">
            <text:p>156254.905153</text:p>
          </table:table-cell>
        </table:table-row>
        <table:table-row table:style-name="ro1">
          <table:table-cell office:value-type="float" office:value="0.296857142857" calcext:value-type="float">
            <text:p>0.2968571429</text:p>
          </table:table-cell>
          <table:table-cell office:value-type="float" office:value="158353.415204" calcext:value-type="float">
            <text:p>158353.415204</text:p>
          </table:table-cell>
        </table:table-row>
        <table:table-row table:style-name="ro1">
          <table:table-cell office:value-type="float" office:value="0.298142857143" calcext:value-type="float">
            <text:p>0.2981428571</text:p>
          </table:table-cell>
          <table:table-cell office:value-type="float" office:value="160441.602739" calcext:value-type="float">
            <text:p>160441.602739</text:p>
          </table:table-cell>
        </table:table-row>
        <table:table-row table:style-name="ro1">
          <table:table-cell office:value-type="float" office:value="0.299428571429" calcext:value-type="float">
            <text:p>0.2994285714</text:p>
          </table:table-cell>
          <table:table-cell office:value-type="float" office:value="162543.518991" calcext:value-type="float">
            <text:p>162543.51899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63229.520399" calcext:value-type="float">
            <text:p>163229.520399</text:p>
          </table:table-cell>
        </table:table-row>
        <table:table-row table:style-name="ro1">
          <table:table-cell office:value-type="float" office:value="0.301285714286" calcext:value-type="float">
            <text:p>0.3012857143</text:p>
          </table:table-cell>
          <table:table-cell office:value-type="float" office:value="165632.066671" calcext:value-type="float">
            <text:p>165632.066671</text:p>
          </table:table-cell>
        </table:table-row>
        <table:table-row table:style-name="ro1">
          <table:table-cell office:value-type="float" office:value="0.302571428571" calcext:value-type="float">
            <text:p>0.3025714286</text:p>
          </table:table-cell>
          <table:table-cell office:value-type="float" office:value="167941.499041" calcext:value-type="float">
            <text:p>167941.499041</text:p>
          </table:table-cell>
        </table:table-row>
        <table:table-row table:style-name="ro1">
          <table:table-cell office:value-type="float" office:value="0.303857142857" calcext:value-type="float">
            <text:p>0.3038571429</text:p>
          </table:table-cell>
          <table:table-cell office:value-type="float" office:value="170328.302235" calcext:value-type="float">
            <text:p>170328.302235</text:p>
          </table:table-cell>
        </table:table-row>
        <table:table-row table:style-name="ro1">
          <table:table-cell office:value-type="float" office:value="0.305142857143" calcext:value-type="float">
            <text:p>0.3051428571</text:p>
          </table:table-cell>
          <table:table-cell office:value-type="float" office:value="172782.013995" calcext:value-type="float">
            <text:p>172782.013995</text:p>
          </table:table-cell>
        </table:table-row>
        <table:table-row table:style-name="ro1">
          <table:table-cell office:value-type="float" office:value="0.306428571429" calcext:value-type="float">
            <text:p>0.3064285714</text:p>
          </table:table-cell>
          <table:table-cell office:value-type="float" office:value="175280.347395" calcext:value-type="float">
            <text:p>175280.347395</text:p>
          </table:table-cell>
        </table:table-row>
        <table:table-row table:style-name="ro1">
          <table:table-cell office:value-type="float" office:value="0.307714285714" calcext:value-type="float">
            <text:p>0.3077142857</text:p>
          </table:table-cell>
          <table:table-cell office:value-type="float" office:value="177813.924751" calcext:value-type="float">
            <text:p>177813.924751</text:p>
          </table:table-cell>
        </table:table-row>
        <table:table-row table:style-name="ro1">
          <table:table-cell office:value-type="float" office:value="0.309" calcext:value-type="float">
            <text:p>0.309</text:p>
          </table:table-cell>
          <table:table-cell office:value-type="float" office:value="180361.789525" calcext:value-type="float">
            <text:p>180361.789525</text:p>
          </table:table-cell>
        </table:table-row>
        <table:table-row table:style-name="ro1">
          <table:table-cell office:value-type="float" office:value="0.310285714286" calcext:value-type="float">
            <text:p>0.3102857143</text:p>
          </table:table-cell>
          <table:table-cell office:value-type="float" office:value="182905.603111" calcext:value-type="float">
            <text:p>182905.603111</text:p>
          </table:table-cell>
        </table:table-row>
        <table:table-row table:style-name="ro1">
          <table:table-cell office:value-type="float" office:value="0.311571428571" calcext:value-type="float">
            <text:p>0.3115714286</text:p>
          </table:table-cell>
          <table:table-cell office:value-type="float" office:value="185430.505526" calcext:value-type="float">
            <text:p>185430.505526</text:p>
          </table:table-cell>
        </table:table-row>
        <table:table-row table:style-name="ro1">
          <table:table-cell office:value-type="float" office:value="0.312857142857" calcext:value-type="float">
            <text:p>0.3128571429</text:p>
          </table:table-cell>
          <table:table-cell office:value-type="float" office:value="187923.001946" calcext:value-type="float">
            <text:p>187923.001946</text:p>
          </table:table-cell>
        </table:table-row>
        <table:table-row table:style-name="ro1">
          <table:table-cell office:value-type="float" office:value="0.314142857143" calcext:value-type="float">
            <text:p>0.3141428571</text:p>
          </table:table-cell>
          <table:table-cell office:value-type="float" office:value="190367.792728" calcext:value-type="float">
            <text:p>190367.792728</text:p>
          </table:table-cell>
        </table:table-row>
        <table:table-row table:style-name="ro1">
          <table:table-cell office:value-type="float" office:value="0.315428571429" calcext:value-type="float">
            <text:p>0.3154285714</text:p>
          </table:table-cell>
          <table:table-cell office:value-type="float" office:value="192772.305415" calcext:value-type="float">
            <text:p>192772.305415</text:p>
          </table:table-cell>
        </table:table-row>
        <table:table-row table:style-name="ro1">
          <table:table-cell office:value-type="float" office:value="0.316714285714" calcext:value-type="float">
            <text:p>0.3167142857</text:p>
          </table:table-cell>
          <table:table-cell office:value-type="float" office:value="195151.216567" calcext:value-type="float">
            <text:p>195151.216567</text:p>
          </table:table-cell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197536.163911" calcext:value-type="float">
            <text:p>197536.163911</text:p>
          </table:table-cell>
        </table:table-row>
        <table:table-row table:style-name="ro1">
          <table:table-cell office:value-type="float" office:value="0.319285714286" calcext:value-type="float">
            <text:p>0.3192857143</text:p>
          </table:table-cell>
          <table:table-cell office:value-type="float" office:value="199942.5615" calcext:value-type="float">
            <text:p>199942.5615</text:p>
          </table:table-cell>
        </table:table-row>
        <table:table-row table:style-name="ro1">
          <table:table-cell office:value-type="float" office:value="0.320571428571" calcext:value-type="float">
            <text:p>0.3205714286</text:p>
          </table:table-cell>
          <table:table-cell office:value-type="float" office:value="202393.681501" calcext:value-type="float">
            <text:p>202393.681501</text:p>
          </table:table-cell>
        </table:table-row>
        <table:table-row table:style-name="ro1">
          <table:table-cell office:value-type="float" office:value="0.321857142857" calcext:value-type="float">
            <text:p>0.3218571429</text:p>
          </table:table-cell>
          <table:table-cell office:value-type="float" office:value="204880.307576" calcext:value-type="float">
            <text:p>204880.307576</text:p>
          </table:table-cell>
        </table:table-row>
        <table:table-row table:style-name="ro1">
          <table:table-cell office:value-type="float" office:value="0.323142857143" calcext:value-type="float">
            <text:p>0.3231428571</text:p>
          </table:table-cell>
          <table:table-cell office:value-type="float" office:value="207389.208983" calcext:value-type="float">
            <text:p>207389.208983</text:p>
          </table:table-cell>
        </table:table-row>
        <table:table-row table:style-name="ro1">
          <table:table-cell office:value-type="float" office:value="0.324428571429" calcext:value-type="float">
            <text:p>0.3244285714</text:p>
          </table:table-cell>
          <table:table-cell office:value-type="float" office:value="209895.243586" calcext:value-type="float">
            <text:p>209895.243586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210731.216125" calcext:value-type="float">
            <text:p>210731.216125</text:p>
          </table:table-cell>
        </table:table-row>
        <table:table-row table:style-name="ro1">
          <table:table-cell office:value-type="float" office:value="0.326285714286" calcext:value-type="float">
            <text:p>0.3262857143</text:p>
          </table:table-cell>
          <table:table-cell office:value-type="float" office:value="213390.682401" calcext:value-type="float">
            <text:p>213390.682401</text:p>
          </table:table-cell>
        </table:table-row>
        <table:table-row table:style-name="ro1">
          <table:table-cell office:value-type="float" office:value="0.327571428571" calcext:value-type="float">
            <text:p>0.3275714286</text:p>
          </table:table-cell>
          <table:table-cell office:value-type="float" office:value="215778.099914" calcext:value-type="float">
            <text:p>215778.099914</text:p>
          </table:table-cell>
        </table:table-row>
        <table:table-row table:style-name="ro1">
          <table:table-cell office:value-type="float" office:value="0.328857142857" calcext:value-type="float">
            <text:p>0.3288571429</text:p>
          </table:table-cell>
          <table:table-cell office:value-type="float" office:value="218094.538063" calcext:value-type="float">
            <text:p>218094.538063</text:p>
          </table:table-cell>
        </table:table-row>
        <table:table-row table:style-name="ro1">
          <table:table-cell office:value-type="float" office:value="0.330142857143" calcext:value-type="float">
            <text:p>0.3301428571</text:p>
          </table:table-cell>
          <table:table-cell office:value-type="float" office:value="220343.919395" calcext:value-type="float">
            <text:p>220343.919395</text:p>
          </table:table-cell>
        </table:table-row>
        <table:table-row table:style-name="ro1">
          <table:table-cell office:value-type="float" office:value="0.331428571429" calcext:value-type="float">
            <text:p>0.3314285714</text:p>
          </table:table-cell>
          <table:table-cell office:value-type="float" office:value="222486.314441" calcext:value-type="float">
            <text:p>222486.314441</text:p>
          </table:table-cell>
        </table:table-row>
        <table:table-row table:style-name="ro1">
          <table:table-cell office:value-type="float" office:value="0.332714285714" calcext:value-type="float">
            <text:p>0.3327142857</text:p>
          </table:table-cell>
          <table:table-cell office:value-type="float" office:value="224458.766145" calcext:value-type="float">
            <text:p>224458.766145</text:p>
          </table:table-cell>
        </table:table-row>
        <table:table-row table:style-name="ro1">
          <table:table-cell office:value-type="float" office:value="0.334" calcext:value-type="float">
            <text:p>0.334</text:p>
          </table:table-cell>
          <table:table-cell office:value-type="float" office:value="226244.865423" calcext:value-type="float">
            <text:p>226244.865423</text:p>
          </table:table-cell>
        </table:table-row>
        <table:table-row table:style-name="ro1">
          <table:table-cell office:value-type="float" office:value="0.335285714286" calcext:value-type="float">
            <text:p>0.3352857143</text:p>
          </table:table-cell>
          <table:table-cell office:value-type="float" office:value="227903.562348" calcext:value-type="float">
            <text:p>227903.562348</text:p>
          </table:table-cell>
        </table:table-row>
        <table:table-row table:style-name="ro1">
          <table:table-cell office:value-type="float" office:value="0.336571428571" calcext:value-type="float">
            <text:p>0.3365714286</text:p>
          </table:table-cell>
          <table:table-cell office:value-type="float" office:value="229557.908297" calcext:value-type="float">
            <text:p>229557.908297</text:p>
          </table:table-cell>
        </table:table-row>
        <table:table-row table:style-name="ro1">
          <table:table-cell office:value-type="float" office:value="0.337857142857" calcext:value-type="float">
            <text:p>0.3378571429</text:p>
          </table:table-cell>
          <table:table-cell office:value-type="float" office:value="231287.082495" calcext:value-type="float">
            <text:p>231287.082495</text:p>
          </table:table-cell>
        </table:table-row>
        <table:table-row table:style-name="ro1">
          <table:table-cell office:value-type="float" office:value="0.339142857143" calcext:value-type="float">
            <text:p>0.3391428571</text:p>
          </table:table-cell>
          <table:table-cell office:value-type="float" office:value="233101.518783" calcext:value-type="float">
            <text:p>233101.518783</text:p>
          </table:table-cell>
        </table:table-row>
        <table:table-row table:style-name="ro1">
          <table:table-cell office:value-type="float" office:value="0.340428571429" calcext:value-type="float">
            <text:p>0.3404285714</text:p>
          </table:table-cell>
          <table:table-cell office:value-type="float" office:value="234979.546911" calcext:value-type="float">
            <text:p>234979.546911</text:p>
          </table:table-cell>
        </table:table-row>
        <table:table-row table:style-name="ro1">
          <table:table-cell office:value-type="float" office:value="0.341714285714" calcext:value-type="float">
            <text:p>0.3417142857</text:p>
          </table:table-cell>
          <table:table-cell office:value-type="float" office:value="236885.130479" calcext:value-type="float">
            <text:p>236885.130479</text:p>
          </table:table-cell>
        </table:table-row>
        <table:table-row table:style-name="ro1">
          <table:table-cell office:value-type="float" office:value="0.343" calcext:value-type="float">
            <text:p>0.343</text:p>
          </table:table-cell>
          <table:table-cell office:value-type="float" office:value="238798.782426" calcext:value-type="float">
            <text:p>238798.782426</text:p>
          </table:table-cell>
        </table:table-row>
        <table:table-row table:style-name="ro1">
          <table:table-cell office:value-type="float" office:value="0.344285714286" calcext:value-type="float">
            <text:p>0.3442857143</text:p>
          </table:table-cell>
          <table:table-cell office:value-type="float" office:value="240707.130944" calcext:value-type="float">
            <text:p>240707.130944</text:p>
          </table:table-cell>
        </table:table-row>
        <table:table-row table:style-name="ro1">
          <table:table-cell office:value-type="float" office:value="0.345571428571" calcext:value-type="float">
            <text:p>0.3455714286</text:p>
          </table:table-cell>
          <table:table-cell office:value-type="float" office:value="242592.662063" calcext:value-type="float">
            <text:p>242592.662063</text:p>
          </table:table-cell>
        </table:table-row>
        <table:table-row table:style-name="ro1">
          <table:table-cell office:value-type="float" office:value="0.346857142857" calcext:value-type="float">
            <text:p>0.3468571429</text:p>
          </table:table-cell>
          <table:table-cell office:value-type="float" office:value="244444.120765" calcext:value-type="float">
            <text:p>244444.120765</text:p>
          </table:table-cell>
        </table:table-row>
        <table:table-row table:style-name="ro1">
          <table:table-cell office:value-type="float" office:value="0.348142857143" calcext:value-type="float">
            <text:p>0.3481428571</text:p>
          </table:table-cell>
          <table:table-cell office:value-type="float" office:value="246238.488441" calcext:value-type="float">
            <text:p>246238.488441</text:p>
          </table:table-cell>
        </table:table-row>
        <table:table-row table:style-name="ro1">
          <table:table-cell office:value-type="float" office:value="0.349428571429" calcext:value-type="float">
            <text:p>0.3494285714</text:p>
          </table:table-cell>
          <table:table-cell office:value-type="float" office:value="247964.382976" calcext:value-type="float">
            <text:p>247964.382976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48475.70446" calcext:value-type="float">
            <text:p>248475.70446</text:p>
          </table:table-cell>
        </table:table-row>
        <table:table-row table:style-name="ro1">
          <table:table-cell office:value-type="float" office:value="0.351285714286" calcext:value-type="float">
            <text:p>0.3512857143</text:p>
          </table:table-cell>
          <table:table-cell office:value-type="float" office:value="250300.883648" calcext:value-type="float">
            <text:p>250300.883648</text:p>
          </table:table-cell>
        </table:table-row>
        <table:table-row table:style-name="ro1">
          <table:table-cell office:value-type="float" office:value="0.352571428571" calcext:value-type="float">
            <text:p>0.3525714286</text:p>
          </table:table-cell>
          <table:table-cell office:value-type="float" office:value="251870.354171" calcext:value-type="float">
            <text:p>251870.354171</text:p>
          </table:table-cell>
        </table:table-row>
        <table:table-row table:style-name="ro1">
          <table:table-cell office:value-type="float" office:value="0.353857142857" calcext:value-type="float">
            <text:p>0.3538571429</text:p>
          </table:table-cell>
          <table:table-cell office:value-type="float" office:value="253385.880324" calcext:value-type="float">
            <text:p>253385.880324</text:p>
          </table:table-cell>
        </table:table-row>
        <table:table-row table:style-name="ro1">
          <table:table-cell office:value-type="float" office:value="0.355142857143" calcext:value-type="float">
            <text:p>0.3551428571</text:p>
          </table:table-cell>
          <table:table-cell office:value-type="float" office:value="254858.105908" calcext:value-type="float">
            <text:p>254858.105908</text:p>
          </table:table-cell>
        </table:table-row>
        <table:table-row table:style-name="ro1">
          <table:table-cell office:value-type="float" office:value="0.356428571429" calcext:value-type="float">
            <text:p>0.3564285714</text:p>
          </table:table-cell>
          <table:table-cell office:value-type="float" office:value="256286.634032" calcext:value-type="float">
            <text:p>256286.634032</text:p>
          </table:table-cell>
        </table:table-row>
        <table:table-row table:style-name="ro1">
          <table:table-cell office:value-type="float" office:value="0.357714285714" calcext:value-type="float">
            <text:p>0.3577142857</text:p>
          </table:table-cell>
          <table:table-cell office:value-type="float" office:value="257692.887085" calcext:value-type="float">
            <text:p>257692.887085</text:p>
          </table:table-cell>
        </table:table-row>
        <table:table-row table:style-name="ro1">
          <table:table-cell office:value-type="float" office:value="0.359" calcext:value-type="float">
            <text:p>0.359</text:p>
          </table:table-cell>
          <table:table-cell office:value-type="float" office:value="259075.384238" calcext:value-type="float">
            <text:p>259075.384238</text:p>
          </table:table-cell>
        </table:table-row>
        <table:table-row table:style-name="ro1">
          <table:table-cell office:value-type="float" office:value="0.360285714286" calcext:value-type="float">
            <text:p>0.3602857143</text:p>
          </table:table-cell>
          <table:table-cell office:value-type="float" office:value="260423.754516" calcext:value-type="float">
            <text:p>260423.754516</text:p>
          </table:table-cell>
        </table:table-row>
        <table:table-row table:style-name="ro1">
          <table:table-cell office:value-type="float" office:value="0.361571428571" calcext:value-type="float">
            <text:p>0.3615714286</text:p>
          </table:table-cell>
          <table:table-cell office:value-type="float" office:value="261726.770299" calcext:value-type="float">
            <text:p>261726.770299</text:p>
          </table:table-cell>
        </table:table-row>
        <table:table-row table:style-name="ro1">
          <table:table-cell office:value-type="float" office:value="0.362857142857" calcext:value-type="float">
            <text:p>0.3628571429</text:p>
          </table:table-cell>
          <table:table-cell office:value-type="float" office:value="262978.910324" calcext:value-type="float">
            <text:p>262978.910324</text:p>
          </table:table-cell>
        </table:table-row>
        <table:table-row table:style-name="ro1">
          <table:table-cell office:value-type="float" office:value="0.364142857143" calcext:value-type="float">
            <text:p>0.3641428571</text:p>
          </table:table-cell>
          <table:table-cell office:value-type="float" office:value="264174.481764" calcext:value-type="float">
            <text:p>264174.481764</text:p>
          </table:table-cell>
        </table:table-row>
        <table:table-row table:style-name="ro1">
          <table:table-cell office:value-type="float" office:value="0.365428571429" calcext:value-type="float">
            <text:p>0.3654285714</text:p>
          </table:table-cell>
          <table:table-cell office:value-type="float" office:value="265308.658059" calcext:value-type="float">
            <text:p>265308.658059</text:p>
          </table:table-cell>
        </table:table-row>
        <table:table-row table:style-name="ro1">
          <table:table-cell office:value-type="float" office:value="0.366714285714" calcext:value-type="float">
            <text:p>0.3667142857</text:p>
          </table:table-cell>
          <table:table-cell office:value-type="float" office:value="266388.268222" calcext:value-type="float">
            <text:p>266388.268222</text:p>
          </table:table-cell>
        </table:table-row>
        <table:table-row table:style-name="ro1">
          <table:table-cell office:value-type="float" office:value="0.368" calcext:value-type="float">
            <text:p>0.368</text:p>
          </table:table-cell>
          <table:table-cell office:value-type="float" office:value="267408.670793" calcext:value-type="float">
            <text:p>267408.670793</text:p>
          </table:table-cell>
        </table:table-row>
        <table:table-row table:style-name="ro1">
          <table:table-cell office:value-type="float" office:value="0.369285714286" calcext:value-type="float">
            <text:p>0.3692857143</text:p>
          </table:table-cell>
          <table:table-cell office:value-type="float" office:value="268366.659159" calcext:value-type="float">
            <text:p>268366.659159</text:p>
          </table:table-cell>
        </table:table-row>
        <table:table-row table:style-name="ro1">
          <table:table-cell office:value-type="float" office:value="0.370571428571" calcext:value-type="float">
            <text:p>0.3705714286</text:p>
          </table:table-cell>
          <table:table-cell office:value-type="float" office:value="269261.178572" calcext:value-type="float">
            <text:p>269261.178572</text:p>
          </table:table-cell>
        </table:table-row>
        <table:table-row table:style-name="ro1">
          <table:table-cell office:value-type="float" office:value="0.371857142857" calcext:value-type="float">
            <text:p>0.3718571429</text:p>
          </table:table-cell>
          <table:table-cell office:value-type="float" office:value="270097.412666" calcext:value-type="float">
            <text:p>270097.412666</text:p>
          </table:table-cell>
        </table:table-row>
        <table:table-row table:style-name="ro1">
          <table:table-cell office:value-type="float" office:value="0.373142857143" calcext:value-type="float">
            <text:p>0.3731428571</text:p>
          </table:table-cell>
          <table:table-cell office:value-type="float" office:value="270877.402466" calcext:value-type="float">
            <text:p>270877.402466</text:p>
          </table:table-cell>
        </table:table-row>
        <table:table-row table:style-name="ro1">
          <table:table-cell office:value-type="float" office:value="0.374428571429" calcext:value-type="float">
            <text:p>0.3744285714</text:p>
          </table:table-cell>
          <table:table-cell office:value-type="float" office:value="271602.58914" calcext:value-type="float">
            <text:p>271602.58914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271784.726172" calcext:value-type="float">
            <text:p>271784.726172</text:p>
          </table:table-cell>
        </table:table-row>
        <table:table-row table:style-name="ro1">
          <table:table-cell office:value-type="float" office:value="0.376285714286" calcext:value-type="float">
            <text:p>0.3762857143</text:p>
          </table:table-cell>
          <table:table-cell office:value-type="float" office:value="272539.077797" calcext:value-type="float">
            <text:p>272539.077797</text:p>
          </table:table-cell>
        </table:table-row>
        <table:table-row table:style-name="ro1">
          <table:table-cell office:value-type="float" office:value="0.377571428571" calcext:value-type="float">
            <text:p>0.3775714286</text:p>
          </table:table-cell>
          <table:table-cell office:value-type="float" office:value="273174.701891" calcext:value-type="float">
            <text:p>273174.701891</text:p>
          </table:table-cell>
        </table:table-row>
        <table:table-row table:style-name="ro1">
          <table:table-cell office:value-type="float" office:value="0.378857142857" calcext:value-type="float">
            <text:p>0.3788571429</text:p>
          </table:table-cell>
          <table:table-cell office:value-type="float" office:value="273774.539048" calcext:value-type="float">
            <text:p>273774.539048</text:p>
          </table:table-cell>
        </table:table-row>
        <table:table-row table:style-name="ro1">
          <table:table-cell office:value-type="float" office:value="0.380142857143" calcext:value-type="float">
            <text:p>0.3801428571</text:p>
          </table:table-cell>
          <table:table-cell office:value-type="float" office:value="274335.885585" calcext:value-type="float">
            <text:p>274335.885585</text:p>
          </table:table-cell>
        </table:table-row>
        <table:table-row table:style-name="ro1">
          <table:table-cell office:value-type="float" office:value="0.381428571429" calcext:value-type="float">
            <text:p>0.3814285714</text:p>
          </table:table-cell>
          <table:table-cell office:value-type="float" office:value="274850.377233" calcext:value-type="float">
            <text:p>274850.377233</text:p>
          </table:table-cell>
        </table:table-row>
        <table:table-row table:style-name="ro1">
          <table:table-cell office:value-type="float" office:value="0.382714285714" calcext:value-type="float">
            <text:p>0.3827142857</text:p>
          </table:table-cell>
          <table:table-cell office:value-type="float" office:value="275312.587157" calcext:value-type="float">
            <text:p>275312.587157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275718.057937" calcext:value-type="float">
            <text:p>275718.057937</text:p>
          </table:table-cell>
        </table:table-row>
        <table:table-row table:style-name="ro1">
          <table:table-cell office:value-type="float" office:value="0.385285714286" calcext:value-type="float">
            <text:p>0.3852857143</text:p>
          </table:table-cell>
          <table:table-cell office:value-type="float" office:value="276064.965077" calcext:value-type="float">
            <text:p>276064.965077</text:p>
          </table:table-cell>
        </table:table-row>
        <table:table-row table:style-name="ro1">
          <table:table-cell office:value-type="float" office:value="0.386571428571" calcext:value-type="float">
            <text:p>0.3865714286</text:p>
          </table:table-cell>
          <table:table-cell office:value-type="float" office:value="276364.027738" calcext:value-type="float">
            <text:p>276364.027738</text:p>
          </table:table-cell>
        </table:table-row>
        <table:table-row table:style-name="ro1">
          <table:table-cell office:value-type="float" office:value="0.387857142857" calcext:value-type="float">
            <text:p>0.3878571429</text:p>
          </table:table-cell>
          <table:table-cell office:value-type="float" office:value="276613.81576" calcext:value-type="float">
            <text:p>276613.81576</text:p>
          </table:table-cell>
        </table:table-row>
        <table:table-row table:style-name="ro1">
          <table:table-cell office:value-type="float" office:value="0.389142857143" calcext:value-type="float">
            <text:p>0.3891428571</text:p>
          </table:table-cell>
          <table:table-cell office:value-type="float" office:value="276813.931361" calcext:value-type="float">
            <text:p>276813.931361</text:p>
          </table:table-cell>
        </table:table-row>
        <table:table-row table:style-name="ro1">
          <table:table-cell office:value-type="float" office:value="0.390428571429" calcext:value-type="float">
            <text:p>0.3904285714</text:p>
          </table:table-cell>
          <table:table-cell office:value-type="float" office:value="276969.527185" calcext:value-type="float">
            <text:p>276969.527185</text:p>
          </table:table-cell>
        </table:table-row>
        <table:table-row table:style-name="ro1">
          <table:table-cell office:value-type="float" office:value="0.391714285714" calcext:value-type="float">
            <text:p>0.3917142857</text:p>
          </table:table-cell>
          <table:table-cell office:value-type="float" office:value="277084.426897" calcext:value-type="float">
            <text:p>277084.426897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277160.890072" calcext:value-type="float">
            <text:p>277160.890072</text:p>
          </table:table-cell>
        </table:table-row>
        <table:table-row table:style-name="ro1">
          <table:table-cell office:value-type="float" office:value="0.394285714286" calcext:value-type="float">
            <text:p>0.3942857143</text:p>
          </table:table-cell>
          <table:table-cell office:value-type="float" office:value="277203.704235" calcext:value-type="float">
            <text:p>277203.704235</text:p>
          </table:table-cell>
        </table:table-row>
        <table:table-row table:style-name="ro1">
          <table:table-cell office:value-type="float" office:value="0.395571428571" calcext:value-type="float">
            <text:p>0.3955714286</text:p>
          </table:table-cell>
          <table:table-cell office:value-type="float" office:value="277222.485511" calcext:value-type="float">
            <text:p>277222.485511</text:p>
          </table:table-cell>
        </table:table-row>
        <table:table-row table:style-name="ro1">
          <table:table-cell office:value-type="float" office:value="0.396857142857" calcext:value-type="float">
            <text:p>0.3968571429</text:p>
          </table:table-cell>
          <table:table-cell office:value-type="float" office:value="277235.250275" calcext:value-type="float">
            <text:p>277235.250275</text:p>
          </table:table-cell>
        </table:table-row>
        <table:table-row table:style-name="ro1">
          <table:table-cell office:value-type="float" office:value="0.398142857143" calcext:value-type="float">
            <text:p>0.3981428571</text:p>
          </table:table-cell>
          <table:table-cell office:value-type="float" office:value="277223.610004" calcext:value-type="float">
            <text:p>277223.610004</text:p>
          </table:table-cell>
        </table:table-row>
        <table:table-row table:style-name="ro1">
          <table:table-cell office:value-type="float" office:value="0.399428571429" calcext:value-type="float">
            <text:p>0.3994285714</text:p>
          </table:table-cell>
          <table:table-cell office:value-type="float" office:value="277191.346405" calcext:value-type="float">
            <text:p>277191.34640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77157.437673" calcext:value-type="float">
            <text:p>277157.437673</text:p>
          </table:table-cell>
        </table:table-row>
        <table:table-row table:style-name="ro1">
          <table:table-cell office:value-type="float" office:value="0.401285714286" calcext:value-type="float">
            <text:p>0.4012857143</text:p>
          </table:table-cell>
          <table:table-cell office:value-type="float" office:value="277117.652753" calcext:value-type="float">
            <text:p>277117.652753</text:p>
          </table:table-cell>
        </table:table-row>
        <table:table-row table:style-name="ro1">
          <table:table-cell office:value-type="float" office:value="0.402571428571" calcext:value-type="float">
            <text:p>0.4025714286</text:p>
          </table:table-cell>
          <table:table-cell office:value-type="float" office:value="277055.22314" calcext:value-type="float">
            <text:p>277055.22314</text:p>
          </table:table-cell>
        </table:table-row>
        <table:table-row table:style-name="ro1">
          <table:table-cell office:value-type="float" office:value="0.403857142857" calcext:value-type="float">
            <text:p>0.4038571429</text:p>
          </table:table-cell>
          <table:table-cell office:value-type="float" office:value="276966.48412" calcext:value-type="float">
            <text:p>276966.48412</text:p>
          </table:table-cell>
        </table:table-row>
        <table:table-row table:style-name="ro1">
          <table:table-cell office:value-type="float" office:value="0.405142857143" calcext:value-type="float">
            <text:p>0.4051428571</text:p>
          </table:table-cell>
          <table:table-cell office:value-type="float" office:value="276857.388707" calcext:value-type="float">
            <text:p>276857.388707</text:p>
          </table:table-cell>
        </table:table-row>
        <table:table-row table:style-name="ro1">
          <table:table-cell office:value-type="float" office:value="0.406428571429" calcext:value-type="float">
            <text:p>0.4064285714</text:p>
          </table:table-cell>
          <table:table-cell office:value-type="float" office:value="276741.863452" calcext:value-type="float">
            <text:p>276741.863452</text:p>
          </table:table-cell>
        </table:table-row>
        <table:table-row table:style-name="ro1">
          <table:table-cell office:value-type="float" office:value="0.407714285714" calcext:value-type="float">
            <text:p>0.4077142857</text:p>
          </table:table-cell>
          <table:table-cell office:value-type="float" office:value="276622.567892" calcext:value-type="float">
            <text:p>276622.567892</text:p>
          </table:table-cell>
        </table:table-row>
        <table:table-row table:style-name="ro1">
          <table:table-cell office:value-type="float" office:value="0.409" calcext:value-type="float">
            <text:p>0.409</text:p>
          </table:table-cell>
          <table:table-cell office:value-type="float" office:value="276505.873166" calcext:value-type="float">
            <text:p>276505.873166</text:p>
          </table:table-cell>
        </table:table-row>
        <table:table-row table:style-name="ro1">
          <table:table-cell office:value-type="float" office:value="0.410285714286" calcext:value-type="float">
            <text:p>0.4102857143</text:p>
          </table:table-cell>
          <table:table-cell office:value-type="float" office:value="276396.659926" calcext:value-type="float">
            <text:p>276396.659926</text:p>
          </table:table-cell>
        </table:table-row>
        <table:table-row table:style-name="ro1">
          <table:table-cell office:value-type="float" office:value="0.411571428571" calcext:value-type="float">
            <text:p>0.4115714286</text:p>
          </table:table-cell>
          <table:table-cell office:value-type="float" office:value="276291.850874" calcext:value-type="float">
            <text:p>276291.850874</text:p>
          </table:table-cell>
        </table:table-row>
        <table:table-row table:style-name="ro1">
          <table:table-cell office:value-type="float" office:value="0.412857142857" calcext:value-type="float">
            <text:p>0.4128571429</text:p>
          </table:table-cell>
          <table:table-cell office:value-type="float" office:value="276207.886823" calcext:value-type="float">
            <text:p>276207.886823</text:p>
          </table:table-cell>
        </table:table-row>
        <table:table-row table:style-name="ro1">
          <table:table-cell office:value-type="float" office:value="0.414142857143" calcext:value-type="float">
            <text:p>0.4141428571</text:p>
          </table:table-cell>
          <table:table-cell office:value-type="float" office:value="276450.57317" calcext:value-type="float">
            <text:p>276450.57317</text:p>
          </table:table-cell>
        </table:table-row>
        <table:table-row table:style-name="ro1">
          <table:table-cell office:value-type="float" office:value="0.415428571429" calcext:value-type="float">
            <text:p>0.4154285714</text:p>
          </table:table-cell>
          <table:table-cell office:value-type="float" office:value="277621.502265" calcext:value-type="float">
            <text:p>277621.502265</text:p>
          </table:table-cell>
        </table:table-row>
        <table:table-row table:style-name="ro1">
          <table:table-cell office:value-type="float" office:value="0.416714285714" calcext:value-type="float">
            <text:p>0.4167142857</text:p>
          </table:table-cell>
          <table:table-cell office:value-type="float" office:value="280323.79265" calcext:value-type="float">
            <text:p>280323.79265</text:p>
          </table:table-cell>
        </table:table-row>
        <table:table-row table:style-name="ro1">
          <table:table-cell office:value-type="float" office:value="0.418" calcext:value-type="float">
            <text:p>0.418</text:p>
          </table:table-cell>
          <table:table-cell office:value-type="float" office:value="284967.610345" calcext:value-type="float">
            <text:p>284967.610345</text:p>
          </table:table-cell>
        </table:table-row>
        <table:table-row table:style-name="ro1">
          <table:table-cell office:value-type="float" office:value="0.419285714286" calcext:value-type="float">
            <text:p>0.4192857143</text:p>
          </table:table-cell>
          <table:table-cell office:value-type="float" office:value="291960.032367" calcext:value-type="float">
            <text:p>291960.032367</text:p>
          </table:table-cell>
        </table:table-row>
        <table:table-row table:style-name="ro1">
          <table:table-cell office:value-type="float" office:value="0.420571428571" calcext:value-type="float">
            <text:p>0.4205714286</text:p>
          </table:table-cell>
          <table:table-cell office:value-type="float" office:value="301924.189046" calcext:value-type="float">
            <text:p>301924.189046</text:p>
          </table:table-cell>
        </table:table-row>
        <table:table-row table:style-name="ro1">
          <table:table-cell office:value-type="float" office:value="0.421857142857" calcext:value-type="float">
            <text:p>0.4218571429</text:p>
          </table:table-cell>
          <table:table-cell office:value-type="float" office:value="315664.579575" calcext:value-type="float">
            <text:p>315664.579575</text:p>
          </table:table-cell>
        </table:table-row>
        <table:table-row table:style-name="ro1">
          <table:table-cell office:value-type="float" office:value="0.423142857143" calcext:value-type="float">
            <text:p>0.4231428571</text:p>
          </table:table-cell>
          <table:table-cell office:value-type="float" office:value="334489.938631" calcext:value-type="float">
            <text:p>334489.938631</text:p>
          </table:table-cell>
        </table:table-row>
        <table:table-row table:style-name="ro1">
          <table:table-cell office:value-type="float" office:value="0.424428571429" calcext:value-type="float">
            <text:p>0.4244285714</text:p>
          </table:table-cell>
          <table:table-cell office:value-type="float" office:value="359882.851907" calcext:value-type="float">
            <text:p>359882.851907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373156.543688" calcext:value-type="float">
            <text:p>373156.543688</text:p>
          </table:table-cell>
        </table:table-row>
        <table:table-row table:style-name="ro1">
          <table:table-cell office:value-type="float" office:value="0.426285714286" calcext:value-type="float">
            <text:p>0.4262857143</text:p>
          </table:table-cell>
          <table:table-cell office:value-type="float" office:value="409508.772251" calcext:value-type="float">
            <text:p>409508.772251</text:p>
          </table:table-cell>
        </table:table-row>
        <table:table-row table:style-name="ro1">
          <table:table-cell office:value-type="float" office:value="0.427571428571" calcext:value-type="float">
            <text:p>0.4275714286</text:p>
          </table:table-cell>
          <table:table-cell office:value-type="float" office:value="449799.449933" calcext:value-type="float">
            <text:p>449799.449933</text:p>
          </table:table-cell>
        </table:table-row>
        <table:table-row table:style-name="ro1">
          <table:table-cell office:value-type="float" office:value="0.428857142857" calcext:value-type="float">
            <text:p>0.4288571429</text:p>
          </table:table-cell>
          <table:table-cell office:value-type="float" office:value="491986.632051" calcext:value-type="float">
            <text:p>491986.632051</text:p>
          </table:table-cell>
        </table:table-row>
        <table:table-row table:style-name="ro1">
          <table:table-cell office:value-type="float" office:value="0.430142857143" calcext:value-type="float">
            <text:p>0.4301428571</text:p>
          </table:table-cell>
          <table:table-cell office:value-type="float" office:value="534378.946707" calcext:value-type="float">
            <text:p>534378.946707</text:p>
          </table:table-cell>
        </table:table-row>
        <table:table-row table:style-name="ro1">
          <table:table-cell office:value-type="float" office:value="0.431428571429" calcext:value-type="float">
            <text:p>0.4314285714</text:p>
          </table:table-cell>
          <table:table-cell office:value-type="float" office:value="575375.908567" calcext:value-type="float">
            <text:p>575375.908567</text:p>
          </table:table-cell>
        </table:table-row>
        <table:table-row table:style-name="ro1">
          <table:table-cell office:value-type="float" office:value="0.432714285714" calcext:value-type="float">
            <text:p>0.4327142857</text:p>
          </table:table-cell>
          <table:table-cell office:value-type="float" office:value="612791.197453" calcext:value-type="float">
            <text:p>612791.197453</text:p>
          </table:table-cell>
        </table:table-row>
        <table:table-row table:style-name="ro1">
          <table:table-cell office:value-type="float" office:value="0.434" calcext:value-type="float">
            <text:p>0.434</text:p>
          </table:table-cell>
          <table:table-cell office:value-type="float" office:value="645106.945032" calcext:value-type="float">
            <text:p>645106.945032</text:p>
          </table:table-cell>
        </table:table-row>
        <table:table-row table:style-name="ro1">
          <table:table-cell office:value-type="float" office:value="0.435285714286" calcext:value-type="float">
            <text:p>0.4352857143</text:p>
          </table:table-cell>
          <table:table-cell office:value-type="float" office:value="671666.778963" calcext:value-type="float">
            <text:p>671666.778963</text:p>
          </table:table-cell>
        </table:table-row>
        <table:table-row table:style-name="ro1">
          <table:table-cell office:value-type="float" office:value="0.436571428571" calcext:value-type="float">
            <text:p>0.4365714286</text:p>
          </table:table-cell>
          <table:table-cell office:value-type="float" office:value="692291.481735" calcext:value-type="float">
            <text:p>692291.481735</text:p>
          </table:table-cell>
        </table:table-row>
        <table:table-row table:style-name="ro1">
          <table:table-cell office:value-type="float" office:value="0.437857142857" calcext:value-type="float">
            <text:p>0.4378571429</text:p>
          </table:table-cell>
          <table:table-cell office:value-type="float" office:value="707130.801831" calcext:value-type="float">
            <text:p>707130.801831</text:p>
          </table:table-cell>
        </table:table-row>
        <table:table-row table:style-name="ro1">
          <table:table-cell office:value-type="float" office:value="0.439142857143" calcext:value-type="float">
            <text:p>0.4391428571</text:p>
          </table:table-cell>
          <table:table-cell office:value-type="float" office:value="716698.182975" calcext:value-type="float">
            <text:p>716698.182975</text:p>
          </table:table-cell>
        </table:table-row>
        <table:table-row table:style-name="ro1">
          <table:table-cell office:value-type="float" office:value="0.440428571429" calcext:value-type="float">
            <text:p>0.4404285714</text:p>
          </table:table-cell>
          <table:table-cell office:value-type="float" office:value="721963.636244" calcext:value-type="float">
            <text:p>721963.636244</text:p>
          </table:table-cell>
        </table:table-row>
        <table:table-row table:style-name="ro1">
          <table:table-cell office:value-type="float" office:value="0.441714285714" calcext:value-type="float">
            <text:p>0.4417142857</text:p>
          </table:table-cell>
          <table:table-cell office:value-type="float" office:value="723796.497521" calcext:value-type="float">
            <text:p>723796.497521</text:p>
          </table:table-cell>
        </table:table-row>
        <table:table-row table:style-name="ro1">
          <table:table-cell office:value-type="float" office:value="0.443" calcext:value-type="float">
            <text:p>0.443</text:p>
          </table:table-cell>
          <table:table-cell office:value-type="float" office:value="720862.293559" calcext:value-type="float">
            <text:p>720862.293559</text:p>
          </table:table-cell>
        </table:table-row>
        <table:table-row table:style-name="ro1">
          <table:table-cell office:value-type="float" office:value="0.444285714286" calcext:value-type="float">
            <text:p>0.4442857143</text:p>
          </table:table-cell>
          <table:table-cell office:value-type="float" office:value="714097.313251" calcext:value-type="float">
            <text:p>714097.313251</text:p>
          </table:table-cell>
        </table:table-row>
        <table:table-row table:style-name="ro1">
          <table:table-cell office:value-type="float" office:value="0.445571428571" calcext:value-type="float">
            <text:p>0.4455714286</text:p>
          </table:table-cell>
          <table:table-cell office:value-type="float" office:value="705441.761732" calcext:value-type="float">
            <text:p>705441.761732</text:p>
          </table:table-cell>
        </table:table-row>
        <table:table-row table:style-name="ro1">
          <table:table-cell office:value-type="float" office:value="0.446857142857" calcext:value-type="float">
            <text:p>0.4468571429</text:p>
          </table:table-cell>
          <table:table-cell office:value-type="float" office:value="696319.596061" calcext:value-type="float">
            <text:p>696319.596061</text:p>
          </table:table-cell>
        </table:table-row>
        <table:table-row table:style-name="ro1">
          <table:table-cell office:value-type="float" office:value="0.448142857143" calcext:value-type="float">
            <text:p>0.4481428571</text:p>
          </table:table-cell>
          <table:table-cell office:value-type="float" office:value="687637.56983" calcext:value-type="float">
            <text:p>687637.56983</text:p>
          </table:table-cell>
        </table:table-row>
        <table:table-row table:style-name="ro1">
          <table:table-cell office:value-type="float" office:value="0.449428571429" calcext:value-type="float">
            <text:p>0.4494285714</text:p>
          </table:table-cell>
          <table:table-cell office:value-type="float" office:value="679694.118114" calcext:value-type="float">
            <text:p>679694.11811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676159.791309" calcext:value-type="float">
            <text:p>676159.791309</text:p>
          </table:table-cell>
        </table:table-row>
        <table:table-row table:style-name="ro1">
          <table:table-cell office:value-type="float" office:value="0.451285714286" calcext:value-type="float">
            <text:p>0.4512857143</text:p>
          </table:table-cell>
          <table:table-cell office:value-type="float" office:value="669074.941531" calcext:value-type="float">
            <text:p>669074.941531</text:p>
          </table:table-cell>
        </table:table-row>
        <table:table-row table:style-name="ro1">
          <table:table-cell office:value-type="float" office:value="0.452571428571" calcext:value-type="float">
            <text:p>0.4525714286</text:p>
          </table:table-cell>
          <table:table-cell office:value-type="float" office:value="662335.81939" calcext:value-type="float">
            <text:p>662335.81939</text:p>
          </table:table-cell>
        </table:table-row>
        <table:table-row table:style-name="ro1">
          <table:table-cell office:value-type="float" office:value="0.453857142857" calcext:value-type="float">
            <text:p>0.4538571429</text:p>
          </table:table-cell>
          <table:table-cell office:value-type="float" office:value="655918.942399" calcext:value-type="float">
            <text:p>655918.942399</text:p>
          </table:table-cell>
        </table:table-row>
        <table:table-row table:style-name="ro1">
          <table:table-cell office:value-type="float" office:value="0.455142857143" calcext:value-type="float">
            <text:p>0.4551428571</text:p>
          </table:table-cell>
          <table:table-cell office:value-type="float" office:value="649951.310558" calcext:value-type="float">
            <text:p>649951.310558</text:p>
          </table:table-cell>
        </table:table-row>
        <table:table-row table:style-name="ro1">
          <table:table-cell office:value-type="float" office:value="0.456428571429" calcext:value-type="float">
            <text:p>0.4564285714</text:p>
          </table:table-cell>
          <table:table-cell office:value-type="float" office:value="644575.297087" calcext:value-type="float">
            <text:p>644575.297087</text:p>
          </table:table-cell>
        </table:table-row>
        <table:table-row table:style-name="ro1">
          <table:table-cell office:value-type="float" office:value="0.457714285714" calcext:value-type="float">
            <text:p>0.4577142857</text:p>
          </table:table-cell>
          <table:table-cell office:value-type="float" office:value="639823.144946" calcext:value-type="float">
            <text:p>639823.144946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  <table:table-cell office:value-type="float" office:value="635827.07891" calcext:value-type="float">
            <text:p>635827.07891</text:p>
          </table:table-cell>
        </table:table-row>
        <table:table-row table:style-name="ro1">
          <table:table-cell office:value-type="float" office:value="0.460285714286" calcext:value-type="float">
            <text:p>0.4602857143</text:p>
          </table:table-cell>
          <table:table-cell office:value-type="float" office:value="632437.191874" calcext:value-type="float">
            <text:p>632437.191874</text:p>
          </table:table-cell>
        </table:table-row>
        <table:table-row table:style-name="ro1">
          <table:table-cell office:value-type="float" office:value="0.461571428571" calcext:value-type="float">
            <text:p>0.4615714286</text:p>
          </table:table-cell>
          <table:table-cell office:value-type="float" office:value="629512.27155" calcext:value-type="float">
            <text:p>629512.27155</text:p>
          </table:table-cell>
        </table:table-row>
        <table:table-row table:style-name="ro1">
          <table:table-cell office:value-type="float" office:value="0.462857142857" calcext:value-type="float">
            <text:p>0.4628571429</text:p>
          </table:table-cell>
          <table:table-cell office:value-type="float" office:value="626907.813965" calcext:value-type="float">
            <text:p>626907.813965</text:p>
          </table:table-cell>
        </table:table-row>
        <table:table-row table:style-name="ro1">
          <table:table-cell office:value-type="float" office:value="0.464142857143" calcext:value-type="float">
            <text:p>0.4641428571</text:p>
          </table:table-cell>
          <table:table-cell office:value-type="float" office:value="624222.739198" calcext:value-type="float">
            <text:p>624222.739198</text:p>
          </table:table-cell>
        </table:table-row>
        <table:table-row table:style-name="ro1">
          <table:table-cell office:value-type="float" office:value="0.465428571429" calcext:value-type="float">
            <text:p>0.4654285714</text:p>
          </table:table-cell>
          <table:table-cell office:value-type="float" office:value="621063.006647" calcext:value-type="float">
            <text:p>621063.006647</text:p>
          </table:table-cell>
        </table:table-row>
        <table:table-row table:style-name="ro1">
          <table:table-cell office:value-type="float" office:value="0.466714285714" calcext:value-type="float">
            <text:p>0.4667142857</text:p>
          </table:table-cell>
          <table:table-cell office:value-type="float" office:value="617526.761004" calcext:value-type="float">
            <text:p>617526.761004</text:p>
          </table:table-cell>
        </table:table-row>
        <table:table-row table:style-name="ro1">
          <table:table-cell office:value-type="float" office:value="0.468" calcext:value-type="float">
            <text:p>0.468</text:p>
          </table:table-cell>
          <table:table-cell office:value-type="float" office:value="613709.049659" calcext:value-type="float">
            <text:p>613709.049659</text:p>
          </table:table-cell>
        </table:table-row>
        <table:table-row table:style-name="ro1">
          <table:table-cell office:value-type="float" office:value="0.469285714286" calcext:value-type="float">
            <text:p>0.4692857143</text:p>
          </table:table-cell>
          <table:table-cell office:value-type="float" office:value="609698.874485" calcext:value-type="float">
            <text:p>609698.874485</text:p>
          </table:table-cell>
        </table:table-row>
        <table:table-row table:style-name="ro1">
          <table:table-cell office:value-type="float" office:value="0.470571428571" calcext:value-type="float">
            <text:p>0.4705714286</text:p>
          </table:table-cell>
          <table:table-cell office:value-type="float" office:value="605602.675867" calcext:value-type="float">
            <text:p>605602.675867</text:p>
          </table:table-cell>
        </table:table-row>
        <table:table-row table:style-name="ro1">
          <table:table-cell office:value-type="float" office:value="0.471857142857" calcext:value-type="float">
            <text:p>0.4718571429</text:p>
          </table:table-cell>
          <table:table-cell office:value-type="float" office:value="601591.07582" calcext:value-type="float">
            <text:p>601591.07582</text:p>
          </table:table-cell>
        </table:table-row>
        <table:table-row table:style-name="ro1">
          <table:table-cell office:value-type="float" office:value="0.473142857143" calcext:value-type="float">
            <text:p>0.4731428571</text:p>
          </table:table-cell>
          <table:table-cell office:value-type="float" office:value="597802.370379" calcext:value-type="float">
            <text:p>597802.370379</text:p>
          </table:table-cell>
        </table:table-row>
        <table:table-row table:style-name="ro1">
          <table:table-cell office:value-type="float" office:value="0.474428571429" calcext:value-type="float">
            <text:p>0.4744285714</text:p>
          </table:table-cell>
          <table:table-cell office:value-type="float" office:value="594309.615744" calcext:value-type="float">
            <text:p>594309.615744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592755.863002" calcext:value-type="float">
            <text:p>592755.863002</text:p>
          </table:table-cell>
        </table:table-row>
        <table:table-row table:style-name="ro1">
          <table:table-cell office:value-type="float" office:value="0.476285714286" calcext:value-type="float">
            <text:p>0.4762857143</text:p>
          </table:table-cell>
          <table:table-cell office:value-type="float" office:value="589914.581827" calcext:value-type="float">
            <text:p>589914.581827</text:p>
          </table:table-cell>
        </table:table-row>
        <table:table-row table:style-name="ro1">
          <table:table-cell office:value-type="float" office:value="0.477571428571" calcext:value-type="float">
            <text:p>0.4775714286</text:p>
          </table:table-cell>
          <table:table-cell office:value-type="float" office:value="587474.503465" calcext:value-type="float">
            <text:p>587474.503465</text:p>
          </table:table-cell>
        </table:table-row>
        <table:table-row table:style-name="ro1">
          <table:table-cell office:value-type="float" office:value="0.478857142857" calcext:value-type="float">
            <text:p>0.4788571429</text:p>
          </table:table-cell>
          <table:table-cell office:value-type="float" office:value="585390.485901" calcext:value-type="float">
            <text:p>585390.485901</text:p>
          </table:table-cell>
        </table:table-row>
        <table:table-row table:style-name="ro1">
          <table:table-cell office:value-type="float" office:value="0.480142857143" calcext:value-type="float">
            <text:p>0.4801428571</text:p>
          </table:table-cell>
          <table:table-cell office:value-type="float" office:value="583586.819692" calcext:value-type="float">
            <text:p>583586.819692</text:p>
          </table:table-cell>
        </table:table-row>
        <table:table-row table:style-name="ro1">
          <table:table-cell office:value-type="float" office:value="0.481428571429" calcext:value-type="float">
            <text:p>0.4814285714</text:p>
          </table:table-cell>
          <table:table-cell office:value-type="float" office:value="581957.624828" calcext:value-type="float">
            <text:p>581957.624828</text:p>
          </table:table-cell>
        </table:table-row>
        <table:table-row table:style-name="ro1">
          <table:table-cell office:value-type="float" office:value="0.482714285714" calcext:value-type="float">
            <text:p>0.4827142857</text:p>
          </table:table-cell>
          <table:table-cell office:value-type="float" office:value="580356.983357" calcext:value-type="float">
            <text:p>580356.983357</text:p>
          </table:table-cell>
        </table:table-row>
        <table:table-row table:style-name="ro1">
          <table:table-cell office:value-type="float" office:value="0.484" calcext:value-type="float">
            <text:p>0.484</text:p>
          </table:table-cell>
          <table:table-cell office:value-type="float" office:value="578704.744851" calcext:value-type="float">
            <text:p>578704.744851</text:p>
          </table:table-cell>
        </table:table-row>
        <table:table-row table:style-name="ro1">
          <table:table-cell office:value-type="float" office:value="0.485285714286" calcext:value-type="float">
            <text:p>0.4852857143</text:p>
          </table:table-cell>
          <table:table-cell office:value-type="float" office:value="576955.115831" calcext:value-type="float">
            <text:p>576955.115831</text:p>
          </table:table-cell>
        </table:table-row>
        <table:table-row table:style-name="ro1">
          <table:table-cell office:value-type="float" office:value="0.486571428571" calcext:value-type="float">
            <text:p>0.4865714286</text:p>
          </table:table-cell>
          <table:table-cell office:value-type="float" office:value="574949.940595" calcext:value-type="float">
            <text:p>574949.940595</text:p>
          </table:table-cell>
        </table:table-row>
        <table:table-row table:style-name="ro1">
          <table:table-cell office:value-type="float" office:value="0.487857142857" calcext:value-type="float">
            <text:p>0.4878571429</text:p>
          </table:table-cell>
          <table:table-cell office:value-type="float" office:value="572686.924672" calcext:value-type="float">
            <text:p>572686.924672</text:p>
          </table:table-cell>
        </table:table-row>
        <table:table-row table:style-name="ro1">
          <table:table-cell office:value-type="float" office:value="0.489142857143" calcext:value-type="float">
            <text:p>0.4891428571</text:p>
          </table:table-cell>
          <table:table-cell office:value-type="float" office:value="570272.471629" calcext:value-type="float">
            <text:p>570272.471629</text:p>
          </table:table-cell>
        </table:table-row>
        <table:table-row table:style-name="ro1">
          <table:table-cell office:value-type="float" office:value="0.490428571429" calcext:value-type="float">
            <text:p>0.4904285714</text:p>
          </table:table-cell>
          <table:table-cell office:value-type="float" office:value="567798.415142" calcext:value-type="float">
            <text:p>567798.415142</text:p>
          </table:table-cell>
        </table:table-row>
        <table:table-row table:style-name="ro1">
          <table:table-cell office:value-type="float" office:value="0.491714285714" calcext:value-type="float">
            <text:p>0.4917142857</text:p>
          </table:table-cell>
          <table:table-cell office:value-type="float" office:value="565347.027533" calcext:value-type="float">
            <text:p>565347.027533</text:p>
          </table:table-cell>
        </table:table-row>
        <table:table-row table:style-name="ro1">
          <table:table-cell office:value-type="float" office:value="0.493" calcext:value-type="float">
            <text:p>0.493</text:p>
          </table:table-cell>
          <table:table-cell office:value-type="float" office:value="563004.307083" calcext:value-type="float">
            <text:p>563004.307083</text:p>
          </table:table-cell>
        </table:table-row>
        <table:table-row table:style-name="ro1">
          <table:table-cell office:value-type="float" office:value="0.494285714286" calcext:value-type="float">
            <text:p>0.4942857143</text:p>
          </table:table-cell>
          <table:table-cell office:value-type="float" office:value="560904.886231" calcext:value-type="float">
            <text:p>560904.886231</text:p>
          </table:table-cell>
        </table:table-row>
        <table:table-row table:style-name="ro1">
          <table:table-cell office:value-type="float" office:value="0.495571428571" calcext:value-type="float">
            <text:p>0.4955714286</text:p>
          </table:table-cell>
          <table:table-cell office:value-type="float" office:value="559102.185632" calcext:value-type="float">
            <text:p>559102.185632</text:p>
          </table:table-cell>
        </table:table-row>
        <table:table-row table:style-name="ro1">
          <table:table-cell office:value-type="float" office:value="0.496857142857" calcext:value-type="float">
            <text:p>0.4968571429</text:p>
          </table:table-cell>
          <table:table-cell office:value-type="float" office:value="557557.549576" calcext:value-type="float">
            <text:p>557557.549576</text:p>
          </table:table-cell>
        </table:table-row>
        <table:table-row table:style-name="ro1">
          <table:table-cell office:value-type="float" office:value="0.498142857143" calcext:value-type="float">
            <text:p>0.4981428571</text:p>
          </table:table-cell>
          <table:table-cell office:value-type="float" office:value="556226.757211" calcext:value-type="float">
            <text:p>556226.757211</text:p>
          </table:table-cell>
        </table:table-row>
        <table:table-row table:style-name="ro1">
          <table:table-cell office:value-type="float" office:value="0.499428571429" calcext:value-type="float">
            <text:p>0.4994285714</text:p>
          </table:table-cell>
          <table:table-cell office:value-type="float" office:value="555062.654569" calcext:value-type="float">
            <text:p>555062.65456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54480.921117" calcext:value-type="float">
            <text:p>554480.921117</text:p>
          </table:table-cell>
        </table:table-row>
        <table:table-row table:style-name="ro1">
          <table:table-cell office:value-type="float" office:value="0.501285714286" calcext:value-type="float">
            <text:p>0.5012857143</text:p>
          </table:table-cell>
          <table:table-cell office:value-type="float" office:value="105817.354294" calcext:value-type="float">
            <text:p>105817.354294</text:p>
          </table:table-cell>
        </table:table-row>
        <table:table-row table:style-name="ro1">
          <table:table-cell office:value-type="float" office:value="0.502571428571" calcext:value-type="float">
            <text:p>0.5025714286</text:p>
          </table:table-cell>
          <table:table-cell office:value-type="float" office:value="128947.842663" calcext:value-type="float">
            <text:p>128947.842663</text:p>
          </table:table-cell>
        </table:table-row>
        <table:table-row table:style-name="ro1">
          <table:table-cell office:value-type="float" office:value="0.503857142857" calcext:value-type="float">
            <text:p>0.5038571429</text:p>
          </table:table-cell>
          <table:table-cell office:value-type="float" office:value="137316.23313" calcext:value-type="float">
            <text:p>137316.23313</text:p>
          </table:table-cell>
        </table:table-row>
        <table:table-row table:style-name="ro1">
          <table:table-cell office:value-type="float" office:value="0.505142857143" calcext:value-type="float">
            <text:p>0.5051428571</text:p>
          </table:table-cell>
          <table:table-cell office:value-type="float" office:value="146856.967873" calcext:value-type="float">
            <text:p>146856.967873</text:p>
          </table:table-cell>
        </table:table-row>
        <table:table-row table:style-name="ro1">
          <table:table-cell office:value-type="float" office:value="0.506428571429" calcext:value-type="float">
            <text:p>0.5064285714</text:p>
          </table:table-cell>
          <table:table-cell office:value-type="float" office:value="162859.955577" calcext:value-type="float">
            <text:p>162859.955577</text:p>
          </table:table-cell>
        </table:table-row>
        <table:table-row table:style-name="ro1">
          <table:table-cell office:value-type="float" office:value="0.507714285714" calcext:value-type="float">
            <text:p>0.5077142857</text:p>
          </table:table-cell>
          <table:table-cell office:value-type="float" office:value="163324.217363" calcext:value-type="float">
            <text:p>163324.217363</text:p>
          </table:table-cell>
        </table:table-row>
        <table:table-row table:style-name="ro1">
          <table:table-cell office:value-type="float" office:value="0.509" calcext:value-type="float">
            <text:p>0.509</text:p>
          </table:table-cell>
          <table:table-cell office:value-type="float" office:value="158430.132063" calcext:value-type="float">
            <text:p>158430.132063</text:p>
          </table:table-cell>
        </table:table-row>
        <table:table-row table:style-name="ro1">
          <table:table-cell office:value-type="float" office:value="0.510285714286" calcext:value-type="float">
            <text:p>0.5102857143</text:p>
          </table:table-cell>
          <table:table-cell office:value-type="float" office:value="151842.678095" calcext:value-type="float">
            <text:p>151842.678095</text:p>
          </table:table-cell>
        </table:table-row>
        <table:table-row table:style-name="ro1">
          <table:table-cell office:value-type="float" office:value="0.511571428571" calcext:value-type="float">
            <text:p>0.5115714286</text:p>
          </table:table-cell>
          <table:table-cell office:value-type="float" office:value="144631.349625" calcext:value-type="float">
            <text:p>144631.349625</text:p>
          </table:table-cell>
        </table:table-row>
        <table:table-row table:style-name="ro1">
          <table:table-cell office:value-type="float" office:value="0.512857142857" calcext:value-type="float">
            <text:p>0.5128571429</text:p>
          </table:table-cell>
          <table:table-cell office:value-type="float" office:value="142232.034163" calcext:value-type="float">
            <text:p>142232.034163</text:p>
          </table:table-cell>
        </table:table-row>
        <table:table-row table:style-name="ro1">
          <table:table-cell office:value-type="float" office:value="0.514142857143" calcext:value-type="float">
            <text:p>0.5141428571</text:p>
          </table:table-cell>
          <table:table-cell office:value-type="float" office:value="145359.330953" calcext:value-type="float">
            <text:p>145359.330953</text:p>
          </table:table-cell>
        </table:table-row>
        <table:table-row table:style-name="ro1">
          <table:table-cell office:value-type="float" office:value="0.515428571429" calcext:value-type="float">
            <text:p>0.5154285714</text:p>
          </table:table-cell>
          <table:table-cell office:value-type="float" office:value="153541.241033" calcext:value-type="float">
            <text:p>153541.241033</text:p>
          </table:table-cell>
        </table:table-row>
        <table:table-row table:style-name="ro1">
          <table:table-cell office:value-type="float" office:value="0.516714285714" calcext:value-type="float">
            <text:p>0.5167142857</text:p>
          </table:table-cell>
          <table:table-cell office:value-type="float" office:value="165517.247115" calcext:value-type="float">
            <text:p>165517.247115</text:p>
          </table:table-cell>
        </table:table-row>
        <table:table-row table:style-name="ro1">
          <table:table-cell office:value-type="float" office:value="0.518" calcext:value-type="float">
            <text:p>0.518</text:p>
          </table:table-cell>
          <table:table-cell office:value-type="float" office:value="175756.525874" calcext:value-type="float">
            <text:p>175756.525874</text:p>
          </table:table-cell>
        </table:table-row>
        <table:table-row table:style-name="ro1">
          <table:table-cell office:value-type="float" office:value="0.519285714286" calcext:value-type="float">
            <text:p>0.5192857143</text:p>
          </table:table-cell>
          <table:table-cell office:value-type="float" office:value="181708.131385" calcext:value-type="float">
            <text:p>181708.131385</text:p>
          </table:table-cell>
        </table:table-row>
        <table:table-row table:style-name="ro1">
          <table:table-cell office:value-type="float" office:value="0.520571428571" calcext:value-type="float">
            <text:p>0.5205714286</text:p>
          </table:table-cell>
          <table:table-cell office:value-type="float" office:value="186786.211332" calcext:value-type="float">
            <text:p>186786.211332</text:p>
          </table:table-cell>
        </table:table-row>
        <table:table-row table:style-name="ro1">
          <table:table-cell office:value-type="float" office:value="0.521857142857" calcext:value-type="float">
            <text:p>0.5218571429</text:p>
          </table:table-cell>
          <table:table-cell office:value-type="float" office:value="191787.571254" calcext:value-type="float">
            <text:p>191787.571254</text:p>
          </table:table-cell>
        </table:table-row>
        <table:table-row table:style-name="ro1">
          <table:table-cell office:value-type="float" office:value="0.523142857143" calcext:value-type="float">
            <text:p>0.5231428571</text:p>
          </table:table-cell>
          <table:table-cell office:value-type="float" office:value="196950.31752" calcext:value-type="float">
            <text:p>196950.31752</text:p>
          </table:table-cell>
        </table:table-row>
        <table:table-row table:style-name="ro1">
          <table:table-cell office:value-type="float" office:value="0.524428571429" calcext:value-type="float">
            <text:p>0.5244285714</text:p>
          </table:table-cell>
          <table:table-cell office:value-type="float" office:value="202051.494917" calcext:value-type="float">
            <text:p>202051.494917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203434.167804" calcext:value-type="float">
            <text:p>203434.167804</text:p>
          </table:table-cell>
        </table:table-row>
        <table:table-row table:style-name="ro1">
          <table:table-cell office:value-type="float" office:value="0.526285714286" calcext:value-type="float">
            <text:p>0.5262857143</text:p>
          </table:table-cell>
          <table:table-cell office:value-type="float" office:value="207947.536105" calcext:value-type="float">
            <text:p>207947.536105</text:p>
          </table:table-cell>
        </table:table-row>
        <table:table-row table:style-name="ro1">
          <table:table-cell office:value-type="float" office:value="0.527571428571" calcext:value-type="float">
            <text:p>0.5275714286</text:p>
          </table:table-cell>
          <table:table-cell office:value-type="float" office:value="211888.798911" calcext:value-type="float">
            <text:p>211888.798911</text:p>
          </table:table-cell>
        </table:table-row>
        <table:table-row table:style-name="ro1">
          <table:table-cell office:value-type="float" office:value="0.528857142857" calcext:value-type="float">
            <text:p>0.5288571429</text:p>
          </table:table-cell>
          <table:table-cell office:value-type="float" office:value="215245.20772" calcext:value-type="float">
            <text:p>215245.20772</text:p>
          </table:table-cell>
        </table:table-row>
        <table:table-row table:style-name="ro1">
          <table:table-cell office:value-type="float" office:value="0.530142857143" calcext:value-type="float">
            <text:p>0.5301428571</text:p>
          </table:table-cell>
          <table:table-cell office:value-type="float" office:value="218008.313922" calcext:value-type="float">
            <text:p>218008.313922</text:p>
          </table:table-cell>
        </table:table-row>
        <table:table-row table:style-name="ro1">
          <table:table-cell office:value-type="float" office:value="0.531428571429" calcext:value-type="float">
            <text:p>0.5314285714</text:p>
          </table:table-cell>
          <table:table-cell office:value-type="float" office:value="220199.419548" calcext:value-type="float">
            <text:p>220199.419548</text:p>
          </table:table-cell>
        </table:table-row>
        <table:table-row table:style-name="ro1">
          <table:table-cell office:value-type="float" office:value="0.532714285714" calcext:value-type="float">
            <text:p>0.5327142857</text:p>
          </table:table-cell>
          <table:table-cell office:value-type="float" office:value="221843.697372" calcext:value-type="float">
            <text:p>221843.697372</text:p>
          </table:table-cell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223078.880404" calcext:value-type="float">
            <text:p>223078.880404</text:p>
          </table:table-cell>
        </table:table-row>
        <table:table-row table:style-name="ro1">
          <table:table-cell office:value-type="float" office:value="0.535285714286" calcext:value-type="float">
            <text:p>0.5352857143</text:p>
          </table:table-cell>
          <table:table-cell office:value-type="float" office:value="224037.418942" calcext:value-type="float">
            <text:p>224037.418942</text:p>
          </table:table-cell>
        </table:table-row>
        <table:table-row table:style-name="ro1">
          <table:table-cell office:value-type="float" office:value="0.536571428571" calcext:value-type="float">
            <text:p>0.5365714286</text:p>
          </table:table-cell>
          <table:table-cell office:value-type="float" office:value="224754.950332" calcext:value-type="float">
            <text:p>224754.950332</text:p>
          </table:table-cell>
        </table:table-row>
        <table:table-row table:style-name="ro1">
          <table:table-cell office:value-type="float" office:value="0.537857142857" calcext:value-type="float">
            <text:p>0.5378571429</text:p>
          </table:table-cell>
          <table:table-cell office:value-type="float" office:value="225261.560305" calcext:value-type="float">
            <text:p>225261.560305</text:p>
          </table:table-cell>
        </table:table-row>
        <table:table-row table:style-name="ro1">
          <table:table-cell office:value-type="float" office:value="0.539142857143" calcext:value-type="float">
            <text:p>0.5391428571</text:p>
          </table:table-cell>
          <table:table-cell office:value-type="float" office:value="225593.210729" calcext:value-type="float">
            <text:p>225593.210729</text:p>
          </table:table-cell>
        </table:table-row>
        <table:table-row table:style-name="ro1">
          <table:table-cell office:value-type="float" office:value="0.540428571429" calcext:value-type="float">
            <text:p>0.5404285714</text:p>
          </table:table-cell>
          <table:table-cell office:value-type="float" office:value="225782.40753" calcext:value-type="float">
            <text:p>225782.40753</text:p>
          </table:table-cell>
        </table:table-row>
        <table:table-row table:style-name="ro1">
          <table:table-cell office:value-type="float" office:value="0.541714285714" calcext:value-type="float">
            <text:p>0.5417142857</text:p>
          </table:table-cell>
          <table:table-cell office:value-type="float" office:value="225687.298798" calcext:value-type="float">
            <text:p>225687.298798</text:p>
          </table:table-cell>
        </table:table-row>
        <table:table-row table:style-name="ro1">
          <table:table-cell office:value-type="float" office:value="0.543" calcext:value-type="float">
            <text:p>0.543</text:p>
          </table:table-cell>
          <table:table-cell office:value-type="float" office:value="225376.241186" calcext:value-type="float">
            <text:p>225376.241186</text:p>
          </table:table-cell>
        </table:table-row>
        <table:table-row table:style-name="ro1">
          <table:table-cell office:value-type="float" office:value="0.544285714286" calcext:value-type="float">
            <text:p>0.5442857143</text:p>
          </table:table-cell>
          <table:table-cell office:value-type="float" office:value="224884.127505" calcext:value-type="float">
            <text:p>224884.127505</text:p>
          </table:table-cell>
        </table:table-row>
        <table:table-row table:style-name="ro1">
          <table:table-cell office:value-type="float" office:value="0.545571428571" calcext:value-type="float">
            <text:p>0.5455714286</text:p>
          </table:table-cell>
          <table:table-cell office:value-type="float" office:value="224241.132174" calcext:value-type="float">
            <text:p>224241.132174</text:p>
          </table:table-cell>
        </table:table-row>
        <table:table-row table:style-name="ro1">
          <table:table-cell office:value-type="float" office:value="0.546857142857" calcext:value-type="float">
            <text:p>0.5468571429</text:p>
          </table:table-cell>
          <table:table-cell office:value-type="float" office:value="223478.166345" calcext:value-type="float">
            <text:p>223478.166345</text:p>
          </table:table-cell>
        </table:table-row>
        <table:table-row table:style-name="ro1">
          <table:table-cell office:value-type="float" office:value="0.548142857143" calcext:value-type="float">
            <text:p>0.5481428571</text:p>
          </table:table-cell>
          <table:table-cell office:value-type="float" office:value="222638.021744" calcext:value-type="float">
            <text:p>222638.021744</text:p>
          </table:table-cell>
        </table:table-row>
        <table:table-row table:style-name="ro1">
          <table:table-cell office:value-type="float" office:value="0.549428571429" calcext:value-type="float">
            <text:p>0.5494285714</text:p>
          </table:table-cell>
          <table:table-cell office:value-type="float" office:value="221759.239544" calcext:value-type="float">
            <text:p>221759.23954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20881.938971" calcext:value-type="float">
            <text:p>220881.938971</text:p>
          </table:table-cell>
        </table:table-row>
        <table:table-row table:style-name="ro1">
          <table:table-cell office:value-type="float" office:value="0.551285714286" calcext:value-type="float">
            <text:p>0.5512857143</text:p>
          </table:table-cell>
          <table:table-cell office:value-type="float" office:value="220108.457909" calcext:value-type="float">
            <text:p>220108.457909</text:p>
          </table:table-cell>
        </table:table-row>
        <table:table-row table:style-name="ro1">
          <table:table-cell office:value-type="float" office:value="0.552571428571" calcext:value-type="float">
            <text:p>0.5525714286</text:p>
          </table:table-cell>
          <table:table-cell office:value-type="float" office:value="219380.231064" calcext:value-type="float">
            <text:p>219380.231064</text:p>
          </table:table-cell>
        </table:table-row>
        <table:table-row table:style-name="ro1">
          <table:table-cell office:value-type="float" office:value="0.553857142857" calcext:value-type="float">
            <text:p>0.5538571429</text:p>
          </table:table-cell>
          <table:table-cell office:value-type="float" office:value="218713.392044" calcext:value-type="float">
            <text:p>218713.392044</text:p>
          </table:table-cell>
        </table:table-row>
        <table:table-row table:style-name="ro1">
          <table:table-cell office:value-type="float" office:value="0.555142857143" calcext:value-type="float">
            <text:p>0.5551428571</text:p>
          </table:table-cell>
          <table:table-cell office:value-type="float" office:value="218088.438747" calcext:value-type="float">
            <text:p>218088.438747</text:p>
          </table:table-cell>
        </table:table-row>
        <table:table-row table:style-name="ro1">
          <table:table-cell office:value-type="float" office:value="0.556428571429" calcext:value-type="float">
            <text:p>0.5564285714</text:p>
          </table:table-cell>
          <table:table-cell office:value-type="float" office:value="217499.452313" calcext:value-type="float">
            <text:p>217499.452313</text:p>
          </table:table-cell>
        </table:table-row>
        <table:table-row table:style-name="ro1">
          <table:table-cell office:value-type="float" office:value="0.557714285714" calcext:value-type="float">
            <text:p>0.5577142857</text:p>
          </table:table-cell>
          <table:table-cell office:value-type="float" office:value="216938.885429" calcext:value-type="float">
            <text:p>216938.885429</text:p>
          </table:table-cell>
        </table:table-row>
        <table:table-row table:style-name="ro1">
          <table:table-cell office:value-type="float" office:value="0.559" calcext:value-type="float">
            <text:p>0.559</text:p>
          </table:table-cell>
          <table:table-cell office:value-type="float" office:value="216388.102228" calcext:value-type="float">
            <text:p>216388.102228</text:p>
          </table:table-cell>
        </table:table-row>
        <table:table-row table:style-name="ro1">
          <table:table-cell office:value-type="float" office:value="0.560285714286" calcext:value-type="float">
            <text:p>0.5602857143</text:p>
          </table:table-cell>
          <table:table-cell office:value-type="float" office:value="215832.00023" calcext:value-type="float">
            <text:p>215832.00023</text:p>
          </table:table-cell>
        </table:table-row>
        <table:table-row table:style-name="ro1">
          <table:table-cell office:value-type="float" office:value="0.561571428571" calcext:value-type="float">
            <text:p>0.5615714286</text:p>
          </table:table-cell>
          <table:table-cell office:value-type="float" office:value="215249.184615" calcext:value-type="float">
            <text:p>215249.184615</text:p>
          </table:table-cell>
        </table:table-row>
        <table:table-row table:style-name="ro1">
          <table:table-cell office:value-type="float" office:value="0.562857142857" calcext:value-type="float">
            <text:p>0.5628571429</text:p>
          </table:table-cell>
          <table:table-cell office:value-type="float" office:value="214630.836141" calcext:value-type="float">
            <text:p>214630.836141</text:p>
          </table:table-cell>
        </table:table-row>
        <table:table-row table:style-name="ro1">
          <table:table-cell office:value-type="float" office:value="0.564142857143" calcext:value-type="float">
            <text:p>0.5641428571</text:p>
          </table:table-cell>
          <table:table-cell office:value-type="float" office:value="213968.586885" calcext:value-type="float">
            <text:p>213968.586885</text:p>
          </table:table-cell>
        </table:table-row>
        <table:table-row table:style-name="ro1">
          <table:table-cell office:value-type="float" office:value="0.565428571429" calcext:value-type="float">
            <text:p>0.5654285714</text:p>
          </table:table-cell>
          <table:table-cell office:value-type="float" office:value="213271.215883" calcext:value-type="float">
            <text:p>213271.215883</text:p>
          </table:table-cell>
        </table:table-row>
        <table:table-row table:style-name="ro1">
          <table:table-cell office:value-type="float" office:value="0.566714285714" calcext:value-type="float">
            <text:p>0.5667142857</text:p>
          </table:table-cell>
          <table:table-cell office:value-type="float" office:value="212549.167936" calcext:value-type="float">
            <text:p>212549.167936</text:p>
          </table:table-cell>
        </table:table-row>
        <table:table-row table:style-name="ro1">
          <table:table-cell office:value-type="float" office:value="0.568" calcext:value-type="float">
            <text:p>0.568</text:p>
          </table:table-cell>
          <table:table-cell office:value-type="float" office:value="211947.114175" calcext:value-type="float">
            <text:p>211947.114175</text:p>
          </table:table-cell>
        </table:table-row>
        <table:table-row table:style-name="ro1">
          <table:table-cell office:value-type="float" office:value="0.569285714286" calcext:value-type="float">
            <text:p>0.5692857143</text:p>
          </table:table-cell>
          <table:table-cell office:value-type="float" office:value="211824.162" calcext:value-type="float">
            <text:p>211824.162</text:p>
          </table:table-cell>
        </table:table-row>
        <table:table-row table:style-name="ro1">
          <table:table-cell office:value-type="float" office:value="0.570571428571" calcext:value-type="float">
            <text:p>0.5705714286</text:p>
          </table:table-cell>
          <table:table-cell office:value-type="float" office:value="213511.153244" calcext:value-type="float">
            <text:p>213511.153244</text:p>
          </table:table-cell>
        </table:table-row>
        <table:table-row table:style-name="ro1">
          <table:table-cell office:value-type="float" office:value="0.571857142857" calcext:value-type="float">
            <text:p>0.5718571429</text:p>
          </table:table-cell>
          <table:table-cell office:value-type="float" office:value="217741.393717" calcext:value-type="float">
            <text:p>217741.393717</text:p>
          </table:table-cell>
        </table:table-row>
        <table:table-row table:style-name="ro1">
          <table:table-cell office:value-type="float" office:value="0.573142857143" calcext:value-type="float">
            <text:p>0.5731428571</text:p>
          </table:table-cell>
          <table:table-cell office:value-type="float" office:value="221499.611875" calcext:value-type="float">
            <text:p>221499.611875</text:p>
          </table:table-cell>
        </table:table-row>
        <table:table-row table:style-name="ro1">
          <table:table-cell office:value-type="float" office:value="0.574428571429" calcext:value-type="float">
            <text:p>0.5744285714</text:p>
          </table:table-cell>
          <table:table-cell office:value-type="float" office:value="221138.854723" calcext:value-type="float">
            <text:p>221138.854723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218981.445007" calcext:value-type="float">
            <text:p>218981.445007</text:p>
          </table:table-cell>
        </table:table-row>
        <table:table-row table:style-name="ro1">
          <table:table-cell office:value-type="float" office:value="0.576285714286" calcext:value-type="float">
            <text:p>0.5762857143</text:p>
          </table:table-cell>
          <table:table-cell office:value-type="float" office:value="211059.462823" calcext:value-type="float">
            <text:p>211059.462823</text:p>
          </table:table-cell>
        </table:table-row>
        <table:table-row table:style-name="ro1">
          <table:table-cell office:value-type="float" office:value="0.577571428571" calcext:value-type="float">
            <text:p>0.5775714286</text:p>
          </table:table-cell>
          <table:table-cell office:value-type="float" office:value="197207.034692" calcext:value-type="float">
            <text:p>197207.034692</text:p>
          </table:table-cell>
        </table:table-row>
        <table:table-row table:style-name="ro1">
          <table:table-cell office:value-type="float" office:value="0.578857142857" calcext:value-type="float">
            <text:p>0.5788571429</text:p>
          </table:table-cell>
          <table:table-cell office:value-type="float" office:value="184938.118758" calcext:value-type="float">
            <text:p>184938.118758</text:p>
          </table:table-cell>
        </table:table-row>
        <table:table-row table:style-name="ro1">
          <table:table-cell office:value-type="float" office:value="0.580142857143" calcext:value-type="float">
            <text:p>0.5801428571</text:p>
          </table:table-cell>
          <table:table-cell office:value-type="float" office:value="187795.015463" calcext:value-type="float">
            <text:p>187795.015463</text:p>
          </table:table-cell>
        </table:table-row>
        <table:table-row table:style-name="ro1">
          <table:table-cell office:value-type="float" office:value="0.581428571429" calcext:value-type="float">
            <text:p>0.5814285714</text:p>
          </table:table-cell>
          <table:table-cell office:value-type="float" office:value="206786.651338" calcext:value-type="float">
            <text:p>206786.651338</text:p>
          </table:table-cell>
        </table:table-row>
        <table:table-row table:style-name="ro1">
          <table:table-cell office:value-type="float" office:value="0.582714285714" calcext:value-type="float">
            <text:p>0.5827142857</text:p>
          </table:table-cell>
          <table:table-cell office:value-type="float" office:value="229409.052949" calcext:value-type="float">
            <text:p>229409.052949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235030.294668" calcext:value-type="float">
            <text:p>235030.294668</text:p>
          </table:table-cell>
        </table:table-row>
        <table:table-row table:style-name="ro1">
          <table:table-cell office:value-type="float" office:value="0.585285714286" calcext:value-type="float">
            <text:p>0.5852857143</text:p>
          </table:table-cell>
          <table:table-cell office:value-type="float" office:value="216435.274936" calcext:value-type="float">
            <text:p>216435.274936</text:p>
          </table:table-cell>
        </table:table-row>
        <table:table-row table:style-name="ro1">
          <table:table-cell office:value-type="float" office:value="0.586571428571" calcext:value-type="float">
            <text:p>0.5865714286</text:p>
          </table:table-cell>
          <table:table-cell office:value-type="float" office:value="202708.037313" calcext:value-type="float">
            <text:p>202708.037313</text:p>
          </table:table-cell>
        </table:table-row>
        <table:table-row table:style-name="ro1">
          <table:table-cell office:value-type="float" office:value="0.587857142857" calcext:value-type="float">
            <text:p>0.5878571429</text:p>
          </table:table-cell>
          <table:table-cell office:value-type="float" office:value="197050.582941" calcext:value-type="float">
            <text:p>197050.582941</text:p>
          </table:table-cell>
        </table:table-row>
        <table:table-row table:style-name="ro1">
          <table:table-cell office:value-type="float" office:value="0.589142857143" calcext:value-type="float">
            <text:p>0.5891428571</text:p>
          </table:table-cell>
          <table:table-cell office:value-type="float" office:value="193874.393587" calcext:value-type="float">
            <text:p>193874.393587</text:p>
          </table:table-cell>
        </table:table-row>
        <table:table-row table:style-name="ro1">
          <table:table-cell office:value-type="float" office:value="0.590428571429" calcext:value-type="float">
            <text:p>0.5904285714</text:p>
          </table:table-cell>
          <table:table-cell office:value-type="float" office:value="196305.422449" calcext:value-type="float">
            <text:p>196305.422449</text:p>
          </table:table-cell>
        </table:table-row>
        <table:table-row table:style-name="ro1">
          <table:table-cell office:value-type="float" office:value="0.591714285714" calcext:value-type="float">
            <text:p>0.5917142857</text:p>
          </table:table-cell>
          <table:table-cell office:value-type="float" office:value="201197.739966" calcext:value-type="float">
            <text:p>201197.739966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203636.915049" calcext:value-type="float">
            <text:p>203636.915049</text:p>
          </table:table-cell>
        </table:table-row>
        <table:table-row table:style-name="ro1">
          <table:table-cell office:value-type="float" office:value="0.594285714286" calcext:value-type="float">
            <text:p>0.5942857143</text:p>
          </table:table-cell>
          <table:table-cell office:value-type="float" office:value="203801.08296" calcext:value-type="float">
            <text:p>203801.08296</text:p>
          </table:table-cell>
        </table:table-row>
        <table:table-row table:style-name="ro1">
          <table:table-cell office:value-type="float" office:value="0.595571428571" calcext:value-type="float">
            <text:p>0.5955714286</text:p>
          </table:table-cell>
          <table:table-cell office:value-type="float" office:value="202037.62325" calcext:value-type="float">
            <text:p>202037.62325</text:p>
          </table:table-cell>
        </table:table-row>
        <table:table-row table:style-name="ro1">
          <table:table-cell office:value-type="float" office:value="0.596857142857" calcext:value-type="float">
            <text:p>0.5968571429</text:p>
          </table:table-cell>
          <table:table-cell office:value-type="float" office:value="200351.107404" calcext:value-type="float">
            <text:p>200351.107404</text:p>
          </table:table-cell>
        </table:table-row>
        <table:table-row table:style-name="ro1">
          <table:table-cell office:value-type="float" office:value="0.598142857143" calcext:value-type="float">
            <text:p>0.5981428571</text:p>
          </table:table-cell>
          <table:table-cell office:value-type="float" office:value="199642.206176" calcext:value-type="float">
            <text:p>199642.206176</text:p>
          </table:table-cell>
        </table:table-row>
        <table:table-row table:style-name="ro1">
          <table:table-cell office:value-type="float" office:value="0.599428571429" calcext:value-type="float">
            <text:p>0.5994285714</text:p>
          </table:table-cell>
          <table:table-cell office:value-type="float" office:value="199225.044165" calcext:value-type="float">
            <text:p>199225.04416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98767.7396" calcext:value-type="float">
            <text:p>198767.7396</text:p>
          </table:table-cell>
        </table:table-row>
        <table:table-row table:style-name="ro1">
          <table:table-cell office:value-type="float" office:value="0.601285714286" calcext:value-type="float">
            <text:p>0.6012857143</text:p>
          </table:table-cell>
          <table:table-cell office:value-type="float" office:value="198489.291996" calcext:value-type="float">
            <text:p>198489.291996</text:p>
          </table:table-cell>
        </table:table-row>
        <table:table-row table:style-name="ro1">
          <table:table-cell office:value-type="float" office:value="0.602571428571" calcext:value-type="float">
            <text:p>0.6025714286</text:p>
          </table:table-cell>
          <table:table-cell office:value-type="float" office:value="198181.603161" calcext:value-type="float">
            <text:p>198181.603161</text:p>
          </table:table-cell>
        </table:table-row>
        <table:table-row table:style-name="ro1">
          <table:table-cell office:value-type="float" office:value="0.603857142857" calcext:value-type="float">
            <text:p>0.6038571429</text:p>
          </table:table-cell>
          <table:table-cell office:value-type="float" office:value="197807.675322" calcext:value-type="float">
            <text:p>197807.675322</text:p>
          </table:table-cell>
        </table:table-row>
        <table:table-row table:style-name="ro1">
          <table:table-cell office:value-type="float" office:value="0.605142857143" calcext:value-type="float">
            <text:p>0.6051428571</text:p>
          </table:table-cell>
          <table:table-cell office:value-type="float" office:value="197439.665524" calcext:value-type="float">
            <text:p>197439.665524</text:p>
          </table:table-cell>
        </table:table-row>
        <table:table-row table:style-name="ro1">
          <table:table-cell office:value-type="float" office:value="0.606428571429" calcext:value-type="float">
            <text:p>0.6064285714</text:p>
          </table:table-cell>
          <table:table-cell office:value-type="float" office:value="197058.782917" calcext:value-type="float">
            <text:p>197058.782917</text:p>
          </table:table-cell>
        </table:table-row>
        <table:table-row table:style-name="ro1">
          <table:table-cell office:value-type="float" office:value="0.607714285714" calcext:value-type="float">
            <text:p>0.6077142857</text:p>
          </table:table-cell>
          <table:table-cell office:value-type="float" office:value="196674.445286" calcext:value-type="float">
            <text:p>196674.445286</text:p>
          </table:table-cell>
        </table:table-row>
        <table:table-row table:style-name="ro1">
          <table:table-cell office:value-type="float" office:value="0.609" calcext:value-type="float">
            <text:p>0.609</text:p>
          </table:table-cell>
          <table:table-cell office:value-type="float" office:value="196314.764809" calcext:value-type="float">
            <text:p>196314.764809</text:p>
          </table:table-cell>
        </table:table-row>
        <table:table-row table:style-name="ro1">
          <table:table-cell office:value-type="float" office:value="0.610285714286" calcext:value-type="float">
            <text:p>0.6102857143</text:p>
          </table:table-cell>
          <table:table-cell office:value-type="float" office:value="195981.259375" calcext:value-type="float">
            <text:p>195981.259375</text:p>
          </table:table-cell>
        </table:table-row>
        <table:table-row table:style-name="ro1">
          <table:table-cell office:value-type="float" office:value="0.611571428571" calcext:value-type="float">
            <text:p>0.6115714286</text:p>
          </table:table-cell>
          <table:table-cell office:value-type="float" office:value="195657.451428" calcext:value-type="float">
            <text:p>195657.451428</text:p>
          </table:table-cell>
        </table:table-row>
        <table:table-row table:style-name="ro1">
          <table:table-cell office:value-type="float" office:value="0.612857142857" calcext:value-type="float">
            <text:p>0.6128571429</text:p>
          </table:table-cell>
          <table:table-cell office:value-type="float" office:value="195335.286904" calcext:value-type="float">
            <text:p>195335.286904</text:p>
          </table:table-cell>
        </table:table-row>
        <table:table-row table:style-name="ro1">
          <table:table-cell office:value-type="float" office:value="0.614142857143" calcext:value-type="float">
            <text:p>0.6141428571</text:p>
          </table:table-cell>
          <table:table-cell office:value-type="float" office:value="195021.0046" calcext:value-type="float">
            <text:p>195021.0046</text:p>
          </table:table-cell>
        </table:table-row>
        <table:table-row table:style-name="ro1">
          <table:table-cell office:value-type="float" office:value="0.615428571429" calcext:value-type="float">
            <text:p>0.6154285714</text:p>
          </table:table-cell>
          <table:table-cell office:value-type="float" office:value="194710.549107" calcext:value-type="float">
            <text:p>194710.549107</text:p>
          </table:table-cell>
        </table:table-row>
        <table:table-row table:style-name="ro1">
          <table:table-cell office:value-type="float" office:value="0.616714285714" calcext:value-type="float">
            <text:p>0.6167142857</text:p>
          </table:table-cell>
          <table:table-cell office:value-type="float" office:value="194406.563832" calcext:value-type="float">
            <text:p>194406.563832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194100.099929" calcext:value-type="float">
            <text:p>194100.099929</text:p>
          </table:table-cell>
        </table:table-row>
        <table:table-row table:style-name="ro1">
          <table:table-cell office:value-type="float" office:value="0.619285714286" calcext:value-type="float">
            <text:p>0.6192857143</text:p>
          </table:table-cell>
          <table:table-cell office:value-type="float" office:value="193779.950318" calcext:value-type="float">
            <text:p>193779.950318</text:p>
          </table:table-cell>
        </table:table-row>
        <table:table-row table:style-name="ro1">
          <table:table-cell office:value-type="float" office:value="0.620571428571" calcext:value-type="float">
            <text:p>0.6205714286</text:p>
          </table:table-cell>
          <table:table-cell office:value-type="float" office:value="193441.573192" calcext:value-type="float">
            <text:p>193441.573192</text:p>
          </table:table-cell>
        </table:table-row>
        <table:table-row table:style-name="ro1">
          <table:table-cell office:value-type="float" office:value="0.621857142857" calcext:value-type="float">
            <text:p>0.6218571429</text:p>
          </table:table-cell>
          <table:table-cell office:value-type="float" office:value="193087.428838" calcext:value-type="float">
            <text:p>193087.428838</text:p>
          </table:table-cell>
        </table:table-row>
        <table:table-row table:style-name="ro1">
          <table:table-cell office:value-type="float" office:value="0.623142857143" calcext:value-type="float">
            <text:p>0.6231428571</text:p>
          </table:table-cell>
          <table:table-cell office:value-type="float" office:value="192743.489944" calcext:value-type="float">
            <text:p>192743.489944</text:p>
          </table:table-cell>
        </table:table-row>
        <table:table-row table:style-name="ro1">
          <table:table-cell office:value-type="float" office:value="0.624428571429" calcext:value-type="float">
            <text:p>0.6244285714</text:p>
          </table:table-cell>
          <table:table-cell office:value-type="float" office:value="192412.435881" calcext:value-type="float">
            <text:p>192412.43588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191998.602176" calcext:value-type="float">
            <text:p>191998.602176</text:p>
          </table:table-cell>
        </table:table-row>
        <table:table-row table:style-name="ro1">
          <table:table-cell office:value-type="float" office:value="0.626285714286" calcext:value-type="float">
            <text:p>0.6262857143</text:p>
          </table:table-cell>
          <table:table-cell office:value-type="float" office:value="191726.481982" calcext:value-type="float">
            <text:p>191726.481982</text:p>
          </table:table-cell>
        </table:table-row>
        <table:table-row table:style-name="ro1">
          <table:table-cell office:value-type="float" office:value="0.627571428571" calcext:value-type="float">
            <text:p>0.6275714286</text:p>
          </table:table-cell>
          <table:table-cell office:value-type="float" office:value="191448.485641" calcext:value-type="float">
            <text:p>191448.485641</text:p>
          </table:table-cell>
        </table:table-row>
        <table:table-row table:style-name="ro1">
          <table:table-cell office:value-type="float" office:value="0.628857142857" calcext:value-type="float">
            <text:p>0.6288571429</text:p>
          </table:table-cell>
          <table:table-cell office:value-type="float" office:value="191161.732488" calcext:value-type="float">
            <text:p>191161.732488</text:p>
          </table:table-cell>
        </table:table-row>
        <table:table-row table:style-name="ro1">
          <table:table-cell office:value-type="float" office:value="0.630142857143" calcext:value-type="float">
            <text:p>0.6301428571</text:p>
          </table:table-cell>
          <table:table-cell office:value-type="float" office:value="190872.976851" calcext:value-type="float">
            <text:p>190872.976851</text:p>
          </table:table-cell>
        </table:table-row>
        <table:table-row table:style-name="ro1">
          <table:table-cell office:value-type="float" office:value="0.631428571429" calcext:value-type="float">
            <text:p>0.6314285714</text:p>
          </table:table-cell>
          <table:table-cell office:value-type="float" office:value="190592.450567" calcext:value-type="float">
            <text:p>190592.450567</text:p>
          </table:table-cell>
        </table:table-row>
        <table:table-row table:style-name="ro1">
          <table:table-cell office:value-type="float" office:value="0.632714285714" calcext:value-type="float">
            <text:p>0.6327142857</text:p>
          </table:table-cell>
          <table:table-cell office:value-type="float" office:value="190322.952737" calcext:value-type="float">
            <text:p>190322.952737</text:p>
          </table:table-cell>
        </table:table-row>
        <table:table-row table:style-name="ro1">
          <table:table-cell office:value-type="float" office:value="0.634" calcext:value-type="float">
            <text:p>0.634</text:p>
          </table:table-cell>
          <table:table-cell office:value-type="float" office:value="190069.810373" calcext:value-type="float">
            <text:p>190069.810373</text:p>
          </table:table-cell>
        </table:table-row>
        <table:table-row table:style-name="ro1">
          <table:table-cell office:value-type="float" office:value="0.635285714286" calcext:value-type="float">
            <text:p>0.6352857143</text:p>
          </table:table-cell>
          <table:table-cell office:value-type="float" office:value="189816.78722" calcext:value-type="float">
            <text:p>189816.78722</text:p>
          </table:table-cell>
        </table:table-row>
        <table:table-row table:style-name="ro1">
          <table:table-cell office:value-type="float" office:value="0.636571428571" calcext:value-type="float">
            <text:p>0.6365714286</text:p>
          </table:table-cell>
          <table:table-cell office:value-type="float" office:value="189553.053264" calcext:value-type="float">
            <text:p>189553.053264</text:p>
          </table:table-cell>
        </table:table-row>
        <table:table-row table:style-name="ro1">
          <table:table-cell office:value-type="float" office:value="0.637857142857" calcext:value-type="float">
            <text:p>0.6378571429</text:p>
          </table:table-cell>
          <table:table-cell office:value-type="float" office:value="189272.659878" calcext:value-type="float">
            <text:p>189272.659878</text:p>
          </table:table-cell>
        </table:table-row>
        <table:table-row table:style-name="ro1">
          <table:table-cell office:value-type="float" office:value="0.639142857143" calcext:value-type="float">
            <text:p>0.6391428571</text:p>
          </table:table-cell>
          <table:table-cell office:value-type="float" office:value="188970.188128" calcext:value-type="float">
            <text:p>188970.188128</text:p>
          </table:table-cell>
        </table:table-row>
        <table:table-row table:style-name="ro1">
          <table:table-cell office:value-type="float" office:value="0.640428571429" calcext:value-type="float">
            <text:p>0.6404285714</text:p>
          </table:table-cell>
          <table:table-cell office:value-type="float" office:value="188646.858317" calcext:value-type="float">
            <text:p>188646.858317</text:p>
          </table:table-cell>
        </table:table-row>
        <table:table-row table:style-name="ro1">
          <table:table-cell office:value-type="float" office:value="0.641714285714" calcext:value-type="float">
            <text:p>0.6417142857</text:p>
          </table:table-cell>
          <table:table-cell office:value-type="float" office:value="188330.955394" calcext:value-type="float">
            <text:p>188330.955394</text:p>
          </table:table-cell>
        </table:table-row>
        <table:table-row table:style-name="ro1">
          <table:table-cell office:value-type="float" office:value="0.643" calcext:value-type="float">
            <text:p>0.643</text:p>
          </table:table-cell>
          <table:table-cell office:value-type="float" office:value="188033.482394" calcext:value-type="float">
            <text:p>188033.482394</text:p>
          </table:table-cell>
        </table:table-row>
        <table:table-row table:style-name="ro1">
          <table:table-cell office:value-type="float" office:value="0.644285714286" calcext:value-type="float">
            <text:p>0.6442857143</text:p>
          </table:table-cell>
          <table:table-cell office:value-type="float" office:value="187763.103056" calcext:value-type="float">
            <text:p>187763.103056</text:p>
          </table:table-cell>
        </table:table-row>
        <table:table-row table:style-name="ro1">
          <table:table-cell office:value-type="float" office:value="0.645571428571" calcext:value-type="float">
            <text:p>0.6455714286</text:p>
          </table:table-cell>
          <table:table-cell office:value-type="float" office:value="187524.919706" calcext:value-type="float">
            <text:p>187524.919706</text:p>
          </table:table-cell>
        </table:table-row>
        <table:table-row table:style-name="ro1">
          <table:table-cell office:value-type="float" office:value="0.646857142857" calcext:value-type="float">
            <text:p>0.6468571429</text:p>
          </table:table-cell>
          <table:table-cell office:value-type="float" office:value="187325.646995" calcext:value-type="float">
            <text:p>187325.646995</text:p>
          </table:table-cell>
        </table:table-row>
        <table:table-row table:style-name="ro1">
          <table:table-cell office:value-type="float" office:value="0.648142857143" calcext:value-type="float">
            <text:p>0.6481428571</text:p>
          </table:table-cell>
          <table:table-cell office:value-type="float" office:value="187145.041428" calcext:value-type="float">
            <text:p>187145.041428</text:p>
          </table:table-cell>
        </table:table-row>
        <table:table-row table:style-name="ro1">
          <table:table-cell office:value-type="float" office:value="0.649428571429" calcext:value-type="float">
            <text:p>0.6494285714</text:p>
          </table:table-cell>
          <table:table-cell office:value-type="float" office:value="186970.136265" calcext:value-type="float">
            <text:p>186970.136265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86610.144685" calcext:value-type="float">
            <text:p>186610.144685</text:p>
          </table:table-cell>
        </table:table-row>
        <table:table-row table:style-name="ro1">
          <table:table-cell office:value-type="float" office:value="0.651285714286" calcext:value-type="float">
            <text:p>0.6512857143</text:p>
          </table:table-cell>
          <table:table-cell office:value-type="float" office:value="186372.61145" calcext:value-type="float">
            <text:p>186372.61145</text:p>
          </table:table-cell>
        </table:table-row>
        <table:table-row table:style-name="ro1">
          <table:table-cell office:value-type="float" office:value="0.652571428571" calcext:value-type="float">
            <text:p>0.6525714286</text:p>
          </table:table-cell>
          <table:table-cell office:value-type="float" office:value="186129.450367" calcext:value-type="float">
            <text:p>186129.450367</text:p>
          </table:table-cell>
        </table:table-row>
        <table:table-row table:style-name="ro1">
          <table:table-cell office:value-type="float" office:value="0.653857142857" calcext:value-type="float">
            <text:p>0.6538571429</text:p>
          </table:table-cell>
          <table:table-cell office:value-type="float" office:value="185880.445175" calcext:value-type="float">
            <text:p>185880.445175</text:p>
          </table:table-cell>
        </table:table-row>
        <table:table-row table:style-name="ro1">
          <table:table-cell office:value-type="float" office:value="0.655142857143" calcext:value-type="float">
            <text:p>0.6551428571</text:p>
          </table:table-cell>
          <table:table-cell office:value-type="float" office:value="185615.267514" calcext:value-type="float">
            <text:p>185615.267514</text:p>
          </table:table-cell>
        </table:table-row>
        <table:table-row table:style-name="ro1">
          <table:table-cell office:value-type="float" office:value="0.656428571429" calcext:value-type="float">
            <text:p>0.6564285714</text:p>
          </table:table-cell>
          <table:table-cell office:value-type="float" office:value="185316.006421" calcext:value-type="float">
            <text:p>185316.006421</text:p>
          </table:table-cell>
        </table:table-row>
        <table:table-row table:style-name="ro1">
          <table:table-cell office:value-type="float" office:value="0.657714285714" calcext:value-type="float">
            <text:p>0.6577142857</text:p>
          </table:table-cell>
          <table:table-cell office:value-type="float" office:value="185154.021101" calcext:value-type="float">
            <text:p>185154.021101</text:p>
          </table:table-cell>
        </table:table-row>
        <table:table-row table:style-name="ro1">
          <table:table-cell office:value-type="float" office:value="0.659" calcext:value-type="float">
            <text:p>0.659</text:p>
          </table:table-cell>
          <table:table-cell office:value-type="float" office:value="187878.133502" calcext:value-type="float">
            <text:p>187878.133502</text:p>
          </table:table-cell>
        </table:table-row>
        <table:table-row table:style-name="ro1">
          <table:table-cell office:value-type="float" office:value="0.660285714286" calcext:value-type="float">
            <text:p>0.6602857143</text:p>
          </table:table-cell>
          <table:table-cell office:value-type="float" office:value="204377.856242" calcext:value-type="float">
            <text:p>204377.856242</text:p>
          </table:table-cell>
        </table:table-row>
        <table:table-row table:style-name="ro1">
          <table:table-cell office:value-type="float" office:value="0.661571428571" calcext:value-type="float">
            <text:p>0.6615714286</text:p>
          </table:table-cell>
          <table:table-cell office:value-type="float" office:value="251415.53235" calcext:value-type="float">
            <text:p>251415.53235</text:p>
          </table:table-cell>
        </table:table-row>
        <table:table-row table:style-name="ro1">
          <table:table-cell office:value-type="float" office:value="0.662857142857" calcext:value-type="float">
            <text:p>0.6628571429</text:p>
          </table:table-cell>
          <table:table-cell office:value-type="float" office:value="341381.374744" calcext:value-type="float">
            <text:p>341381.374744</text:p>
          </table:table-cell>
        </table:table-row>
        <table:table-row table:style-name="ro1">
          <table:table-cell office:value-type="float" office:value="0.664142857143" calcext:value-type="float">
            <text:p>0.6641428571</text:p>
          </table:table-cell>
          <table:table-cell office:value-type="float" office:value="470002.297049" calcext:value-type="float">
            <text:p>470002.297049</text:p>
          </table:table-cell>
        </table:table-row>
        <table:table-row table:style-name="ro1">
          <table:table-cell office:value-type="float" office:value="0.665428571429" calcext:value-type="float">
            <text:p>0.6654285714</text:p>
          </table:table-cell>
          <table:table-cell office:value-type="float" office:value="616178.129769" calcext:value-type="float">
            <text:p>616178.129769</text:p>
          </table:table-cell>
        </table:table-row>
        <table:table-row table:style-name="ro1">
          <table:table-cell office:value-type="float" office:value="0.666714285714" calcext:value-type="float">
            <text:p>0.6667142857</text:p>
          </table:table-cell>
          <table:table-cell office:value-type="float" office:value="745099.676982" calcext:value-type="float">
            <text:p>745099.676982</text:p>
          </table:table-cell>
        </table:table-row>
        <table:table-row table:style-name="ro1">
          <table:table-cell office:value-type="float" office:value="0.668" calcext:value-type="float">
            <text:p>0.668</text:p>
          </table:table-cell>
          <table:table-cell office:value-type="float" office:value="834855.649399" calcext:value-type="float">
            <text:p>834855.649399</text:p>
          </table:table-cell>
        </table:table-row>
        <table:table-row table:style-name="ro1">
          <table:table-cell office:value-type="float" office:value="0.669285714286" calcext:value-type="float">
            <text:p>0.6692857143</text:p>
          </table:table-cell>
          <table:table-cell office:value-type="float" office:value="882834.839944" calcext:value-type="float">
            <text:p>882834.839944</text:p>
          </table:table-cell>
        </table:table-row>
        <table:table-row table:style-name="ro1">
          <table:table-cell office:value-type="float" office:value="0.670571428571" calcext:value-type="float">
            <text:p>0.6705714286</text:p>
          </table:table-cell>
          <table:table-cell office:value-type="float" office:value="917244.019181" calcext:value-type="float">
            <text:p>917244.019181</text:p>
          </table:table-cell>
        </table:table-row>
        <table:table-row table:style-name="ro1">
          <table:table-cell office:value-type="float" office:value="0.671857142857" calcext:value-type="float">
            <text:p>0.6718571429</text:p>
          </table:table-cell>
          <table:table-cell office:value-type="float" office:value="977989.474885" calcext:value-type="float">
            <text:p>977989.474885</text:p>
          </table:table-cell>
        </table:table-row>
        <table:table-row table:style-name="ro1">
          <table:table-cell office:value-type="float" office:value="0.673142857143" calcext:value-type="float">
            <text:p>0.6731428571</text:p>
          </table:table-cell>
          <table:table-cell office:value-type="float" office:value="1085493.52421" calcext:value-type="float">
            <text:p>1085493.52421</text:p>
          </table:table-cell>
        </table:table-row>
        <table:table-row table:style-name="ro1">
          <table:table-cell office:value-type="float" office:value="0.674428571429" calcext:value-type="float">
            <text:p>0.6744285714</text:p>
          </table:table-cell>
          <table:table-cell office:value-type="float" office:value="1199690.89208" calcext:value-type="float">
            <text:p>1199690.89208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1200933.88233" calcext:value-type="float">
            <text:p>1200933.88233</text:p>
          </table:table-cell>
        </table:table-row>
        <table:table-row table:style-name="ro1">
          <table:table-cell office:value-type="float" office:value="0.676285714286" calcext:value-type="float">
            <text:p>0.6762857143</text:p>
          </table:table-cell>
          <table:table-cell office:value-type="float" office:value="1201445.72098" calcext:value-type="float">
            <text:p>1201445.72098</text:p>
          </table:table-cell>
        </table:table-row>
        <table:table-row table:style-name="ro1">
          <table:table-cell office:value-type="float" office:value="0.677571428571" calcext:value-type="float">
            <text:p>0.6775714286</text:p>
          </table:table-cell>
          <table:table-cell office:value-type="float" office:value="1150844.61497" calcext:value-type="float">
            <text:p>1150844.61497</text:p>
          </table:table-cell>
        </table:table-row>
        <table:table-row table:style-name="ro1">
          <table:table-cell office:value-type="float" office:value="0.678857142857" calcext:value-type="float">
            <text:p>0.6788571429</text:p>
          </table:table-cell>
          <table:table-cell office:value-type="float" office:value="1102017.32484" calcext:value-type="float">
            <text:p>1102017.32484</text:p>
          </table:table-cell>
        </table:table-row>
        <table:table-row table:style-name="ro1">
          <table:table-cell office:value-type="float" office:value="0.680142857143" calcext:value-type="float">
            <text:p>0.6801428571</text:p>
          </table:table-cell>
          <table:table-cell office:value-type="float" office:value="1053626.32143" calcext:value-type="float">
            <text:p>1053626.32143</text:p>
          </table:table-cell>
        </table:table-row>
        <table:table-row table:style-name="ro1">
          <table:table-cell office:value-type="float" office:value="0.681428571429" calcext:value-type="float">
            <text:p>0.6814285714</text:p>
          </table:table-cell>
          <table:table-cell office:value-type="float" office:value="1010807.7518" calcext:value-type="float">
            <text:p>1010807.7518</text:p>
          </table:table-cell>
        </table:table-row>
        <table:table-row table:style-name="ro1">
          <table:table-cell office:value-type="float" office:value="0.682714285714" calcext:value-type="float">
            <text:p>0.6827142857</text:p>
          </table:table-cell>
          <table:table-cell office:value-type="float" office:value="971233.062648" calcext:value-type="float">
            <text:p>971233.062648</text:p>
          </table:table-cell>
        </table:table-row>
        <table:table-row table:style-name="ro1">
          <table:table-cell office:value-type="float" office:value="0.684" calcext:value-type="float">
            <text:p>0.684</text:p>
          </table:table-cell>
          <table:table-cell office:value-type="float" office:value="934862.589251" calcext:value-type="float">
            <text:p>934862.589251</text:p>
          </table:table-cell>
        </table:table-row>
        <table:table-row table:style-name="ro1">
          <table:table-cell office:value-type="float" office:value="0.685285714286" calcext:value-type="float">
            <text:p>0.6852857143</text:p>
          </table:table-cell>
          <table:table-cell office:value-type="float" office:value="903554.534715" calcext:value-type="float">
            <text:p>903554.534715</text:p>
          </table:table-cell>
        </table:table-row>
        <table:table-row table:style-name="ro1">
          <table:table-cell office:value-type="float" office:value="0.686571428571" calcext:value-type="float">
            <text:p>0.6865714286</text:p>
          </table:table-cell>
          <table:table-cell office:value-type="float" office:value="878903.271443" calcext:value-type="float">
            <text:p>878903.271443</text:p>
          </table:table-cell>
        </table:table-row>
        <table:table-row table:style-name="ro1">
          <table:table-cell office:value-type="float" office:value="0.687857142857" calcext:value-type="float">
            <text:p>0.6878571429</text:p>
          </table:table-cell>
          <table:table-cell office:value-type="float" office:value="861001.949965" calcext:value-type="float">
            <text:p>861001.949965</text:p>
          </table:table-cell>
        </table:table-row>
        <table:table-row table:style-name="ro1">
          <table:table-cell office:value-type="float" office:value="0.689142857143" calcext:value-type="float">
            <text:p>0.6891428571</text:p>
          </table:table-cell>
          <table:table-cell office:value-type="float" office:value="845705.213329" calcext:value-type="float">
            <text:p>845705.213329</text:p>
          </table:table-cell>
        </table:table-row>
        <table:table-row table:style-name="ro1">
          <table:table-cell office:value-type="float" office:value="0.690428571429" calcext:value-type="float">
            <text:p>0.6904285714</text:p>
          </table:table-cell>
          <table:table-cell office:value-type="float" office:value="831019.275086" calcext:value-type="float">
            <text:p>831019.275086</text:p>
          </table:table-cell>
        </table:table-row>
        <table:table-row table:style-name="ro1">
          <table:table-cell office:value-type="float" office:value="0.691714285714" calcext:value-type="float">
            <text:p>0.6917142857</text:p>
          </table:table-cell>
          <table:table-cell office:value-type="float" office:value="815193.316852" calcext:value-type="float">
            <text:p>815193.316852</text:p>
          </table:table-cell>
        </table:table-row>
        <table:table-row table:style-name="ro1">
          <table:table-cell office:value-type="float" office:value="0.693" calcext:value-type="float">
            <text:p>0.693</text:p>
          </table:table-cell>
          <table:table-cell office:value-type="float" office:value="799223.69" calcext:value-type="float">
            <text:p>799223.69</text:p>
          </table:table-cell>
        </table:table-row>
        <table:table-row table:style-name="ro1">
          <table:table-cell office:value-type="float" office:value="0.694285714286" calcext:value-type="float">
            <text:p>0.6942857143</text:p>
          </table:table-cell>
          <table:table-cell office:value-type="float" office:value="783836.737852" calcext:value-type="float">
            <text:p>783836.737852</text:p>
          </table:table-cell>
        </table:table-row>
        <table:table-row table:style-name="ro1">
          <table:table-cell office:value-type="float" office:value="0.695571428571" calcext:value-type="float">
            <text:p>0.6955714286</text:p>
          </table:table-cell>
          <table:table-cell office:value-type="float" office:value="769284.275842" calcext:value-type="float">
            <text:p>769284.275842</text:p>
          </table:table-cell>
        </table:table-row>
        <table:table-row table:style-name="ro1">
          <table:table-cell office:value-type="float" office:value="0.696857142857" calcext:value-type="float">
            <text:p>0.6968571429</text:p>
          </table:table-cell>
          <table:table-cell office:value-type="float" office:value="755467.676196" calcext:value-type="float">
            <text:p>755467.676196</text:p>
          </table:table-cell>
        </table:table-row>
        <table:table-row table:style-name="ro1">
          <table:table-cell office:value-type="float" office:value="0.698142857143" calcext:value-type="float">
            <text:p>0.6981428571</text:p>
          </table:table-cell>
          <table:table-cell office:value-type="float" office:value="742612.054476" calcext:value-type="float">
            <text:p>742612.054476</text:p>
          </table:table-cell>
        </table:table-row>
        <table:table-row table:style-name="ro1">
          <table:table-cell office:value-type="float" office:value="0.699428571429" calcext:value-type="float">
            <text:p>0.6994285714</text:p>
          </table:table-cell>
          <table:table-cell office:value-type="float" office:value="730879.633071" calcext:value-type="float">
            <text:p>730879.63307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725732.088199" calcext:value-type="float">
            <text:p>725732.088199</text:p>
          </table:table-cell>
        </table:table-row>
        <table:table-row table:style-name="ro1">
          <table:table-cell office:value-type="float" office:value="0.701285714286" calcext:value-type="float">
            <text:p>0.7012857143</text:p>
          </table:table-cell>
          <table:table-cell office:value-type="float" office:value="715585.40872" calcext:value-type="float">
            <text:p>715585.40872</text:p>
          </table:table-cell>
        </table:table-row>
        <table:table-row table:style-name="ro1">
          <table:table-cell office:value-type="float" office:value="0.702571428571" calcext:value-type="float">
            <text:p>0.7025714286</text:p>
          </table:table-cell>
          <table:table-cell office:value-type="float" office:value="706491.191296" calcext:value-type="float">
            <text:p>706491.191296</text:p>
          </table:table-cell>
        </table:table-row>
        <table:table-row table:style-name="ro1">
          <table:table-cell office:value-type="float" office:value="0.703857142857" calcext:value-type="float">
            <text:p>0.7038571429</text:p>
          </table:table-cell>
          <table:table-cell office:value-type="float" office:value="698709.054441" calcext:value-type="float">
            <text:p>698709.054441</text:p>
          </table:table-cell>
        </table:table-row>
        <table:table-row table:style-name="ro1">
          <table:table-cell office:value-type="float" office:value="0.705142857143" calcext:value-type="float">
            <text:p>0.7051428571</text:p>
          </table:table-cell>
          <table:table-cell office:value-type="float" office:value="692000.60402" calcext:value-type="float">
            <text:p>692000.60402</text:p>
          </table:table-cell>
        </table:table-row>
        <table:table-row table:style-name="ro1">
          <table:table-cell office:value-type="float" office:value="0.706428571429" calcext:value-type="float">
            <text:p>0.7064285714</text:p>
          </table:table-cell>
          <table:table-cell office:value-type="float" office:value="686083.913044" calcext:value-type="float">
            <text:p>686083.913044</text:p>
          </table:table-cell>
        </table:table-row>
        <table:table-row table:style-name="ro1">
          <table:table-cell office:value-type="float" office:value="0.707714285714" calcext:value-type="float">
            <text:p>0.7077142857</text:p>
          </table:table-cell>
          <table:table-cell office:value-type="float" office:value="680756.349833" calcext:value-type="float">
            <text:p>680756.349833</text:p>
          </table:table-cell>
        </table:table-row>
        <table:table-row table:style-name="ro1">
          <table:table-cell office:value-type="float" office:value="0.709" calcext:value-type="float">
            <text:p>0.709</text:p>
          </table:table-cell>
          <table:table-cell office:value-type="float" office:value="675953.947001" calcext:value-type="float">
            <text:p>675953.947001</text:p>
          </table:table-cell>
        </table:table-row>
        <table:table-row table:style-name="ro1">
          <table:table-cell office:value-type="float" office:value="0.710285714286" calcext:value-type="float">
            <text:p>0.7102857143</text:p>
          </table:table-cell>
          <table:table-cell office:value-type="float" office:value="671309.911968" calcext:value-type="float">
            <text:p>671309.911968</text:p>
          </table:table-cell>
        </table:table-row>
        <table:table-row table:style-name="ro1">
          <table:table-cell office:value-type="float" office:value="0.711571428571" calcext:value-type="float">
            <text:p>0.7115714286</text:p>
          </table:table-cell>
          <table:table-cell office:value-type="float" office:value="666321.845961" calcext:value-type="float">
            <text:p>666321.845961</text:p>
          </table:table-cell>
        </table:table-row>
        <table:table-row table:style-name="ro1">
          <table:table-cell office:value-type="float" office:value="0.712857142857" calcext:value-type="float">
            <text:p>0.7128571429</text:p>
          </table:table-cell>
          <table:table-cell office:value-type="float" office:value="661082.419866" calcext:value-type="float">
            <text:p>661082.419866</text:p>
          </table:table-cell>
        </table:table-row>
        <table:table-row table:style-name="ro1">
          <table:table-cell office:value-type="float" office:value="0.714142857143" calcext:value-type="float">
            <text:p>0.7141428571</text:p>
          </table:table-cell>
          <table:table-cell office:value-type="float" office:value="655659.928509" calcext:value-type="float">
            <text:p>655659.928509</text:p>
          </table:table-cell>
        </table:table-row>
        <table:table-row table:style-name="ro1">
          <table:table-cell office:value-type="float" office:value="0.715428571429" calcext:value-type="float">
            <text:p>0.7154285714</text:p>
          </table:table-cell>
          <table:table-cell office:value-type="float" office:value="650118.18139" calcext:value-type="float">
            <text:p>650118.18139</text:p>
          </table:table-cell>
        </table:table-row>
        <table:table-row table:style-name="ro1">
          <table:table-cell office:value-type="float" office:value="0.716714285714" calcext:value-type="float">
            <text:p>0.7167142857</text:p>
          </table:table-cell>
          <table:table-cell office:value-type="float" office:value="644541.005645" calcext:value-type="float">
            <text:p>644541.005645</text:p>
          </table:table-cell>
        </table:table-row>
        <table:table-row table:style-name="ro1">
          <table:table-cell office:value-type="float" office:value="0.718" calcext:value-type="float">
            <text:p>0.718</text:p>
          </table:table-cell>
          <table:table-cell office:value-type="float" office:value="639043.509585" calcext:value-type="float">
            <text:p>639043.509585</text:p>
          </table:table-cell>
        </table:table-row>
        <table:table-row table:style-name="ro1">
          <table:table-cell office:value-type="float" office:value="0.719285714286" calcext:value-type="float">
            <text:p>0.7192857143</text:p>
          </table:table-cell>
          <table:table-cell office:value-type="float" office:value="633789.797509" calcext:value-type="float">
            <text:p>633789.797509</text:p>
          </table:table-cell>
        </table:table-row>
        <table:table-row table:style-name="ro1">
          <table:table-cell office:value-type="float" office:value="0.720571428571" calcext:value-type="float">
            <text:p>0.7205714286</text:p>
          </table:table-cell>
          <table:table-cell office:value-type="float" office:value="629077.798124" calcext:value-type="float">
            <text:p>629077.798124</text:p>
          </table:table-cell>
        </table:table-row>
        <table:table-row table:style-name="ro1">
          <table:table-cell office:value-type="float" office:value="0.721857142857" calcext:value-type="float">
            <text:p>0.7218571429</text:p>
          </table:table-cell>
          <table:table-cell office:value-type="float" office:value="624786.2902" calcext:value-type="float">
            <text:p>624786.2902</text:p>
          </table:table-cell>
        </table:table-row>
        <table:table-row table:style-name="ro1">
          <table:table-cell office:value-type="float" office:value="0.723142857143" calcext:value-type="float">
            <text:p>0.7231428571</text:p>
          </table:table-cell>
          <table:table-cell office:value-type="float" office:value="620877.720039" calcext:value-type="float">
            <text:p>620877.720039</text:p>
          </table:table-cell>
        </table:table-row>
        <table:table-row table:style-name="ro1">
          <table:table-cell office:value-type="float" office:value="0.724428571429" calcext:value-type="float">
            <text:p>0.7244285714</text:p>
          </table:table-cell>
          <table:table-cell office:value-type="float" office:value="617311.177596" calcext:value-type="float">
            <text:p>617311.177596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615723.982486" calcext:value-type="float">
            <text:p>615723.982486</text:p>
          </table:table-cell>
        </table:table-row>
        <table:table-row table:style-name="ro1">
          <table:table-cell office:value-type="float" office:value="0.726285714286" calcext:value-type="float">
            <text:p>0.7262857143</text:p>
          </table:table-cell>
          <table:table-cell office:value-type="float" office:value="612637.185931" calcext:value-type="float">
            <text:p>612637.185931</text:p>
          </table:table-cell>
        </table:table-row>
        <table:table-row table:style-name="ro1">
          <table:table-cell office:value-type="float" office:value="0.727571428571" calcext:value-type="float">
            <text:p>0.7275714286</text:p>
          </table:table-cell>
          <table:table-cell office:value-type="float" office:value="609745.192021" calcext:value-type="float">
            <text:p>609745.192021</text:p>
          </table:table-cell>
        </table:table-row>
        <table:table-row table:style-name="ro1">
          <table:table-cell office:value-type="float" office:value="0.728857142857" calcext:value-type="float">
            <text:p>0.7288571429</text:p>
          </table:table-cell>
          <table:table-cell office:value-type="float" office:value="606930.178173" calcext:value-type="float">
            <text:p>606930.178173</text:p>
          </table:table-cell>
        </table:table-row>
        <table:table-row table:style-name="ro1">
          <table:table-cell office:value-type="float" office:value="0.730142857143" calcext:value-type="float">
            <text:p>0.7301428571</text:p>
          </table:table-cell>
          <table:table-cell office:value-type="float" office:value="604098.995349" calcext:value-type="float">
            <text:p>604098.995349</text:p>
          </table:table-cell>
        </table:table-row>
        <table:table-row table:style-name="ro1">
          <table:table-cell office:value-type="float" office:value="0.731428571429" calcext:value-type="float">
            <text:p>0.7314285714</text:p>
          </table:table-cell>
          <table:table-cell office:value-type="float" office:value="601182.30263" calcext:value-type="float">
            <text:p>601182.30263</text:p>
          </table:table-cell>
        </table:table-row>
        <table:table-row table:style-name="ro1">
          <table:table-cell office:value-type="float" office:value="0.732714285714" calcext:value-type="float">
            <text:p>0.7327142857</text:p>
          </table:table-cell>
          <table:table-cell office:value-type="float" office:value="598142.713142" calcext:value-type="float">
            <text:p>598142.713142</text:p>
          </table:table-cell>
        </table:table-row>
        <table:table-row table:style-name="ro1">
          <table:table-cell office:value-type="float" office:value="0.734" calcext:value-type="float">
            <text:p>0.734</text:p>
          </table:table-cell>
          <table:table-cell office:value-type="float" office:value="594910.035566" calcext:value-type="float">
            <text:p>594910.035566</text:p>
          </table:table-cell>
        </table:table-row>
        <table:table-row table:style-name="ro1">
          <table:table-cell office:value-type="float" office:value="0.735285714286" calcext:value-type="float">
            <text:p>0.7352857143</text:p>
          </table:table-cell>
          <table:table-cell office:value-type="float" office:value="591446.11777" calcext:value-type="float">
            <text:p>591446.11777</text:p>
          </table:table-cell>
        </table:table-row>
        <table:table-row table:style-name="ro1">
          <table:table-cell office:value-type="float" office:value="0.736571428571" calcext:value-type="float">
            <text:p>0.7365714286</text:p>
          </table:table-cell>
          <table:table-cell office:value-type="float" office:value="587936.737216" calcext:value-type="float">
            <text:p>587936.737216</text:p>
          </table:table-cell>
        </table:table-row>
        <table:table-row table:style-name="ro1">
          <table:table-cell office:value-type="float" office:value="0.737857142857" calcext:value-type="float">
            <text:p>0.7378571429</text:p>
          </table:table-cell>
          <table:table-cell office:value-type="float" office:value="584668.43143" calcext:value-type="float">
            <text:p>584668.43143</text:p>
          </table:table-cell>
        </table:table-row>
        <table:table-row table:style-name="ro1">
          <table:table-cell office:value-type="float" office:value="0.739142857143" calcext:value-type="float">
            <text:p>0.7391428571</text:p>
          </table:table-cell>
          <table:table-cell office:value-type="float" office:value="581676.909877" calcext:value-type="float">
            <text:p>581676.909877</text:p>
          </table:table-cell>
        </table:table-row>
        <table:table-row table:style-name="ro1">
          <table:table-cell office:value-type="float" office:value="0.740428571429" calcext:value-type="float">
            <text:p>0.7404285714</text:p>
          </table:table-cell>
          <table:table-cell office:value-type="float" office:value="578942.88029" calcext:value-type="float">
            <text:p>578942.88029</text:p>
          </table:table-cell>
        </table:table-row>
        <table:table-row table:style-name="ro1">
          <table:table-cell office:value-type="float" office:value="0.741714285714" calcext:value-type="float">
            <text:p>0.7417142857</text:p>
          </table:table-cell>
          <table:table-cell office:value-type="float" office:value="576442.567963" calcext:value-type="float">
            <text:p>576442.567963</text:p>
          </table:table-cell>
        </table:table-row>
        <table:table-row table:style-name="ro1">
          <table:table-cell office:value-type="float" office:value="0.743" calcext:value-type="float">
            <text:p>0.743</text:p>
          </table:table-cell>
          <table:table-cell office:value-type="float" office:value="574175.859138" calcext:value-type="float">
            <text:p>574175.859138</text:p>
          </table:table-cell>
        </table:table-row>
        <table:table-row table:style-name="ro1">
          <table:table-cell office:value-type="float" office:value="0.744285714286" calcext:value-type="float">
            <text:p>0.7442857143</text:p>
          </table:table-cell>
          <table:table-cell office:value-type="float" office:value="572103.983185" calcext:value-type="float">
            <text:p>572103.983185</text:p>
          </table:table-cell>
        </table:table-row>
        <table:table-row table:style-name="ro1">
          <table:table-cell office:value-type="float" office:value="0.745571428571" calcext:value-type="float">
            <text:p>0.7455714286</text:p>
          </table:table-cell>
          <table:table-cell office:value-type="float" office:value="570107.878609" calcext:value-type="float">
            <text:p>570107.878609</text:p>
          </table:table-cell>
        </table:table-row>
        <table:table-row table:style-name="ro1">
          <table:table-cell office:value-type="float" office:value="0.746857142857" calcext:value-type="float">
            <text:p>0.7468571429</text:p>
          </table:table-cell>
          <table:table-cell office:value-type="float" office:value="568146.035263" calcext:value-type="float">
            <text:p>568146.035263</text:p>
          </table:table-cell>
        </table:table-row>
        <table:table-row table:style-name="ro1">
          <table:table-cell office:value-type="float" office:value="0.748142857143" calcext:value-type="float">
            <text:p>0.7481428571</text:p>
          </table:table-cell>
          <table:table-cell office:value-type="float" office:value="566232.690511" calcext:value-type="float">
            <text:p>566232.690511</text:p>
          </table:table-cell>
        </table:table-row>
        <table:table-row table:style-name="ro1">
          <table:table-cell office:value-type="float" office:value="0.749428571429" calcext:value-type="float">
            <text:p>0.7494285714</text:p>
          </table:table-cell>
          <table:table-cell office:value-type="float" office:value="564411.612025" calcext:value-type="float">
            <text:p>564411.61202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563518.16178" calcext:value-type="float">
            <text:p>563518.16178</text:p>
          </table:table-cell>
        </table:table-row>
        <table:table-row table:style-name="ro1">
          <table:table-cell office:value-type="float" office:value="0.751285714286" calcext:value-type="float">
            <text:p>0.7512857143</text:p>
          </table:table-cell>
          <table:table-cell office:value-type="float" office:value="561656.135155" calcext:value-type="float">
            <text:p>561656.135155</text:p>
          </table:table-cell>
        </table:table-row>
        <table:table-row table:style-name="ro1">
          <table:table-cell office:value-type="float" office:value="0.752571428571" calcext:value-type="float">
            <text:p>0.7525714286</text:p>
          </table:table-cell>
          <table:table-cell office:value-type="float" office:value="151634.069747" calcext:value-type="float">
            <text:p>151634.069747</text:p>
          </table:table-cell>
        </table:table-row>
        <table:table-row table:style-name="ro1">
          <table:table-cell office:value-type="float" office:value="0.753857142857" calcext:value-type="float">
            <text:p>0.7538571429</text:p>
          </table:table-cell>
          <table:table-cell office:value-type="float" office:value="172737.18674" calcext:value-type="float">
            <text:p>172737.18674</text:p>
          </table:table-cell>
        </table:table-row>
        <table:table-row table:style-name="ro1">
          <table:table-cell office:value-type="float" office:value="0.755142857143" calcext:value-type="float">
            <text:p>0.7551428571</text:p>
          </table:table-cell>
          <table:table-cell office:value-type="float" office:value="177704.36972" calcext:value-type="float">
            <text:p>177704.36972</text:p>
          </table:table-cell>
        </table:table-row>
        <table:table-row table:style-name="ro1">
          <table:table-cell office:value-type="float" office:value="0.756428571429" calcext:value-type="float">
            <text:p>0.7564285714</text:p>
          </table:table-cell>
          <table:table-cell office:value-type="float" office:value="181756.176456" calcext:value-type="float">
            <text:p>181756.176456</text:p>
          </table:table-cell>
        </table:table-row>
        <table:table-row table:style-name="ro1">
          <table:table-cell office:value-type="float" office:value="0.757714285714" calcext:value-type="float">
            <text:p>0.7577142857</text:p>
          </table:table-cell>
          <table:table-cell office:value-type="float" office:value="185029.914541" calcext:value-type="float">
            <text:p>185029.914541</text:p>
          </table:table-cell>
        </table:table-row>
        <table:table-row table:style-name="ro1">
          <table:table-cell office:value-type="float" office:value="0.759" calcext:value-type="float">
            <text:p>0.759</text:p>
          </table:table-cell>
          <table:table-cell office:value-type="float" office:value="185488.952872" calcext:value-type="float">
            <text:p>185488.952872</text:p>
          </table:table-cell>
        </table:table-row>
        <table:table-row table:style-name="ro1">
          <table:table-cell office:value-type="float" office:value="0.760285714286" calcext:value-type="float">
            <text:p>0.7602857143</text:p>
          </table:table-cell>
          <table:table-cell office:value-type="float" office:value="183156.898169" calcext:value-type="float">
            <text:p>183156.898169</text:p>
          </table:table-cell>
        </table:table-row>
        <table:table-row table:style-name="ro1">
          <table:table-cell office:value-type="float" office:value="0.761571428571" calcext:value-type="float">
            <text:p>0.7615714286</text:p>
          </table:table-cell>
          <table:table-cell office:value-type="float" office:value="183017.380497" calcext:value-type="float">
            <text:p>183017.380497</text:p>
          </table:table-cell>
        </table:table-row>
        <table:table-row table:style-name="ro1">
          <table:table-cell office:value-type="float" office:value="0.762857142857" calcext:value-type="float">
            <text:p>0.7628571429</text:p>
          </table:table-cell>
          <table:table-cell office:value-type="float" office:value="184501.510624" calcext:value-type="float">
            <text:p>184501.510624</text:p>
          </table:table-cell>
        </table:table-row>
        <table:table-row table:style-name="ro1">
          <table:table-cell office:value-type="float" office:value="0.764142857143" calcext:value-type="float">
            <text:p>0.7641428571</text:p>
          </table:table-cell>
          <table:table-cell office:value-type="float" office:value="187767.926141" calcext:value-type="float">
            <text:p>187767.926141</text:p>
          </table:table-cell>
        </table:table-row>
        <table:table-row table:style-name="ro1">
          <table:table-cell office:value-type="float" office:value="0.765428571429" calcext:value-type="float">
            <text:p>0.7654285714</text:p>
          </table:table-cell>
          <table:table-cell office:value-type="float" office:value="192130.167119" calcext:value-type="float">
            <text:p>192130.167119</text:p>
          </table:table-cell>
        </table:table-row>
        <table:table-row table:style-name="ro1">
          <table:table-cell office:value-type="float" office:value="0.766714285714" calcext:value-type="float">
            <text:p>0.7667142857</text:p>
          </table:table-cell>
          <table:table-cell office:value-type="float" office:value="198436.956828" calcext:value-type="float">
            <text:p>198436.956828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207932.197762" calcext:value-type="float">
            <text:p>207932.197762</text:p>
          </table:table-cell>
        </table:table-row>
        <table:table-row table:style-name="ro1">
          <table:table-cell office:value-type="float" office:value="0.769285714286" calcext:value-type="float">
            <text:p>0.7692857143</text:p>
          </table:table-cell>
          <table:table-cell office:value-type="float" office:value="218433.336007" calcext:value-type="float">
            <text:p>218433.336007</text:p>
          </table:table-cell>
        </table:table-row>
        <table:table-row table:style-name="ro1">
          <table:table-cell office:value-type="float" office:value="0.770571428571" calcext:value-type="float">
            <text:p>0.7705714286</text:p>
          </table:table-cell>
          <table:table-cell office:value-type="float" office:value="224963.958869" calcext:value-type="float">
            <text:p>224963.958869</text:p>
          </table:table-cell>
        </table:table-row>
        <table:table-row table:style-name="ro1">
          <table:table-cell office:value-type="float" office:value="0.771857142857" calcext:value-type="float">
            <text:p>0.7718571429</text:p>
          </table:table-cell>
          <table:table-cell office:value-type="float" office:value="226025.902628" calcext:value-type="float">
            <text:p>226025.902628</text:p>
          </table:table-cell>
        </table:table-row>
        <table:table-row table:style-name="ro1">
          <table:table-cell office:value-type="float" office:value="0.773142857143" calcext:value-type="float">
            <text:p>0.7731428571</text:p>
          </table:table-cell>
          <table:table-cell office:value-type="float" office:value="226112.946207" calcext:value-type="float">
            <text:p>226112.946207</text:p>
          </table:table-cell>
        </table:table-row>
        <table:table-row table:style-name="ro1">
          <table:table-cell office:value-type="float" office:value="0.774428571429" calcext:value-type="float">
            <text:p>0.7744285714</text:p>
          </table:table-cell>
          <table:table-cell office:value-type="float" office:value="226174.28965" calcext:value-type="float">
            <text:p>226174.28965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225649.696036" calcext:value-type="float">
            <text:p>225649.696036</text:p>
          </table:table-cell>
        </table:table-row>
        <table:table-row table:style-name="ro1">
          <table:table-cell office:value-type="float" office:value="0.776285714286" calcext:value-type="float">
            <text:p>0.7762857143</text:p>
          </table:table-cell>
          <table:table-cell office:value-type="float" office:value="226356.000486" calcext:value-type="float">
            <text:p>226356.000486</text:p>
          </table:table-cell>
        </table:table-row>
        <table:table-row table:style-name="ro1">
          <table:table-cell office:value-type="float" office:value="0.777571428571" calcext:value-type="float">
            <text:p>0.7775714286</text:p>
          </table:table-cell>
          <table:table-cell office:value-type="float" office:value="227643.308903" calcext:value-type="float">
            <text:p>227643.308903</text:p>
          </table:table-cell>
        </table:table-row>
        <table:table-row table:style-name="ro1">
          <table:table-cell office:value-type="float" office:value="0.778857142857" calcext:value-type="float">
            <text:p>0.7788571429</text:p>
          </table:table-cell>
          <table:table-cell office:value-type="float" office:value="229927.418322" calcext:value-type="float">
            <text:p>229927.418322</text:p>
          </table:table-cell>
        </table:table-row>
        <table:table-row table:style-name="ro1">
          <table:table-cell office:value-type="float" office:value="0.780142857143" calcext:value-type="float">
            <text:p>0.7801428571</text:p>
          </table:table-cell>
          <table:table-cell office:value-type="float" office:value="233101.353076" calcext:value-type="float">
            <text:p>233101.353076</text:p>
          </table:table-cell>
        </table:table-row>
        <table:table-row table:style-name="ro1">
          <table:table-cell office:value-type="float" office:value="0.781428571429" calcext:value-type="float">
            <text:p>0.7814285714</text:p>
          </table:table-cell>
          <table:table-cell office:value-type="float" office:value="235579.856304" calcext:value-type="float">
            <text:p>235579.856304</text:p>
          </table:table-cell>
        </table:table-row>
        <table:table-row table:style-name="ro1">
          <table:table-cell office:value-type="float" office:value="0.782714285714" calcext:value-type="float">
            <text:p>0.7827142857</text:p>
          </table:table-cell>
          <table:table-cell office:value-type="float" office:value="235594.511617" calcext:value-type="float">
            <text:p>235594.511617</text:p>
          </table:table-cell>
        </table:table-row>
        <table:table-row table:style-name="ro1">
          <table:table-cell office:value-type="float" office:value="0.784" calcext:value-type="float">
            <text:p>0.784</text:p>
          </table:table-cell>
          <table:table-cell office:value-type="float" office:value="231409.760614" calcext:value-type="float">
            <text:p>231409.760614</text:p>
          </table:table-cell>
        </table:table-row>
        <table:table-row table:style-name="ro1">
          <table:table-cell office:value-type="float" office:value="0.785285714286" calcext:value-type="float">
            <text:p>0.7852857143</text:p>
          </table:table-cell>
          <table:table-cell office:value-type="float" office:value="223175.603918" calcext:value-type="float">
            <text:p>223175.603918</text:p>
          </table:table-cell>
        </table:table-row>
        <table:table-row table:style-name="ro1">
          <table:table-cell office:value-type="float" office:value="0.786571428571" calcext:value-type="float">
            <text:p>0.7865714286</text:p>
          </table:table-cell>
          <table:table-cell office:value-type="float" office:value="216287.019836" calcext:value-type="float">
            <text:p>216287.019836</text:p>
          </table:table-cell>
        </table:table-row>
        <table:table-row table:style-name="ro1">
          <table:table-cell office:value-type="float" office:value="0.787857142857" calcext:value-type="float">
            <text:p>0.7878571429</text:p>
          </table:table-cell>
          <table:table-cell office:value-type="float" office:value="213943.167383" calcext:value-type="float">
            <text:p>213943.167383</text:p>
          </table:table-cell>
        </table:table-row>
        <table:table-row table:style-name="ro1">
          <table:table-cell office:value-type="float" office:value="0.789142857143" calcext:value-type="float">
            <text:p>0.7891428571</text:p>
          </table:table-cell>
          <table:table-cell office:value-type="float" office:value="215621.852632" calcext:value-type="float">
            <text:p>215621.852632</text:p>
          </table:table-cell>
        </table:table-row>
        <table:table-row table:style-name="ro1">
          <table:table-cell office:value-type="float" office:value="0.790428571429" calcext:value-type="float">
            <text:p>0.7904285714</text:p>
          </table:table-cell>
          <table:table-cell office:value-type="float" office:value="218991.417466" calcext:value-type="float">
            <text:p>218991.417466</text:p>
          </table:table-cell>
        </table:table-row>
        <table:table-row table:style-name="ro1">
          <table:table-cell office:value-type="float" office:value="0.791714285714" calcext:value-type="float">
            <text:p>0.7917142857</text:p>
          </table:table-cell>
          <table:table-cell office:value-type="float" office:value="221559.011738" calcext:value-type="float">
            <text:p>221559.011738</text:p>
          </table:table-cell>
        </table:table-row>
        <table:table-row table:style-name="ro1">
          <table:table-cell office:value-type="float" office:value="0.793" calcext:value-type="float">
            <text:p>0.793</text:p>
          </table:table-cell>
          <table:table-cell office:value-type="float" office:value="222386.182535" calcext:value-type="float">
            <text:p>222386.182535</text:p>
          </table:table-cell>
        </table:table-row>
        <table:table-row table:style-name="ro1">
          <table:table-cell office:value-type="float" office:value="0.794285714286" calcext:value-type="float">
            <text:p>0.7942857143</text:p>
          </table:table-cell>
          <table:table-cell office:value-type="float" office:value="221712.577715" calcext:value-type="float">
            <text:p>221712.577715</text:p>
          </table:table-cell>
        </table:table-row>
        <table:table-row table:style-name="ro1">
          <table:table-cell office:value-type="float" office:value="0.795571428571" calcext:value-type="float">
            <text:p>0.7955714286</text:p>
          </table:table-cell>
          <table:table-cell office:value-type="float" office:value="220086.37371" calcext:value-type="float">
            <text:p>220086.37371</text:p>
          </table:table-cell>
        </table:table-row>
        <table:table-row table:style-name="ro1">
          <table:table-cell office:value-type="float" office:value="0.796857142857" calcext:value-type="float">
            <text:p>0.7968571429</text:p>
          </table:table-cell>
          <table:table-cell office:value-type="float" office:value="218628.143314" calcext:value-type="float">
            <text:p>218628.143314</text:p>
          </table:table-cell>
        </table:table-row>
        <table:table-row table:style-name="ro1">
          <table:table-cell office:value-type="float" office:value="0.798142857143" calcext:value-type="float">
            <text:p>0.7981428571</text:p>
          </table:table-cell>
          <table:table-cell office:value-type="float" office:value="217756.331508" calcext:value-type="float">
            <text:p>217756.331508</text:p>
          </table:table-cell>
        </table:table-row>
        <table:table-row table:style-name="ro1">
          <table:table-cell office:value-type="float" office:value="0.799428571429" calcext:value-type="float">
            <text:p>0.7994285714</text:p>
          </table:table-cell>
          <table:table-cell office:value-type="float" office:value="217192.781679" calcext:value-type="float">
            <text:p>217192.78167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16413.707811" calcext:value-type="float">
            <text:p>216413.707811</text:p>
          </table:table-cell>
        </table:table-row>
        <table:table-row table:style-name="ro1">
          <table:table-cell office:value-type="float" office:value="0.801285714286" calcext:value-type="float">
            <text:p>0.8012857143</text:p>
          </table:table-cell>
          <table:table-cell office:value-type="float" office:value="216378.985446" calcext:value-type="float">
            <text:p>216378.985446</text:p>
          </table:table-cell>
        </table:table-row>
        <table:table-row table:style-name="ro1">
          <table:table-cell office:value-type="float" office:value="0.802571428571" calcext:value-type="float">
            <text:p>0.8025714286</text:p>
          </table:table-cell>
          <table:table-cell office:value-type="float" office:value="216670.220647" calcext:value-type="float">
            <text:p>216670.220647</text:p>
          </table:table-cell>
        </table:table-row>
        <table:table-row table:style-name="ro1">
          <table:table-cell office:value-type="float" office:value="0.803857142857" calcext:value-type="float">
            <text:p>0.8038571429</text:p>
          </table:table-cell>
          <table:table-cell office:value-type="float" office:value="216924.879468" calcext:value-type="float">
            <text:p>216924.879468</text:p>
          </table:table-cell>
        </table:table-row>
        <table:table-row table:style-name="ro1">
          <table:table-cell office:value-type="float" office:value="0.805142857143" calcext:value-type="float">
            <text:p>0.8051428571</text:p>
          </table:table-cell>
          <table:table-cell office:value-type="float" office:value="216799.960889" calcext:value-type="float">
            <text:p>216799.960889</text:p>
          </table:table-cell>
        </table:table-row>
        <table:table-row table:style-name="ro1">
          <table:table-cell office:value-type="float" office:value="0.806428571429" calcext:value-type="float">
            <text:p>0.8064285714</text:p>
          </table:table-cell>
          <table:table-cell office:value-type="float" office:value="216116.782181" calcext:value-type="float">
            <text:p>216116.782181</text:p>
          </table:table-cell>
        </table:table-row>
        <table:table-row table:style-name="ro1">
          <table:table-cell office:value-type="float" office:value="0.807714285714" calcext:value-type="float">
            <text:p>0.8077142857</text:p>
          </table:table-cell>
          <table:table-cell office:value-type="float" office:value="215032.060943" calcext:value-type="float">
            <text:p>215032.060943</text:p>
          </table:table-cell>
        </table:table-row>
        <table:table-row table:style-name="ro1">
          <table:table-cell office:value-type="float" office:value="0.809" calcext:value-type="float">
            <text:p>0.809</text:p>
          </table:table-cell>
          <table:table-cell office:value-type="float" office:value="213924.914567" calcext:value-type="float">
            <text:p>213924.914567</text:p>
          </table:table-cell>
        </table:table-row>
        <table:table-row table:style-name="ro1">
          <table:table-cell office:value-type="float" office:value="0.810285714286" calcext:value-type="float">
            <text:p>0.8102857143</text:p>
          </table:table-cell>
          <table:table-cell office:value-type="float" office:value="212999.473929" calcext:value-type="float">
            <text:p>212999.473929</text:p>
          </table:table-cell>
        </table:table-row>
        <table:table-row table:style-name="ro1">
          <table:table-cell office:value-type="float" office:value="0.811571428571" calcext:value-type="float">
            <text:p>0.8115714286</text:p>
          </table:table-cell>
          <table:table-cell office:value-type="float" office:value="212277.389193" calcext:value-type="float">
            <text:p>212277.389193</text:p>
          </table:table-cell>
        </table:table-row>
        <table:table-row table:style-name="ro1">
          <table:table-cell office:value-type="float" office:value="0.812857142857" calcext:value-type="float">
            <text:p>0.8128571429</text:p>
          </table:table-cell>
          <table:table-cell office:value-type="float" office:value="211717.371331" calcext:value-type="float">
            <text:p>211717.371331</text:p>
          </table:table-cell>
        </table:table-row>
        <table:table-row table:style-name="ro1">
          <table:table-cell office:value-type="float" office:value="0.814142857143" calcext:value-type="float">
            <text:p>0.8141428571</text:p>
          </table:table-cell>
          <table:table-cell office:value-type="float" office:value="211212.408" calcext:value-type="float">
            <text:p>211212.408</text:p>
          </table:table-cell>
        </table:table-row>
        <table:table-row table:style-name="ro1">
          <table:table-cell office:value-type="float" office:value="0.815428571429" calcext:value-type="float">
            <text:p>0.8154285714</text:p>
          </table:table-cell>
          <table:table-cell office:value-type="float" office:value="210723.666093" calcext:value-type="float">
            <text:p>210723.666093</text:p>
          </table:table-cell>
        </table:table-row>
        <table:table-row table:style-name="ro1">
          <table:table-cell office:value-type="float" office:value="0.816714285714" calcext:value-type="float">
            <text:p>0.8167142857</text:p>
          </table:table-cell>
          <table:table-cell office:value-type="float" office:value="210274.173498" calcext:value-type="float">
            <text:p>210274.173498</text:p>
          </table:table-cell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209864.661237" calcext:value-type="float">
            <text:p>209864.661237</text:p>
          </table:table-cell>
        </table:table-row>
        <table:table-row table:style-name="ro1">
          <table:table-cell office:value-type="float" office:value="0.819285714286" calcext:value-type="float">
            <text:p>0.8192857143</text:p>
          </table:table-cell>
          <table:table-cell office:value-type="float" office:value="209399.790472" calcext:value-type="float">
            <text:p>209399.790472</text:p>
          </table:table-cell>
        </table:table-row>
        <table:table-row table:style-name="ro1">
          <table:table-cell office:value-type="float" office:value="0.820571428571" calcext:value-type="float">
            <text:p>0.8205714286</text:p>
          </table:table-cell>
          <table:table-cell office:value-type="float" office:value="208763.802146" calcext:value-type="float">
            <text:p>208763.802146</text:p>
          </table:table-cell>
        </table:table-row>
        <table:table-row table:style-name="ro1">
          <table:table-cell office:value-type="float" office:value="0.821857142857" calcext:value-type="float">
            <text:p>0.8218571429</text:p>
          </table:table-cell>
          <table:table-cell office:value-type="float" office:value="207792.577993" calcext:value-type="float">
            <text:p>207792.577993</text:p>
          </table:table-cell>
        </table:table-row>
        <table:table-row table:style-name="ro1">
          <table:table-cell office:value-type="float" office:value="0.823142857143" calcext:value-type="float">
            <text:p>0.8231428571</text:p>
          </table:table-cell>
          <table:table-cell office:value-type="float" office:value="207072.156675" calcext:value-type="float">
            <text:p>207072.156675</text:p>
          </table:table-cell>
        </table:table-row>
        <table:table-row table:style-name="ro1">
          <table:table-cell office:value-type="float" office:value="0.824428571429" calcext:value-type="float">
            <text:p>0.8244285714</text:p>
          </table:table-cell>
          <table:table-cell office:value-type="float" office:value="208320.187165" calcext:value-type="float">
            <text:p>208320.187165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209322.83459" calcext:value-type="float">
            <text:p>209322.83459</text:p>
          </table:table-cell>
        </table:table-row>
        <table:table-row table:style-name="ro1">
          <table:table-cell office:value-type="float" office:value="0.826285714286" calcext:value-type="float">
            <text:p>0.8262857143</text:p>
          </table:table-cell>
          <table:table-cell office:value-type="float" office:value="216979.011445" calcext:value-type="float">
            <text:p>216979.011445</text:p>
          </table:table-cell>
        </table:table-row>
        <table:table-row table:style-name="ro1">
          <table:table-cell office:value-type="float" office:value="0.827571428571" calcext:value-type="float">
            <text:p>0.8275714286</text:p>
          </table:table-cell>
          <table:table-cell office:value-type="float" office:value="234685.788888" calcext:value-type="float">
            <text:p>234685.788888</text:p>
          </table:table-cell>
        </table:table-row>
        <table:table-row table:style-name="ro1">
          <table:table-cell office:value-type="float" office:value="0.828857142857" calcext:value-type="float">
            <text:p>0.8288571429</text:p>
          </table:table-cell>
          <table:table-cell office:value-type="float" office:value="256125.900271" calcext:value-type="float">
            <text:p>256125.900271</text:p>
          </table:table-cell>
        </table:table-row>
        <table:table-row table:style-name="ro1">
          <table:table-cell office:value-type="float" office:value="0.830142857143" calcext:value-type="float">
            <text:p>0.8301428571</text:p>
          </table:table-cell>
          <table:table-cell office:value-type="float" office:value="263581.492871" calcext:value-type="float">
            <text:p>263581.492871</text:p>
          </table:table-cell>
        </table:table-row>
        <table:table-row table:style-name="ro1">
          <table:table-cell office:value-type="float" office:value="0.831428571429" calcext:value-type="float">
            <text:p>0.8314285714</text:p>
          </table:table-cell>
          <table:table-cell office:value-type="float" office:value="261004.533908" calcext:value-type="float">
            <text:p>261004.533908</text:p>
          </table:table-cell>
        </table:table-row>
        <table:table-row table:style-name="ro1">
          <table:table-cell office:value-type="float" office:value="0.832714285714" calcext:value-type="float">
            <text:p>0.8327142857</text:p>
          </table:table-cell>
          <table:table-cell office:value-type="float" office:value="262881.014619" calcext:value-type="float">
            <text:p>262881.014619</text:p>
          </table:table-cell>
        </table:table-row>
        <table:table-row table:style-name="ro1">
          <table:table-cell office:value-type="float" office:value="0.834" calcext:value-type="float">
            <text:p>0.834</text:p>
          </table:table-cell>
          <table:table-cell office:value-type="float" office:value="263432.02588" calcext:value-type="float">
            <text:p>263432.02588</text:p>
          </table:table-cell>
        </table:table-row>
        <table:table-row table:style-name="ro1">
          <table:table-cell office:value-type="float" office:value="0.835285714286" calcext:value-type="float">
            <text:p>0.8352857143</text:p>
          </table:table-cell>
          <table:table-cell office:value-type="float" office:value="263881.485625" calcext:value-type="float">
            <text:p>263881.485625</text:p>
          </table:table-cell>
        </table:table-row>
        <table:table-row table:style-name="ro1">
          <table:table-cell office:value-type="float" office:value="0.836571428571" calcext:value-type="float">
            <text:p>0.8365714286</text:p>
          </table:table-cell>
          <table:table-cell office:value-type="float" office:value="272687.748088" calcext:value-type="float">
            <text:p>272687.748088</text:p>
          </table:table-cell>
        </table:table-row>
        <table:table-row table:style-name="ro1">
          <table:table-cell office:value-type="float" office:value="0.837857142857" calcext:value-type="float">
            <text:p>0.8378571429</text:p>
          </table:table-cell>
          <table:table-cell office:value-type="float" office:value="279624.52209" calcext:value-type="float">
            <text:p>279624.52209</text:p>
          </table:table-cell>
        </table:table-row>
        <table:table-row table:style-name="ro1">
          <table:table-cell office:value-type="float" office:value="0.839142857143" calcext:value-type="float">
            <text:p>0.8391428571</text:p>
          </table:table-cell>
          <table:table-cell office:value-type="float" office:value="281956.980032" calcext:value-type="float">
            <text:p>281956.980032</text:p>
          </table:table-cell>
        </table:table-row>
        <table:table-row table:style-name="ro1">
          <table:table-cell office:value-type="float" office:value="0.840428571429" calcext:value-type="float">
            <text:p>0.8404285714</text:p>
          </table:table-cell>
          <table:table-cell office:value-type="float" office:value="281594.339862" calcext:value-type="float">
            <text:p>281594.339862</text:p>
          </table:table-cell>
        </table:table-row>
        <table:table-row table:style-name="ro1">
          <table:table-cell office:value-type="float" office:value="0.841714285714" calcext:value-type="float">
            <text:p>0.8417142857</text:p>
          </table:table-cell>
          <table:table-cell office:value-type="float" office:value="279712.391272" calcext:value-type="float">
            <text:p>279712.391272</text:p>
          </table:table-cell>
        </table:table-row>
        <table:table-row table:style-name="ro1">
          <table:table-cell office:value-type="float" office:value="0.843" calcext:value-type="float">
            <text:p>0.843</text:p>
          </table:table-cell>
          <table:table-cell office:value-type="float" office:value="277895.177014" calcext:value-type="float">
            <text:p>277895.177014</text:p>
          </table:table-cell>
        </table:table-row>
        <table:table-row table:style-name="ro1">
          <table:table-cell office:value-type="float" office:value="0.844285714286" calcext:value-type="float">
            <text:p>0.8442857143</text:p>
          </table:table-cell>
          <table:table-cell office:value-type="float" office:value="276103.212445" calcext:value-type="float">
            <text:p>276103.212445</text:p>
          </table:table-cell>
        </table:table-row>
        <table:table-row table:style-name="ro1">
          <table:table-cell office:value-type="float" office:value="0.845571428571" calcext:value-type="float">
            <text:p>0.8455714286</text:p>
          </table:table-cell>
          <table:table-cell office:value-type="float" office:value="273692.809628" calcext:value-type="float">
            <text:p>273692.809628</text:p>
          </table:table-cell>
        </table:table-row>
        <table:table-row table:style-name="ro1">
          <table:table-cell office:value-type="float" office:value="0.846857142857" calcext:value-type="float">
            <text:p>0.8468571429</text:p>
          </table:table-cell>
          <table:table-cell office:value-type="float" office:value="272331.604794" calcext:value-type="float">
            <text:p>272331.604794</text:p>
          </table:table-cell>
        </table:table-row>
        <table:table-row table:style-name="ro1">
          <table:table-cell office:value-type="float" office:value="0.848142857143" calcext:value-type="float">
            <text:p>0.8481428571</text:p>
          </table:table-cell>
          <table:table-cell office:value-type="float" office:value="272594.114963" calcext:value-type="float">
            <text:p>272594.114963</text:p>
          </table:table-cell>
        </table:table-row>
        <table:table-row table:style-name="ro1">
          <table:table-cell office:value-type="float" office:value="0.849428571429" calcext:value-type="float">
            <text:p>0.8494285714</text:p>
          </table:table-cell>
          <table:table-cell office:value-type="float" office:value="272188.17557" calcext:value-type="float">
            <text:p>272188.17557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271319.895022" calcext:value-type="float">
            <text:p>271319.895022</text:p>
          </table:table-cell>
        </table:table-row>
        <table:table-row table:style-name="ro1">
          <table:table-cell office:value-type="float" office:value="0.851285714286" calcext:value-type="float">
            <text:p>0.8512857143</text:p>
          </table:table-cell>
          <table:table-cell office:value-type="float" office:value="269360.154303" calcext:value-type="float">
            <text:p>269360.154303</text:p>
          </table:table-cell>
        </table:table-row>
        <table:table-row table:style-name="ro1">
          <table:table-cell office:value-type="float" office:value="0.852571428571" calcext:value-type="float">
            <text:p>0.8525714286</text:p>
          </table:table-cell>
          <table:table-cell office:value-type="float" office:value="267280.712926" calcext:value-type="float">
            <text:p>267280.712926</text:p>
          </table:table-cell>
        </table:table-row>
        <table:table-row table:style-name="ro1">
          <table:table-cell office:value-type="float" office:value="0.853857142857" calcext:value-type="float">
            <text:p>0.8538571429</text:p>
          </table:table-cell>
          <table:table-cell office:value-type="float" office:value="264907.866167" calcext:value-type="float">
            <text:p>264907.866167</text:p>
          </table:table-cell>
        </table:table-row>
        <table:table-row table:style-name="ro1">
          <table:table-cell office:value-type="float" office:value="0.855142857143" calcext:value-type="float">
            <text:p>0.8551428571</text:p>
          </table:table-cell>
          <table:table-cell office:value-type="float" office:value="262335.611085" calcext:value-type="float">
            <text:p>262335.611085</text:p>
          </table:table-cell>
        </table:table-row>
        <table:table-row table:style-name="ro1">
          <table:table-cell office:value-type="float" office:value="0.856428571429" calcext:value-type="float">
            <text:p>0.8564285714</text:p>
          </table:table-cell>
          <table:table-cell office:value-type="float" office:value="259830.974967" calcext:value-type="float">
            <text:p>259830.974967</text:p>
          </table:table-cell>
        </table:table-row>
        <table:table-row table:style-name="ro1">
          <table:table-cell office:value-type="float" office:value="0.857714285714" calcext:value-type="float">
            <text:p>0.8577142857</text:p>
          </table:table-cell>
          <table:table-cell office:value-type="float" office:value="257399.382763" calcext:value-type="float">
            <text:p>257399.382763</text:p>
          </table:table-cell>
        </table:table-row>
        <table:table-row table:style-name="ro1">
          <table:table-cell office:value-type="float" office:value="0.859" calcext:value-type="float">
            <text:p>0.859</text:p>
          </table:table-cell>
          <table:table-cell office:value-type="float" office:value="255099.644823" calcext:value-type="float">
            <text:p>255099.644823</text:p>
          </table:table-cell>
        </table:table-row>
        <table:table-row table:style-name="ro1">
          <table:table-cell office:value-type="float" office:value="0.860285714286" calcext:value-type="float">
            <text:p>0.8602857143</text:p>
          </table:table-cell>
          <table:table-cell office:value-type="float" office:value="253069.667004" calcext:value-type="float">
            <text:p>253069.667004</text:p>
          </table:table-cell>
        </table:table-row>
        <table:table-row table:style-name="ro1">
          <table:table-cell office:value-type="float" office:value="0.861571428571" calcext:value-type="float">
            <text:p>0.8615714286</text:p>
          </table:table-cell>
          <table:table-cell office:value-type="float" office:value="251313.211908" calcext:value-type="float">
            <text:p>251313.211908</text:p>
          </table:table-cell>
        </table:table-row>
        <table:table-row table:style-name="ro1">
          <table:table-cell office:value-type="float" office:value="0.862857142857" calcext:value-type="float">
            <text:p>0.8628571429</text:p>
          </table:table-cell>
          <table:table-cell office:value-type="float" office:value="249780.42557" calcext:value-type="float">
            <text:p>249780.42557</text:p>
          </table:table-cell>
        </table:table-row>
        <table:table-row table:style-name="ro1">
          <table:table-cell office:value-type="float" office:value="0.864142857143" calcext:value-type="float">
            <text:p>0.8641428571</text:p>
          </table:table-cell>
          <table:table-cell office:value-type="float" office:value="248310.575706" calcext:value-type="float">
            <text:p>248310.575706</text:p>
          </table:table-cell>
        </table:table-row>
        <table:table-row table:style-name="ro1">
          <table:table-cell office:value-type="float" office:value="0.865428571429" calcext:value-type="float">
            <text:p>0.8654285714</text:p>
          </table:table-cell>
          <table:table-cell office:value-type="float" office:value="246705.533741" calcext:value-type="float">
            <text:p>246705.533741</text:p>
          </table:table-cell>
        </table:table-row>
        <table:table-row table:style-name="ro1">
          <table:table-cell office:value-type="float" office:value="0.866714285714" calcext:value-type="float">
            <text:p>0.8667142857</text:p>
          </table:table-cell>
          <table:table-cell office:value-type="float" office:value="244947.70987" calcext:value-type="float">
            <text:p>244947.70987</text:p>
          </table:table-cell>
        </table:table-row>
        <table:table-row table:style-name="ro1">
          <table:table-cell office:value-type="float" office:value="0.868" calcext:value-type="float">
            <text:p>0.868</text:p>
          </table:table-cell>
          <table:table-cell office:value-type="float" office:value="243181.618494" calcext:value-type="float">
            <text:p>243181.618494</text:p>
          </table:table-cell>
        </table:table-row>
        <table:table-row table:style-name="ro1">
          <table:table-cell office:value-type="float" office:value="0.869285714286" calcext:value-type="float">
            <text:p>0.8692857143</text:p>
          </table:table-cell>
          <table:table-cell office:value-type="float" office:value="241719.680733" calcext:value-type="float">
            <text:p>241719.680733</text:p>
          </table:table-cell>
        </table:table-row>
        <table:table-row table:style-name="ro1">
          <table:table-cell office:value-type="float" office:value="0.870571428571" calcext:value-type="float">
            <text:p>0.8705714286</text:p>
          </table:table-cell>
          <table:table-cell office:value-type="float" office:value="240827.657192" calcext:value-type="float">
            <text:p>240827.657192</text:p>
          </table:table-cell>
        </table:table-row>
        <table:table-row table:style-name="ro1">
          <table:table-cell office:value-type="float" office:value="0.871857142857" calcext:value-type="float">
            <text:p>0.8718571429</text:p>
          </table:table-cell>
          <table:table-cell office:value-type="float" office:value="240461.610346" calcext:value-type="float">
            <text:p>240461.610346</text:p>
          </table:table-cell>
        </table:table-row>
        <table:table-row table:style-name="ro1">
          <table:table-cell office:value-type="float" office:value="0.873142857143" calcext:value-type="float">
            <text:p>0.8731428571</text:p>
          </table:table-cell>
          <table:table-cell office:value-type="float" office:value="240310.039656" calcext:value-type="float">
            <text:p>240310.039656</text:p>
          </table:table-cell>
        </table:table-row>
        <table:table-row table:style-name="ro1">
          <table:table-cell office:value-type="float" office:value="0.874428571429" calcext:value-type="float">
            <text:p>0.8744285714</text:p>
          </table:table-cell>
          <table:table-cell office:value-type="float" office:value="240172.995634" calcext:value-type="float">
            <text:p>240172.995634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239695.827223" calcext:value-type="float">
            <text:p>239695.827223</text:p>
          </table:table-cell>
        </table:table-row>
        <table:table-row table:style-name="ro1">
          <table:table-cell office:value-type="float" office:value="0.876285714286" calcext:value-type="float">
            <text:p>0.8762857143</text:p>
          </table:table-cell>
          <table:table-cell office:value-type="float" office:value="239377.98358" calcext:value-type="float">
            <text:p>239377.98358</text:p>
          </table:table-cell>
        </table:table-row>
        <table:table-row table:style-name="ro1">
          <table:table-cell office:value-type="float" office:value="0.877571428571" calcext:value-type="float">
            <text:p>0.8775714286</text:p>
          </table:table-cell>
          <table:table-cell office:value-type="float" office:value="238479.924938" calcext:value-type="float">
            <text:p>238479.924938</text:p>
          </table:table-cell>
        </table:table-row>
        <table:table-row table:style-name="ro1">
          <table:table-cell office:value-type="float" office:value="0.878857142857" calcext:value-type="float">
            <text:p>0.8788571429</text:p>
          </table:table-cell>
          <table:table-cell office:value-type="float" office:value="236889.146003" calcext:value-type="float">
            <text:p>236889.146003</text:p>
          </table:table-cell>
        </table:table-row>
        <table:table-row table:style-name="ro1">
          <table:table-cell office:value-type="float" office:value="0.880142857143" calcext:value-type="float">
            <text:p>0.8801428571</text:p>
          </table:table-cell>
          <table:table-cell office:value-type="float" office:value="234914.191975" calcext:value-type="float">
            <text:p>234914.191975</text:p>
          </table:table-cell>
        </table:table-row>
        <table:table-row table:style-name="ro1">
          <table:table-cell office:value-type="float" office:value="0.881428571429" calcext:value-type="float">
            <text:p>0.8814285714</text:p>
          </table:table-cell>
          <table:table-cell office:value-type="float" office:value="233042.182687" calcext:value-type="float">
            <text:p>233042.182687</text:p>
          </table:table-cell>
        </table:table-row>
        <table:table-row table:style-name="ro1">
          <table:table-cell office:value-type="float" office:value="0.882714285714" calcext:value-type="float">
            <text:p>0.8827142857</text:p>
          </table:table-cell>
          <table:table-cell office:value-type="float" office:value="231662.663272" calcext:value-type="float">
            <text:p>231662.663272</text:p>
          </table:table-cell>
        </table:table-row>
        <table:table-row table:style-name="ro1">
          <table:table-cell office:value-type="float" office:value="0.884" calcext:value-type="float">
            <text:p>0.884</text:p>
          </table:table-cell>
          <table:table-cell office:value-type="float" office:value="230958.917457" calcext:value-type="float">
            <text:p>230958.917457</text:p>
          </table:table-cell>
        </table:table-row>
        <table:table-row table:style-name="ro1">
          <table:table-cell office:value-type="float" office:value="0.885285714286" calcext:value-type="float">
            <text:p>0.8852857143</text:p>
          </table:table-cell>
          <table:table-cell office:value-type="float" office:value="230672.662121" calcext:value-type="float">
            <text:p>230672.662121</text:p>
          </table:table-cell>
        </table:table-row>
        <table:table-row table:style-name="ro1">
          <table:table-cell office:value-type="float" office:value="0.886571428571" calcext:value-type="float">
            <text:p>0.8865714286</text:p>
          </table:table-cell>
          <table:table-cell office:value-type="float" office:value="230316.582129" calcext:value-type="float">
            <text:p>230316.582129</text:p>
          </table:table-cell>
        </table:table-row>
        <table:table-row table:style-name="ro1">
          <table:table-cell office:value-type="float" office:value="0.887857142857" calcext:value-type="float">
            <text:p>0.8878571429</text:p>
          </table:table-cell>
          <table:table-cell office:value-type="float" office:value="229642.253771" calcext:value-type="float">
            <text:p>229642.253771</text:p>
          </table:table-cell>
        </table:table-row>
        <table:table-row table:style-name="ro1">
          <table:table-cell office:value-type="float" office:value="0.889142857143" calcext:value-type="float">
            <text:p>0.8891428571</text:p>
          </table:table-cell>
          <table:table-cell office:value-type="float" office:value="228559.003605" calcext:value-type="float">
            <text:p>228559.003605</text:p>
          </table:table-cell>
        </table:table-row>
        <table:table-row table:style-name="ro1">
          <table:table-cell office:value-type="float" office:value="0.890428571429" calcext:value-type="float">
            <text:p>0.8904285714</text:p>
          </table:table-cell>
          <table:table-cell office:value-type="float" office:value="227217.902998" calcext:value-type="float">
            <text:p>227217.902998</text:p>
          </table:table-cell>
        </table:table-row>
        <table:table-row table:style-name="ro1">
          <table:table-cell office:value-type="float" office:value="0.891714285714" calcext:value-type="float">
            <text:p>0.8917142857</text:p>
          </table:table-cell>
          <table:table-cell office:value-type="float" office:value="226073.295501" calcext:value-type="float">
            <text:p>226073.295501</text:p>
          </table:table-cell>
        </table:table-row>
        <table:table-row table:style-name="ro1">
          <table:table-cell office:value-type="float" office:value="0.893" calcext:value-type="float">
            <text:p>0.893</text:p>
          </table:table-cell>
          <table:table-cell office:value-type="float" office:value="225260.68549" calcext:value-type="float">
            <text:p>225260.68549</text:p>
          </table:table-cell>
        </table:table-row>
        <table:table-row table:style-name="ro1">
          <table:table-cell office:value-type="float" office:value="0.894285714286" calcext:value-type="float">
            <text:p>0.8942857143</text:p>
          </table:table-cell>
          <table:table-cell office:value-type="float" office:value="224528.715808" calcext:value-type="float">
            <text:p>224528.715808</text:p>
          </table:table-cell>
        </table:table-row>
        <table:table-row table:style-name="ro1">
          <table:table-cell office:value-type="float" office:value="0.895571428571" calcext:value-type="float">
            <text:p>0.8955714286</text:p>
          </table:table-cell>
          <table:table-cell office:value-type="float" office:value="223866.232702" calcext:value-type="float">
            <text:p>223866.232702</text:p>
          </table:table-cell>
        </table:table-row>
        <table:table-row table:style-name="ro1">
          <table:table-cell office:value-type="float" office:value="0.896857142857" calcext:value-type="float">
            <text:p>0.8968571429</text:p>
          </table:table-cell>
          <table:table-cell office:value-type="float" office:value="223299.984247" calcext:value-type="float">
            <text:p>223299.984247</text:p>
          </table:table-cell>
        </table:table-row>
        <table:table-row table:style-name="ro1">
          <table:table-cell office:value-type="float" office:value="0.898142857143" calcext:value-type="float">
            <text:p>0.8981428571</text:p>
          </table:table-cell>
          <table:table-cell office:value-type="float" office:value="222784.555787" calcext:value-type="float">
            <text:p>222784.555787</text:p>
          </table:table-cell>
        </table:table-row>
        <table:table-row table:style-name="ro1">
          <table:table-cell office:value-type="float" office:value="0.899428571429" calcext:value-type="float">
            <text:p>0.8994285714</text:p>
          </table:table-cell>
          <table:table-cell office:value-type="float" office:value="222260.359908" calcext:value-type="float">
            <text:p>222260.35990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21791.611294" calcext:value-type="float">
            <text:p>221791.611294</text:p>
          </table:table-cell>
        </table:table-row>
        <table:table-row table:style-name="ro1">
          <table:table-cell office:value-type="float" office:value="0.901285714286" calcext:value-type="float">
            <text:p>0.9012857143</text:p>
          </table:table-cell>
          <table:table-cell office:value-type="float" office:value="221167.963296" calcext:value-type="float">
            <text:p>221167.963296</text:p>
          </table:table-cell>
        </table:table-row>
        <table:table-row table:style-name="ro1">
          <table:table-cell office:value-type="float" office:value="0.902571428571" calcext:value-type="float">
            <text:p>0.9025714286</text:p>
          </table:table-cell>
          <table:table-cell office:value-type="float" office:value="220542.580956" calcext:value-type="float">
            <text:p>220542.580956</text:p>
          </table:table-cell>
        </table:table-row>
        <table:table-row table:style-name="ro1">
          <table:table-cell office:value-type="float" office:value="0.903857142857" calcext:value-type="float">
            <text:p>0.9038571429</text:p>
          </table:table-cell>
          <table:table-cell office:value-type="float" office:value="219990.725477" calcext:value-type="float">
            <text:p>219990.725477</text:p>
          </table:table-cell>
        </table:table-row>
        <table:table-row table:style-name="ro1">
          <table:table-cell office:value-type="float" office:value="0.905142857143" calcext:value-type="float">
            <text:p>0.9051428571</text:p>
          </table:table-cell>
          <table:table-cell office:value-type="float" office:value="219511.55787" calcext:value-type="float">
            <text:p>219511.55787</text:p>
          </table:table-cell>
        </table:table-row>
        <table:table-row table:style-name="ro1">
          <table:table-cell office:value-type="float" office:value="0.906428571429" calcext:value-type="float">
            <text:p>0.9064285714</text:p>
          </table:table-cell>
          <table:table-cell office:value-type="float" office:value="219094.377999" calcext:value-type="float">
            <text:p>219094.377999</text:p>
          </table:table-cell>
        </table:table-row>
        <table:table-row table:style-name="ro1">
          <table:table-cell office:value-type="float" office:value="0.907714285714" calcext:value-type="float">
            <text:p>0.9077142857</text:p>
          </table:table-cell>
          <table:table-cell office:value-type="float" office:value="218689.487732" calcext:value-type="float">
            <text:p>218689.487732</text:p>
          </table:table-cell>
        </table:table-row>
        <table:table-row table:style-name="ro1">
          <table:table-cell office:value-type="float" office:value="0.909" calcext:value-type="float">
            <text:p>0.909</text:p>
          </table:table-cell>
          <table:table-cell office:value-type="float" office:value="218288.15802" calcext:value-type="float">
            <text:p>218288.15802</text:p>
          </table:table-cell>
        </table:table-row>
        <table:table-row table:style-name="ro1">
          <table:table-cell office:value-type="float" office:value="0.910285714286" calcext:value-type="float">
            <text:p>0.9102857143</text:p>
          </table:table-cell>
          <table:table-cell office:value-type="float" office:value="218471.697232" calcext:value-type="float">
            <text:p>218471.697232</text:p>
          </table:table-cell>
        </table:table-row>
        <table:table-row table:style-name="ro1">
          <table:table-cell office:value-type="float" office:value="0.911571428571" calcext:value-type="float">
            <text:p>0.9115714286</text:p>
          </table:table-cell>
          <table:table-cell office:value-type="float" office:value="220275.407658" calcext:value-type="float">
            <text:p>220275.407658</text:p>
          </table:table-cell>
        </table:table-row>
        <table:table-row table:style-name="ro1">
          <table:table-cell office:value-type="float" office:value="0.912857142857" calcext:value-type="float">
            <text:p>0.9128571429</text:p>
          </table:table-cell>
          <table:table-cell office:value-type="float" office:value="223960.174211" calcext:value-type="float">
            <text:p>223960.174211</text:p>
          </table:table-cell>
        </table:table-row>
        <table:table-row table:style-name="ro1">
          <table:table-cell office:value-type="float" office:value="0.914142857143" calcext:value-type="float">
            <text:p>0.9141428571</text:p>
          </table:table-cell>
          <table:table-cell office:value-type="float" office:value="228486.688865" calcext:value-type="float">
            <text:p>228486.688865</text:p>
          </table:table-cell>
        </table:table-row>
        <table:table-row table:style-name="ro1">
          <table:table-cell office:value-type="float" office:value="0.915428571429" calcext:value-type="float">
            <text:p>0.9154285714</text:p>
          </table:table-cell>
          <table:table-cell office:value-type="float" office:value="232131.950968" calcext:value-type="float">
            <text:p>232131.950968</text:p>
          </table:table-cell>
        </table:table-row>
        <table:table-row table:style-name="ro1">
          <table:table-cell office:value-type="float" office:value="0.916714285714" calcext:value-type="float">
            <text:p>0.9167142857</text:p>
          </table:table-cell>
          <table:table-cell office:value-type="float" office:value="231897.211256" calcext:value-type="float">
            <text:p>231897.211256</text:p>
          </table:table-cell>
        </table:table-row>
        <table:table-row table:style-name="ro1">
          <table:table-cell office:value-type="float" office:value="0.918" calcext:value-type="float">
            <text:p>0.918</text:p>
          </table:table-cell>
          <table:table-cell office:value-type="float" office:value="230946.686589" calcext:value-type="float">
            <text:p>230946.686589</text:p>
          </table:table-cell>
        </table:table-row>
        <table:table-row table:style-name="ro1">
          <table:table-cell office:value-type="float" office:value="0.919285714286" calcext:value-type="float">
            <text:p>0.9192857143</text:p>
          </table:table-cell>
          <table:table-cell office:value-type="float" office:value="237124.179246" calcext:value-type="float">
            <text:p>237124.179246</text:p>
          </table:table-cell>
        </table:table-row>
        <table:table-row table:style-name="ro1">
          <table:table-cell office:value-type="float" office:value="0.920571428571" calcext:value-type="float">
            <text:p>0.9205714286</text:p>
          </table:table-cell>
          <table:table-cell office:value-type="float" office:value="253168.223543" calcext:value-type="float">
            <text:p>253168.223543</text:p>
          </table:table-cell>
        </table:table-row>
        <table:table-row table:style-name="ro1">
          <table:table-cell office:value-type="float" office:value="0.921857142857" calcext:value-type="float">
            <text:p>0.9218571429</text:p>
          </table:table-cell>
          <table:table-cell office:value-type="float" office:value="284585.214303" calcext:value-type="float">
            <text:p>284585.214303</text:p>
          </table:table-cell>
        </table:table-row>
        <table:table-row table:style-name="ro1">
          <table:table-cell office:value-type="float" office:value="0.923142857143" calcext:value-type="float">
            <text:p>0.9231428571</text:p>
          </table:table-cell>
          <table:table-cell office:value-type="float" office:value="350169.137639" calcext:value-type="float">
            <text:p>350169.137639</text:p>
          </table:table-cell>
        </table:table-row>
        <table:table-row table:style-name="ro1">
          <table:table-cell office:value-type="float" office:value="0.924428571429" calcext:value-type="float">
            <text:p>0.9244285714</text:p>
          </table:table-cell>
          <table:table-cell office:value-type="float" office:value="454700.326869" calcext:value-type="float">
            <text:p>454700.326869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488156.889247" calcext:value-type="float">
            <text:p>488156.889247</text:p>
          </table:table-cell>
        </table:table-row>
        <table:table-row table:style-name="ro1">
          <table:table-cell office:value-type="float" office:value="0.926285714286" calcext:value-type="float">
            <text:p>0.9262857143</text:p>
          </table:table-cell>
          <table:table-cell office:value-type="float" office:value="605210.515953" calcext:value-type="float">
            <text:p>605210.515953</text:p>
          </table:table-cell>
        </table:table-row>
        <table:table-row table:style-name="ro1">
          <table:table-cell office:value-type="float" office:value="0.927571428571" calcext:value-type="float">
            <text:p>0.9275714286</text:p>
          </table:table-cell>
          <table:table-cell office:value-type="float" office:value="599947.088248" calcext:value-type="float">
            <text:p>599947.088248</text:p>
          </table:table-cell>
        </table:table-row>
        <table:table-row table:style-name="ro1">
          <table:table-cell office:value-type="float" office:value="0.928857142857" calcext:value-type="float">
            <text:p>0.9288571429</text:p>
          </table:table-cell>
          <table:table-cell office:value-type="float" office:value="563493.768327" calcext:value-type="float">
            <text:p>563493.768327</text:p>
          </table:table-cell>
        </table:table-row>
        <table:table-row table:style-name="ro1">
          <table:table-cell office:value-type="float" office:value="0.930142857143" calcext:value-type="float">
            <text:p>0.9301428571</text:p>
          </table:table-cell>
          <table:table-cell office:value-type="float" office:value="540994.032872" calcext:value-type="float">
            <text:p>540994.032872</text:p>
          </table:table-cell>
        </table:table-row>
        <table:table-row table:style-name="ro1">
          <table:table-cell office:value-type="float" office:value="0.931428571429" calcext:value-type="float">
            <text:p>0.9314285714</text:p>
          </table:table-cell>
          <table:table-cell office:value-type="float" office:value="530471.81678" calcext:value-type="float">
            <text:p>530471.81678</text:p>
          </table:table-cell>
        </table:table-row>
        <table:table-row table:style-name="ro1">
          <table:table-cell office:value-type="float" office:value="0.932714285714" calcext:value-type="float">
            <text:p>0.9327142857</text:p>
          </table:table-cell>
          <table:table-cell office:value-type="float" office:value="526397.587671" calcext:value-type="float">
            <text:p>526397.587671</text:p>
          </table:table-cell>
        </table:table-row>
        <table:table-row table:style-name="ro1">
          <table:table-cell office:value-type="float" office:value="0.934" calcext:value-type="float">
            <text:p>0.934</text:p>
          </table:table-cell>
          <table:table-cell office:value-type="float" office:value="524223.167018" calcext:value-type="float">
            <text:p>524223.167018</text:p>
          </table:table-cell>
        </table:table-row>
        <table:table-row table:style-name="ro1">
          <table:table-cell office:value-type="float" office:value="0.935285714286" calcext:value-type="float">
            <text:p>0.9352857143</text:p>
          </table:table-cell>
          <table:table-cell office:value-type="float" office:value="524267.952973" calcext:value-type="float">
            <text:p>524267.952973</text:p>
          </table:table-cell>
        </table:table-row>
        <table:table-row table:style-name="ro1">
          <table:table-cell office:value-type="float" office:value="0.936571428571" calcext:value-type="float">
            <text:p>0.9365714286</text:p>
          </table:table-cell>
          <table:table-cell office:value-type="float" office:value="526144.604221" calcext:value-type="float">
            <text:p>526144.604221</text:p>
          </table:table-cell>
        </table:table-row>
        <table:table-row table:style-name="ro1">
          <table:table-cell office:value-type="float" office:value="0.937857142857" calcext:value-type="float">
            <text:p>0.9378571429</text:p>
          </table:table-cell>
          <table:table-cell office:value-type="float" office:value="529217.931374" calcext:value-type="float">
            <text:p>529217.931374</text:p>
          </table:table-cell>
        </table:table-row>
        <table:table-row table:style-name="ro1">
          <table:table-cell office:value-type="float" office:value="0.939142857143" calcext:value-type="float">
            <text:p>0.9391428571</text:p>
          </table:table-cell>
          <table:table-cell office:value-type="float" office:value="532578.838437" calcext:value-type="float">
            <text:p>532578.838437</text:p>
          </table:table-cell>
        </table:table-row>
        <table:table-row table:style-name="ro1">
          <table:table-cell office:value-type="float" office:value="0.940428571429" calcext:value-type="float">
            <text:p>0.9404285714</text:p>
          </table:table-cell>
          <table:table-cell office:value-type="float" office:value="535497.394663" calcext:value-type="float">
            <text:p>535497.394663</text:p>
          </table:table-cell>
        </table:table-row>
        <table:table-row table:style-name="ro1">
          <table:table-cell office:value-type="float" office:value="0.941714285714" calcext:value-type="float">
            <text:p>0.9417142857</text:p>
          </table:table-cell>
          <table:table-cell office:value-type="float" office:value="536855.386812" calcext:value-type="float">
            <text:p>536855.386812</text:p>
          </table:table-cell>
        </table:table-row>
        <table:table-row table:style-name="ro1">
          <table:table-cell office:value-type="float" office:value="0.943" calcext:value-type="float">
            <text:p>0.943</text:p>
          </table:table-cell>
          <table:table-cell office:value-type="float" office:value="536346.570073" calcext:value-type="float">
            <text:p>536346.570073</text:p>
          </table:table-cell>
        </table:table-row>
        <table:table-row table:style-name="ro1">
          <table:table-cell office:value-type="float" office:value="0.944285714286" calcext:value-type="float">
            <text:p>0.9442857143</text:p>
          </table:table-cell>
          <table:table-cell office:value-type="float" office:value="534280.802491" calcext:value-type="float">
            <text:p>534280.802491</text:p>
          </table:table-cell>
        </table:table-row>
        <table:table-row table:style-name="ro1">
          <table:table-cell office:value-type="float" office:value="0.945571428571" calcext:value-type="float">
            <text:p>0.9455714286</text:p>
          </table:table-cell>
          <table:table-cell office:value-type="float" office:value="531379.105021" calcext:value-type="float">
            <text:p>531379.105021</text:p>
          </table:table-cell>
        </table:table-row>
        <table:table-row table:style-name="ro1">
          <table:table-cell office:value-type="float" office:value="0.946857142857" calcext:value-type="float">
            <text:p>0.9468571429</text:p>
          </table:table-cell>
          <table:table-cell office:value-type="float" office:value="528463.569425" calcext:value-type="float">
            <text:p>528463.569425</text:p>
          </table:table-cell>
        </table:table-row>
        <table:table-row table:style-name="ro1">
          <table:table-cell office:value-type="float" office:value="0.948142857143" calcext:value-type="float">
            <text:p>0.9481428571</text:p>
          </table:table-cell>
          <table:table-cell office:value-type="float" office:value="525403.781531" calcext:value-type="float">
            <text:p>525403.781531</text:p>
          </table:table-cell>
        </table:table-row>
        <table:table-row table:style-name="ro1">
          <table:table-cell office:value-type="float" office:value="0.949428571429" calcext:value-type="float">
            <text:p>0.9494285714</text:p>
          </table:table-cell>
          <table:table-cell office:value-type="float" office:value="522326.061438" calcext:value-type="float">
            <text:p>522326.061438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520617.909819" calcext:value-type="float">
            <text:p>520617.909819</text:p>
          </table:table-cell>
        </table:table-row>
        <table:table-row table:style-name="ro1">
          <table:table-cell office:value-type="float" office:value="0.951285714286" calcext:value-type="float">
            <text:p>0.9512857143</text:p>
          </table:table-cell>
          <table:table-cell office:value-type="float" office:value="516891.407609" calcext:value-type="float">
            <text:p>516891.407609</text:p>
          </table:table-cell>
        </table:table-row>
        <table:table-row table:style-name="ro1">
          <table:table-cell office:value-type="float" office:value="0.952571428571" calcext:value-type="float">
            <text:p>0.9525714286</text:p>
          </table:table-cell>
          <table:table-cell office:value-type="float" office:value="512742.852693" calcext:value-type="float">
            <text:p>512742.852693</text:p>
          </table:table-cell>
        </table:table-row>
        <table:table-row table:style-name="ro1">
          <table:table-cell office:value-type="float" office:value="0.953857142857" calcext:value-type="float">
            <text:p>0.9538571429</text:p>
          </table:table-cell>
          <table:table-cell office:value-type="float" office:value="508451.353933" calcext:value-type="float">
            <text:p>508451.353933</text:p>
          </table:table-cell>
        </table:table-row>
        <table:table-row table:style-name="ro1">
          <table:table-cell office:value-type="float" office:value="0.955142857143" calcext:value-type="float">
            <text:p>0.9551428571</text:p>
          </table:table-cell>
          <table:table-cell office:value-type="float" office:value="504070.05756" calcext:value-type="float">
            <text:p>504070.05756</text:p>
          </table:table-cell>
        </table:table-row>
        <table:table-row table:style-name="ro1">
          <table:table-cell office:value-type="float" office:value="0.956428571429" calcext:value-type="float">
            <text:p>0.9564285714</text:p>
          </table:table-cell>
          <table:table-cell office:value-type="float" office:value="499637.184482" calcext:value-type="float">
            <text:p>499637.184482</text:p>
          </table:table-cell>
        </table:table-row>
        <table:table-row table:style-name="ro1">
          <table:table-cell office:value-type="float" office:value="0.957714285714" calcext:value-type="float">
            <text:p>0.9577142857</text:p>
          </table:table-cell>
          <table:table-cell office:value-type="float" office:value="495231.738081" calcext:value-type="float">
            <text:p>495231.738081</text:p>
          </table:table-cell>
        </table:table-row>
        <table:table-row table:style-name="ro1">
          <table:table-cell office:value-type="float" office:value="0.959" calcext:value-type="float">
            <text:p>0.959</text:p>
          </table:table-cell>
          <table:table-cell office:value-type="float" office:value="490796.881673" calcext:value-type="float">
            <text:p>490796.881673</text:p>
          </table:table-cell>
        </table:table-row>
        <table:table-row table:style-name="ro1">
          <table:table-cell office:value-type="float" office:value="0.960285714286" calcext:value-type="float">
            <text:p>0.9602857143</text:p>
          </table:table-cell>
          <table:table-cell office:value-type="float" office:value="486291.970272" calcext:value-type="float">
            <text:p>486291.970272</text:p>
          </table:table-cell>
        </table:table-row>
        <table:table-row table:style-name="ro1">
          <table:table-cell office:value-type="float" office:value="0.961571428571" calcext:value-type="float">
            <text:p>0.9615714286</text:p>
          </table:table-cell>
          <table:table-cell office:value-type="float" office:value="481766.353425" calcext:value-type="float">
            <text:p>481766.353425</text:p>
          </table:table-cell>
        </table:table-row>
        <table:table-row table:style-name="ro1">
          <table:table-cell office:value-type="float" office:value="0.962857142857" calcext:value-type="float">
            <text:p>0.9628571429</text:p>
          </table:table-cell>
          <table:table-cell office:value-type="float" office:value="477295.466286" calcext:value-type="float">
            <text:p>477295.466286</text:p>
          </table:table-cell>
        </table:table-row>
        <table:table-row table:style-name="ro1">
          <table:table-cell office:value-type="float" office:value="0.964142857143" calcext:value-type="float">
            <text:p>0.9641428571</text:p>
          </table:table-cell>
          <table:table-cell office:value-type="float" office:value="472987.214833" calcext:value-type="float">
            <text:p>472987.214833</text:p>
          </table:table-cell>
        </table:table-row>
        <table:table-row table:style-name="ro1">
          <table:table-cell office:value-type="float" office:value="0.965428571429" calcext:value-type="float">
            <text:p>0.9654285714</text:p>
          </table:table-cell>
          <table:table-cell office:value-type="float" office:value="469155.502991" calcext:value-type="float">
            <text:p>469155.502991</text:p>
          </table:table-cell>
        </table:table-row>
        <table:table-row table:style-name="ro1">
          <table:table-cell office:value-type="float" office:value="0.966714285714" calcext:value-type="float">
            <text:p>0.9667142857</text:p>
          </table:table-cell>
          <table:table-cell office:value-type="float" office:value="466005.016047" calcext:value-type="float">
            <text:p>466005.016047</text:p>
          </table:table-cell>
        </table:table-row>
        <table:table-row table:style-name="ro1">
          <table:table-cell office:value-type="float" office:value="0.968" calcext:value-type="float">
            <text:p>0.968</text:p>
          </table:table-cell>
          <table:table-cell office:value-type="float" office:value="463434.797706" calcext:value-type="float">
            <text:p>463434.797706</text:p>
          </table:table-cell>
        </table:table-row>
        <table:table-row table:style-name="ro1">
          <table:table-cell office:value-type="float" office:value="0.969285714286" calcext:value-type="float">
            <text:p>0.9692857143</text:p>
          </table:table-cell>
          <table:table-cell office:value-type="float" office:value="461113.238476" calcext:value-type="float">
            <text:p>461113.238476</text:p>
          </table:table-cell>
        </table:table-row>
        <table:table-row table:style-name="ro1">
          <table:table-cell office:value-type="float" office:value="0.970571428571" calcext:value-type="float">
            <text:p>0.9705714286</text:p>
          </table:table-cell>
          <table:table-cell office:value-type="float" office:value="458786.507164" calcext:value-type="float">
            <text:p>458786.507164</text:p>
          </table:table-cell>
        </table:table-row>
        <table:table-row table:style-name="ro1">
          <table:table-cell office:value-type="float" office:value="0.971857142857" calcext:value-type="float">
            <text:p>0.9718571429</text:p>
          </table:table-cell>
          <table:table-cell office:value-type="float" office:value="456263.398375" calcext:value-type="float">
            <text:p>456263.398375</text:p>
          </table:table-cell>
        </table:table-row>
        <table:table-row table:style-name="ro1">
          <table:table-cell office:value-type="float" office:value="0.973142857143" calcext:value-type="float">
            <text:p>0.9731428571</text:p>
          </table:table-cell>
          <table:table-cell office:value-type="float" office:value="453507.178202" calcext:value-type="float">
            <text:p>453507.178202</text:p>
          </table:table-cell>
        </table:table-row>
        <table:table-row table:style-name="ro1">
          <table:table-cell office:value-type="float" office:value="0.974428571429" calcext:value-type="float">
            <text:p>0.9744285714</text:p>
          </table:table-cell>
          <table:table-cell office:value-type="float" office:value="450632.828797" calcext:value-type="float">
            <text:p>450632.828797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449208.103707" calcext:value-type="float">
            <text:p>449208.103707</text:p>
          </table:table-cell>
        </table:table-row>
        <table:table-row table:style-name="ro1">
          <table:table-cell office:value-type="float" office:value="0.976285714286" calcext:value-type="float">
            <text:p>0.9762857143</text:p>
          </table:table-cell>
          <table:table-cell office:value-type="float" office:value="446295.688098" calcext:value-type="float">
            <text:p>446295.688098</text:p>
          </table:table-cell>
        </table:table-row>
        <table:table-row table:style-name="ro1">
          <table:table-cell office:value-type="float" office:value="0.977571428571" calcext:value-type="float">
            <text:p>0.9775714286</text:p>
          </table:table-cell>
          <table:table-cell office:value-type="float" office:value="443471.698462" calcext:value-type="float">
            <text:p>443471.698462</text:p>
          </table:table-cell>
        </table:table-row>
        <table:table-row table:style-name="ro1">
          <table:table-cell office:value-type="float" office:value="0.978857142857" calcext:value-type="float">
            <text:p>0.9788571429</text:p>
          </table:table-cell>
          <table:table-cell office:value-type="float" office:value="440845.120659" calcext:value-type="float">
            <text:p>440845.120659</text:p>
          </table:table-cell>
        </table:table-row>
        <table:table-row table:style-name="ro1">
          <table:table-cell office:value-type="float" office:value="0.980142857143" calcext:value-type="float">
            <text:p>0.9801428571</text:p>
          </table:table-cell>
          <table:table-cell office:value-type="float" office:value="438418.267057" calcext:value-type="float">
            <text:p>438418.267057</text:p>
          </table:table-cell>
        </table:table-row>
        <table:table-row table:style-name="ro1">
          <table:table-cell office:value-type="float" office:value="0.981428571429" calcext:value-type="float">
            <text:p>0.9814285714</text:p>
          </table:table-cell>
          <table:table-cell office:value-type="float" office:value="436146.567676" calcext:value-type="float">
            <text:p>436146.567676</text:p>
          </table:table-cell>
        </table:table-row>
        <table:table-row table:style-name="ro1">
          <table:table-cell office:value-type="float" office:value="0.982714285714" calcext:value-type="float">
            <text:p>0.9827142857</text:p>
          </table:table-cell>
          <table:table-cell office:value-type="float" office:value="433966.950431" calcext:value-type="float">
            <text:p>433966.950431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431837.921357" calcext:value-type="float">
            <text:p>431837.921357</text:p>
          </table:table-cell>
        </table:table-row>
        <table:table-row table:style-name="ro1">
          <table:table-cell office:value-type="float" office:value="0.985285714286" calcext:value-type="float">
            <text:p>0.9852857143</text:p>
          </table:table-cell>
          <table:table-cell office:value-type="float" office:value="429724.009088" calcext:value-type="float">
            <text:p>429724.009088</text:p>
          </table:table-cell>
        </table:table-row>
        <table:table-row table:style-name="ro1">
          <table:table-cell office:value-type="float" office:value="0.986571428571" calcext:value-type="float">
            <text:p>0.9865714286</text:p>
          </table:table-cell>
          <table:table-cell office:value-type="float" office:value="427636.634691" calcext:value-type="float">
            <text:p>427636.634691</text:p>
          </table:table-cell>
        </table:table-row>
        <table:table-row table:style-name="ro1">
          <table:table-cell office:value-type="float" office:value="0.987857142857" calcext:value-type="float">
            <text:p>0.9878571429</text:p>
          </table:table-cell>
          <table:table-cell office:value-type="float" office:value="425599.081714" calcext:value-type="float">
            <text:p>425599.081714</text:p>
          </table:table-cell>
        </table:table-row>
        <table:table-row table:style-name="ro1">
          <table:table-cell office:value-type="float" office:value="0.989142857143" calcext:value-type="float">
            <text:p>0.9891428571</text:p>
          </table:table-cell>
          <table:table-cell office:value-type="float" office:value="423669.996408" calcext:value-type="float">
            <text:p>423669.996408</text:p>
          </table:table-cell>
        </table:table-row>
        <table:table-row table:style-name="ro1">
          <table:table-cell office:value-type="float" office:value="0.990428571429" calcext:value-type="float">
            <text:p>0.9904285714</text:p>
          </table:table-cell>
          <table:table-cell office:value-type="float" office:value="421871.502762" calcext:value-type="float">
            <text:p>421871.502762</text:p>
          </table:table-cell>
        </table:table-row>
        <table:table-row table:style-name="ro1">
          <table:table-cell office:value-type="float" office:value="0.991714285714" calcext:value-type="float">
            <text:p>0.9917142857</text:p>
          </table:table-cell>
          <table:table-cell office:value-type="float" office:value="420225.988725" calcext:value-type="float">
            <text:p>420225.988725</text:p>
          </table:table-cell>
        </table:table-row>
        <table:table-row table:style-name="ro1">
          <table:table-cell office:value-type="float" office:value="0.993" calcext:value-type="float">
            <text:p>0.993</text:p>
          </table:table-cell>
          <table:table-cell office:value-type="float" office:value="418707.489944" calcext:value-type="float">
            <text:p>418707.489944</text:p>
          </table:table-cell>
        </table:table-row>
        <table:table-row table:style-name="ro1">
          <table:table-cell office:value-type="float" office:value="0.994285714286" calcext:value-type="float">
            <text:p>0.9942857143</text:p>
          </table:table-cell>
          <table:table-cell office:value-type="float" office:value="417298.583736" calcext:value-type="float">
            <text:p>417298.583736</text:p>
          </table:table-cell>
        </table:table-row>
        <table:table-row table:style-name="ro1">
          <table:table-cell office:value-type="float" office:value="0.995571428571" calcext:value-type="float">
            <text:p>0.9955714286</text:p>
          </table:table-cell>
          <table:table-cell office:value-type="float" office:value="415940.34904" calcext:value-type="float">
            <text:p>415940.34904</text:p>
          </table:table-cell>
        </table:table-row>
        <table:table-row table:style-name="ro1">
          <table:table-cell office:value-type="float" office:value="0.996857142857" calcext:value-type="float">
            <text:p>0.9968571429</text:p>
          </table:table-cell>
          <table:table-cell office:value-type="float" office:value="414599.423261" calcext:value-type="float">
            <text:p>414599.423261</text:p>
          </table:table-cell>
        </table:table-row>
        <table:table-row table:style-name="ro1">
          <table:table-cell office:value-type="float" office:value="0.998142857143" calcext:value-type="float">
            <text:p>0.9981428571</text:p>
          </table:table-cell>
          <table:table-cell office:value-type="float" office:value="413234.997169" calcext:value-type="float">
            <text:p>413234.997169</text:p>
          </table:table-cell>
        </table:table-row>
        <table:table-row table:style-name="ro1">
          <table:table-cell office:value-type="float" office:value="0.999428571429" calcext:value-type="float">
            <text:p>0.9994285714</text:p>
          </table:table-cell>
          <table:table-cell office:value-type="float" office:value="411789.296414" calcext:value-type="float">
            <text:p>411789.2964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1040.105565" calcext:value-type="float">
            <text:p>411040.105565</text:p>
          </table:table-cell>
        </table:table-row>
        <table:table-row table:style-name="ro1">
          <table:table-cell office:value-type="float" office:value="1.00128571429" calcext:value-type="float">
            <text:p>1.0012857143</text:p>
          </table:table-cell>
          <table:table-cell office:value-type="float" office:value="116361.292403" calcext:value-type="float">
            <text:p>116361.292403</text:p>
          </table:table-cell>
        </table:table-row>
        <table:table-row table:style-name="ro1">
          <table:table-cell office:value-type="float" office:value="1.00257142857" calcext:value-type="float">
            <text:p>1.0025714286</text:p>
          </table:table-cell>
          <table:table-cell office:value-type="float" office:value="131611.551716" calcext:value-type="float">
            <text:p>131611.551716</text:p>
          </table:table-cell>
        </table:table-row>
        <table:table-row table:style-name="ro1">
          <table:table-cell office:value-type="float" office:value="1.00385714286" calcext:value-type="float">
            <text:p>1.0038571429</text:p>
          </table:table-cell>
          <table:table-cell office:value-type="float" office:value="137867.175656" calcext:value-type="float">
            <text:p>137867.175656</text:p>
          </table:table-cell>
        </table:table-row>
        <table:table-row table:style-name="ro1">
          <table:table-cell office:value-type="float" office:value="1.00514285714" calcext:value-type="float">
            <text:p>1.0051428571</text:p>
          </table:table-cell>
          <table:table-cell office:value-type="float" office:value="144944.959815" calcext:value-type="float">
            <text:p>144944.959815</text:p>
          </table:table-cell>
        </table:table-row>
        <table:table-row table:style-name="ro1">
          <table:table-cell office:value-type="float" office:value="1.00642857143" calcext:value-type="float">
            <text:p>1.0064285714</text:p>
          </table:table-cell>
          <table:table-cell office:value-type="float" office:value="150376.190868" calcext:value-type="float">
            <text:p>150376.190868</text:p>
          </table:table-cell>
        </table:table-row>
        <table:table-row table:style-name="ro1">
          <table:table-cell office:value-type="float" office:value="1.00771428571" calcext:value-type="float">
            <text:p>1.0077142857</text:p>
          </table:table-cell>
          <table:table-cell office:value-type="float" office:value="149237.908778" calcext:value-type="float">
            <text:p>149237.908778</text:p>
          </table:table-cell>
        </table:table-row>
        <table:table-row table:style-name="ro1">
          <table:table-cell office:value-type="float" office:value="1.009" calcext:value-type="float">
            <text:p>1.009</text:p>
          </table:table-cell>
          <table:table-cell office:value-type="float" office:value="145613.659294" calcext:value-type="float">
            <text:p>145613.659294</text:p>
          </table:table-cell>
        </table:table-row>
        <table:table-row table:style-name="ro1">
          <table:table-cell office:value-type="float" office:value="1.01028571429" calcext:value-type="float">
            <text:p>1.0102857143</text:p>
          </table:table-cell>
          <table:table-cell office:value-type="float" office:value="144018.436934" calcext:value-type="float">
            <text:p>144018.436934</text:p>
          </table:table-cell>
        </table:table-row>
        <table:table-row table:style-name="ro1">
          <table:table-cell office:value-type="float" office:value="1.01157142857" calcext:value-type="float">
            <text:p>1.0115714286</text:p>
          </table:table-cell>
          <table:table-cell office:value-type="float" office:value="143534.554429" calcext:value-type="float">
            <text:p>143534.554429</text:p>
          </table:table-cell>
        </table:table-row>
        <table:table-row table:style-name="ro1">
          <table:table-cell office:value-type="float" office:value="1.01285714286" calcext:value-type="float">
            <text:p>1.0128571429</text:p>
          </table:table-cell>
          <table:table-cell office:value-type="float" office:value="145601.898318" calcext:value-type="float">
            <text:p>145601.898318</text:p>
          </table:table-cell>
        </table:table-row>
        <table:table-row table:style-name="ro1">
          <table:table-cell office:value-type="float" office:value="1.01414285714" calcext:value-type="float">
            <text:p>1.0141428571</text:p>
          </table:table-cell>
          <table:table-cell office:value-type="float" office:value="149065.281482" calcext:value-type="float">
            <text:p>149065.281482</text:p>
          </table:table-cell>
        </table:table-row>
        <table:table-row table:style-name="ro1">
          <table:table-cell office:value-type="float" office:value="1.01542857143" calcext:value-type="float">
            <text:p>1.0154285714</text:p>
          </table:table-cell>
          <table:table-cell office:value-type="float" office:value="152690.561272" calcext:value-type="float">
            <text:p>152690.561272</text:p>
          </table:table-cell>
        </table:table-row>
        <table:table-row table:style-name="ro1">
          <table:table-cell office:value-type="float" office:value="1.01671428571" calcext:value-type="float">
            <text:p>1.0167142857</text:p>
          </table:table-cell>
          <table:table-cell office:value-type="float" office:value="156315.061554" calcext:value-type="float">
            <text:p>156315.061554</text:p>
          </table:table-cell>
        </table:table-row>
        <table:table-row table:style-name="ro1">
          <table:table-cell office:value-type="float" office:value="1.018" calcext:value-type="float">
            <text:p>1.018</text:p>
          </table:table-cell>
          <table:table-cell office:value-type="float" office:value="160265.769068" calcext:value-type="float">
            <text:p>160265.769068</text:p>
          </table:table-cell>
        </table:table-row>
        <table:table-row table:style-name="ro1">
          <table:table-cell office:value-type="float" office:value="1.01928571429" calcext:value-type="float">
            <text:p>1.0192857143</text:p>
          </table:table-cell>
          <table:table-cell office:value-type="float" office:value="163314.345857" calcext:value-type="float">
            <text:p>163314.345857</text:p>
          </table:table-cell>
        </table:table-row>
        <table:table-row table:style-name="ro1">
          <table:table-cell office:value-type="float" office:value="1.02057142857" calcext:value-type="float">
            <text:p>1.0205714286</text:p>
          </table:table-cell>
          <table:table-cell office:value-type="float" office:value="163124.598864" calcext:value-type="float">
            <text:p>163124.598864</text:p>
          </table:table-cell>
        </table:table-row>
        <table:table-row table:style-name="ro1">
          <table:table-cell office:value-type="float" office:value="1.02185714286" calcext:value-type="float">
            <text:p>1.0218571429</text:p>
          </table:table-cell>
          <table:table-cell office:value-type="float" office:value="162345.488715" calcext:value-type="float">
            <text:p>162345.488715</text:p>
          </table:table-cell>
        </table:table-row>
        <table:table-row table:style-name="ro1">
          <table:table-cell office:value-type="float" office:value="1.02314285714" calcext:value-type="float">
            <text:p>1.0231428571</text:p>
          </table:table-cell>
          <table:table-cell office:value-type="float" office:value="161327.418339" calcext:value-type="float">
            <text:p>161327.418339</text:p>
          </table:table-cell>
        </table:table-row>
        <table:table-row table:style-name="ro1">
          <table:table-cell office:value-type="float" office:value="1.02442857143" calcext:value-type="float">
            <text:p>1.0244285714</text:p>
          </table:table-cell>
          <table:table-cell office:value-type="float" office:value="159687.380574" calcext:value-type="float">
            <text:p>159687.380574</text:p>
          </table:table-cell>
        </table:table-row>
        <table:table-row table:style-name="ro1">
          <table:table-cell office:value-type="float" office:value="1.025" calcext:value-type="float">
            <text:p>1.025</text:p>
          </table:table-cell>
          <table:table-cell office:value-type="float" office:value="158585.723686" calcext:value-type="float">
            <text:p>158585.723686</text:p>
          </table:table-cell>
        </table:table-row>
        <table:table-row table:style-name="ro1">
          <table:table-cell office:value-type="float" office:value="1.02628571429" calcext:value-type="float">
            <text:p>1.0262857143</text:p>
          </table:table-cell>
          <table:table-cell office:value-type="float" office:value="157325.509375" calcext:value-type="float">
            <text:p>157325.509375</text:p>
          </table:table-cell>
        </table:table-row>
        <table:table-row table:style-name="ro1">
          <table:table-cell office:value-type="float" office:value="1.02757142857" calcext:value-type="float">
            <text:p>1.0275714286</text:p>
          </table:table-cell>
          <table:table-cell office:value-type="float" office:value="156136.330821" calcext:value-type="float">
            <text:p>156136.330821</text:p>
          </table:table-cell>
        </table:table-row>
        <table:table-row table:style-name="ro1">
          <table:table-cell office:value-type="float" office:value="1.02885714286" calcext:value-type="float">
            <text:p>1.0288571429</text:p>
          </table:table-cell>
          <table:table-cell office:value-type="float" office:value="155532.073135" calcext:value-type="float">
            <text:p>155532.073135</text:p>
          </table:table-cell>
        </table:table-row>
        <table:table-row table:style-name="ro1">
          <table:table-cell office:value-type="float" office:value="1.03014285714" calcext:value-type="float">
            <text:p>1.0301428571</text:p>
          </table:table-cell>
          <table:table-cell office:value-type="float" office:value="155125.278225" calcext:value-type="float">
            <text:p>155125.278225</text:p>
          </table:table-cell>
        </table:table-row>
        <table:table-row table:style-name="ro1">
          <table:table-cell office:value-type="float" office:value="1.03142857143" calcext:value-type="float">
            <text:p>1.0314285714</text:p>
          </table:table-cell>
          <table:table-cell office:value-type="float" office:value="152866.274664" calcext:value-type="float">
            <text:p>152866.274664</text:p>
          </table:table-cell>
        </table:table-row>
        <table:table-row table:style-name="ro1">
          <table:table-cell office:value-type="float" office:value="1.03271428571" calcext:value-type="float">
            <text:p>1.0327142857</text:p>
          </table:table-cell>
          <table:table-cell office:value-type="float" office:value="148156.194013" calcext:value-type="float">
            <text:p>148156.194013</text:p>
          </table:table-cell>
        </table:table-row>
        <table:table-row table:style-name="ro1">
          <table:table-cell office:value-type="float" office:value="1.034" calcext:value-type="float">
            <text:p>1.034</text:p>
          </table:table-cell>
          <table:table-cell office:value-type="float" office:value="144982.038019" calcext:value-type="float">
            <text:p>144982.038019</text:p>
          </table:table-cell>
        </table:table-row>
        <table:table-row table:style-name="ro1">
          <table:table-cell office:value-type="float" office:value="1.03528571429" calcext:value-type="float">
            <text:p>1.0352857143</text:p>
          </table:table-cell>
          <table:table-cell office:value-type="float" office:value="144569.167454" calcext:value-type="float">
            <text:p>144569.167454</text:p>
          </table:table-cell>
        </table:table-row>
        <table:table-row table:style-name="ro1">
          <table:table-cell office:value-type="float" office:value="1.03657142857" calcext:value-type="float">
            <text:p>1.0365714286</text:p>
          </table:table-cell>
          <table:table-cell office:value-type="float" office:value="143741.678552" calcext:value-type="float">
            <text:p>143741.678552</text:p>
          </table:table-cell>
        </table:table-row>
        <table:table-row table:style-name="ro1">
          <table:table-cell office:value-type="float" office:value="1.03785714286" calcext:value-type="float">
            <text:p>1.0378571429</text:p>
          </table:table-cell>
          <table:table-cell office:value-type="float" office:value="143131.599552" calcext:value-type="float">
            <text:p>143131.599552</text:p>
          </table:table-cell>
        </table:table-row>
        <table:table-row table:style-name="ro1">
          <table:table-cell office:value-type="float" office:value="1.03914285714" calcext:value-type="float">
            <text:p>1.0391428571</text:p>
          </table:table-cell>
          <table:table-cell office:value-type="float" office:value="145196.161159" calcext:value-type="float">
            <text:p>145196.161159</text:p>
          </table:table-cell>
        </table:table-row>
        <table:table-row table:style-name="ro1">
          <table:table-cell office:value-type="float" office:value="1.04042857143" calcext:value-type="float">
            <text:p>1.0404285714</text:p>
          </table:table-cell>
          <table:table-cell office:value-type="float" office:value="148781.086738" calcext:value-type="float">
            <text:p>148781.086738</text:p>
          </table:table-cell>
        </table:table-row>
        <table:table-row table:style-name="ro1">
          <table:table-cell office:value-type="float" office:value="1.04171428571" calcext:value-type="float">
            <text:p>1.0417142857</text:p>
          </table:table-cell>
          <table:table-cell office:value-type="float" office:value="152274.069554" calcext:value-type="float">
            <text:p>152274.069554</text:p>
          </table:table-cell>
        </table:table-row>
        <table:table-row table:style-name="ro1">
          <table:table-cell office:value-type="float" office:value="1.043" calcext:value-type="float">
            <text:p>1.043</text:p>
          </table:table-cell>
          <table:table-cell office:value-type="float" office:value="154323.319789" calcext:value-type="float">
            <text:p>154323.319789</text:p>
          </table:table-cell>
        </table:table-row>
        <table:table-row table:style-name="ro1">
          <table:table-cell office:value-type="float" office:value="1.04428571429" calcext:value-type="float">
            <text:p>1.0442857143</text:p>
          </table:table-cell>
          <table:table-cell office:value-type="float" office:value="155775.558496" calcext:value-type="float">
            <text:p>155775.558496</text:p>
          </table:table-cell>
        </table:table-row>
        <table:table-row table:style-name="ro1">
          <table:table-cell office:value-type="float" office:value="1.04557142857" calcext:value-type="float">
            <text:p>1.0455714286</text:p>
          </table:table-cell>
          <table:table-cell office:value-type="float" office:value="155137.752357" calcext:value-type="float">
            <text:p>155137.752357</text:p>
          </table:table-cell>
        </table:table-row>
        <table:table-row table:style-name="ro1">
          <table:table-cell office:value-type="float" office:value="1.04685714286" calcext:value-type="float">
            <text:p>1.0468571429</text:p>
          </table:table-cell>
          <table:table-cell office:value-type="float" office:value="152123.467597" calcext:value-type="float">
            <text:p>152123.467597</text:p>
          </table:table-cell>
        </table:table-row>
        <table:table-row table:style-name="ro1">
          <table:table-cell office:value-type="float" office:value="1.04814285714" calcext:value-type="float">
            <text:p>1.0481428571</text:p>
          </table:table-cell>
          <table:table-cell office:value-type="float" office:value="148920.085992" calcext:value-type="float">
            <text:p>148920.085992</text:p>
          </table:table-cell>
        </table:table-row>
        <table:table-row table:style-name="ro1">
          <table:table-cell office:value-type="float" office:value="1.04942857143" calcext:value-type="float">
            <text:p>1.0494285714</text:p>
          </table:table-cell>
          <table:table-cell office:value-type="float" office:value="146676.01062" calcext:value-type="float">
            <text:p>146676.01062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45814.059671" calcext:value-type="float">
            <text:p>145814.059671</text:p>
          </table:table-cell>
        </table:table-row>
        <table:table-row table:style-name="ro1">
          <table:table-cell office:value-type="float" office:value="1.05128571429" calcext:value-type="float">
            <text:p>1.0512857143</text:p>
          </table:table-cell>
          <table:table-cell office:value-type="float" office:value="146356.949885" calcext:value-type="float">
            <text:p>146356.949885</text:p>
          </table:table-cell>
        </table:table-row>
        <table:table-row table:style-name="ro1">
          <table:table-cell office:value-type="float" office:value="1.05257142857" calcext:value-type="float">
            <text:p>1.0525714286</text:p>
          </table:table-cell>
          <table:table-cell office:value-type="float" office:value="147681.079209" calcext:value-type="float">
            <text:p>147681.079209</text:p>
          </table:table-cell>
        </table:table-row>
        <table:table-row table:style-name="ro1">
          <table:table-cell office:value-type="float" office:value="1.05385714286" calcext:value-type="float">
            <text:p>1.0538571429</text:p>
          </table:table-cell>
          <table:table-cell office:value-type="float" office:value="147563.412821" calcext:value-type="float">
            <text:p>147563.412821</text:p>
          </table:table-cell>
        </table:table-row>
        <table:table-row table:style-name="ro1">
          <table:table-cell office:value-type="float" office:value="1.05514285714" calcext:value-type="float">
            <text:p>1.0551428571</text:p>
          </table:table-cell>
          <table:table-cell office:value-type="float" office:value="146909.073046" calcext:value-type="float">
            <text:p>146909.073046</text:p>
          </table:table-cell>
        </table:table-row>
        <table:table-row table:style-name="ro1">
          <table:table-cell office:value-type="float" office:value="1.05642857143" calcext:value-type="float">
            <text:p>1.0564285714</text:p>
          </table:table-cell>
          <table:table-cell office:value-type="float" office:value="146139.056073" calcext:value-type="float">
            <text:p>146139.056073</text:p>
          </table:table-cell>
        </table:table-row>
        <table:table-row table:style-name="ro1">
          <table:table-cell office:value-type="float" office:value="1.05771428571" calcext:value-type="float">
            <text:p>1.0577142857</text:p>
          </table:table-cell>
          <table:table-cell office:value-type="float" office:value="145194.293198" calcext:value-type="float">
            <text:p>145194.293198</text:p>
          </table:table-cell>
        </table:table-row>
        <table:table-row table:style-name="ro1">
          <table:table-cell office:value-type="float" office:value="1.059" calcext:value-type="float">
            <text:p>1.059</text:p>
          </table:table-cell>
          <table:table-cell office:value-type="float" office:value="144707.185088" calcext:value-type="float">
            <text:p>144707.185088</text:p>
          </table:table-cell>
        </table:table-row>
        <table:table-row table:style-name="ro1">
          <table:table-cell office:value-type="float" office:value="1.06028571429" calcext:value-type="float">
            <text:p>1.0602857143</text:p>
          </table:table-cell>
          <table:table-cell office:value-type="float" office:value="145217.078057" calcext:value-type="float">
            <text:p>145217.078057</text:p>
          </table:table-cell>
        </table:table-row>
        <table:table-row table:style-name="ro1">
          <table:table-cell office:value-type="float" office:value="1.06157142857" calcext:value-type="float">
            <text:p>1.0615714286</text:p>
          </table:table-cell>
          <table:table-cell office:value-type="float" office:value="146349.525158" calcext:value-type="float">
            <text:p>146349.525158</text:p>
          </table:table-cell>
        </table:table-row>
        <table:table-row table:style-name="ro1">
          <table:table-cell office:value-type="float" office:value="1.06285714286" calcext:value-type="float">
            <text:p>1.0628571429</text:p>
          </table:table-cell>
          <table:table-cell office:value-type="float" office:value="147550.352088" calcext:value-type="float">
            <text:p>147550.352088</text:p>
          </table:table-cell>
        </table:table-row>
        <table:table-row table:style-name="ro1">
          <table:table-cell office:value-type="float" office:value="1.06414285714" calcext:value-type="float">
            <text:p>1.0641428571</text:p>
          </table:table-cell>
          <table:table-cell office:value-type="float" office:value="148186.431125" calcext:value-type="float">
            <text:p>148186.431125</text:p>
          </table:table-cell>
        </table:table-row>
        <table:table-row table:style-name="ro1">
          <table:table-cell office:value-type="float" office:value="1.06542857143" calcext:value-type="float">
            <text:p>1.0654285714</text:p>
          </table:table-cell>
          <table:table-cell office:value-type="float" office:value="148453.588975" calcext:value-type="float">
            <text:p>148453.588975</text:p>
          </table:table-cell>
        </table:table-row>
        <table:table-row table:style-name="ro1">
          <table:table-cell office:value-type="float" office:value="1.06671428571" calcext:value-type="float">
            <text:p>1.0667142857</text:p>
          </table:table-cell>
          <table:table-cell office:value-type="float" office:value="150129.94444" calcext:value-type="float">
            <text:p>150129.94444</text:p>
          </table:table-cell>
        </table:table-row>
        <table:table-row table:style-name="ro1">
          <table:table-cell office:value-type="float" office:value="1.068" calcext:value-type="float">
            <text:p>1.068</text:p>
          </table:table-cell>
          <table:table-cell office:value-type="float" office:value="153695.560189" calcext:value-type="float">
            <text:p>153695.560189</text:p>
          </table:table-cell>
        </table:table-row>
        <table:table-row table:style-name="ro1">
          <table:table-cell office:value-type="float" office:value="1.06928571429" calcext:value-type="float">
            <text:p>1.0692857143</text:p>
          </table:table-cell>
          <table:table-cell office:value-type="float" office:value="158751.318402" calcext:value-type="float">
            <text:p>158751.318402</text:p>
          </table:table-cell>
        </table:table-row>
        <table:table-row table:style-name="ro1">
          <table:table-cell office:value-type="float" office:value="1.07057142857" calcext:value-type="float">
            <text:p>1.0705714286</text:p>
          </table:table-cell>
          <table:table-cell office:value-type="float" office:value="165463.031385" calcext:value-type="float">
            <text:p>165463.031385</text:p>
          </table:table-cell>
        </table:table-row>
        <table:table-row table:style-name="ro1">
          <table:table-cell office:value-type="float" office:value="1.07185714286" calcext:value-type="float">
            <text:p>1.0718571429</text:p>
          </table:table-cell>
          <table:table-cell office:value-type="float" office:value="174916.555696" calcext:value-type="float">
            <text:p>174916.555696</text:p>
          </table:table-cell>
        </table:table-row>
        <table:table-row table:style-name="ro1">
          <table:table-cell office:value-type="float" office:value="1.07314285714" calcext:value-type="float">
            <text:p>1.0731428571</text:p>
          </table:table-cell>
          <table:table-cell office:value-type="float" office:value="188684.332137" calcext:value-type="float">
            <text:p>188684.332137</text:p>
          </table:table-cell>
        </table:table-row>
        <table:table-row table:style-name="ro1">
          <table:table-cell office:value-type="float" office:value="1.07442857143" calcext:value-type="float">
            <text:p>1.0744285714</text:p>
          </table:table-cell>
          <table:table-cell office:value-type="float" office:value="205085.552556" calcext:value-type="float">
            <text:p>205085.552556</text:p>
          </table:table-cell>
        </table:table-row>
        <table:table-row table:style-name="ro1">
          <table:table-cell office:value-type="float" office:value="1.075" calcext:value-type="float">
            <text:p>1.075</text:p>
          </table:table-cell>
          <table:table-cell office:value-type="float" office:value="209218.901579" calcext:value-type="float">
            <text:p>209218.901579</text:p>
          </table:table-cell>
        </table:table-row>
        <table:table-row table:style-name="ro1">
          <table:table-cell office:value-type="float" office:value="1.07628571429" calcext:value-type="float">
            <text:p>1.0762857143</text:p>
          </table:table-cell>
          <table:table-cell office:value-type="float" office:value="223295.738725" calcext:value-type="float">
            <text:p>223295.738725</text:p>
          </table:table-cell>
        </table:table-row>
        <table:table-row table:style-name="ro1">
          <table:table-cell office:value-type="float" office:value="1.07757142857" calcext:value-type="float">
            <text:p>1.0775714286</text:p>
          </table:table-cell>
          <table:table-cell office:value-type="float" office:value="230927.039786" calcext:value-type="float">
            <text:p>230927.039786</text:p>
          </table:table-cell>
        </table:table-row>
        <table:table-row table:style-name="ro1">
          <table:table-cell office:value-type="float" office:value="1.07885714286" calcext:value-type="float">
            <text:p>1.0788571429</text:p>
          </table:table-cell>
          <table:table-cell office:value-type="float" office:value="226898.698355" calcext:value-type="float">
            <text:p>226898.698355</text:p>
          </table:table-cell>
        </table:table-row>
        <table:table-row table:style-name="ro1">
          <table:table-cell office:value-type="float" office:value="1.08014285714" calcext:value-type="float">
            <text:p>1.0801428571</text:p>
          </table:table-cell>
          <table:table-cell office:value-type="float" office:value="211711.991905" calcext:value-type="float">
            <text:p>211711.991905</text:p>
          </table:table-cell>
        </table:table-row>
        <table:table-row table:style-name="ro1">
          <table:table-cell office:value-type="float" office:value="1.08142857143" calcext:value-type="float">
            <text:p>1.0814285714</text:p>
          </table:table-cell>
          <table:table-cell office:value-type="float" office:value="195390.035632" calcext:value-type="float">
            <text:p>195390.035632</text:p>
          </table:table-cell>
        </table:table-row>
        <table:table-row table:style-name="ro1">
          <table:table-cell office:value-type="float" office:value="1.08271428571" calcext:value-type="float">
            <text:p>1.0827142857</text:p>
          </table:table-cell>
          <table:table-cell office:value-type="float" office:value="183248.990688" calcext:value-type="float">
            <text:p>183248.990688</text:p>
          </table:table-cell>
        </table:table-row>
        <table:table-row table:style-name="ro1">
          <table:table-cell office:value-type="float" office:value="1.084" calcext:value-type="float">
            <text:p>1.084</text:p>
          </table:table-cell>
          <table:table-cell office:value-type="float" office:value="186045.263577" calcext:value-type="float">
            <text:p>186045.263577</text:p>
          </table:table-cell>
        </table:table-row>
        <table:table-row table:style-name="ro1">
          <table:table-cell office:value-type="float" office:value="1.08528571429" calcext:value-type="float">
            <text:p>1.0852857143</text:p>
          </table:table-cell>
          <table:table-cell office:value-type="float" office:value="205012.212121" calcext:value-type="float">
            <text:p>205012.212121</text:p>
          </table:table-cell>
        </table:table-row>
        <table:table-row table:style-name="ro1">
          <table:table-cell office:value-type="float" office:value="1.08657142857" calcext:value-type="float">
            <text:p>1.0865714286</text:p>
          </table:table-cell>
          <table:table-cell office:value-type="float" office:value="218953.101336" calcext:value-type="float">
            <text:p>218953.101336</text:p>
          </table:table-cell>
        </table:table-row>
        <table:table-row table:style-name="ro1">
          <table:table-cell office:value-type="float" office:value="1.08785714286" calcext:value-type="float">
            <text:p>1.0878571429</text:p>
          </table:table-cell>
          <table:table-cell office:value-type="float" office:value="225882.312258" calcext:value-type="float">
            <text:p>225882.312258</text:p>
          </table:table-cell>
        </table:table-row>
        <table:table-row table:style-name="ro1">
          <table:table-cell office:value-type="float" office:value="1.08914285714" calcext:value-type="float">
            <text:p>1.0891428571</text:p>
          </table:table-cell>
          <table:table-cell office:value-type="float" office:value="231833.709152" calcext:value-type="float">
            <text:p>231833.709152</text:p>
          </table:table-cell>
        </table:table-row>
        <table:table-row table:style-name="ro1">
          <table:table-cell office:value-type="float" office:value="1.09042857143" calcext:value-type="float">
            <text:p>1.0904285714</text:p>
          </table:table-cell>
          <table:table-cell office:value-type="float" office:value="234904.695329" calcext:value-type="float">
            <text:p>234904.695329</text:p>
          </table:table-cell>
        </table:table-row>
        <table:table-row table:style-name="ro1">
          <table:table-cell office:value-type="float" office:value="1.09171428571" calcext:value-type="float">
            <text:p>1.0917142857</text:p>
          </table:table-cell>
          <table:table-cell office:value-type="float" office:value="235947.166862" calcext:value-type="float">
            <text:p>235947.166862</text:p>
          </table:table-cell>
        </table:table-row>
        <table:table-row table:style-name="ro1">
          <table:table-cell office:value-type="float" office:value="1.093" calcext:value-type="float">
            <text:p>1.093</text:p>
          </table:table-cell>
          <table:table-cell office:value-type="float" office:value="237039.001348" calcext:value-type="float">
            <text:p>237039.001348</text:p>
          </table:table-cell>
        </table:table-row>
        <table:table-row table:style-name="ro1">
          <table:table-cell office:value-type="float" office:value="1.09428571429" calcext:value-type="float">
            <text:p>1.0942857143</text:p>
          </table:table-cell>
          <table:table-cell office:value-type="float" office:value="238220.829278" calcext:value-type="float">
            <text:p>238220.829278</text:p>
          </table:table-cell>
        </table:table-row>
        <table:table-row table:style-name="ro1">
          <table:table-cell office:value-type="float" office:value="1.09557142857" calcext:value-type="float">
            <text:p>1.0955714286</text:p>
          </table:table-cell>
          <table:table-cell office:value-type="float" office:value="240100.320977" calcext:value-type="float">
            <text:p>240100.320977</text:p>
          </table:table-cell>
        </table:table-row>
        <table:table-row table:style-name="ro1">
          <table:table-cell office:value-type="float" office:value="1.09685714286" calcext:value-type="float">
            <text:p>1.0968571429</text:p>
          </table:table-cell>
          <table:table-cell office:value-type="float" office:value="242783.628078" calcext:value-type="float">
            <text:p>242783.628078</text:p>
          </table:table-cell>
        </table:table-row>
        <table:table-row table:style-name="ro1">
          <table:table-cell office:value-type="float" office:value="1.09814285714" calcext:value-type="float">
            <text:p>1.0981428571</text:p>
          </table:table-cell>
          <table:table-cell office:value-type="float" office:value="244653.703363" calcext:value-type="float">
            <text:p>244653.703363</text:p>
          </table:table-cell>
        </table:table-row>
        <table:table-row table:style-name="ro1">
          <table:table-cell office:value-type="float" office:value="1.09942857143" calcext:value-type="float">
            <text:p>1.0994285714</text:p>
          </table:table-cell>
          <table:table-cell office:value-type="float" office:value="243865.457355" calcext:value-type="float">
            <text:p>243865.45735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42739.917877" calcext:value-type="float">
            <text:p>242739.917877</text:p>
          </table:table-cell>
        </table:table-row>
        <table:table-row table:style-name="ro1">
          <table:table-cell office:value-type="float" office:value="1.10128571429" calcext:value-type="float">
            <text:p>1.1012857143</text:p>
          </table:table-cell>
          <table:table-cell office:value-type="float" office:value="240852.142101" calcext:value-type="float">
            <text:p>240852.142101</text:p>
          </table:table-cell>
        </table:table-row>
        <table:table-row table:style-name="ro1">
          <table:table-cell office:value-type="float" office:value="1.10257142857" calcext:value-type="float">
            <text:p>1.1025714286</text:p>
          </table:table-cell>
          <table:table-cell office:value-type="float" office:value="239094.597314" calcext:value-type="float">
            <text:p>239094.597314</text:p>
          </table:table-cell>
        </table:table-row>
        <table:table-row table:style-name="ro1">
          <table:table-cell office:value-type="float" office:value="1.10385714286" calcext:value-type="float">
            <text:p>1.1038571429</text:p>
          </table:table-cell>
          <table:table-cell office:value-type="float" office:value="237819.344214" calcext:value-type="float">
            <text:p>237819.344214</text:p>
          </table:table-cell>
        </table:table-row>
        <table:table-row table:style-name="ro1">
          <table:table-cell office:value-type="float" office:value="1.10514285714" calcext:value-type="float">
            <text:p>1.1051428571</text:p>
          </table:table-cell>
          <table:table-cell office:value-type="float" office:value="237285.478997" calcext:value-type="float">
            <text:p>237285.478997</text:p>
          </table:table-cell>
        </table:table-row>
        <table:table-row table:style-name="ro1">
          <table:table-cell office:value-type="float" office:value="1.10642857143" calcext:value-type="float">
            <text:p>1.1064285714</text:p>
          </table:table-cell>
          <table:table-cell office:value-type="float" office:value="237282.134041" calcext:value-type="float">
            <text:p>237282.134041</text:p>
          </table:table-cell>
        </table:table-row>
        <table:table-row table:style-name="ro1">
          <table:table-cell office:value-type="float" office:value="1.10771428571" calcext:value-type="float">
            <text:p>1.1077142857</text:p>
          </table:table-cell>
          <table:table-cell office:value-type="float" office:value="237493.958113" calcext:value-type="float">
            <text:p>237493.958113</text:p>
          </table:table-cell>
        </table:table-row>
        <table:table-row table:style-name="ro1">
          <table:table-cell office:value-type="float" office:value="1.109" calcext:value-type="float">
            <text:p>1.109</text:p>
          </table:table-cell>
          <table:table-cell office:value-type="float" office:value="237166.399593" calcext:value-type="float">
            <text:p>237166.399593</text:p>
          </table:table-cell>
        </table:table-row>
        <table:table-row table:style-name="ro1">
          <table:table-cell office:value-type="float" office:value="1.11028571429" calcext:value-type="float">
            <text:p>1.1102857143</text:p>
          </table:table-cell>
          <table:table-cell office:value-type="float" office:value="235465.558762" calcext:value-type="float">
            <text:p>235465.558762</text:p>
          </table:table-cell>
        </table:table-row>
        <table:table-row table:style-name="ro1">
          <table:table-cell office:value-type="float" office:value="1.11157142857" calcext:value-type="float">
            <text:p>1.1115714286</text:p>
          </table:table-cell>
          <table:table-cell office:value-type="float" office:value="232276.312464" calcext:value-type="float">
            <text:p>232276.312464</text:p>
          </table:table-cell>
        </table:table-row>
        <table:table-row table:style-name="ro1">
          <table:table-cell office:value-type="float" office:value="1.11285714286" calcext:value-type="float">
            <text:p>1.1128571429</text:p>
          </table:table-cell>
          <table:table-cell office:value-type="float" office:value="229156.546051" calcext:value-type="float">
            <text:p>229156.546051</text:p>
          </table:table-cell>
        </table:table-row>
        <table:table-row table:style-name="ro1">
          <table:table-cell office:value-type="float" office:value="1.11414285714" calcext:value-type="float">
            <text:p>1.1141428571</text:p>
          </table:table-cell>
          <table:table-cell office:value-type="float" office:value="225907.679539" calcext:value-type="float">
            <text:p>225907.679539</text:p>
          </table:table-cell>
        </table:table-row>
        <table:table-row table:style-name="ro1">
          <table:table-cell office:value-type="float" office:value="1.11542857143" calcext:value-type="float">
            <text:p>1.1154285714</text:p>
          </table:table-cell>
          <table:table-cell office:value-type="float" office:value="222138.700433" calcext:value-type="float">
            <text:p>222138.700433</text:p>
          </table:table-cell>
        </table:table-row>
        <table:table-row table:style-name="ro1">
          <table:table-cell office:value-type="float" office:value="1.11671428571" calcext:value-type="float">
            <text:p>1.1167142857</text:p>
          </table:table-cell>
          <table:table-cell office:value-type="float" office:value="218012.590949" calcext:value-type="float">
            <text:p>218012.590949</text:p>
          </table:table-cell>
        </table:table-row>
        <table:table-row table:style-name="ro1">
          <table:table-cell office:value-type="float" office:value="1.118" calcext:value-type="float">
            <text:p>1.118</text:p>
          </table:table-cell>
          <table:table-cell office:value-type="float" office:value="214519.660118" calcext:value-type="float">
            <text:p>214519.660118</text:p>
          </table:table-cell>
        </table:table-row>
        <table:table-row table:style-name="ro1">
          <table:table-cell office:value-type="float" office:value="1.11928571429" calcext:value-type="float">
            <text:p>1.1192857143</text:p>
          </table:table-cell>
          <table:table-cell office:value-type="float" office:value="212606.001911" calcext:value-type="float">
            <text:p>212606.001911</text:p>
          </table:table-cell>
        </table:table-row>
        <table:table-row table:style-name="ro1">
          <table:table-cell office:value-type="float" office:value="1.12057142857" calcext:value-type="float">
            <text:p>1.1205714286</text:p>
          </table:table-cell>
          <table:table-cell office:value-type="float" office:value="212138.528201" calcext:value-type="float">
            <text:p>212138.528201</text:p>
          </table:table-cell>
        </table:table-row>
        <table:table-row table:style-name="ro1">
          <table:table-cell office:value-type="float" office:value="1.12185714286" calcext:value-type="float">
            <text:p>1.1218571429</text:p>
          </table:table-cell>
          <table:table-cell office:value-type="float" office:value="213040.190588" calcext:value-type="float">
            <text:p>213040.190588</text:p>
          </table:table-cell>
        </table:table-row>
        <table:table-row table:style-name="ro1">
          <table:table-cell office:value-type="float" office:value="1.12314285714" calcext:value-type="float">
            <text:p>1.1231428571</text:p>
          </table:table-cell>
          <table:table-cell office:value-type="float" office:value="213877.50295" calcext:value-type="float">
            <text:p>213877.50295</text:p>
          </table:table-cell>
        </table:table-row>
        <table:table-row table:style-name="ro1">
          <table:table-cell office:value-type="float" office:value="1.12442857143" calcext:value-type="float">
            <text:p>1.1244285714</text:p>
          </table:table-cell>
          <table:table-cell office:value-type="float" office:value="212557.448403" calcext:value-type="float">
            <text:p>212557.448403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211282.323253" calcext:value-type="float">
            <text:p>211282.323253</text:p>
          </table:table-cell>
        </table:table-row>
        <table:table-row table:style-name="ro1">
          <table:table-cell office:value-type="float" office:value="1.12628571429" calcext:value-type="float">
            <text:p>1.1262857143</text:p>
          </table:table-cell>
          <table:table-cell office:value-type="float" office:value="208818.809244" calcext:value-type="float">
            <text:p>208818.809244</text:p>
          </table:table-cell>
        </table:table-row>
        <table:table-row table:style-name="ro1">
          <table:table-cell office:value-type="float" office:value="1.12757142857" calcext:value-type="float">
            <text:p>1.1275714286</text:p>
          </table:table-cell>
          <table:table-cell office:value-type="float" office:value="206329.50391" calcext:value-type="float">
            <text:p>206329.50391</text:p>
          </table:table-cell>
        </table:table-row>
        <table:table-row table:style-name="ro1">
          <table:table-cell office:value-type="float" office:value="1.12885714286" calcext:value-type="float">
            <text:p>1.1288571429</text:p>
          </table:table-cell>
          <table:table-cell office:value-type="float" office:value="204735.630942" calcext:value-type="float">
            <text:p>204735.630942</text:p>
          </table:table-cell>
        </table:table-row>
        <table:table-row table:style-name="ro1">
          <table:table-cell office:value-type="float" office:value="1.13014285714" calcext:value-type="float">
            <text:p>1.1301428571</text:p>
          </table:table-cell>
          <table:table-cell office:value-type="float" office:value="204734.772179" calcext:value-type="float">
            <text:p>204734.772179</text:p>
          </table:table-cell>
        </table:table-row>
        <table:table-row table:style-name="ro1">
          <table:table-cell office:value-type="float" office:value="1.13142857143" calcext:value-type="float">
            <text:p>1.1314285714</text:p>
          </table:table-cell>
          <table:table-cell office:value-type="float" office:value="205061.097435" calcext:value-type="float">
            <text:p>205061.097435</text:p>
          </table:table-cell>
        </table:table-row>
        <table:table-row table:style-name="ro1">
          <table:table-cell office:value-type="float" office:value="1.13271428571" calcext:value-type="float">
            <text:p>1.1327142857</text:p>
          </table:table-cell>
          <table:table-cell office:value-type="float" office:value="205061.390513" calcext:value-type="float">
            <text:p>205061.390513</text:p>
          </table:table-cell>
        </table:table-row>
        <table:table-row table:style-name="ro1">
          <table:table-cell office:value-type="float" office:value="1.134" calcext:value-type="float">
            <text:p>1.134</text:p>
          </table:table-cell>
          <table:table-cell office:value-type="float" office:value="205059.887432" calcext:value-type="float">
            <text:p>205059.887432</text:p>
          </table:table-cell>
        </table:table-row>
        <table:table-row table:style-name="ro1">
          <table:table-cell office:value-type="float" office:value="1.13528571429" calcext:value-type="float">
            <text:p>1.1352857143</text:p>
          </table:table-cell>
          <table:table-cell office:value-type="float" office:value="204637.142105" calcext:value-type="float">
            <text:p>204637.142105</text:p>
          </table:table-cell>
        </table:table-row>
        <table:table-row table:style-name="ro1">
          <table:table-cell office:value-type="float" office:value="1.13657142857" calcext:value-type="float">
            <text:p>1.1365714286</text:p>
          </table:table-cell>
          <table:table-cell office:value-type="float" office:value="203601.739561" calcext:value-type="float">
            <text:p>203601.739561</text:p>
          </table:table-cell>
        </table:table-row>
        <table:table-row table:style-name="ro1">
          <table:table-cell office:value-type="float" office:value="1.13785714286" calcext:value-type="float">
            <text:p>1.1378571429</text:p>
          </table:table-cell>
          <table:table-cell office:value-type="float" office:value="202444.980174" calcext:value-type="float">
            <text:p>202444.980174</text:p>
          </table:table-cell>
        </table:table-row>
        <table:table-row table:style-name="ro1">
          <table:table-cell office:value-type="float" office:value="1.13914285714" calcext:value-type="float">
            <text:p>1.1391428571</text:p>
          </table:table-cell>
          <table:table-cell office:value-type="float" office:value="201232.274228" calcext:value-type="float">
            <text:p>201232.274228</text:p>
          </table:table-cell>
        </table:table-row>
        <table:table-row table:style-name="ro1">
          <table:table-cell office:value-type="float" office:value="1.14042857143" calcext:value-type="float">
            <text:p>1.1404285714</text:p>
          </table:table-cell>
          <table:table-cell office:value-type="float" office:value="199860.931428" calcext:value-type="float">
            <text:p>199860.931428</text:p>
          </table:table-cell>
        </table:table-row>
        <table:table-row table:style-name="ro1">
          <table:table-cell office:value-type="float" office:value="1.14171428571" calcext:value-type="float">
            <text:p>1.1417142857</text:p>
          </table:table-cell>
          <table:table-cell office:value-type="float" office:value="198581.380851" calcext:value-type="float">
            <text:p>198581.380851</text:p>
          </table:table-cell>
        </table:table-row>
        <table:table-row table:style-name="ro1">
          <table:table-cell office:value-type="float" office:value="1.143" calcext:value-type="float">
            <text:p>1.143</text:p>
          </table:table-cell>
          <table:table-cell office:value-type="float" office:value="197648.396231" calcext:value-type="float">
            <text:p>197648.396231</text:p>
          </table:table-cell>
        </table:table-row>
        <table:table-row table:style-name="ro1">
          <table:table-cell office:value-type="float" office:value="1.14428571429" calcext:value-type="float">
            <text:p>1.1442857143</text:p>
          </table:table-cell>
          <table:table-cell office:value-type="float" office:value="197050.379367" calcext:value-type="float">
            <text:p>197050.379367</text:p>
          </table:table-cell>
        </table:table-row>
        <table:table-row table:style-name="ro1">
          <table:table-cell office:value-type="float" office:value="1.14557142857" calcext:value-type="float">
            <text:p>1.1455714286</text:p>
          </table:table-cell>
          <table:table-cell office:value-type="float" office:value="196528.923403" calcext:value-type="float">
            <text:p>196528.923403</text:p>
          </table:table-cell>
        </table:table-row>
        <table:table-row table:style-name="ro1">
          <table:table-cell office:value-type="float" office:value="1.14685714286" calcext:value-type="float">
            <text:p>1.1468571429</text:p>
          </table:table-cell>
          <table:table-cell office:value-type="float" office:value="195945.371542" calcext:value-type="float">
            <text:p>195945.371542</text:p>
          </table:table-cell>
        </table:table-row>
        <table:table-row table:style-name="ro1">
          <table:table-cell office:value-type="float" office:value="1.14814285714" calcext:value-type="float">
            <text:p>1.1481428571</text:p>
          </table:table-cell>
          <table:table-cell office:value-type="float" office:value="195318.159362" calcext:value-type="float">
            <text:p>195318.159362</text:p>
          </table:table-cell>
        </table:table-row>
        <table:table-row table:style-name="ro1">
          <table:table-cell office:value-type="float" office:value="1.14942857143" calcext:value-type="float">
            <text:p>1.1494285714</text:p>
          </table:table-cell>
          <table:table-cell office:value-type="float" office:value="194739.62138" calcext:value-type="float">
            <text:p>194739.62138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194353.69029" calcext:value-type="float">
            <text:p>194353.69029</text:p>
          </table:table-cell>
        </table:table-row>
        <table:table-row table:style-name="ro1">
          <table:table-cell office:value-type="float" office:value="1.15128571429" calcext:value-type="float">
            <text:p>1.1512857143</text:p>
          </table:table-cell>
          <table:table-cell office:value-type="float" office:value="193857.439931" calcext:value-type="float">
            <text:p>193857.439931</text:p>
          </table:table-cell>
        </table:table-row>
        <table:table-row table:style-name="ro1">
          <table:table-cell office:value-type="float" office:value="1.15257142857" calcext:value-type="float">
            <text:p>1.1525714286</text:p>
          </table:table-cell>
          <table:table-cell office:value-type="float" office:value="193373.840087" calcext:value-type="float">
            <text:p>193373.840087</text:p>
          </table:table-cell>
        </table:table-row>
        <table:table-row table:style-name="ro1">
          <table:table-cell office:value-type="float" office:value="1.15385714286" calcext:value-type="float">
            <text:p>1.1538571429</text:p>
          </table:table-cell>
          <table:table-cell office:value-type="float" office:value="192898.057835" calcext:value-type="float">
            <text:p>192898.057835</text:p>
          </table:table-cell>
        </table:table-row>
        <table:table-row table:style-name="ro1">
          <table:table-cell office:value-type="float" office:value="1.15514285714" calcext:value-type="float">
            <text:p>1.1551428571</text:p>
          </table:table-cell>
          <table:table-cell office:value-type="float" office:value="192450.401111" calcext:value-type="float">
            <text:p>192450.401111</text:p>
          </table:table-cell>
        </table:table-row>
        <table:table-row table:style-name="ro1">
          <table:table-cell office:value-type="float" office:value="1.15642857143" calcext:value-type="float">
            <text:p>1.1564285714</text:p>
          </table:table-cell>
          <table:table-cell office:value-type="float" office:value="192100.746428" calcext:value-type="float">
            <text:p>192100.746428</text:p>
          </table:table-cell>
        </table:table-row>
        <table:table-row table:style-name="ro1">
          <table:table-cell office:value-type="float" office:value="1.15771428571" calcext:value-type="float">
            <text:p>1.1577142857</text:p>
          </table:table-cell>
          <table:table-cell office:value-type="float" office:value="192048.342845" calcext:value-type="float">
            <text:p>192048.342845</text:p>
          </table:table-cell>
        </table:table-row>
        <table:table-row table:style-name="ro1">
          <table:table-cell office:value-type="float" office:value="1.159" calcext:value-type="float">
            <text:p>1.159</text:p>
          </table:table-cell>
          <table:table-cell office:value-type="float" office:value="193065.602457" calcext:value-type="float">
            <text:p>193065.602457</text:p>
          </table:table-cell>
        </table:table-row>
        <table:table-row table:style-name="ro1">
          <table:table-cell office:value-type="float" office:value="1.16028571429" calcext:value-type="float">
            <text:p>1.1602857143</text:p>
          </table:table-cell>
          <table:table-cell office:value-type="float" office:value="196175.756922" calcext:value-type="float">
            <text:p>196175.756922</text:p>
          </table:table-cell>
        </table:table-row>
        <table:table-row table:style-name="ro1">
          <table:table-cell office:value-type="float" office:value="1.16157142857" calcext:value-type="float">
            <text:p>1.1615714286</text:p>
          </table:table-cell>
          <table:table-cell office:value-type="float" office:value="201577.013659" calcext:value-type="float">
            <text:p>201577.013659</text:p>
          </table:table-cell>
        </table:table-row>
        <table:table-row table:style-name="ro1">
          <table:table-cell office:value-type="float" office:value="1.16285714286" calcext:value-type="float">
            <text:p>1.1628571429</text:p>
          </table:table-cell>
          <table:table-cell office:value-type="float" office:value="209934.574395" calcext:value-type="float">
            <text:p>209934.574395</text:p>
          </table:table-cell>
        </table:table-row>
        <table:table-row table:style-name="ro1">
          <table:table-cell office:value-type="float" office:value="1.16414285714" calcext:value-type="float">
            <text:p>1.1641428571</text:p>
          </table:table-cell>
          <table:table-cell office:value-type="float" office:value="219652.588059" calcext:value-type="float">
            <text:p>219652.588059</text:p>
          </table:table-cell>
        </table:table-row>
        <table:table-row table:style-name="ro1">
          <table:table-cell office:value-type="float" office:value="1.16542857143" calcext:value-type="float">
            <text:p>1.1654285714</text:p>
          </table:table-cell>
          <table:table-cell office:value-type="float" office:value="221994.943395" calcext:value-type="float">
            <text:p>221994.943395</text:p>
          </table:table-cell>
        </table:table-row>
        <table:table-row table:style-name="ro1">
          <table:table-cell office:value-type="float" office:value="1.16671428571" calcext:value-type="float">
            <text:p>1.1667142857</text:p>
          </table:table-cell>
          <table:table-cell office:value-type="float" office:value="220624.712773" calcext:value-type="float">
            <text:p>220624.712773</text:p>
          </table:table-cell>
        </table:table-row>
        <table:table-row table:style-name="ro1">
          <table:table-cell office:value-type="float" office:value="1.168" calcext:value-type="float">
            <text:p>1.168</text:p>
          </table:table-cell>
          <table:table-cell office:value-type="float" office:value="224748.173146" calcext:value-type="float">
            <text:p>224748.173146</text:p>
          </table:table-cell>
        </table:table-row>
        <table:table-row table:style-name="ro1">
          <table:table-cell office:value-type="float" office:value="1.16928571429" calcext:value-type="float">
            <text:p>1.1692857143</text:p>
          </table:table-cell>
          <table:table-cell office:value-type="float" office:value="239093.318443" calcext:value-type="float">
            <text:p>239093.318443</text:p>
          </table:table-cell>
        </table:table-row>
        <table:table-row table:style-name="ro1">
          <table:table-cell office:value-type="float" office:value="1.17057142857" calcext:value-type="float">
            <text:p>1.1705714286</text:p>
          </table:table-cell>
          <table:table-cell office:value-type="float" office:value="272084.766665" calcext:value-type="float">
            <text:p>272084.766665</text:p>
          </table:table-cell>
        </table:table-row>
        <table:table-row table:style-name="ro1">
          <table:table-cell office:value-type="float" office:value="1.17185714286" calcext:value-type="float">
            <text:p>1.1718571429</text:p>
          </table:table-cell>
          <table:table-cell office:value-type="float" office:value="358140.430403" calcext:value-type="float">
            <text:p>358140.430403</text:p>
          </table:table-cell>
        </table:table-row>
        <table:table-row table:style-name="ro1">
          <table:table-cell office:value-type="float" office:value="1.17314285714" calcext:value-type="float">
            <text:p>1.1731428571</text:p>
          </table:table-cell>
          <table:table-cell office:value-type="float" office:value="525229.904258" calcext:value-type="float">
            <text:p>525229.904258</text:p>
          </table:table-cell>
        </table:table-row>
        <table:table-row table:style-name="ro1">
          <table:table-cell office:value-type="float" office:value="1.17442857143" calcext:value-type="float">
            <text:p>1.1744285714</text:p>
          </table:table-cell>
          <table:table-cell office:value-type="float" office:value="731232.708719" calcext:value-type="float">
            <text:p>731232.708719</text:p>
          </table:table-cell>
        </table:table-row>
        <table:table-row table:style-name="ro1">
          <table:table-cell office:value-type="float" office:value="1.175" calcext:value-type="float">
            <text:p>1.175</text:p>
          </table:table-cell>
          <table:table-cell office:value-type="float" office:value="772089.464105" calcext:value-type="float">
            <text:p>772089.464105</text:p>
          </table:table-cell>
        </table:table-row>
        <table:table-row table:style-name="ro1">
          <table:table-cell office:value-type="float" office:value="1.17628571429" calcext:value-type="float">
            <text:p>1.1762857143</text:p>
          </table:table-cell>
          <table:table-cell office:value-type="float" office:value="845155.973108" calcext:value-type="float">
            <text:p>845155.973108</text:p>
          </table:table-cell>
        </table:table-row>
        <table:table-row table:style-name="ro1">
          <table:table-cell office:value-type="float" office:value="1.17757142857" calcext:value-type="float">
            <text:p>1.1775714286</text:p>
          </table:table-cell>
          <table:table-cell office:value-type="float" office:value="767990.958622" calcext:value-type="float">
            <text:p>767990.958622</text:p>
          </table:table-cell>
        </table:table-row>
        <table:table-row table:style-name="ro1">
          <table:table-cell office:value-type="float" office:value="1.17885714286" calcext:value-type="float">
            <text:p>1.1788571429</text:p>
          </table:table-cell>
          <table:table-cell office:value-type="float" office:value="697156.482341" calcext:value-type="float">
            <text:p>697156.482341</text:p>
          </table:table-cell>
        </table:table-row>
        <table:table-row table:style-name="ro1">
          <table:table-cell office:value-type="float" office:value="1.18014285714" calcext:value-type="float">
            <text:p>1.1801428571</text:p>
          </table:table-cell>
          <table:table-cell office:value-type="float" office:value="640295.825588" calcext:value-type="float">
            <text:p>640295.825588</text:p>
          </table:table-cell>
        </table:table-row>
        <table:table-row table:style-name="ro1">
          <table:table-cell office:value-type="float" office:value="1.18142857143" calcext:value-type="float">
            <text:p>1.1814285714</text:p>
          </table:table-cell>
          <table:table-cell office:value-type="float" office:value="588405.835391" calcext:value-type="float">
            <text:p>588405.835391</text:p>
          </table:table-cell>
        </table:table-row>
        <table:table-row table:style-name="ro1">
          <table:table-cell office:value-type="float" office:value="1.18271428571" calcext:value-type="float">
            <text:p>1.1827142857</text:p>
          </table:table-cell>
          <table:table-cell office:value-type="float" office:value="540758.70129" calcext:value-type="float">
            <text:p>540758.70129</text:p>
          </table:table-cell>
        </table:table-row>
        <table:table-row table:style-name="ro1">
          <table:table-cell office:value-type="float" office:value="1.184" calcext:value-type="float">
            <text:p>1.184</text:p>
          </table:table-cell>
          <table:table-cell office:value-type="float" office:value="501153.402552" calcext:value-type="float">
            <text:p>501153.402552</text:p>
          </table:table-cell>
        </table:table-row>
        <table:table-row table:style-name="ro1">
          <table:table-cell office:value-type="float" office:value="1.18528571429" calcext:value-type="float">
            <text:p>1.1852857143</text:p>
          </table:table-cell>
          <table:table-cell office:value-type="float" office:value="471620.631923" calcext:value-type="float">
            <text:p>471620.631923</text:p>
          </table:table-cell>
        </table:table-row>
        <table:table-row table:style-name="ro1">
          <table:table-cell office:value-type="float" office:value="1.18657142857" calcext:value-type="float">
            <text:p>1.1865714286</text:p>
          </table:table-cell>
          <table:table-cell office:value-type="float" office:value="452559.647949" calcext:value-type="float">
            <text:p>452559.647949</text:p>
          </table:table-cell>
        </table:table-row>
        <table:table-row table:style-name="ro1">
          <table:table-cell office:value-type="float" office:value="1.18785714286" calcext:value-type="float">
            <text:p>1.1878571429</text:p>
          </table:table-cell>
          <table:table-cell office:value-type="float" office:value="441687.219909" calcext:value-type="float">
            <text:p>441687.219909</text:p>
          </table:table-cell>
        </table:table-row>
        <table:table-row table:style-name="ro1">
          <table:table-cell office:value-type="float" office:value="1.18914285714" calcext:value-type="float">
            <text:p>1.1891428571</text:p>
          </table:table-cell>
          <table:table-cell office:value-type="float" office:value="433658.807316" calcext:value-type="float">
            <text:p>433658.807316</text:p>
          </table:table-cell>
        </table:table-row>
        <table:table-row table:style-name="ro1">
          <table:table-cell office:value-type="float" office:value="1.19042857143" calcext:value-type="float">
            <text:p>1.1904285714</text:p>
          </table:table-cell>
          <table:table-cell office:value-type="float" office:value="427278.981332" calcext:value-type="float">
            <text:p>427278.981332</text:p>
          </table:table-cell>
        </table:table-row>
        <table:table-row table:style-name="ro1">
          <table:table-cell office:value-type="float" office:value="1.19171428571" calcext:value-type="float">
            <text:p>1.1917142857</text:p>
          </table:table-cell>
          <table:table-cell office:value-type="float" office:value="422385.245197" calcext:value-type="float">
            <text:p>422385.245197</text:p>
          </table:table-cell>
        </table:table-row>
        <table:table-row table:style-name="ro1">
          <table:table-cell office:value-type="float" office:value="1.193" calcext:value-type="float">
            <text:p>1.193</text:p>
          </table:table-cell>
          <table:table-cell office:value-type="float" office:value="418224.777349" calcext:value-type="float">
            <text:p>418224.777349</text:p>
          </table:table-cell>
        </table:table-row>
        <table:table-row table:style-name="ro1">
          <table:table-cell office:value-type="float" office:value="1.19428571429" calcext:value-type="float">
            <text:p>1.1942857143</text:p>
          </table:table-cell>
          <table:table-cell office:value-type="float" office:value="414597.448914" calcext:value-type="float">
            <text:p>414597.448914</text:p>
          </table:table-cell>
        </table:table-row>
        <table:table-row table:style-name="ro1">
          <table:table-cell office:value-type="float" office:value="1.19557142857" calcext:value-type="float">
            <text:p>1.1955714286</text:p>
          </table:table-cell>
          <table:table-cell office:value-type="float" office:value="411457.389251" calcext:value-type="float">
            <text:p>411457.389251</text:p>
          </table:table-cell>
        </table:table-row>
        <table:table-row table:style-name="ro1">
          <table:table-cell office:value-type="float" office:value="1.19685714286" calcext:value-type="float">
            <text:p>1.1968571429</text:p>
          </table:table-cell>
          <table:table-cell office:value-type="float" office:value="408376.918095" calcext:value-type="float">
            <text:p>408376.918095</text:p>
          </table:table-cell>
        </table:table-row>
        <table:table-row table:style-name="ro1">
          <table:table-cell office:value-type="float" office:value="1.19814285714" calcext:value-type="float">
            <text:p>1.1981428571</text:p>
          </table:table-cell>
          <table:table-cell office:value-type="float" office:value="405070.857732" calcext:value-type="float">
            <text:p>405070.857732</text:p>
          </table:table-cell>
        </table:table-row>
        <table:table-row table:style-name="ro1">
          <table:table-cell office:value-type="float" office:value="1.19942857143" calcext:value-type="float">
            <text:p>1.1994285714</text:p>
          </table:table-cell>
          <table:table-cell office:value-type="float" office:value="401794.258851" calcext:value-type="float">
            <text:p>401794.25885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00208.824915" calcext:value-type="float">
            <text:p>400208.824915</text:p>
          </table:table-cell>
        </table:table-row>
        <table:table-row table:style-name="ro1">
          <table:table-cell office:value-type="float" office:value="1.20128571429" calcext:value-type="float">
            <text:p>1.2012857143</text:p>
          </table:table-cell>
          <table:table-cell office:value-type="float" office:value="396902.943502" calcext:value-type="float">
            <text:p>396902.943502</text:p>
          </table:table-cell>
        </table:table-row>
        <table:table-row table:style-name="ro1">
          <table:table-cell office:value-type="float" office:value="1.20257142857" calcext:value-type="float">
            <text:p>1.2025714286</text:p>
          </table:table-cell>
          <table:table-cell office:value-type="float" office:value="393490.852917" calcext:value-type="float">
            <text:p>393490.852917</text:p>
          </table:table-cell>
        </table:table-row>
        <table:table-row table:style-name="ro1">
          <table:table-cell office:value-type="float" office:value="1.20385714286" calcext:value-type="float">
            <text:p>1.2038571429</text:p>
          </table:table-cell>
          <table:table-cell office:value-type="float" office:value="390119.357811" calcext:value-type="float">
            <text:p>390119.357811</text:p>
          </table:table-cell>
        </table:table-row>
        <table:table-row table:style-name="ro1">
          <table:table-cell office:value-type="float" office:value="1.20514285714" calcext:value-type="float">
            <text:p>1.2051428571</text:p>
          </table:table-cell>
          <table:table-cell office:value-type="float" office:value="386884.71463" calcext:value-type="float">
            <text:p>386884.71463</text:p>
          </table:table-cell>
        </table:table-row>
        <table:table-row table:style-name="ro1">
          <table:table-cell office:value-type="float" office:value="1.20642857143" calcext:value-type="float">
            <text:p>1.2064285714</text:p>
          </table:table-cell>
          <table:table-cell office:value-type="float" office:value="383864.947434" calcext:value-type="float">
            <text:p>383864.947434</text:p>
          </table:table-cell>
        </table:table-row>
        <table:table-row table:style-name="ro1">
          <table:table-cell office:value-type="float" office:value="1.20771428571" calcext:value-type="float">
            <text:p>1.2077142857</text:p>
          </table:table-cell>
          <table:table-cell office:value-type="float" office:value="381011.575267" calcext:value-type="float">
            <text:p>381011.575267</text:p>
          </table:table-cell>
        </table:table-row>
        <table:table-row table:style-name="ro1">
          <table:table-cell office:value-type="float" office:value="1.209" calcext:value-type="float">
            <text:p>1.209</text:p>
          </table:table-cell>
          <table:table-cell office:value-type="float" office:value="378221.802362" calcext:value-type="float">
            <text:p>378221.802362</text:p>
          </table:table-cell>
        </table:table-row>
        <table:table-row table:style-name="ro1">
          <table:table-cell office:value-type="float" office:value="1.21028571429" calcext:value-type="float">
            <text:p>1.2102857143</text:p>
          </table:table-cell>
          <table:table-cell office:value-type="float" office:value="375450.54089" calcext:value-type="float">
            <text:p>375450.54089</text:p>
          </table:table-cell>
        </table:table-row>
        <table:table-row table:style-name="ro1">
          <table:table-cell office:value-type="float" office:value="1.21157142857" calcext:value-type="float">
            <text:p>1.2115714286</text:p>
          </table:table-cell>
          <table:table-cell office:value-type="float" office:value="372792.267855" calcext:value-type="float">
            <text:p>372792.267855</text:p>
          </table:table-cell>
        </table:table-row>
        <table:table-row table:style-name="ro1">
          <table:table-cell office:value-type="float" office:value="1.21285714286" calcext:value-type="float">
            <text:p>1.2128571429</text:p>
          </table:table-cell>
          <table:table-cell office:value-type="float" office:value="370529.917037" calcext:value-type="float">
            <text:p>370529.917037</text:p>
          </table:table-cell>
        </table:table-row>
        <table:table-row table:style-name="ro1">
          <table:table-cell office:value-type="float" office:value="1.21414285714" calcext:value-type="float">
            <text:p>1.2141428571</text:p>
          </table:table-cell>
          <table:table-cell office:value-type="float" office:value="368688.943249" calcext:value-type="float">
            <text:p>368688.943249</text:p>
          </table:table-cell>
        </table:table-row>
        <table:table-row table:style-name="ro1">
          <table:table-cell office:value-type="float" office:value="1.21542857143" calcext:value-type="float">
            <text:p>1.2154285714</text:p>
          </table:table-cell>
          <table:table-cell office:value-type="float" office:value="367021.074243" calcext:value-type="float">
            <text:p>367021.074243</text:p>
          </table:table-cell>
        </table:table-row>
        <table:table-row table:style-name="ro1">
          <table:table-cell office:value-type="float" office:value="1.21671428571" calcext:value-type="float">
            <text:p>1.2167142857</text:p>
          </table:table-cell>
          <table:table-cell office:value-type="float" office:value="365599.626082" calcext:value-type="float">
            <text:p>365599.626082</text:p>
          </table:table-cell>
        </table:table-row>
        <table:table-row table:style-name="ro1">
          <table:table-cell office:value-type="float" office:value="1.218" calcext:value-type="float">
            <text:p>1.218</text:p>
          </table:table-cell>
          <table:table-cell office:value-type="float" office:value="364550.731276" calcext:value-type="float">
            <text:p>364550.731276</text:p>
          </table:table-cell>
        </table:table-row>
        <table:table-row table:style-name="ro1">
          <table:table-cell office:value-type="float" office:value="1.21928571429" calcext:value-type="float">
            <text:p>1.2192857143</text:p>
          </table:table-cell>
          <table:table-cell office:value-type="float" office:value="363783.796427" calcext:value-type="float">
            <text:p>363783.796427</text:p>
          </table:table-cell>
        </table:table-row>
        <table:table-row table:style-name="ro1">
          <table:table-cell office:value-type="float" office:value="1.22057142857" calcext:value-type="float">
            <text:p>1.2205714286</text:p>
          </table:table-cell>
          <table:table-cell office:value-type="float" office:value="362992.134024" calcext:value-type="float">
            <text:p>362992.134024</text:p>
          </table:table-cell>
        </table:table-row>
        <table:table-row table:style-name="ro1">
          <table:table-cell office:value-type="float" office:value="1.22185714286" calcext:value-type="float">
            <text:p>1.2218571429</text:p>
          </table:table-cell>
          <table:table-cell office:value-type="float" office:value="362008.999933" calcext:value-type="float">
            <text:p>362008.999933</text:p>
          </table:table-cell>
        </table:table-row>
        <table:table-row table:style-name="ro1">
          <table:table-cell office:value-type="float" office:value="1.22314285714" calcext:value-type="float">
            <text:p>1.2231428571</text:p>
          </table:table-cell>
          <table:table-cell office:value-type="float" office:value="360886.190234" calcext:value-type="float">
            <text:p>360886.190234</text:p>
          </table:table-cell>
        </table:table-row>
        <table:table-row table:style-name="ro1">
          <table:table-cell office:value-type="float" office:value="1.22442857143" calcext:value-type="float">
            <text:p>1.2244285714</text:p>
          </table:table-cell>
          <table:table-cell office:value-type="float" office:value="359446.982233" calcext:value-type="float">
            <text:p>359446.982233</text:p>
          </table:table-cell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358623.968578" calcext:value-type="float">
            <text:p>358623.968578</text:p>
          </table:table-cell>
        </table:table-row>
        <table:table-row table:style-name="ro1">
          <table:table-cell office:value-type="float" office:value="1.22628571429" calcext:value-type="float">
            <text:p>1.2262857143</text:p>
          </table:table-cell>
          <table:table-cell office:value-type="float" office:value="356856.797166" calcext:value-type="float">
            <text:p>356856.797166</text:p>
          </table:table-cell>
        </table:table-row>
        <table:table-row table:style-name="ro1">
          <table:table-cell office:value-type="float" office:value="1.22757142857" calcext:value-type="float">
            <text:p>1.2275714286</text:p>
          </table:table-cell>
          <table:table-cell office:value-type="float" office:value="355164.023981" calcext:value-type="float">
            <text:p>355164.023981</text:p>
          </table:table-cell>
        </table:table-row>
        <table:table-row table:style-name="ro1">
          <table:table-cell office:value-type="float" office:value="1.22885714286" calcext:value-type="float">
            <text:p>1.2288571429</text:p>
          </table:table-cell>
          <table:table-cell office:value-type="float" office:value="353618.805585" calcext:value-type="float">
            <text:p>353618.805585</text:p>
          </table:table-cell>
        </table:table-row>
        <table:table-row table:style-name="ro1">
          <table:table-cell office:value-type="float" office:value="1.23014285714" calcext:value-type="float">
            <text:p>1.2301428571</text:p>
          </table:table-cell>
          <table:table-cell office:value-type="float" office:value="352276.666048" calcext:value-type="float">
            <text:p>352276.666048</text:p>
          </table:table-cell>
        </table:table-row>
        <table:table-row table:style-name="ro1">
          <table:table-cell office:value-type="float" office:value="1.23142857143" calcext:value-type="float">
            <text:p>1.2314285714</text:p>
          </table:table-cell>
          <table:table-cell office:value-type="float" office:value="351051.285603" calcext:value-type="float">
            <text:p>351051.285603</text:p>
          </table:table-cell>
        </table:table-row>
        <table:table-row table:style-name="ro1">
          <table:table-cell office:value-type="float" office:value="1.23271428571" calcext:value-type="float">
            <text:p>1.2327142857</text:p>
          </table:table-cell>
          <table:table-cell office:value-type="float" office:value="349792.721122" calcext:value-type="float">
            <text:p>349792.721122</text:p>
          </table:table-cell>
        </table:table-row>
        <table:table-row table:style-name="ro1">
          <table:table-cell office:value-type="float" office:value="1.234" calcext:value-type="float">
            <text:p>1.234</text:p>
          </table:table-cell>
          <table:table-cell office:value-type="float" office:value="348522.474213" calcext:value-type="float">
            <text:p>348522.474213</text:p>
          </table:table-cell>
        </table:table-row>
        <table:table-row table:style-name="ro1">
          <table:table-cell office:value-type="float" office:value="1.23528571429" calcext:value-type="float">
            <text:p>1.2352857143</text:p>
          </table:table-cell>
          <table:table-cell office:value-type="float" office:value="347327.11607" calcext:value-type="float">
            <text:p>347327.11607</text:p>
          </table:table-cell>
        </table:table-row>
        <table:table-row table:style-name="ro1">
          <table:table-cell office:value-type="float" office:value="1.23657142857" calcext:value-type="float">
            <text:p>1.2365714286</text:p>
          </table:table-cell>
          <table:table-cell office:value-type="float" office:value="346225.954493" calcext:value-type="float">
            <text:p>346225.954493</text:p>
          </table:table-cell>
        </table:table-row>
        <table:table-row table:style-name="ro1">
          <table:table-cell office:value-type="float" office:value="1.23785714286" calcext:value-type="float">
            <text:p>1.2378571429</text:p>
          </table:table-cell>
          <table:table-cell office:value-type="float" office:value="345280.876604" calcext:value-type="float">
            <text:p>345280.876604</text:p>
          </table:table-cell>
        </table:table-row>
        <table:table-row table:style-name="ro1">
          <table:table-cell office:value-type="float" office:value="1.23914285714" calcext:value-type="float">
            <text:p>1.2391428571</text:p>
          </table:table-cell>
          <table:table-cell office:value-type="float" office:value="344488.568746" calcext:value-type="float">
            <text:p>344488.568746</text:p>
          </table:table-cell>
        </table:table-row>
        <table:table-row table:style-name="ro1">
          <table:table-cell office:value-type="float" office:value="1.24042857143" calcext:value-type="float">
            <text:p>1.2404285714</text:p>
          </table:table-cell>
          <table:table-cell office:value-type="float" office:value="343754.831468" calcext:value-type="float">
            <text:p>343754.831468</text:p>
          </table:table-cell>
        </table:table-row>
        <table:table-row table:style-name="ro1">
          <table:table-cell office:value-type="float" office:value="1.24171428571" calcext:value-type="float">
            <text:p>1.2417142857</text:p>
          </table:table-cell>
          <table:table-cell office:value-type="float" office:value="342962.726694" calcext:value-type="float">
            <text:p>342962.726694</text:p>
          </table:table-cell>
        </table:table-row>
        <table:table-row table:style-name="ro1">
          <table:table-cell office:value-type="float" office:value="1.243" calcext:value-type="float">
            <text:p>1.243</text:p>
          </table:table-cell>
          <table:table-cell office:value-type="float" office:value="342128.251036" calcext:value-type="float">
            <text:p>342128.251036</text:p>
          </table:table-cell>
        </table:table-row>
        <table:table-row table:style-name="ro1">
          <table:table-cell office:value-type="float" office:value="1.24428571429" calcext:value-type="float">
            <text:p>1.2442857143</text:p>
          </table:table-cell>
          <table:table-cell office:value-type="float" office:value="341336.210246" calcext:value-type="float">
            <text:p>341336.210246</text:p>
          </table:table-cell>
        </table:table-row>
        <table:table-row table:style-name="ro1">
          <table:table-cell office:value-type="float" office:value="1.24557142857" calcext:value-type="float">
            <text:p>1.2455714286</text:p>
          </table:table-cell>
          <table:table-cell office:value-type="float" office:value="340577.742057" calcext:value-type="float">
            <text:p>340577.742057</text:p>
          </table:table-cell>
        </table:table-row>
        <table:table-row table:style-name="ro1">
          <table:table-cell office:value-type="float" office:value="1.24685714286" calcext:value-type="float">
            <text:p>1.2468571429</text:p>
          </table:table-cell>
          <table:table-cell office:value-type="float" office:value="339921.233256" calcext:value-type="float">
            <text:p>339921.233256</text:p>
          </table:table-cell>
        </table:table-row>
        <table:table-row table:style-name="ro1">
          <table:table-cell office:value-type="float" office:value="1.24814285714" calcext:value-type="float">
            <text:p>1.2481428571</text:p>
          </table:table-cell>
          <table:table-cell office:value-type="float" office:value="339500.414841" calcext:value-type="float">
            <text:p>339500.414841</text:p>
          </table:table-cell>
        </table:table-row>
        <table:table-row table:style-name="ro1">
          <table:table-cell office:value-type="float" office:value="1.24942857143" calcext:value-type="float">
            <text:p>1.2494285714</text:p>
          </table:table-cell>
          <table:table-cell office:value-type="float" office:value="339527.396344" calcext:value-type="float">
            <text:p>339527.396344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339472.306746" calcext:value-type="float">
            <text:p>339472.306746</text:p>
          </table:table-cell>
        </table:table-row>
        <table:table-row table:style-name="ro1">
          <table:table-cell office:value-type="float" office:value="1.25128571429" calcext:value-type="float">
            <text:p>1.2512857143</text:p>
          </table:table-cell>
          <table:table-cell office:value-type="float" office:value="340766.689024" calcext:value-type="float">
            <text:p>340766.689024</text:p>
          </table:table-cell>
        </table:table-row>
        <table:table-row table:style-name="ro1">
          <table:table-cell office:value-type="float" office:value="1.25257142857" calcext:value-type="float">
            <text:p>1.2525714286</text:p>
          </table:table-cell>
          <table:table-cell office:value-type="float" office:value="93030.6604192" calcext:value-type="float">
            <text:p>93030.6604192</text:p>
          </table:table-cell>
        </table:table-row>
        <table:table-row table:style-name="ro1">
          <table:table-cell office:value-type="float" office:value="1.25385714286" calcext:value-type="float">
            <text:p>1.2538571429</text:p>
          </table:table-cell>
          <table:table-cell office:value-type="float" office:value="108800.513464" calcext:value-type="float">
            <text:p>108800.513464</text:p>
          </table:table-cell>
        </table:table-row>
        <table:table-row table:style-name="ro1">
          <table:table-cell office:value-type="float" office:value="1.25514285714" calcext:value-type="float">
            <text:p>1.2551428571</text:p>
          </table:table-cell>
          <table:table-cell office:value-type="float" office:value="114933.761546" calcext:value-type="float">
            <text:p>114933.761546</text:p>
          </table:table-cell>
        </table:table-row>
        <table:table-row table:style-name="ro1">
          <table:table-cell office:value-type="float" office:value="1.25642857143" calcext:value-type="float">
            <text:p>1.2564285714</text:p>
          </table:table-cell>
          <table:table-cell office:value-type="float" office:value="114634.48159" calcext:value-type="float">
            <text:p>114634.48159</text:p>
          </table:table-cell>
        </table:table-row>
        <table:table-row table:style-name="ro1">
          <table:table-cell office:value-type="float" office:value="1.25771428571" calcext:value-type="float">
            <text:p>1.2577142857</text:p>
          </table:table-cell>
          <table:table-cell office:value-type="float" office:value="113565.516015" calcext:value-type="float">
            <text:p>113565.516015</text:p>
          </table:table-cell>
        </table:table-row>
        <table:table-row table:style-name="ro1">
          <table:table-cell office:value-type="float" office:value="1.259" calcext:value-type="float">
            <text:p>1.259</text:p>
          </table:table-cell>
          <table:table-cell office:value-type="float" office:value="114786.07508" calcext:value-type="float">
            <text:p>114786.07508</text:p>
          </table:table-cell>
        </table:table-row>
        <table:table-row table:style-name="ro1">
          <table:table-cell office:value-type="float" office:value="1.26028571429" calcext:value-type="float">
            <text:p>1.2602857143</text:p>
          </table:table-cell>
          <table:table-cell office:value-type="float" office:value="115563.34689" calcext:value-type="float">
            <text:p>115563.34689</text:p>
          </table:table-cell>
        </table:table-row>
        <table:table-row table:style-name="ro1">
          <table:table-cell office:value-type="float" office:value="1.26157142857" calcext:value-type="float">
            <text:p>1.2615714286</text:p>
          </table:table-cell>
          <table:table-cell office:value-type="float" office:value="115397.675847" calcext:value-type="float">
            <text:p>115397.675847</text:p>
          </table:table-cell>
        </table:table-row>
        <table:table-row table:style-name="ro1">
          <table:table-cell office:value-type="float" office:value="1.26285714286" calcext:value-type="float">
            <text:p>1.2628571429</text:p>
          </table:table-cell>
          <table:table-cell office:value-type="float" office:value="115142.015429" calcext:value-type="float">
            <text:p>115142.015429</text:p>
          </table:table-cell>
        </table:table-row>
        <table:table-row table:style-name="ro1">
          <table:table-cell office:value-type="float" office:value="1.26414285714" calcext:value-type="float">
            <text:p>1.2641428571</text:p>
          </table:table-cell>
          <table:table-cell office:value-type="float" office:value="115524.965184" calcext:value-type="float">
            <text:p>115524.965184</text:p>
          </table:table-cell>
        </table:table-row>
        <table:table-row table:style-name="ro1">
          <table:table-cell office:value-type="float" office:value="1.26542857143" calcext:value-type="float">
            <text:p>1.2654285714</text:p>
          </table:table-cell>
          <table:table-cell office:value-type="float" office:value="117831.811944" calcext:value-type="float">
            <text:p>117831.811944</text:p>
          </table:table-cell>
        </table:table-row>
        <table:table-row table:style-name="ro1">
          <table:table-cell office:value-type="float" office:value="1.26671428571" calcext:value-type="float">
            <text:p>1.2667142857</text:p>
          </table:table-cell>
          <table:table-cell office:value-type="float" office:value="121591.826654" calcext:value-type="float">
            <text:p>121591.826654</text:p>
          </table:table-cell>
        </table:table-row>
        <table:table-row table:style-name="ro1">
          <table:table-cell office:value-type="float" office:value="1.268" calcext:value-type="float">
            <text:p>1.268</text:p>
          </table:table-cell>
          <table:table-cell office:value-type="float" office:value="125231.703712" calcext:value-type="float">
            <text:p>125231.703712</text:p>
          </table:table-cell>
        </table:table-row>
        <table:table-row table:style-name="ro1">
          <table:table-cell office:value-type="float" office:value="1.26928571429" calcext:value-type="float">
            <text:p>1.2692857143</text:p>
          </table:table-cell>
          <table:table-cell office:value-type="float" office:value="127460.179735" calcext:value-type="float">
            <text:p>127460.179735</text:p>
          </table:table-cell>
        </table:table-row>
        <table:table-row table:style-name="ro1">
          <table:table-cell office:value-type="float" office:value="1.27057142857" calcext:value-type="float">
            <text:p>1.2705714286</text:p>
          </table:table-cell>
          <table:table-cell office:value-type="float" office:value="126735.806061" calcext:value-type="float">
            <text:p>126735.806061</text:p>
          </table:table-cell>
        </table:table-row>
        <table:table-row table:style-name="ro1">
          <table:table-cell office:value-type="float" office:value="1.27185714286" calcext:value-type="float">
            <text:p>1.2718571429</text:p>
          </table:table-cell>
          <table:table-cell office:value-type="float" office:value="124769.888178" calcext:value-type="float">
            <text:p>124769.888178</text:p>
          </table:table-cell>
        </table:table-row>
        <table:table-row table:style-name="ro1">
          <table:table-cell office:value-type="float" office:value="1.27314285714" calcext:value-type="float">
            <text:p>1.2731428571</text:p>
          </table:table-cell>
          <table:table-cell office:value-type="float" office:value="124027.602305" calcext:value-type="float">
            <text:p>124027.602305</text:p>
          </table:table-cell>
        </table:table-row>
        <table:table-row table:style-name="ro1">
          <table:table-cell office:value-type="float" office:value="1.27442857143" calcext:value-type="float">
            <text:p>1.2744285714</text:p>
          </table:table-cell>
          <table:table-cell office:value-type="float" office:value="125221.79774" calcext:value-type="float">
            <text:p>125221.79774</text:p>
          </table:table-cell>
        </table:table-row>
        <table:table-row table:style-name="ro1">
          <table:table-cell office:value-type="float" office:value="1.275" calcext:value-type="float">
            <text:p>1.275</text:p>
          </table:table-cell>
          <table:table-cell office:value-type="float" office:value="125708.562512" calcext:value-type="float">
            <text:p>125708.562512</text:p>
          </table:table-cell>
        </table:table-row>
        <table:table-row table:style-name="ro1">
          <table:table-cell office:value-type="float" office:value="1.27628571429" calcext:value-type="float">
            <text:p>1.2762857143</text:p>
          </table:table-cell>
          <table:table-cell office:value-type="float" office:value="127362.482753" calcext:value-type="float">
            <text:p>127362.482753</text:p>
          </table:table-cell>
        </table:table-row>
        <table:table-row table:style-name="ro1">
          <table:table-cell office:value-type="float" office:value="1.27757142857" calcext:value-type="float">
            <text:p>1.2775714286</text:p>
          </table:table-cell>
          <table:table-cell office:value-type="float" office:value="126193.516505" calcext:value-type="float">
            <text:p>126193.516505</text:p>
          </table:table-cell>
        </table:table-row>
        <table:table-row table:style-name="ro1">
          <table:table-cell office:value-type="float" office:value="1.27885714286" calcext:value-type="float">
            <text:p>1.2788571429</text:p>
          </table:table-cell>
          <table:table-cell office:value-type="float" office:value="122200.959319" calcext:value-type="float">
            <text:p>122200.959319</text:p>
          </table:table-cell>
        </table:table-row>
        <table:table-row table:style-name="ro1">
          <table:table-cell office:value-type="float" office:value="1.28014285714" calcext:value-type="float">
            <text:p>1.2801428571</text:p>
          </table:table-cell>
          <table:table-cell office:value-type="float" office:value="118305.91726" calcext:value-type="float">
            <text:p>118305.91726</text:p>
          </table:table-cell>
        </table:table-row>
        <table:table-row table:style-name="ro1">
          <table:table-cell office:value-type="float" office:value="1.28142857143" calcext:value-type="float">
            <text:p>1.2814285714</text:p>
          </table:table-cell>
          <table:table-cell office:value-type="float" office:value="117301.622054" calcext:value-type="float">
            <text:p>117301.622054</text:p>
          </table:table-cell>
        </table:table-row>
        <table:table-row table:style-name="ro1">
          <table:table-cell office:value-type="float" office:value="1.28271428571" calcext:value-type="float">
            <text:p>1.2827142857</text:p>
          </table:table-cell>
          <table:table-cell office:value-type="float" office:value="120230.692186" calcext:value-type="float">
            <text:p>120230.692186</text:p>
          </table:table-cell>
        </table:table-row>
        <table:table-row table:style-name="ro1">
          <table:table-cell office:value-type="float" office:value="1.284" calcext:value-type="float">
            <text:p>1.284</text:p>
          </table:table-cell>
          <table:table-cell office:value-type="float" office:value="126135.468879" calcext:value-type="float">
            <text:p>126135.468879</text:p>
          </table:table-cell>
        </table:table-row>
        <table:table-row table:style-name="ro1">
          <table:table-cell office:value-type="float" office:value="1.28528571429" calcext:value-type="float">
            <text:p>1.2852857143</text:p>
          </table:table-cell>
          <table:table-cell office:value-type="float" office:value="131465.616955" calcext:value-type="float">
            <text:p>131465.616955</text:p>
          </table:table-cell>
        </table:table-row>
        <table:table-row table:style-name="ro1">
          <table:table-cell office:value-type="float" office:value="1.28657142857" calcext:value-type="float">
            <text:p>1.2865714286</text:p>
          </table:table-cell>
          <table:table-cell office:value-type="float" office:value="130776.679714" calcext:value-type="float">
            <text:p>130776.679714</text:p>
          </table:table-cell>
        </table:table-row>
        <table:table-row table:style-name="ro1">
          <table:table-cell office:value-type="float" office:value="1.28785714286" calcext:value-type="float">
            <text:p>1.2878571429</text:p>
          </table:table-cell>
          <table:table-cell office:value-type="float" office:value="123714.736699" calcext:value-type="float">
            <text:p>123714.736699</text:p>
          </table:table-cell>
        </table:table-row>
        <table:table-row table:style-name="ro1">
          <table:table-cell office:value-type="float" office:value="1.28914285714" calcext:value-type="float">
            <text:p>1.2891428571</text:p>
          </table:table-cell>
          <table:table-cell office:value-type="float" office:value="112471.697853" calcext:value-type="float">
            <text:p>112471.697853</text:p>
          </table:table-cell>
        </table:table-row>
        <table:table-row table:style-name="ro1">
          <table:table-cell office:value-type="float" office:value="1.29042857143" calcext:value-type="float">
            <text:p>1.2904285714</text:p>
          </table:table-cell>
          <table:table-cell office:value-type="float" office:value="105542.777914" calcext:value-type="float">
            <text:p>105542.777914</text:p>
          </table:table-cell>
        </table:table-row>
        <table:table-row table:style-name="ro1">
          <table:table-cell office:value-type="float" office:value="1.29171428571" calcext:value-type="float">
            <text:p>1.2917142857</text:p>
          </table:table-cell>
          <table:table-cell office:value-type="float" office:value="109843.167845" calcext:value-type="float">
            <text:p>109843.167845</text:p>
          </table:table-cell>
        </table:table-row>
        <table:table-row table:style-name="ro1">
          <table:table-cell office:value-type="float" office:value="1.293" calcext:value-type="float">
            <text:p>1.293</text:p>
          </table:table-cell>
          <table:table-cell office:value-type="float" office:value="118585.0277" calcext:value-type="float">
            <text:p>118585.0277</text:p>
          </table:table-cell>
        </table:table-row>
        <table:table-row table:style-name="ro1">
          <table:table-cell office:value-type="float" office:value="1.29428571429" calcext:value-type="float">
            <text:p>1.2942857143</text:p>
          </table:table-cell>
          <table:table-cell office:value-type="float" office:value="123206.727496" calcext:value-type="float">
            <text:p>123206.727496</text:p>
          </table:table-cell>
        </table:table-row>
        <table:table-row table:style-name="ro1">
          <table:table-cell office:value-type="float" office:value="1.29557142857" calcext:value-type="float">
            <text:p>1.2955714286</text:p>
          </table:table-cell>
          <table:table-cell office:value-type="float" office:value="125219.720988" calcext:value-type="float">
            <text:p>125219.720988</text:p>
          </table:table-cell>
        </table:table-row>
        <table:table-row table:style-name="ro1">
          <table:table-cell office:value-type="float" office:value="1.29685714286" calcext:value-type="float">
            <text:p>1.2968571429</text:p>
          </table:table-cell>
          <table:table-cell office:value-type="float" office:value="126514.340762" calcext:value-type="float">
            <text:p>126514.340762</text:p>
          </table:table-cell>
        </table:table-row>
        <table:table-row table:style-name="ro1">
          <table:table-cell office:value-type="float" office:value="1.29814285714" calcext:value-type="float">
            <text:p>1.2981428571</text:p>
          </table:table-cell>
          <table:table-cell office:value-type="float" office:value="125562.801614" calcext:value-type="float">
            <text:p>125562.801614</text:p>
          </table:table-cell>
        </table:table-row>
        <table:table-row table:style-name="ro1">
          <table:table-cell office:value-type="float" office:value="1.29942857143" calcext:value-type="float">
            <text:p>1.2994285714</text:p>
          </table:table-cell>
          <table:table-cell office:value-type="float" office:value="123351.097096" calcext:value-type="float">
            <text:p>123351.097096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22205.670068" calcext:value-type="float">
            <text:p>122205.670068</text:p>
          </table:table-cell>
        </table:table-row>
        <table:table-row table:style-name="ro1">
          <table:table-cell office:value-type="float" office:value="1.30128571429" calcext:value-type="float">
            <text:p>1.3012857143</text:p>
          </table:table-cell>
          <table:table-cell office:value-type="float" office:value="120317.90677" calcext:value-type="float">
            <text:p>120317.90677</text:p>
          </table:table-cell>
        </table:table-row>
        <table:table-row table:style-name="ro1">
          <table:table-cell office:value-type="float" office:value="1.30257142857" calcext:value-type="float">
            <text:p>1.3025714286</text:p>
          </table:table-cell>
          <table:table-cell office:value-type="float" office:value="118283.928379" calcext:value-type="float">
            <text:p>118283.928379</text:p>
          </table:table-cell>
        </table:table-row>
        <table:table-row table:style-name="ro1">
          <table:table-cell office:value-type="float" office:value="1.30385714286" calcext:value-type="float">
            <text:p>1.3038571429</text:p>
          </table:table-cell>
          <table:table-cell office:value-type="float" office:value="116758.315108" calcext:value-type="float">
            <text:p>116758.315108</text:p>
          </table:table-cell>
        </table:table-row>
        <table:table-row table:style-name="ro1">
          <table:table-cell office:value-type="float" office:value="1.30514285714" calcext:value-type="float">
            <text:p>1.3051428571</text:p>
          </table:table-cell>
          <table:table-cell office:value-type="float" office:value="116402.611621" calcext:value-type="float">
            <text:p>116402.611621</text:p>
          </table:table-cell>
        </table:table-row>
        <table:table-row table:style-name="ro1">
          <table:table-cell office:value-type="float" office:value="1.30642857143" calcext:value-type="float">
            <text:p>1.3064285714</text:p>
          </table:table-cell>
          <table:table-cell office:value-type="float" office:value="117211.037548" calcext:value-type="float">
            <text:p>117211.037548</text:p>
          </table:table-cell>
        </table:table-row>
        <table:table-row table:style-name="ro1">
          <table:table-cell office:value-type="float" office:value="1.30771428571" calcext:value-type="float">
            <text:p>1.3077142857</text:p>
          </table:table-cell>
          <table:table-cell office:value-type="float" office:value="118760.973891" calcext:value-type="float">
            <text:p>118760.973891</text:p>
          </table:table-cell>
        </table:table-row>
        <table:table-row table:style-name="ro1">
          <table:table-cell office:value-type="float" office:value="1.309" calcext:value-type="float">
            <text:p>1.309</text:p>
          </table:table-cell>
          <table:table-cell office:value-type="float" office:value="120059.23423" calcext:value-type="float">
            <text:p>120059.23423</text:p>
          </table:table-cell>
        </table:table-row>
        <table:table-row table:style-name="ro1">
          <table:table-cell office:value-type="float" office:value="1.31028571429" calcext:value-type="float">
            <text:p>1.3102857143</text:p>
          </table:table-cell>
          <table:table-cell office:value-type="float" office:value="120082.230958" calcext:value-type="float">
            <text:p>120082.230958</text:p>
          </table:table-cell>
        </table:table-row>
        <table:table-row table:style-name="ro1">
          <table:table-cell office:value-type="float" office:value="1.31157142857" calcext:value-type="float">
            <text:p>1.3115714286</text:p>
          </table:table-cell>
          <table:table-cell office:value-type="float" office:value="119709.508713" calcext:value-type="float">
            <text:p>119709.508713</text:p>
          </table:table-cell>
        </table:table-row>
        <table:table-row table:style-name="ro1">
          <table:table-cell office:value-type="float" office:value="1.31285714286" calcext:value-type="float">
            <text:p>1.3128571429</text:p>
          </table:table-cell>
          <table:table-cell office:value-type="float" office:value="119761.906031" calcext:value-type="float">
            <text:p>119761.906031</text:p>
          </table:table-cell>
        </table:table-row>
        <table:table-row table:style-name="ro1">
          <table:table-cell office:value-type="float" office:value="1.31414285714" calcext:value-type="float">
            <text:p>1.3141428571</text:p>
          </table:table-cell>
          <table:table-cell office:value-type="float" office:value="119983.095642" calcext:value-type="float">
            <text:p>119983.095642</text:p>
          </table:table-cell>
        </table:table-row>
        <table:table-row table:style-name="ro1">
          <table:table-cell office:value-type="float" office:value="1.31542857143" calcext:value-type="float">
            <text:p>1.3154285714</text:p>
          </table:table-cell>
          <table:table-cell office:value-type="float" office:value="120210.809812" calcext:value-type="float">
            <text:p>120210.809812</text:p>
          </table:table-cell>
        </table:table-row>
        <table:table-row table:style-name="ro1">
          <table:table-cell office:value-type="float" office:value="1.31671428571" calcext:value-type="float">
            <text:p>1.3167142857</text:p>
          </table:table-cell>
          <table:table-cell office:value-type="float" office:value="120470.833772" calcext:value-type="float">
            <text:p>120470.833772</text:p>
          </table:table-cell>
        </table:table-row>
        <table:table-row table:style-name="ro1">
          <table:table-cell office:value-type="float" office:value="1.318" calcext:value-type="float">
            <text:p>1.318</text:p>
          </table:table-cell>
          <table:table-cell office:value-type="float" office:value="120676.264917" calcext:value-type="float">
            <text:p>120676.264917</text:p>
          </table:table-cell>
        </table:table-row>
        <table:table-row table:style-name="ro1">
          <table:table-cell office:value-type="float" office:value="1.31928571429" calcext:value-type="float">
            <text:p>1.3192857143</text:p>
          </table:table-cell>
          <table:table-cell office:value-type="float" office:value="121248.448362" calcext:value-type="float">
            <text:p>121248.448362</text:p>
          </table:table-cell>
        </table:table-row>
        <table:table-row table:style-name="ro1">
          <table:table-cell office:value-type="float" office:value="1.32057142857" calcext:value-type="float">
            <text:p>1.3205714286</text:p>
          </table:table-cell>
          <table:table-cell office:value-type="float" office:value="123008.831103" calcext:value-type="float">
            <text:p>123008.831103</text:p>
          </table:table-cell>
        </table:table-row>
        <table:table-row table:style-name="ro1">
          <table:table-cell office:value-type="float" office:value="1.32185714286" calcext:value-type="float">
            <text:p>1.3218571429</text:p>
          </table:table-cell>
          <table:table-cell office:value-type="float" office:value="126061.590194" calcext:value-type="float">
            <text:p>126061.590194</text:p>
          </table:table-cell>
        </table:table-row>
        <table:table-row table:style-name="ro1">
          <table:table-cell office:value-type="float" office:value="1.32314285714" calcext:value-type="float">
            <text:p>1.3231428571</text:p>
          </table:table-cell>
          <table:table-cell office:value-type="float" office:value="130491.240004" calcext:value-type="float">
            <text:p>130491.240004</text:p>
          </table:table-cell>
        </table:table-row>
        <table:table-row table:style-name="ro1">
          <table:table-cell office:value-type="float" office:value="1.32442857143" calcext:value-type="float">
            <text:p>1.3244285714</text:p>
          </table:table-cell>
          <table:table-cell office:value-type="float" office:value="136534.570286" calcext:value-type="float">
            <text:p>136534.570286</text:p>
          </table:table-cell>
        </table:table-row>
        <table:table-row table:style-name="ro1">
          <table:table-cell office:value-type="float" office:value="1.325" calcext:value-type="float">
            <text:p>1.325</text:p>
          </table:table-cell>
          <table:table-cell office:value-type="float" office:value="138187.137141" calcext:value-type="float">
            <text:p>138187.137141</text:p>
          </table:table-cell>
        </table:table-row>
        <table:table-row table:style-name="ro1">
          <table:table-cell office:value-type="float" office:value="1.32628571429" calcext:value-type="float">
            <text:p>1.3262857143</text:p>
          </table:table-cell>
          <table:table-cell office:value-type="float" office:value="148782.673775" calcext:value-type="float">
            <text:p>148782.673775</text:p>
          </table:table-cell>
        </table:table-row>
        <table:table-row table:style-name="ro1">
          <table:table-cell office:value-type="float" office:value="1.32757142857" calcext:value-type="float">
            <text:p>1.3275714286</text:p>
          </table:table-cell>
          <table:table-cell office:value-type="float" office:value="161342.679509" calcext:value-type="float">
            <text:p>161342.679509</text:p>
          </table:table-cell>
        </table:table-row>
        <table:table-row table:style-name="ro1">
          <table:table-cell office:value-type="float" office:value="1.32885714286" calcext:value-type="float">
            <text:p>1.3288571429</text:p>
          </table:table-cell>
          <table:table-cell office:value-type="float" office:value="172532.08872" calcext:value-type="float">
            <text:p>172532.08872</text:p>
          </table:table-cell>
        </table:table-row>
        <table:table-row table:style-name="ro1">
          <table:table-cell office:value-type="float" office:value="1.33014285714" calcext:value-type="float">
            <text:p>1.3301428571</text:p>
          </table:table-cell>
          <table:table-cell office:value-type="float" office:value="177093.349363" calcext:value-type="float">
            <text:p>177093.349363</text:p>
          </table:table-cell>
        </table:table-row>
        <table:table-row table:style-name="ro1">
          <table:table-cell office:value-type="float" office:value="1.33142857143" calcext:value-type="float">
            <text:p>1.3314285714</text:p>
          </table:table-cell>
          <table:table-cell office:value-type="float" office:value="169200.326027" calcext:value-type="float">
            <text:p>169200.326027</text:p>
          </table:table-cell>
        </table:table-row>
        <table:table-row table:style-name="ro1">
          <table:table-cell office:value-type="float" office:value="1.33271428571" calcext:value-type="float">
            <text:p>1.3327142857</text:p>
          </table:table-cell>
          <table:table-cell office:value-type="float" office:value="151779.335546" calcext:value-type="float">
            <text:p>151779.335546</text:p>
          </table:table-cell>
        </table:table-row>
        <table:table-row table:style-name="ro1">
          <table:table-cell office:value-type="float" office:value="1.334" calcext:value-type="float">
            <text:p>1.334</text:p>
          </table:table-cell>
          <table:table-cell office:value-type="float" office:value="140995.194952" calcext:value-type="float">
            <text:p>140995.194952</text:p>
          </table:table-cell>
        </table:table-row>
        <table:table-row table:style-name="ro1">
          <table:table-cell office:value-type="float" office:value="1.33528571429" calcext:value-type="float">
            <text:p>1.3352857143</text:p>
          </table:table-cell>
          <table:table-cell office:value-type="float" office:value="142596.082763" calcext:value-type="float">
            <text:p>142596.082763</text:p>
          </table:table-cell>
        </table:table-row>
        <table:table-row table:style-name="ro1">
          <table:table-cell office:value-type="float" office:value="1.33657142857" calcext:value-type="float">
            <text:p>1.3365714286</text:p>
          </table:table-cell>
          <table:table-cell office:value-type="float" office:value="150962.352985" calcext:value-type="float">
            <text:p>150962.352985</text:p>
          </table:table-cell>
        </table:table-row>
        <table:table-row table:style-name="ro1">
          <table:table-cell office:value-type="float" office:value="1.33785714286" calcext:value-type="float">
            <text:p>1.3378571429</text:p>
          </table:table-cell>
          <table:table-cell office:value-type="float" office:value="157065.123353" calcext:value-type="float">
            <text:p>157065.123353</text:p>
          </table:table-cell>
        </table:table-row>
        <table:table-row table:style-name="ro1">
          <table:table-cell office:value-type="float" office:value="1.33914285714" calcext:value-type="float">
            <text:p>1.3391428571</text:p>
          </table:table-cell>
          <table:table-cell office:value-type="float" office:value="160505.4035" calcext:value-type="float">
            <text:p>160505.4035</text:p>
          </table:table-cell>
        </table:table-row>
        <table:table-row table:style-name="ro1">
          <table:table-cell office:value-type="float" office:value="1.34042857143" calcext:value-type="float">
            <text:p>1.3404285714</text:p>
          </table:table-cell>
          <table:table-cell office:value-type="float" office:value="162464.799161" calcext:value-type="float">
            <text:p>162464.799161</text:p>
          </table:table-cell>
        </table:table-row>
        <table:table-row table:style-name="ro1">
          <table:table-cell office:value-type="float" office:value="1.34171428571" calcext:value-type="float">
            <text:p>1.3417142857</text:p>
          </table:table-cell>
          <table:table-cell office:value-type="float" office:value="164440.835704" calcext:value-type="float">
            <text:p>164440.835704</text:p>
          </table:table-cell>
        </table:table-row>
        <table:table-row table:style-name="ro1">
          <table:table-cell office:value-type="float" office:value="1.343" calcext:value-type="float">
            <text:p>1.343</text:p>
          </table:table-cell>
          <table:table-cell office:value-type="float" office:value="166435.849812" calcext:value-type="float">
            <text:p>166435.849812</text:p>
          </table:table-cell>
        </table:table-row>
        <table:table-row table:style-name="ro1">
          <table:table-cell office:value-type="float" office:value="1.34428571429" calcext:value-type="float">
            <text:p>1.3442857143</text:p>
          </table:table-cell>
          <table:table-cell office:value-type="float" office:value="169062.152876" calcext:value-type="float">
            <text:p>169062.152876</text:p>
          </table:table-cell>
        </table:table-row>
        <table:table-row table:style-name="ro1">
          <table:table-cell office:value-type="float" office:value="1.34557142857" calcext:value-type="float">
            <text:p>1.3455714286</text:p>
          </table:table-cell>
          <table:table-cell office:value-type="float" office:value="172827.002602" calcext:value-type="float">
            <text:p>172827.002602</text:p>
          </table:table-cell>
        </table:table-row>
        <table:table-row table:style-name="ro1">
          <table:table-cell office:value-type="float" office:value="1.34685714286" calcext:value-type="float">
            <text:p>1.3468571429</text:p>
          </table:table-cell>
          <table:table-cell office:value-type="float" office:value="177880.310639" calcext:value-type="float">
            <text:p>177880.310639</text:p>
          </table:table-cell>
        </table:table-row>
        <table:table-row table:style-name="ro1">
          <table:table-cell office:value-type="float" office:value="1.34814285714" calcext:value-type="float">
            <text:p>1.3481428571</text:p>
          </table:table-cell>
          <table:table-cell office:value-type="float" office:value="182572.332898" calcext:value-type="float">
            <text:p>182572.332898</text:p>
          </table:table-cell>
        </table:table-row>
        <table:table-row table:style-name="ro1">
          <table:table-cell office:value-type="float" office:value="1.34942857143" calcext:value-type="float">
            <text:p>1.3494285714</text:p>
          </table:table-cell>
          <table:table-cell office:value-type="float" office:value="185546.978254" calcext:value-type="float">
            <text:p>185546.978254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186033.907852" calcext:value-type="float">
            <text:p>186033.907852</text:p>
          </table:table-cell>
        </table:table-row>
        <table:table-row table:style-name="ro1">
          <table:table-cell office:value-type="float" office:value="1.35128571429" calcext:value-type="float">
            <text:p>1.3512857143</text:p>
          </table:table-cell>
          <table:table-cell office:value-type="float" office:value="186811.191939" calcext:value-type="float">
            <text:p>186811.191939</text:p>
          </table:table-cell>
        </table:table-row>
        <table:table-row table:style-name="ro1">
          <table:table-cell office:value-type="float" office:value="1.35257142857" calcext:value-type="float">
            <text:p>1.3525714286</text:p>
          </table:table-cell>
          <table:table-cell office:value-type="float" office:value="186483.480579" calcext:value-type="float">
            <text:p>186483.480579</text:p>
          </table:table-cell>
        </table:table-row>
        <table:table-row table:style-name="ro1">
          <table:table-cell office:value-type="float" office:value="1.35385714286" calcext:value-type="float">
            <text:p>1.3538571429</text:p>
          </table:table-cell>
          <table:table-cell office:value-type="float" office:value="185689.612164" calcext:value-type="float">
            <text:p>185689.612164</text:p>
          </table:table-cell>
        </table:table-row>
        <table:table-row table:style-name="ro1">
          <table:table-cell office:value-type="float" office:value="1.35514285714" calcext:value-type="float">
            <text:p>1.3551428571</text:p>
          </table:table-cell>
          <table:table-cell office:value-type="float" office:value="184811.238895" calcext:value-type="float">
            <text:p>184811.238895</text:p>
          </table:table-cell>
        </table:table-row>
        <table:table-row table:style-name="ro1">
          <table:table-cell office:value-type="float" office:value="1.35642857143" calcext:value-type="float">
            <text:p>1.3564285714</text:p>
          </table:table-cell>
          <table:table-cell office:value-type="float" office:value="183408.222698" calcext:value-type="float">
            <text:p>183408.222698</text:p>
          </table:table-cell>
        </table:table-row>
        <table:table-row table:style-name="ro1">
          <table:table-cell office:value-type="float" office:value="1.35771428571" calcext:value-type="float">
            <text:p>1.3577142857</text:p>
          </table:table-cell>
          <table:table-cell office:value-type="float" office:value="181651.237942" calcext:value-type="float">
            <text:p>181651.237942</text:p>
          </table:table-cell>
        </table:table-row>
        <table:table-row table:style-name="ro1">
          <table:table-cell office:value-type="float" office:value="1.359" calcext:value-type="float">
            <text:p>1.359</text:p>
          </table:table-cell>
          <table:table-cell office:value-type="float" office:value="179854.000283" calcext:value-type="float">
            <text:p>179854.000283</text:p>
          </table:table-cell>
        </table:table-row>
        <table:table-row table:style-name="ro1">
          <table:table-cell office:value-type="float" office:value="1.36028571429" calcext:value-type="float">
            <text:p>1.3602857143</text:p>
          </table:table-cell>
          <table:table-cell office:value-type="float" office:value="178340.308824" calcext:value-type="float">
            <text:p>178340.308824</text:p>
          </table:table-cell>
        </table:table-row>
        <table:table-row table:style-name="ro1">
          <table:table-cell office:value-type="float" office:value="1.36157142857" calcext:value-type="float">
            <text:p>1.3615714286</text:p>
          </table:table-cell>
          <table:table-cell office:value-type="float" office:value="176897.16709" calcext:value-type="float">
            <text:p>176897.16709</text:p>
          </table:table-cell>
        </table:table-row>
        <table:table-row table:style-name="ro1">
          <table:table-cell office:value-type="float" office:value="1.36285714286" calcext:value-type="float">
            <text:p>1.3628571429</text:p>
          </table:table-cell>
          <table:table-cell office:value-type="float" office:value="175009.840116" calcext:value-type="float">
            <text:p>175009.840116</text:p>
          </table:table-cell>
        </table:table-row>
        <table:table-row table:style-name="ro1">
          <table:table-cell office:value-type="float" office:value="1.36414285714" calcext:value-type="float">
            <text:p>1.3641428571</text:p>
          </table:table-cell>
          <table:table-cell office:value-type="float" office:value="172424.458512" calcext:value-type="float">
            <text:p>172424.458512</text:p>
          </table:table-cell>
        </table:table-row>
        <table:table-row table:style-name="ro1">
          <table:table-cell office:value-type="float" office:value="1.36542857143" calcext:value-type="float">
            <text:p>1.3654285714</text:p>
          </table:table-cell>
          <table:table-cell office:value-type="float" office:value="169232.228474" calcext:value-type="float">
            <text:p>169232.228474</text:p>
          </table:table-cell>
        </table:table-row>
        <table:table-row table:style-name="ro1">
          <table:table-cell office:value-type="float" office:value="1.36671428571" calcext:value-type="float">
            <text:p>1.3667142857</text:p>
          </table:table-cell>
          <table:table-cell office:value-type="float" office:value="166736.718341" calcext:value-type="float">
            <text:p>166736.718341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165942.500972" calcext:value-type="float">
            <text:p>165942.500972</text:p>
          </table:table-cell>
        </table:table-row>
        <table:table-row table:style-name="ro1">
          <table:table-cell office:value-type="float" office:value="1.36928571429" calcext:value-type="float">
            <text:p>1.3692857143</text:p>
          </table:table-cell>
          <table:table-cell office:value-type="float" office:value="166101.954451" calcext:value-type="float">
            <text:p>166101.954451</text:p>
          </table:table-cell>
        </table:table-row>
        <table:table-row table:style-name="ro1">
          <table:table-cell office:value-type="float" office:value="1.37057142857" calcext:value-type="float">
            <text:p>1.3705714286</text:p>
          </table:table-cell>
          <table:table-cell office:value-type="float" office:value="165505.735265" calcext:value-type="float">
            <text:p>165505.735265</text:p>
          </table:table-cell>
        </table:table-row>
        <table:table-row table:style-name="ro1">
          <table:table-cell office:value-type="float" office:value="1.37185714286" calcext:value-type="float">
            <text:p>1.3718571429</text:p>
          </table:table-cell>
          <table:table-cell office:value-type="float" office:value="163435.849968" calcext:value-type="float">
            <text:p>163435.849968</text:p>
          </table:table-cell>
        </table:table-row>
        <table:table-row table:style-name="ro1">
          <table:table-cell office:value-type="float" office:value="1.37314285714" calcext:value-type="float">
            <text:p>1.3731428571</text:p>
          </table:table-cell>
          <table:table-cell office:value-type="float" office:value="160061.748234" calcext:value-type="float">
            <text:p>160061.748234</text:p>
          </table:table-cell>
        </table:table-row>
        <table:table-row table:style-name="ro1">
          <table:table-cell office:value-type="float" office:value="1.37442857143" calcext:value-type="float">
            <text:p>1.3744285714</text:p>
          </table:table-cell>
          <table:table-cell office:value-type="float" office:value="156844.386185" calcext:value-type="float">
            <text:p>156844.386185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155738.723167" calcext:value-type="float">
            <text:p>155738.723167</text:p>
          </table:table-cell>
        </table:table-row>
        <table:table-row table:style-name="ro1">
          <table:table-cell office:value-type="float" office:value="1.37628571429" calcext:value-type="float">
            <text:p>1.3762857143</text:p>
          </table:table-cell>
          <table:table-cell office:value-type="float" office:value="155775.612472" calcext:value-type="float">
            <text:p>155775.612472</text:p>
          </table:table-cell>
        </table:table-row>
        <table:table-row table:style-name="ro1">
          <table:table-cell office:value-type="float" office:value="1.37757142857" calcext:value-type="float">
            <text:p>1.3775714286</text:p>
          </table:table-cell>
          <table:table-cell office:value-type="float" office:value="157346.744063" calcext:value-type="float">
            <text:p>157346.744063</text:p>
          </table:table-cell>
        </table:table-row>
        <table:table-row table:style-name="ro1">
          <table:table-cell office:value-type="float" office:value="1.37885714286" calcext:value-type="float">
            <text:p>1.3788571429</text:p>
          </table:table-cell>
          <table:table-cell office:value-type="float" office:value="158433.266743" calcext:value-type="float">
            <text:p>158433.266743</text:p>
          </table:table-cell>
        </table:table-row>
        <table:table-row table:style-name="ro1">
          <table:table-cell office:value-type="float" office:value="1.38014285714" calcext:value-type="float">
            <text:p>1.3801428571</text:p>
          </table:table-cell>
          <table:table-cell office:value-type="float" office:value="158319.834754" calcext:value-type="float">
            <text:p>158319.834754</text:p>
          </table:table-cell>
        </table:table-row>
        <table:table-row table:style-name="ro1">
          <table:table-cell office:value-type="float" office:value="1.38142857143" calcext:value-type="float">
            <text:p>1.3814285714</text:p>
          </table:table-cell>
          <table:table-cell office:value-type="float" office:value="157423.297792" calcext:value-type="float">
            <text:p>157423.297792</text:p>
          </table:table-cell>
        </table:table-row>
        <table:table-row table:style-name="ro1">
          <table:table-cell office:value-type="float" office:value="1.38271428571" calcext:value-type="float">
            <text:p>1.3827142857</text:p>
          </table:table-cell>
          <table:table-cell office:value-type="float" office:value="156766.412243" calcext:value-type="float">
            <text:p>156766.412243</text:p>
          </table:table-cell>
        </table:table-row>
        <table:table-row table:style-name="ro1">
          <table:table-cell office:value-type="float" office:value="1.384" calcext:value-type="float">
            <text:p>1.384</text:p>
          </table:table-cell>
          <table:table-cell office:value-type="float" office:value="156580.552756" calcext:value-type="float">
            <text:p>156580.552756</text:p>
          </table:table-cell>
        </table:table-row>
        <table:table-row table:style-name="ro1">
          <table:table-cell office:value-type="float" office:value="1.38528571429" calcext:value-type="float">
            <text:p>1.3852857143</text:p>
          </table:table-cell>
          <table:table-cell office:value-type="float" office:value="155940.729403" calcext:value-type="float">
            <text:p>155940.729403</text:p>
          </table:table-cell>
        </table:table-row>
        <table:table-row table:style-name="ro1">
          <table:table-cell office:value-type="float" office:value="1.38657142857" calcext:value-type="float">
            <text:p>1.3865714286</text:p>
          </table:table-cell>
          <table:table-cell office:value-type="float" office:value="154393.767477" calcext:value-type="float">
            <text:p>154393.767477</text:p>
          </table:table-cell>
        </table:table-row>
        <table:table-row table:style-name="ro1">
          <table:table-cell office:value-type="float" office:value="1.38785714286" calcext:value-type="float">
            <text:p>1.3878571429</text:p>
          </table:table-cell>
          <table:table-cell office:value-type="float" office:value="152668.813921" calcext:value-type="float">
            <text:p>152668.813921</text:p>
          </table:table-cell>
        </table:table-row>
        <table:table-row table:style-name="ro1">
          <table:table-cell office:value-type="float" office:value="1.38914285714" calcext:value-type="float">
            <text:p>1.3891428571</text:p>
          </table:table-cell>
          <table:table-cell office:value-type="float" office:value="151638.941015" calcext:value-type="float">
            <text:p>151638.941015</text:p>
          </table:table-cell>
        </table:table-row>
        <table:table-row table:style-name="ro1">
          <table:table-cell office:value-type="float" office:value="1.39042857143" calcext:value-type="float">
            <text:p>1.3904285714</text:p>
          </table:table-cell>
          <table:table-cell office:value-type="float" office:value="151283.23889" calcext:value-type="float">
            <text:p>151283.23889</text:p>
          </table:table-cell>
        </table:table-row>
        <table:table-row table:style-name="ro1">
          <table:table-cell office:value-type="float" office:value="1.39171428571" calcext:value-type="float">
            <text:p>1.3917142857</text:p>
          </table:table-cell>
          <table:table-cell office:value-type="float" office:value="151140.813303" calcext:value-type="float">
            <text:p>151140.813303</text:p>
          </table:table-cell>
        </table:table-row>
        <table:table-row table:style-name="ro1">
          <table:table-cell office:value-type="float" office:value="1.393" calcext:value-type="float">
            <text:p>1.393</text:p>
          </table:table-cell>
          <table:table-cell office:value-type="float" office:value="150828.401247" calcext:value-type="float">
            <text:p>150828.401247</text:p>
          </table:table-cell>
        </table:table-row>
        <table:table-row table:style-name="ro1">
          <table:table-cell office:value-type="float" office:value="1.39428571429" calcext:value-type="float">
            <text:p>1.3942857143</text:p>
          </table:table-cell>
          <table:table-cell office:value-type="float" office:value="150103.931286" calcext:value-type="float">
            <text:p>150103.931286</text:p>
          </table:table-cell>
        </table:table-row>
        <table:table-row table:style-name="ro1">
          <table:table-cell office:value-type="float" office:value="1.39557142857" calcext:value-type="float">
            <text:p>1.3955714286</text:p>
          </table:table-cell>
          <table:table-cell office:value-type="float" office:value="149123.51065" calcext:value-type="float">
            <text:p>149123.51065</text:p>
          </table:table-cell>
        </table:table-row>
        <table:table-row table:style-name="ro1">
          <table:table-cell office:value-type="float" office:value="1.39685714286" calcext:value-type="float">
            <text:p>1.3968571429</text:p>
          </table:table-cell>
          <table:table-cell office:value-type="float" office:value="148247.924093" calcext:value-type="float">
            <text:p>148247.924093</text:p>
          </table:table-cell>
        </table:table-row>
        <table:table-row table:style-name="ro1">
          <table:table-cell office:value-type="float" office:value="1.39814285714" calcext:value-type="float">
            <text:p>1.3981428571</text:p>
          </table:table-cell>
          <table:table-cell office:value-type="float" office:value="147612.456169" calcext:value-type="float">
            <text:p>147612.456169</text:p>
          </table:table-cell>
        </table:table-row>
        <table:table-row table:style-name="ro1">
          <table:table-cell office:value-type="float" office:value="1.39942857143" calcext:value-type="float">
            <text:p>1.3994285714</text:p>
          </table:table-cell>
          <table:table-cell office:value-type="float" office:value="147207.706253" calcext:value-type="float">
            <text:p>147207.70625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46839.963786" calcext:value-type="float">
            <text:p>146839.963786</text:p>
          </table:table-cell>
        </table:table-row>
        <table:table-row table:style-name="ro1">
          <table:table-cell office:value-type="float" office:value="1.40128571429" calcext:value-type="float">
            <text:p>1.4012857143</text:p>
          </table:table-cell>
          <table:table-cell office:value-type="float" office:value="146513.300861" calcext:value-type="float">
            <text:p>146513.300861</text:p>
          </table:table-cell>
        </table:table-row>
        <table:table-row table:style-name="ro1">
          <table:table-cell office:value-type="float" office:value="1.40257142857" calcext:value-type="float">
            <text:p>1.4025714286</text:p>
          </table:table-cell>
          <table:table-cell office:value-type="float" office:value="146182.267728" calcext:value-type="float">
            <text:p>146182.267728</text:p>
          </table:table-cell>
        </table:table-row>
        <table:table-row table:style-name="ro1">
          <table:table-cell office:value-type="float" office:value="1.40385714286" calcext:value-type="float">
            <text:p>1.4038571429</text:p>
          </table:table-cell>
          <table:table-cell office:value-type="float" office:value="145825.492198" calcext:value-type="float">
            <text:p>145825.492198</text:p>
          </table:table-cell>
        </table:table-row>
        <table:table-row table:style-name="ro1">
          <table:table-cell office:value-type="float" office:value="1.40514285714" calcext:value-type="float">
            <text:p>1.4051428571</text:p>
          </table:table-cell>
          <table:table-cell office:value-type="float" office:value="145423.130198" calcext:value-type="float">
            <text:p>145423.130198</text:p>
          </table:table-cell>
        </table:table-row>
        <table:table-row table:style-name="ro1">
          <table:table-cell office:value-type="float" office:value="1.40642857143" calcext:value-type="float">
            <text:p>1.4064285714</text:p>
          </table:table-cell>
          <table:table-cell office:value-type="float" office:value="144984.024636" calcext:value-type="float">
            <text:p>144984.024636</text:p>
          </table:table-cell>
        </table:table-row>
        <table:table-row table:style-name="ro1">
          <table:table-cell office:value-type="float" office:value="1.40771428571" calcext:value-type="float">
            <text:p>1.4077142857</text:p>
          </table:table-cell>
          <table:table-cell office:value-type="float" office:value="144564.338982" calcext:value-type="float">
            <text:p>144564.338982</text:p>
          </table:table-cell>
        </table:table-row>
        <table:table-row table:style-name="ro1">
          <table:table-cell office:value-type="float" office:value="1.409" calcext:value-type="float">
            <text:p>1.409</text:p>
          </table:table-cell>
          <table:table-cell office:value-type="float" office:value="144354.957941" calcext:value-type="float">
            <text:p>144354.957941</text:p>
          </table:table-cell>
        </table:table-row>
        <table:table-row table:style-name="ro1">
          <table:table-cell office:value-type="float" office:value="1.41028571429" calcext:value-type="float">
            <text:p>1.4102857143</text:p>
          </table:table-cell>
          <table:table-cell office:value-type="float" office:value="144608.45459" calcext:value-type="float">
            <text:p>144608.45459</text:p>
          </table:table-cell>
        </table:table-row>
        <table:table-row table:style-name="ro1">
          <table:table-cell office:value-type="float" office:value="1.41157142857" calcext:value-type="float">
            <text:p>1.4115714286</text:p>
          </table:table-cell>
          <table:table-cell office:value-type="float" office:value="145796.014917" calcext:value-type="float">
            <text:p>145796.014917</text:p>
          </table:table-cell>
        </table:table-row>
        <table:table-row table:style-name="ro1">
          <table:table-cell office:value-type="float" office:value="1.41285714286" calcext:value-type="float">
            <text:p>1.4128571429</text:p>
          </table:table-cell>
          <table:table-cell office:value-type="float" office:value="148539.420093" calcext:value-type="float">
            <text:p>148539.420093</text:p>
          </table:table-cell>
        </table:table-row>
        <table:table-row table:style-name="ro1">
          <table:table-cell office:value-type="float" office:value="1.41414285714" calcext:value-type="float">
            <text:p>1.4141428571</text:p>
          </table:table-cell>
          <table:table-cell office:value-type="float" office:value="153356.284998" calcext:value-type="float">
            <text:p>153356.284998</text:p>
          </table:table-cell>
        </table:table-row>
        <table:table-row table:style-name="ro1">
          <table:table-cell office:value-type="float" office:value="1.41542857143" calcext:value-type="float">
            <text:p>1.4154285714</text:p>
          </table:table-cell>
          <table:table-cell office:value-type="float" office:value="160012.06245" calcext:value-type="float">
            <text:p>160012.06245</text:p>
          </table:table-cell>
        </table:table-row>
        <table:table-row table:style-name="ro1">
          <table:table-cell office:value-type="float" office:value="1.41671428571" calcext:value-type="float">
            <text:p>1.4167142857</text:p>
          </table:table-cell>
          <table:table-cell office:value-type="float" office:value="167249.112124" calcext:value-type="float">
            <text:p>167249.112124</text:p>
          </table:table-cell>
        </table:table-row>
        <table:table-row table:style-name="ro1">
          <table:table-cell office:value-type="float" office:value="1.418" calcext:value-type="float">
            <text:p>1.418</text:p>
          </table:table-cell>
          <table:table-cell office:value-type="float" office:value="170942.260565" calcext:value-type="float">
            <text:p>170942.260565</text:p>
          </table:table-cell>
        </table:table-row>
        <table:table-row table:style-name="ro1">
          <table:table-cell office:value-type="float" office:value="1.41928571429" calcext:value-type="float">
            <text:p>1.4192857143</text:p>
          </table:table-cell>
          <table:table-cell office:value-type="float" office:value="174595.897738" calcext:value-type="float">
            <text:p>174595.897738</text:p>
          </table:table-cell>
        </table:table-row>
        <table:table-row table:style-name="ro1">
          <table:table-cell office:value-type="float" office:value="1.42057142857" calcext:value-type="float">
            <text:p>1.4205714286</text:p>
          </table:table-cell>
          <table:table-cell office:value-type="float" office:value="185578.124641" calcext:value-type="float">
            <text:p>185578.124641</text:p>
          </table:table-cell>
        </table:table-row>
        <table:table-row table:style-name="ro1">
          <table:table-cell office:value-type="float" office:value="1.42185714286" calcext:value-type="float">
            <text:p>1.4218571429</text:p>
          </table:table-cell>
          <table:table-cell office:value-type="float" office:value="204789.922094" calcext:value-type="float">
            <text:p>204789.922094</text:p>
          </table:table-cell>
        </table:table-row>
        <table:table-row table:style-name="ro1">
          <table:table-cell office:value-type="float" office:value="1.42314285714" calcext:value-type="float">
            <text:p>1.4231428571</text:p>
          </table:table-cell>
          <table:table-cell office:value-type="float" office:value="241797.613892" calcext:value-type="float">
            <text:p>241797.613892</text:p>
          </table:table-cell>
        </table:table-row>
        <table:table-row table:style-name="ro1">
          <table:table-cell office:value-type="float" office:value="1.42442857143" calcext:value-type="float">
            <text:p>1.4244285714</text:p>
          </table:table-cell>
          <table:table-cell office:value-type="float" office:value="301348.985695" calcext:value-type="float">
            <text:p>301348.985695</text:p>
          </table:table-cell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321088.330397" calcext:value-type="float">
            <text:p>321088.330397</text:p>
          </table:table-cell>
        </table:table-row>
        <table:table-row table:style-name="ro1">
          <table:table-cell office:value-type="float" office:value="1.42628571429" calcext:value-type="float">
            <text:p>1.4262857143</text:p>
          </table:table-cell>
          <table:table-cell office:value-type="float" office:value="388819.532281" calcext:value-type="float">
            <text:p>388819.532281</text:p>
          </table:table-cell>
        </table:table-row>
        <table:table-row table:style-name="ro1">
          <table:table-cell office:value-type="float" office:value="1.42757142857" calcext:value-type="float">
            <text:p>1.4275714286</text:p>
          </table:table-cell>
          <table:table-cell office:value-type="float" office:value="388368.202698" calcext:value-type="float">
            <text:p>388368.202698</text:p>
          </table:table-cell>
        </table:table-row>
        <table:table-row table:style-name="ro1">
          <table:table-cell office:value-type="float" office:value="1.42885714286" calcext:value-type="float">
            <text:p>1.4288571429</text:p>
          </table:table-cell>
          <table:table-cell office:value-type="float" office:value="367906.684455" calcext:value-type="float">
            <text:p>367906.684455</text:p>
          </table:table-cell>
        </table:table-row>
        <table:table-row table:style-name="ro1">
          <table:table-cell office:value-type="float" office:value="1.43014285714" calcext:value-type="float">
            <text:p>1.4301428571</text:p>
          </table:table-cell>
          <table:table-cell office:value-type="float" office:value="353935.558715" calcext:value-type="float">
            <text:p>353935.558715</text:p>
          </table:table-cell>
        </table:table-row>
        <table:table-row table:style-name="ro1">
          <table:table-cell office:value-type="float" office:value="1.43142857143" calcext:value-type="float">
            <text:p>1.4314285714</text:p>
          </table:table-cell>
          <table:table-cell office:value-type="float" office:value="345449.642762" calcext:value-type="float">
            <text:p>345449.642762</text:p>
          </table:table-cell>
        </table:table-row>
        <table:table-row table:style-name="ro1">
          <table:table-cell office:value-type="float" office:value="1.43271428571" calcext:value-type="float">
            <text:p>1.4327142857</text:p>
          </table:table-cell>
          <table:table-cell office:value-type="float" office:value="339446.939483" calcext:value-type="float">
            <text:p>339446.939483</text:p>
          </table:table-cell>
        </table:table-row>
        <table:table-row table:style-name="ro1">
          <table:table-cell office:value-type="float" office:value="1.434" calcext:value-type="float">
            <text:p>1.434</text:p>
          </table:table-cell>
          <table:table-cell office:value-type="float" office:value="334231.774387" calcext:value-type="float">
            <text:p>334231.774387</text:p>
          </table:table-cell>
        </table:table-row>
        <table:table-row table:style-name="ro1">
          <table:table-cell office:value-type="float" office:value="1.43528571429" calcext:value-type="float">
            <text:p>1.4352857143</text:p>
          </table:table-cell>
          <table:table-cell office:value-type="float" office:value="329992.142822" calcext:value-type="float">
            <text:p>329992.142822</text:p>
          </table:table-cell>
        </table:table-row>
        <table:table-row table:style-name="ro1">
          <table:table-cell office:value-type="float" office:value="1.43657142857" calcext:value-type="float">
            <text:p>1.4365714286</text:p>
          </table:table-cell>
          <table:table-cell office:value-type="float" office:value="327445.226981" calcext:value-type="float">
            <text:p>327445.226981</text:p>
          </table:table-cell>
        </table:table-row>
        <table:table-row table:style-name="ro1">
          <table:table-cell office:value-type="float" office:value="1.43785714286" calcext:value-type="float">
            <text:p>1.4378571429</text:p>
          </table:table-cell>
          <table:table-cell office:value-type="float" office:value="326929.465458" calcext:value-type="float">
            <text:p>326929.465458</text:p>
          </table:table-cell>
        </table:table-row>
        <table:table-row table:style-name="ro1">
          <table:table-cell office:value-type="float" office:value="1.43914285714" calcext:value-type="float">
            <text:p>1.4391428571</text:p>
          </table:table-cell>
          <table:table-cell office:value-type="float" office:value="328060.032056" calcext:value-type="float">
            <text:p>328060.032056</text:p>
          </table:table-cell>
        </table:table-row>
        <table:table-row table:style-name="ro1">
          <table:table-cell office:value-type="float" office:value="1.44042857143" calcext:value-type="float">
            <text:p>1.4404285714</text:p>
          </table:table-cell>
          <table:table-cell office:value-type="float" office:value="328645.628126" calcext:value-type="float">
            <text:p>328645.628126</text:p>
          </table:table-cell>
        </table:table-row>
        <table:table-row table:style-name="ro1">
          <table:table-cell office:value-type="float" office:value="1.44171428571" calcext:value-type="float">
            <text:p>1.4417142857</text:p>
          </table:table-cell>
          <table:table-cell office:value-type="float" office:value="328385.529253" calcext:value-type="float">
            <text:p>328385.529253</text:p>
          </table:table-cell>
        </table:table-row>
        <table:table-row table:style-name="ro1">
          <table:table-cell office:value-type="float" office:value="1.443" calcext:value-type="float">
            <text:p>1.443</text:p>
          </table:table-cell>
          <table:table-cell office:value-type="float" office:value="327276.124758" calcext:value-type="float">
            <text:p>327276.124758</text:p>
          </table:table-cell>
        </table:table-row>
        <table:table-row table:style-name="ro1">
          <table:table-cell office:value-type="float" office:value="1.44428571429" calcext:value-type="float">
            <text:p>1.4442857143</text:p>
          </table:table-cell>
          <table:table-cell office:value-type="float" office:value="325237.383481" calcext:value-type="float">
            <text:p>325237.383481</text:p>
          </table:table-cell>
        </table:table-row>
        <table:table-row table:style-name="ro1">
          <table:table-cell office:value-type="float" office:value="1.44557142857" calcext:value-type="float">
            <text:p>1.4455714286</text:p>
          </table:table-cell>
          <table:table-cell office:value-type="float" office:value="322599.51822" calcext:value-type="float">
            <text:p>322599.51822</text:p>
          </table:table-cell>
        </table:table-row>
        <table:table-row table:style-name="ro1">
          <table:table-cell office:value-type="float" office:value="1.44685714286" calcext:value-type="float">
            <text:p>1.4468571429</text:p>
          </table:table-cell>
          <table:table-cell office:value-type="float" office:value="319701.874726" calcext:value-type="float">
            <text:p>319701.874726</text:p>
          </table:table-cell>
        </table:table-row>
        <table:table-row table:style-name="ro1">
          <table:table-cell office:value-type="float" office:value="1.44814285714" calcext:value-type="float">
            <text:p>1.4481428571</text:p>
          </table:table-cell>
          <table:table-cell office:value-type="float" office:value="316800.059802" calcext:value-type="float">
            <text:p>316800.059802</text:p>
          </table:table-cell>
        </table:table-row>
        <table:table-row table:style-name="ro1">
          <table:table-cell office:value-type="float" office:value="1.44942857143" calcext:value-type="float">
            <text:p>1.4494285714</text:p>
          </table:table-cell>
          <table:table-cell office:value-type="float" office:value="313764.986463" calcext:value-type="float">
            <text:p>313764.986463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312317.678757" calcext:value-type="float">
            <text:p>312317.678757</text:p>
          </table:table-cell>
        </table:table-row>
        <table:table-row table:style-name="ro1">
          <table:table-cell office:value-type="float" office:value="1.45128571429" calcext:value-type="float">
            <text:p>1.4512857143</text:p>
          </table:table-cell>
          <table:table-cell office:value-type="float" office:value="309522.103988" calcext:value-type="float">
            <text:p>309522.103988</text:p>
          </table:table-cell>
        </table:table-row>
        <table:table-row table:style-name="ro1">
          <table:table-cell office:value-type="float" office:value="1.45257142857" calcext:value-type="float">
            <text:p>1.4525714286</text:p>
          </table:table-cell>
          <table:table-cell office:value-type="float" office:value="307030.136529" calcext:value-type="float">
            <text:p>307030.136529</text:p>
          </table:table-cell>
        </table:table-row>
        <table:table-row table:style-name="ro1">
          <table:table-cell office:value-type="float" office:value="1.45385714286" calcext:value-type="float">
            <text:p>1.4538571429</text:p>
          </table:table-cell>
          <table:table-cell office:value-type="float" office:value="304774.463498" calcext:value-type="float">
            <text:p>304774.463498</text:p>
          </table:table-cell>
        </table:table-row>
        <table:table-row table:style-name="ro1">
          <table:table-cell office:value-type="float" office:value="1.45514285714" calcext:value-type="float">
            <text:p>1.4551428571</text:p>
          </table:table-cell>
          <table:table-cell office:value-type="float" office:value="302533.718596" calcext:value-type="float">
            <text:p>302533.718596</text:p>
          </table:table-cell>
        </table:table-row>
        <table:table-row table:style-name="ro1">
          <table:table-cell office:value-type="float" office:value="1.45642857143" calcext:value-type="float">
            <text:p>1.4564285714</text:p>
          </table:table-cell>
          <table:table-cell office:value-type="float" office:value="300072.000199" calcext:value-type="float">
            <text:p>300072.000199</text:p>
          </table:table-cell>
        </table:table-row>
        <table:table-row table:style-name="ro1">
          <table:table-cell office:value-type="float" office:value="1.45771428571" calcext:value-type="float">
            <text:p>1.4577142857</text:p>
          </table:table-cell>
          <table:table-cell office:value-type="float" office:value="297447.394355" calcext:value-type="float">
            <text:p>297447.394355</text:p>
          </table:table-cell>
        </table:table-row>
        <table:table-row table:style-name="ro1">
          <table:table-cell office:value-type="float" office:value="1.459" calcext:value-type="float">
            <text:p>1.459</text:p>
          </table:table-cell>
          <table:table-cell office:value-type="float" office:value="294966.982662" calcext:value-type="float">
            <text:p>294966.982662</text:p>
          </table:table-cell>
        </table:table-row>
        <table:table-row table:style-name="ro1">
          <table:table-cell office:value-type="float" office:value="1.46028571429" calcext:value-type="float">
            <text:p>1.4602857143</text:p>
          </table:table-cell>
          <table:table-cell office:value-type="float" office:value="292847.774181" calcext:value-type="float">
            <text:p>292847.774181</text:p>
          </table:table-cell>
        </table:table-row>
        <table:table-row table:style-name="ro1">
          <table:table-cell office:value-type="float" office:value="1.46157142857" calcext:value-type="float">
            <text:p>1.4615714286</text:p>
          </table:table-cell>
          <table:table-cell office:value-type="float" office:value="291100.782749" calcext:value-type="float">
            <text:p>291100.782749</text:p>
          </table:table-cell>
        </table:table-row>
        <table:table-row table:style-name="ro1">
          <table:table-cell office:value-type="float" office:value="1.46285714286" calcext:value-type="float">
            <text:p>1.4628571429</text:p>
          </table:table-cell>
          <table:table-cell office:value-type="float" office:value="289556.422923" calcext:value-type="float">
            <text:p>289556.422923</text:p>
          </table:table-cell>
        </table:table-row>
        <table:table-row table:style-name="ro1">
          <table:table-cell office:value-type="float" office:value="1.46414285714" calcext:value-type="float">
            <text:p>1.4641428571</text:p>
          </table:table-cell>
          <table:table-cell office:value-type="float" office:value="287900.726085" calcext:value-type="float">
            <text:p>287900.726085</text:p>
          </table:table-cell>
        </table:table-row>
        <table:table-row table:style-name="ro1">
          <table:table-cell office:value-type="float" office:value="1.46542857143" calcext:value-type="float">
            <text:p>1.4654285714</text:p>
          </table:table-cell>
          <table:table-cell office:value-type="float" office:value="285817.039421" calcext:value-type="float">
            <text:p>285817.039421</text:p>
          </table:table-cell>
        </table:table-row>
        <table:table-row table:style-name="ro1">
          <table:table-cell office:value-type="float" office:value="1.46671428571" calcext:value-type="float">
            <text:p>1.4667142857</text:p>
          </table:table-cell>
          <table:table-cell office:value-type="float" office:value="283241.60064" calcext:value-type="float">
            <text:p>283241.60064</text:p>
          </table:table-cell>
        </table:table-row>
        <table:table-row table:style-name="ro1">
          <table:table-cell office:value-type="float" office:value="1.468" calcext:value-type="float">
            <text:p>1.468</text:p>
          </table:table-cell>
          <table:table-cell office:value-type="float" office:value="280623.031029" calcext:value-type="float">
            <text:p>280623.031029</text:p>
          </table:table-cell>
        </table:table-row>
        <table:table-row table:style-name="ro1">
          <table:table-cell office:value-type="float" office:value="1.46928571429" calcext:value-type="float">
            <text:p>1.4692857143</text:p>
          </table:table-cell>
          <table:table-cell office:value-type="float" office:value="278667.718305" calcext:value-type="float">
            <text:p>278667.718305</text:p>
          </table:table-cell>
        </table:table-row>
        <table:table-row table:style-name="ro1">
          <table:table-cell office:value-type="float" office:value="1.47057142857" calcext:value-type="float">
            <text:p>1.4705714286</text:p>
          </table:table-cell>
          <table:table-cell office:value-type="float" office:value="277756.467697" calcext:value-type="float">
            <text:p>277756.467697</text:p>
          </table:table-cell>
        </table:table-row>
        <table:table-row table:style-name="ro1">
          <table:table-cell office:value-type="float" office:value="1.47185714286" calcext:value-type="float">
            <text:p>1.4718571429</text:p>
          </table:table-cell>
          <table:table-cell office:value-type="float" office:value="277396.432929" calcext:value-type="float">
            <text:p>277396.432929</text:p>
          </table:table-cell>
        </table:table-row>
        <table:table-row table:style-name="ro1">
          <table:table-cell office:value-type="float" office:value="1.47314285714" calcext:value-type="float">
            <text:p>1.4731428571</text:p>
          </table:table-cell>
          <table:table-cell office:value-type="float" office:value="276828.531426" calcext:value-type="float">
            <text:p>276828.531426</text:p>
          </table:table-cell>
        </table:table-row>
        <table:table-row table:style-name="ro1">
          <table:table-cell office:value-type="float" office:value="1.47442857143" calcext:value-type="float">
            <text:p>1.4744285714</text:p>
          </table:table-cell>
          <table:table-cell office:value-type="float" office:value="276012.94492" calcext:value-type="float">
            <text:p>276012.94492</text:p>
          </table:table-cell>
        </table:table-row>
        <table:table-row table:style-name="ro1">
          <table:table-cell office:value-type="float" office:value="1.475" calcext:value-type="float">
            <text:p>1.475</text:p>
          </table:table-cell>
          <table:table-cell office:value-type="float" office:value="275555.647018" calcext:value-type="float">
            <text:p>275555.647018</text:p>
          </table:table-cell>
        </table:table-row>
        <table:table-row table:style-name="ro1">
          <table:table-cell office:value-type="float" office:value="1.47628571429" calcext:value-type="float">
            <text:p>1.4762857143</text:p>
          </table:table-cell>
          <table:table-cell office:value-type="float" office:value="274496.899903" calcext:value-type="float">
            <text:p>274496.899903</text:p>
          </table:table-cell>
        </table:table-row>
        <table:table-row table:style-name="ro1">
          <table:table-cell office:value-type="float" office:value="1.47757142857" calcext:value-type="float">
            <text:p>1.4775714286</text:p>
          </table:table-cell>
          <table:table-cell office:value-type="float" office:value="273249.881643" calcext:value-type="float">
            <text:p>273249.881643</text:p>
          </table:table-cell>
        </table:table-row>
        <table:table-row table:style-name="ro1">
          <table:table-cell office:value-type="float" office:value="1.47885714286" calcext:value-type="float">
            <text:p>1.4788571429</text:p>
          </table:table-cell>
          <table:table-cell office:value-type="float" office:value="271896.950187" calcext:value-type="float">
            <text:p>271896.950187</text:p>
          </table:table-cell>
        </table:table-row>
        <table:table-row table:style-name="ro1">
          <table:table-cell office:value-type="float" office:value="1.48014285714" calcext:value-type="float">
            <text:p>1.4801428571</text:p>
          </table:table-cell>
          <table:table-cell office:value-type="float" office:value="270517.872075" calcext:value-type="float">
            <text:p>270517.872075</text:p>
          </table:table-cell>
        </table:table-row>
        <table:table-row table:style-name="ro1">
          <table:table-cell office:value-type="float" office:value="1.48142857143" calcext:value-type="float">
            <text:p>1.4814285714</text:p>
          </table:table-cell>
          <table:table-cell office:value-type="float" office:value="269152.131857" calcext:value-type="float">
            <text:p>269152.131857</text:p>
          </table:table-cell>
        </table:table-row>
        <table:table-row table:style-name="ro1">
          <table:table-cell office:value-type="float" office:value="1.48271428571" calcext:value-type="float">
            <text:p>1.4827142857</text:p>
          </table:table-cell>
          <table:table-cell office:value-type="float" office:value="267843.970007" calcext:value-type="float">
            <text:p>267843.970007</text:p>
          </table:table-cell>
        </table:table-row>
        <table:table-row table:style-name="ro1">
          <table:table-cell office:value-type="float" office:value="1.484" calcext:value-type="float">
            <text:p>1.484</text:p>
          </table:table-cell>
          <table:table-cell office:value-type="float" office:value="266650.182364" calcext:value-type="float">
            <text:p>266650.182364</text:p>
          </table:table-cell>
        </table:table-row>
        <table:table-row table:style-name="ro1">
          <table:table-cell office:value-type="float" office:value="1.48528571429" calcext:value-type="float">
            <text:p>1.4852857143</text:p>
          </table:table-cell>
          <table:table-cell office:value-type="float" office:value="265550.459146" calcext:value-type="float">
            <text:p>265550.459146</text:p>
          </table:table-cell>
        </table:table-row>
        <table:table-row table:style-name="ro1">
          <table:table-cell office:value-type="float" office:value="1.48657142857" calcext:value-type="float">
            <text:p>1.4865714286</text:p>
          </table:table-cell>
          <table:table-cell office:value-type="float" office:value="264539.260141" calcext:value-type="float">
            <text:p>264539.260141</text:p>
          </table:table-cell>
        </table:table-row>
        <table:table-row table:style-name="ro1">
          <table:table-cell office:value-type="float" office:value="1.48785714286" calcext:value-type="float">
            <text:p>1.4878571429</text:p>
          </table:table-cell>
          <table:table-cell office:value-type="float" office:value="263559.031782" calcext:value-type="float">
            <text:p>263559.031782</text:p>
          </table:table-cell>
        </table:table-row>
        <table:table-row table:style-name="ro1">
          <table:table-cell office:value-type="float" office:value="1.48914285714" calcext:value-type="float">
            <text:p>1.4891428571</text:p>
          </table:table-cell>
          <table:table-cell office:value-type="float" office:value="262574.863806" calcext:value-type="float">
            <text:p>262574.863806</text:p>
          </table:table-cell>
        </table:table-row>
        <table:table-row table:style-name="ro1">
          <table:table-cell office:value-type="float" office:value="1.49042857143" calcext:value-type="float">
            <text:p>1.4904285714</text:p>
          </table:table-cell>
          <table:table-cell office:value-type="float" office:value="261678.365761" calcext:value-type="float">
            <text:p>261678.365761</text:p>
          </table:table-cell>
        </table:table-row>
        <table:table-row table:style-name="ro1">
          <table:table-cell office:value-type="float" office:value="1.49171428571" calcext:value-type="float">
            <text:p>1.4917142857</text:p>
          </table:table-cell>
          <table:table-cell office:value-type="float" office:value="260893.718403" calcext:value-type="float">
            <text:p>260893.718403</text:p>
          </table:table-cell>
        </table:table-row>
        <table:table-row table:style-name="ro1">
          <table:table-cell office:value-type="float" office:value="1.493" calcext:value-type="float">
            <text:p>1.493</text:p>
          </table:table-cell>
          <table:table-cell office:value-type="float" office:value="260190.761819" calcext:value-type="float">
            <text:p>260190.761819</text:p>
          </table:table-cell>
        </table:table-row>
        <table:table-row table:style-name="ro1">
          <table:table-cell office:value-type="float" office:value="1.49428571429" calcext:value-type="float">
            <text:p>1.4942857143</text:p>
          </table:table-cell>
          <table:table-cell office:value-type="float" office:value="259541.078018" calcext:value-type="float">
            <text:p>259541.078018</text:p>
          </table:table-cell>
        </table:table-row>
        <table:table-row table:style-name="ro1">
          <table:table-cell office:value-type="float" office:value="1.49557142857" calcext:value-type="float">
            <text:p>1.4955714286</text:p>
          </table:table-cell>
          <table:table-cell office:value-type="float" office:value="258899.678809" calcext:value-type="float">
            <text:p>258899.678809</text:p>
          </table:table-cell>
        </table:table-row>
        <table:table-row table:style-name="ro1">
          <table:table-cell office:value-type="float" office:value="1.49685714286" calcext:value-type="float">
            <text:p>1.4968571429</text:p>
          </table:table-cell>
          <table:table-cell office:value-type="float" office:value="258277.957723" calcext:value-type="float">
            <text:p>258277.957723</text:p>
          </table:table-cell>
        </table:table-row>
        <table:table-row table:style-name="ro1">
          <table:table-cell office:value-type="float" office:value="1.49814285714" calcext:value-type="float">
            <text:p>1.4981428571</text:p>
          </table:table-cell>
          <table:table-cell office:value-type="float" office:value="257689.743688" calcext:value-type="float">
            <text:p>257689.743688</text:p>
          </table:table-cell>
        </table:table-row>
        <table:table-row table:style-name="ro1">
          <table:table-cell office:value-type="float" office:value="1.49942857143" calcext:value-type="float">
            <text:p>1.4994285714</text:p>
          </table:table-cell>
          <table:table-cell office:value-type="float" office:value="257097.773913" calcext:value-type="float">
            <text:p>257097.77391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56760.994986" calcext:value-type="float">
            <text:p>256760.994986</text:p>
          </table:table-cell>
        </table:table-row>
        <table:table-row table:style-name="ro1">
          <table:table-cell office:value-type="float" office:value="1.50128571429" calcext:value-type="float">
            <text:p>1.5012857143</text:p>
          </table:table-cell>
          <table:table-cell office:value-type="float" office:value="75850.7085882" calcext:value-type="float">
            <text:p>75850.7085882</text:p>
          </table:table-cell>
        </table:table-row>
        <table:table-row table:style-name="ro1">
          <table:table-cell office:value-type="float" office:value="1.50257142857" calcext:value-type="float">
            <text:p>1.5025714286</text:p>
          </table:table-cell>
          <table:table-cell office:value-type="float" office:value="87523.0299653" calcext:value-type="float">
            <text:p>87523.0299653</text:p>
          </table:table-cell>
        </table:table-row>
        <table:table-row table:style-name="ro1">
          <table:table-cell office:value-type="float" office:value="1.50385714286" calcext:value-type="float">
            <text:p>1.5038571429</text:p>
          </table:table-cell>
          <table:table-cell office:value-type="float" office:value="91361.6469359" calcext:value-type="float">
            <text:p>91361.6469359</text:p>
          </table:table-cell>
        </table:table-row>
        <table:table-row table:style-name="ro1">
          <table:table-cell office:value-type="float" office:value="1.50514285714" calcext:value-type="float">
            <text:p>1.5051428571</text:p>
          </table:table-cell>
          <table:table-cell office:value-type="float" office:value="93350.7174177" calcext:value-type="float">
            <text:p>93350.7174177</text:p>
          </table:table-cell>
        </table:table-row>
        <table:table-row table:style-name="ro1">
          <table:table-cell office:value-type="float" office:value="1.50642857143" calcext:value-type="float">
            <text:p>1.5064285714</text:p>
          </table:table-cell>
          <table:table-cell office:value-type="float" office:value="99326.7306688" calcext:value-type="float">
            <text:p>99326.7306688</text:p>
          </table:table-cell>
        </table:table-row>
        <table:table-row table:style-name="ro1">
          <table:table-cell office:value-type="float" office:value="1.50771428571" calcext:value-type="float">
            <text:p>1.5077142857</text:p>
          </table:table-cell>
          <table:table-cell office:value-type="float" office:value="102890.988598" calcext:value-type="float">
            <text:p>102890.988598</text:p>
          </table:table-cell>
        </table:table-row>
        <table:table-row table:style-name="ro1">
          <table:table-cell office:value-type="float" office:value="1.509" calcext:value-type="float">
            <text:p>1.509</text:p>
          </table:table-cell>
          <table:table-cell office:value-type="float" office:value="99326.9144311" calcext:value-type="float">
            <text:p>99326.9144311</text:p>
          </table:table-cell>
        </table:table-row>
        <table:table-row table:style-name="ro1">
          <table:table-cell office:value-type="float" office:value="1.51028571429" calcext:value-type="float">
            <text:p>1.5102857143</text:p>
          </table:table-cell>
          <table:table-cell office:value-type="float" office:value="96456.6071646" calcext:value-type="float">
            <text:p>96456.6071646</text:p>
          </table:table-cell>
        </table:table-row>
        <table:table-row table:style-name="ro1">
          <table:table-cell office:value-type="float" office:value="1.51157142857" calcext:value-type="float">
            <text:p>1.5115714286</text:p>
          </table:table-cell>
          <table:table-cell office:value-type="float" office:value="93422.2670901" calcext:value-type="float">
            <text:p>93422.2670901</text:p>
          </table:table-cell>
        </table:table-row>
        <table:table-row table:style-name="ro1">
          <table:table-cell office:value-type="float" office:value="1.51285714286" calcext:value-type="float">
            <text:p>1.5128571429</text:p>
          </table:table-cell>
          <table:table-cell office:value-type="float" office:value="92253.0077611" calcext:value-type="float">
            <text:p>92253.0077611</text:p>
          </table:table-cell>
        </table:table-row>
        <table:table-row table:style-name="ro1">
          <table:table-cell office:value-type="float" office:value="1.51414285714" calcext:value-type="float">
            <text:p>1.5141428571</text:p>
          </table:table-cell>
          <table:table-cell office:value-type="float" office:value="92971.1601614" calcext:value-type="float">
            <text:p>92971.1601614</text:p>
          </table:table-cell>
        </table:table-row>
        <table:table-row table:style-name="ro1">
          <table:table-cell office:value-type="float" office:value="1.51542857143" calcext:value-type="float">
            <text:p>1.5154285714</text:p>
          </table:table-cell>
          <table:table-cell office:value-type="float" office:value="94739.6321338" calcext:value-type="float">
            <text:p>94739.6321338</text:p>
          </table:table-cell>
        </table:table-row>
        <table:table-row table:style-name="ro1">
          <table:table-cell office:value-type="float" office:value="1.51671428571" calcext:value-type="float">
            <text:p>1.5167142857</text:p>
          </table:table-cell>
          <table:table-cell office:value-type="float" office:value="96664.345812" calcext:value-type="float">
            <text:p>96664.345812</text:p>
          </table:table-cell>
        </table:table-row>
        <table:table-row table:style-name="ro1">
          <table:table-cell office:value-type="float" office:value="1.518" calcext:value-type="float">
            <text:p>1.518</text:p>
          </table:table-cell>
          <table:table-cell office:value-type="float" office:value="98224.8874835" calcext:value-type="float">
            <text:p>98224.8874835</text:p>
          </table:table-cell>
        </table:table-row>
        <table:table-row table:style-name="ro1">
          <table:table-cell office:value-type="float" office:value="1.51928571429" calcext:value-type="float">
            <text:p>1.5192857143</text:p>
          </table:table-cell>
          <table:table-cell office:value-type="float" office:value="99122.1895234" calcext:value-type="float">
            <text:p>99122.1895234</text:p>
          </table:table-cell>
        </table:table-row>
        <table:table-row table:style-name="ro1">
          <table:table-cell office:value-type="float" office:value="1.52057142857" calcext:value-type="float">
            <text:p>1.5205714286</text:p>
          </table:table-cell>
          <table:table-cell office:value-type="float" office:value="99191.2993553" calcext:value-type="float">
            <text:p>99191.2993553</text:p>
          </table:table-cell>
        </table:table-row>
        <table:table-row table:style-name="ro1">
          <table:table-cell office:value-type="float" office:value="1.52185714286" calcext:value-type="float">
            <text:p>1.5218571429</text:p>
          </table:table-cell>
          <table:table-cell office:value-type="float" office:value="98249.1913991" calcext:value-type="float">
            <text:p>98249.1913991</text:p>
          </table:table-cell>
        </table:table-row>
        <table:table-row table:style-name="ro1">
          <table:table-cell office:value-type="float" office:value="1.52314285714" calcext:value-type="float">
            <text:p>1.5231428571</text:p>
          </table:table-cell>
          <table:table-cell office:value-type="float" office:value="97053.5792547" calcext:value-type="float">
            <text:p>97053.5792547</text:p>
          </table:table-cell>
        </table:table-row>
        <table:table-row table:style-name="ro1">
          <table:table-cell office:value-type="float" office:value="1.52442857143" calcext:value-type="float">
            <text:p>1.5244285714</text:p>
          </table:table-cell>
          <table:table-cell office:value-type="float" office:value="96770.6275433" calcext:value-type="float">
            <text:p>96770.6275433</text:p>
          </table:table-cell>
        </table:table-row>
        <table:table-row table:style-name="ro1">
          <table:table-cell office:value-type="float" office:value="1.525" calcext:value-type="float">
            <text:p>1.525</text:p>
          </table:table-cell>
          <table:table-cell office:value-type="float" office:value="96725.3035647" calcext:value-type="float">
            <text:p>96725.3035647</text:p>
          </table:table-cell>
        </table:table-row>
        <table:table-row table:style-name="ro1">
          <table:table-cell office:value-type="float" office:value="1.52628571429" calcext:value-type="float">
            <text:p>1.5262857143</text:p>
          </table:table-cell>
          <table:table-cell office:value-type="float" office:value="97884.6903684" calcext:value-type="float">
            <text:p>97884.6903684</text:p>
          </table:table-cell>
        </table:table-row>
        <table:table-row table:style-name="ro1">
          <table:table-cell office:value-type="float" office:value="1.52757142857" calcext:value-type="float">
            <text:p>1.5275714286</text:p>
          </table:table-cell>
          <table:table-cell office:value-type="float" office:value="97674.9601674" calcext:value-type="float">
            <text:p>97674.9601674</text:p>
          </table:table-cell>
        </table:table-row>
        <table:table-row table:style-name="ro1">
          <table:table-cell office:value-type="float" office:value="1.52885714286" calcext:value-type="float">
            <text:p>1.5288571429</text:p>
          </table:table-cell>
          <table:table-cell office:value-type="float" office:value="96760.543432" calcext:value-type="float">
            <text:p>96760.543432</text:p>
          </table:table-cell>
        </table:table-row>
        <table:table-row table:style-name="ro1">
          <table:table-cell office:value-type="float" office:value="1.53014285714" calcext:value-type="float">
            <text:p>1.5301428571</text:p>
          </table:table-cell>
          <table:table-cell office:value-type="float" office:value="98089.9207808" calcext:value-type="float">
            <text:p>98089.9207808</text:p>
          </table:table-cell>
        </table:table-row>
        <table:table-row table:style-name="ro1">
          <table:table-cell office:value-type="float" office:value="1.53142857143" calcext:value-type="float">
            <text:p>1.5314285714</text:p>
          </table:table-cell>
          <table:table-cell office:value-type="float" office:value="102059.720817" calcext:value-type="float">
            <text:p>102059.720817</text:p>
          </table:table-cell>
        </table:table-row>
        <table:table-row table:style-name="ro1">
          <table:table-cell office:value-type="float" office:value="1.53271428571" calcext:value-type="float">
            <text:p>1.5327142857</text:p>
          </table:table-cell>
          <table:table-cell office:value-type="float" office:value="105152.432289" calcext:value-type="float">
            <text:p>105152.432289</text:p>
          </table:table-cell>
        </table:table-row>
        <table:table-row table:style-name="ro1">
          <table:table-cell office:value-type="float" office:value="1.534" calcext:value-type="float">
            <text:p>1.534</text:p>
          </table:table-cell>
          <table:table-cell office:value-type="float" office:value="103766.270398" calcext:value-type="float">
            <text:p>103766.270398</text:p>
          </table:table-cell>
        </table:table-row>
        <table:table-row table:style-name="ro1">
          <table:table-cell office:value-type="float" office:value="1.53528571429" calcext:value-type="float">
            <text:p>1.5352857143</text:p>
          </table:table-cell>
          <table:table-cell office:value-type="float" office:value="97451.9171113" calcext:value-type="float">
            <text:p>97451.9171113</text:p>
          </table:table-cell>
        </table:table-row>
        <table:table-row table:style-name="ro1">
          <table:table-cell office:value-type="float" office:value="1.53657142857" calcext:value-type="float">
            <text:p>1.5365714286</text:p>
          </table:table-cell>
          <table:table-cell office:value-type="float" office:value="89020.2696817" calcext:value-type="float">
            <text:p>89020.2696817</text:p>
          </table:table-cell>
        </table:table-row>
        <table:table-row table:style-name="ro1">
          <table:table-cell office:value-type="float" office:value="1.53785714286" calcext:value-type="float">
            <text:p>1.5378571429</text:p>
          </table:table-cell>
          <table:table-cell office:value-type="float" office:value="83071.600742" calcext:value-type="float">
            <text:p>83071.600742</text:p>
          </table:table-cell>
        </table:table-row>
        <table:table-row table:style-name="ro1">
          <table:table-cell office:value-type="float" office:value="1.53914285714" calcext:value-type="float">
            <text:p>1.5391428571</text:p>
          </table:table-cell>
          <table:table-cell office:value-type="float" office:value="85065.9061521" calcext:value-type="float">
            <text:p>85065.9061521</text:p>
          </table:table-cell>
        </table:table-row>
        <table:table-row table:style-name="ro1">
          <table:table-cell office:value-type="float" office:value="1.54042857143" calcext:value-type="float">
            <text:p>1.5404285714</text:p>
          </table:table-cell>
          <table:table-cell office:value-type="float" office:value="92174.1898681" calcext:value-type="float">
            <text:p>92174.1898681</text:p>
          </table:table-cell>
        </table:table-row>
        <table:table-row table:style-name="ro1">
          <table:table-cell office:value-type="float" office:value="1.54171428571" calcext:value-type="float">
            <text:p>1.5417142857</text:p>
          </table:table-cell>
          <table:table-cell office:value-type="float" office:value="96791.2806665" calcext:value-type="float">
            <text:p>96791.2806665</text:p>
          </table:table-cell>
        </table:table-row>
        <table:table-row table:style-name="ro1">
          <table:table-cell office:value-type="float" office:value="1.543" calcext:value-type="float">
            <text:p>1.543</text:p>
          </table:table-cell>
          <table:table-cell office:value-type="float" office:value="96350.1960352" calcext:value-type="float">
            <text:p>96350.1960352</text:p>
          </table:table-cell>
        </table:table-row>
        <table:table-row table:style-name="ro1">
          <table:table-cell office:value-type="float" office:value="1.54428571429" calcext:value-type="float">
            <text:p>1.5442857143</text:p>
          </table:table-cell>
          <table:table-cell office:value-type="float" office:value="93426.3062318" calcext:value-type="float">
            <text:p>93426.3062318</text:p>
          </table:table-cell>
        </table:table-row>
        <table:table-row table:style-name="ro1">
          <table:table-cell office:value-type="float" office:value="1.54557142857" calcext:value-type="float">
            <text:p>1.5455714286</text:p>
          </table:table-cell>
          <table:table-cell office:value-type="float" office:value="90553.0365868" calcext:value-type="float">
            <text:p>90553.0365868</text:p>
          </table:table-cell>
        </table:table-row>
        <table:table-row table:style-name="ro1">
          <table:table-cell office:value-type="float" office:value="1.54685714286" calcext:value-type="float">
            <text:p>1.5468571429</text:p>
          </table:table-cell>
          <table:table-cell office:value-type="float" office:value="89733.5466406" calcext:value-type="float">
            <text:p>89733.5466406</text:p>
          </table:table-cell>
        </table:table-row>
        <table:table-row table:style-name="ro1">
          <table:table-cell office:value-type="float" office:value="1.54814285714" calcext:value-type="float">
            <text:p>1.5481428571</text:p>
          </table:table-cell>
          <table:table-cell office:value-type="float" office:value="90224.2671171" calcext:value-type="float">
            <text:p>90224.2671171</text:p>
          </table:table-cell>
        </table:table-row>
        <table:table-row table:style-name="ro1">
          <table:table-cell office:value-type="float" office:value="1.54942857143" calcext:value-type="float">
            <text:p>1.5494285714</text:p>
          </table:table-cell>
          <table:table-cell office:value-type="float" office:value="90864.3041019" calcext:value-type="float">
            <text:p>90864.3041019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90836.0559238" calcext:value-type="float">
            <text:p>90836.0559238</text:p>
          </table:table-cell>
        </table:table-row>
        <table:table-row table:style-name="ro1">
          <table:table-cell office:value-type="float" office:value="1.55128571429" calcext:value-type="float">
            <text:p>1.5512857143</text:p>
          </table:table-cell>
          <table:table-cell office:value-type="float" office:value="91106.7331558" calcext:value-type="float">
            <text:p>91106.7331558</text:p>
          </table:table-cell>
        </table:table-row>
        <table:table-row table:style-name="ro1">
          <table:table-cell office:value-type="float" office:value="1.55257142857" calcext:value-type="float">
            <text:p>1.5525714286</text:p>
          </table:table-cell>
          <table:table-cell office:value-type="float" office:value="90815.2862705" calcext:value-type="float">
            <text:p>90815.2862705</text:p>
          </table:table-cell>
        </table:table-row>
        <table:table-row table:style-name="ro1">
          <table:table-cell office:value-type="float" office:value="1.55385714286" calcext:value-type="float">
            <text:p>1.5538571429</text:p>
          </table:table-cell>
          <table:table-cell office:value-type="float" office:value="90396.5100269" calcext:value-type="float">
            <text:p>90396.5100269</text:p>
          </table:table-cell>
        </table:table-row>
        <table:table-row table:style-name="ro1">
          <table:table-cell office:value-type="float" office:value="1.55514285714" calcext:value-type="float">
            <text:p>1.5551428571</text:p>
          </table:table-cell>
          <table:table-cell office:value-type="float" office:value="90197.9698043" calcext:value-type="float">
            <text:p>90197.9698043</text:p>
          </table:table-cell>
        </table:table-row>
        <table:table-row table:style-name="ro1">
          <table:table-cell office:value-type="float" office:value="1.55642857143" calcext:value-type="float">
            <text:p>1.5564285714</text:p>
          </table:table-cell>
          <table:table-cell office:value-type="float" office:value="89965.9309196" calcext:value-type="float">
            <text:p>89965.9309196</text:p>
          </table:table-cell>
        </table:table-row>
        <table:table-row table:style-name="ro1">
          <table:table-cell office:value-type="float" office:value="1.55771428571" calcext:value-type="float">
            <text:p>1.5577142857</text:p>
          </table:table-cell>
          <table:table-cell office:value-type="float" office:value="89598.0066584" calcext:value-type="float">
            <text:p>89598.0066584</text:p>
          </table:table-cell>
        </table:table-row>
        <table:table-row table:style-name="ro1">
          <table:table-cell office:value-type="float" office:value="1.559" calcext:value-type="float">
            <text:p>1.559</text:p>
          </table:table-cell>
          <table:table-cell office:value-type="float" office:value="89990.0201961" calcext:value-type="float">
            <text:p>89990.0201961</text:p>
          </table:table-cell>
        </table:table-row>
        <table:table-row table:style-name="ro1">
          <table:table-cell office:value-type="float" office:value="1.56028571429" calcext:value-type="float">
            <text:p>1.5602857143</text:p>
          </table:table-cell>
          <table:table-cell office:value-type="float" office:value="91498.1081744" calcext:value-type="float">
            <text:p>91498.1081744</text:p>
          </table:table-cell>
        </table:table-row>
        <table:table-row table:style-name="ro1">
          <table:table-cell office:value-type="float" office:value="1.56157142857" calcext:value-type="float">
            <text:p>1.5615714286</text:p>
          </table:table-cell>
          <table:table-cell office:value-type="float" office:value="93498.7376411" calcext:value-type="float">
            <text:p>93498.7376411</text:p>
          </table:table-cell>
        </table:table-row>
        <table:table-row table:style-name="ro1">
          <table:table-cell office:value-type="float" office:value="1.56285714286" calcext:value-type="float">
            <text:p>1.5628571429</text:p>
          </table:table-cell>
          <table:table-cell office:value-type="float" office:value="95339.3768063" calcext:value-type="float">
            <text:p>95339.3768063</text:p>
          </table:table-cell>
        </table:table-row>
        <table:table-row table:style-name="ro1">
          <table:table-cell office:value-type="float" office:value="1.56414285714" calcext:value-type="float">
            <text:p>1.5641428571</text:p>
          </table:table-cell>
          <table:table-cell office:value-type="float" office:value="96892.9498528" calcext:value-type="float">
            <text:p>96892.9498528</text:p>
          </table:table-cell>
        </table:table-row>
        <table:table-row table:style-name="ro1">
          <table:table-cell office:value-type="float" office:value="1.56542857143" calcext:value-type="float">
            <text:p>1.5654285714</text:p>
          </table:table-cell>
          <table:table-cell office:value-type="float" office:value="98397.9355935" calcext:value-type="float">
            <text:p>98397.9355935</text:p>
          </table:table-cell>
        </table:table-row>
        <table:table-row table:style-name="ro1">
          <table:table-cell office:value-type="float" office:value="1.56671428571" calcext:value-type="float">
            <text:p>1.5667142857</text:p>
          </table:table-cell>
          <table:table-cell office:value-type="float" office:value="100290.223331" calcext:value-type="float">
            <text:p>100290.223331</text:p>
          </table:table-cell>
        </table:table-row>
        <table:table-row table:style-name="ro1">
          <table:table-cell office:value-type="float" office:value="1.568" calcext:value-type="float">
            <text:p>1.568</text:p>
          </table:table-cell>
          <table:table-cell office:value-type="float" office:value="103096.274024" calcext:value-type="float">
            <text:p>103096.274024</text:p>
          </table:table-cell>
        </table:table-row>
        <table:table-row table:style-name="ro1">
          <table:table-cell office:value-type="float" office:value="1.56928571429" calcext:value-type="float">
            <text:p>1.5692857143</text:p>
          </table:table-cell>
          <table:table-cell office:value-type="float" office:value="106900.270033" calcext:value-type="float">
            <text:p>106900.270033</text:p>
          </table:table-cell>
        </table:table-row>
        <table:table-row table:style-name="ro1">
          <table:table-cell office:value-type="float" office:value="1.57057142857" calcext:value-type="float">
            <text:p>1.5705714286</text:p>
          </table:table-cell>
          <table:table-cell office:value-type="float" office:value="111246.830709" calcext:value-type="float">
            <text:p>111246.830709</text:p>
          </table:table-cell>
        </table:table-row>
        <table:table-row table:style-name="ro1">
          <table:table-cell office:value-type="float" office:value="1.57185714286" calcext:value-type="float">
            <text:p>1.5718571429</text:p>
          </table:table-cell>
          <table:table-cell office:value-type="float" office:value="115773.859129" calcext:value-type="float">
            <text:p>115773.859129</text:p>
          </table:table-cell>
        </table:table-row>
        <table:table-row table:style-name="ro1">
          <table:table-cell office:value-type="float" office:value="1.57314285714" calcext:value-type="float">
            <text:p>1.5731428571</text:p>
          </table:table-cell>
          <table:table-cell office:value-type="float" office:value="119632.999941" calcext:value-type="float">
            <text:p>119632.999941</text:p>
          </table:table-cell>
        </table:table-row>
        <table:table-row table:style-name="ro1">
          <table:table-cell office:value-type="float" office:value="1.57442857143" calcext:value-type="float">
            <text:p>1.5744285714</text:p>
          </table:table-cell>
          <table:table-cell office:value-type="float" office:value="122844.204631" calcext:value-type="float">
            <text:p>122844.204631</text:p>
          </table:table-cell>
        </table:table-row>
        <table:table-row table:style-name="ro1">
          <table:table-cell office:value-type="float" office:value="1.575" calcext:value-type="float">
            <text:p>1.575</text:p>
          </table:table-cell>
          <table:table-cell office:value-type="float" office:value="123683.746731" calcext:value-type="float">
            <text:p>123683.746731</text:p>
          </table:table-cell>
        </table:table-row>
        <table:table-row table:style-name="ro1">
          <table:table-cell office:value-type="float" office:value="1.57628571429" calcext:value-type="float">
            <text:p>1.5762857143</text:p>
          </table:table-cell>
          <table:table-cell office:value-type="float" office:value="129727.854262" calcext:value-type="float">
            <text:p>129727.854262</text:p>
          </table:table-cell>
        </table:table-row>
        <table:table-row table:style-name="ro1">
          <table:table-cell office:value-type="float" office:value="1.57757142857" calcext:value-type="float">
            <text:p>1.5775714286</text:p>
          </table:table-cell>
          <table:table-cell office:value-type="float" office:value="137238.609623" calcext:value-type="float">
            <text:p>137238.609623</text:p>
          </table:table-cell>
        </table:table-row>
        <table:table-row table:style-name="ro1">
          <table:table-cell office:value-type="float" office:value="1.57885714286" calcext:value-type="float">
            <text:p>1.5788571429</text:p>
          </table:table-cell>
          <table:table-cell office:value-type="float" office:value="140568.164572" calcext:value-type="float">
            <text:p>140568.164572</text:p>
          </table:table-cell>
        </table:table-row>
        <table:table-row table:style-name="ro1">
          <table:table-cell office:value-type="float" office:value="1.58014285714" calcext:value-type="float">
            <text:p>1.5801428571</text:p>
          </table:table-cell>
          <table:table-cell office:value-type="float" office:value="131392.781591" calcext:value-type="float">
            <text:p>131392.781591</text:p>
          </table:table-cell>
        </table:table-row>
        <table:table-row table:style-name="ro1">
          <table:table-cell office:value-type="float" office:value="1.58142857143" calcext:value-type="float">
            <text:p>1.5814285714</text:p>
          </table:table-cell>
          <table:table-cell office:value-type="float" office:value="113729.180838" calcext:value-type="float">
            <text:p>113729.180838</text:p>
          </table:table-cell>
        </table:table-row>
        <table:table-row table:style-name="ro1">
          <table:table-cell office:value-type="float" office:value="1.58271428571" calcext:value-type="float">
            <text:p>1.5827142857</text:p>
          </table:table-cell>
          <table:table-cell office:value-type="float" office:value="97725.4388002" calcext:value-type="float">
            <text:p>97725.4388002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office:value-type="float" office:value="93140.0537175" calcext:value-type="float">
            <text:p>93140.0537175</text:p>
          </table:table-cell>
        </table:table-row>
        <table:table-row table:style-name="ro1">
          <table:table-cell office:value-type="float" office:value="1.58528571429" calcext:value-type="float">
            <text:p>1.5852857143</text:p>
          </table:table-cell>
          <table:table-cell office:value-type="float" office:value="102860.192741" calcext:value-type="float">
            <text:p>102860.192741</text:p>
          </table:table-cell>
        </table:table-row>
        <table:table-row table:style-name="ro1">
          <table:table-cell office:value-type="float" office:value="1.58657142857" calcext:value-type="float">
            <text:p>1.5865714286</text:p>
          </table:table-cell>
          <table:table-cell office:value-type="float" office:value="109984.408697" calcext:value-type="float">
            <text:p>109984.408697</text:p>
          </table:table-cell>
        </table:table-row>
        <table:table-row table:style-name="ro1">
          <table:table-cell office:value-type="float" office:value="1.58785714286" calcext:value-type="float">
            <text:p>1.5878571429</text:p>
          </table:table-cell>
          <table:table-cell office:value-type="float" office:value="113258.179767" calcext:value-type="float">
            <text:p>113258.179767</text:p>
          </table:table-cell>
        </table:table-row>
        <table:table-row table:style-name="ro1">
          <table:table-cell office:value-type="float" office:value="1.58914285714" calcext:value-type="float">
            <text:p>1.5891428571</text:p>
          </table:table-cell>
          <table:table-cell office:value-type="float" office:value="115772.149409" calcext:value-type="float">
            <text:p>115772.149409</text:p>
          </table:table-cell>
        </table:table-row>
        <table:table-row table:style-name="ro1">
          <table:table-cell office:value-type="float" office:value="1.59042857143" calcext:value-type="float">
            <text:p>1.5904285714</text:p>
          </table:table-cell>
          <table:table-cell office:value-type="float" office:value="116450.788753" calcext:value-type="float">
            <text:p>116450.788753</text:p>
          </table:table-cell>
        </table:table-row>
        <table:table-row table:style-name="ro1">
          <table:table-cell office:value-type="float" office:value="1.59171428571" calcext:value-type="float">
            <text:p>1.5917142857</text:p>
          </table:table-cell>
          <table:table-cell office:value-type="float" office:value="116257.991645" calcext:value-type="float">
            <text:p>116257.991645</text:p>
          </table:table-cell>
        </table:table-row>
        <table:table-row table:style-name="ro1">
          <table:table-cell office:value-type="float" office:value="1.593" calcext:value-type="float">
            <text:p>1.593</text:p>
          </table:table-cell>
          <table:table-cell office:value-type="float" office:value="117412.979002" calcext:value-type="float">
            <text:p>117412.979002</text:p>
          </table:table-cell>
        </table:table-row>
        <table:table-row table:style-name="ro1">
          <table:table-cell office:value-type="float" office:value="1.59428571429" calcext:value-type="float">
            <text:p>1.5942857143</text:p>
          </table:table-cell>
          <table:table-cell office:value-type="float" office:value="120254.045287" calcext:value-type="float">
            <text:p>120254.045287</text:p>
          </table:table-cell>
        </table:table-row>
        <table:table-row table:style-name="ro1">
          <table:table-cell office:value-type="float" office:value="1.59557142857" calcext:value-type="float">
            <text:p>1.5955714286</text:p>
          </table:table-cell>
          <table:table-cell office:value-type="float" office:value="124909.735198" calcext:value-type="float">
            <text:p>124909.735198</text:p>
          </table:table-cell>
        </table:table-row>
        <table:table-row table:style-name="ro1">
          <table:table-cell office:value-type="float" office:value="1.59685714286" calcext:value-type="float">
            <text:p>1.5968571429</text:p>
          </table:table-cell>
          <table:table-cell office:value-type="float" office:value="130136.507415" calcext:value-type="float">
            <text:p>130136.507415</text:p>
          </table:table-cell>
        </table:table-row>
        <table:table-row table:style-name="ro1">
          <table:table-cell office:value-type="float" office:value="1.59814285714" calcext:value-type="float">
            <text:p>1.5981428571</text:p>
          </table:table-cell>
          <table:table-cell office:value-type="float" office:value="134575.850472" calcext:value-type="float">
            <text:p>134575.850472</text:p>
          </table:table-cell>
        </table:table-row>
        <table:table-row table:style-name="ro1">
          <table:table-cell office:value-type="float" office:value="1.59942857143" calcext:value-type="float">
            <text:p>1.5994285714</text:p>
          </table:table-cell>
          <table:table-cell office:value-type="float" office:value="137711.791825" calcext:value-type="float">
            <text:p>137711.79182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38144.255809" calcext:value-type="float">
            <text:p>138144.255809</text:p>
          </table:table-cell>
        </table:table-row>
        <table:table-row table:style-name="ro1">
          <table:table-cell office:value-type="float" office:value="1.60128571429" calcext:value-type="float">
            <text:p>1.6012857143</text:p>
          </table:table-cell>
          <table:table-cell office:value-type="float" office:value="139702.983297" calcext:value-type="float">
            <text:p>139702.983297</text:p>
          </table:table-cell>
        </table:table-row>
        <table:table-row table:style-name="ro1">
          <table:table-cell office:value-type="float" office:value="1.60257142857" calcext:value-type="float">
            <text:p>1.6025714286</text:p>
          </table:table-cell>
          <table:table-cell office:value-type="float" office:value="140110.140209" calcext:value-type="float">
            <text:p>140110.140209</text:p>
          </table:table-cell>
        </table:table-row>
        <table:table-row table:style-name="ro1">
          <table:table-cell office:value-type="float" office:value="1.60385714286" calcext:value-type="float">
            <text:p>1.6038571429</text:p>
          </table:table-cell>
          <table:table-cell office:value-type="float" office:value="139922.195013" calcext:value-type="float">
            <text:p>139922.195013</text:p>
          </table:table-cell>
        </table:table-row>
        <table:table-row table:style-name="ro1">
          <table:table-cell office:value-type="float" office:value="1.60514285714" calcext:value-type="float">
            <text:p>1.6051428571</text:p>
          </table:table-cell>
          <table:table-cell office:value-type="float" office:value="139295.419219" calcext:value-type="float">
            <text:p>139295.419219</text:p>
          </table:table-cell>
        </table:table-row>
        <table:table-row table:style-name="ro1">
          <table:table-cell office:value-type="float" office:value="1.60642857143" calcext:value-type="float">
            <text:p>1.6064285714</text:p>
          </table:table-cell>
          <table:table-cell office:value-type="float" office:value="138183.502169" calcext:value-type="float">
            <text:p>138183.502169</text:p>
          </table:table-cell>
        </table:table-row>
        <table:table-row table:style-name="ro1">
          <table:table-cell office:value-type="float" office:value="1.60771428571" calcext:value-type="float">
            <text:p>1.6077142857</text:p>
          </table:table-cell>
          <table:table-cell office:value-type="float" office:value="136772.129895" calcext:value-type="float">
            <text:p>136772.129895</text:p>
          </table:table-cell>
        </table:table-row>
        <table:table-row table:style-name="ro1">
          <table:table-cell office:value-type="float" office:value="1.609" calcext:value-type="float">
            <text:p>1.609</text:p>
          </table:table-cell>
          <table:table-cell office:value-type="float" office:value="135094.41251" calcext:value-type="float">
            <text:p>135094.41251</text:p>
          </table:table-cell>
        </table:table-row>
        <table:table-row table:style-name="ro1">
          <table:table-cell office:value-type="float" office:value="1.61028571429" calcext:value-type="float">
            <text:p>1.6102857143</text:p>
          </table:table-cell>
          <table:table-cell office:value-type="float" office:value="133227.739791" calcext:value-type="float">
            <text:p>133227.739791</text:p>
          </table:table-cell>
        </table:table-row>
        <table:table-row table:style-name="ro1">
          <table:table-cell office:value-type="float" office:value="1.61157142857" calcext:value-type="float">
            <text:p>1.6115714286</text:p>
          </table:table-cell>
          <table:table-cell office:value-type="float" office:value="131372.640558" calcext:value-type="float">
            <text:p>131372.640558</text:p>
          </table:table-cell>
        </table:table-row>
        <table:table-row table:style-name="ro1">
          <table:table-cell office:value-type="float" office:value="1.61285714286" calcext:value-type="float">
            <text:p>1.6128571429</text:p>
          </table:table-cell>
          <table:table-cell office:value-type="float" office:value="129283.785105" calcext:value-type="float">
            <text:p>129283.785105</text:p>
          </table:table-cell>
        </table:table-row>
        <table:table-row table:style-name="ro1">
          <table:table-cell office:value-type="float" office:value="1.61414285714" calcext:value-type="float">
            <text:p>1.6141428571</text:p>
          </table:table-cell>
          <table:table-cell office:value-type="float" office:value="126972.384507" calcext:value-type="float">
            <text:p>126972.384507</text:p>
          </table:table-cell>
        </table:table-row>
        <table:table-row table:style-name="ro1">
          <table:table-cell office:value-type="float" office:value="1.61542857143" calcext:value-type="float">
            <text:p>1.6154285714</text:p>
          </table:table-cell>
          <table:table-cell office:value-type="float" office:value="124716.463712" calcext:value-type="float">
            <text:p>124716.463712</text:p>
          </table:table-cell>
        </table:table-row>
        <table:table-row table:style-name="ro1">
          <table:table-cell office:value-type="float" office:value="1.61671428571" calcext:value-type="float">
            <text:p>1.6167142857</text:p>
          </table:table-cell>
          <table:table-cell office:value-type="float" office:value="122859.705" calcext:value-type="float">
            <text:p>122859.705</text:p>
          </table:table-cell>
        </table:table-row>
        <table:table-row table:style-name="ro1">
          <table:table-cell office:value-type="float" office:value="1.618" calcext:value-type="float">
            <text:p>1.618</text:p>
          </table:table-cell>
          <table:table-cell office:value-type="float" office:value="121468.009334" calcext:value-type="float">
            <text:p>121468.009334</text:p>
          </table:table-cell>
        </table:table-row>
        <table:table-row table:style-name="ro1">
          <table:table-cell office:value-type="float" office:value="1.61928571429" calcext:value-type="float">
            <text:p>1.6192857143</text:p>
          </table:table-cell>
          <table:table-cell office:value-type="float" office:value="119834.642017" calcext:value-type="float">
            <text:p>119834.642017</text:p>
          </table:table-cell>
        </table:table-row>
        <table:table-row table:style-name="ro1">
          <table:table-cell office:value-type="float" office:value="1.62057142857" calcext:value-type="float">
            <text:p>1.6205714286</text:p>
          </table:table-cell>
          <table:table-cell office:value-type="float" office:value="117739.07253" calcext:value-type="float">
            <text:p>117739.07253</text:p>
          </table:table-cell>
        </table:table-row>
        <table:table-row table:style-name="ro1">
          <table:table-cell office:value-type="float" office:value="1.62185714286" calcext:value-type="float">
            <text:p>1.6218571429</text:p>
          </table:table-cell>
          <table:table-cell office:value-type="float" office:value="115763.870796" calcext:value-type="float">
            <text:p>115763.870796</text:p>
          </table:table-cell>
        </table:table-row>
        <table:table-row table:style-name="ro1">
          <table:table-cell office:value-type="float" office:value="1.62314285714" calcext:value-type="float">
            <text:p>1.6231428571</text:p>
          </table:table-cell>
          <table:table-cell office:value-type="float" office:value="114931.851756" calcext:value-type="float">
            <text:p>114931.851756</text:p>
          </table:table-cell>
        </table:table-row>
        <table:table-row table:style-name="ro1">
          <table:table-cell office:value-type="float" office:value="1.62442857143" calcext:value-type="float">
            <text:p>1.6244285714</text:p>
          </table:table-cell>
          <table:table-cell office:value-type="float" office:value="115764.083105" calcext:value-type="float">
            <text:p>115764.083105</text:p>
          </table:table-cell>
        </table:table-row>
        <table:table-row table:style-name="ro1">
          <table:table-cell office:value-type="float" office:value="1.625" calcext:value-type="float">
            <text:p>1.625</text:p>
          </table:table-cell>
          <table:table-cell office:value-type="float" office:value="116336.471602" calcext:value-type="float">
            <text:p>116336.471602</text:p>
          </table:table-cell>
        </table:table-row>
        <table:table-row table:style-name="ro1">
          <table:table-cell office:value-type="float" office:value="1.62628571429" calcext:value-type="float">
            <text:p>1.6262857143</text:p>
          </table:table-cell>
          <table:table-cell office:value-type="float" office:value="117981.840386" calcext:value-type="float">
            <text:p>117981.840386</text:p>
          </table:table-cell>
        </table:table-row>
        <table:table-row table:style-name="ro1">
          <table:table-cell office:value-type="float" office:value="1.62757142857" calcext:value-type="float">
            <text:p>1.6275714286</text:p>
          </table:table-cell>
          <table:table-cell office:value-type="float" office:value="118155.389932" calcext:value-type="float">
            <text:p>118155.389932</text:p>
          </table:table-cell>
        </table:table-row>
        <table:table-row table:style-name="ro1">
          <table:table-cell office:value-type="float" office:value="1.62885714286" calcext:value-type="float">
            <text:p>1.6288571429</text:p>
          </table:table-cell>
          <table:table-cell office:value-type="float" office:value="116124.701462" calcext:value-type="float">
            <text:p>116124.701462</text:p>
          </table:table-cell>
        </table:table-row>
        <table:table-row table:style-name="ro1">
          <table:table-cell office:value-type="float" office:value="1.63014285714" calcext:value-type="float">
            <text:p>1.6301428571</text:p>
          </table:table-cell>
          <table:table-cell office:value-type="float" office:value="113233.771585" calcext:value-type="float">
            <text:p>113233.771585</text:p>
          </table:table-cell>
        </table:table-row>
        <table:table-row table:style-name="ro1">
          <table:table-cell office:value-type="float" office:value="1.63142857143" calcext:value-type="float">
            <text:p>1.6314285714</text:p>
          </table:table-cell>
          <table:table-cell office:value-type="float" office:value="111710.990521" calcext:value-type="float">
            <text:p>111710.990521</text:p>
          </table:table-cell>
        </table:table-row>
        <table:table-row table:style-name="ro1">
          <table:table-cell office:value-type="float" office:value="1.63271428571" calcext:value-type="float">
            <text:p>1.6327142857</text:p>
          </table:table-cell>
          <table:table-cell office:value-type="float" office:value="111445.601636" calcext:value-type="float">
            <text:p>111445.601636</text:p>
          </table:table-cell>
        </table:table-row>
        <table:table-row table:style-name="ro1">
          <table:table-cell office:value-type="float" office:value="1.634" calcext:value-type="float">
            <text:p>1.634</text:p>
          </table:table-cell>
          <table:table-cell office:value-type="float" office:value="111737.281514" calcext:value-type="float">
            <text:p>111737.281514</text:p>
          </table:table-cell>
        </table:table-row>
        <table:table-row table:style-name="ro1">
          <table:table-cell office:value-type="float" office:value="1.63528571429" calcext:value-type="float">
            <text:p>1.6352857143</text:p>
          </table:table-cell>
          <table:table-cell office:value-type="float" office:value="111899.807085" calcext:value-type="float">
            <text:p>111899.807085</text:p>
          </table:table-cell>
        </table:table-row>
        <table:table-row table:style-name="ro1">
          <table:table-cell office:value-type="float" office:value="1.63657142857" calcext:value-type="float">
            <text:p>1.6365714286</text:p>
          </table:table-cell>
          <table:table-cell office:value-type="float" office:value="111473.663131" calcext:value-type="float">
            <text:p>111473.663131</text:p>
          </table:table-cell>
        </table:table-row>
        <table:table-row table:style-name="ro1">
          <table:table-cell office:value-type="float" office:value="1.63785714286" calcext:value-type="float">
            <text:p>1.6378571429</text:p>
          </table:table-cell>
          <table:table-cell office:value-type="float" office:value="110576.229106" calcext:value-type="float">
            <text:p>110576.229106</text:p>
          </table:table-cell>
        </table:table-row>
        <table:table-row table:style-name="ro1">
          <table:table-cell office:value-type="float" office:value="1.63914285714" calcext:value-type="float">
            <text:p>1.6391428571</text:p>
          </table:table-cell>
          <table:table-cell office:value-type="float" office:value="109609.247526" calcext:value-type="float">
            <text:p>109609.247526</text:p>
          </table:table-cell>
        </table:table-row>
        <table:table-row table:style-name="ro1">
          <table:table-cell office:value-type="float" office:value="1.64042857143" calcext:value-type="float">
            <text:p>1.6404285714</text:p>
          </table:table-cell>
          <table:table-cell office:value-type="float" office:value="108791.328739" calcext:value-type="float">
            <text:p>108791.328739</text:p>
          </table:table-cell>
        </table:table-row>
        <table:table-row table:style-name="ro1">
          <table:table-cell office:value-type="float" office:value="1.64171428571" calcext:value-type="float">
            <text:p>1.6417142857</text:p>
          </table:table-cell>
          <table:table-cell office:value-type="float" office:value="108132.444005" calcext:value-type="float">
            <text:p>108132.444005</text:p>
          </table:table-cell>
        </table:table-row>
        <table:table-row table:style-name="ro1">
          <table:table-cell office:value-type="float" office:value="1.643" calcext:value-type="float">
            <text:p>1.643</text:p>
          </table:table-cell>
          <table:table-cell office:value-type="float" office:value="107556.923485" calcext:value-type="float">
            <text:p>107556.923485</text:p>
          </table:table-cell>
        </table:table-row>
        <table:table-row table:style-name="ro1">
          <table:table-cell office:value-type="float" office:value="1.64428571429" calcext:value-type="float">
            <text:p>1.6442857143</text:p>
          </table:table-cell>
          <table:table-cell office:value-type="float" office:value="107038.516109" calcext:value-type="float">
            <text:p>107038.516109</text:p>
          </table:table-cell>
        </table:table-row>
        <table:table-row table:style-name="ro1">
          <table:table-cell office:value-type="float" office:value="1.64557142857" calcext:value-type="float">
            <text:p>1.6455714286</text:p>
          </table:table-cell>
          <table:table-cell office:value-type="float" office:value="106604.716637" calcext:value-type="float">
            <text:p>106604.716637</text:p>
          </table:table-cell>
        </table:table-row>
        <table:table-row table:style-name="ro1">
          <table:table-cell office:value-type="float" office:value="1.64685714286" calcext:value-type="float">
            <text:p>1.6468571429</text:p>
          </table:table-cell>
          <table:table-cell office:value-type="float" office:value="106320.512649" calcext:value-type="float">
            <text:p>106320.512649</text:p>
          </table:table-cell>
        </table:table-row>
        <table:table-row table:style-name="ro1">
          <table:table-cell office:value-type="float" office:value="1.64814285714" calcext:value-type="float">
            <text:p>1.6481428571</text:p>
          </table:table-cell>
          <table:table-cell office:value-type="float" office:value="106118.750942" calcext:value-type="float">
            <text:p>106118.750942</text:p>
          </table:table-cell>
        </table:table-row>
        <table:table-row table:style-name="ro1">
          <table:table-cell office:value-type="float" office:value="1.64942857143" calcext:value-type="float">
            <text:p>1.6494285714</text:p>
          </table:table-cell>
          <table:table-cell office:value-type="float" office:value="105968.830761" calcext:value-type="float">
            <text:p>105968.830761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05733.571622" calcext:value-type="float">
            <text:p>105733.571622</text:p>
          </table:table-cell>
        </table:table-row>
        <table:table-row table:style-name="ro1">
          <table:table-cell office:value-type="float" office:value="1.65128571429" calcext:value-type="float">
            <text:p>1.6512857143</text:p>
          </table:table-cell>
          <table:table-cell office:value-type="float" office:value="105663.0679" calcext:value-type="float">
            <text:p>105663.0679</text:p>
          </table:table-cell>
        </table:table-row>
        <table:table-row table:style-name="ro1">
          <table:table-cell office:value-type="float" office:value="1.65257142857" calcext:value-type="float">
            <text:p>1.6525714286</text:p>
          </table:table-cell>
          <table:table-cell office:value-type="float" office:value="105466.25111" calcext:value-type="float">
            <text:p>105466.25111</text:p>
          </table:table-cell>
        </table:table-row>
        <table:table-row table:style-name="ro1">
          <table:table-cell office:value-type="float" office:value="1.65385714286" calcext:value-type="float">
            <text:p>1.6538571429</text:p>
          </table:table-cell>
          <table:table-cell office:value-type="float" office:value="105161.356066" calcext:value-type="float">
            <text:p>105161.356066</text:p>
          </table:table-cell>
        </table:table-row>
        <table:table-row table:style-name="ro1">
          <table:table-cell office:value-type="float" office:value="1.65514285714" calcext:value-type="float">
            <text:p>1.6551428571</text:p>
          </table:table-cell>
          <table:table-cell office:value-type="float" office:value="104937.632242" calcext:value-type="float">
            <text:p>104937.632242</text:p>
          </table:table-cell>
        </table:table-row>
        <table:table-row table:style-name="ro1">
          <table:table-cell office:value-type="float" office:value="1.65642857143" calcext:value-type="float">
            <text:p>1.6564285714</text:p>
          </table:table-cell>
          <table:table-cell office:value-type="float" office:value="104798.066063" calcext:value-type="float">
            <text:p>104798.066063</text:p>
          </table:table-cell>
        </table:table-row>
        <table:table-row table:style-name="ro1">
          <table:table-cell office:value-type="float" office:value="1.65771428571" calcext:value-type="float">
            <text:p>1.6577142857</text:p>
          </table:table-cell>
          <table:table-cell office:value-type="float" office:value="104751.630122" calcext:value-type="float">
            <text:p>104751.630122</text:p>
          </table:table-cell>
        </table:table-row>
        <table:table-row table:style-name="ro1">
          <table:table-cell office:value-type="float" office:value="1.659" calcext:value-type="float">
            <text:p>1.659</text:p>
          </table:table-cell>
          <table:table-cell office:value-type="float" office:value="105016.899984" calcext:value-type="float">
            <text:p>105016.899984</text:p>
          </table:table-cell>
        </table:table-row>
        <table:table-row table:style-name="ro1">
          <table:table-cell office:value-type="float" office:value="1.66028571429" calcext:value-type="float">
            <text:p>1.6602857143</text:p>
          </table:table-cell>
          <table:table-cell office:value-type="float" office:value="107162.750142" calcext:value-type="float">
            <text:p>107162.750142</text:p>
          </table:table-cell>
        </table:table-row>
        <table:table-row table:style-name="ro1">
          <table:table-cell office:value-type="float" office:value="1.66157142857" calcext:value-type="float">
            <text:p>1.6615714286</text:p>
          </table:table-cell>
          <table:table-cell office:value-type="float" office:value="115257.735884" calcext:value-type="float">
            <text:p>115257.735884</text:p>
          </table:table-cell>
        </table:table-row>
        <table:table-row table:style-name="ro1">
          <table:table-cell office:value-type="float" office:value="1.66285714286" calcext:value-type="float">
            <text:p>1.6628571429</text:p>
          </table:table-cell>
          <table:table-cell office:value-type="float" office:value="133812.446502" calcext:value-type="float">
            <text:p>133812.446502</text:p>
          </table:table-cell>
        </table:table-row>
        <table:table-row table:style-name="ro1">
          <table:table-cell office:value-type="float" office:value="1.66414285714" calcext:value-type="float">
            <text:p>1.6641428571</text:p>
          </table:table-cell>
          <table:table-cell office:value-type="float" office:value="160849.227707" calcext:value-type="float">
            <text:p>160849.227707</text:p>
          </table:table-cell>
        </table:table-row>
        <table:table-row table:style-name="ro1">
          <table:table-cell office:value-type="float" office:value="1.66542857143" calcext:value-type="float">
            <text:p>1.6654285714</text:p>
          </table:table-cell>
          <table:table-cell office:value-type="float" office:value="182837.595417" calcext:value-type="float">
            <text:p>182837.595417</text:p>
          </table:table-cell>
        </table:table-row>
        <table:table-row table:style-name="ro1">
          <table:table-cell office:value-type="float" office:value="1.66671428571" calcext:value-type="float">
            <text:p>1.6667142857</text:p>
          </table:table-cell>
          <table:table-cell office:value-type="float" office:value="178823.766488" calcext:value-type="float">
            <text:p>178823.766488</text:p>
          </table:table-cell>
        </table:table-row>
        <table:table-row table:style-name="ro1">
          <table:table-cell office:value-type="float" office:value="1.668" calcext:value-type="float">
            <text:p>1.668</text:p>
          </table:table-cell>
          <table:table-cell office:value-type="float" office:value="171869.99326" calcext:value-type="float">
            <text:p>171869.99326</text:p>
          </table:table-cell>
        </table:table-row>
        <table:table-row table:style-name="ro1">
          <table:table-cell office:value-type="float" office:value="1.66928571429" calcext:value-type="float">
            <text:p>1.6692857143</text:p>
          </table:table-cell>
          <table:table-cell office:value-type="float" office:value="165680.169299" calcext:value-type="float">
            <text:p>165680.169299</text:p>
          </table:table-cell>
        </table:table-row>
        <table:table-row table:style-name="ro1">
          <table:table-cell office:value-type="float" office:value="1.67057142857" calcext:value-type="float">
            <text:p>1.6705714286</text:p>
          </table:table-cell>
          <table:table-cell office:value-type="float" office:value="152507.873209" calcext:value-type="float">
            <text:p>152507.873209</text:p>
          </table:table-cell>
        </table:table-row>
        <table:table-row table:style-name="ro1">
          <table:table-cell office:value-type="float" office:value="1.67185714286" calcext:value-type="float">
            <text:p>1.6718571429</text:p>
          </table:table-cell>
          <table:table-cell office:value-type="float" office:value="147036.169692" calcext:value-type="float">
            <text:p>147036.169692</text:p>
          </table:table-cell>
        </table:table-row>
        <table:table-row table:style-name="ro1">
          <table:table-cell office:value-type="float" office:value="1.67314285714" calcext:value-type="float">
            <text:p>1.6731428571</text:p>
          </table:table-cell>
          <table:table-cell office:value-type="float" office:value="169828.088955" calcext:value-type="float">
            <text:p>169828.088955</text:p>
          </table:table-cell>
        </table:table-row>
        <table:table-row table:style-name="ro1">
          <table:table-cell office:value-type="float" office:value="1.67442857143" calcext:value-type="float">
            <text:p>1.6744285714</text:p>
          </table:table-cell>
          <table:table-cell office:value-type="float" office:value="212996.723454" calcext:value-type="float">
            <text:p>212996.723454</text:p>
          </table:table-cell>
        </table:table-row>
        <table:table-row table:style-name="ro1">
          <table:table-cell office:value-type="float" office:value="1.675" calcext:value-type="float">
            <text:p>1.675</text:p>
          </table:table-cell>
          <table:table-cell office:value-type="float" office:value="220014.574028" calcext:value-type="float">
            <text:p>220014.574028</text:p>
          </table:table-cell>
        </table:table-row>
        <table:table-row table:style-name="ro1">
          <table:table-cell office:value-type="float" office:value="1.67628571429" calcext:value-type="float">
            <text:p>1.6762857143</text:p>
          </table:table-cell>
          <table:table-cell office:value-type="float" office:value="226131.577866" calcext:value-type="float">
            <text:p>226131.577866</text:p>
          </table:table-cell>
        </table:table-row>
        <table:table-row table:style-name="ro1">
          <table:table-cell office:value-type="float" office:value="1.67757142857" calcext:value-type="float">
            <text:p>1.6775714286</text:p>
          </table:table-cell>
          <table:table-cell office:value-type="float" office:value="204328.111193" calcext:value-type="float">
            <text:p>204328.111193</text:p>
          </table:table-cell>
        </table:table-row>
        <table:table-row table:style-name="ro1">
          <table:table-cell office:value-type="float" office:value="1.67885714286" calcext:value-type="float">
            <text:p>1.6788571429</text:p>
          </table:table-cell>
          <table:table-cell office:value-type="float" office:value="187078.278839" calcext:value-type="float">
            <text:p>187078.278839</text:p>
          </table:table-cell>
        </table:table-row>
        <table:table-row table:style-name="ro1">
          <table:table-cell office:value-type="float" office:value="1.68014285714" calcext:value-type="float">
            <text:p>1.6801428571</text:p>
          </table:table-cell>
          <table:table-cell office:value-type="float" office:value="172258.024232" calcext:value-type="float">
            <text:p>172258.024232</text:p>
          </table:table-cell>
        </table:table-row>
        <table:table-row table:style-name="ro1">
          <table:table-cell office:value-type="float" office:value="1.68142857143" calcext:value-type="float">
            <text:p>1.6814285714</text:p>
          </table:table-cell>
          <table:table-cell office:value-type="float" office:value="158093.034253" calcext:value-type="float">
            <text:p>158093.034253</text:p>
          </table:table-cell>
        </table:table-row>
        <table:table-row table:style-name="ro1">
          <table:table-cell office:value-type="float" office:value="1.68271428571" calcext:value-type="float">
            <text:p>1.6827142857</text:p>
          </table:table-cell>
          <table:table-cell office:value-type="float" office:value="145529.3692" calcext:value-type="float">
            <text:p>145529.3692</text:p>
          </table:table-cell>
        </table:table-row>
        <table:table-row table:style-name="ro1">
          <table:table-cell office:value-type="float" office:value="1.684" calcext:value-type="float">
            <text:p>1.684</text:p>
          </table:table-cell>
          <table:table-cell office:value-type="float" office:value="135499.559071" calcext:value-type="float">
            <text:p>135499.559071</text:p>
          </table:table-cell>
        </table:table-row>
        <table:table-row table:style-name="ro1">
          <table:table-cell office:value-type="float" office:value="1.68528571429" calcext:value-type="float">
            <text:p>1.6852857143</text:p>
          </table:table-cell>
          <table:table-cell office:value-type="float" office:value="128270.601613" calcext:value-type="float">
            <text:p>128270.601613</text:p>
          </table:table-cell>
        </table:table-row>
        <table:table-row table:style-name="ro1">
          <table:table-cell office:value-type="float" office:value="1.68657142857" calcext:value-type="float">
            <text:p>1.6865714286</text:p>
          </table:table-cell>
          <table:table-cell office:value-type="float" office:value="123968.49899" calcext:value-type="float">
            <text:p>123968.49899</text:p>
          </table:table-cell>
        </table:table-row>
        <table:table-row table:style-name="ro1">
          <table:table-cell office:value-type="float" office:value="1.68785714286" calcext:value-type="float">
            <text:p>1.6878571429</text:p>
          </table:table-cell>
          <table:table-cell office:value-type="float" office:value="122179.061189" calcext:value-type="float">
            <text:p>122179.061189</text:p>
          </table:table-cell>
        </table:table-row>
        <table:table-row table:style-name="ro1">
          <table:table-cell office:value-type="float" office:value="1.68914285714" calcext:value-type="float">
            <text:p>1.6891428571</text:p>
          </table:table-cell>
          <table:table-cell office:value-type="float" office:value="121277.19449" calcext:value-type="float">
            <text:p>121277.19449</text:p>
          </table:table-cell>
        </table:table-row>
        <table:table-row table:style-name="ro1">
          <table:table-cell office:value-type="float" office:value="1.69042857143" calcext:value-type="float">
            <text:p>1.6904285714</text:p>
          </table:table-cell>
          <table:table-cell office:value-type="float" office:value="120534.017099" calcext:value-type="float">
            <text:p>120534.017099</text:p>
          </table:table-cell>
        </table:table-row>
        <table:table-row table:style-name="ro1">
          <table:table-cell office:value-type="float" office:value="1.69171428571" calcext:value-type="float">
            <text:p>1.6917142857</text:p>
          </table:table-cell>
          <table:table-cell office:value-type="float" office:value="119982.899265" calcext:value-type="float">
            <text:p>119982.899265</text:p>
          </table:table-cell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19527.602512" calcext:value-type="float">
            <text:p>119527.602512</text:p>
          </table:table-cell>
        </table:table-row>
        <table:table-row table:style-name="ro1">
          <table:table-cell office:value-type="float" office:value="1.69428571429" calcext:value-type="float">
            <text:p>1.6942857143</text:p>
          </table:table-cell>
          <table:table-cell office:value-type="float" office:value="119073.802596" calcext:value-type="float">
            <text:p>119073.802596</text:p>
          </table:table-cell>
        </table:table-row>
        <table:table-row table:style-name="ro1">
          <table:table-cell office:value-type="float" office:value="1.69557142857" calcext:value-type="float">
            <text:p>1.6955714286</text:p>
          </table:table-cell>
          <table:table-cell office:value-type="float" office:value="118555.098155" calcext:value-type="float">
            <text:p>118555.098155</text:p>
          </table:table-cell>
        </table:table-row>
        <table:table-row table:style-name="ro1">
          <table:table-cell office:value-type="float" office:value="1.69685714286" calcext:value-type="float">
            <text:p>1.6968571429</text:p>
          </table:table-cell>
          <table:table-cell office:value-type="float" office:value="117908.95822" calcext:value-type="float">
            <text:p>117908.95822</text:p>
          </table:table-cell>
        </table:table-row>
        <table:table-row table:style-name="ro1">
          <table:table-cell office:value-type="float" office:value="1.69814285714" calcext:value-type="float">
            <text:p>1.6981428571</text:p>
          </table:table-cell>
          <table:table-cell office:value-type="float" office:value="117021.757824" calcext:value-type="float">
            <text:p>117021.757824</text:p>
          </table:table-cell>
        </table:table-row>
        <table:table-row table:style-name="ro1">
          <table:table-cell office:value-type="float" office:value="1.69942857143" calcext:value-type="float">
            <text:p>1.6994285714</text:p>
          </table:table-cell>
          <table:table-cell office:value-type="float" office:value="115884.359964" calcext:value-type="float">
            <text:p>115884.359964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15314.394752" calcext:value-type="float">
            <text:p>115314.394752</text:p>
          </table:table-cell>
        </table:table-row>
        <table:table-row table:style-name="ro1">
          <table:table-cell office:value-type="float" office:value="1.70128571429" calcext:value-type="float">
            <text:p>1.7012857143</text:p>
          </table:table-cell>
          <table:table-cell office:value-type="float" office:value="114273.814512" calcext:value-type="float">
            <text:p>114273.814512</text:p>
          </table:table-cell>
        </table:table-row>
        <table:table-row table:style-name="ro1">
          <table:table-cell office:value-type="float" office:value="1.70257142857" calcext:value-type="float">
            <text:p>1.7025714286</text:p>
          </table:table-cell>
          <table:table-cell office:value-type="float" office:value="113380.223703" calcext:value-type="float">
            <text:p>113380.223703</text:p>
          </table:table-cell>
        </table:table-row>
        <table:table-row table:style-name="ro1">
          <table:table-cell office:value-type="float" office:value="1.70385714286" calcext:value-type="float">
            <text:p>1.7038571429</text:p>
          </table:table-cell>
          <table:table-cell office:value-type="float" office:value="112556.709781" calcext:value-type="float">
            <text:p>112556.709781</text:p>
          </table:table-cell>
        </table:table-row>
        <table:table-row table:style-name="ro1">
          <table:table-cell office:value-type="float" office:value="1.70514285714" calcext:value-type="float">
            <text:p>1.7051428571</text:p>
          </table:table-cell>
          <table:table-cell office:value-type="float" office:value="111745.601354" calcext:value-type="float">
            <text:p>111745.601354</text:p>
          </table:table-cell>
        </table:table-row>
        <table:table-row table:style-name="ro1">
          <table:table-cell office:value-type="float" office:value="1.70642857143" calcext:value-type="float">
            <text:p>1.7064285714</text:p>
          </table:table-cell>
          <table:table-cell office:value-type="float" office:value="110913.578861" calcext:value-type="float">
            <text:p>110913.578861</text:p>
          </table:table-cell>
        </table:table-row>
        <table:table-row table:style-name="ro1">
          <table:table-cell office:value-type="float" office:value="1.70771428571" calcext:value-type="float">
            <text:p>1.7077142857</text:p>
          </table:table-cell>
          <table:table-cell office:value-type="float" office:value="110092.820186" calcext:value-type="float">
            <text:p>110092.820186</text:p>
          </table:table-cell>
        </table:table-row>
        <table:table-row table:style-name="ro1">
          <table:table-cell office:value-type="float" office:value="1.709" calcext:value-type="float">
            <text:p>1.709</text:p>
          </table:table-cell>
          <table:table-cell office:value-type="float" office:value="109422.251417" calcext:value-type="float">
            <text:p>109422.251417</text:p>
          </table:table-cell>
        </table:table-row>
        <table:table-row table:style-name="ro1">
          <table:table-cell office:value-type="float" office:value="1.71028571429" calcext:value-type="float">
            <text:p>1.7102857143</text:p>
          </table:table-cell>
          <table:table-cell office:value-type="float" office:value="108879.967608" calcext:value-type="float">
            <text:p>108879.967608</text:p>
          </table:table-cell>
        </table:table-row>
        <table:table-row table:style-name="ro1">
          <table:table-cell office:value-type="float" office:value="1.71157142857" calcext:value-type="float">
            <text:p>1.7115714286</text:p>
          </table:table-cell>
          <table:table-cell office:value-type="float" office:value="108195.940532" calcext:value-type="float">
            <text:p>108195.940532</text:p>
          </table:table-cell>
        </table:table-row>
        <table:table-row table:style-name="ro1">
          <table:table-cell office:value-type="float" office:value="1.71285714286" calcext:value-type="float">
            <text:p>1.7128571429</text:p>
          </table:table-cell>
          <table:table-cell office:value-type="float" office:value="107120.174649" calcext:value-type="float">
            <text:p>107120.174649</text:p>
          </table:table-cell>
        </table:table-row>
        <table:table-row table:style-name="ro1">
          <table:table-cell office:value-type="float" office:value="1.71414285714" calcext:value-type="float">
            <text:p>1.7141428571</text:p>
          </table:table-cell>
          <table:table-cell office:value-type="float" office:value="105688.921762" calcext:value-type="float">
            <text:p>105688.921762</text:p>
          </table:table-cell>
        </table:table-row>
        <table:table-row table:style-name="ro1">
          <table:table-cell office:value-type="float" office:value="1.71542857143" calcext:value-type="float">
            <text:p>1.7154285714</text:p>
          </table:table-cell>
          <table:table-cell office:value-type="float" office:value="104287.03777" calcext:value-type="float">
            <text:p>104287.03777</text:p>
          </table:table-cell>
        </table:table-row>
        <table:table-row table:style-name="ro1">
          <table:table-cell office:value-type="float" office:value="1.71671428571" calcext:value-type="float">
            <text:p>1.7167142857</text:p>
          </table:table-cell>
          <table:table-cell office:value-type="float" office:value="103340.999513" calcext:value-type="float">
            <text:p>103340.999513</text:p>
          </table:table-cell>
        </table:table-row>
        <table:table-row table:style-name="ro1">
          <table:table-cell office:value-type="float" office:value="1.718" calcext:value-type="float">
            <text:p>1.718</text:p>
          </table:table-cell>
          <table:table-cell office:value-type="float" office:value="103052.079842" calcext:value-type="float">
            <text:p>103052.079842</text:p>
          </table:table-cell>
        </table:table-row>
        <table:table-row table:style-name="ro1">
          <table:table-cell office:value-type="float" office:value="1.71928571429" calcext:value-type="float">
            <text:p>1.7192857143</text:p>
          </table:table-cell>
          <table:table-cell office:value-type="float" office:value="103224.177235" calcext:value-type="float">
            <text:p>103224.177235</text:p>
          </table:table-cell>
        </table:table-row>
        <table:table-row table:style-name="ro1">
          <table:table-cell office:value-type="float" office:value="1.72057142857" calcext:value-type="float">
            <text:p>1.7205714286</text:p>
          </table:table-cell>
          <table:table-cell office:value-type="float" office:value="103212.424432" calcext:value-type="float">
            <text:p>103212.424432</text:p>
          </table:table-cell>
        </table:table-row>
        <table:table-row table:style-name="ro1">
          <table:table-cell office:value-type="float" office:value="1.72185714286" calcext:value-type="float">
            <text:p>1.7218571429</text:p>
          </table:table-cell>
          <table:table-cell office:value-type="float" office:value="102752.128906" calcext:value-type="float">
            <text:p>102752.128906</text:p>
          </table:table-cell>
        </table:table-row>
        <table:table-row table:style-name="ro1">
          <table:table-cell office:value-type="float" office:value="1.72314285714" calcext:value-type="float">
            <text:p>1.7231428571</text:p>
          </table:table-cell>
          <table:table-cell office:value-type="float" office:value="102064.51902" calcext:value-type="float">
            <text:p>102064.51902</text:p>
          </table:table-cell>
        </table:table-row>
        <table:table-row table:style-name="ro1">
          <table:table-cell office:value-type="float" office:value="1.72442857143" calcext:value-type="float">
            <text:p>1.7244285714</text:p>
          </table:table-cell>
          <table:table-cell office:value-type="float" office:value="101350.198062" calcext:value-type="float">
            <text:p>101350.198062</text:p>
          </table:table-cell>
        </table:table-row>
        <table:table-row table:style-name="ro1">
          <table:table-cell office:value-type="float" office:value="1.725" calcext:value-type="float">
            <text:p>1.725</text:p>
          </table:table-cell>
          <table:table-cell office:value-type="float" office:value="101030.318823" calcext:value-type="float">
            <text:p>101030.318823</text:p>
          </table:table-cell>
        </table:table-row>
        <table:table-row table:style-name="ro1">
          <table:table-cell office:value-type="float" office:value="1.72628571429" calcext:value-type="float">
            <text:p>1.7262857143</text:p>
          </table:table-cell>
          <table:table-cell office:value-type="float" office:value="100515.682712" calcext:value-type="float">
            <text:p>100515.682712</text:p>
          </table:table-cell>
        </table:table-row>
        <table:table-row table:style-name="ro1">
          <table:table-cell office:value-type="float" office:value="1.72757142857" calcext:value-type="float">
            <text:p>1.7275714286</text:p>
          </table:table-cell>
          <table:table-cell office:value-type="float" office:value="100104.361569" calcext:value-type="float">
            <text:p>100104.361569</text:p>
          </table:table-cell>
        </table:table-row>
        <table:table-row table:style-name="ro1">
          <table:table-cell office:value-type="float" office:value="1.72885714286" calcext:value-type="float">
            <text:p>1.7288571429</text:p>
          </table:table-cell>
          <table:table-cell office:value-type="float" office:value="99709.2729036" calcext:value-type="float">
            <text:p>99709.2729036</text:p>
          </table:table-cell>
        </table:table-row>
        <table:table-row table:style-name="ro1">
          <table:table-cell office:value-type="float" office:value="1.73014285714" calcext:value-type="float">
            <text:p>1.7301428571</text:p>
          </table:table-cell>
          <table:table-cell office:value-type="float" office:value="99277.3070092" calcext:value-type="float">
            <text:p>99277.3070092</text:p>
          </table:table-cell>
        </table:table-row>
        <table:table-row table:style-name="ro1">
          <table:table-cell office:value-type="float" office:value="1.73142857143" calcext:value-type="float">
            <text:p>1.7314285714</text:p>
          </table:table-cell>
          <table:table-cell office:value-type="float" office:value="98807.9099103" calcext:value-type="float">
            <text:p>98807.9099103</text:p>
          </table:table-cell>
        </table:table-row>
        <table:table-row table:style-name="ro1">
          <table:table-cell office:value-type="float" office:value="1.73271428571" calcext:value-type="float">
            <text:p>1.7327142857</text:p>
          </table:table-cell>
          <table:table-cell office:value-type="float" office:value="98330.7842862" calcext:value-type="float">
            <text:p>98330.7842862</text:p>
          </table:table-cell>
        </table:table-row>
        <table:table-row table:style-name="ro1">
          <table:table-cell office:value-type="float" office:value="1.734" calcext:value-type="float">
            <text:p>1.734</text:p>
          </table:table-cell>
          <table:table-cell office:value-type="float" office:value="97881.5186941" calcext:value-type="float">
            <text:p>97881.5186941</text:p>
          </table:table-cell>
        </table:table-row>
        <table:table-row table:style-name="ro1">
          <table:table-cell office:value-type="float" office:value="1.73528571429" calcext:value-type="float">
            <text:p>1.7352857143</text:p>
          </table:table-cell>
          <table:table-cell office:value-type="float" office:value="97454.9823207" calcext:value-type="float">
            <text:p>97454.9823207</text:p>
          </table:table-cell>
        </table:table-row>
        <table:table-row table:style-name="ro1">
          <table:table-cell office:value-type="float" office:value="1.73657142857" calcext:value-type="float">
            <text:p>1.7365714286</text:p>
          </table:table-cell>
          <table:table-cell office:value-type="float" office:value="97045.286516" calcext:value-type="float">
            <text:p>97045.286516</text:p>
          </table:table-cell>
        </table:table-row>
        <table:table-row table:style-name="ro1">
          <table:table-cell office:value-type="float" office:value="1.73785714286" calcext:value-type="float">
            <text:p>1.7378571429</text:p>
          </table:table-cell>
          <table:table-cell office:value-type="float" office:value="96679.1548824" calcext:value-type="float">
            <text:p>96679.1548824</text:p>
          </table:table-cell>
        </table:table-row>
        <table:table-row table:style-name="ro1">
          <table:table-cell office:value-type="float" office:value="1.73914285714" calcext:value-type="float">
            <text:p>1.7391428571</text:p>
          </table:table-cell>
          <table:table-cell office:value-type="float" office:value="96366.359231" calcext:value-type="float">
            <text:p>96366.359231</text:p>
          </table:table-cell>
        </table:table-row>
        <table:table-row table:style-name="ro1">
          <table:table-cell office:value-type="float" office:value="1.74042857143" calcext:value-type="float">
            <text:p>1.7404285714</text:p>
          </table:table-cell>
          <table:table-cell office:value-type="float" office:value="96106.1414406" calcext:value-type="float">
            <text:p>96106.1414406</text:p>
          </table:table-cell>
        </table:table-row>
        <table:table-row table:style-name="ro1">
          <table:table-cell office:value-type="float" office:value="1.74171428571" calcext:value-type="float">
            <text:p>1.7417142857</text:p>
          </table:table-cell>
          <table:table-cell office:value-type="float" office:value="95872.5227687" calcext:value-type="float">
            <text:p>95872.5227687</text:p>
          </table:table-cell>
        </table:table-row>
        <table:table-row table:style-name="ro1">
          <table:table-cell office:value-type="float" office:value="1.743" calcext:value-type="float">
            <text:p>1.743</text:p>
          </table:table-cell>
          <table:table-cell office:value-type="float" office:value="95630.017624" calcext:value-type="float">
            <text:p>95630.017624</text:p>
          </table:table-cell>
        </table:table-row>
        <table:table-row table:style-name="ro1">
          <table:table-cell office:value-type="float" office:value="1.74428571429" calcext:value-type="float">
            <text:p>1.7442857143</text:p>
          </table:table-cell>
          <table:table-cell office:value-type="float" office:value="95392.6705723" calcext:value-type="float">
            <text:p>95392.6705723</text:p>
          </table:table-cell>
        </table:table-row>
        <table:table-row table:style-name="ro1">
          <table:table-cell office:value-type="float" office:value="1.74557142857" calcext:value-type="float">
            <text:p>1.7455714286</text:p>
          </table:table-cell>
          <table:table-cell office:value-type="float" office:value="95135.7099937" calcext:value-type="float">
            <text:p>95135.7099937</text:p>
          </table:table-cell>
        </table:table-row>
        <table:table-row table:style-name="ro1">
          <table:table-cell office:value-type="float" office:value="1.74685714286" calcext:value-type="float">
            <text:p>1.7468571429</text:p>
          </table:table-cell>
          <table:table-cell office:value-type="float" office:value="94845.6783538" calcext:value-type="float">
            <text:p>94845.6783538</text:p>
          </table:table-cell>
        </table:table-row>
        <table:table-row table:style-name="ro1">
          <table:table-cell office:value-type="float" office:value="1.74814285714" calcext:value-type="float">
            <text:p>1.7481428571</text:p>
          </table:table-cell>
          <table:table-cell office:value-type="float" office:value="94521.5989653" calcext:value-type="float">
            <text:p>94521.5989653</text:p>
          </table:table-cell>
        </table:table-row>
        <table:table-row table:style-name="ro1">
          <table:table-cell office:value-type="float" office:value="1.74942857143" calcext:value-type="float">
            <text:p>1.7494285714</text:p>
          </table:table-cell>
          <table:table-cell office:value-type="float" office:value="94141.4967439" calcext:value-type="float">
            <text:p>94141.4967439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93905.3524083" calcext:value-type="float">
            <text:p>93905.3524083</text:p>
          </table:table-cell>
        </table:table-row>
        <table:table-row table:style-name="ro1">
          <table:table-cell office:value-type="float" office:value="1.75128571429" calcext:value-type="float">
            <text:p>1.7512857143</text:p>
          </table:table-cell>
          <table:table-cell office:value-type="float" office:value="93530.3381709" calcext:value-type="float">
            <text:p>93530.3381709</text:p>
          </table:table-cell>
        </table:table-row>
        <table:table-row table:style-name="ro1">
          <table:table-cell office:value-type="float" office:value="1.75257142857" calcext:value-type="float">
            <text:p>1.7525714286</text:p>
          </table:table-cell>
          <table:table-cell office:value-type="float" office:value="36575.4890275" calcext:value-type="float">
            <text:p>36575.4890275</text:p>
          </table:table-cell>
        </table:table-row>
        <table:table-row table:style-name="ro1">
          <table:table-cell office:value-type="float" office:value="1.75385714286" calcext:value-type="float">
            <text:p>1.7538571429</text:p>
          </table:table-cell>
          <table:table-cell office:value-type="float" office:value="41311.4504141" calcext:value-type="float">
            <text:p>41311.4504141</text:p>
          </table:table-cell>
        </table:table-row>
        <table:table-row table:style-name="ro1">
          <table:table-cell office:value-type="float" office:value="1.75514285714" calcext:value-type="float">
            <text:p>1.7551428571</text:p>
          </table:table-cell>
          <table:table-cell office:value-type="float" office:value="44002.7194185" calcext:value-type="float">
            <text:p>44002.7194185</text:p>
          </table:table-cell>
        </table:table-row>
        <table:table-row table:style-name="ro1">
          <table:table-cell office:value-type="float" office:value="1.75642857143" calcext:value-type="float">
            <text:p>1.7564285714</text:p>
          </table:table-cell>
          <table:table-cell office:value-type="float" office:value="44912.3909399" calcext:value-type="float">
            <text:p>44912.3909399</text:p>
          </table:table-cell>
        </table:table-row>
        <table:table-row table:style-name="ro1">
          <table:table-cell office:value-type="float" office:value="1.75771428571" calcext:value-type="float">
            <text:p>1.7577142857</text:p>
          </table:table-cell>
          <table:table-cell office:value-type="float" office:value="44993.426614" calcext:value-type="float">
            <text:p>44993.426614</text:p>
          </table:table-cell>
        </table:table-row>
        <table:table-row table:style-name="ro1">
          <table:table-cell office:value-type="float" office:value="1.759" calcext:value-type="float">
            <text:p>1.759</text:p>
          </table:table-cell>
          <table:table-cell office:value-type="float" office:value="45024.4142147" calcext:value-type="float">
            <text:p>45024.4142147</text:p>
          </table:table-cell>
        </table:table-row>
        <table:table-row table:style-name="ro1">
          <table:table-cell office:value-type="float" office:value="1.76028571429" calcext:value-type="float">
            <text:p>1.7602857143</text:p>
          </table:table-cell>
          <table:table-cell office:value-type="float" office:value="44108.6162422" calcext:value-type="float">
            <text:p>44108.6162422</text:p>
          </table:table-cell>
        </table:table-row>
        <table:table-row table:style-name="ro1">
          <table:table-cell office:value-type="float" office:value="1.76157142857" calcext:value-type="float">
            <text:p>1.7615714286</text:p>
          </table:table-cell>
          <table:table-cell office:value-type="float" office:value="43640.1687626" calcext:value-type="float">
            <text:p>43640.1687626</text:p>
          </table:table-cell>
        </table:table-row>
        <table:table-row table:style-name="ro1">
          <table:table-cell office:value-type="float" office:value="1.76285714286" calcext:value-type="float">
            <text:p>1.7628571429</text:p>
          </table:table-cell>
          <table:table-cell office:value-type="float" office:value="43231.5324596" calcext:value-type="float">
            <text:p>43231.5324596</text:p>
          </table:table-cell>
        </table:table-row>
        <table:table-row table:style-name="ro1">
          <table:table-cell office:value-type="float" office:value="1.76414285714" calcext:value-type="float">
            <text:p>1.7641428571</text:p>
          </table:table-cell>
          <table:table-cell office:value-type="float" office:value="43578.7170452" calcext:value-type="float">
            <text:p>43578.7170452</text:p>
          </table:table-cell>
        </table:table-row>
        <table:table-row table:style-name="ro1">
          <table:table-cell office:value-type="float" office:value="1.76542857143" calcext:value-type="float">
            <text:p>1.7654285714</text:p>
          </table:table-cell>
          <table:table-cell office:value-type="float" office:value="44759.1063172" calcext:value-type="float">
            <text:p>44759.1063172</text:p>
          </table:table-cell>
        </table:table-row>
        <table:table-row table:style-name="ro1">
          <table:table-cell office:value-type="float" office:value="1.76671428571" calcext:value-type="float">
            <text:p>1.7667142857</text:p>
          </table:table-cell>
          <table:table-cell office:value-type="float" office:value="46474.092706" calcext:value-type="float">
            <text:p>46474.092706</text:p>
          </table:table-cell>
        </table:table-row>
        <table:table-row table:style-name="ro1">
          <table:table-cell office:value-type="float" office:value="1.768" calcext:value-type="float">
            <text:p>1.768</text:p>
          </table:table-cell>
          <table:table-cell office:value-type="float" office:value="48059.1558371" calcext:value-type="float">
            <text:p>48059.1558371</text:p>
          </table:table-cell>
        </table:table-row>
        <table:table-row table:style-name="ro1">
          <table:table-cell office:value-type="float" office:value="1.76928571429" calcext:value-type="float">
            <text:p>1.7692857143</text:p>
          </table:table-cell>
          <table:table-cell office:value-type="float" office:value="49093.85915" calcext:value-type="float">
            <text:p>49093.85915</text:p>
          </table:table-cell>
        </table:table-row>
        <table:table-row table:style-name="ro1">
          <table:table-cell office:value-type="float" office:value="1.77057142857" calcext:value-type="float">
            <text:p>1.7705714286</text:p>
          </table:table-cell>
          <table:table-cell office:value-type="float" office:value="49335.5333953" calcext:value-type="float">
            <text:p>49335.5333953</text:p>
          </table:table-cell>
        </table:table-row>
        <table:table-row table:style-name="ro1">
          <table:table-cell office:value-type="float" office:value="1.77185714286" calcext:value-type="float">
            <text:p>1.7718571429</text:p>
          </table:table-cell>
          <table:table-cell office:value-type="float" office:value="48780.5251595" calcext:value-type="float">
            <text:p>48780.5251595</text:p>
          </table:table-cell>
        </table:table-row>
        <table:table-row table:style-name="ro1">
          <table:table-cell office:value-type="float" office:value="1.77314285714" calcext:value-type="float">
            <text:p>1.7731428571</text:p>
          </table:table-cell>
          <table:table-cell office:value-type="float" office:value="47744.7792776" calcext:value-type="float">
            <text:p>47744.7792776</text:p>
          </table:table-cell>
        </table:table-row>
        <table:table-row table:style-name="ro1">
          <table:table-cell office:value-type="float" office:value="1.77442857143" calcext:value-type="float">
            <text:p>1.7744285714</text:p>
          </table:table-cell>
          <table:table-cell office:value-type="float" office:value="47686.1654632" calcext:value-type="float">
            <text:p>47686.1654632</text:p>
          </table:table-cell>
        </table:table-row>
        <table:table-row table:style-name="ro1">
          <table:table-cell office:value-type="float" office:value="1.775" calcext:value-type="float">
            <text:p>1.775</text:p>
          </table:table-cell>
          <table:table-cell office:value-type="float" office:value="47897.5896349" calcext:value-type="float">
            <text:p>47897.5896349</text:p>
          </table:table-cell>
        </table:table-row>
        <table:table-row table:style-name="ro1">
          <table:table-cell office:value-type="float" office:value="1.77628571429" calcext:value-type="float">
            <text:p>1.7762857143</text:p>
          </table:table-cell>
          <table:table-cell office:value-type="float" office:value="48507.6843445" calcext:value-type="float">
            <text:p>48507.6843445</text:p>
          </table:table-cell>
        </table:table-row>
        <table:table-row table:style-name="ro1">
          <table:table-cell office:value-type="float" office:value="1.77757142857" calcext:value-type="float">
            <text:p>1.7775714286</text:p>
          </table:table-cell>
          <table:table-cell office:value-type="float" office:value="47857.3874478" calcext:value-type="float">
            <text:p>47857.3874478</text:p>
          </table:table-cell>
        </table:table-row>
        <table:table-row table:style-name="ro1">
          <table:table-cell office:value-type="float" office:value="1.77885714286" calcext:value-type="float">
            <text:p>1.7788571429</text:p>
          </table:table-cell>
          <table:table-cell office:value-type="float" office:value="46062.2086348" calcext:value-type="float">
            <text:p>46062.2086348</text:p>
          </table:table-cell>
        </table:table-row>
        <table:table-row table:style-name="ro1">
          <table:table-cell office:value-type="float" office:value="1.78014285714" calcext:value-type="float">
            <text:p>1.7801428571</text:p>
          </table:table-cell>
          <table:table-cell office:value-type="float" office:value="44049.5054768" calcext:value-type="float">
            <text:p>44049.5054768</text:p>
          </table:table-cell>
        </table:table-row>
        <table:table-row table:style-name="ro1">
          <table:table-cell office:value-type="float" office:value="1.78142857143" calcext:value-type="float">
            <text:p>1.7814285714</text:p>
          </table:table-cell>
          <table:table-cell office:value-type="float" office:value="42921.0124295" calcext:value-type="float">
            <text:p>42921.0124295</text:p>
          </table:table-cell>
        </table:table-row>
        <table:table-row table:style-name="ro1">
          <table:table-cell office:value-type="float" office:value="1.78271428571" calcext:value-type="float">
            <text:p>1.7827142857</text:p>
          </table:table-cell>
          <table:table-cell office:value-type="float" office:value="44403.7225315" calcext:value-type="float">
            <text:p>44403.7225315</text:p>
          </table:table-cell>
        </table:table-row>
        <table:table-row table:style-name="ro1">
          <table:table-cell office:value-type="float" office:value="1.784" calcext:value-type="float">
            <text:p>1.784</text:p>
          </table:table-cell>
          <table:table-cell office:value-type="float" office:value="48652.7240799" calcext:value-type="float">
            <text:p>48652.7240799</text:p>
          </table:table-cell>
        </table:table-row>
        <table:table-row table:style-name="ro1">
          <table:table-cell office:value-type="float" office:value="1.78528571429" calcext:value-type="float">
            <text:p>1.7852857143</text:p>
          </table:table-cell>
          <table:table-cell office:value-type="float" office:value="52869.7209781" calcext:value-type="float">
            <text:p>52869.7209781</text:p>
          </table:table-cell>
        </table:table-row>
        <table:table-row table:style-name="ro1">
          <table:table-cell office:value-type="float" office:value="1.78657142857" calcext:value-type="float">
            <text:p>1.7865714286</text:p>
          </table:table-cell>
          <table:table-cell office:value-type="float" office:value="53154.3721434" calcext:value-type="float">
            <text:p>53154.3721434</text:p>
          </table:table-cell>
        </table:table-row>
        <table:table-row table:style-name="ro1">
          <table:table-cell office:value-type="float" office:value="1.78785714286" calcext:value-type="float">
            <text:p>1.7878571429</text:p>
          </table:table-cell>
          <table:table-cell office:value-type="float" office:value="49890.2823405" calcext:value-type="float">
            <text:p>49890.2823405</text:p>
          </table:table-cell>
        </table:table-row>
        <table:table-row table:style-name="ro1">
          <table:table-cell office:value-type="float" office:value="1.78914285714" calcext:value-type="float">
            <text:p>1.7891428571</text:p>
          </table:table-cell>
          <table:table-cell office:value-type="float" office:value="46300.7643" calcext:value-type="float">
            <text:p>46300.7643</text:p>
          </table:table-cell>
        </table:table-row>
        <table:table-row table:style-name="ro1">
          <table:table-cell office:value-type="float" office:value="1.79042857143" calcext:value-type="float">
            <text:p>1.7904285714</text:p>
          </table:table-cell>
          <table:table-cell office:value-type="float" office:value="43840.0094477" calcext:value-type="float">
            <text:p>43840.0094477</text:p>
          </table:table-cell>
        </table:table-row>
        <table:table-row table:style-name="ro1">
          <table:table-cell office:value-type="float" office:value="1.79171428571" calcext:value-type="float">
            <text:p>1.7917142857</text:p>
          </table:table-cell>
          <table:table-cell office:value-type="float" office:value="44096.7833823" calcext:value-type="float">
            <text:p>44096.7833823</text:p>
          </table:table-cell>
        </table:table-row>
        <table:table-row table:style-name="ro1">
          <table:table-cell office:value-type="float" office:value="1.793" calcext:value-type="float">
            <text:p>1.793</text:p>
          </table:table-cell>
          <table:table-cell office:value-type="float" office:value="46112.5866308" calcext:value-type="float">
            <text:p>46112.5866308</text:p>
          </table:table-cell>
        </table:table-row>
        <table:table-row table:style-name="ro1">
          <table:table-cell office:value-type="float" office:value="1.79428571429" calcext:value-type="float">
            <text:p>1.7942857143</text:p>
          </table:table-cell>
          <table:table-cell office:value-type="float" office:value="47520.7605946" calcext:value-type="float">
            <text:p>47520.7605946</text:p>
          </table:table-cell>
        </table:table-row>
        <table:table-row table:style-name="ro1">
          <table:table-cell office:value-type="float" office:value="1.79557142857" calcext:value-type="float">
            <text:p>1.7955714286</text:p>
          </table:table-cell>
          <table:table-cell office:value-type="float" office:value="48411.298508" calcext:value-type="float">
            <text:p>48411.298508</text:p>
          </table:table-cell>
        </table:table-row>
        <table:table-row table:style-name="ro1">
          <table:table-cell office:value-type="float" office:value="1.79685714286" calcext:value-type="float">
            <text:p>1.7968571429</text:p>
          </table:table-cell>
          <table:table-cell office:value-type="float" office:value="49105.3038342" calcext:value-type="float">
            <text:p>49105.3038342</text:p>
          </table:table-cell>
        </table:table-row>
        <table:table-row table:style-name="ro1">
          <table:table-cell office:value-type="float" office:value="1.79814285714" calcext:value-type="float">
            <text:p>1.7981428571</text:p>
          </table:table-cell>
          <table:table-cell office:value-type="float" office:value="48876.7114945" calcext:value-type="float">
            <text:p>48876.7114945</text:p>
          </table:table-cell>
        </table:table-row>
        <table:table-row table:style-name="ro1">
          <table:table-cell office:value-type="float" office:value="1.79942857143" calcext:value-type="float">
            <text:p>1.7994285714</text:p>
          </table:table-cell>
          <table:table-cell office:value-type="float" office:value="47922.108412" calcext:value-type="float">
            <text:p>47922.108412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7334.2325957" calcext:value-type="float">
            <text:p>47334.2325957</text:p>
          </table:table-cell>
        </table:table-row>
        <table:table-row table:style-name="ro1">
          <table:table-cell office:value-type="float" office:value="1.80128571429" calcext:value-type="float">
            <text:p>1.8012857143</text:p>
          </table:table-cell>
          <table:table-cell office:value-type="float" office:value="46246.0522764" calcext:value-type="float">
            <text:p>46246.0522764</text:p>
          </table:table-cell>
        </table:table-row>
        <table:table-row table:style-name="ro1">
          <table:table-cell office:value-type="float" office:value="1.80257142857" calcext:value-type="float">
            <text:p>1.8025714286</text:p>
          </table:table-cell>
          <table:table-cell office:value-type="float" office:value="45344.6544064" calcext:value-type="float">
            <text:p>45344.6544064</text:p>
          </table:table-cell>
        </table:table-row>
        <table:table-row table:style-name="ro1">
          <table:table-cell office:value-type="float" office:value="1.80385714286" calcext:value-type="float">
            <text:p>1.8038571429</text:p>
          </table:table-cell>
          <table:table-cell office:value-type="float" office:value="44910.119551" calcext:value-type="float">
            <text:p>44910.119551</text:p>
          </table:table-cell>
        </table:table-row>
        <table:table-row table:style-name="ro1">
          <table:table-cell office:value-type="float" office:value="1.80514285714" calcext:value-type="float">
            <text:p>1.8051428571</text:p>
          </table:table-cell>
          <table:table-cell office:value-type="float" office:value="45078.4649433" calcext:value-type="float">
            <text:p>45078.4649433</text:p>
          </table:table-cell>
        </table:table-row>
        <table:table-row table:style-name="ro1">
          <table:table-cell office:value-type="float" office:value="1.80642857143" calcext:value-type="float">
            <text:p>1.8064285714</text:p>
          </table:table-cell>
          <table:table-cell office:value-type="float" office:value="45574.9827152" calcext:value-type="float">
            <text:p>45574.9827152</text:p>
          </table:table-cell>
        </table:table-row>
        <table:table-row table:style-name="ro1">
          <table:table-cell office:value-type="float" office:value="1.80771428571" calcext:value-type="float">
            <text:p>1.8077142857</text:p>
          </table:table-cell>
          <table:table-cell office:value-type="float" office:value="46127.204983" calcext:value-type="float">
            <text:p>46127.204983</text:p>
          </table:table-cell>
        </table:table-row>
        <table:table-row table:style-name="ro1">
          <table:table-cell office:value-type="float" office:value="1.809" calcext:value-type="float">
            <text:p>1.809</text:p>
          </table:table-cell>
          <table:table-cell office:value-type="float" office:value="46514.5478039" calcext:value-type="float">
            <text:p>46514.5478039</text:p>
          </table:table-cell>
        </table:table-row>
        <table:table-row table:style-name="ro1">
          <table:table-cell office:value-type="float" office:value="1.81028571429" calcext:value-type="float">
            <text:p>1.8102857143</text:p>
          </table:table-cell>
          <table:table-cell office:value-type="float" office:value="46473.1518339" calcext:value-type="float">
            <text:p>46473.1518339</text:p>
          </table:table-cell>
        </table:table-row>
        <table:table-row table:style-name="ro1">
          <table:table-cell office:value-type="float" office:value="1.81157142857" calcext:value-type="float">
            <text:p>1.8115714286</text:p>
          </table:table-cell>
          <table:table-cell office:value-type="float" office:value="46066.1295282" calcext:value-type="float">
            <text:p>46066.1295282</text:p>
          </table:table-cell>
        </table:table-row>
        <table:table-row table:style-name="ro1">
          <table:table-cell office:value-type="float" office:value="1.81285714286" calcext:value-type="float">
            <text:p>1.8128571429</text:p>
          </table:table-cell>
          <table:table-cell office:value-type="float" office:value="45623.513066" calcext:value-type="float">
            <text:p>45623.513066</text:p>
          </table:table-cell>
        </table:table-row>
        <table:table-row table:style-name="ro1">
          <table:table-cell office:value-type="float" office:value="1.81414285714" calcext:value-type="float">
            <text:p>1.8141428571</text:p>
          </table:table-cell>
          <table:table-cell office:value-type="float" office:value="45479.0465489" calcext:value-type="float">
            <text:p>45479.0465489</text:p>
          </table:table-cell>
        </table:table-row>
        <table:table-row table:style-name="ro1">
          <table:table-cell office:value-type="float" office:value="1.81542857143" calcext:value-type="float">
            <text:p>1.8154285714</text:p>
          </table:table-cell>
          <table:table-cell office:value-type="float" office:value="45602.0873167" calcext:value-type="float">
            <text:p>45602.0873167</text:p>
          </table:table-cell>
        </table:table-row>
        <table:table-row table:style-name="ro1">
          <table:table-cell office:value-type="float" office:value="1.81671428571" calcext:value-type="float">
            <text:p>1.8167142857</text:p>
          </table:table-cell>
          <table:table-cell office:value-type="float" office:value="46039.330278" calcext:value-type="float">
            <text:p>46039.330278</text:p>
          </table:table-cell>
        </table:table-row>
        <table:table-row table:style-name="ro1">
          <table:table-cell office:value-type="float" office:value="1.818" calcext:value-type="float">
            <text:p>1.818</text:p>
          </table:table-cell>
          <table:table-cell office:value-type="float" office:value="46720.0404639" calcext:value-type="float">
            <text:p>46720.0404639</text:p>
          </table:table-cell>
        </table:table-row>
        <table:table-row table:style-name="ro1">
          <table:table-cell office:value-type="float" office:value="1.81928571429" calcext:value-type="float">
            <text:p>1.8192857143</text:p>
          </table:table-cell>
          <table:table-cell office:value-type="float" office:value="47469.8210946" calcext:value-type="float">
            <text:p>47469.8210946</text:p>
          </table:table-cell>
        </table:table-row>
        <table:table-row table:style-name="ro1">
          <table:table-cell office:value-type="float" office:value="1.82057142857" calcext:value-type="float">
            <text:p>1.8205714286</text:p>
          </table:table-cell>
          <table:table-cell office:value-type="float" office:value="48128.6103135" calcext:value-type="float">
            <text:p>48128.6103135</text:p>
          </table:table-cell>
        </table:table-row>
        <table:table-row table:style-name="ro1">
          <table:table-cell office:value-type="float" office:value="1.82185714286" calcext:value-type="float">
            <text:p>1.8218571429</text:p>
          </table:table-cell>
          <table:table-cell office:value-type="float" office:value="48520.486275" calcext:value-type="float">
            <text:p>48520.486275</text:p>
          </table:table-cell>
        </table:table-row>
        <table:table-row table:style-name="ro1">
          <table:table-cell office:value-type="float" office:value="1.82314285714" calcext:value-type="float">
            <text:p>1.8231428571</text:p>
          </table:table-cell>
          <table:table-cell office:value-type="float" office:value="49323.2080157" calcext:value-type="float">
            <text:p>49323.2080157</text:p>
          </table:table-cell>
        </table:table-row>
        <table:table-row table:style-name="ro1">
          <table:table-cell office:value-type="float" office:value="1.82442857143" calcext:value-type="float">
            <text:p>1.8244285714</text:p>
          </table:table-cell>
          <table:table-cell office:value-type="float" office:value="51459.0986819" calcext:value-type="float">
            <text:p>51459.0986819</text:p>
          </table:table-cell>
        </table:table-row>
        <table:table-row table:style-name="ro1">
          <table:table-cell office:value-type="float" office:value="1.825" calcext:value-type="float">
            <text:p>1.825</text:p>
          </table:table-cell>
          <table:table-cell office:value-type="float" office:value="52293.8136116" calcext:value-type="float">
            <text:p>52293.8136116</text:p>
          </table:table-cell>
        </table:table-row>
        <table:table-row table:style-name="ro1">
          <table:table-cell office:value-type="float" office:value="1.82628571429" calcext:value-type="float">
            <text:p>1.8262857143</text:p>
          </table:table-cell>
          <table:table-cell office:value-type="float" office:value="58038.0972251" calcext:value-type="float">
            <text:p>58038.0972251</text:p>
          </table:table-cell>
        </table:table-row>
        <table:table-row table:style-name="ro1">
          <table:table-cell office:value-type="float" office:value="1.82757142857" calcext:value-type="float">
            <text:p>1.8275714286</text:p>
          </table:table-cell>
          <table:table-cell office:value-type="float" office:value="65353.1012895" calcext:value-type="float">
            <text:p>65353.1012895</text:p>
          </table:table-cell>
        </table:table-row>
        <table:table-row table:style-name="ro1">
          <table:table-cell office:value-type="float" office:value="1.82885714286" calcext:value-type="float">
            <text:p>1.8288571429</text:p>
          </table:table-cell>
          <table:table-cell office:value-type="float" office:value="70839.1797091" calcext:value-type="float">
            <text:p>70839.1797091</text:p>
          </table:table-cell>
        </table:table-row>
        <table:table-row table:style-name="ro1">
          <table:table-cell office:value-type="float" office:value="1.83014285714" calcext:value-type="float">
            <text:p>1.8301428571</text:p>
          </table:table-cell>
          <table:table-cell office:value-type="float" office:value="71300.643651" calcext:value-type="float">
            <text:p>71300.643651</text:p>
          </table:table-cell>
        </table:table-row>
        <table:table-row table:style-name="ro1">
          <table:table-cell office:value-type="float" office:value="1.83142857143" calcext:value-type="float">
            <text:p>1.8314285714</text:p>
          </table:table-cell>
          <table:table-cell office:value-type="float" office:value="70238.9548021" calcext:value-type="float">
            <text:p>70238.9548021</text:p>
          </table:table-cell>
        </table:table-row>
        <table:table-row table:style-name="ro1">
          <table:table-cell office:value-type="float" office:value="1.83271428571" calcext:value-type="float">
            <text:p>1.8327142857</text:p>
          </table:table-cell>
          <table:table-cell office:value-type="float" office:value="68199.988319" calcext:value-type="float">
            <text:p>68199.988319</text:p>
          </table:table-cell>
        </table:table-row>
        <table:table-row table:style-name="ro1">
          <table:table-cell office:value-type="float" office:value="1.834" calcext:value-type="float">
            <text:p>1.834</text:p>
          </table:table-cell>
          <table:table-cell office:value-type="float" office:value="65705.3368066" calcext:value-type="float">
            <text:p>65705.3368066</text:p>
          </table:table-cell>
        </table:table-row>
        <table:table-row table:style-name="ro1">
          <table:table-cell office:value-type="float" office:value="1.83528571429" calcext:value-type="float">
            <text:p>1.8352857143</text:p>
          </table:table-cell>
          <table:table-cell office:value-type="float" office:value="64727.342945" calcext:value-type="float">
            <text:p>64727.342945</text:p>
          </table:table-cell>
        </table:table-row>
        <table:table-row table:style-name="ro1">
          <table:table-cell office:value-type="float" office:value="1.83657142857" calcext:value-type="float">
            <text:p>1.8365714286</text:p>
          </table:table-cell>
          <table:table-cell office:value-type="float" office:value="65665.3831982" calcext:value-type="float">
            <text:p>65665.3831982</text:p>
          </table:table-cell>
        </table:table-row>
        <table:table-row table:style-name="ro1">
          <table:table-cell office:value-type="float" office:value="1.83785714286" calcext:value-type="float">
            <text:p>1.8378571429</text:p>
          </table:table-cell>
          <table:table-cell office:value-type="float" office:value="67854.5833445" calcext:value-type="float">
            <text:p>67854.5833445</text:p>
          </table:table-cell>
        </table:table-row>
        <table:table-row table:style-name="ro1">
          <table:table-cell office:value-type="float" office:value="1.83914285714" calcext:value-type="float">
            <text:p>1.8391428571</text:p>
          </table:table-cell>
          <table:table-cell office:value-type="float" office:value="69641.8555148" calcext:value-type="float">
            <text:p>69641.8555148</text:p>
          </table:table-cell>
        </table:table-row>
        <table:table-row table:style-name="ro1">
          <table:table-cell office:value-type="float" office:value="1.84042857143" calcext:value-type="float">
            <text:p>1.8404285714</text:p>
          </table:table-cell>
          <table:table-cell office:value-type="float" office:value="70759.546899" calcext:value-type="float">
            <text:p>70759.546899</text:p>
          </table:table-cell>
        </table:table-row>
        <table:table-row table:style-name="ro1">
          <table:table-cell office:value-type="float" office:value="1.84171428571" calcext:value-type="float">
            <text:p>1.8417142857</text:p>
          </table:table-cell>
          <table:table-cell office:value-type="float" office:value="72147.3666162" calcext:value-type="float">
            <text:p>72147.3666162</text:p>
          </table:table-cell>
        </table:table-row>
        <table:table-row table:style-name="ro1">
          <table:table-cell office:value-type="float" office:value="1.843" calcext:value-type="float">
            <text:p>1.843</text:p>
          </table:table-cell>
          <table:table-cell office:value-type="float" office:value="73719.3572168" calcext:value-type="float">
            <text:p>73719.3572168</text:p>
          </table:table-cell>
        </table:table-row>
        <table:table-row table:style-name="ro1">
          <table:table-cell office:value-type="float" office:value="1.84428571429" calcext:value-type="float">
            <text:p>1.8442857143</text:p>
          </table:table-cell>
          <table:table-cell office:value-type="float" office:value="75343.7280032" calcext:value-type="float">
            <text:p>75343.7280032</text:p>
          </table:table-cell>
        </table:table-row>
        <table:table-row table:style-name="ro1">
          <table:table-cell office:value-type="float" office:value="1.84557142857" calcext:value-type="float">
            <text:p>1.8455714286</text:p>
          </table:table-cell>
          <table:table-cell office:value-type="float" office:value="77017.9410842" calcext:value-type="float">
            <text:p>77017.9410842</text:p>
          </table:table-cell>
        </table:table-row>
        <table:table-row table:style-name="ro1">
          <table:table-cell office:value-type="float" office:value="1.84685714286" calcext:value-type="float">
            <text:p>1.8468571429</text:p>
          </table:table-cell>
          <table:table-cell office:value-type="float" office:value="78790.3183394" calcext:value-type="float">
            <text:p>78790.3183394</text:p>
          </table:table-cell>
        </table:table-row>
        <table:table-row table:style-name="ro1">
          <table:table-cell office:value-type="float" office:value="1.84814285714" calcext:value-type="float">
            <text:p>1.8481428571</text:p>
          </table:table-cell>
          <table:table-cell office:value-type="float" office:value="80282.3933378" calcext:value-type="float">
            <text:p>80282.3933378</text:p>
          </table:table-cell>
        </table:table-row>
        <table:table-row table:style-name="ro1">
          <table:table-cell office:value-type="float" office:value="1.84942857143" calcext:value-type="float">
            <text:p>1.8494285714</text:p>
          </table:table-cell>
          <table:table-cell office:value-type="float" office:value="81075.2675189" calcext:value-type="float">
            <text:p>81075.2675189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81119.4183269" calcext:value-type="float">
            <text:p>81119.4183269</text:p>
          </table:table-cell>
        </table:table-row>
        <table:table-row table:style-name="ro1">
          <table:table-cell office:value-type="float" office:value="1.85128571429" calcext:value-type="float">
            <text:p>1.8512857143</text:p>
          </table:table-cell>
          <table:table-cell office:value-type="float" office:value="81069.5261134" calcext:value-type="float">
            <text:p>81069.5261134</text:p>
          </table:table-cell>
        </table:table-row>
        <table:table-row table:style-name="ro1">
          <table:table-cell office:value-type="float" office:value="1.85257142857" calcext:value-type="float">
            <text:p>1.8525714286</text:p>
          </table:table-cell>
          <table:table-cell office:value-type="float" office:value="80666.6730973" calcext:value-type="float">
            <text:p>80666.6730973</text:p>
          </table:table-cell>
        </table:table-row>
        <table:table-row table:style-name="ro1">
          <table:table-cell office:value-type="float" office:value="1.85385714286" calcext:value-type="float">
            <text:p>1.8538571429</text:p>
          </table:table-cell>
          <table:table-cell office:value-type="float" office:value="80079.7719964" calcext:value-type="float">
            <text:p>80079.7719964</text:p>
          </table:table-cell>
        </table:table-row>
        <table:table-row table:style-name="ro1">
          <table:table-cell office:value-type="float" office:value="1.85514285714" calcext:value-type="float">
            <text:p>1.8551428571</text:p>
          </table:table-cell>
          <table:table-cell office:value-type="float" office:value="79253.6912206" calcext:value-type="float">
            <text:p>79253.6912206</text:p>
          </table:table-cell>
        </table:table-row>
        <table:table-row table:style-name="ro1">
          <table:table-cell office:value-type="float" office:value="1.85642857143" calcext:value-type="float">
            <text:p>1.8564285714</text:p>
          </table:table-cell>
          <table:table-cell office:value-type="float" office:value="78212.0706584" calcext:value-type="float">
            <text:p>78212.0706584</text:p>
          </table:table-cell>
        </table:table-row>
        <table:table-row table:style-name="ro1">
          <table:table-cell office:value-type="float" office:value="1.85771428571" calcext:value-type="float">
            <text:p>1.8577142857</text:p>
          </table:table-cell>
          <table:table-cell office:value-type="float" office:value="77068.2728565" calcext:value-type="float">
            <text:p>77068.2728565</text:p>
          </table:table-cell>
        </table:table-row>
        <table:table-row table:style-name="ro1">
          <table:table-cell office:value-type="float" office:value="1.859" calcext:value-type="float">
            <text:p>1.859</text:p>
          </table:table-cell>
          <table:table-cell office:value-type="float" office:value="76126.1182662" calcext:value-type="float">
            <text:p>76126.1182662</text:p>
          </table:table-cell>
        </table:table-row>
        <table:table-row table:style-name="ro1">
          <table:table-cell office:value-type="float" office:value="1.86028571429" calcext:value-type="float">
            <text:p>1.8602857143</text:p>
          </table:table-cell>
          <table:table-cell office:value-type="float" office:value="75432.5041425" calcext:value-type="float">
            <text:p>75432.5041425</text:p>
          </table:table-cell>
        </table:table-row>
        <table:table-row table:style-name="ro1">
          <table:table-cell office:value-type="float" office:value="1.86157142857" calcext:value-type="float">
            <text:p>1.8615714286</text:p>
          </table:table-cell>
          <table:table-cell office:value-type="float" office:value="74786.8927113" calcext:value-type="float">
            <text:p>74786.8927113</text:p>
          </table:table-cell>
        </table:table-row>
        <table:table-row table:style-name="ro1">
          <table:table-cell office:value-type="float" office:value="1.86285714286" calcext:value-type="float">
            <text:p>1.8628571429</text:p>
          </table:table-cell>
          <table:table-cell office:value-type="float" office:value="73841.7849791" calcext:value-type="float">
            <text:p>73841.7849791</text:p>
          </table:table-cell>
        </table:table-row>
        <table:table-row table:style-name="ro1">
          <table:table-cell office:value-type="float" office:value="1.86414285714" calcext:value-type="float">
            <text:p>1.8641428571</text:p>
          </table:table-cell>
          <table:table-cell office:value-type="float" office:value="72510.6579097" calcext:value-type="float">
            <text:p>72510.6579097</text:p>
          </table:table-cell>
        </table:table-row>
        <table:table-row table:style-name="ro1">
          <table:table-cell office:value-type="float" office:value="1.86542857143" calcext:value-type="float">
            <text:p>1.8654285714</text:p>
          </table:table-cell>
          <table:table-cell office:value-type="float" office:value="71020.1379475" calcext:value-type="float">
            <text:p>71020.1379475</text:p>
          </table:table-cell>
        </table:table-row>
        <table:table-row table:style-name="ro1">
          <table:table-cell office:value-type="float" office:value="1.86671428571" calcext:value-type="float">
            <text:p>1.8667142857</text:p>
          </table:table-cell>
          <table:table-cell office:value-type="float" office:value="69936.397047" calcext:value-type="float">
            <text:p>69936.397047</text:p>
          </table:table-cell>
        </table:table-row>
        <table:table-row table:style-name="ro1">
          <table:table-cell office:value-type="float" office:value="1.868" calcext:value-type="float">
            <text:p>1.868</text:p>
          </table:table-cell>
          <table:table-cell office:value-type="float" office:value="69633.4800699" calcext:value-type="float">
            <text:p>69633.4800699</text:p>
          </table:table-cell>
        </table:table-row>
        <table:table-row table:style-name="ro1">
          <table:table-cell office:value-type="float" office:value="1.86928571429" calcext:value-type="float">
            <text:p>1.8692857143</text:p>
          </table:table-cell>
          <table:table-cell office:value-type="float" office:value="69839.1356046" calcext:value-type="float">
            <text:p>69839.1356046</text:p>
          </table:table-cell>
        </table:table-row>
        <table:table-row table:style-name="ro1">
          <table:table-cell office:value-type="float" office:value="1.87057142857" calcext:value-type="float">
            <text:p>1.8705714286</text:p>
          </table:table-cell>
          <table:table-cell office:value-type="float" office:value="69827.0912772" calcext:value-type="float">
            <text:p>69827.0912772</text:p>
          </table:table-cell>
        </table:table-row>
        <table:table-row table:style-name="ro1">
          <table:table-cell office:value-type="float" office:value="1.87185714286" calcext:value-type="float">
            <text:p>1.8718571429</text:p>
          </table:table-cell>
          <table:table-cell office:value-type="float" office:value="69209.7698859" calcext:value-type="float">
            <text:p>69209.7698859</text:p>
          </table:table-cell>
        </table:table-row>
        <table:table-row table:style-name="ro1">
          <table:table-cell office:value-type="float" office:value="1.87314285714" calcext:value-type="float">
            <text:p>1.8731428571</text:p>
          </table:table-cell>
          <table:table-cell office:value-type="float" office:value="68075.2099973" calcext:value-type="float">
            <text:p>68075.2099973</text:p>
          </table:table-cell>
        </table:table-row>
        <table:table-row table:style-name="ro1">
          <table:table-cell office:value-type="float" office:value="1.87442857143" calcext:value-type="float">
            <text:p>1.8744285714</text:p>
          </table:table-cell>
          <table:table-cell office:value-type="float" office:value="66746.3662734" calcext:value-type="float">
            <text:p>66746.3662734</text:p>
          </table:table-cell>
        </table:table-row>
        <table:table-row table:style-name="ro1">
          <table:table-cell office:value-type="float" office:value="1.875" calcext:value-type="float">
            <text:p>1.875</text:p>
          </table:table-cell>
          <table:table-cell office:value-type="float" office:value="66176.977675" calcext:value-type="float">
            <text:p>66176.977675</text:p>
          </table:table-cell>
        </table:table-row>
        <table:table-row table:style-name="ro1">
          <table:table-cell office:value-type="float" office:value="1.87628571429" calcext:value-type="float">
            <text:p>1.8762857143</text:p>
          </table:table-cell>
          <table:table-cell office:value-type="float" office:value="65630.0787621" calcext:value-type="float">
            <text:p>65630.0787621</text:p>
          </table:table-cell>
        </table:table-row>
        <table:table-row table:style-name="ro1">
          <table:table-cell office:value-type="float" office:value="1.87757142857" calcext:value-type="float">
            <text:p>1.8775714286</text:p>
          </table:table-cell>
          <table:table-cell office:value-type="float" office:value="65908.8298407" calcext:value-type="float">
            <text:p>65908.8298407</text:p>
          </table:table-cell>
        </table:table-row>
        <table:table-row table:style-name="ro1">
          <table:table-cell office:value-type="float" office:value="1.87885714286" calcext:value-type="float">
            <text:p>1.8788571429</text:p>
          </table:table-cell>
          <table:table-cell office:value-type="float" office:value="66360.6638896" calcext:value-type="float">
            <text:p>66360.6638896</text:p>
          </table:table-cell>
        </table:table-row>
        <table:table-row table:style-name="ro1">
          <table:table-cell office:value-type="float" office:value="1.88014285714" calcext:value-type="float">
            <text:p>1.8801428571</text:p>
          </table:table-cell>
          <table:table-cell office:value-type="float" office:value="66368.4187768" calcext:value-type="float">
            <text:p>66368.4187768</text:p>
          </table:table-cell>
        </table:table-row>
        <table:table-row table:style-name="ro1">
          <table:table-cell office:value-type="float" office:value="1.88142857143" calcext:value-type="float">
            <text:p>1.8814285714</text:p>
          </table:table-cell>
          <table:table-cell office:value-type="float" office:value="66050.5976246" calcext:value-type="float">
            <text:p>66050.5976246</text:p>
          </table:table-cell>
        </table:table-row>
        <table:table-row table:style-name="ro1">
          <table:table-cell office:value-type="float" office:value="1.88271428571" calcext:value-type="float">
            <text:p>1.8827142857</text:p>
          </table:table-cell>
          <table:table-cell office:value-type="float" office:value="65728.6514705" calcext:value-type="float">
            <text:p>65728.6514705</text:p>
          </table:table-cell>
        </table:table-row>
        <table:table-row table:style-name="ro1">
          <table:table-cell office:value-type="float" office:value="1.884" calcext:value-type="float">
            <text:p>1.884</text:p>
          </table:table-cell>
          <table:table-cell office:value-type="float" office:value="65501.1169073" calcext:value-type="float">
            <text:p>65501.1169073</text:p>
          </table:table-cell>
        </table:table-row>
        <table:table-row table:style-name="ro1">
          <table:table-cell office:value-type="float" office:value="1.88528571429" calcext:value-type="float">
            <text:p>1.8852857143</text:p>
          </table:table-cell>
          <table:table-cell office:value-type="float" office:value="65200.9810943" calcext:value-type="float">
            <text:p>65200.9810943</text:p>
          </table:table-cell>
        </table:table-row>
        <table:table-row table:style-name="ro1">
          <table:table-cell office:value-type="float" office:value="1.88657142857" calcext:value-type="float">
            <text:p>1.8865714286</text:p>
          </table:table-cell>
          <table:table-cell office:value-type="float" office:value="64625.534311" calcext:value-type="float">
            <text:p>64625.534311</text:p>
          </table:table-cell>
        </table:table-row>
        <table:table-row table:style-name="ro1">
          <table:table-cell office:value-type="float" office:value="1.88785714286" calcext:value-type="float">
            <text:p>1.8878571429</text:p>
          </table:table-cell>
          <table:table-cell office:value-type="float" office:value="64004.5259633" calcext:value-type="float">
            <text:p>64004.5259633</text:p>
          </table:table-cell>
        </table:table-row>
        <table:table-row table:style-name="ro1">
          <table:table-cell office:value-type="float" office:value="1.88914285714" calcext:value-type="float">
            <text:p>1.8891428571</text:p>
          </table:table-cell>
          <table:table-cell office:value-type="float" office:value="63627.7217329" calcext:value-type="float">
            <text:p>63627.7217329</text:p>
          </table:table-cell>
        </table:table-row>
        <table:table-row table:style-name="ro1">
          <table:table-cell office:value-type="float" office:value="1.89042857143" calcext:value-type="float">
            <text:p>1.8904285714</text:p>
          </table:table-cell>
          <table:table-cell office:value-type="float" office:value="63457.1036623" calcext:value-type="float">
            <text:p>63457.1036623</text:p>
          </table:table-cell>
        </table:table-row>
        <table:table-row table:style-name="ro1">
          <table:table-cell office:value-type="float" office:value="1.89171428571" calcext:value-type="float">
            <text:p>1.8917142857</text:p>
          </table:table-cell>
          <table:table-cell office:value-type="float" office:value="63378.1407732" calcext:value-type="float">
            <text:p>63378.1407732</text:p>
          </table:table-cell>
        </table:table-row>
        <table:table-row table:style-name="ro1">
          <table:table-cell office:value-type="float" office:value="1.893" calcext:value-type="float">
            <text:p>1.893</text:p>
          </table:table-cell>
          <table:table-cell office:value-type="float" office:value="63236.7043371" calcext:value-type="float">
            <text:p>63236.7043371</text:p>
          </table:table-cell>
        </table:table-row>
        <table:table-row table:style-name="ro1">
          <table:table-cell office:value-type="float" office:value="1.89428571429" calcext:value-type="float">
            <text:p>1.8942857143</text:p>
          </table:table-cell>
          <table:table-cell office:value-type="float" office:value="62978.3727036" calcext:value-type="float">
            <text:p>62978.3727036</text:p>
          </table:table-cell>
        </table:table-row>
        <table:table-row table:style-name="ro1">
          <table:table-cell office:value-type="float" office:value="1.89557142857" calcext:value-type="float">
            <text:p>1.8955714286</text:p>
          </table:table-cell>
          <table:table-cell office:value-type="float" office:value="62621.0487274" calcext:value-type="float">
            <text:p>62621.0487274</text:p>
          </table:table-cell>
        </table:table-row>
        <table:table-row table:style-name="ro1">
          <table:table-cell office:value-type="float" office:value="1.89685714286" calcext:value-type="float">
            <text:p>1.8968571429</text:p>
          </table:table-cell>
          <table:table-cell office:value-type="float" office:value="62288.0267736" calcext:value-type="float">
            <text:p>62288.0267736</text:p>
          </table:table-cell>
        </table:table-row>
        <table:table-row table:style-name="ro1">
          <table:table-cell office:value-type="float" office:value="1.89814285714" calcext:value-type="float">
            <text:p>1.8981428571</text:p>
          </table:table-cell>
          <table:table-cell office:value-type="float" office:value="62085.7890145" calcext:value-type="float">
            <text:p>62085.7890145</text:p>
          </table:table-cell>
        </table:table-row>
        <table:table-row table:style-name="ro1">
          <table:table-cell office:value-type="float" office:value="1.89942857143" calcext:value-type="float">
            <text:p>1.8994285714</text:p>
          </table:table-cell>
          <table:table-cell office:value-type="float" office:value="62020.9196139" calcext:value-type="float">
            <text:p>62020.9196139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61962.0188842" calcext:value-type="float">
            <text:p>61962.0188842</text:p>
          </table:table-cell>
        </table:table-row>
        <table:table-row table:style-name="ro1">
          <table:table-cell office:value-type="float" office:value="1.90128571429" calcext:value-type="float">
            <text:p>1.9012857143</text:p>
          </table:table-cell>
          <table:table-cell office:value-type="float" office:value="61975.700091" calcext:value-type="float">
            <text:p>61975.700091</text:p>
          </table:table-cell>
        </table:table-row>
        <table:table-row table:style-name="ro1">
          <table:table-cell office:value-type="float" office:value="1.90257142857" calcext:value-type="float">
            <text:p>1.9025714286</text:p>
          </table:table-cell>
          <table:table-cell office:value-type="float" office:value="61967.3069855" calcext:value-type="float">
            <text:p>61967.3069855</text:p>
          </table:table-cell>
        </table:table-row>
        <table:table-row table:style-name="ro1">
          <table:table-cell office:value-type="float" office:value="1.90385714286" calcext:value-type="float">
            <text:p>1.9038571429</text:p>
          </table:table-cell>
          <table:table-cell office:value-type="float" office:value="61929.8932881" calcext:value-type="float">
            <text:p>61929.8932881</text:p>
          </table:table-cell>
        </table:table-row>
        <table:table-row table:style-name="ro1">
          <table:table-cell office:value-type="float" office:value="1.90514285714" calcext:value-type="float">
            <text:p>1.9051428571</text:p>
          </table:table-cell>
          <table:table-cell office:value-type="float" office:value="61899.0611643" calcext:value-type="float">
            <text:p>61899.0611643</text:p>
          </table:table-cell>
        </table:table-row>
        <table:table-row table:style-name="ro1">
          <table:table-cell office:value-type="float" office:value="1.90642857143" calcext:value-type="float">
            <text:p>1.9064285714</text:p>
          </table:table-cell>
          <table:table-cell office:value-type="float" office:value="61972.864621" calcext:value-type="float">
            <text:p>61972.864621</text:p>
          </table:table-cell>
        </table:table-row>
        <table:table-row table:style-name="ro1">
          <table:table-cell office:value-type="float" office:value="1.90771428571" calcext:value-type="float">
            <text:p>1.9077142857</text:p>
          </table:table-cell>
          <table:table-cell office:value-type="float" office:value="62297.5620024" calcext:value-type="float">
            <text:p>62297.5620024</text:p>
          </table:table-cell>
        </table:table-row>
        <table:table-row table:style-name="ro1">
          <table:table-cell office:value-type="float" office:value="1.909" calcext:value-type="float">
            <text:p>1.909</text:p>
          </table:table-cell>
          <table:table-cell office:value-type="float" office:value="62931.1174835" calcext:value-type="float">
            <text:p>62931.1174835</text:p>
          </table:table-cell>
        </table:table-row>
        <table:table-row table:style-name="ro1">
          <table:table-cell office:value-type="float" office:value="1.91028571429" calcext:value-type="float">
            <text:p>1.9102857143</text:p>
          </table:table-cell>
          <table:table-cell office:value-type="float" office:value="63711.5925891" calcext:value-type="float">
            <text:p>63711.5925891</text:p>
          </table:table-cell>
        </table:table-row>
        <table:table-row table:style-name="ro1">
          <table:table-cell office:value-type="float" office:value="1.91157142857" calcext:value-type="float">
            <text:p>1.9115714286</text:p>
          </table:table-cell>
          <table:table-cell office:value-type="float" office:value="64447.3016099" calcext:value-type="float">
            <text:p>64447.3016099</text:p>
          </table:table-cell>
        </table:table-row>
        <table:table-row table:style-name="ro1">
          <table:table-cell office:value-type="float" office:value="1.91285714286" calcext:value-type="float">
            <text:p>1.9128571429</text:p>
          </table:table-cell>
          <table:table-cell office:value-type="float" office:value="65481.0988286" calcext:value-type="float">
            <text:p>65481.0988286</text:p>
          </table:table-cell>
        </table:table-row>
        <table:table-row table:style-name="ro1">
          <table:table-cell office:value-type="float" office:value="1.91414285714" calcext:value-type="float">
            <text:p>1.9141428571</text:p>
          </table:table-cell>
          <table:table-cell office:value-type="float" office:value="66850.4750226" calcext:value-type="float">
            <text:p>66850.4750226</text:p>
          </table:table-cell>
        </table:table-row>
        <table:table-row table:style-name="ro1">
          <table:table-cell office:value-type="float" office:value="1.91542857143" calcext:value-type="float">
            <text:p>1.9154285714</text:p>
          </table:table-cell>
          <table:table-cell office:value-type="float" office:value="68852.0872558" calcext:value-type="float">
            <text:p>68852.0872558</text:p>
          </table:table-cell>
        </table:table-row>
        <table:table-row table:style-name="ro1">
          <table:table-cell office:value-type="float" office:value="1.91671428571" calcext:value-type="float">
            <text:p>1.9167142857</text:p>
          </table:table-cell>
          <table:table-cell office:value-type="float" office:value="71606.2564601" calcext:value-type="float">
            <text:p>71606.2564601</text:p>
          </table:table-cell>
        </table:table-row>
        <table:table-row table:style-name="ro1">
          <table:table-cell office:value-type="float" office:value="1.918" calcext:value-type="float">
            <text:p>1.918</text:p>
          </table:table-cell>
          <table:table-cell office:value-type="float" office:value="74087.2957489" calcext:value-type="float">
            <text:p>74087.2957489</text:p>
          </table:table-cell>
        </table:table-row>
        <table:table-row table:style-name="ro1">
          <table:table-cell office:value-type="float" office:value="1.91928571429" calcext:value-type="float">
            <text:p>1.9192857143</text:p>
          </table:table-cell>
          <table:table-cell office:value-type="float" office:value="77115.1161602" calcext:value-type="float">
            <text:p>77115.1161602</text:p>
          </table:table-cell>
        </table:table-row>
        <table:table-row table:style-name="ro1">
          <table:table-cell office:value-type="float" office:value="1.92057142857" calcext:value-type="float">
            <text:p>1.9205714286</text:p>
          </table:table-cell>
          <table:table-cell office:value-type="float" office:value="82518.6911148" calcext:value-type="float">
            <text:p>82518.6911148</text:p>
          </table:table-cell>
        </table:table-row>
        <table:table-row table:style-name="ro1">
          <table:table-cell office:value-type="float" office:value="1.92185714286" calcext:value-type="float">
            <text:p>1.9218571429</text:p>
          </table:table-cell>
          <table:table-cell office:value-type="float" office:value="87971.0797426" calcext:value-type="float">
            <text:p>87971.0797426</text:p>
          </table:table-cell>
        </table:table-row>
        <table:table-row table:style-name="ro1">
          <table:table-cell office:value-type="float" office:value="1.92314285714" calcext:value-type="float">
            <text:p>1.9231428571</text:p>
          </table:table-cell>
          <table:table-cell office:value-type="float" office:value="91815.8033726" calcext:value-type="float">
            <text:p>91815.8033726</text:p>
          </table:table-cell>
        </table:table-row>
        <table:table-row table:style-name="ro1">
          <table:table-cell office:value-type="float" office:value="1.92442857143" calcext:value-type="float">
            <text:p>1.9244285714</text:p>
          </table:table-cell>
          <table:table-cell office:value-type="float" office:value="94193.6261302" calcext:value-type="float">
            <text:p>94193.6261302</text:p>
          </table:table-cell>
        </table:table-row>
        <table:table-row table:style-name="ro1">
          <table:table-cell office:value-type="float" office:value="1.925" calcext:value-type="float">
            <text:p>1.925</text:p>
          </table:table-cell>
          <table:table-cell office:value-type="float" office:value="94798.7769899" calcext:value-type="float">
            <text:p>94798.7769899</text:p>
          </table:table-cell>
        </table:table-row>
        <table:table-row table:style-name="ro1">
          <table:table-cell office:value-type="float" office:value="1.92628571429" calcext:value-type="float">
            <text:p>1.9262857143</text:p>
          </table:table-cell>
          <table:table-cell office:value-type="float" office:value="96188.9792238" calcext:value-type="float">
            <text:p>96188.9792238</text:p>
          </table:table-cell>
        </table:table-row>
        <table:table-row table:style-name="ro1">
          <table:table-cell office:value-type="float" office:value="1.92757142857" calcext:value-type="float">
            <text:p>1.9275714286</text:p>
          </table:table-cell>
          <table:table-cell office:value-type="float" office:value="97712.9791154" calcext:value-type="float">
            <text:p>97712.9791154</text:p>
          </table:table-cell>
        </table:table-row>
        <table:table-row table:style-name="ro1">
          <table:table-cell office:value-type="float" office:value="1.92885714286" calcext:value-type="float">
            <text:p>1.9288571429</text:p>
          </table:table-cell>
          <table:table-cell office:value-type="float" office:value="97944.7530338" calcext:value-type="float">
            <text:p>97944.7530338</text:p>
          </table:table-cell>
        </table:table-row>
        <table:table-row table:style-name="ro1">
          <table:table-cell office:value-type="float" office:value="1.93014285714" calcext:value-type="float">
            <text:p>1.9301428571</text:p>
          </table:table-cell>
          <table:table-cell office:value-type="float" office:value="96767.1738331" calcext:value-type="float">
            <text:p>96767.1738331</text:p>
          </table:table-cell>
        </table:table-row>
        <table:table-row table:style-name="ro1">
          <table:table-cell office:value-type="float" office:value="1.93142857143" calcext:value-type="float">
            <text:p>1.9314285714</text:p>
          </table:table-cell>
          <table:table-cell office:value-type="float" office:value="96267.7277198" calcext:value-type="float">
            <text:p>96267.7277198</text:p>
          </table:table-cell>
        </table:table-row>
        <table:table-row table:style-name="ro1">
          <table:table-cell office:value-type="float" office:value="1.93271428571" calcext:value-type="float">
            <text:p>1.9327142857</text:p>
          </table:table-cell>
          <table:table-cell office:value-type="float" office:value="96493.0279041" calcext:value-type="float">
            <text:p>96493.0279041</text:p>
          </table:table-cell>
        </table:table-row>
        <table:table-row table:style-name="ro1">
          <table:table-cell office:value-type="float" office:value="1.934" calcext:value-type="float">
            <text:p>1.934</text:p>
          </table:table-cell>
          <table:table-cell office:value-type="float" office:value="96783.700903" calcext:value-type="float">
            <text:p>96783.700903</text:p>
          </table:table-cell>
        </table:table-row>
        <table:table-row table:style-name="ro1">
          <table:table-cell office:value-type="float" office:value="1.93528571429" calcext:value-type="float">
            <text:p>1.9352857143</text:p>
          </table:table-cell>
          <table:table-cell office:value-type="float" office:value="97007.4315752" calcext:value-type="float">
            <text:p>97007.4315752</text:p>
          </table:table-cell>
        </table:table-row>
        <table:table-row table:style-name="ro1">
          <table:table-cell office:value-type="float" office:value="1.93657142857" calcext:value-type="float">
            <text:p>1.9365714286</text:p>
          </table:table-cell>
          <table:table-cell office:value-type="float" office:value="97185.9772192" calcext:value-type="float">
            <text:p>97185.9772192</text:p>
          </table:table-cell>
        </table:table-row>
        <table:table-row table:style-name="ro1">
          <table:table-cell office:value-type="float" office:value="1.93785714286" calcext:value-type="float">
            <text:p>1.9378571429</text:p>
          </table:table-cell>
          <table:table-cell office:value-type="float" office:value="97424.017605" calcext:value-type="float">
            <text:p>97424.017605</text:p>
          </table:table-cell>
        </table:table-row>
        <table:table-row table:style-name="ro1">
          <table:table-cell office:value-type="float" office:value="1.93914285714" calcext:value-type="float">
            <text:p>1.9391428571</text:p>
          </table:table-cell>
          <table:table-cell office:value-type="float" office:value="97729.5301893" calcext:value-type="float">
            <text:p>97729.5301893</text:p>
          </table:table-cell>
        </table:table-row>
        <table:table-row table:style-name="ro1">
          <table:table-cell office:value-type="float" office:value="1.94042857143" calcext:value-type="float">
            <text:p>1.9404285714</text:p>
          </table:table-cell>
          <table:table-cell office:value-type="float" office:value="97993.24632" calcext:value-type="float">
            <text:p>97993.24632</text:p>
          </table:table-cell>
        </table:table-row>
        <table:table-row table:style-name="ro1">
          <table:table-cell office:value-type="float" office:value="1.94171428571" calcext:value-type="float">
            <text:p>1.9417142857</text:p>
          </table:table-cell>
          <table:table-cell office:value-type="float" office:value="98132.2155858" calcext:value-type="float">
            <text:p>98132.2155858</text:p>
          </table:table-cell>
        </table:table-row>
        <table:table-row table:style-name="ro1">
          <table:table-cell office:value-type="float" office:value="1.943" calcext:value-type="float">
            <text:p>1.943</text:p>
          </table:table-cell>
          <table:table-cell office:value-type="float" office:value="97986.2704108" calcext:value-type="float">
            <text:p>97986.2704108</text:p>
          </table:table-cell>
        </table:table-row>
        <table:table-row table:style-name="ro1">
          <table:table-cell office:value-type="float" office:value="1.94428571429" calcext:value-type="float">
            <text:p>1.9442857143</text:p>
          </table:table-cell>
          <table:table-cell office:value-type="float" office:value="97554.23183" calcext:value-type="float">
            <text:p>97554.23183</text:p>
          </table:table-cell>
        </table:table-row>
        <table:table-row table:style-name="ro1">
          <table:table-cell office:value-type="float" office:value="1.94557142857" calcext:value-type="float">
            <text:p>1.9455714286</text:p>
          </table:table-cell>
          <table:table-cell office:value-type="float" office:value="96911.838588" calcext:value-type="float">
            <text:p>96911.838588</text:p>
          </table:table-cell>
        </table:table-row>
        <table:table-row table:style-name="ro1">
          <table:table-cell office:value-type="float" office:value="1.94685714286" calcext:value-type="float">
            <text:p>1.9468571429</text:p>
          </table:table-cell>
          <table:table-cell office:value-type="float" office:value="96142.8340571" calcext:value-type="float">
            <text:p>96142.8340571</text:p>
          </table:table-cell>
        </table:table-row>
        <table:table-row table:style-name="ro1">
          <table:table-cell office:value-type="float" office:value="1.94814285714" calcext:value-type="float">
            <text:p>1.9481428571</text:p>
          </table:table-cell>
          <table:table-cell office:value-type="float" office:value="95376.5629614" calcext:value-type="float">
            <text:p>95376.5629614</text:p>
          </table:table-cell>
        </table:table-row>
        <table:table-row table:style-name="ro1">
          <table:table-cell office:value-type="float" office:value="1.94942857143" calcext:value-type="float">
            <text:p>1.9494285714</text:p>
          </table:table-cell>
          <table:table-cell office:value-type="float" office:value="94681.2073414" calcext:value-type="float">
            <text:p>94681.2073414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94382.0263488" calcext:value-type="float">
            <text:p>94382.0263488</text:p>
          </table:table-cell>
        </table:table-row>
        <table:table-row table:style-name="ro1">
          <table:table-cell office:value-type="float" office:value="1.95128571429" calcext:value-type="float">
            <text:p>1.9512857143</text:p>
          </table:table-cell>
          <table:table-cell office:value-type="float" office:value="93822.2254302" calcext:value-type="float">
            <text:p>93822.2254302</text:p>
          </table:table-cell>
        </table:table-row>
        <table:table-row table:style-name="ro1">
          <table:table-cell office:value-type="float" office:value="1.95257142857" calcext:value-type="float">
            <text:p>1.9525714286</text:p>
          </table:table-cell>
          <table:table-cell office:value-type="float" office:value="93414.5130956" calcext:value-type="float">
            <text:p>93414.5130956</text:p>
          </table:table-cell>
        </table:table-row>
        <table:table-row table:style-name="ro1">
          <table:table-cell office:value-type="float" office:value="1.95385714286" calcext:value-type="float">
            <text:p>1.9538571429</text:p>
          </table:table-cell>
          <table:table-cell office:value-type="float" office:value="93107.9292745" calcext:value-type="float">
            <text:p>93107.9292745</text:p>
          </table:table-cell>
        </table:table-row>
        <table:table-row table:style-name="ro1">
          <table:table-cell office:value-type="float" office:value="1.95514285714" calcext:value-type="float">
            <text:p>1.9551428571</text:p>
          </table:table-cell>
          <table:table-cell office:value-type="float" office:value="92790.7933377" calcext:value-type="float">
            <text:p>92790.7933377</text:p>
          </table:table-cell>
        </table:table-row>
        <table:table-row table:style-name="ro1">
          <table:table-cell office:value-type="float" office:value="1.95642857143" calcext:value-type="float">
            <text:p>1.9564285714</text:p>
          </table:table-cell>
          <table:table-cell office:value-type="float" office:value="92363.3367725" calcext:value-type="float">
            <text:p>92363.3367725</text:p>
          </table:table-cell>
        </table:table-row>
        <table:table-row table:style-name="ro1">
          <table:table-cell office:value-type="float" office:value="1.95771428571" calcext:value-type="float">
            <text:p>1.9577142857</text:p>
          </table:table-cell>
          <table:table-cell office:value-type="float" office:value="91768.2603307" calcext:value-type="float">
            <text:p>91768.2603307</text:p>
          </table:table-cell>
        </table:table-row>
        <table:table-row table:style-name="ro1">
          <table:table-cell office:value-type="float" office:value="1.959" calcext:value-type="float">
            <text:p>1.959</text:p>
          </table:table-cell>
          <table:table-cell office:value-type="float" office:value="91132.6813804" calcext:value-type="float">
            <text:p>91132.6813804</text:p>
          </table:table-cell>
        </table:table-row>
        <table:table-row table:style-name="ro1">
          <table:table-cell office:value-type="float" office:value="1.96028571429" calcext:value-type="float">
            <text:p>1.9602857143</text:p>
          </table:table-cell>
          <table:table-cell office:value-type="float" office:value="90616.9580935" calcext:value-type="float">
            <text:p>90616.9580935</text:p>
          </table:table-cell>
        </table:table-row>
        <table:table-row table:style-name="ro1">
          <table:table-cell office:value-type="float" office:value="1.96157142857" calcext:value-type="float">
            <text:p>1.9615714286</text:p>
          </table:table-cell>
          <table:table-cell office:value-type="float" office:value="90310.862325" calcext:value-type="float">
            <text:p>90310.862325</text:p>
          </table:table-cell>
        </table:table-row>
        <table:table-row table:style-name="ro1">
          <table:table-cell office:value-type="float" office:value="1.96285714286" calcext:value-type="float">
            <text:p>1.9628571429</text:p>
          </table:table-cell>
          <table:table-cell office:value-type="float" office:value="90137.9849667" calcext:value-type="float">
            <text:p>90137.9849667</text:p>
          </table:table-cell>
        </table:table-row>
        <table:table-row table:style-name="ro1">
          <table:table-cell office:value-type="float" office:value="1.96414285714" calcext:value-type="float">
            <text:p>1.9641428571</text:p>
          </table:table-cell>
          <table:table-cell office:value-type="float" office:value="89861.5072181" calcext:value-type="float">
            <text:p>89861.5072181</text:p>
          </table:table-cell>
        </table:table-row>
        <table:table-row table:style-name="ro1">
          <table:table-cell office:value-type="float" office:value="1.96542857143" calcext:value-type="float">
            <text:p>1.9654285714</text:p>
          </table:table-cell>
          <table:table-cell office:value-type="float" office:value="89286.0081902" calcext:value-type="float">
            <text:p>89286.0081902</text:p>
          </table:table-cell>
        </table:table-row>
        <table:table-row table:style-name="ro1">
          <table:table-cell office:value-type="float" office:value="1.96671428571" calcext:value-type="float">
            <text:p>1.9667142857</text:p>
          </table:table-cell>
          <table:table-cell office:value-type="float" office:value="88454.1881449" calcext:value-type="float">
            <text:p>88454.1881449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87650.2546471" calcext:value-type="float">
            <text:p>87650.2546471</text:p>
          </table:table-cell>
        </table:table-row>
        <table:table-row table:style-name="ro1">
          <table:table-cell office:value-type="float" office:value="1.96928571429" calcext:value-type="float">
            <text:p>1.9692857143</text:p>
          </table:table-cell>
          <table:table-cell office:value-type="float" office:value="87041.8560838" calcext:value-type="float">
            <text:p>87041.8560838</text:p>
          </table:table-cell>
        </table:table-row>
        <table:table-row table:style-name="ro1">
          <table:table-cell office:value-type="float" office:value="1.97057142857" calcext:value-type="float">
            <text:p>1.9705714286</text:p>
          </table:table-cell>
          <table:table-cell office:value-type="float" office:value="86714.9365004" calcext:value-type="float">
            <text:p>86714.9365004</text:p>
          </table:table-cell>
        </table:table-row>
        <table:table-row table:style-name="ro1">
          <table:table-cell office:value-type="float" office:value="1.97185714286" calcext:value-type="float">
            <text:p>1.9718571429</text:p>
          </table:table-cell>
          <table:table-cell office:value-type="float" office:value="86612.8803787" calcext:value-type="float">
            <text:p>86612.8803787</text:p>
          </table:table-cell>
        </table:table-row>
        <table:table-row table:style-name="ro1">
          <table:table-cell office:value-type="float" office:value="1.97314285714" calcext:value-type="float">
            <text:p>1.9731428571</text:p>
          </table:table-cell>
          <table:table-cell office:value-type="float" office:value="86535.1691938" calcext:value-type="float">
            <text:p>86535.1691938</text:p>
          </table:table-cell>
        </table:table-row>
        <table:table-row table:style-name="ro1">
          <table:table-cell office:value-type="float" office:value="1.97442857143" calcext:value-type="float">
            <text:p>1.9744285714</text:p>
          </table:table-cell>
          <table:table-cell office:value-type="float" office:value="86404.4809061" calcext:value-type="float">
            <text:p>86404.4809061</text:p>
          </table:table-cell>
        </table:table-row>
        <table:table-row table:style-name="ro1">
          <table:table-cell office:value-type="float" office:value="1.975" calcext:value-type="float">
            <text:p>1.975</text:p>
          </table:table-cell>
          <table:table-cell office:value-type="float" office:value="86318.5712581" calcext:value-type="float">
            <text:p>86318.5712581</text:p>
          </table:table-cell>
        </table:table-row>
        <table:table-row table:style-name="ro1">
          <table:table-cell office:value-type="float" office:value="1.97628571429" calcext:value-type="float">
            <text:p>1.9762857143</text:p>
          </table:table-cell>
          <table:table-cell office:value-type="float" office:value="86086.9640177" calcext:value-type="float">
            <text:p>86086.9640177</text:p>
          </table:table-cell>
        </table:table-row>
        <table:table-row table:style-name="ro1">
          <table:table-cell office:value-type="float" office:value="1.97757142857" calcext:value-type="float">
            <text:p>1.9775714286</text:p>
          </table:table-cell>
          <table:table-cell office:value-type="float" office:value="85760.5501296" calcext:value-type="float">
            <text:p>85760.5501296</text:p>
          </table:table-cell>
        </table:table-row>
        <table:table-row table:style-name="ro1">
          <table:table-cell office:value-type="float" office:value="1.97885714286" calcext:value-type="float">
            <text:p>1.9788571429</text:p>
          </table:table-cell>
          <table:table-cell office:value-type="float" office:value="85366.4549621" calcext:value-type="float">
            <text:p>85366.4549621</text:p>
          </table:table-cell>
        </table:table-row>
        <table:table-row table:style-name="ro1">
          <table:table-cell office:value-type="float" office:value="1.98014285714" calcext:value-type="float">
            <text:p>1.9801428571</text:p>
          </table:table-cell>
          <table:table-cell office:value-type="float" office:value="84938.0048893" calcext:value-type="float">
            <text:p>84938.0048893</text:p>
          </table:table-cell>
        </table:table-row>
        <table:table-row table:style-name="ro1">
          <table:table-cell office:value-type="float" office:value="1.98142857143" calcext:value-type="float">
            <text:p>1.9814285714</text:p>
          </table:table-cell>
          <table:table-cell office:value-type="float" office:value="84506.5385956" calcext:value-type="float">
            <text:p>84506.5385956</text:p>
          </table:table-cell>
        </table:table-row>
        <table:table-row table:style-name="ro1">
          <table:table-cell office:value-type="float" office:value="1.98271428571" calcext:value-type="float">
            <text:p>1.9827142857</text:p>
          </table:table-cell>
          <table:table-cell office:value-type="float" office:value="84106.6681538" calcext:value-type="float">
            <text:p>84106.6681538</text:p>
          </table:table-cell>
        </table:table-row>
        <table:table-row table:style-name="ro1">
          <table:table-cell office:value-type="float" office:value="1.984" calcext:value-type="float">
            <text:p>1.984</text:p>
          </table:table-cell>
          <table:table-cell office:value-type="float" office:value="83750.170921" calcext:value-type="float">
            <text:p>83750.170921</text:p>
          </table:table-cell>
        </table:table-row>
        <table:table-row table:style-name="ro1">
          <table:table-cell office:value-type="float" office:value="1.98528571429" calcext:value-type="float">
            <text:p>1.9852857143</text:p>
          </table:table-cell>
          <table:table-cell office:value-type="float" office:value="83434.0982359" calcext:value-type="float">
            <text:p>83434.0982359</text:p>
          </table:table-cell>
        </table:table-row>
        <table:table-row table:style-name="ro1">
          <table:table-cell office:value-type="float" office:value="1.98657142857" calcext:value-type="float">
            <text:p>1.9865714286</text:p>
          </table:table-cell>
          <table:table-cell office:value-type="float" office:value="83156.3564597" calcext:value-type="float">
            <text:p>83156.3564597</text:p>
          </table:table-cell>
        </table:table-row>
        <table:table-row table:style-name="ro1">
          <table:table-cell office:value-type="float" office:value="1.98785714286" calcext:value-type="float">
            <text:p>1.9878571429</text:p>
          </table:table-cell>
          <table:table-cell office:value-type="float" office:value="82889.7982634" calcext:value-type="float">
            <text:p>82889.7982634</text:p>
          </table:table-cell>
        </table:table-row>
        <table:table-row table:style-name="ro1">
          <table:table-cell office:value-type="float" office:value="1.98914285714" calcext:value-type="float">
            <text:p>1.9891428571</text:p>
          </table:table-cell>
          <table:table-cell office:value-type="float" office:value="82621.4708546" calcext:value-type="float">
            <text:p>82621.4708546</text:p>
          </table:table-cell>
        </table:table-row>
        <table:table-row table:style-name="ro1">
          <table:table-cell office:value-type="float" office:value="1.99042857143" calcext:value-type="float">
            <text:p>1.9904285714</text:p>
          </table:table-cell>
          <table:table-cell office:value-type="float" office:value="82352.7263388" calcext:value-type="float">
            <text:p>82352.7263388</text:p>
          </table:table-cell>
        </table:table-row>
        <table:table-row table:style-name="ro1">
          <table:table-cell office:value-type="float" office:value="1.99171428571" calcext:value-type="float">
            <text:p>1.9917142857</text:p>
          </table:table-cell>
          <table:table-cell office:value-type="float" office:value="82098.2439312" calcext:value-type="float">
            <text:p>82098.2439312</text:p>
          </table:table-cell>
        </table:table-row>
        <table:table-row table:style-name="ro1">
          <table:table-cell office:value-type="float" office:value="1.993" calcext:value-type="float">
            <text:p>1.993</text:p>
          </table:table-cell>
          <table:table-cell office:value-type="float" office:value="81878.9200289" calcext:value-type="float">
            <text:p>81878.9200289</text:p>
          </table:table-cell>
        </table:table-row>
        <table:table-row table:style-name="ro1">
          <table:table-cell office:value-type="float" office:value="1.99428571429" calcext:value-type="float">
            <text:p>1.9942857143</text:p>
          </table:table-cell>
          <table:table-cell office:value-type="float" office:value="81692.6916455" calcext:value-type="float">
            <text:p>81692.6916455</text:p>
          </table:table-cell>
        </table:table-row>
        <table:table-row table:style-name="ro1">
          <table:table-cell office:value-type="float" office:value="1.99557142857" calcext:value-type="float">
            <text:p>1.9955714286</text:p>
          </table:table-cell>
          <table:table-cell office:value-type="float" office:value="81537.1454993" calcext:value-type="float">
            <text:p>81537.1454993</text:p>
          </table:table-cell>
        </table:table-row>
        <table:table-row table:style-name="ro1">
          <table:table-cell office:value-type="float" office:value="1.99685714286" calcext:value-type="float">
            <text:p>1.9968571429</text:p>
          </table:table-cell>
          <table:table-cell office:value-type="float" office:value="81413.863778" calcext:value-type="float">
            <text:p>81413.863778</text:p>
          </table:table-cell>
        </table:table-row>
        <table:table-row table:style-name="ro1">
          <table:table-cell office:value-type="float" office:value="1.99814285714" calcext:value-type="float">
            <text:p>1.9981428571</text:p>
          </table:table-cell>
          <table:table-cell office:value-type="float" office:value="81300.1678754" calcext:value-type="float">
            <text:p>81300.1678754</text:p>
          </table:table-cell>
        </table:table-row>
        <table:table-row table:style-name="ro1">
          <table:table-cell office:value-type="float" office:value="1.99942857143" calcext:value-type="float">
            <text:p>1.9994285714</text:p>
          </table:table-cell>
          <table:table-cell office:value-type="float" office:value="81171.1727641" calcext:value-type="float">
            <text:p>81171.17276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083.0759855" calcext:value-type="float">
            <text:p>81083.0759855</text:p>
          </table:table-cell>
        </table:table-row>
        <table:table-row table:style-name="ro1">
          <table:table-cell office:value-type="float" office:value="2.00128571429" calcext:value-type="float">
            <text:p>2.0012857143</text:p>
          </table:table-cell>
          <table:table-cell office:value-type="float" office:value="23168.1848643" calcext:value-type="float">
            <text:p>23168.1848643</text:p>
          </table:table-cell>
        </table:table-row>
        <table:table-row table:style-name="ro1">
          <table:table-cell office:value-type="float" office:value="2.00257142857" calcext:value-type="float">
            <text:p>2.0025714286</text:p>
          </table:table-cell>
          <table:table-cell office:value-type="float" office:value="27270.726281" calcext:value-type="float">
            <text:p>27270.726281</text:p>
          </table:table-cell>
        </table:table-row>
        <table:table-row table:style-name="ro1">
          <table:table-cell office:value-type="float" office:value="2.00385714286" calcext:value-type="float">
            <text:p>2.0038571429</text:p>
          </table:table-cell>
          <table:table-cell office:value-type="float" office:value="28986.9370783" calcext:value-type="float">
            <text:p>28986.9370783</text:p>
          </table:table-cell>
        </table:table-row>
        <table:table-row table:style-name="ro1">
          <table:table-cell office:value-type="float" office:value="2.00514285714" calcext:value-type="float">
            <text:p>2.0051428571</text:p>
          </table:table-cell>
          <table:table-cell office:value-type="float" office:value="29536.708693" calcext:value-type="float">
            <text:p>29536.708693</text:p>
          </table:table-cell>
        </table:table-row>
        <table:table-row table:style-name="ro1">
          <table:table-cell office:value-type="float" office:value="2.00642857143" calcext:value-type="float">
            <text:p>2.0064285714</text:p>
          </table:table-cell>
          <table:table-cell office:value-type="float" office:value="32212.8838273" calcext:value-type="float">
            <text:p>32212.8838273</text:p>
          </table:table-cell>
        </table:table-row>
        <table:table-row table:style-name="ro1">
          <table:table-cell office:value-type="float" office:value="2.00771428571" calcext:value-type="float">
            <text:p>2.0077142857</text:p>
          </table:table-cell>
          <table:table-cell office:value-type="float" office:value="34872.8373174" calcext:value-type="float">
            <text:p>34872.8373174</text:p>
          </table:table-cell>
        </table:table-row>
        <table:table-row table:style-name="ro1">
          <table:table-cell office:value-type="float" office:value="2.009" calcext:value-type="float">
            <text:p>2.009</text:p>
          </table:table-cell>
          <table:table-cell office:value-type="float" office:value="33751.7590427" calcext:value-type="float">
            <text:p>33751.7590427</text:p>
          </table:table-cell>
        </table:table-row>
        <table:table-row table:style-name="ro1">
          <table:table-cell office:value-type="float" office:value="2.01028571429" calcext:value-type="float">
            <text:p>2.0102857143</text:p>
          </table:table-cell>
          <table:table-cell office:value-type="float" office:value="32523.1504207" calcext:value-type="float">
            <text:p>32523.1504207</text:p>
          </table:table-cell>
        </table:table-row>
        <table:table-row table:style-name="ro1">
          <table:table-cell office:value-type="float" office:value="2.01157142857" calcext:value-type="float">
            <text:p>2.0115714286</text:p>
          </table:table-cell>
          <table:table-cell office:value-type="float" office:value="30323.4697148" calcext:value-type="float">
            <text:p>30323.4697148</text:p>
          </table:table-cell>
        </table:table-row>
        <table:table-row table:style-name="ro1">
          <table:table-cell office:value-type="float" office:value="2.01285714286" calcext:value-type="float">
            <text:p>2.0128571429</text:p>
          </table:table-cell>
          <table:table-cell office:value-type="float" office:value="28248.4061136" calcext:value-type="float">
            <text:p>28248.4061136</text:p>
          </table:table-cell>
        </table:table-row>
        <table:table-row table:style-name="ro1">
          <table:table-cell office:value-type="float" office:value="2.01414285714" calcext:value-type="float">
            <text:p>2.0141428571</text:p>
          </table:table-cell>
          <table:table-cell office:value-type="float" office:value="27306.0497894" calcext:value-type="float">
            <text:p>27306.0497894</text:p>
          </table:table-cell>
        </table:table-row>
        <table:table-row table:style-name="ro1">
          <table:table-cell office:value-type="float" office:value="2.01542857143" calcext:value-type="float">
            <text:p>2.0154285714</text:p>
          </table:table-cell>
          <table:table-cell office:value-type="float" office:value="27353.4298047" calcext:value-type="float">
            <text:p>27353.4298047</text:p>
          </table:table-cell>
        </table:table-row>
        <table:table-row table:style-name="ro1">
          <table:table-cell office:value-type="float" office:value="2.01671428571" calcext:value-type="float">
            <text:p>2.0167142857</text:p>
          </table:table-cell>
          <table:table-cell office:value-type="float" office:value="27796.5596589" calcext:value-type="float">
            <text:p>27796.5596589</text:p>
          </table:table-cell>
        </table:table-row>
        <table:table-row table:style-name="ro1">
          <table:table-cell office:value-type="float" office:value="2.018" calcext:value-type="float">
            <text:p>2.018</text:p>
          </table:table-cell>
          <table:table-cell office:value-type="float" office:value="28179.581636" calcext:value-type="float">
            <text:p>28179.581636</text:p>
          </table:table-cell>
        </table:table-row>
        <table:table-row table:style-name="ro1">
          <table:table-cell office:value-type="float" office:value="2.01928571429" calcext:value-type="float">
            <text:p>2.0192857143</text:p>
          </table:table-cell>
          <table:table-cell office:value-type="float" office:value="28121.7783208" calcext:value-type="float">
            <text:p>28121.7783208</text:p>
          </table:table-cell>
        </table:table-row>
        <table:table-row table:style-name="ro1">
          <table:table-cell office:value-type="float" office:value="2.02057142857" calcext:value-type="float">
            <text:p>2.0205714286</text:p>
          </table:table-cell>
          <table:table-cell office:value-type="float" office:value="27511.1686653" calcext:value-type="float">
            <text:p>27511.1686653</text:p>
          </table:table-cell>
        </table:table-row>
        <table:table-row table:style-name="ro1">
          <table:table-cell office:value-type="float" office:value="2.02185714286" calcext:value-type="float">
            <text:p>2.0218571429</text:p>
          </table:table-cell>
          <table:table-cell office:value-type="float" office:value="26620.505187" calcext:value-type="float">
            <text:p>26620.505187</text:p>
          </table:table-cell>
        </table:table-row>
        <table:table-row table:style-name="ro1">
          <table:table-cell office:value-type="float" office:value="2.02314285714" calcext:value-type="float">
            <text:p>2.0231428571</text:p>
          </table:table-cell>
          <table:table-cell office:value-type="float" office:value="26211.1768229" calcext:value-type="float">
            <text:p>26211.1768229</text:p>
          </table:table-cell>
        </table:table-row>
        <table:table-row table:style-name="ro1">
          <table:table-cell office:value-type="float" office:value="2.02442857143" calcext:value-type="float">
            <text:p>2.0244285714</text:p>
          </table:table-cell>
          <table:table-cell office:value-type="float" office:value="26858.4820276" calcext:value-type="float">
            <text:p>26858.4820276</text:p>
          </table:table-cell>
        </table:table-row>
        <table:table-row table:style-name="ro1">
          <table:table-cell office:value-type="float" office:value="2.025" calcext:value-type="float">
            <text:p>2.025</text:p>
          </table:table-cell>
          <table:table-cell office:value-type="float" office:value="27265.3658399" calcext:value-type="float">
            <text:p>27265.3658399</text:p>
          </table:table-cell>
        </table:table-row>
        <table:table-row table:style-name="ro1">
          <table:table-cell office:value-type="float" office:value="2.02628571429" calcext:value-type="float">
            <text:p>2.0262857143</text:p>
          </table:table-cell>
          <table:table-cell office:value-type="float" office:value="28320.9998925" calcext:value-type="float">
            <text:p>28320.9998925</text:p>
          </table:table-cell>
        </table:table-row>
        <table:table-row table:style-name="ro1">
          <table:table-cell office:value-type="float" office:value="2.02757142857" calcext:value-type="float">
            <text:p>2.0275714286</text:p>
          </table:table-cell>
          <table:table-cell office:value-type="float" office:value="27892.0158793" calcext:value-type="float">
            <text:p>27892.0158793</text:p>
          </table:table-cell>
        </table:table-row>
        <table:table-row table:style-name="ro1">
          <table:table-cell office:value-type="float" office:value="2.02885714286" calcext:value-type="float">
            <text:p>2.0288571429</text:p>
          </table:table-cell>
          <table:table-cell office:value-type="float" office:value="26629.6574116" calcext:value-type="float">
            <text:p>26629.6574116</text:p>
          </table:table-cell>
        </table:table-row>
        <table:table-row table:style-name="ro1">
          <table:table-cell office:value-type="float" office:value="2.03014285714" calcext:value-type="float">
            <text:p>2.0301428571</text:p>
          </table:table-cell>
          <table:table-cell office:value-type="float" office:value="26684.0507291" calcext:value-type="float">
            <text:p>26684.0507291</text:p>
          </table:table-cell>
        </table:table-row>
        <table:table-row table:style-name="ro1">
          <table:table-cell office:value-type="float" office:value="2.03142857143" calcext:value-type="float">
            <text:p>2.0314285714</text:p>
          </table:table-cell>
          <table:table-cell office:value-type="float" office:value="28749.1352227" calcext:value-type="float">
            <text:p>28749.1352227</text:p>
          </table:table-cell>
        </table:table-row>
        <table:table-row table:style-name="ro1">
          <table:table-cell office:value-type="float" office:value="2.03271428571" calcext:value-type="float">
            <text:p>2.0327142857</text:p>
          </table:table-cell>
          <table:table-cell office:value-type="float" office:value="31798.6108292" calcext:value-type="float">
            <text:p>31798.6108292</text:p>
          </table:table-cell>
        </table:table-row>
        <table:table-row table:style-name="ro1">
          <table:table-cell office:value-type="float" office:value="2.034" calcext:value-type="float">
            <text:p>2.034</text:p>
          </table:table-cell>
          <table:table-cell office:value-type="float" office:value="32980.4473976" calcext:value-type="float">
            <text:p>32980.4473976</text:p>
          </table:table-cell>
        </table:table-row>
        <table:table-row table:style-name="ro1">
          <table:table-cell office:value-type="float" office:value="2.03528571429" calcext:value-type="float">
            <text:p>2.0352857143</text:p>
          </table:table-cell>
          <table:table-cell office:value-type="float" office:value="30307.7431994" calcext:value-type="float">
            <text:p>30307.7431994</text:p>
          </table:table-cell>
        </table:table-row>
        <table:table-row table:style-name="ro1">
          <table:table-cell office:value-type="float" office:value="2.03657142857" calcext:value-type="float">
            <text:p>2.0365714286</text:p>
          </table:table-cell>
          <table:table-cell office:value-type="float" office:value="25976.127402" calcext:value-type="float">
            <text:p>25976.127402</text:p>
          </table:table-cell>
        </table:table-row>
        <table:table-row table:style-name="ro1">
          <table:table-cell office:value-type="float" office:value="2.03785714286" calcext:value-type="float">
            <text:p>2.0378571429</text:p>
          </table:table-cell>
          <table:table-cell office:value-type="float" office:value="22987.0970979" calcext:value-type="float">
            <text:p>22987.0970979</text:p>
          </table:table-cell>
        </table:table-row>
        <table:table-row table:style-name="ro1">
          <table:table-cell office:value-type="float" office:value="2.03914285714" calcext:value-type="float">
            <text:p>2.0391428571</text:p>
          </table:table-cell>
          <table:table-cell office:value-type="float" office:value="23829.8128448" calcext:value-type="float">
            <text:p>23829.8128448</text:p>
          </table:table-cell>
        </table:table-row>
        <table:table-row table:style-name="ro1">
          <table:table-cell office:value-type="float" office:value="2.04042857143" calcext:value-type="float">
            <text:p>2.0404285714</text:p>
          </table:table-cell>
          <table:table-cell office:value-type="float" office:value="26820.2135382" calcext:value-type="float">
            <text:p>26820.2135382</text:p>
          </table:table-cell>
        </table:table-row>
        <table:table-row table:style-name="ro1">
          <table:table-cell office:value-type="float" office:value="2.04171428571" calcext:value-type="float">
            <text:p>2.0417142857</text:p>
          </table:table-cell>
          <table:table-cell office:value-type="float" office:value="28268.6418153" calcext:value-type="float">
            <text:p>28268.6418153</text:p>
          </table:table-cell>
        </table:table-row>
        <table:table-row table:style-name="ro1">
          <table:table-cell office:value-type="float" office:value="2.043" calcext:value-type="float">
            <text:p>2.043</text:p>
          </table:table-cell>
          <table:table-cell office:value-type="float" office:value="27734.0275833" calcext:value-type="float">
            <text:p>27734.0275833</text:p>
          </table:table-cell>
        </table:table-row>
        <table:table-row table:style-name="ro1">
          <table:table-cell office:value-type="float" office:value="2.04428571429" calcext:value-type="float">
            <text:p>2.0442857143</text:p>
          </table:table-cell>
          <table:table-cell office:value-type="float" office:value="26428.5508989" calcext:value-type="float">
            <text:p>26428.5508989</text:p>
          </table:table-cell>
        </table:table-row>
        <table:table-row table:style-name="ro1">
          <table:table-cell office:value-type="float" office:value="2.04557142857" calcext:value-type="float">
            <text:p>2.0455714286</text:p>
          </table:table-cell>
          <table:table-cell office:value-type="float" office:value="25301.2363633" calcext:value-type="float">
            <text:p>25301.2363633</text:p>
          </table:table-cell>
        </table:table-row>
        <table:table-row table:style-name="ro1">
          <table:table-cell office:value-type="float" office:value="2.04685714286" calcext:value-type="float">
            <text:p>2.0468571429</text:p>
          </table:table-cell>
          <table:table-cell office:value-type="float" office:value="25095.6199392" calcext:value-type="float">
            <text:p>25095.6199392</text:p>
          </table:table-cell>
        </table:table-row>
        <table:table-row table:style-name="ro1">
          <table:table-cell office:value-type="float" office:value="2.04814285714" calcext:value-type="float">
            <text:p>2.0481428571</text:p>
          </table:table-cell>
          <table:table-cell office:value-type="float" office:value="25426.8448118" calcext:value-type="float">
            <text:p>25426.8448118</text:p>
          </table:table-cell>
        </table:table-row>
        <table:table-row table:style-name="ro1">
          <table:table-cell office:value-type="float" office:value="2.04942857143" calcext:value-type="float">
            <text:p>2.0494285714</text:p>
          </table:table-cell>
          <table:table-cell office:value-type="float" office:value="25707.2387923" calcext:value-type="float">
            <text:p>25707.2387923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25648.4613512" calcext:value-type="float">
            <text:p>25648.4613512</text:p>
          </table:table-cell>
        </table:table-row>
        <table:table-row table:style-name="ro1">
          <table:table-cell office:value-type="float" office:value="2.05128571429" calcext:value-type="float">
            <text:p>2.0512857143</text:p>
          </table:table-cell>
          <table:table-cell office:value-type="float" office:value="25463.1054464" calcext:value-type="float">
            <text:p>25463.1054464</text:p>
          </table:table-cell>
        </table:table-row>
        <table:table-row table:style-name="ro1">
          <table:table-cell office:value-type="float" office:value="2.05257142857" calcext:value-type="float">
            <text:p>2.0525714286</text:p>
          </table:table-cell>
          <table:table-cell office:value-type="float" office:value="25181.6243706" calcext:value-type="float">
            <text:p>25181.6243706</text:p>
          </table:table-cell>
        </table:table-row>
        <table:table-row table:style-name="ro1">
          <table:table-cell office:value-type="float" office:value="2.05385714286" calcext:value-type="float">
            <text:p>2.0538571429</text:p>
          </table:table-cell>
          <table:table-cell office:value-type="float" office:value="25129.6491946" calcext:value-type="float">
            <text:p>25129.6491946</text:p>
          </table:table-cell>
        </table:table-row>
        <table:table-row table:style-name="ro1">
          <table:table-cell office:value-type="float" office:value="2.05514285714" calcext:value-type="float">
            <text:p>2.0551428571</text:p>
          </table:table-cell>
          <table:table-cell office:value-type="float" office:value="25187.1056345" calcext:value-type="float">
            <text:p>25187.1056345</text:p>
          </table:table-cell>
        </table:table-row>
        <table:table-row table:style-name="ro1">
          <table:table-cell office:value-type="float" office:value="2.05642857143" calcext:value-type="float">
            <text:p>2.0564285714</text:p>
          </table:table-cell>
          <table:table-cell office:value-type="float" office:value="25119.0760759" calcext:value-type="float">
            <text:p>25119.0760759</text:p>
          </table:table-cell>
        </table:table-row>
        <table:table-row table:style-name="ro1">
          <table:table-cell office:value-type="float" office:value="2.05771428571" calcext:value-type="float">
            <text:p>2.0577142857</text:p>
          </table:table-cell>
          <table:table-cell office:value-type="float" office:value="24950.5180726" calcext:value-type="float">
            <text:p>24950.5180726</text:p>
          </table:table-cell>
        </table:table-row>
        <table:table-row table:style-name="ro1">
          <table:table-cell office:value-type="float" office:value="2.059" calcext:value-type="float">
            <text:p>2.059</text:p>
          </table:table-cell>
          <table:table-cell office:value-type="float" office:value="25016.9774277" calcext:value-type="float">
            <text:p>25016.9774277</text:p>
          </table:table-cell>
        </table:table-row>
        <table:table-row table:style-name="ro1">
          <table:table-cell office:value-type="float" office:value="2.06028571429" calcext:value-type="float">
            <text:p>2.0602857143</text:p>
          </table:table-cell>
          <table:table-cell office:value-type="float" office:value="25544.1553377" calcext:value-type="float">
            <text:p>25544.1553377</text:p>
          </table:table-cell>
        </table:table-row>
        <table:table-row table:style-name="ro1">
          <table:table-cell office:value-type="float" office:value="2.06157142857" calcext:value-type="float">
            <text:p>2.0615714286</text:p>
          </table:table-cell>
          <table:table-cell office:value-type="float" office:value="26379.0931024" calcext:value-type="float">
            <text:p>26379.0931024</text:p>
          </table:table-cell>
        </table:table-row>
        <table:table-row table:style-name="ro1">
          <table:table-cell office:value-type="float" office:value="2.06285714286" calcext:value-type="float">
            <text:p>2.0628571429</text:p>
          </table:table-cell>
          <table:table-cell office:value-type="float" office:value="27250.2787138" calcext:value-type="float">
            <text:p>27250.2787138</text:p>
          </table:table-cell>
        </table:table-row>
        <table:table-row table:style-name="ro1">
          <table:table-cell office:value-type="float" office:value="2.06414285714" calcext:value-type="float">
            <text:p>2.0641428571</text:p>
          </table:table-cell>
          <table:table-cell office:value-type="float" office:value="27923.9481155" calcext:value-type="float">
            <text:p>27923.9481155</text:p>
          </table:table-cell>
        </table:table-row>
        <table:table-row table:style-name="ro1">
          <table:table-cell office:value-type="float" office:value="2.06542857143" calcext:value-type="float">
            <text:p>2.0654285714</text:p>
          </table:table-cell>
          <table:table-cell office:value-type="float" office:value="28273.1640675" calcext:value-type="float">
            <text:p>28273.1640675</text:p>
          </table:table-cell>
        </table:table-row>
        <table:table-row table:style-name="ro1">
          <table:table-cell office:value-type="float" office:value="2.06671428571" calcext:value-type="float">
            <text:p>2.0667142857</text:p>
          </table:table-cell>
          <table:table-cell office:value-type="float" office:value="28392.1526619" calcext:value-type="float">
            <text:p>28392.1526619</text:p>
          </table:table-cell>
        </table:table-row>
        <table:table-row table:style-name="ro1">
          <table:table-cell office:value-type="float" office:value="2.068" calcext:value-type="float">
            <text:p>2.068</text:p>
          </table:table-cell>
          <table:table-cell office:value-type="float" office:value="28655.0713371" calcext:value-type="float">
            <text:p>28655.0713371</text:p>
          </table:table-cell>
        </table:table-row>
        <table:table-row table:style-name="ro1">
          <table:table-cell office:value-type="float" office:value="2.06928571429" calcext:value-type="float">
            <text:p>2.0692857143</text:p>
          </table:table-cell>
          <table:table-cell office:value-type="float" office:value="29544.1548553" calcext:value-type="float">
            <text:p>29544.1548553</text:p>
          </table:table-cell>
        </table:table-row>
        <table:table-row table:style-name="ro1">
          <table:table-cell office:value-type="float" office:value="2.07057142857" calcext:value-type="float">
            <text:p>2.0705714286</text:p>
          </table:table-cell>
          <table:table-cell office:value-type="float" office:value="31138.3956113" calcext:value-type="float">
            <text:p>31138.3956113</text:p>
          </table:table-cell>
        </table:table-row>
        <table:table-row table:style-name="ro1">
          <table:table-cell office:value-type="float" office:value="2.07185714286" calcext:value-type="float">
            <text:p>2.0718571429</text:p>
          </table:table-cell>
          <table:table-cell office:value-type="float" office:value="33171.5928764" calcext:value-type="float">
            <text:p>33171.5928764</text:p>
          </table:table-cell>
        </table:table-row>
        <table:table-row table:style-name="ro1">
          <table:table-cell office:value-type="float" office:value="2.07314285714" calcext:value-type="float">
            <text:p>2.0731428571</text:p>
          </table:table-cell>
          <table:table-cell office:value-type="float" office:value="35060.4639596" calcext:value-type="float">
            <text:p>35060.4639596</text:p>
          </table:table-cell>
        </table:table-row>
        <table:table-row table:style-name="ro1">
          <table:table-cell office:value-type="float" office:value="2.07442857143" calcext:value-type="float">
            <text:p>2.0744285714</text:p>
          </table:table-cell>
          <table:table-cell office:value-type="float" office:value="36459.817018" calcext:value-type="float">
            <text:p>36459.817018</text:p>
          </table:table-cell>
        </table:table-row>
        <table:table-row table:style-name="ro1">
          <table:table-cell office:value-type="float" office:value="2.075" calcext:value-type="float">
            <text:p>2.075</text:p>
          </table:table-cell>
          <table:table-cell office:value-type="float" office:value="36579.1738939" calcext:value-type="float">
            <text:p>36579.1738939</text:p>
          </table:table-cell>
        </table:table-row>
        <table:table-row table:style-name="ro1">
          <table:table-cell office:value-type="float" office:value="2.07628571429" calcext:value-type="float">
            <text:p>2.0762857143</text:p>
          </table:table-cell>
          <table:table-cell office:value-type="float" office:value="38536.8935176" calcext:value-type="float">
            <text:p>38536.8935176</text:p>
          </table:table-cell>
        </table:table-row>
        <table:table-row table:style-name="ro1">
          <table:table-cell office:value-type="float" office:value="2.07757142857" calcext:value-type="float">
            <text:p>2.0775714286</text:p>
          </table:table-cell>
          <table:table-cell office:value-type="float" office:value="41557.3303593" calcext:value-type="float">
            <text:p>41557.3303593</text:p>
          </table:table-cell>
        </table:table-row>
        <table:table-row table:style-name="ro1">
          <table:table-cell office:value-type="float" office:value="2.07885714286" calcext:value-type="float">
            <text:p>2.0788571429</text:p>
          </table:table-cell>
          <table:table-cell office:value-type="float" office:value="42967.5768926" calcext:value-type="float">
            <text:p>42967.5768926</text:p>
          </table:table-cell>
        </table:table-row>
        <table:table-row table:style-name="ro1">
          <table:table-cell office:value-type="float" office:value="2.08014285714" calcext:value-type="float">
            <text:p>2.0801428571</text:p>
          </table:table-cell>
          <table:table-cell office:value-type="float" office:value="39499.4606084" calcext:value-type="float">
            <text:p>39499.4606084</text:p>
          </table:table-cell>
        </table:table-row>
        <table:table-row table:style-name="ro1">
          <table:table-cell office:value-type="float" office:value="2.08142857143" calcext:value-type="float">
            <text:p>2.0814285714</text:p>
          </table:table-cell>
          <table:table-cell office:value-type="float" office:value="35006.0658542" calcext:value-type="float">
            <text:p>35006.0658542</text:p>
          </table:table-cell>
        </table:table-row>
        <table:table-row table:style-name="ro1">
          <table:table-cell office:value-type="float" office:value="2.08271428571" calcext:value-type="float">
            <text:p>2.0827142857</text:p>
          </table:table-cell>
          <table:table-cell office:value-type="float" office:value="34061.7843337" calcext:value-type="float">
            <text:p>34061.7843337</text:p>
          </table:table-cell>
        </table:table-row>
        <table:table-row table:style-name="ro1">
          <table:table-cell office:value-type="float" office:value="2.084" calcext:value-type="float">
            <text:p>2.084</text:p>
          </table:table-cell>
          <table:table-cell office:value-type="float" office:value="36073.3410033" calcext:value-type="float">
            <text:p>36073.3410033</text:p>
          </table:table-cell>
        </table:table-row>
        <table:table-row table:style-name="ro1">
          <table:table-cell office:value-type="float" office:value="2.08528571429" calcext:value-type="float">
            <text:p>2.0852857143</text:p>
          </table:table-cell>
          <table:table-cell office:value-type="float" office:value="39146.8605089" calcext:value-type="float">
            <text:p>39146.8605089</text:p>
          </table:table-cell>
        </table:table-row>
        <table:table-row table:style-name="ro1">
          <table:table-cell office:value-type="float" office:value="2.08657142857" calcext:value-type="float">
            <text:p>2.0865714286</text:p>
          </table:table-cell>
          <table:table-cell office:value-type="float" office:value="39312.571055" calcext:value-type="float">
            <text:p>39312.571055</text:p>
          </table:table-cell>
        </table:table-row>
        <table:table-row table:style-name="ro1">
          <table:table-cell office:value-type="float" office:value="2.08785714286" calcext:value-type="float">
            <text:p>2.0878571429</text:p>
          </table:table-cell>
          <table:table-cell office:value-type="float" office:value="38598.8923254" calcext:value-type="float">
            <text:p>38598.8923254</text:p>
          </table:table-cell>
        </table:table-row>
        <table:table-row table:style-name="ro1">
          <table:table-cell office:value-type="float" office:value="2.08914285714" calcext:value-type="float">
            <text:p>2.0891428571</text:p>
          </table:table-cell>
          <table:table-cell office:value-type="float" office:value="37938.478134" calcext:value-type="float">
            <text:p>37938.478134</text:p>
          </table:table-cell>
        </table:table-row>
        <table:table-row table:style-name="ro1">
          <table:table-cell office:value-type="float" office:value="2.09042857143" calcext:value-type="float">
            <text:p>2.0904285714</text:p>
          </table:table-cell>
          <table:table-cell office:value-type="float" office:value="36983.1951867" calcext:value-type="float">
            <text:p>36983.1951867</text:p>
          </table:table-cell>
        </table:table-row>
        <table:table-row table:style-name="ro1">
          <table:table-cell office:value-type="float" office:value="2.09171428571" calcext:value-type="float">
            <text:p>2.0917142857</text:p>
          </table:table-cell>
          <table:table-cell office:value-type="float" office:value="35753.979769" calcext:value-type="float">
            <text:p>35753.979769</text:p>
          </table:table-cell>
        </table:table-row>
        <table:table-row table:style-name="ro1">
          <table:table-cell office:value-type="float" office:value="2.093" calcext:value-type="float">
            <text:p>2.093</text:p>
          </table:table-cell>
          <table:table-cell office:value-type="float" office:value="35115.8481284" calcext:value-type="float">
            <text:p>35115.8481284</text:p>
          </table:table-cell>
        </table:table-row>
        <table:table-row table:style-name="ro1">
          <table:table-cell office:value-type="float" office:value="2.09428571429" calcext:value-type="float">
            <text:p>2.0942857143</text:p>
          </table:table-cell>
          <table:table-cell office:value-type="float" office:value="35584.4518734" calcext:value-type="float">
            <text:p>35584.4518734</text:p>
          </table:table-cell>
        </table:table-row>
        <table:table-row table:style-name="ro1">
          <table:table-cell office:value-type="float" office:value="2.09557142857" calcext:value-type="float">
            <text:p>2.0955714286</text:p>
          </table:table-cell>
          <table:table-cell office:value-type="float" office:value="37053.4352293" calcext:value-type="float">
            <text:p>37053.4352293</text:p>
          </table:table-cell>
        </table:table-row>
        <table:table-row table:style-name="ro1">
          <table:table-cell office:value-type="float" office:value="2.09685714286" calcext:value-type="float">
            <text:p>2.0968571429</text:p>
          </table:table-cell>
          <table:table-cell office:value-type="float" office:value="38715.9939773" calcext:value-type="float">
            <text:p>38715.9939773</text:p>
          </table:table-cell>
        </table:table-row>
        <table:table-row table:style-name="ro1">
          <table:table-cell office:value-type="float" office:value="2.09814285714" calcext:value-type="float">
            <text:p>2.0981428571</text:p>
          </table:table-cell>
          <table:table-cell office:value-type="float" office:value="40097.3360338" calcext:value-type="float">
            <text:p>40097.3360338</text:p>
          </table:table-cell>
        </table:table-row>
        <table:table-row table:style-name="ro1">
          <table:table-cell office:value-type="float" office:value="2.09942857143" calcext:value-type="float">
            <text:p>2.0994285714</text:p>
          </table:table-cell>
          <table:table-cell office:value-type="float" office:value="41005.4652596" calcext:value-type="float">
            <text:p>41005.4652596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1021.9330774" calcext:value-type="float">
            <text:p>41021.9330774</text:p>
          </table:table-cell>
        </table:table-row>
        <table:table-row table:style-name="ro1">
          <table:table-cell office:value-type="float" office:value="2.10128571429" calcext:value-type="float">
            <text:p>2.1012857143</text:p>
          </table:table-cell>
          <table:table-cell office:value-type="float" office:value="41168.7828454" calcext:value-type="float">
            <text:p>41168.7828454</text:p>
          </table:table-cell>
        </table:table-row>
        <table:table-row table:style-name="ro1">
          <table:table-cell office:value-type="float" office:value="2.10257142857" calcext:value-type="float">
            <text:p>2.1025714286</text:p>
          </table:table-cell>
          <table:table-cell office:value-type="float" office:value="41034.8522391" calcext:value-type="float">
            <text:p>41034.8522391</text:p>
          </table:table-cell>
        </table:table-row>
        <table:table-row table:style-name="ro1">
          <table:table-cell office:value-type="float" office:value="2.10385714286" calcext:value-type="float">
            <text:p>2.1038571429</text:p>
          </table:table-cell>
          <table:table-cell office:value-type="float" office:value="40766.2000103" calcext:value-type="float">
            <text:p>40766.2000103</text:p>
          </table:table-cell>
        </table:table-row>
        <table:table-row table:style-name="ro1">
          <table:table-cell office:value-type="float" office:value="2.10514285714" calcext:value-type="float">
            <text:p>2.1051428571</text:p>
          </table:table-cell>
          <table:table-cell office:value-type="float" office:value="40288.7904663" calcext:value-type="float">
            <text:p>40288.7904663</text:p>
          </table:table-cell>
        </table:table-row>
        <table:table-row table:style-name="ro1">
          <table:table-cell office:value-type="float" office:value="2.10642857143" calcext:value-type="float">
            <text:p>2.1064285714</text:p>
          </table:table-cell>
          <table:table-cell office:value-type="float" office:value="39698.4777664" calcext:value-type="float">
            <text:p>39698.4777664</text:p>
          </table:table-cell>
        </table:table-row>
        <table:table-row table:style-name="ro1">
          <table:table-cell office:value-type="float" office:value="2.10771428571" calcext:value-type="float">
            <text:p>2.1077142857</text:p>
          </table:table-cell>
          <table:table-cell office:value-type="float" office:value="39172.0456702" calcext:value-type="float">
            <text:p>39172.0456702</text:p>
          </table:table-cell>
        </table:table-row>
        <table:table-row table:style-name="ro1">
          <table:table-cell office:value-type="float" office:value="2.109" calcext:value-type="float">
            <text:p>2.109</text:p>
          </table:table-cell>
          <table:table-cell office:value-type="float" office:value="38849.0627478" calcext:value-type="float">
            <text:p>38849.0627478</text:p>
          </table:table-cell>
        </table:table-row>
        <table:table-row table:style-name="ro1">
          <table:table-cell office:value-type="float" office:value="2.11028571429" calcext:value-type="float">
            <text:p>2.1102857143</text:p>
          </table:table-cell>
          <table:table-cell office:value-type="float" office:value="38660.5110994" calcext:value-type="float">
            <text:p>38660.5110994</text:p>
          </table:table-cell>
        </table:table-row>
        <table:table-row table:style-name="ro1">
          <table:table-cell office:value-type="float" office:value="2.11157142857" calcext:value-type="float">
            <text:p>2.1115714286</text:p>
          </table:table-cell>
          <table:table-cell office:value-type="float" office:value="38526.6276471" calcext:value-type="float">
            <text:p>38526.6276471</text:p>
          </table:table-cell>
        </table:table-row>
        <table:table-row table:style-name="ro1">
          <table:table-cell office:value-type="float" office:value="2.11285714286" calcext:value-type="float">
            <text:p>2.1128571429</text:p>
          </table:table-cell>
          <table:table-cell office:value-type="float" office:value="38173.1462336" calcext:value-type="float">
            <text:p>38173.1462336</text:p>
          </table:table-cell>
        </table:table-row>
        <table:table-row table:style-name="ro1">
          <table:table-cell office:value-type="float" office:value="2.11414285714" calcext:value-type="float">
            <text:p>2.1141428571</text:p>
          </table:table-cell>
          <table:table-cell office:value-type="float" office:value="37504.3125074" calcext:value-type="float">
            <text:p>37504.3125074</text:p>
          </table:table-cell>
        </table:table-row>
        <table:table-row table:style-name="ro1">
          <table:table-cell office:value-type="float" office:value="2.11542857143" calcext:value-type="float">
            <text:p>2.1154285714</text:p>
          </table:table-cell>
          <table:table-cell office:value-type="float" office:value="36807.8623741" calcext:value-type="float">
            <text:p>36807.8623741</text:p>
          </table:table-cell>
        </table:table-row>
        <table:table-row table:style-name="ro1">
          <table:table-cell office:value-type="float" office:value="2.11671428571" calcext:value-type="float">
            <text:p>2.1167142857</text:p>
          </table:table-cell>
          <table:table-cell office:value-type="float" office:value="36415.1241462" calcext:value-type="float">
            <text:p>36415.1241462</text:p>
          </table:table-cell>
        </table:table-row>
        <table:table-row table:style-name="ro1">
          <table:table-cell office:value-type="float" office:value="2.118" calcext:value-type="float">
            <text:p>2.118</text:p>
          </table:table-cell>
          <table:table-cell office:value-type="float" office:value="36217.7276871" calcext:value-type="float">
            <text:p>36217.7276871</text:p>
          </table:table-cell>
        </table:table-row>
        <table:table-row table:style-name="ro1">
          <table:table-cell office:value-type="float" office:value="2.11928571429" calcext:value-type="float">
            <text:p>2.1192857143</text:p>
          </table:table-cell>
          <table:table-cell office:value-type="float" office:value="35693.0387177" calcext:value-type="float">
            <text:p>35693.0387177</text:p>
          </table:table-cell>
        </table:table-row>
        <table:table-row table:style-name="ro1">
          <table:table-cell office:value-type="float" office:value="2.12057142857" calcext:value-type="float">
            <text:p>2.1205714286</text:p>
          </table:table-cell>
          <table:table-cell office:value-type="float" office:value="34632.6217362" calcext:value-type="float">
            <text:p>34632.6217362</text:p>
          </table:table-cell>
        </table:table-row>
        <table:table-row table:style-name="ro1">
          <table:table-cell office:value-type="float" office:value="2.12185714286" calcext:value-type="float">
            <text:p>2.1218571429</text:p>
          </table:table-cell>
          <table:table-cell office:value-type="float" office:value="33378.2740127" calcext:value-type="float">
            <text:p>33378.2740127</text:p>
          </table:table-cell>
        </table:table-row>
        <table:table-row table:style-name="ro1">
          <table:table-cell office:value-type="float" office:value="2.12314285714" calcext:value-type="float">
            <text:p>2.1231428571</text:p>
          </table:table-cell>
          <table:table-cell office:value-type="float" office:value="32607.6830237" calcext:value-type="float">
            <text:p>32607.6830237</text:p>
          </table:table-cell>
        </table:table-row>
        <table:table-row table:style-name="ro1">
          <table:table-cell office:value-type="float" office:value="2.12442857143" calcext:value-type="float">
            <text:p>2.1244285714</text:p>
          </table:table-cell>
          <table:table-cell office:value-type="float" office:value="32962.2276711" calcext:value-type="float">
            <text:p>32962.2276711</text:p>
          </table:table-cell>
        </table:table-row>
        <table:table-row table:style-name="ro1">
          <table:table-cell office:value-type="float" office:value="2.125" calcext:value-type="float">
            <text:p>2.125</text:p>
          </table:table-cell>
          <table:table-cell office:value-type="float" office:value="33291.8866265" calcext:value-type="float">
            <text:p>33291.8866265</text:p>
          </table:table-cell>
        </table:table-row>
        <table:table-row table:style-name="ro1">
          <table:table-cell office:value-type="float" office:value="2.12628571429" calcext:value-type="float">
            <text:p>2.1262857143</text:p>
          </table:table-cell>
          <table:table-cell office:value-type="float" office:value="34221.1056686" calcext:value-type="float">
            <text:p>34221.1056686</text:p>
          </table:table-cell>
        </table:table-row>
        <table:table-row table:style-name="ro1">
          <table:table-cell office:value-type="float" office:value="2.12757142857" calcext:value-type="float">
            <text:p>2.1275714286</text:p>
          </table:table-cell>
          <table:table-cell office:value-type="float" office:value="34503.235849" calcext:value-type="float">
            <text:p>34503.235849</text:p>
          </table:table-cell>
        </table:table-row>
        <table:table-row table:style-name="ro1">
          <table:table-cell office:value-type="float" office:value="2.12885714286" calcext:value-type="float">
            <text:p>2.1288571429</text:p>
          </table:table-cell>
          <table:table-cell office:value-type="float" office:value="33787.2152547" calcext:value-type="float">
            <text:p>33787.2152547</text:p>
          </table:table-cell>
        </table:table-row>
        <table:table-row table:style-name="ro1">
          <table:table-cell office:value-type="float" office:value="2.13014285714" calcext:value-type="float">
            <text:p>2.1301428571</text:p>
          </table:table-cell>
          <table:table-cell office:value-type="float" office:value="32697.3011369" calcext:value-type="float">
            <text:p>32697.3011369</text:p>
          </table:table-cell>
        </table:table-row>
        <table:table-row table:style-name="ro1">
          <table:table-cell office:value-type="float" office:value="2.13142857143" calcext:value-type="float">
            <text:p>2.1314285714</text:p>
          </table:table-cell>
          <table:table-cell office:value-type="float" office:value="32157.0574757" calcext:value-type="float">
            <text:p>32157.0574757</text:p>
          </table:table-cell>
        </table:table-row>
        <table:table-row table:style-name="ro1">
          <table:table-cell office:value-type="float" office:value="2.13271428571" calcext:value-type="float">
            <text:p>2.1327142857</text:p>
          </table:table-cell>
          <table:table-cell office:value-type="float" office:value="32091.2886113" calcext:value-type="float">
            <text:p>32091.2886113</text:p>
          </table:table-cell>
        </table:table-row>
        <table:table-row table:style-name="ro1">
          <table:table-cell office:value-type="float" office:value="2.134" calcext:value-type="float">
            <text:p>2.134</text:p>
          </table:table-cell>
          <table:table-cell office:value-type="float" office:value="32209.9545521" calcext:value-type="float">
            <text:p>32209.9545521</text:p>
          </table:table-cell>
        </table:table-row>
        <table:table-row table:style-name="ro1">
          <table:table-cell office:value-type="float" office:value="2.13528571429" calcext:value-type="float">
            <text:p>2.1352857143</text:p>
          </table:table-cell>
          <table:table-cell office:value-type="float" office:value="32219.9684403" calcext:value-type="float">
            <text:p>32219.9684403</text:p>
          </table:table-cell>
        </table:table-row>
        <table:table-row table:style-name="ro1">
          <table:table-cell office:value-type="float" office:value="2.13657142857" calcext:value-type="float">
            <text:p>2.1365714286</text:p>
          </table:table-cell>
          <table:table-cell office:value-type="float" office:value="31972.7484114" calcext:value-type="float">
            <text:p>31972.7484114</text:p>
          </table:table-cell>
        </table:table-row>
        <table:table-row table:style-name="ro1">
          <table:table-cell office:value-type="float" office:value="2.13785714286" calcext:value-type="float">
            <text:p>2.1378571429</text:p>
          </table:table-cell>
          <table:table-cell office:value-type="float" office:value="31630.2924687" calcext:value-type="float">
            <text:p>31630.2924687</text:p>
          </table:table-cell>
        </table:table-row>
        <table:table-row table:style-name="ro1">
          <table:table-cell office:value-type="float" office:value="2.13914285714" calcext:value-type="float">
            <text:p>2.1391428571</text:p>
          </table:table-cell>
          <table:table-cell office:value-type="float" office:value="31351.3991156" calcext:value-type="float">
            <text:p>31351.3991156</text:p>
          </table:table-cell>
        </table:table-row>
        <table:table-row table:style-name="ro1">
          <table:table-cell office:value-type="float" office:value="2.14042857143" calcext:value-type="float">
            <text:p>2.1404285714</text:p>
          </table:table-cell>
          <table:table-cell office:value-type="float" office:value="31148.667571" calcext:value-type="float">
            <text:p>31148.667571</text:p>
          </table:table-cell>
        </table:table-row>
        <table:table-row table:style-name="ro1">
          <table:table-cell office:value-type="float" office:value="2.14171428571" calcext:value-type="float">
            <text:p>2.1417142857</text:p>
          </table:table-cell>
          <table:table-cell office:value-type="float" office:value="30995.1047781" calcext:value-type="float">
            <text:p>30995.1047781</text:p>
          </table:table-cell>
        </table:table-row>
        <table:table-row table:style-name="ro1">
          <table:table-cell office:value-type="float" office:value="2.143" calcext:value-type="float">
            <text:p>2.143</text:p>
          </table:table-cell>
          <table:table-cell office:value-type="float" office:value="30815.9606189" calcext:value-type="float">
            <text:p>30815.9606189</text:p>
          </table:table-cell>
        </table:table-row>
        <table:table-row table:style-name="ro1">
          <table:table-cell office:value-type="float" office:value="2.14428571429" calcext:value-type="float">
            <text:p>2.1442857143</text:p>
          </table:table-cell>
          <table:table-cell office:value-type="float" office:value="30606.0915031" calcext:value-type="float">
            <text:p>30606.0915031</text:p>
          </table:table-cell>
        </table:table-row>
        <table:table-row table:style-name="ro1">
          <table:table-cell office:value-type="float" office:value="2.14557142857" calcext:value-type="float">
            <text:p>2.1455714286</text:p>
          </table:table-cell>
          <table:table-cell office:value-type="float" office:value="30419.1003262" calcext:value-type="float">
            <text:p>30419.1003262</text:p>
          </table:table-cell>
        </table:table-row>
        <table:table-row table:style-name="ro1">
          <table:table-cell office:value-type="float" office:value="2.14685714286" calcext:value-type="float">
            <text:p>2.1468571429</text:p>
          </table:table-cell>
          <table:table-cell office:value-type="float" office:value="30305.0135552" calcext:value-type="float">
            <text:p>30305.0135552</text:p>
          </table:table-cell>
        </table:table-row>
        <table:table-row table:style-name="ro1">
          <table:table-cell office:value-type="float" office:value="2.14814285714" calcext:value-type="float">
            <text:p>2.1481428571</text:p>
          </table:table-cell>
          <table:table-cell office:value-type="float" office:value="30212.0691768" calcext:value-type="float">
            <text:p>30212.0691768</text:p>
          </table:table-cell>
        </table:table-row>
        <table:table-row table:style-name="ro1">
          <table:table-cell office:value-type="float" office:value="2.14942857143" calcext:value-type="float">
            <text:p>2.1494285714</text:p>
          </table:table-cell>
          <table:table-cell office:value-type="float" office:value="30106.5892941" calcext:value-type="float">
            <text:p>30106.5892941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30014.18989" calcext:value-type="float">
            <text:p>30014.18989</text:p>
          </table:table-cell>
        </table:table-row>
        <table:table-row table:style-name="ro1">
          <table:table-cell office:value-type="float" office:value="2.15128571429" calcext:value-type="float">
            <text:p>2.1512857143</text:p>
          </table:table-cell>
          <table:table-cell office:value-type="float" office:value="29841.4992606" calcext:value-type="float">
            <text:p>29841.4992606</text:p>
          </table:table-cell>
        </table:table-row>
        <table:table-row table:style-name="ro1">
          <table:table-cell office:value-type="float" office:value="2.15257142857" calcext:value-type="float">
            <text:p>2.1525714286</text:p>
          </table:table-cell>
          <table:table-cell office:value-type="float" office:value="29629.8973329" calcext:value-type="float">
            <text:p>29629.8973329</text:p>
          </table:table-cell>
        </table:table-row>
        <table:table-row table:style-name="ro1">
          <table:table-cell office:value-type="float" office:value="2.15385714286" calcext:value-type="float">
            <text:p>2.1538571429</text:p>
          </table:table-cell>
          <table:table-cell office:value-type="float" office:value="29447.0520137" calcext:value-type="float">
            <text:p>29447.0520137</text:p>
          </table:table-cell>
        </table:table-row>
        <table:table-row table:style-name="ro1">
          <table:table-cell office:value-type="float" office:value="2.15514285714" calcext:value-type="float">
            <text:p>2.1551428571</text:p>
          </table:table-cell>
          <table:table-cell office:value-type="float" office:value="29347.6495833" calcext:value-type="float">
            <text:p>29347.6495833</text:p>
          </table:table-cell>
        </table:table-row>
        <table:table-row table:style-name="ro1">
          <table:table-cell office:value-type="float" office:value="2.15642857143" calcext:value-type="float">
            <text:p>2.1564285714</text:p>
          </table:table-cell>
          <table:table-cell office:value-type="float" office:value="29326.9269966" calcext:value-type="float">
            <text:p>29326.9269966</text:p>
          </table:table-cell>
        </table:table-row>
        <table:table-row table:style-name="ro1">
          <table:table-cell office:value-type="float" office:value="2.15771428571" calcext:value-type="float">
            <text:p>2.1577142857</text:p>
          </table:table-cell>
          <table:table-cell office:value-type="float" office:value="29340.3293955" calcext:value-type="float">
            <text:p>29340.3293955</text:p>
          </table:table-cell>
        </table:table-row>
        <table:table-row table:style-name="ro1">
          <table:table-cell office:value-type="float" office:value="2.159" calcext:value-type="float">
            <text:p>2.159</text:p>
          </table:table-cell>
          <table:table-cell office:value-type="float" office:value="29356.7896877" calcext:value-type="float">
            <text:p>29356.7896877</text:p>
          </table:table-cell>
        </table:table-row>
        <table:table-row table:style-name="ro1">
          <table:table-cell office:value-type="float" office:value="2.16028571429" calcext:value-type="float">
            <text:p>2.1602857143</text:p>
          </table:table-cell>
          <table:table-cell office:value-type="float" office:value="29717.2327648" calcext:value-type="float">
            <text:p>29717.2327648</text:p>
          </table:table-cell>
        </table:table-row>
        <table:table-row table:style-name="ro1">
          <table:table-cell office:value-type="float" office:value="2.16157142857" calcext:value-type="float">
            <text:p>2.1615714286</text:p>
          </table:table-cell>
          <table:table-cell office:value-type="float" office:value="32281.0244699" calcext:value-type="float">
            <text:p>32281.0244699</text:p>
          </table:table-cell>
        </table:table-row>
        <table:table-row table:style-name="ro1">
          <table:table-cell office:value-type="float" office:value="2.16285714286" calcext:value-type="float">
            <text:p>2.1628571429</text:p>
          </table:table-cell>
          <table:table-cell office:value-type="float" office:value="40046.2757179" calcext:value-type="float">
            <text:p>40046.2757179</text:p>
          </table:table-cell>
        </table:table-row>
        <table:table-row table:style-name="ro1">
          <table:table-cell office:value-type="float" office:value="2.16414285714" calcext:value-type="float">
            <text:p>2.1641428571</text:p>
          </table:table-cell>
          <table:table-cell office:value-type="float" office:value="53673.3653472" calcext:value-type="float">
            <text:p>53673.3653472</text:p>
          </table:table-cell>
        </table:table-row>
        <table:table-row table:style-name="ro1">
          <table:table-cell office:value-type="float" office:value="2.16542857143" calcext:value-type="float">
            <text:p>2.1654285714</text:p>
          </table:table-cell>
          <table:table-cell office:value-type="float" office:value="67985.0225443" calcext:value-type="float">
            <text:p>67985.0225443</text:p>
          </table:table-cell>
        </table:table-row>
        <table:table-row table:style-name="ro1">
          <table:table-cell office:value-type="float" office:value="2.16671428571" calcext:value-type="float">
            <text:p>2.1667142857</text:p>
          </table:table-cell>
          <table:table-cell office:value-type="float" office:value="71116.7666871" calcext:value-type="float">
            <text:p>71116.7666871</text:p>
          </table:table-cell>
        </table:table-row>
        <table:table-row table:style-name="ro1">
          <table:table-cell office:value-type="float" office:value="2.168" calcext:value-type="float">
            <text:p>2.168</text:p>
          </table:table-cell>
          <table:table-cell office:value-type="float" office:value="67184.4128702" calcext:value-type="float">
            <text:p>67184.4128702</text:p>
          </table:table-cell>
        </table:table-row>
        <table:table-row table:style-name="ro1">
          <table:table-cell office:value-type="float" office:value="2.16928571429" calcext:value-type="float">
            <text:p>2.1692857143</text:p>
          </table:table-cell>
          <table:table-cell office:value-type="float" office:value="65048.7070091" calcext:value-type="float">
            <text:p>65048.7070091</text:p>
          </table:table-cell>
        </table:table-row>
        <table:table-row table:style-name="ro1">
          <table:table-cell office:value-type="float" office:value="2.17057142857" calcext:value-type="float">
            <text:p>2.1705714286</text:p>
          </table:table-cell>
          <table:table-cell office:value-type="float" office:value="61300.515521" calcext:value-type="float">
            <text:p>61300.515521</text:p>
          </table:table-cell>
        </table:table-row>
        <table:table-row table:style-name="ro1">
          <table:table-cell office:value-type="float" office:value="2.17185714286" calcext:value-type="float">
            <text:p>2.1718571429</text:p>
          </table:table-cell>
          <table:table-cell office:value-type="float" office:value="55406.9984351" calcext:value-type="float">
            <text:p>55406.9984351</text:p>
          </table:table-cell>
        </table:table-row>
        <table:table-row table:style-name="ro1">
          <table:table-cell office:value-type="float" office:value="2.17314285714" calcext:value-type="float">
            <text:p>2.1731428571</text:p>
          </table:table-cell>
          <table:table-cell office:value-type="float" office:value="50164.7834592" calcext:value-type="float">
            <text:p>50164.7834592</text:p>
          </table:table-cell>
        </table:table-row>
        <table:table-row table:style-name="ro1">
          <table:table-cell office:value-type="float" office:value="2.17442857143" calcext:value-type="float">
            <text:p>2.1744285714</text:p>
          </table:table-cell>
          <table:table-cell office:value-type="float" office:value="46158.0742662" calcext:value-type="float">
            <text:p>46158.0742662</text:p>
          </table:table-cell>
        </table:table-row>
        <table:table-row table:style-name="ro1">
          <table:table-cell office:value-type="float" office:value="2.175" calcext:value-type="float">
            <text:p>2.175</text:p>
          </table:table-cell>
          <table:table-cell office:value-type="float" office:value="44658.823304" calcext:value-type="float">
            <text:p>44658.823304</text:p>
          </table:table-cell>
        </table:table-row>
        <table:table-row table:style-name="ro1">
          <table:table-cell office:value-type="float" office:value="2.17628571429" calcext:value-type="float">
            <text:p>2.1762857143</text:p>
          </table:table-cell>
          <table:table-cell office:value-type="float" office:value="41493.6597977" calcext:value-type="float">
            <text:p>41493.6597977</text:p>
          </table:table-cell>
        </table:table-row>
        <table:table-row table:style-name="ro1">
          <table:table-cell office:value-type="float" office:value="2.17757142857" calcext:value-type="float">
            <text:p>2.1775714286</text:p>
          </table:table-cell>
          <table:table-cell office:value-type="float" office:value="38678.2521389" calcext:value-type="float">
            <text:p>38678.2521389</text:p>
          </table:table-cell>
        </table:table-row>
        <table:table-row table:style-name="ro1">
          <table:table-cell office:value-type="float" office:value="2.17885714286" calcext:value-type="float">
            <text:p>2.1788571429</text:p>
          </table:table-cell>
          <table:table-cell office:value-type="float" office:value="36817.8908256" calcext:value-type="float">
            <text:p>36817.8908256</text:p>
          </table:table-cell>
        </table:table-row>
        <table:table-row table:style-name="ro1">
          <table:table-cell office:value-type="float" office:value="2.18014285714" calcext:value-type="float">
            <text:p>2.1801428571</text:p>
          </table:table-cell>
          <table:table-cell office:value-type="float" office:value="35860.481821" calcext:value-type="float">
            <text:p>35860.481821</text:p>
          </table:table-cell>
        </table:table-row>
        <table:table-row table:style-name="ro1">
          <table:table-cell office:value-type="float" office:value="2.18142857143" calcext:value-type="float">
            <text:p>2.1814285714</text:p>
          </table:table-cell>
          <table:table-cell office:value-type="float" office:value="35396.7157874" calcext:value-type="float">
            <text:p>35396.7157874</text:p>
          </table:table-cell>
        </table:table-row>
        <table:table-row table:style-name="ro1">
          <table:table-cell office:value-type="float" office:value="2.18271428571" calcext:value-type="float">
            <text:p>2.1827142857</text:p>
          </table:table-cell>
          <table:table-cell office:value-type="float" office:value="35094.074163" calcext:value-type="float">
            <text:p>35094.074163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office:value-type="float" office:value="34809.5328386" calcext:value-type="float">
            <text:p>34809.5328386</text:p>
          </table:table-cell>
        </table:table-row>
        <table:table-row table:style-name="ro1">
          <table:table-cell office:value-type="float" office:value="2.18528571429" calcext:value-type="float">
            <text:p>2.1852857143</text:p>
          </table:table-cell>
          <table:table-cell office:value-type="float" office:value="34485.7158685" calcext:value-type="float">
            <text:p>34485.7158685</text:p>
          </table:table-cell>
        </table:table-row>
        <table:table-row table:style-name="ro1">
          <table:table-cell office:value-type="float" office:value="2.18657142857" calcext:value-type="float">
            <text:p>2.1865714286</text:p>
          </table:table-cell>
          <table:table-cell office:value-type="float" office:value="34157.756251" calcext:value-type="float">
            <text:p>34157.756251</text:p>
          </table:table-cell>
        </table:table-row>
        <table:table-row table:style-name="ro1">
          <table:table-cell office:value-type="float" office:value="2.18785714286" calcext:value-type="float">
            <text:p>2.1878571429</text:p>
          </table:table-cell>
          <table:table-cell office:value-type="float" office:value="33868.5650629" calcext:value-type="float">
            <text:p>33868.5650629</text:p>
          </table:table-cell>
        </table:table-row>
        <table:table-row table:style-name="ro1">
          <table:table-cell office:value-type="float" office:value="2.18914285714" calcext:value-type="float">
            <text:p>2.1891428571</text:p>
          </table:table-cell>
          <table:table-cell office:value-type="float" office:value="33578.5695773" calcext:value-type="float">
            <text:p>33578.5695773</text:p>
          </table:table-cell>
        </table:table-row>
        <table:table-row table:style-name="ro1">
          <table:table-cell office:value-type="float" office:value="2.19042857143" calcext:value-type="float">
            <text:p>2.1904285714</text:p>
          </table:table-cell>
          <table:table-cell office:value-type="float" office:value="33221.8866652" calcext:value-type="float">
            <text:p>33221.8866652</text:p>
          </table:table-cell>
        </table:table-row>
        <table:table-row table:style-name="ro1">
          <table:table-cell office:value-type="float" office:value="2.19171428571" calcext:value-type="float">
            <text:p>2.1917142857</text:p>
          </table:table-cell>
          <table:table-cell office:value-type="float" office:value="32777.5999866" calcext:value-type="float">
            <text:p>32777.5999866</text:p>
          </table:table-cell>
        </table:table-row>
        <table:table-row table:style-name="ro1">
          <table:table-cell office:value-type="float" office:value="2.193" calcext:value-type="float">
            <text:p>2.193</text:p>
          </table:table-cell>
          <table:table-cell office:value-type="float" office:value="32297.7505618" calcext:value-type="float">
            <text:p>32297.7505618</text:p>
          </table:table-cell>
        </table:table-row>
        <table:table-row table:style-name="ro1">
          <table:table-cell office:value-type="float" office:value="2.19428571429" calcext:value-type="float">
            <text:p>2.1942857143</text:p>
          </table:table-cell>
          <table:table-cell office:value-type="float" office:value="31851.879752" calcext:value-type="float">
            <text:p>31851.879752</text:p>
          </table:table-cell>
        </table:table-row>
        <table:table-row table:style-name="ro1">
          <table:table-cell office:value-type="float" office:value="2.19557142857" calcext:value-type="float">
            <text:p>2.1955714286</text:p>
          </table:table-cell>
          <table:table-cell office:value-type="float" office:value="31463.4692208" calcext:value-type="float">
            <text:p>31463.4692208</text:p>
          </table:table-cell>
        </table:table-row>
        <table:table-row table:style-name="ro1">
          <table:table-cell office:value-type="float" office:value="2.19685714286" calcext:value-type="float">
            <text:p>2.1968571429</text:p>
          </table:table-cell>
          <table:table-cell office:value-type="float" office:value="31073.9747166" calcext:value-type="float">
            <text:p>31073.9747166</text:p>
          </table:table-cell>
        </table:table-row>
        <table:table-row table:style-name="ro1">
          <table:table-cell office:value-type="float" office:value="2.19814285714" calcext:value-type="float">
            <text:p>2.1981428571</text:p>
          </table:table-cell>
          <table:table-cell office:value-type="float" office:value="30665.3879639" calcext:value-type="float">
            <text:p>30665.3879639</text:p>
          </table:table-cell>
        </table:table-row>
        <table:table-row table:style-name="ro1">
          <table:table-cell office:value-type="float" office:value="2.19942857143" calcext:value-type="float">
            <text:p>2.1994285714</text:p>
          </table:table-cell>
          <table:table-cell office:value-type="float" office:value="30267.5687836" calcext:value-type="float">
            <text:p>30267.5687836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0067.5121183" calcext:value-type="float">
            <text:p>30067.5121183</text:p>
          </table:table-cell>
        </table:table-row>
        <table:table-row table:style-name="ro1">
          <table:table-cell office:value-type="float" office:value="2.20128571429" calcext:value-type="float">
            <text:p>2.2012857143</text:p>
          </table:table-cell>
          <table:table-cell office:value-type="float" office:value="29733.8832461" calcext:value-type="float">
            <text:p>29733.8832461</text:p>
          </table:table-cell>
        </table:table-row>
        <table:table-row table:style-name="ro1">
          <table:table-cell office:value-type="float" office:value="2.20257142857" calcext:value-type="float">
            <text:p>2.2025714286</text:p>
          </table:table-cell>
          <table:table-cell office:value-type="float" office:value="29493.2706746" calcext:value-type="float">
            <text:p>29493.2706746</text:p>
          </table:table-cell>
        </table:table-row>
        <table:table-row table:style-name="ro1">
          <table:table-cell office:value-type="float" office:value="2.20385714286" calcext:value-type="float">
            <text:p>2.2038571429</text:p>
          </table:table-cell>
          <table:table-cell office:value-type="float" office:value="29294.8307069" calcext:value-type="float">
            <text:p>29294.8307069</text:p>
          </table:table-cell>
        </table:table-row>
        <table:table-row table:style-name="ro1">
          <table:table-cell office:value-type="float" office:value="2.20514285714" calcext:value-type="float">
            <text:p>2.2051428571</text:p>
          </table:table-cell>
          <table:table-cell office:value-type="float" office:value="29066.5476153" calcext:value-type="float">
            <text:p>29066.5476153</text:p>
          </table:table-cell>
        </table:table-row>
        <table:table-row table:style-name="ro1">
          <table:table-cell office:value-type="float" office:value="2.20642857143" calcext:value-type="float">
            <text:p>2.2064285714</text:p>
          </table:table-cell>
          <table:table-cell office:value-type="float" office:value="28775.4217556" calcext:value-type="float">
            <text:p>28775.4217556</text:p>
          </table:table-cell>
        </table:table-row>
        <table:table-row table:style-name="ro1">
          <table:table-cell office:value-type="float" office:value="2.20771428571" calcext:value-type="float">
            <text:p>2.2077142857</text:p>
          </table:table-cell>
          <table:table-cell office:value-type="float" office:value="28484.040362" calcext:value-type="float">
            <text:p>28484.040362</text:p>
          </table:table-cell>
        </table:table-row>
        <table:table-row table:style-name="ro1">
          <table:table-cell office:value-type="float" office:value="2.209" calcext:value-type="float">
            <text:p>2.209</text:p>
          </table:table-cell>
          <table:table-cell office:value-type="float" office:value="28301.1396487" calcext:value-type="float">
            <text:p>28301.1396487</text:p>
          </table:table-cell>
        </table:table-row>
        <table:table-row table:style-name="ro1">
          <table:table-cell office:value-type="float" office:value="2.21028571429" calcext:value-type="float">
            <text:p>2.2102857143</text:p>
          </table:table-cell>
          <table:table-cell office:value-type="float" office:value="28240.3228952" calcext:value-type="float">
            <text:p>28240.3228952</text:p>
          </table:table-cell>
        </table:table-row>
        <table:table-row table:style-name="ro1">
          <table:table-cell office:value-type="float" office:value="2.21157142857" calcext:value-type="float">
            <text:p>2.2115714286</text:p>
          </table:table-cell>
          <table:table-cell office:value-type="float" office:value="28205.4382155" calcext:value-type="float">
            <text:p>28205.4382155</text:p>
          </table:table-cell>
        </table:table-row>
        <table:table-row table:style-name="ro1">
          <table:table-cell office:value-type="float" office:value="2.21285714286" calcext:value-type="float">
            <text:p>2.2128571429</text:p>
          </table:table-cell>
          <table:table-cell office:value-type="float" office:value="27982.7925516" calcext:value-type="float">
            <text:p>27982.7925516</text:p>
          </table:table-cell>
        </table:table-row>
        <table:table-row table:style-name="ro1">
          <table:table-cell office:value-type="float" office:value="2.21414285714" calcext:value-type="float">
            <text:p>2.2141428571</text:p>
          </table:table-cell>
          <table:table-cell office:value-type="float" office:value="27476.6214028" calcext:value-type="float">
            <text:p>27476.6214028</text:p>
          </table:table-cell>
        </table:table-row>
        <table:table-row table:style-name="ro1">
          <table:table-cell office:value-type="float" office:value="2.21542857143" calcext:value-type="float">
            <text:p>2.2154285714</text:p>
          </table:table-cell>
          <table:table-cell office:value-type="float" office:value="26887.6212941" calcext:value-type="float">
            <text:p>26887.6212941</text:p>
          </table:table-cell>
        </table:table-row>
        <table:table-row table:style-name="ro1">
          <table:table-cell office:value-type="float" office:value="2.21671428571" calcext:value-type="float">
            <text:p>2.2167142857</text:p>
          </table:table-cell>
          <table:table-cell office:value-type="float" office:value="26462.6325257" calcext:value-type="float">
            <text:p>26462.6325257</text:p>
          </table:table-cell>
        </table:table-row>
        <table:table-row table:style-name="ro1">
          <table:table-cell office:value-type="float" office:value="2.218" calcext:value-type="float">
            <text:p>2.218</text:p>
          </table:table-cell>
          <table:table-cell office:value-type="float" office:value="26309.3459078" calcext:value-type="float">
            <text:p>26309.3459078</text:p>
          </table:table-cell>
        </table:table-row>
        <table:table-row table:style-name="ro1">
          <table:table-cell office:value-type="float" office:value="2.21928571429" calcext:value-type="float">
            <text:p>2.2192857143</text:p>
          </table:table-cell>
          <table:table-cell office:value-type="float" office:value="26335.2367179" calcext:value-type="float">
            <text:p>26335.2367179</text:p>
          </table:table-cell>
        </table:table-row>
        <table:table-row table:style-name="ro1">
          <table:table-cell office:value-type="float" office:value="2.22057142857" calcext:value-type="float">
            <text:p>2.2205714286</text:p>
          </table:table-cell>
          <table:table-cell office:value-type="float" office:value="26273.9122601" calcext:value-type="float">
            <text:p>26273.9122601</text:p>
          </table:table-cell>
        </table:table-row>
        <table:table-row table:style-name="ro1">
          <table:table-cell office:value-type="float" office:value="2.22185714286" calcext:value-type="float">
            <text:p>2.2218571429</text:p>
          </table:table-cell>
          <table:table-cell office:value-type="float" office:value="26027.6049206" calcext:value-type="float">
            <text:p>26027.6049206</text:p>
          </table:table-cell>
        </table:table-row>
        <table:table-row table:style-name="ro1">
          <table:table-cell office:value-type="float" office:value="2.22314285714" calcext:value-type="float">
            <text:p>2.2231428571</text:p>
          </table:table-cell>
          <table:table-cell office:value-type="float" office:value="25698.8917995" calcext:value-type="float">
            <text:p>25698.8917995</text:p>
          </table:table-cell>
        </table:table-row>
        <table:table-row table:style-name="ro1">
          <table:table-cell office:value-type="float" office:value="2.22442857143" calcext:value-type="float">
            <text:p>2.2244285714</text:p>
          </table:table-cell>
          <table:table-cell office:value-type="float" office:value="25390.5104192" calcext:value-type="float">
            <text:p>25390.5104192</text:p>
          </table:table-cell>
        </table:table-row>
        <table:table-row table:style-name="ro1">
          <table:table-cell office:value-type="float" office:value="2.225" calcext:value-type="float">
            <text:p>2.225</text:p>
          </table:table-cell>
          <table:table-cell office:value-type="float" office:value="25261.3912442" calcext:value-type="float">
            <text:p>25261.3912442</text:p>
          </table:table-cell>
        </table:table-row>
        <table:table-row table:style-name="ro1">
          <table:table-cell office:value-type="float" office:value="2.22628571429" calcext:value-type="float">
            <text:p>2.2262857143</text:p>
          </table:table-cell>
          <table:table-cell office:value-type="float" office:value="25064.2010423" calcext:value-type="float">
            <text:p>25064.2010423</text:p>
          </table:table-cell>
        </table:table-row>
        <table:table-row table:style-name="ro1">
          <table:table-cell office:value-type="float" office:value="2.22757142857" calcext:value-type="float">
            <text:p>2.2275714286</text:p>
          </table:table-cell>
          <table:table-cell office:value-type="float" office:value="24902.701203" calcext:value-type="float">
            <text:p>24902.701203</text:p>
          </table:table-cell>
        </table:table-row>
        <table:table-row table:style-name="ro1">
          <table:table-cell office:value-type="float" office:value="2.22885714286" calcext:value-type="float">
            <text:p>2.2288571429</text:p>
          </table:table-cell>
          <table:table-cell office:value-type="float" office:value="24730.4696836" calcext:value-type="float">
            <text:p>24730.4696836</text:p>
          </table:table-cell>
        </table:table-row>
        <table:table-row table:style-name="ro1">
          <table:table-cell office:value-type="float" office:value="2.23014285714" calcext:value-type="float">
            <text:p>2.2301428571</text:p>
          </table:table-cell>
          <table:table-cell office:value-type="float" office:value="24545.0241166" calcext:value-type="float">
            <text:p>24545.0241166</text:p>
          </table:table-cell>
        </table:table-row>
        <table:table-row table:style-name="ro1">
          <table:table-cell office:value-type="float" office:value="2.23142857143" calcext:value-type="float">
            <text:p>2.2314285714</text:p>
          </table:table-cell>
          <table:table-cell office:value-type="float" office:value="24360.2777701" calcext:value-type="float">
            <text:p>24360.2777701</text:p>
          </table:table-cell>
        </table:table-row>
        <table:table-row table:style-name="ro1">
          <table:table-cell office:value-type="float" office:value="2.23271428571" calcext:value-type="float">
            <text:p>2.2327142857</text:p>
          </table:table-cell>
          <table:table-cell office:value-type="float" office:value="24185.7475628" calcext:value-type="float">
            <text:p>24185.7475628</text:p>
          </table:table-cell>
        </table:table-row>
        <table:table-row table:style-name="ro1">
          <table:table-cell office:value-type="float" office:value="2.234" calcext:value-type="float">
            <text:p>2.234</text:p>
          </table:table-cell>
          <table:table-cell office:value-type="float" office:value="24022.6925035" calcext:value-type="float">
            <text:p>24022.6925035</text:p>
          </table:table-cell>
        </table:table-row>
        <table:table-row table:style-name="ro1">
          <table:table-cell office:value-type="float" office:value="2.23528571429" calcext:value-type="float">
            <text:p>2.2352857143</text:p>
          </table:table-cell>
          <table:table-cell office:value-type="float" office:value="23858.893729" calcext:value-type="float">
            <text:p>23858.893729</text:p>
          </table:table-cell>
        </table:table-row>
        <table:table-row table:style-name="ro1">
          <table:table-cell office:value-type="float" office:value="2.23657142857" calcext:value-type="float">
            <text:p>2.2365714286</text:p>
          </table:table-cell>
          <table:table-cell office:value-type="float" office:value="23689.2494636" calcext:value-type="float">
            <text:p>23689.2494636</text:p>
          </table:table-cell>
        </table:table-row>
        <table:table-row table:style-name="ro1">
          <table:table-cell office:value-type="float" office:value="2.23785714286" calcext:value-type="float">
            <text:p>2.2378571429</text:p>
          </table:table-cell>
          <table:table-cell office:value-type="float" office:value="23526.8262142" calcext:value-type="float">
            <text:p>23526.8262142</text:p>
          </table:table-cell>
        </table:table-row>
        <table:table-row table:style-name="ro1">
          <table:table-cell office:value-type="float" office:value="2.23914285714" calcext:value-type="float">
            <text:p>2.2391428571</text:p>
          </table:table-cell>
          <table:table-cell office:value-type="float" office:value="23382.76476" calcext:value-type="float">
            <text:p>23382.76476</text:p>
          </table:table-cell>
        </table:table-row>
        <table:table-row table:style-name="ro1">
          <table:table-cell office:value-type="float" office:value="2.24042857143" calcext:value-type="float">
            <text:p>2.2404285714</text:p>
          </table:table-cell>
          <table:table-cell office:value-type="float" office:value="23258.6622073" calcext:value-type="float">
            <text:p>23258.6622073</text:p>
          </table:table-cell>
        </table:table-row>
        <table:table-row table:style-name="ro1">
          <table:table-cell office:value-type="float" office:value="2.24171428571" calcext:value-type="float">
            <text:p>2.2417142857</text:p>
          </table:table-cell>
          <table:table-cell office:value-type="float" office:value="23142.8749738" calcext:value-type="float">
            <text:p>23142.8749738</text:p>
          </table:table-cell>
        </table:table-row>
        <table:table-row table:style-name="ro1">
          <table:table-cell office:value-type="float" office:value="2.243" calcext:value-type="float">
            <text:p>2.243</text:p>
          </table:table-cell>
          <table:table-cell office:value-type="float" office:value="23018.9224362" calcext:value-type="float">
            <text:p>23018.9224362</text:p>
          </table:table-cell>
        </table:table-row>
        <table:table-row table:style-name="ro1">
          <table:table-cell office:value-type="float" office:value="2.24428571429" calcext:value-type="float">
            <text:p>2.2442857143</text:p>
          </table:table-cell>
          <table:table-cell office:value-type="float" office:value="22882.5176415" calcext:value-type="float">
            <text:p>22882.5176415</text:p>
          </table:table-cell>
        </table:table-row>
        <table:table-row table:style-name="ro1">
          <table:table-cell office:value-type="float" office:value="2.24557142857" calcext:value-type="float">
            <text:p>2.2455714286</text:p>
          </table:table-cell>
          <table:table-cell office:value-type="float" office:value="22736.449417" calcext:value-type="float">
            <text:p>22736.449417</text:p>
          </table:table-cell>
        </table:table-row>
        <table:table-row table:style-name="ro1">
          <table:table-cell office:value-type="float" office:value="2.24685714286" calcext:value-type="float">
            <text:p>2.2468571429</text:p>
          </table:table-cell>
          <table:table-cell office:value-type="float" office:value="22602.2066014" calcext:value-type="float">
            <text:p>22602.2066014</text:p>
          </table:table-cell>
        </table:table-row>
        <table:table-row table:style-name="ro1">
          <table:table-cell office:value-type="float" office:value="2.24814285714" calcext:value-type="float">
            <text:p>2.2481428571</text:p>
          </table:table-cell>
          <table:table-cell office:value-type="float" office:value="22504.7207116" calcext:value-type="float">
            <text:p>22504.7207116</text:p>
          </table:table-cell>
        </table:table-row>
        <table:table-row table:style-name="ro1">
          <table:table-cell office:value-type="float" office:value="2.24942857143" calcext:value-type="float">
            <text:p>2.2494285714</text:p>
          </table:table-cell>
          <table:table-cell office:value-type="float" office:value="22443.241362" calcext:value-type="float">
            <text:p>22443.241362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22384.866596" calcext:value-type="float">
            <text:p>22384.866596</text:p>
          </table:table-cell>
        </table:table-row>
        <table:table-row table:style-name="ro1">
          <table:table-cell office:value-type="float" office:value="2.25128571429" calcext:value-type="float">
            <text:p>2.2512857143</text:p>
          </table:table-cell>
          <table:table-cell office:value-type="float" office:value="22354.809116" calcext:value-type="float">
            <text:p>22354.809116</text:p>
          </table:table-cell>
        </table:table-row>
        <table:table-row table:style-name="ro1">
          <table:table-cell office:value-type="float" office:value="2.25257142857" calcext:value-type="float">
            <text:p>2.2525714286</text:p>
          </table:table-cell>
          <table:table-cell office:value-type="float" office:value="10486.7340715" calcext:value-type="float">
            <text:p>10486.7340715</text:p>
          </table:table-cell>
        </table:table-row>
        <table:table-row table:style-name="ro1">
          <table:table-cell office:value-type="float" office:value="2.25385714286" calcext:value-type="float">
            <text:p>2.2538571429</text:p>
          </table:table-cell>
          <table:table-cell office:value-type="float" office:value="11665.2910339" calcext:value-type="float">
            <text:p>11665.2910339</text:p>
          </table:table-cell>
        </table:table-row>
        <table:table-row table:style-name="ro1">
          <table:table-cell office:value-type="float" office:value="2.25514285714" calcext:value-type="float">
            <text:p>2.2551428571</text:p>
          </table:table-cell>
          <table:table-cell office:value-type="float" office:value="11718.4226239" calcext:value-type="float">
            <text:p>11718.4226239</text:p>
          </table:table-cell>
        </table:table-row>
        <table:table-row table:style-name="ro1">
          <table:table-cell office:value-type="float" office:value="2.25642857143" calcext:value-type="float">
            <text:p>2.2564285714</text:p>
          </table:table-cell>
          <table:table-cell office:value-type="float" office:value="11602.1312693" calcext:value-type="float">
            <text:p>11602.1312693</text:p>
          </table:table-cell>
        </table:table-row>
        <table:table-row table:style-name="ro1">
          <table:table-cell office:value-type="float" office:value="2.25771428571" calcext:value-type="float">
            <text:p>2.2577142857</text:p>
          </table:table-cell>
          <table:table-cell office:value-type="float" office:value="12039.5937874" calcext:value-type="float">
            <text:p>12039.5937874</text:p>
          </table:table-cell>
        </table:table-row>
        <table:table-row table:style-name="ro1">
          <table:table-cell office:value-type="float" office:value="2.259" calcext:value-type="float">
            <text:p>2.259</text:p>
          </table:table-cell>
          <table:table-cell office:value-type="float" office:value="12394.096918" calcext:value-type="float">
            <text:p>12394.096918</text:p>
          </table:table-cell>
        </table:table-row>
        <table:table-row table:style-name="ro1">
          <table:table-cell office:value-type="float" office:value="2.26028571429" calcext:value-type="float">
            <text:p>2.2602857143</text:p>
          </table:table-cell>
          <table:table-cell office:value-type="float" office:value="11967.5138191" calcext:value-type="float">
            <text:p>11967.5138191</text:p>
          </table:table-cell>
        </table:table-row>
        <table:table-row table:style-name="ro1">
          <table:table-cell office:value-type="float" office:value="2.26157142857" calcext:value-type="float">
            <text:p>2.2615714286</text:p>
          </table:table-cell>
          <table:table-cell office:value-type="float" office:value="11511.3415526" calcext:value-type="float">
            <text:p>11511.3415526</text:p>
          </table:table-cell>
        </table:table-row>
        <table:table-row table:style-name="ro1">
          <table:table-cell office:value-type="float" office:value="2.26285714286" calcext:value-type="float">
            <text:p>2.2628571429</text:p>
          </table:table-cell>
          <table:table-cell office:value-type="float" office:value="11033.7807451" calcext:value-type="float">
            <text:p>11033.7807451</text:p>
          </table:table-cell>
        </table:table-row>
        <table:table-row table:style-name="ro1">
          <table:table-cell office:value-type="float" office:value="2.26414285714" calcext:value-type="float">
            <text:p>2.2641428571</text:p>
          </table:table-cell>
          <table:table-cell office:value-type="float" office:value="10828.1412026" calcext:value-type="float">
            <text:p>10828.1412026</text:p>
          </table:table-cell>
        </table:table-row>
        <table:table-row table:style-name="ro1">
          <table:table-cell office:value-type="float" office:value="2.26542857143" calcext:value-type="float">
            <text:p>2.2654285714</text:p>
          </table:table-cell>
          <table:table-cell office:value-type="float" office:value="10864.7033814" calcext:value-type="float">
            <text:p>10864.7033814</text:p>
          </table:table-cell>
        </table:table-row>
        <table:table-row table:style-name="ro1">
          <table:table-cell office:value-type="float" office:value="2.26671428571" calcext:value-type="float">
            <text:p>2.2667142857</text:p>
          </table:table-cell>
          <table:table-cell office:value-type="float" office:value="10977.0181094" calcext:value-type="float">
            <text:p>10977.0181094</text:p>
          </table:table-cell>
        </table:table-row>
        <table:table-row table:style-name="ro1">
          <table:table-cell office:value-type="float" office:value="2.268" calcext:value-type="float">
            <text:p>2.268</text:p>
          </table:table-cell>
          <table:table-cell office:value-type="float" office:value="11025.8602556" calcext:value-type="float">
            <text:p>11025.8602556</text:p>
          </table:table-cell>
        </table:table-row>
        <table:table-row table:style-name="ro1">
          <table:table-cell office:value-type="float" office:value="2.26928571429" calcext:value-type="float">
            <text:p>2.2692857143</text:p>
          </table:table-cell>
          <table:table-cell office:value-type="float" office:value="10972.744703" calcext:value-type="float">
            <text:p>10972.744703</text:p>
          </table:table-cell>
        </table:table-row>
        <table:table-row table:style-name="ro1">
          <table:table-cell office:value-type="float" office:value="2.27057142857" calcext:value-type="float">
            <text:p>2.2705714286</text:p>
          </table:table-cell>
          <table:table-cell office:value-type="float" office:value="10896.9271554" calcext:value-type="float">
            <text:p>10896.9271554</text:p>
          </table:table-cell>
        </table:table-row>
        <table:table-row table:style-name="ro1">
          <table:table-cell office:value-type="float" office:value="2.27185714286" calcext:value-type="float">
            <text:p>2.2718571429</text:p>
          </table:table-cell>
          <table:table-cell office:value-type="float" office:value="10847.879464" calcext:value-type="float">
            <text:p>10847.879464</text:p>
          </table:table-cell>
        </table:table-row>
        <table:table-row table:style-name="ro1">
          <table:table-cell office:value-type="float" office:value="2.27314285714" calcext:value-type="float">
            <text:p>2.2731428571</text:p>
          </table:table-cell>
          <table:table-cell office:value-type="float" office:value="10798.1638693" calcext:value-type="float">
            <text:p>10798.1638693</text:p>
          </table:table-cell>
        </table:table-row>
        <table:table-row table:style-name="ro1">
          <table:table-cell office:value-type="float" office:value="2.27442857143" calcext:value-type="float">
            <text:p>2.2744285714</text:p>
          </table:table-cell>
          <table:table-cell office:value-type="float" office:value="10806.5922337" calcext:value-type="float">
            <text:p>10806.5922337</text:p>
          </table:table-cell>
        </table:table-row>
        <table:table-row table:style-name="ro1">
          <table:table-cell office:value-type="float" office:value="2.275" calcext:value-type="float">
            <text:p>2.275</text:p>
          </table:table-cell>
          <table:table-cell office:value-type="float" office:value="10762.7868689" calcext:value-type="float">
            <text:p>10762.7868689</text:p>
          </table:table-cell>
        </table:table-row>
        <table:table-row table:style-name="ro1">
          <table:table-cell office:value-type="float" office:value="2.27628571429" calcext:value-type="float">
            <text:p>2.2762857143</text:p>
          </table:table-cell>
          <table:table-cell office:value-type="float" office:value="10618.2822704" calcext:value-type="float">
            <text:p>10618.2822704</text:p>
          </table:table-cell>
        </table:table-row>
        <table:table-row table:style-name="ro1">
          <table:table-cell office:value-type="float" office:value="2.27757142857" calcext:value-type="float">
            <text:p>2.2775714286</text:p>
          </table:table-cell>
          <table:table-cell office:value-type="float" office:value="10340.2515772" calcext:value-type="float">
            <text:p>10340.2515772</text:p>
          </table:table-cell>
        </table:table-row>
        <table:table-row table:style-name="ro1">
          <table:table-cell office:value-type="float" office:value="2.27885714286" calcext:value-type="float">
            <text:p>2.2788571429</text:p>
          </table:table-cell>
          <table:table-cell office:value-type="float" office:value="10019.0939964" calcext:value-type="float">
            <text:p>10019.0939964</text:p>
          </table:table-cell>
        </table:table-row>
        <table:table-row table:style-name="ro1">
          <table:table-cell office:value-type="float" office:value="2.28014285714" calcext:value-type="float">
            <text:p>2.2801428571</text:p>
          </table:table-cell>
          <table:table-cell office:value-type="float" office:value="9693.81471016" calcext:value-type="float">
            <text:p>9693.81471016</text:p>
          </table:table-cell>
        </table:table-row>
        <table:table-row table:style-name="ro1">
          <table:table-cell office:value-type="float" office:value="2.28142857143" calcext:value-type="float">
            <text:p>2.2814285714</text:p>
          </table:table-cell>
          <table:table-cell office:value-type="float" office:value="9734.08311878" calcext:value-type="float">
            <text:p>9734.08311878</text:p>
          </table:table-cell>
        </table:table-row>
        <table:table-row table:style-name="ro1">
          <table:table-cell office:value-type="float" office:value="2.28271428571" calcext:value-type="float">
            <text:p>2.2827142857</text:p>
          </table:table-cell>
          <table:table-cell office:value-type="float" office:value="10212.4393197" calcext:value-type="float">
            <text:p>10212.4393197</text:p>
          </table:table-cell>
        </table:table-row>
        <table:table-row table:style-name="ro1">
          <table:table-cell office:value-type="float" office:value="2.284" calcext:value-type="float">
            <text:p>2.284</text:p>
          </table:table-cell>
          <table:table-cell office:value-type="float" office:value="10830.5324346" calcext:value-type="float">
            <text:p>10830.5324346</text:p>
          </table:table-cell>
        </table:table-row>
        <table:table-row table:style-name="ro1">
          <table:table-cell office:value-type="float" office:value="2.28528571429" calcext:value-type="float">
            <text:p>2.2852857143</text:p>
          </table:table-cell>
          <table:table-cell office:value-type="float" office:value="11344.198561" calcext:value-type="float">
            <text:p>11344.198561</text:p>
          </table:table-cell>
        </table:table-row>
        <table:table-row table:style-name="ro1">
          <table:table-cell office:value-type="float" office:value="2.28657142857" calcext:value-type="float">
            <text:p>2.2865714286</text:p>
          </table:table-cell>
          <table:table-cell office:value-type="float" office:value="11283.1918634" calcext:value-type="float">
            <text:p>11283.1918634</text:p>
          </table:table-cell>
        </table:table-row>
        <table:table-row table:style-name="ro1">
          <table:table-cell office:value-type="float" office:value="2.28785714286" calcext:value-type="float">
            <text:p>2.2878571429</text:p>
          </table:table-cell>
          <table:table-cell office:value-type="float" office:value="10590.7407205" calcext:value-type="float">
            <text:p>10590.7407205</text:p>
          </table:table-cell>
        </table:table-row>
        <table:table-row table:style-name="ro1">
          <table:table-cell office:value-type="float" office:value="2.28914285714" calcext:value-type="float">
            <text:p>2.2891428571</text:p>
          </table:table-cell>
          <table:table-cell office:value-type="float" office:value="9999.03163388" calcext:value-type="float">
            <text:p>9999.03163388</text:p>
          </table:table-cell>
        </table:table-row>
        <table:table-row table:style-name="ro1">
          <table:table-cell office:value-type="float" office:value="2.29042857143" calcext:value-type="float">
            <text:p>2.2904285714</text:p>
          </table:table-cell>
          <table:table-cell office:value-type="float" office:value="9831.72788802" calcext:value-type="float">
            <text:p>9831.72788802</text:p>
          </table:table-cell>
        </table:table-row>
        <table:table-row table:style-name="ro1">
          <table:table-cell office:value-type="float" office:value="2.29171428571" calcext:value-type="float">
            <text:p>2.2917142857</text:p>
          </table:table-cell>
          <table:table-cell office:value-type="float" office:value="9896.17029758" calcext:value-type="float">
            <text:p>9896.17029758</text:p>
          </table:table-cell>
        </table:table-row>
        <table:table-row table:style-name="ro1">
          <table:table-cell office:value-type="float" office:value="2.293" calcext:value-type="float">
            <text:p>2.293</text:p>
          </table:table-cell>
          <table:table-cell office:value-type="float" office:value="10048.4543038" calcext:value-type="float">
            <text:p>10048.4543038</text:p>
          </table:table-cell>
        </table:table-row>
        <table:table-row table:style-name="ro1">
          <table:table-cell office:value-type="float" office:value="2.29428571429" calcext:value-type="float">
            <text:p>2.2942857143</text:p>
          </table:table-cell>
          <table:table-cell office:value-type="float" office:value="10268.7059905" calcext:value-type="float">
            <text:p>10268.7059905</text:p>
          </table:table-cell>
        </table:table-row>
        <table:table-row table:style-name="ro1">
          <table:table-cell office:value-type="float" office:value="2.29557142857" calcext:value-type="float">
            <text:p>2.2955714286</text:p>
          </table:table-cell>
          <table:table-cell office:value-type="float" office:value="10452.4673321" calcext:value-type="float">
            <text:p>10452.4673321</text:p>
          </table:table-cell>
        </table:table-row>
        <table:table-row table:style-name="ro1">
          <table:table-cell office:value-type="float" office:value="2.29685714286" calcext:value-type="float">
            <text:p>2.2968571429</text:p>
          </table:table-cell>
          <table:table-cell office:value-type="float" office:value="10461.90238" calcext:value-type="float">
            <text:p>10461.90238</text:p>
          </table:table-cell>
        </table:table-row>
        <table:table-row table:style-name="ro1">
          <table:table-cell office:value-type="float" office:value="2.29814285714" calcext:value-type="float">
            <text:p>2.2981428571</text:p>
          </table:table-cell>
          <table:table-cell office:value-type="float" office:value="10316.3116445" calcext:value-type="float">
            <text:p>10316.3116445</text:p>
          </table:table-cell>
        </table:table-row>
        <table:table-row table:style-name="ro1">
          <table:table-cell office:value-type="float" office:value="2.29942857143" calcext:value-type="float">
            <text:p>2.2994285714</text:p>
          </table:table-cell>
          <table:table-cell office:value-type="float" office:value="10055.0875616" calcext:value-type="float">
            <text:p>10055.0875616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9886.84874564" calcext:value-type="float">
            <text:p>9886.84874564</text:p>
          </table:table-cell>
        </table:table-row>
        <table:table-row table:style-name="ro1">
          <table:table-cell office:value-type="float" office:value="2.30128571429" calcext:value-type="float">
            <text:p>2.3012857143</text:p>
          </table:table-cell>
          <table:table-cell office:value-type="float" office:value="9672.55513516" calcext:value-type="float">
            <text:p>9672.55513516</text:p>
          </table:table-cell>
        </table:table-row>
        <table:table-row table:style-name="ro1">
          <table:table-cell office:value-type="float" office:value="2.30257142857" calcext:value-type="float">
            <text:p>2.3025714286</text:p>
          </table:table-cell>
          <table:table-cell office:value-type="float" office:value="9630.20221774" calcext:value-type="float">
            <text:p>9630.20221774</text:p>
          </table:table-cell>
        </table:table-row>
        <table:table-row table:style-name="ro1">
          <table:table-cell office:value-type="float" office:value="2.30385714286" calcext:value-type="float">
            <text:p>2.3038571429</text:p>
          </table:table-cell>
          <table:table-cell office:value-type="float" office:value="9696.89496669" calcext:value-type="float">
            <text:p>9696.89496669</text:p>
          </table:table-cell>
        </table:table-row>
        <table:table-row table:style-name="ro1">
          <table:table-cell office:value-type="float" office:value="2.30514285714" calcext:value-type="float">
            <text:p>2.3051428571</text:p>
          </table:table-cell>
          <table:table-cell office:value-type="float" office:value="9796.18391555" calcext:value-type="float">
            <text:p>9796.18391555</text:p>
          </table:table-cell>
        </table:table-row>
        <table:table-row table:style-name="ro1">
          <table:table-cell office:value-type="float" office:value="2.30642857143" calcext:value-type="float">
            <text:p>2.3064285714</text:p>
          </table:table-cell>
          <table:table-cell office:value-type="float" office:value="9895.59100463" calcext:value-type="float">
            <text:p>9895.59100463</text:p>
          </table:table-cell>
        </table:table-row>
        <table:table-row table:style-name="ro1">
          <table:table-cell office:value-type="float" office:value="2.30771428571" calcext:value-type="float">
            <text:p>2.3077142857</text:p>
          </table:table-cell>
          <table:table-cell office:value-type="float" office:value="9919.29801227" calcext:value-type="float">
            <text:p>9919.29801227</text:p>
          </table:table-cell>
        </table:table-row>
        <table:table-row table:style-name="ro1">
          <table:table-cell office:value-type="float" office:value="2.309" calcext:value-type="float">
            <text:p>2.309</text:p>
          </table:table-cell>
          <table:table-cell office:value-type="float" office:value="9893.55341472" calcext:value-type="float">
            <text:p>9893.55341472</text:p>
          </table:table-cell>
        </table:table-row>
        <table:table-row table:style-name="ro1">
          <table:table-cell office:value-type="float" office:value="2.31028571429" calcext:value-type="float">
            <text:p>2.3102857143</text:p>
          </table:table-cell>
          <table:table-cell office:value-type="float" office:value="9847.02804928" calcext:value-type="float">
            <text:p>9847.02804928</text:p>
          </table:table-cell>
        </table:table-row>
        <table:table-row table:style-name="ro1">
          <table:table-cell office:value-type="float" office:value="2.31157142857" calcext:value-type="float">
            <text:p>2.3115714286</text:p>
          </table:table-cell>
          <table:table-cell office:value-type="float" office:value="9775.74594874" calcext:value-type="float">
            <text:p>9775.74594874</text:p>
          </table:table-cell>
        </table:table-row>
        <table:table-row table:style-name="ro1">
          <table:table-cell office:value-type="float" office:value="2.31285714286" calcext:value-type="float">
            <text:p>2.3128571429</text:p>
          </table:table-cell>
          <table:table-cell office:value-type="float" office:value="9687.68932181" calcext:value-type="float">
            <text:p>9687.68932181</text:p>
          </table:table-cell>
        </table:table-row>
        <table:table-row table:style-name="ro1">
          <table:table-cell office:value-type="float" office:value="2.31414285714" calcext:value-type="float">
            <text:p>2.3141428571</text:p>
          </table:table-cell>
          <table:table-cell office:value-type="float" office:value="9609.01713852" calcext:value-type="float">
            <text:p>9609.01713852</text:p>
          </table:table-cell>
        </table:table-row>
        <table:table-row table:style-name="ro1">
          <table:table-cell office:value-type="float" office:value="2.31542857143" calcext:value-type="float">
            <text:p>2.3154285714</text:p>
          </table:table-cell>
          <table:table-cell office:value-type="float" office:value="9577.76021595" calcext:value-type="float">
            <text:p>9577.76021595</text:p>
          </table:table-cell>
        </table:table-row>
        <table:table-row table:style-name="ro1">
          <table:table-cell office:value-type="float" office:value="2.31671428571" calcext:value-type="float">
            <text:p>2.3167142857</text:p>
          </table:table-cell>
          <table:table-cell office:value-type="float" office:value="9628.43046251" calcext:value-type="float">
            <text:p>9628.43046251</text:p>
          </table:table-cell>
        </table:table-row>
        <table:table-row table:style-name="ro1">
          <table:table-cell office:value-type="float" office:value="2.318" calcext:value-type="float">
            <text:p>2.318</text:p>
          </table:table-cell>
          <table:table-cell office:value-type="float" office:value="9708.92269879" calcext:value-type="float">
            <text:p>9708.92269879</text:p>
          </table:table-cell>
        </table:table-row>
        <table:table-row table:style-name="ro1">
          <table:table-cell office:value-type="float" office:value="2.31928571429" calcext:value-type="float">
            <text:p>2.3192857143</text:p>
          </table:table-cell>
          <table:table-cell office:value-type="float" office:value="9722.52217925" calcext:value-type="float">
            <text:p>9722.52217925</text:p>
          </table:table-cell>
        </table:table-row>
        <table:table-row table:style-name="ro1">
          <table:table-cell office:value-type="float" office:value="2.32057142857" calcext:value-type="float">
            <text:p>2.3205714286</text:p>
          </table:table-cell>
          <table:table-cell office:value-type="float" office:value="9712.85288006" calcext:value-type="float">
            <text:p>9712.85288006</text:p>
          </table:table-cell>
        </table:table-row>
        <table:table-row table:style-name="ro1">
          <table:table-cell office:value-type="float" office:value="2.32185714286" calcext:value-type="float">
            <text:p>2.3218571429</text:p>
          </table:table-cell>
          <table:table-cell office:value-type="float" office:value="9914.37419539" calcext:value-type="float">
            <text:p>9914.37419539</text:p>
          </table:table-cell>
        </table:table-row>
        <table:table-row table:style-name="ro1">
          <table:table-cell office:value-type="float" office:value="2.32314285714" calcext:value-type="float">
            <text:p>2.3231428571</text:p>
          </table:table-cell>
          <table:table-cell office:value-type="float" office:value="10625.4096983" calcext:value-type="float">
            <text:p>10625.4096983</text:p>
          </table:table-cell>
        </table:table-row>
        <table:table-row table:style-name="ro1">
          <table:table-cell office:value-type="float" office:value="2.32442857143" calcext:value-type="float">
            <text:p>2.3244285714</text:p>
          </table:table-cell>
          <table:table-cell office:value-type="float" office:value="12053.345566" calcext:value-type="float">
            <text:p>12053.345566</text:p>
          </table:table-cell>
        </table:table-row>
        <table:table-row table:style-name="ro1">
          <table:table-cell office:value-type="float" office:value="2.325" calcext:value-type="float">
            <text:p>2.325</text:p>
          </table:table-cell>
          <table:table-cell office:value-type="float" office:value="12575.4062359" calcext:value-type="float">
            <text:p>12575.4062359</text:p>
          </table:table-cell>
        </table:table-row>
        <table:table-row table:style-name="ro1">
          <table:table-cell office:value-type="float" office:value="2.32628571429" calcext:value-type="float">
            <text:p>2.3262857143</text:p>
          </table:table-cell>
          <table:table-cell office:value-type="float" office:value="15164.89663" calcext:value-type="float">
            <text:p>15164.89663</text:p>
          </table:table-cell>
        </table:table-row>
        <table:table-row table:style-name="ro1">
          <table:table-cell office:value-type="float" office:value="2.32757142857" calcext:value-type="float">
            <text:p>2.3275714286</text:p>
          </table:table-cell>
          <table:table-cell office:value-type="float" office:value="17872.2444897" calcext:value-type="float">
            <text:p>17872.2444897</text:p>
          </table:table-cell>
        </table:table-row>
        <table:table-row table:style-name="ro1">
          <table:table-cell office:value-type="float" office:value="2.32885714286" calcext:value-type="float">
            <text:p>2.3288571429</text:p>
          </table:table-cell>
          <table:table-cell office:value-type="float" office:value="19061.2314756" calcext:value-type="float">
            <text:p>19061.2314756</text:p>
          </table:table-cell>
        </table:table-row>
        <table:table-row table:style-name="ro1">
          <table:table-cell office:value-type="float" office:value="2.33014285714" calcext:value-type="float">
            <text:p>2.3301428571</text:p>
          </table:table-cell>
          <table:table-cell office:value-type="float" office:value="17812.1007544" calcext:value-type="float">
            <text:p>17812.1007544</text:p>
          </table:table-cell>
        </table:table-row>
        <table:table-row table:style-name="ro1">
          <table:table-cell office:value-type="float" office:value="2.33142857143" calcext:value-type="float">
            <text:p>2.3314285714</text:p>
          </table:table-cell>
          <table:table-cell office:value-type="float" office:value="16489.374963" calcext:value-type="float">
            <text:p>16489.374963</text:p>
          </table:table-cell>
        </table:table-row>
        <table:table-row table:style-name="ro1">
          <table:table-cell office:value-type="float" office:value="2.33271428571" calcext:value-type="float">
            <text:p>2.3327142857</text:p>
          </table:table-cell>
          <table:table-cell office:value-type="float" office:value="16201.0811777" calcext:value-type="float">
            <text:p>16201.0811777</text:p>
          </table:table-cell>
        </table:table-row>
        <table:table-row table:style-name="ro1">
          <table:table-cell office:value-type="float" office:value="2.334" calcext:value-type="float">
            <text:p>2.334</text:p>
          </table:table-cell>
          <table:table-cell office:value-type="float" office:value="15632.5246535" calcext:value-type="float">
            <text:p>15632.5246535</text:p>
          </table:table-cell>
        </table:table-row>
        <table:table-row table:style-name="ro1">
          <table:table-cell office:value-type="float" office:value="2.33528571429" calcext:value-type="float">
            <text:p>2.3352857143</text:p>
          </table:table-cell>
          <table:table-cell office:value-type="float" office:value="14372.798703" calcext:value-type="float">
            <text:p>14372.798703</text:p>
          </table:table-cell>
        </table:table-row>
        <table:table-row table:style-name="ro1">
          <table:table-cell office:value-type="float" office:value="2.33657142857" calcext:value-type="float">
            <text:p>2.3365714286</text:p>
          </table:table-cell>
          <table:table-cell office:value-type="float" office:value="12954.1188817" calcext:value-type="float">
            <text:p>12954.1188817</text:p>
          </table:table-cell>
        </table:table-row>
        <table:table-row table:style-name="ro1">
          <table:table-cell office:value-type="float" office:value="2.33785714286" calcext:value-type="float">
            <text:p>2.3378571429</text:p>
          </table:table-cell>
          <table:table-cell office:value-type="float" office:value="12235.7621217" calcext:value-type="float">
            <text:p>12235.7621217</text:p>
          </table:table-cell>
        </table:table-row>
        <table:table-row table:style-name="ro1">
          <table:table-cell office:value-type="float" office:value="2.33914285714" calcext:value-type="float">
            <text:p>2.3391428571</text:p>
          </table:table-cell>
          <table:table-cell office:value-type="float" office:value="12025.4959715" calcext:value-type="float">
            <text:p>12025.4959715</text:p>
          </table:table-cell>
        </table:table-row>
        <table:table-row table:style-name="ro1">
          <table:table-cell office:value-type="float" office:value="2.34042857143" calcext:value-type="float">
            <text:p>2.3404285714</text:p>
          </table:table-cell>
          <table:table-cell office:value-type="float" office:value="11917.558952" calcext:value-type="float">
            <text:p>11917.558952</text:p>
          </table:table-cell>
        </table:table-row>
        <table:table-row table:style-name="ro1">
          <table:table-cell office:value-type="float" office:value="2.34171428571" calcext:value-type="float">
            <text:p>2.3417142857</text:p>
          </table:table-cell>
          <table:table-cell office:value-type="float" office:value="11884.7703081" calcext:value-type="float">
            <text:p>11884.7703081</text:p>
          </table:table-cell>
        </table:table-row>
        <table:table-row table:style-name="ro1">
          <table:table-cell office:value-type="float" office:value="2.343" calcext:value-type="float">
            <text:p>2.343</text:p>
          </table:table-cell>
          <table:table-cell office:value-type="float" office:value="11922.8797859" calcext:value-type="float">
            <text:p>11922.8797859</text:p>
          </table:table-cell>
        </table:table-row>
        <table:table-row table:style-name="ro1">
          <table:table-cell office:value-type="float" office:value="2.34428571429" calcext:value-type="float">
            <text:p>2.3442857143</text:p>
          </table:table-cell>
          <table:table-cell office:value-type="float" office:value="11947.8748629" calcext:value-type="float">
            <text:p>11947.8748629</text:p>
          </table:table-cell>
        </table:table-row>
        <table:table-row table:style-name="ro1">
          <table:table-cell office:value-type="float" office:value="2.34557142857" calcext:value-type="float">
            <text:p>2.3455714286</text:p>
          </table:table-cell>
          <table:table-cell office:value-type="float" office:value="11928.7001742" calcext:value-type="float">
            <text:p>11928.7001742</text:p>
          </table:table-cell>
        </table:table-row>
        <table:table-row table:style-name="ro1">
          <table:table-cell office:value-type="float" office:value="2.34685714286" calcext:value-type="float">
            <text:p>2.3468571429</text:p>
          </table:table-cell>
          <table:table-cell office:value-type="float" office:value="11939.7312244" calcext:value-type="float">
            <text:p>11939.7312244</text:p>
          </table:table-cell>
        </table:table-row>
        <table:table-row table:style-name="ro1">
          <table:table-cell office:value-type="float" office:value="2.34814285714" calcext:value-type="float">
            <text:p>2.3481428571</text:p>
          </table:table-cell>
          <table:table-cell office:value-type="float" office:value="11980.2397797" calcext:value-type="float">
            <text:p>11980.2397797</text:p>
          </table:table-cell>
        </table:table-row>
        <table:table-row table:style-name="ro1">
          <table:table-cell office:value-type="float" office:value="2.34942857143" calcext:value-type="float">
            <text:p>2.3494285714</text:p>
          </table:table-cell>
          <table:table-cell office:value-type="float" office:value="11985.4868666" calcext:value-type="float">
            <text:p>11985.4868666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11936.2671478" calcext:value-type="float">
            <text:p>11936.2671478</text:p>
          </table:table-cell>
        </table:table-row>
        <table:table-row table:style-name="ro1">
          <table:table-cell office:value-type="float" office:value="2.35128571429" calcext:value-type="float">
            <text:p>2.3512857143</text:p>
          </table:table-cell>
          <table:table-cell office:value-type="float" office:value="11831.4639772" calcext:value-type="float">
            <text:p>11831.4639772</text:p>
          </table:table-cell>
        </table:table-row>
        <table:table-row table:style-name="ro1">
          <table:table-cell office:value-type="float" office:value="2.35257142857" calcext:value-type="float">
            <text:p>2.3525714286</text:p>
          </table:table-cell>
          <table:table-cell office:value-type="float" office:value="11708.165866" calcext:value-type="float">
            <text:p>11708.165866</text:p>
          </table:table-cell>
        </table:table-row>
        <table:table-row table:style-name="ro1">
          <table:table-cell office:value-type="float" office:value="2.35385714286" calcext:value-type="float">
            <text:p>2.3538571429</text:p>
          </table:table-cell>
          <table:table-cell office:value-type="float" office:value="11550.7607186" calcext:value-type="float">
            <text:p>11550.7607186</text:p>
          </table:table-cell>
        </table:table-row>
        <table:table-row table:style-name="ro1">
          <table:table-cell office:value-type="float" office:value="2.35514285714" calcext:value-type="float">
            <text:p>2.3551428571</text:p>
          </table:table-cell>
          <table:table-cell office:value-type="float" office:value="11366.7737001" calcext:value-type="float">
            <text:p>11366.7737001</text:p>
          </table:table-cell>
        </table:table-row>
        <table:table-row table:style-name="ro1">
          <table:table-cell office:value-type="float" office:value="2.35642857143" calcext:value-type="float">
            <text:p>2.3564285714</text:p>
          </table:table-cell>
          <table:table-cell office:value-type="float" office:value="11259.0972236" calcext:value-type="float">
            <text:p>11259.0972236</text:p>
          </table:table-cell>
        </table:table-row>
        <table:table-row table:style-name="ro1">
          <table:table-cell office:value-type="float" office:value="2.35771428571" calcext:value-type="float">
            <text:p>2.3577142857</text:p>
          </table:table-cell>
          <table:table-cell office:value-type="float" office:value="11226.3230605" calcext:value-type="float">
            <text:p>11226.3230605</text:p>
          </table:table-cell>
        </table:table-row>
        <table:table-row table:style-name="ro1">
          <table:table-cell office:value-type="float" office:value="2.359" calcext:value-type="float">
            <text:p>2.359</text:p>
          </table:table-cell>
          <table:table-cell office:value-type="float" office:value="11249.7734459" calcext:value-type="float">
            <text:p>11249.7734459</text:p>
          </table:table-cell>
        </table:table-row>
        <table:table-row table:style-name="ro1">
          <table:table-cell office:value-type="float" office:value="2.36028571429" calcext:value-type="float">
            <text:p>2.3602857143</text:p>
          </table:table-cell>
          <table:table-cell office:value-type="float" office:value="11319.2765444" calcext:value-type="float">
            <text:p>11319.2765444</text:p>
          </table:table-cell>
        </table:table-row>
        <table:table-row table:style-name="ro1">
          <table:table-cell office:value-type="float" office:value="2.36157142857" calcext:value-type="float">
            <text:p>2.3615714286</text:p>
          </table:table-cell>
          <table:table-cell office:value-type="float" office:value="11388.3343194" calcext:value-type="float">
            <text:p>11388.3343194</text:p>
          </table:table-cell>
        </table:table-row>
        <table:table-row table:style-name="ro1">
          <table:table-cell office:value-type="float" office:value="2.36285714286" calcext:value-type="float">
            <text:p>2.3628571429</text:p>
          </table:table-cell>
          <table:table-cell office:value-type="float" office:value="11363.9502406" calcext:value-type="float">
            <text:p>11363.9502406</text:p>
          </table:table-cell>
        </table:table-row>
        <table:table-row table:style-name="ro1">
          <table:table-cell office:value-type="float" office:value="2.36414285714" calcext:value-type="float">
            <text:p>2.3641428571</text:p>
          </table:table-cell>
          <table:table-cell office:value-type="float" office:value="11209.7278162" calcext:value-type="float">
            <text:p>11209.7278162</text:p>
          </table:table-cell>
        </table:table-row>
        <table:table-row table:style-name="ro1">
          <table:table-cell office:value-type="float" office:value="2.36542857143" calcext:value-type="float">
            <text:p>2.3654285714</text:p>
          </table:table-cell>
          <table:table-cell office:value-type="float" office:value="10927.4872181" calcext:value-type="float">
            <text:p>10927.4872181</text:p>
          </table:table-cell>
        </table:table-row>
        <table:table-row table:style-name="ro1">
          <table:table-cell office:value-type="float" office:value="2.36671428571" calcext:value-type="float">
            <text:p>2.3667142857</text:p>
          </table:table-cell>
          <table:table-cell office:value-type="float" office:value="10662.5658932" calcext:value-type="float">
            <text:p>10662.5658932</text:p>
          </table:table-cell>
        </table:table-row>
        <table:table-row table:style-name="ro1">
          <table:table-cell office:value-type="float" office:value="2.368" calcext:value-type="float">
            <text:p>2.368</text:p>
          </table:table-cell>
          <table:table-cell office:value-type="float" office:value="10507.0111638" calcext:value-type="float">
            <text:p>10507.0111638</text:p>
          </table:table-cell>
        </table:table-row>
        <table:table-row table:style-name="ro1">
          <table:table-cell office:value-type="float" office:value="2.36928571429" calcext:value-type="float">
            <text:p>2.3692857143</text:p>
          </table:table-cell>
          <table:table-cell office:value-type="float" office:value="10408.429316" calcext:value-type="float">
            <text:p>10408.429316</text:p>
          </table:table-cell>
        </table:table-row>
        <table:table-row table:style-name="ro1">
          <table:table-cell office:value-type="float" office:value="2.37057142857" calcext:value-type="float">
            <text:p>2.3705714286</text:p>
          </table:table-cell>
          <table:table-cell office:value-type="float" office:value="10325.2251942" calcext:value-type="float">
            <text:p>10325.2251942</text:p>
          </table:table-cell>
        </table:table-row>
        <table:table-row table:style-name="ro1">
          <table:table-cell office:value-type="float" office:value="2.37185714286" calcext:value-type="float">
            <text:p>2.3718571429</text:p>
          </table:table-cell>
          <table:table-cell office:value-type="float" office:value="10237.379843" calcext:value-type="float">
            <text:p>10237.379843</text:p>
          </table:table-cell>
        </table:table-row>
        <table:table-row table:style-name="ro1">
          <table:table-cell office:value-type="float" office:value="2.37314285714" calcext:value-type="float">
            <text:p>2.3731428571</text:p>
          </table:table-cell>
          <table:table-cell office:value-type="float" office:value="10154.7556353" calcext:value-type="float">
            <text:p>10154.7556353</text:p>
          </table:table-cell>
        </table:table-row>
        <table:table-row table:style-name="ro1">
          <table:table-cell office:value-type="float" office:value="2.37442857143" calcext:value-type="float">
            <text:p>2.3744285714</text:p>
          </table:table-cell>
          <table:table-cell office:value-type="float" office:value="10087.2766011" calcext:value-type="float">
            <text:p>10087.2766011</text:p>
          </table:table-cell>
        </table:table-row>
        <table:table-row table:style-name="ro1">
          <table:table-cell office:value-type="float" office:value="2.375" calcext:value-type="float">
            <text:p>2.375</text:p>
          </table:table-cell>
          <table:table-cell office:value-type="float" office:value="10018.7142523" calcext:value-type="float">
            <text:p>10018.7142523</text:p>
          </table:table-cell>
        </table:table-row>
        <table:table-row table:style-name="ro1">
          <table:table-cell office:value-type="float" office:value="2.37628571429" calcext:value-type="float">
            <text:p>2.3762857143</text:p>
          </table:table-cell>
          <table:table-cell office:value-type="float" office:value="9851.69161434" calcext:value-type="float">
            <text:p>9851.69161434</text:p>
          </table:table-cell>
        </table:table-row>
        <table:table-row table:style-name="ro1">
          <table:table-cell office:value-type="float" office:value="2.37757142857" calcext:value-type="float">
            <text:p>2.3775714286</text:p>
          </table:table-cell>
          <table:table-cell office:value-type="float" office:value="9663.36281699" calcext:value-type="float">
            <text:p>9663.36281699</text:p>
          </table:table-cell>
        </table:table-row>
        <table:table-row table:style-name="ro1">
          <table:table-cell office:value-type="float" office:value="2.37885714286" calcext:value-type="float">
            <text:p>2.3788571429</text:p>
          </table:table-cell>
          <table:table-cell office:value-type="float" office:value="9552.62056867" calcext:value-type="float">
            <text:p>9552.62056867</text:p>
          </table:table-cell>
        </table:table-row>
        <table:table-row table:style-name="ro1">
          <table:table-cell office:value-type="float" office:value="2.38014285714" calcext:value-type="float">
            <text:p>2.3801428571</text:p>
          </table:table-cell>
          <table:table-cell office:value-type="float" office:value="9497.12713466" calcext:value-type="float">
            <text:p>9497.12713466</text:p>
          </table:table-cell>
        </table:table-row>
        <table:table-row table:style-name="ro1">
          <table:table-cell office:value-type="float" office:value="2.38142857143" calcext:value-type="float">
            <text:p>2.3814285714</text:p>
          </table:table-cell>
          <table:table-cell office:value-type="float" office:value="9514.71211355" calcext:value-type="float">
            <text:p>9514.71211355</text:p>
          </table:table-cell>
        </table:table-row>
        <table:table-row table:style-name="ro1">
          <table:table-cell office:value-type="float" office:value="2.38271428571" calcext:value-type="float">
            <text:p>2.3827142857</text:p>
          </table:table-cell>
          <table:table-cell office:value-type="float" office:value="9546.80074463" calcext:value-type="float">
            <text:p>9546.80074463</text:p>
          </table:table-cell>
        </table:table-row>
        <table:table-row table:style-name="ro1">
          <table:table-cell office:value-type="float" office:value="2.384" calcext:value-type="float">
            <text:p>2.384</text:p>
          </table:table-cell>
          <table:table-cell office:value-type="float" office:value="9522.58250855" calcext:value-type="float">
            <text:p>9522.58250855</text:p>
          </table:table-cell>
        </table:table-row>
        <table:table-row table:style-name="ro1">
          <table:table-cell office:value-type="float" office:value="2.38528571429" calcext:value-type="float">
            <text:p>2.3852857143</text:p>
          </table:table-cell>
          <table:table-cell office:value-type="float" office:value="9438.84297898" calcext:value-type="float">
            <text:p>9438.84297898</text:p>
          </table:table-cell>
        </table:table-row>
        <table:table-row table:style-name="ro1">
          <table:table-cell office:value-type="float" office:value="2.38657142857" calcext:value-type="float">
            <text:p>2.3865714286</text:p>
          </table:table-cell>
          <table:table-cell office:value-type="float" office:value="9303.82538065" calcext:value-type="float">
            <text:p>9303.82538065</text:p>
          </table:table-cell>
        </table:table-row>
        <table:table-row table:style-name="ro1">
          <table:table-cell office:value-type="float" office:value="2.38785714286" calcext:value-type="float">
            <text:p>2.3878571429</text:p>
          </table:table-cell>
          <table:table-cell office:value-type="float" office:value="9144.26104681" calcext:value-type="float">
            <text:p>9144.26104681</text:p>
          </table:table-cell>
        </table:table-row>
        <table:table-row table:style-name="ro1">
          <table:table-cell office:value-type="float" office:value="2.38914285714" calcext:value-type="float">
            <text:p>2.3891428571</text:p>
          </table:table-cell>
          <table:table-cell office:value-type="float" office:value="9001.61568492" calcext:value-type="float">
            <text:p>9001.61568492</text:p>
          </table:table-cell>
        </table:table-row>
        <table:table-row table:style-name="ro1">
          <table:table-cell office:value-type="float" office:value="2.39042857143" calcext:value-type="float">
            <text:p>2.3904285714</text:p>
          </table:table-cell>
          <table:table-cell office:value-type="float" office:value="8903.10843678" calcext:value-type="float">
            <text:p>8903.10843678</text:p>
          </table:table-cell>
        </table:table-row>
        <table:table-row table:style-name="ro1">
          <table:table-cell office:value-type="float" office:value="2.39171428571" calcext:value-type="float">
            <text:p>2.3917142857</text:p>
          </table:table-cell>
          <table:table-cell office:value-type="float" office:value="8842.10703985" calcext:value-type="float">
            <text:p>8842.10703985</text:p>
          </table:table-cell>
        </table:table-row>
        <table:table-row table:style-name="ro1">
          <table:table-cell office:value-type="float" office:value="2.393" calcext:value-type="float">
            <text:p>2.393</text:p>
          </table:table-cell>
          <table:table-cell office:value-type="float" office:value="8807.35520701" calcext:value-type="float">
            <text:p>8807.35520701</text:p>
          </table:table-cell>
        </table:table-row>
        <table:table-row table:style-name="ro1">
          <table:table-cell office:value-type="float" office:value="2.39428571429" calcext:value-type="float">
            <text:p>2.3942857143</text:p>
          </table:table-cell>
          <table:table-cell office:value-type="float" office:value="8789.85482624" calcext:value-type="float">
            <text:p>8789.85482624</text:p>
          </table:table-cell>
        </table:table-row>
        <table:table-row table:style-name="ro1">
          <table:table-cell office:value-type="float" office:value="2.39557142857" calcext:value-type="float">
            <text:p>2.3955714286</text:p>
          </table:table-cell>
          <table:table-cell office:value-type="float" office:value="8782.47278126" calcext:value-type="float">
            <text:p>8782.47278126</text:p>
          </table:table-cell>
        </table:table-row>
        <table:table-row table:style-name="ro1">
          <table:table-cell office:value-type="float" office:value="2.39685714286" calcext:value-type="float">
            <text:p>2.3968571429</text:p>
          </table:table-cell>
          <table:table-cell office:value-type="float" office:value="8778.24047562" calcext:value-type="float">
            <text:p>8778.24047562</text:p>
          </table:table-cell>
        </table:table-row>
        <table:table-row table:style-name="ro1">
          <table:table-cell office:value-type="float" office:value="2.39814285714" calcext:value-type="float">
            <text:p>2.3981428571</text:p>
          </table:table-cell>
          <table:table-cell office:value-type="float" office:value="8777.94463436" calcext:value-type="float">
            <text:p>8777.94463436</text:p>
          </table:table-cell>
        </table:table-row>
        <table:table-row table:style-name="ro1">
          <table:table-cell office:value-type="float" office:value="2.39942857143" calcext:value-type="float">
            <text:p>2.3994285714</text:p>
          </table:table-cell>
          <table:table-cell office:value-type="float" office:value="8789.14396656" calcext:value-type="float">
            <text:p>8789.14396656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8778.74375082" calcext:value-type="float">
            <text:p>8778.74375082</text:p>
          </table:table-cell>
        </table:table-row>
        <table:table-row table:style-name="ro1">
          <table:table-cell office:value-type="float" office:value="2.40128571429" calcext:value-type="float">
            <text:p>2.4012857143</text:p>
          </table:table-cell>
          <table:table-cell office:value-type="float" office:value="8785.65144724" calcext:value-type="float">
            <text:p>8785.65144724</text:p>
          </table:table-cell>
        </table:table-row>
        <table:table-row table:style-name="ro1">
          <table:table-cell office:value-type="float" office:value="2.40257142857" calcext:value-type="float">
            <text:p>2.4025714286</text:p>
          </table:table-cell>
          <table:table-cell office:value-type="float" office:value="8778.74473801" calcext:value-type="float">
            <text:p>8778.74473801</text:p>
          </table:table-cell>
        </table:table-row>
        <table:table-row table:style-name="ro1">
          <table:table-cell office:value-type="float" office:value="2.40385714286" calcext:value-type="float">
            <text:p>2.4038571429</text:p>
          </table:table-cell>
          <table:table-cell office:value-type="float" office:value="8767.20028922" calcext:value-type="float">
            <text:p>8767.20028922</text:p>
          </table:table-cell>
        </table:table-row>
        <table:table-row table:style-name="ro1">
          <table:table-cell office:value-type="float" office:value="2.40514285714" calcext:value-type="float">
            <text:p>2.4051428571</text:p>
          </table:table-cell>
          <table:table-cell office:value-type="float" office:value="8779.78248529" calcext:value-type="float">
            <text:p>8779.78248529</text:p>
          </table:table-cell>
        </table:table-row>
        <table:table-row table:style-name="ro1">
          <table:table-cell office:value-type="float" office:value="2.40642857143" calcext:value-type="float">
            <text:p>2.4064285714</text:p>
          </table:table-cell>
          <table:table-cell office:value-type="float" office:value="8850.97769878" calcext:value-type="float">
            <text:p>8850.97769878</text:p>
          </table:table-cell>
        </table:table-row>
        <table:table-row table:style-name="ro1">
          <table:table-cell office:value-type="float" office:value="2.40771428571" calcext:value-type="float">
            <text:p>2.4077142857</text:p>
          </table:table-cell>
          <table:table-cell office:value-type="float" office:value="8966.99791546" calcext:value-type="float">
            <text:p>8966.99791546</text:p>
          </table:table-cell>
        </table:table-row>
        <table:table-row table:style-name="ro1">
          <table:table-cell office:value-type="float" office:value="2.409" calcext:value-type="float">
            <text:p>2.409</text:p>
          </table:table-cell>
          <table:table-cell office:value-type="float" office:value="9047.82966913" calcext:value-type="float">
            <text:p>9047.82966913</text:p>
          </table:table-cell>
        </table:table-row>
        <table:table-row table:style-name="ro1">
          <table:table-cell office:value-type="float" office:value="2.41028571429" calcext:value-type="float">
            <text:p>2.4102857143</text:p>
          </table:table-cell>
          <table:table-cell office:value-type="float" office:value="9096.10175374" calcext:value-type="float">
            <text:p>9096.10175374</text:p>
          </table:table-cell>
        </table:table-row>
        <table:table-row table:style-name="ro1">
          <table:table-cell office:value-type="float" office:value="2.41157142857" calcext:value-type="float">
            <text:p>2.4115714286</text:p>
          </table:table-cell>
          <table:table-cell office:value-type="float" office:value="9148.23767988" calcext:value-type="float">
            <text:p>9148.23767988</text:p>
          </table:table-cell>
        </table:table-row>
        <table:table-row table:style-name="ro1">
          <table:table-cell office:value-type="float" office:value="2.41285714286" calcext:value-type="float">
            <text:p>2.4128571429</text:p>
          </table:table-cell>
          <table:table-cell office:value-type="float" office:value="9135.69215663" calcext:value-type="float">
            <text:p>9135.69215663</text:p>
          </table:table-cell>
        </table:table-row>
        <table:table-row table:style-name="ro1">
          <table:table-cell office:value-type="float" office:value="2.41414285714" calcext:value-type="float">
            <text:p>2.4141428571</text:p>
          </table:table-cell>
          <table:table-cell office:value-type="float" office:value="9066.54594274" calcext:value-type="float">
            <text:p>9066.54594274</text:p>
          </table:table-cell>
        </table:table-row>
        <table:table-row table:style-name="ro1">
          <table:table-cell office:value-type="float" office:value="2.41542857143" calcext:value-type="float">
            <text:p>2.4154285714</text:p>
          </table:table-cell>
          <table:table-cell office:value-type="float" office:value="9169.06739956" calcext:value-type="float">
            <text:p>9169.06739956</text:p>
          </table:table-cell>
        </table:table-row>
        <table:table-row table:style-name="ro1">
          <table:table-cell office:value-type="float" office:value="2.41671428571" calcext:value-type="float">
            <text:p>2.4167142857</text:p>
          </table:table-cell>
          <table:table-cell office:value-type="float" office:value="9687.24448459" calcext:value-type="float">
            <text:p>9687.24448459</text:p>
          </table:table-cell>
        </table:table-row>
        <table:table-row table:style-name="ro1">
          <table:table-cell office:value-type="float" office:value="2.418" calcext:value-type="float">
            <text:p>2.418</text:p>
          </table:table-cell>
          <table:table-cell office:value-type="float" office:value="10480.1266394" calcext:value-type="float">
            <text:p>10480.1266394</text:p>
          </table:table-cell>
        </table:table-row>
        <table:table-row table:style-name="ro1">
          <table:table-cell office:value-type="float" office:value="2.41928571429" calcext:value-type="float">
            <text:p>2.4192857143</text:p>
          </table:table-cell>
          <table:table-cell office:value-type="float" office:value="10753.3269155" calcext:value-type="float">
            <text:p>10753.3269155</text:p>
          </table:table-cell>
        </table:table-row>
        <table:table-row table:style-name="ro1">
          <table:table-cell office:value-type="float" office:value="2.42057142857" calcext:value-type="float">
            <text:p>2.4205714286</text:p>
          </table:table-cell>
          <table:table-cell office:value-type="float" office:value="10801.2345705" calcext:value-type="float">
            <text:p>10801.2345705</text:p>
          </table:table-cell>
        </table:table-row>
        <table:table-row table:style-name="ro1">
          <table:table-cell office:value-type="float" office:value="2.42185714286" calcext:value-type="float">
            <text:p>2.4218571429</text:p>
          </table:table-cell>
          <table:table-cell office:value-type="float" office:value="10660.3083644" calcext:value-type="float">
            <text:p>10660.3083644</text:p>
          </table:table-cell>
        </table:table-row>
        <table:table-row table:style-name="ro1">
          <table:table-cell office:value-type="float" office:value="2.42314285714" calcext:value-type="float">
            <text:p>2.4231428571</text:p>
          </table:table-cell>
          <table:table-cell office:value-type="float" office:value="10448.9789118" calcext:value-type="float">
            <text:p>10448.9789118</text:p>
          </table:table-cell>
        </table:table-row>
        <table:table-row table:style-name="ro1">
          <table:table-cell office:value-type="float" office:value="2.42442857143" calcext:value-type="float">
            <text:p>2.4244285714</text:p>
          </table:table-cell>
          <table:table-cell office:value-type="float" office:value="10955.6382484" calcext:value-type="float">
            <text:p>10955.6382484</text:p>
          </table:table-cell>
        </table:table-row>
        <table:table-row table:style-name="ro1">
          <table:table-cell office:value-type="float" office:value="2.425" calcext:value-type="float">
            <text:p>2.425</text:p>
          </table:table-cell>
          <table:table-cell office:value-type="float" office:value="11147.8254367" calcext:value-type="float">
            <text:p>11147.8254367</text:p>
          </table:table-cell>
        </table:table-row>
        <table:table-row table:style-name="ro1">
          <table:table-cell office:value-type="float" office:value="2.42628571429" calcext:value-type="float">
            <text:p>2.4262857143</text:p>
          </table:table-cell>
          <table:table-cell office:value-type="float" office:value="11437.016391" calcext:value-type="float">
            <text:p>11437.016391</text:p>
          </table:table-cell>
        </table:table-row>
        <table:table-row table:style-name="ro1">
          <table:table-cell office:value-type="float" office:value="2.42757142857" calcext:value-type="float">
            <text:p>2.4275714286</text:p>
          </table:table-cell>
          <table:table-cell office:value-type="float" office:value="10970.1228751" calcext:value-type="float">
            <text:p>10970.1228751</text:p>
          </table:table-cell>
        </table:table-row>
        <table:table-row table:style-name="ro1">
          <table:table-cell office:value-type="float" office:value="2.42885714286" calcext:value-type="float">
            <text:p>2.4288571429</text:p>
          </table:table-cell>
          <table:table-cell office:value-type="float" office:value="10575.0304156" calcext:value-type="float">
            <text:p>10575.0304156</text:p>
          </table:table-cell>
        </table:table-row>
        <table:table-row table:style-name="ro1">
          <table:table-cell office:value-type="float" office:value="2.43014285714" calcext:value-type="float">
            <text:p>2.4301428571</text:p>
          </table:table-cell>
          <table:table-cell office:value-type="float" office:value="10205.1629151" calcext:value-type="float">
            <text:p>10205.1629151</text:p>
          </table:table-cell>
        </table:table-row>
        <table:table-row table:style-name="ro1">
          <table:table-cell office:value-type="float" office:value="2.43142857143" calcext:value-type="float">
            <text:p>2.4314285714</text:p>
          </table:table-cell>
          <table:table-cell office:value-type="float" office:value="9976.91492188" calcext:value-type="float">
            <text:p>9976.91492188</text:p>
          </table:table-cell>
        </table:table-row>
        <table:table-row table:style-name="ro1">
          <table:table-cell office:value-type="float" office:value="2.43271428571" calcext:value-type="float">
            <text:p>2.4327142857</text:p>
          </table:table-cell>
          <table:table-cell office:value-type="float" office:value="9887.04181818" calcext:value-type="float">
            <text:p>9887.04181818</text:p>
          </table:table-cell>
        </table:table-row>
        <table:table-row table:style-name="ro1">
          <table:table-cell office:value-type="float" office:value="2.434" calcext:value-type="float">
            <text:p>2.434</text:p>
          </table:table-cell>
          <table:table-cell office:value-type="float" office:value="9858.59489944" calcext:value-type="float">
            <text:p>9858.59489944</text:p>
          </table:table-cell>
        </table:table-row>
        <table:table-row table:style-name="ro1">
          <table:table-cell office:value-type="float" office:value="2.43528571429" calcext:value-type="float">
            <text:p>2.4352857143</text:p>
          </table:table-cell>
          <table:table-cell office:value-type="float" office:value="9848.71813514" calcext:value-type="float">
            <text:p>9848.71813514</text:p>
          </table:table-cell>
        </table:table-row>
        <table:table-row table:style-name="ro1">
          <table:table-cell office:value-type="float" office:value="2.43657142857" calcext:value-type="float">
            <text:p>2.4365714286</text:p>
          </table:table-cell>
          <table:table-cell office:value-type="float" office:value="9850.46823857" calcext:value-type="float">
            <text:p>9850.46823857</text:p>
          </table:table-cell>
        </table:table-row>
        <table:table-row table:style-name="ro1">
          <table:table-cell office:value-type="float" office:value="2.43785714286" calcext:value-type="float">
            <text:p>2.4378571429</text:p>
          </table:table-cell>
          <table:table-cell office:value-type="float" office:value="9855.50120912" calcext:value-type="float">
            <text:p>9855.50120912</text:p>
          </table:table-cell>
        </table:table-row>
        <table:table-row table:style-name="ro1">
          <table:table-cell office:value-type="float" office:value="2.43914285714" calcext:value-type="float">
            <text:p>2.4391428571</text:p>
          </table:table-cell>
          <table:table-cell office:value-type="float" office:value="9869.01229331" calcext:value-type="float">
            <text:p>9869.01229331</text:p>
          </table:table-cell>
        </table:table-row>
        <table:table-row table:style-name="ro1">
          <table:table-cell office:value-type="float" office:value="2.44042857143" calcext:value-type="float">
            <text:p>2.4404285714</text:p>
          </table:table-cell>
          <table:table-cell office:value-type="float" office:value="9891.33971632" calcext:value-type="float">
            <text:p>9891.33971632</text:p>
          </table:table-cell>
        </table:table-row>
        <table:table-row table:style-name="ro1">
          <table:table-cell office:value-type="float" office:value="2.44171428571" calcext:value-type="float">
            <text:p>2.4417142857</text:p>
          </table:table-cell>
          <table:table-cell office:value-type="float" office:value="9918.89320764" calcext:value-type="float">
            <text:p>9918.89320764</text:p>
          </table:table-cell>
        </table:table-row>
        <table:table-row table:style-name="ro1">
          <table:table-cell office:value-type="float" office:value="2.443" calcext:value-type="float">
            <text:p>2.443</text:p>
          </table:table-cell>
          <table:table-cell office:value-type="float" office:value="9941.42659415" calcext:value-type="float">
            <text:p>9941.42659415</text:p>
          </table:table-cell>
        </table:table-row>
        <table:table-row table:style-name="ro1">
          <table:table-cell office:value-type="float" office:value="2.44428571429" calcext:value-type="float">
            <text:p>2.4442857143</text:p>
          </table:table-cell>
          <table:table-cell office:value-type="float" office:value="9939.69160651" calcext:value-type="float">
            <text:p>9939.69160651</text:p>
          </table:table-cell>
        </table:table-row>
        <table:table-row table:style-name="ro1">
          <table:table-cell office:value-type="float" office:value="2.44557142857" calcext:value-type="float">
            <text:p>2.4455714286</text:p>
          </table:table-cell>
          <table:table-cell office:value-type="float" office:value="9900.03474851" calcext:value-type="float">
            <text:p>9900.03474851</text:p>
          </table:table-cell>
        </table:table-row>
        <table:table-row table:style-name="ro1">
          <table:table-cell office:value-type="float" office:value="2.44685714286" calcext:value-type="float">
            <text:p>2.4468571429</text:p>
          </table:table-cell>
          <table:table-cell office:value-type="float" office:value="9834.00186588" calcext:value-type="float">
            <text:p>9834.00186588</text:p>
          </table:table-cell>
        </table:table-row>
        <table:table-row table:style-name="ro1">
          <table:table-cell office:value-type="float" office:value="2.44814285714" calcext:value-type="float">
            <text:p>2.4481428571</text:p>
          </table:table-cell>
          <table:table-cell office:value-type="float" office:value="9751.2524116" calcext:value-type="float">
            <text:p>9751.2524116</text:p>
          </table:table-cell>
        </table:table-row>
        <table:table-row table:style-name="ro1">
          <table:table-cell office:value-type="float" office:value="2.44942857143" calcext:value-type="float">
            <text:p>2.4494285714</text:p>
          </table:table-cell>
          <table:table-cell office:value-type="float" office:value="9668.88676339" calcext:value-type="float">
            <text:p>9668.88676339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9632.54585312" calcext:value-type="float">
            <text:p>9632.54585312</text:p>
          </table:table-cell>
        </table:table-row>
        <table:table-row table:style-name="ro1">
          <table:table-cell office:value-type="float" office:value="2.45128571429" calcext:value-type="float">
            <text:p>2.4512857143</text:p>
          </table:table-cell>
          <table:table-cell office:value-type="float" office:value="9567.56221942" calcext:value-type="float">
            <text:p>9567.56221942</text:p>
          </table:table-cell>
        </table:table-row>
        <table:table-row table:style-name="ro1">
          <table:table-cell office:value-type="float" office:value="2.45257142857" calcext:value-type="float">
            <text:p>2.4525714286</text:p>
          </table:table-cell>
          <table:table-cell office:value-type="float" office:value="9509.2914076" calcext:value-type="float">
            <text:p>9509.2914076</text:p>
          </table:table-cell>
        </table:table-row>
        <table:table-row table:style-name="ro1">
          <table:table-cell office:value-type="float" office:value="2.45385714286" calcext:value-type="float">
            <text:p>2.4538571429</text:p>
          </table:table-cell>
          <table:table-cell office:value-type="float" office:value="9448.72048453" calcext:value-type="float">
            <text:p>9448.72048453</text:p>
          </table:table-cell>
        </table:table-row>
        <table:table-row table:style-name="ro1">
          <table:table-cell office:value-type="float" office:value="2.45514285714" calcext:value-type="float">
            <text:p>2.4551428571</text:p>
          </table:table-cell>
          <table:table-cell office:value-type="float" office:value="9377.94542905" calcext:value-type="float">
            <text:p>9377.94542905</text:p>
          </table:table-cell>
        </table:table-row>
        <table:table-row table:style-name="ro1">
          <table:table-cell office:value-type="float" office:value="2.45642857143" calcext:value-type="float">
            <text:p>2.4564285714</text:p>
          </table:table-cell>
          <table:table-cell office:value-type="float" office:value="9299.21193052" calcext:value-type="float">
            <text:p>9299.21193052</text:p>
          </table:table-cell>
        </table:table-row>
        <table:table-row table:style-name="ro1">
          <table:table-cell office:value-type="float" office:value="2.45771428571" calcext:value-type="float">
            <text:p>2.4577142857</text:p>
          </table:table-cell>
          <table:table-cell office:value-type="float" office:value="9220.15790634" calcext:value-type="float">
            <text:p>9220.15790634</text:p>
          </table:table-cell>
        </table:table-row>
        <table:table-row table:style-name="ro1">
          <table:table-cell office:value-type="float" office:value="2.459" calcext:value-type="float">
            <text:p>2.459</text:p>
          </table:table-cell>
          <table:table-cell office:value-type="float" office:value="9155.75126005" calcext:value-type="float">
            <text:p>9155.75126005</text:p>
          </table:table-cell>
        </table:table-row>
        <table:table-row table:style-name="ro1">
          <table:table-cell office:value-type="float" office:value="2.46028571429" calcext:value-type="float">
            <text:p>2.4602857143</text:p>
          </table:table-cell>
          <table:table-cell office:value-type="float" office:value="9137.97246311" calcext:value-type="float">
            <text:p>9137.97246311</text:p>
          </table:table-cell>
        </table:table-row>
        <table:table-row table:style-name="ro1">
          <table:table-cell office:value-type="float" office:value="2.46157142857" calcext:value-type="float">
            <text:p>2.4615714286</text:p>
          </table:table-cell>
          <table:table-cell office:value-type="float" office:value="9164.31929317" calcext:value-type="float">
            <text:p>9164.31929317</text:p>
          </table:table-cell>
        </table:table-row>
        <table:table-row table:style-name="ro1">
          <table:table-cell office:value-type="float" office:value="2.46285714286" calcext:value-type="float">
            <text:p>2.4628571429</text:p>
          </table:table-cell>
          <table:table-cell office:value-type="float" office:value="9198.15279924" calcext:value-type="float">
            <text:p>9198.15279924</text:p>
          </table:table-cell>
        </table:table-row>
        <table:table-row table:style-name="ro1">
          <table:table-cell office:value-type="float" office:value="2.46414285714" calcext:value-type="float">
            <text:p>2.4641428571</text:p>
          </table:table-cell>
          <table:table-cell office:value-type="float" office:value="9203.00412424" calcext:value-type="float">
            <text:p>9203.00412424</text:p>
          </table:table-cell>
        </table:table-row>
        <table:table-row table:style-name="ro1">
          <table:table-cell office:value-type="float" office:value="2.46542857143" calcext:value-type="float">
            <text:p>2.4654285714</text:p>
          </table:table-cell>
          <table:table-cell office:value-type="float" office:value="9159.23162041" calcext:value-type="float">
            <text:p>9159.23162041</text:p>
          </table:table-cell>
        </table:table-row>
        <table:table-row table:style-name="ro1">
          <table:table-cell office:value-type="float" office:value="2.46671428571" calcext:value-type="float">
            <text:p>2.4667142857</text:p>
          </table:table-cell>
          <table:table-cell office:value-type="float" office:value="9070.60158932" calcext:value-type="float">
            <text:p>9070.60158932</text:p>
          </table:table-cell>
        </table:table-row>
        <table:table-row table:style-name="ro1">
          <table:table-cell office:value-type="float" office:value="2.468" calcext:value-type="float">
            <text:p>2.468</text:p>
          </table:table-cell>
          <table:table-cell office:value-type="float" office:value="8990.21233902" calcext:value-type="float">
            <text:p>8990.21233902</text:p>
          </table:table-cell>
        </table:table-row>
        <table:table-row table:style-name="ro1">
          <table:table-cell office:value-type="float" office:value="2.46928571429" calcext:value-type="float">
            <text:p>2.4692857143</text:p>
          </table:table-cell>
          <table:table-cell office:value-type="float" office:value="8940.02041911" calcext:value-type="float">
            <text:p>8940.02041911</text:p>
          </table:table-cell>
        </table:table-row>
        <table:table-row table:style-name="ro1">
          <table:table-cell office:value-type="float" office:value="2.47057142857" calcext:value-type="float">
            <text:p>2.4705714286</text:p>
          </table:table-cell>
          <table:table-cell office:value-type="float" office:value="8914.56983425" calcext:value-type="float">
            <text:p>8914.56983425</text:p>
          </table:table-cell>
        </table:table-row>
        <table:table-row table:style-name="ro1">
          <table:table-cell office:value-type="float" office:value="2.47185714286" calcext:value-type="float">
            <text:p>2.4718571429</text:p>
          </table:table-cell>
          <table:table-cell office:value-type="float" office:value="8902.72376964" calcext:value-type="float">
            <text:p>8902.72376964</text:p>
          </table:table-cell>
        </table:table-row>
        <table:table-row table:style-name="ro1">
          <table:table-cell office:value-type="float" office:value="2.47314285714" calcext:value-type="float">
            <text:p>2.4731428571</text:p>
          </table:table-cell>
          <table:table-cell office:value-type="float" office:value="8886.38923363" calcext:value-type="float">
            <text:p>8886.38923363</text:p>
          </table:table-cell>
        </table:table-row>
        <table:table-row table:style-name="ro1">
          <table:table-cell office:value-type="float" office:value="2.47442857143" calcext:value-type="float">
            <text:p>2.4744285714</text:p>
          </table:table-cell>
          <table:table-cell office:value-type="float" office:value="8864.88633433" calcext:value-type="float">
            <text:p>8864.88633433</text:p>
          </table:table-cell>
        </table:table-row>
        <table:table-row table:style-name="ro1">
          <table:table-cell office:value-type="float" office:value="2.475" calcext:value-type="float">
            <text:p>2.475</text:p>
          </table:table-cell>
          <table:table-cell office:value-type="float" office:value="8849.04495402" calcext:value-type="float">
            <text:p>8849.04495402</text:p>
          </table:table-cell>
        </table:table-row>
        <table:table-row table:style-name="ro1">
          <table:table-cell office:value-type="float" office:value="2.47628571429" calcext:value-type="float">
            <text:p>2.4762857143</text:p>
          </table:table-cell>
          <table:table-cell office:value-type="float" office:value="8808.65773064" calcext:value-type="float">
            <text:p>8808.65773064</text:p>
          </table:table-cell>
        </table:table-row>
        <table:table-row table:style-name="ro1">
          <table:table-cell office:value-type="float" office:value="2.47757142857" calcext:value-type="float">
            <text:p>2.4775714286</text:p>
          </table:table-cell>
          <table:table-cell office:value-type="float" office:value="8755.44049909" calcext:value-type="float">
            <text:p>8755.44049909</text:p>
          </table:table-cell>
        </table:table-row>
        <table:table-row table:style-name="ro1">
          <table:table-cell office:value-type="float" office:value="2.47885714286" calcext:value-type="float">
            <text:p>2.4788571429</text:p>
          </table:table-cell>
          <table:table-cell office:value-type="float" office:value="8698.7821157" calcext:value-type="float">
            <text:p>8698.7821157</text:p>
          </table:table-cell>
        </table:table-row>
        <table:table-row table:style-name="ro1">
          <table:table-cell office:value-type="float" office:value="2.48014285714" calcext:value-type="float">
            <text:p>2.4801428571</text:p>
          </table:table-cell>
          <table:table-cell office:value-type="float" office:value="8653.41346751" calcext:value-type="float">
            <text:p>8653.41346751</text:p>
          </table:table-cell>
        </table:table-row>
        <table:table-row table:style-name="ro1">
          <table:table-cell office:value-type="float" office:value="2.48142857143" calcext:value-type="float">
            <text:p>2.4814285714</text:p>
          </table:table-cell>
          <table:table-cell office:value-type="float" office:value="8630.15622616" calcext:value-type="float">
            <text:p>8630.15622616</text:p>
          </table:table-cell>
        </table:table-row>
        <table:table-row table:style-name="ro1">
          <table:table-cell office:value-type="float" office:value="2.48271428571" calcext:value-type="float">
            <text:p>2.4827142857</text:p>
          </table:table-cell>
          <table:table-cell office:value-type="float" office:value="8622.33677143" calcext:value-type="float">
            <text:p>8622.33677143</text:p>
          </table:table-cell>
        </table:table-row>
        <table:table-row table:style-name="ro1">
          <table:table-cell office:value-type="float" office:value="2.484" calcext:value-type="float">
            <text:p>2.484</text:p>
          </table:table-cell>
          <table:table-cell office:value-type="float" office:value="8620.25808721" calcext:value-type="float">
            <text:p>8620.25808721</text:p>
          </table:table-cell>
        </table:table-row>
        <table:table-row table:style-name="ro1">
          <table:table-cell office:value-type="float" office:value="2.48528571429" calcext:value-type="float">
            <text:p>2.4852857143</text:p>
          </table:table-cell>
          <table:table-cell office:value-type="float" office:value="8617.91538652" calcext:value-type="float">
            <text:p>8617.91538652</text:p>
          </table:table-cell>
        </table:table-row>
        <table:table-row table:style-name="ro1">
          <table:table-cell office:value-type="float" office:value="2.48657142857" calcext:value-type="float">
            <text:p>2.4865714286</text:p>
          </table:table-cell>
          <table:table-cell office:value-type="float" office:value="8614.16632549" calcext:value-type="float">
            <text:p>8614.16632549</text:p>
          </table:table-cell>
        </table:table-row>
        <table:table-row table:style-name="ro1">
          <table:table-cell office:value-type="float" office:value="2.48785714286" calcext:value-type="float">
            <text:p>2.4878571429</text:p>
          </table:table-cell>
          <table:table-cell office:value-type="float" office:value="8603.60697355" calcext:value-type="float">
            <text:p>8603.60697355</text:p>
          </table:table-cell>
        </table:table-row>
        <table:table-row table:style-name="ro1">
          <table:table-cell office:value-type="float" office:value="2.48914285714" calcext:value-type="float">
            <text:p>2.4891428571</text:p>
          </table:table-cell>
          <table:table-cell office:value-type="float" office:value="8578.66037425" calcext:value-type="float">
            <text:p>8578.66037425</text:p>
          </table:table-cell>
        </table:table-row>
        <table:table-row table:style-name="ro1">
          <table:table-cell office:value-type="float" office:value="2.49042857143" calcext:value-type="float">
            <text:p>2.4904285714</text:p>
          </table:table-cell>
          <table:table-cell office:value-type="float" office:value="8535.49495194" calcext:value-type="float">
            <text:p>8535.49495194</text:p>
          </table:table-cell>
        </table:table-row>
        <table:table-row table:style-name="ro1">
          <table:table-cell office:value-type="float" office:value="2.49171428571" calcext:value-type="float">
            <text:p>2.4917142857</text:p>
          </table:table-cell>
          <table:table-cell office:value-type="float" office:value="8488.45839056" calcext:value-type="float">
            <text:p>8488.45839056</text:p>
          </table:table-cell>
        </table:table-row>
        <table:table-row table:style-name="ro1">
          <table:table-cell office:value-type="float" office:value="2.493" calcext:value-type="float">
            <text:p>2.493</text:p>
          </table:table-cell>
          <table:table-cell office:value-type="float" office:value="8444.52653811" calcext:value-type="float">
            <text:p>8444.52653811</text:p>
          </table:table-cell>
        </table:table-row>
        <table:table-row table:style-name="ro1">
          <table:table-cell office:value-type="float" office:value="2.49428571429" calcext:value-type="float">
            <text:p>2.4942857143</text:p>
          </table:table-cell>
          <table:table-cell office:value-type="float" office:value="8403.66979268" calcext:value-type="float">
            <text:p>8403.66979268</text:p>
          </table:table-cell>
        </table:table-row>
        <table:table-row table:style-name="ro1">
          <table:table-cell office:value-type="float" office:value="2.49557142857" calcext:value-type="float">
            <text:p>2.4955714286</text:p>
          </table:table-cell>
          <table:table-cell office:value-type="float" office:value="8373.21913963" calcext:value-type="float">
            <text:p>8373.21913963</text:p>
          </table:table-cell>
        </table:table-row>
        <table:table-row table:style-name="ro1">
          <table:table-cell office:value-type="float" office:value="2.49685714286" calcext:value-type="float">
            <text:p>2.4968571429</text:p>
          </table:table-cell>
          <table:table-cell office:value-type="float" office:value="8358.76492174" calcext:value-type="float">
            <text:p>8358.76492174</text:p>
          </table:table-cell>
        </table:table-row>
        <table:table-row table:style-name="ro1">
          <table:table-cell office:value-type="float" office:value="2.49814285714" calcext:value-type="float">
            <text:p>2.4981428571</text:p>
          </table:table-cell>
          <table:table-cell office:value-type="float" office:value="8360.60840804" calcext:value-type="float">
            <text:p>8360.60840804</text:p>
          </table:table-cell>
        </table:table-row>
        <table:table-row table:style-name="ro1">
          <table:table-cell office:value-type="float" office:value="2.49942857143" calcext:value-type="float">
            <text:p>2.4994285714</text:p>
          </table:table-cell>
          <table:table-cell office:value-type="float" office:value="8375.07625007" calcext:value-type="float">
            <text:p>8375.076250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0T12:13:59.024633072</dc:date>
    <meta:document-statistic meta:table-count="1" meta:cell-count="3998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use-zero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.005cm" xlink:href=".." xlink:type="simple" chart:class="chart:area" chart:style-name="ch1">
        <chart:title svg:x="5.474cm" svg:y="0.316cm" chart:style-name="ch2">
          <text:p>Large Wave Speed Ratio</text:p>
        </chart:title>
        <chart:subtitle svg:x="6.122cm" svg:y="1.301cm" chart:style-name="ch3">
          <text:p>And High Impedence</text:p>
        </chart:subtitle>
        <chart:legend chart:legend-position="end" svg:x="13.748cm" svg:y="3.954cm" style:legend-expansion="high" chart:style-name="ch4"/>
        <chart:plot-area chart:style-name="ch5" table:cell-range-address="Sheet1.A1:Sheet1.B1999" svg:x="1.331cm" svg:y="2.19cm" svg:width="12.097cm" svg:height="5.654cm">
          <chartooo:coordinate-region svg:x="2.878cm" svg:y="2.389cm" svg:width="10.55cm" svg:height="4.401cm"/>
          <chart:axis chart:dimension="x" chart:name="primary-x" chart:style-name="ch6">
            <chart:title svg:x="7.017cm" svg:y="8.024cm" chart:style-name="ch7">
              <text:p>time</text:p>
            </chart:title>
          </chart:axis>
          <chart:axis chart:dimension="y" chart:name="primary-y" chart:style-name="ch6">
            <chart:title svg:x="0.451cm" svg:y="5.59cm" chart:style-name="ch8">
              <text:p>Energy</text:p>
            </chart:title>
            <chart:grid chart:style-name="ch9" chart:class="major"/>
          </chart:axis>
          <chart:series chart:style-name="ch10" chart:values-cell-range-address="Sheet1.A1:Sheet1.A1999" chart:class="chart:area">
            <chart:data-point chart:repeated="1999"/>
          </chart:series>
          <chart:series chart:style-name="ch11" chart:values-cell-range-address="Sheet1.B1:Sheet1.B1999" chart:class="chart:area">
            <chart:data-point chart:repeated="199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28571428571">
                <text:p>0.00128571428571</text:p>
                <draw:g>
                  <svg:desc>Sheet1.A1:Sheet1.A1999</svg:desc>
                </draw:g>
              </table:table-cell>
              <table:table-cell office:value-type="float" office:value="27860.912654">
                <text:p>27860.912654</text:p>
                <draw:g>
                  <svg:desc>Sheet1.B1:Sheet1.B19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57142857143">
                <text:p>0.00257142857143</text:p>
              </table:table-cell>
              <table:table-cell office:value-type="float" office:value="27857.0796875">
                <text:p>27857.0796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85714285714">
                <text:p>0.00385714285714</text:p>
              </table:table-cell>
              <table:table-cell office:value-type="float" office:value="27852.1219869">
                <text:p>27852.12198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14285714286">
                <text:p>0.00514285714286</text:p>
              </table:table-cell>
              <table:table-cell office:value-type="float" office:value="27847.5933485">
                <text:p>27847.59334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642857142857">
                <text:p>0.00642857142857</text:p>
              </table:table-cell>
              <table:table-cell office:value-type="float" office:value="27845.2710672">
                <text:p>27845.27106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771428571429">
                <text:p>0.00771428571429</text:p>
              </table:table-cell>
              <table:table-cell office:value-type="float" office:value="27847.0635068">
                <text:p>27847.06350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9">
                <text:p>0.009</text:p>
              </table:table-cell>
              <table:table-cell office:value-type="float" office:value="27854.9408852">
                <text:p>27854.94088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02857142857">
                <text:p>0.0102857142857</text:p>
              </table:table-cell>
              <table:table-cell office:value-type="float" office:value="27870.8837576">
                <text:p>27870.88375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15714285714">
                <text:p>0.0115714285714</text:p>
              </table:table-cell>
              <table:table-cell office:value-type="float" office:value="27896.6857604">
                <text:p>27896.68576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28571428571">
                <text:p>0.0128571428571</text:p>
              </table:table-cell>
              <table:table-cell office:value-type="float" office:value="27933.5192434">
                <text:p>27933.51924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41428571429">
                <text:p>0.0141428571429</text:p>
              </table:table-cell>
              <table:table-cell office:value-type="float" office:value="27983.2920328">
                <text:p>27983.29203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54285714286">
                <text:p>0.0154285714286</text:p>
              </table:table-cell>
              <table:table-cell office:value-type="float" office:value="28047.5805798">
                <text:p>28047.58057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67142857143">
                <text:p>0.0167142857143</text:p>
              </table:table-cell>
              <table:table-cell office:value-type="float" office:value="28127.9489879">
                <text:p>28127.94898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8">
                <text:p>0.018</text:p>
              </table:table-cell>
              <table:table-cell office:value-type="float" office:value="28226.0214311">
                <text:p>28226.02143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92857142857">
                <text:p>0.0192857142857</text:p>
              </table:table-cell>
              <table:table-cell office:value-type="float" office:value="28343.5343474">
                <text:p>28343.53434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05714285714">
                <text:p>0.0205714285714</text:p>
              </table:table-cell>
              <table:table-cell office:value-type="float" office:value="28482.4032428">
                <text:p>28482.40324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18571428571">
                <text:p>0.0218571428571</text:p>
              </table:table-cell>
              <table:table-cell office:value-type="float" office:value="28645.1290077">
                <text:p>28645.12900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31428571429">
                <text:p>0.0231428571429</text:p>
              </table:table-cell>
              <table:table-cell office:value-type="float" office:value="28833.9285152">
                <text:p>28833.9285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44285714286">
                <text:p>0.0244285714286</text:p>
              </table:table-cell>
              <table:table-cell office:value-type="float" office:value="29050.2291491">
                <text:p>29050.22914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5">
                <text:p>0.025</text:p>
              </table:table-cell>
              <table:table-cell office:value-type="float" office:value="29106.6466764">
                <text:p>29106.64667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62857142857">
                <text:p>0.0262857142857</text:p>
              </table:table-cell>
              <table:table-cell office:value-type="float" office:value="29416.3024782">
                <text:p>29416.30247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75714285714">
                <text:p>0.0275714285714</text:p>
              </table:table-cell>
              <table:table-cell office:value-type="float" office:value="29706.4033983">
                <text:p>29706.40339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88571428571">
                <text:p>0.0288571428571</text:p>
              </table:table-cell>
              <table:table-cell office:value-type="float" office:value="30026.3681705">
                <text:p>30026.36817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01428571429">
                <text:p>0.0301428571429</text:p>
              </table:table-cell>
              <table:table-cell office:value-type="float" office:value="30380.742662">
                <text:p>30380.7426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14285714286">
                <text:p>0.0314285714286</text:p>
              </table:table-cell>
              <table:table-cell office:value-type="float" office:value="30769.3648082">
                <text:p>30769.36480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27142857143">
                <text:p>0.0327142857143</text:p>
              </table:table-cell>
              <table:table-cell office:value-type="float" office:value="31192.5980711">
                <text:p>31192.59807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4">
                <text:p>0.034</text:p>
              </table:table-cell>
              <table:table-cell office:value-type="float" office:value="31650.9950566">
                <text:p>31650.99505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52857142857">
                <text:p>0.0352857142857</text:p>
              </table:table-cell>
              <table:table-cell office:value-type="float" office:value="32145.0172746">
                <text:p>32145.01727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65714285714">
                <text:p>0.0365714285714</text:p>
              </table:table-cell>
              <table:table-cell office:value-type="float" office:value="32675.0257155">
                <text:p>32675.02571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78571428571">
                <text:p>0.0378571428571</text:p>
              </table:table-cell>
              <table:table-cell office:value-type="float" office:value="33241.3305152">
                <text:p>33241.33051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91428571429">
                <text:p>0.0391428571429</text:p>
              </table:table-cell>
              <table:table-cell office:value-type="float" office:value="33844.2434964">
                <text:p>33844.24349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04285714286">
                <text:p>0.0404285714286</text:p>
              </table:table-cell>
              <table:table-cell office:value-type="float" office:value="34484.1348914">
                <text:p>34484.13489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417142857143">
                <text:p>0.0417142857143</text:p>
              </table:table-cell>
              <table:table-cell office:value-type="float" office:value="35161.4926529">
                <text:p>35161.49265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3">
                <text:p>0.043</text:p>
              </table:table-cell>
              <table:table-cell office:value-type="float" office:value="35876.977902">
                <text:p>35876.9779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42857142857">
                <text:p>0.0442857142857</text:p>
              </table:table-cell>
              <table:table-cell office:value-type="float" office:value="36632.1182741">
                <text:p>36632.11827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55714285714">
                <text:p>0.0455714285714</text:p>
              </table:table-cell>
              <table:table-cell office:value-type="float" office:value="37429.440543">
                <text:p>37429.4405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68571428571">
                <text:p>0.0468571428571</text:p>
              </table:table-cell>
              <table:table-cell office:value-type="float" office:value="38269.6508544">
                <text:p>38269.65085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481428571429">
                <text:p>0.0481428571429</text:p>
              </table:table-cell>
              <table:table-cell office:value-type="float" office:value="39153.1410882">
                <text:p>39153.14108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94285714286">
                <text:p>0.0494285714286</text:p>
              </table:table-cell>
              <table:table-cell office:value-type="float" office:value="40079.4564035">
                <text:p>40079.45640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">
                <text:p>0.05</text:p>
              </table:table-cell>
              <table:table-cell office:value-type="float" office:value="40352.9164617">
                <text:p>40352.91646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512857142857">
                <text:p>0.0512857142857</text:p>
              </table:table-cell>
              <table:table-cell office:value-type="float" office:value="41489.1127676">
                <text:p>41489.11276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525714285714">
                <text:p>0.0525714285714</text:p>
              </table:table-cell>
              <table:table-cell office:value-type="float" office:value="42518.231576">
                <text:p>42518.2315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38571428571">
                <text:p>0.0538571428571</text:p>
              </table:table-cell>
              <table:table-cell office:value-type="float" office:value="43581.9766396">
                <text:p>43581.97663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551428571429">
                <text:p>0.0551428571429</text:p>
              </table:table-cell>
              <table:table-cell office:value-type="float" office:value="44688.15904">
                <text:p>44688.159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564285714286">
                <text:p>0.0564285714286</text:p>
              </table:table-cell>
              <table:table-cell office:value-type="float" office:value="45832.6006292">
                <text:p>45832.60062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577142857143">
                <text:p>0.0577142857143</text:p>
              </table:table-cell>
              <table:table-cell office:value-type="float" office:value="47013.2028597">
                <text:p>47013.20285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59">
                <text:p>0.059</text:p>
              </table:table-cell>
              <table:table-cell office:value-type="float" office:value="48228.7654318">
                <text:p>48228.76543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02857142857">
                <text:p>0.0602857142857</text:p>
              </table:table-cell>
              <table:table-cell office:value-type="float" office:value="49478.2357882">
                <text:p>49478.23578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15714285714">
                <text:p>0.0615714285714</text:p>
              </table:table-cell>
              <table:table-cell office:value-type="float" office:value="50760.675414">
                <text:p>50760.6754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28571428571">
                <text:p>0.0628571428571</text:p>
              </table:table-cell>
              <table:table-cell office:value-type="float" office:value="52075.3877022">
                <text:p>52075.38770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641428571429">
                <text:p>0.0641428571429</text:p>
              </table:table-cell>
              <table:table-cell office:value-type="float" office:value="53422.0134131">
                <text:p>53422.01341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654285714286">
                <text:p>0.0654285714286</text:p>
              </table:table-cell>
              <table:table-cell office:value-type="float" office:value="54800.6196893">
                <text:p>54800.61968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667142857143">
                <text:p>0.0667142857143</text:p>
              </table:table-cell>
              <table:table-cell office:value-type="float" office:value="56214.2031353">
                <text:p>56214.20313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68">
                <text:p>0.068</text:p>
              </table:table-cell>
              <table:table-cell office:value-type="float" office:value="57663.0505154">
                <text:p>57663.05051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692857142857">
                <text:p>0.0692857142857</text:p>
              </table:table-cell>
              <table:table-cell office:value-type="float" office:value="59146.4867665">
                <text:p>59146.48676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705714285714">
                <text:p>0.0705714285714</text:p>
              </table:table-cell>
              <table:table-cell office:value-type="float" office:value="60664.7046195">
                <text:p>60664.70461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718571428571">
                <text:p>0.0718571428571</text:p>
              </table:table-cell>
              <table:table-cell office:value-type="float" office:value="62215.6924405">
                <text:p>62215.69244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731428571429">
                <text:p>0.0731428571429</text:p>
              </table:table-cell>
              <table:table-cell office:value-type="float" office:value="63797.2786259">
                <text:p>63797.27862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744285714286">
                <text:p>0.0744285714286</text:p>
              </table:table-cell>
              <table:table-cell office:value-type="float" office:value="65407.1686535">
                <text:p>65407.16865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75">
                <text:p>0.075</text:p>
              </table:table-cell>
              <table:table-cell office:value-type="float" office:value="65924.9197726">
                <text:p>65924.91977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762857142857">
                <text:p>0.0762857142857</text:p>
              </table:table-cell>
              <table:table-cell office:value-type="float" office:value="67766.2158392">
                <text:p>67766.21583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775714285714">
                <text:p>0.0775714285714</text:p>
              </table:table-cell>
              <table:table-cell office:value-type="float" office:value="69435.9538224">
                <text:p>69435.95382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788571428571">
                <text:p>0.0788571428571</text:p>
              </table:table-cell>
              <table:table-cell office:value-type="float" office:value="71120.1862778">
                <text:p>71120.18627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801428571429">
                <text:p>0.0801428571429</text:p>
              </table:table-cell>
              <table:table-cell office:value-type="float" office:value="72827.365501">
                <text:p>72827.3655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814285714286">
                <text:p>0.0814285714286</text:p>
              </table:table-cell>
              <table:table-cell office:value-type="float" office:value="74551.4838764">
                <text:p>74551.48387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827142857143">
                <text:p>0.0827142857143</text:p>
              </table:table-cell>
              <table:table-cell office:value-type="float" office:value="76289.7577862">
                <text:p>76289.75778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84">
                <text:p>0.084</text:p>
              </table:table-cell>
              <table:table-cell office:value-type="float" office:value="78040.8944505">
                <text:p>78040.89445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852857142857">
                <text:p>0.0852857142857</text:p>
              </table:table-cell>
              <table:table-cell office:value-type="float" office:value="79804.1316546">
                <text:p>79804.13165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865714285714">
                <text:p>0.0865714285714</text:p>
              </table:table-cell>
              <table:table-cell office:value-type="float" office:value="81579.2358733">
                <text:p>81579.23587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878571428571">
                <text:p>0.0878571428571</text:p>
              </table:table-cell>
              <table:table-cell office:value-type="float" office:value="83369.7224618">
                <text:p>83369.72246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891428571429">
                <text:p>0.0891428571429</text:p>
              </table:table-cell>
              <table:table-cell office:value-type="float" office:value="85175.0536455">
                <text:p>85175.05364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904285714286">
                <text:p>0.0904285714286</text:p>
              </table:table-cell>
              <table:table-cell office:value-type="float" office:value="86993.6309863">
                <text:p>86993.63098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917142857143">
                <text:p>0.0917142857143</text:p>
              </table:table-cell>
              <table:table-cell office:value-type="float" office:value="88825.477296">
                <text:p>88825.4772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93">
                <text:p>0.093</text:p>
              </table:table-cell>
              <table:table-cell office:value-type="float" office:value="90669.2217521">
                <text:p>90669.22175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942857142857">
                <text:p>0.0942857142857</text:p>
              </table:table-cell>
              <table:table-cell office:value-type="float" office:value="92522.1865455">
                <text:p>92522.18654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955714285714">
                <text:p>0.0955714285714</text:p>
              </table:table-cell>
              <table:table-cell office:value-type="float" office:value="94381.5992058">
                <text:p>94381.59920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968571428571">
                <text:p>0.0968571428571</text:p>
              </table:table-cell>
              <table:table-cell office:value-type="float" office:value="96244.6528409">
                <text:p>96244.65284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981428571429">
                <text:p>0.0981428571429</text:p>
              </table:table-cell>
              <table:table-cell office:value-type="float" office:value="98108.5778494">
                <text:p>98108.57784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994285714286">
                <text:p>0.0994285714286</text:p>
              </table:table-cell>
              <table:table-cell office:value-type="float" office:value="99970.7198047">
                <text:p>99970.71980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">
                <text:p>0.1</text:p>
              </table:table-cell>
              <table:table-cell office:value-type="float" office:value="100609.118572">
                <text:p>100609.1185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01285714286">
                <text:p>0.101285714286</text:p>
              </table:table-cell>
              <table:table-cell office:value-type="float" office:value="102633.009967">
                <text:p>102633.0099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02571428571">
                <text:p>0.102571428571</text:p>
              </table:table-cell>
              <table:table-cell office:value-type="float" office:value="104480.842713">
                <text:p>104480.8427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03857142857">
                <text:p>0.103857142857</text:p>
              </table:table-cell>
              <table:table-cell office:value-type="float" office:value="106315.999264">
                <text:p>106315.9992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05142857143">
                <text:p>0.105142857143</text:p>
              </table:table-cell>
              <table:table-cell office:value-type="float" office:value="108145.615893">
                <text:p>108145.6158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06428571429">
                <text:p>0.106428571429</text:p>
              </table:table-cell>
              <table:table-cell office:value-type="float" office:value="109965.540719">
                <text:p>109965.5407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07714285714">
                <text:p>0.107714285714</text:p>
              </table:table-cell>
              <table:table-cell office:value-type="float" office:value="111775.961249">
                <text:p>111775.9612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09">
                <text:p>0.109</text:p>
              </table:table-cell>
              <table:table-cell office:value-type="float" office:value="113580.611797">
                <text:p>113580.6117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10285714286">
                <text:p>0.110285714286</text:p>
              </table:table-cell>
              <table:table-cell office:value-type="float" office:value="115377.888201">
                <text:p>115377.8882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11571428571">
                <text:p>0.111571428571</text:p>
              </table:table-cell>
              <table:table-cell office:value-type="float" office:value="117166.27998">
                <text:p>117166.279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12857142857">
                <text:p>0.112857142857</text:p>
              </table:table-cell>
              <table:table-cell office:value-type="float" office:value="118945.820767">
                <text:p>118945.8207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14142857143">
                <text:p>0.114142857143</text:p>
              </table:table-cell>
              <table:table-cell office:value-type="float" office:value="120715.586859">
                <text:p>120715.5868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15428571429">
                <text:p>0.115428571429</text:p>
              </table:table-cell>
              <table:table-cell office:value-type="float" office:value="122472.711902">
                <text:p>122472.7119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16714285714">
                <text:p>0.116714285714</text:p>
              </table:table-cell>
              <table:table-cell office:value-type="float" office:value="124214.295716">
                <text:p>124214.2957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18">
                <text:p>0.118</text:p>
              </table:table-cell>
              <table:table-cell office:value-type="float" office:value="125937.466123">
                <text:p>125937.4661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19285714286">
                <text:p>0.119285714286</text:p>
              </table:table-cell>
              <table:table-cell office:value-type="float" office:value="127639.440927">
                <text:p>127639.4409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20571428571">
                <text:p>0.120571428571</text:p>
              </table:table-cell>
              <table:table-cell office:value-type="float" office:value="129317.619845">
                <text:p>129317.6198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21857142857">
                <text:p>0.121857142857</text:p>
              </table:table-cell>
              <table:table-cell office:value-type="float" office:value="130969.680244">
                <text:p>130969.6802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23142857143">
                <text:p>0.123142857143</text:p>
              </table:table-cell>
              <table:table-cell office:value-type="float" office:value="132593.6744">
                <text:p>132593.67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24428571429">
                <text:p>0.124428571429</text:p>
              </table:table-cell>
              <table:table-cell office:value-type="float" office:value="134188.145796">
                <text:p>134188.1457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25">
                <text:p>0.125</text:p>
              </table:table-cell>
              <table:table-cell office:value-type="float" office:value="134765.358241">
                <text:p>134765.3582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26285714286">
                <text:p>0.126285714286</text:p>
              </table:table-cell>
              <table:table-cell office:value-type="float" office:value="136416.626536">
                <text:p>136416.6265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27571428571">
                <text:p>0.127571428571</text:p>
              </table:table-cell>
              <table:table-cell office:value-type="float" office:value="137936.032453">
                <text:p>137936.0324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28857142857">
                <text:p>0.128857142857</text:p>
              </table:table-cell>
              <table:table-cell office:value-type="float" office:value="139428.258365">
                <text:p>139428.2583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30142857143">
                <text:p>0.130142857143</text:p>
              </table:table-cell>
              <table:table-cell office:value-type="float" office:value="140897.678682">
                <text:p>140897.6786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31428571429">
                <text:p>0.131428571429</text:p>
              </table:table-cell>
              <table:table-cell office:value-type="float" office:value="142340.51049">
                <text:p>142340.510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32714285714">
                <text:p>0.132714285714</text:p>
              </table:table-cell>
              <table:table-cell office:value-type="float" office:value="143755.041843">
                <text:p>143755.0418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34">
                <text:p>0.134</text:p>
              </table:table-cell>
              <table:table-cell office:value-type="float" office:value="145142.22231">
                <text:p>145142.222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35285714286">
                <text:p>0.135285714286</text:p>
              </table:table-cell>
              <table:table-cell office:value-type="float" office:value="146501.059559">
                <text:p>146501.0595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36571428571">
                <text:p>0.136571428571</text:p>
              </table:table-cell>
              <table:table-cell office:value-type="float" office:value="147828.974158">
                <text:p>147828.9741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37857142857">
                <text:p>0.137857142857</text:p>
              </table:table-cell>
              <table:table-cell office:value-type="float" office:value="149123.396454">
                <text:p>149123.3964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39142857143">
                <text:p>0.139142857143</text:p>
              </table:table-cell>
              <table:table-cell office:value-type="float" office:value="150381.831078">
                <text:p>150381.8310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40428571429">
                <text:p>0.140428571429</text:p>
              </table:table-cell>
              <table:table-cell office:value-type="float" office:value="151601.947035">
                <text:p>151601.9470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41714285714">
                <text:p>0.141714285714</text:p>
              </table:table-cell>
              <table:table-cell office:value-type="float" office:value="152781.711244">
                <text:p>152781.7112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43">
                <text:p>0.143</text:p>
              </table:table-cell>
              <table:table-cell office:value-type="float" office:value="153919.474078">
                <text:p>153919.4740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4285714286">
                <text:p>0.144285714286</text:p>
              </table:table-cell>
              <table:table-cell office:value-type="float" office:value="155014.064858">
                <text:p>155014.0648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45571428571">
                <text:p>0.145571428571</text:p>
              </table:table-cell>
              <table:table-cell office:value-type="float" office:value="156064.915744">
                <text:p>156064.9157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46857142857">
                <text:p>0.146857142857</text:p>
              </table:table-cell>
              <table:table-cell office:value-type="float" office:value="157072.192828">
                <text:p>157072.1928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48142857143">
                <text:p>0.148142857143</text:p>
              </table:table-cell>
              <table:table-cell office:value-type="float" office:value="158036.910969">
                <text:p>158036.9109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49428571429">
                <text:p>0.149428571429</text:p>
              </table:table-cell>
              <table:table-cell office:value-type="float" office:value="158965.121517">
                <text:p>158965.1215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5">
                <text:p>0.15</text:p>
              </table:table-cell>
              <table:table-cell office:value-type="float" office:value="159319.185438">
                <text:p>159319.1854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51285714286">
                <text:p>0.151285714286</text:p>
              </table:table-cell>
              <table:table-cell office:value-type="float" office:value="160227.03257">
                <text:p>160227.0325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52571428571">
                <text:p>0.152571428571</text:p>
              </table:table-cell>
              <table:table-cell office:value-type="float" office:value="161063.65795">
                <text:p>161063.657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53857142857">
                <text:p>0.153857142857</text:p>
              </table:table-cell>
              <table:table-cell office:value-type="float" office:value="161862.660427">
                <text:p>161862.6604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55142857143">
                <text:p>0.155142857143</text:p>
              </table:table-cell>
              <table:table-cell office:value-type="float" office:value="162627.429732">
                <text:p>162627.4297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56428571429">
                <text:p>0.156428571429</text:p>
              </table:table-cell>
              <table:table-cell office:value-type="float" office:value="163355.646451">
                <text:p>163355.6464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57714285714">
                <text:p>0.157714285714</text:p>
              </table:table-cell>
              <table:table-cell office:value-type="float" office:value="164045.354506">
                <text:p>164045.3545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59">
                <text:p>0.159</text:p>
              </table:table-cell>
              <table:table-cell office:value-type="float" office:value="164694.876044">
                <text:p>164694.8760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60285714286">
                <text:p>0.160285714286</text:p>
              </table:table-cell>
              <table:table-cell office:value-type="float" office:value="165302.706108">
                <text:p>165302.7061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61571428571">
                <text:p>0.161571428571</text:p>
              </table:table-cell>
              <table:table-cell office:value-type="float" office:value="165867.606861">
                <text:p>165867.6068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62857142857">
                <text:p>0.162857142857</text:p>
              </table:table-cell>
              <table:table-cell office:value-type="float" office:value="166388.735391">
                <text:p>166388.7353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64142857143">
                <text:p>0.164142857143</text:p>
              </table:table-cell>
              <table:table-cell office:value-type="float" office:value="166865.74284">
                <text:p>166865.742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65428571429">
                <text:p>0.165428571429</text:p>
              </table:table-cell>
              <table:table-cell office:value-type="float" office:value="167298.883824">
                <text:p>167298.8838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66714285714">
                <text:p>0.166714285714</text:p>
              </table:table-cell>
              <table:table-cell office:value-type="float" office:value="167689.188705">
                <text:p>167689.1887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68">
                <text:p>0.168</text:p>
              </table:table-cell>
              <table:table-cell office:value-type="float" office:value="168038.595692">
                <text:p>168038.59569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69285714286">
                <text:p>0.169285714286</text:p>
              </table:table-cell>
              <table:table-cell office:value-type="float" office:value="168353.037924">
                <text:p>168353.0379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70571428571">
                <text:p>0.170571428571</text:p>
              </table:table-cell>
              <table:table-cell office:value-type="float" office:value="168635.723319">
                <text:p>168635.7233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71857142857">
                <text:p>0.171857142857</text:p>
              </table:table-cell>
              <table:table-cell office:value-type="float" office:value="168887.01353">
                <text:p>168887.013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73142857143">
                <text:p>0.173142857143</text:p>
              </table:table-cell>
              <table:table-cell office:value-type="float" office:value="169107.48283">
                <text:p>169107.482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74428571429">
                <text:p>0.174428571429</text:p>
              </table:table-cell>
              <table:table-cell office:value-type="float" office:value="169298.127689">
                <text:p>169298.1276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75">
                <text:p>0.175</text:p>
              </table:table-cell>
              <table:table-cell office:value-type="float" office:value="169371.007727">
                <text:p>169371.0077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76285714286">
                <text:p>0.176285714286</text:p>
              </table:table-cell>
              <table:table-cell office:value-type="float" office:value="169525.466217">
                <text:p>169525.4662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77571428571">
                <text:p>0.177571428571</text:p>
              </table:table-cell>
              <table:table-cell office:value-type="float" office:value="169655.135355">
                <text:p>169655.1353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78857142857">
                <text:p>0.178857142857</text:p>
              </table:table-cell>
              <table:table-cell office:value-type="float" office:value="169761.23773">
                <text:p>169761.237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80142857143">
                <text:p>0.180142857143</text:p>
              </table:table-cell>
              <table:table-cell office:value-type="float" office:value="169841.793987">
                <text:p>169841.7939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81428571429">
                <text:p>0.181428571429</text:p>
              </table:table-cell>
              <table:table-cell office:value-type="float" office:value="169900.717387">
                <text:p>169900.7173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82714285714">
                <text:p>0.182714285714</text:p>
              </table:table-cell>
              <table:table-cell office:value-type="float" office:value="169941.720666">
                <text:p>169941.7206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84">
                <text:p>0.184</text:p>
              </table:table-cell>
              <table:table-cell office:value-type="float" office:value="169968.058123">
                <text:p>169968.0581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85285714286">
                <text:p>0.185285714286</text:p>
              </table:table-cell>
              <table:table-cell office:value-type="float" office:value="169982.420635">
                <text:p>169982.4206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86571428571">
                <text:p>0.186571428571</text:p>
              </table:table-cell>
              <table:table-cell office:value-type="float" office:value="169987.072136">
                <text:p>169987.0721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87857142857">
                <text:p>0.187857142857</text:p>
              </table:table-cell>
              <table:table-cell office:value-type="float" office:value="169984.272634">
                <text:p>169984.2726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89142857143">
                <text:p>0.189142857143</text:p>
              </table:table-cell>
              <table:table-cell office:value-type="float" office:value="169978.327878">
                <text:p>169978.3278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90428571429">
                <text:p>0.190428571429</text:p>
              </table:table-cell>
              <table:table-cell office:value-type="float" office:value="169973.8236">
                <text:p>169973.82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91714285714">
                <text:p>0.191714285714</text:p>
              </table:table-cell>
              <table:table-cell office:value-type="float" office:value="169970.157777">
                <text:p>169970.15777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93">
                <text:p>0.193</text:p>
              </table:table-cell>
              <table:table-cell office:value-type="float" office:value="169966.866475">
                <text:p>169966.8664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94285714286">
                <text:p>0.194285714286</text:p>
              </table:table-cell>
              <table:table-cell office:value-type="float" office:value="169963.767772">
                <text:p>169963.7677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95571428571">
                <text:p>0.195571428571</text:p>
              </table:table-cell>
              <table:table-cell office:value-type="float" office:value="169962.045845">
                <text:p>169962.0458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96857142857">
                <text:p>0.196857142857</text:p>
              </table:table-cell>
              <table:table-cell office:value-type="float" office:value="169964.197854">
                <text:p>169964.1978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98142857143">
                <text:p>0.198142857143</text:p>
              </table:table-cell>
              <table:table-cell office:value-type="float" office:value="169969.982802">
                <text:p>169969.9828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99428571429">
                <text:p>0.199428571429</text:p>
              </table:table-cell>
              <table:table-cell office:value-type="float" office:value="169977.904232">
                <text:p>169977.9042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">
                <text:p>0.2</text:p>
              </table:table-cell>
              <table:table-cell office:value-type="float" office:value="169978.280002">
                <text:p>169978.2800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01285714286">
                <text:p>0.201285714286</text:p>
              </table:table-cell>
              <table:table-cell office:value-type="float" office:value="169987.21233">
                <text:p>169987.212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02571428571">
                <text:p>0.202571428571</text:p>
              </table:table-cell>
              <table:table-cell office:value-type="float" office:value="169993.818365">
                <text:p>169993.8183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03857142857">
                <text:p>0.203857142857</text:p>
              </table:table-cell>
              <table:table-cell office:value-type="float" office:value="169997.971826">
                <text:p>169997.9718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05142857143">
                <text:p>0.205142857143</text:p>
              </table:table-cell>
              <table:table-cell office:value-type="float" office:value="169999.20902">
                <text:p>169999.209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06428571429">
                <text:p>0.206428571429</text:p>
              </table:table-cell>
              <table:table-cell office:value-type="float" office:value="169997.644471">
                <text:p>169997.6444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07714285714">
                <text:p>0.207714285714</text:p>
              </table:table-cell>
              <table:table-cell office:value-type="float" office:value="169994.15473">
                <text:p>169994.1547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09">
                <text:p>0.209</text:p>
              </table:table-cell>
              <table:table-cell office:value-type="float" office:value="169991.143248">
                <text:p>169991.1432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10285714286">
                <text:p>0.210285714286</text:p>
              </table:table-cell>
              <table:table-cell office:value-type="float" office:value="169994.957855">
                <text:p>169994.9578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11571428571">
                <text:p>0.211571428571</text:p>
              </table:table-cell>
              <table:table-cell office:value-type="float" office:value="170004.848182">
                <text:p>170004.84818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12857142857">
                <text:p>0.212857142857</text:p>
              </table:table-cell>
              <table:table-cell office:value-type="float" office:value="170020.237314">
                <text:p>170020.2373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14142857143">
                <text:p>0.214142857143</text:p>
              </table:table-cell>
              <table:table-cell office:value-type="float" office:value="170040.800629">
                <text:p>170040.8006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15428571429">
                <text:p>0.215428571429</text:p>
              </table:table-cell>
              <table:table-cell office:value-type="float" office:value="170066.542382">
                <text:p>170066.5423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16714285714">
                <text:p>0.216714285714</text:p>
              </table:table-cell>
              <table:table-cell office:value-type="float" office:value="170100.49659">
                <text:p>170100.4965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18">
                <text:p>0.218</text:p>
              </table:table-cell>
              <table:table-cell office:value-type="float" office:value="170142.159307">
                <text:p>170142.1593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19285714286">
                <text:p>0.219285714286</text:p>
              </table:table-cell>
              <table:table-cell office:value-type="float" office:value="170189.720952">
                <text:p>170189.7209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20571428571">
                <text:p>0.220571428571</text:p>
              </table:table-cell>
              <table:table-cell office:value-type="float" office:value="170241.470475">
                <text:p>170241.4704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21857142857">
                <text:p>0.221857142857</text:p>
              </table:table-cell>
              <table:table-cell office:value-type="float" office:value="170295.865382">
                <text:p>170295.8653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23142857143">
                <text:p>0.223142857143</text:p>
              </table:table-cell>
              <table:table-cell office:value-type="float" office:value="170351.560224">
                <text:p>170351.5602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24428571429">
                <text:p>0.224428571429</text:p>
              </table:table-cell>
              <table:table-cell office:value-type="float" office:value="170407.486713">
                <text:p>170407.4867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25">
                <text:p>0.225</text:p>
              </table:table-cell>
              <table:table-cell office:value-type="float" office:value="170421.326967">
                <text:p>170421.3269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26285714286">
                <text:p>0.226285714286</text:p>
              </table:table-cell>
              <table:table-cell office:value-type="float" office:value="170484.008075">
                <text:p>170484.0080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27571428571">
                <text:p>0.227571428571</text:p>
              </table:table-cell>
              <table:table-cell office:value-type="float" office:value="170539.489306">
                <text:p>170539.4893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28857142857">
                <text:p>0.228857142857</text:p>
              </table:table-cell>
              <table:table-cell office:value-type="float" office:value="170596.469991">
                <text:p>170596.4699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30142857143">
                <text:p>0.230142857143</text:p>
              </table:table-cell>
              <table:table-cell office:value-type="float" office:value="170662.393998">
                <text:p>170662.3939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31428571429">
                <text:p>0.231428571429</text:p>
              </table:table-cell>
              <table:table-cell office:value-type="float" office:value="170736.913917">
                <text:p>170736.9139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32714285714">
                <text:p>0.232714285714</text:p>
              </table:table-cell>
              <table:table-cell office:value-type="float" office:value="170819.131184">
                <text:p>170819.1311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34">
                <text:p>0.234</text:p>
              </table:table-cell>
              <table:table-cell office:value-type="float" office:value="170908.281758">
                <text:p>170908.2817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35285714286">
                <text:p>0.235285714286</text:p>
              </table:table-cell>
              <table:table-cell office:value-type="float" office:value="171003.875572">
                <text:p>171003.8755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36571428571">
                <text:p>0.236571428571</text:p>
              </table:table-cell>
              <table:table-cell office:value-type="float" office:value="171107.026287">
                <text:p>171107.02628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37857142857">
                <text:p>0.237857142857</text:p>
              </table:table-cell>
              <table:table-cell office:value-type="float" office:value="171219.743749">
                <text:p>171219.74374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39142857143">
                <text:p>0.239142857143</text:p>
              </table:table-cell>
              <table:table-cell office:value-type="float" office:value="171340.01707">
                <text:p>171340.0170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40428571429">
                <text:p>0.240428571429</text:p>
              </table:table-cell>
              <table:table-cell office:value-type="float" office:value="171465.838741">
                <text:p>171465.83874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41714285714">
                <text:p>0.241714285714</text:p>
              </table:table-cell>
              <table:table-cell office:value-type="float" office:value="171595.286418">
                <text:p>171595.2864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43">
                <text:p>0.243</text:p>
              </table:table-cell>
              <table:table-cell office:value-type="float" office:value="171726.662391">
                <text:p>171726.6623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44285714286">
                <text:p>0.244285714286</text:p>
              </table:table-cell>
              <table:table-cell office:value-type="float" office:value="171858.69057">
                <text:p>171858.6905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45571428571">
                <text:p>0.245571428571</text:p>
              </table:table-cell>
              <table:table-cell office:value-type="float" office:value="171990.69037">
                <text:p>171990.6903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46857142857">
                <text:p>0.246857142857</text:p>
              </table:table-cell>
              <table:table-cell office:value-type="float" office:value="172122.632353">
                <text:p>172122.6323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48142857143">
                <text:p>0.248142857143</text:p>
              </table:table-cell>
              <table:table-cell office:value-type="float" office:value="172255.119875">
                <text:p>172255.1198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49428571429">
                <text:p>0.249428571429</text:p>
              </table:table-cell>
              <table:table-cell office:value-type="float" office:value="172390.992686">
                <text:p>172390.9926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5">
                <text:p>0.25</text:p>
              </table:table-cell>
              <table:table-cell office:value-type="float" office:value="172434.907543">
                <text:p>172434.90754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51285714286">
                <text:p>0.251285714286</text:p>
              </table:table-cell>
              <table:table-cell office:value-type="float" office:value="172596.198072">
                <text:p>172596.19807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52571428571">
                <text:p>0.252571428571</text:p>
              </table:table-cell>
              <table:table-cell office:value-type="float" office:value="22683.3416107">
                <text:p>22683.341610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53857142857">
                <text:p>0.253857142857</text:p>
              </table:table-cell>
              <table:table-cell office:value-type="float" office:value="27013.4453273">
                <text:p>27013.445327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55142857143">
                <text:p>0.255142857143</text:p>
              </table:table-cell>
              <table:table-cell office:value-type="float" office:value="31162.6357998">
                <text:p>31162.635799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56428571429">
                <text:p>0.256428571429</text:p>
              </table:table-cell>
              <table:table-cell office:value-type="float" office:value="34751.0282159">
                <text:p>34751.028215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57714285714">
                <text:p>0.257714285714</text:p>
              </table:table-cell>
              <table:table-cell office:value-type="float" office:value="38822.3505874">
                <text:p>38822.350587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59">
                <text:p>0.259</text:p>
              </table:table-cell>
              <table:table-cell office:value-type="float" office:value="45293.5118735">
                <text:p>45293.511873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60285714286">
                <text:p>0.260285714286</text:p>
              </table:table-cell>
              <table:table-cell office:value-type="float" office:value="54764.2092872">
                <text:p>54764.20928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61571428571">
                <text:p>0.261571428571</text:p>
              </table:table-cell>
              <table:table-cell office:value-type="float" office:value="66868.4475761">
                <text:p>66868.44757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62857142857">
                <text:p>0.262857142857</text:p>
              </table:table-cell>
              <table:table-cell office:value-type="float" office:value="80422.8713488">
                <text:p>80422.871348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64142857143">
                <text:p>0.264142857143</text:p>
              </table:table-cell>
              <table:table-cell office:value-type="float" office:value="93524.9694639">
                <text:p>93524.969463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65428571429">
                <text:p>0.265428571429</text:p>
              </table:table-cell>
              <table:table-cell office:value-type="float" office:value="104817.648348">
                <text:p>104817.64834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66714285714">
                <text:p>0.266714285714</text:p>
              </table:table-cell>
              <table:table-cell office:value-type="float" office:value="111413.375475">
                <text:p>111413.3754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68">
                <text:p>0.268</text:p>
              </table:table-cell>
              <table:table-cell office:value-type="float" office:value="112750.934821">
                <text:p>112750.9348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69285714286">
                <text:p>0.269285714286</text:p>
              </table:table-cell>
              <table:table-cell office:value-type="float" office:value="111986.937436">
                <text:p>111986.9374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70571428571">
                <text:p>0.270571428571</text:p>
              </table:table-cell>
              <table:table-cell office:value-type="float" office:value="112113.419601">
                <text:p>112113.4196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71857142857">
                <text:p>0.271857142857</text:p>
              </table:table-cell>
              <table:table-cell office:value-type="float" office:value="113480.418681">
                <text:p>113480.4186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73142857143">
                <text:p>0.273142857143</text:p>
              </table:table-cell>
              <table:table-cell office:value-type="float" office:value="115675.489139">
                <text:p>115675.48913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74428571429">
                <text:p>0.274428571429</text:p>
              </table:table-cell>
              <table:table-cell office:value-type="float" office:value="118257.367704">
                <text:p>118257.36770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75">
                <text:p>0.275</text:p>
              </table:table-cell>
              <table:table-cell office:value-type="float" office:value="119037.076002">
                <text:p>119037.0760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76285714286">
                <text:p>0.276285714286</text:p>
              </table:table-cell>
              <table:table-cell office:value-type="float" office:value="122086.40758">
                <text:p>122086.4075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77571428571">
                <text:p>0.277571428571</text:p>
              </table:table-cell>
              <table:table-cell office:value-type="float" office:value="124727.881766">
                <text:p>124727.8817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78857142857">
                <text:p>0.278857142857</text:p>
              </table:table-cell>
              <table:table-cell office:value-type="float" office:value="127233.187456">
                <text:p>127233.1874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80142857143">
                <text:p>0.280142857143</text:p>
              </table:table-cell>
              <table:table-cell office:value-type="float" office:value="129597.190974">
                <text:p>129597.19097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81428571429">
                <text:p>0.281428571429</text:p>
              </table:table-cell>
              <table:table-cell office:value-type="float" office:value="131829.762146">
                <text:p>131829.76214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82714285714">
                <text:p>0.282714285714</text:p>
              </table:table-cell>
              <table:table-cell office:value-type="float" office:value="133978.614014">
                <text:p>133978.61401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84">
                <text:p>0.284</text:p>
              </table:table-cell>
              <table:table-cell office:value-type="float" office:value="136151.079217">
                <text:p>136151.07921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85285714286">
                <text:p>0.285285714286</text:p>
              </table:table-cell>
              <table:table-cell office:value-type="float" office:value="138392.804643">
                <text:p>138392.80464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86571428571">
                <text:p>0.286571428571</text:p>
              </table:table-cell>
              <table:table-cell office:value-type="float" office:value="140688.201105">
                <text:p>140688.2011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87857142857">
                <text:p>0.287857142857</text:p>
              </table:table-cell>
              <table:table-cell office:value-type="float" office:value="143026.180941">
                <text:p>143026.18094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89142857143">
                <text:p>0.289142857143</text:p>
              </table:table-cell>
              <table:table-cell office:value-type="float" office:value="145316.703626">
                <text:p>145316.70362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90428571429">
                <text:p>0.290428571429</text:p>
              </table:table-cell>
              <table:table-cell office:value-type="float" office:value="147569.279376">
                <text:p>147569.27937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91714285714">
                <text:p>0.291714285714</text:p>
              </table:table-cell>
              <table:table-cell office:value-type="float" office:value="149789.187523">
                <text:p>149789.18752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93">
                <text:p>0.293</text:p>
              </table:table-cell>
              <table:table-cell office:value-type="float" office:value="151976.870392">
                <text:p>151976.8703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94285714286">
                <text:p>0.294285714286</text:p>
              </table:table-cell>
              <table:table-cell office:value-type="float" office:value="154131.667428">
                <text:p>154131.6674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95571428571">
                <text:p>0.295571428571</text:p>
              </table:table-cell>
              <table:table-cell office:value-type="float" office:value="156254.905153">
                <text:p>156254.90515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96857142857">
                <text:p>0.296857142857</text:p>
              </table:table-cell>
              <table:table-cell office:value-type="float" office:value="158353.415204">
                <text:p>158353.4152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98142857143">
                <text:p>0.298142857143</text:p>
              </table:table-cell>
              <table:table-cell office:value-type="float" office:value="160441.602739">
                <text:p>160441.60273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99428571429">
                <text:p>0.299428571429</text:p>
              </table:table-cell>
              <table:table-cell office:value-type="float" office:value="162543.518991">
                <text:p>162543.5189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">
                <text:p>0.3</text:p>
              </table:table-cell>
              <table:table-cell office:value-type="float" office:value="163229.520399">
                <text:p>163229.52039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01285714286">
                <text:p>0.301285714286</text:p>
              </table:table-cell>
              <table:table-cell office:value-type="float" office:value="165632.066671">
                <text:p>165632.06667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02571428571">
                <text:p>0.302571428571</text:p>
              </table:table-cell>
              <table:table-cell office:value-type="float" office:value="167941.499041">
                <text:p>167941.49904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03857142857">
                <text:p>0.303857142857</text:p>
              </table:table-cell>
              <table:table-cell office:value-type="float" office:value="170328.302235">
                <text:p>170328.30223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05142857143">
                <text:p>0.305142857143</text:p>
              </table:table-cell>
              <table:table-cell office:value-type="float" office:value="172782.013995">
                <text:p>172782.0139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06428571429">
                <text:p>0.306428571429</text:p>
              </table:table-cell>
              <table:table-cell office:value-type="float" office:value="175280.347395">
                <text:p>175280.34739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07714285714">
                <text:p>0.307714285714</text:p>
              </table:table-cell>
              <table:table-cell office:value-type="float" office:value="177813.924751">
                <text:p>177813.92475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09">
                <text:p>0.309</text:p>
              </table:table-cell>
              <table:table-cell office:value-type="float" office:value="180361.789525">
                <text:p>180361.7895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10285714286">
                <text:p>0.310285714286</text:p>
              </table:table-cell>
              <table:table-cell office:value-type="float" office:value="182905.603111">
                <text:p>182905.60311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11571428571">
                <text:p>0.311571428571</text:p>
              </table:table-cell>
              <table:table-cell office:value-type="float" office:value="185430.505526">
                <text:p>185430.5055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12857142857">
                <text:p>0.312857142857</text:p>
              </table:table-cell>
              <table:table-cell office:value-type="float" office:value="187923.001946">
                <text:p>187923.00194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14142857143">
                <text:p>0.314142857143</text:p>
              </table:table-cell>
              <table:table-cell office:value-type="float" office:value="190367.792728">
                <text:p>190367.79272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15428571429">
                <text:p>0.315428571429</text:p>
              </table:table-cell>
              <table:table-cell office:value-type="float" office:value="192772.305415">
                <text:p>192772.30541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16714285714">
                <text:p>0.316714285714</text:p>
              </table:table-cell>
              <table:table-cell office:value-type="float" office:value="195151.216567">
                <text:p>195151.2165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18">
                <text:p>0.318</text:p>
              </table:table-cell>
              <table:table-cell office:value-type="float" office:value="197536.163911">
                <text:p>197536.1639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19285714286">
                <text:p>0.319285714286</text:p>
              </table:table-cell>
              <table:table-cell office:value-type="float" office:value="199942.5615">
                <text:p>199942.56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20571428571">
                <text:p>0.320571428571</text:p>
              </table:table-cell>
              <table:table-cell office:value-type="float" office:value="202393.681501">
                <text:p>202393.68150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21857142857">
                <text:p>0.321857142857</text:p>
              </table:table-cell>
              <table:table-cell office:value-type="float" office:value="204880.307576">
                <text:p>204880.3075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23142857143">
                <text:p>0.323142857143</text:p>
              </table:table-cell>
              <table:table-cell office:value-type="float" office:value="207389.208983">
                <text:p>207389.20898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24428571429">
                <text:p>0.324428571429</text:p>
              </table:table-cell>
              <table:table-cell office:value-type="float" office:value="209895.243586">
                <text:p>209895.24358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25">
                <text:p>0.325</text:p>
              </table:table-cell>
              <table:table-cell office:value-type="float" office:value="210731.216125">
                <text:p>210731.2161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26285714286">
                <text:p>0.326285714286</text:p>
              </table:table-cell>
              <table:table-cell office:value-type="float" office:value="213390.682401">
                <text:p>213390.68240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27571428571">
                <text:p>0.327571428571</text:p>
              </table:table-cell>
              <table:table-cell office:value-type="float" office:value="215778.099914">
                <text:p>215778.09991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28857142857">
                <text:p>0.328857142857</text:p>
              </table:table-cell>
              <table:table-cell office:value-type="float" office:value="218094.538063">
                <text:p>218094.53806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30142857143">
                <text:p>0.330142857143</text:p>
              </table:table-cell>
              <table:table-cell office:value-type="float" office:value="220343.919395">
                <text:p>220343.91939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31428571429">
                <text:p>0.331428571429</text:p>
              </table:table-cell>
              <table:table-cell office:value-type="float" office:value="222486.314441">
                <text:p>222486.31444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32714285714">
                <text:p>0.332714285714</text:p>
              </table:table-cell>
              <table:table-cell office:value-type="float" office:value="224458.766145">
                <text:p>224458.76614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34">
                <text:p>0.334</text:p>
              </table:table-cell>
              <table:table-cell office:value-type="float" office:value="226244.865423">
                <text:p>226244.86542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35285714286">
                <text:p>0.335285714286</text:p>
              </table:table-cell>
              <table:table-cell office:value-type="float" office:value="227903.562348">
                <text:p>227903.56234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36571428571">
                <text:p>0.336571428571</text:p>
              </table:table-cell>
              <table:table-cell office:value-type="float" office:value="229557.908297">
                <text:p>229557.90829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37857142857">
                <text:p>0.337857142857</text:p>
              </table:table-cell>
              <table:table-cell office:value-type="float" office:value="231287.082495">
                <text:p>231287.08249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39142857143">
                <text:p>0.339142857143</text:p>
              </table:table-cell>
              <table:table-cell office:value-type="float" office:value="233101.518783">
                <text:p>233101.51878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40428571429">
                <text:p>0.340428571429</text:p>
              </table:table-cell>
              <table:table-cell office:value-type="float" office:value="234979.546911">
                <text:p>234979.54691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41714285714">
                <text:p>0.341714285714</text:p>
              </table:table-cell>
              <table:table-cell office:value-type="float" office:value="236885.130479">
                <text:p>236885.13047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43">
                <text:p>0.343</text:p>
              </table:table-cell>
              <table:table-cell office:value-type="float" office:value="238798.782426">
                <text:p>238798.78242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44285714286">
                <text:p>0.344285714286</text:p>
              </table:table-cell>
              <table:table-cell office:value-type="float" office:value="240707.130944">
                <text:p>240707.13094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45571428571">
                <text:p>0.345571428571</text:p>
              </table:table-cell>
              <table:table-cell office:value-type="float" office:value="242592.662063">
                <text:p>242592.66206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46857142857">
                <text:p>0.346857142857</text:p>
              </table:table-cell>
              <table:table-cell office:value-type="float" office:value="244444.120765">
                <text:p>244444.12076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48142857143">
                <text:p>0.348142857143</text:p>
              </table:table-cell>
              <table:table-cell office:value-type="float" office:value="246238.488441">
                <text:p>246238.48844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49428571429">
                <text:p>0.349428571429</text:p>
              </table:table-cell>
              <table:table-cell office:value-type="float" office:value="247964.382976">
                <text:p>247964.38297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5">
                <text:p>0.35</text:p>
              </table:table-cell>
              <table:table-cell office:value-type="float" office:value="248475.70446">
                <text:p>248475.7044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51285714286">
                <text:p>0.351285714286</text:p>
              </table:table-cell>
              <table:table-cell office:value-type="float" office:value="250300.883648">
                <text:p>250300.88364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52571428571">
                <text:p>0.352571428571</text:p>
              </table:table-cell>
              <table:table-cell office:value-type="float" office:value="251870.354171">
                <text:p>251870.35417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53857142857">
                <text:p>0.353857142857</text:p>
              </table:table-cell>
              <table:table-cell office:value-type="float" office:value="253385.880324">
                <text:p>253385.88032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55142857143">
                <text:p>0.355142857143</text:p>
              </table:table-cell>
              <table:table-cell office:value-type="float" office:value="254858.105908">
                <text:p>254858.1059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56428571429">
                <text:p>0.356428571429</text:p>
              </table:table-cell>
              <table:table-cell office:value-type="float" office:value="256286.634032">
                <text:p>256286.63403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357714285714">
                <text:p>0.357714285714</text:p>
              </table:table-cell>
              <table:table-cell office:value-type="float" office:value="257692.887085">
                <text:p>257692.88708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359">
                <text:p>0.359</text:p>
              </table:table-cell>
              <table:table-cell office:value-type="float" office:value="259075.384238">
                <text:p>259075.38423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60285714286">
                <text:p>0.360285714286</text:p>
              </table:table-cell>
              <table:table-cell office:value-type="float" office:value="260423.754516">
                <text:p>260423.7545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61571428571">
                <text:p>0.361571428571</text:p>
              </table:table-cell>
              <table:table-cell office:value-type="float" office:value="261726.770299">
                <text:p>261726.77029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62857142857">
                <text:p>0.362857142857</text:p>
              </table:table-cell>
              <table:table-cell office:value-type="float" office:value="262978.910324">
                <text:p>262978.91032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64142857143">
                <text:p>0.364142857143</text:p>
              </table:table-cell>
              <table:table-cell office:value-type="float" office:value="264174.481764">
                <text:p>264174.48176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65428571429">
                <text:p>0.365428571429</text:p>
              </table:table-cell>
              <table:table-cell office:value-type="float" office:value="265308.658059">
                <text:p>265308.65805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66714285714">
                <text:p>0.366714285714</text:p>
              </table:table-cell>
              <table:table-cell office:value-type="float" office:value="266388.268222">
                <text:p>266388.26822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68">
                <text:p>0.368</text:p>
              </table:table-cell>
              <table:table-cell office:value-type="float" office:value="267408.670793">
                <text:p>267408.67079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69285714286">
                <text:p>0.369285714286</text:p>
              </table:table-cell>
              <table:table-cell office:value-type="float" office:value="268366.659159">
                <text:p>268366.65915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370571428571">
                <text:p>0.370571428571</text:p>
              </table:table-cell>
              <table:table-cell office:value-type="float" office:value="269261.178572">
                <text:p>269261.17857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371857142857">
                <text:p>0.371857142857</text:p>
              </table:table-cell>
              <table:table-cell office:value-type="float" office:value="270097.412666">
                <text:p>270097.41266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73142857143">
                <text:p>0.373142857143</text:p>
              </table:table-cell>
              <table:table-cell office:value-type="float" office:value="270877.402466">
                <text:p>270877.40246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374428571429">
                <text:p>0.374428571429</text:p>
              </table:table-cell>
              <table:table-cell office:value-type="float" office:value="271602.58914">
                <text:p>271602.5891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375">
                <text:p>0.375</text:p>
              </table:table-cell>
              <table:table-cell office:value-type="float" office:value="271784.726172">
                <text:p>271784.72617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76285714286">
                <text:p>0.376285714286</text:p>
              </table:table-cell>
              <table:table-cell office:value-type="float" office:value="272539.077797">
                <text:p>272539.07779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77571428571">
                <text:p>0.377571428571</text:p>
              </table:table-cell>
              <table:table-cell office:value-type="float" office:value="273174.701891">
                <text:p>273174.70189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78857142857">
                <text:p>0.378857142857</text:p>
              </table:table-cell>
              <table:table-cell office:value-type="float" office:value="273774.539048">
                <text:p>273774.53904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80142857143">
                <text:p>0.380142857143</text:p>
              </table:table-cell>
              <table:table-cell office:value-type="float" office:value="274335.885585">
                <text:p>274335.88558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81428571429">
                <text:p>0.381428571429</text:p>
              </table:table-cell>
              <table:table-cell office:value-type="float" office:value="274850.377233">
                <text:p>274850.37723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82714285714">
                <text:p>0.382714285714</text:p>
              </table:table-cell>
              <table:table-cell office:value-type="float" office:value="275312.587157">
                <text:p>275312.58715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84">
                <text:p>0.384</text:p>
              </table:table-cell>
              <table:table-cell office:value-type="float" office:value="275718.057937">
                <text:p>275718.05793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85285714286">
                <text:p>0.385285714286</text:p>
              </table:table-cell>
              <table:table-cell office:value-type="float" office:value="276064.965077">
                <text:p>276064.96507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86571428571">
                <text:p>0.386571428571</text:p>
              </table:table-cell>
              <table:table-cell office:value-type="float" office:value="276364.027738">
                <text:p>276364.02773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87857142857">
                <text:p>0.387857142857</text:p>
              </table:table-cell>
              <table:table-cell office:value-type="float" office:value="276613.81576">
                <text:p>276613.8157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89142857143">
                <text:p>0.389142857143</text:p>
              </table:table-cell>
              <table:table-cell office:value-type="float" office:value="276813.931361">
                <text:p>276813.93136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90428571429">
                <text:p>0.390428571429</text:p>
              </table:table-cell>
              <table:table-cell office:value-type="float" office:value="276969.527185">
                <text:p>276969.52718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91714285714">
                <text:p>0.391714285714</text:p>
              </table:table-cell>
              <table:table-cell office:value-type="float" office:value="277084.426897">
                <text:p>277084.42689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93">
                <text:p>0.393</text:p>
              </table:table-cell>
              <table:table-cell office:value-type="float" office:value="277160.890072">
                <text:p>277160.89007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94285714286">
                <text:p>0.394285714286</text:p>
              </table:table-cell>
              <table:table-cell office:value-type="float" office:value="277203.704235">
                <text:p>277203.70423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95571428571">
                <text:p>0.395571428571</text:p>
              </table:table-cell>
              <table:table-cell office:value-type="float" office:value="277222.485511">
                <text:p>277222.48551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96857142857">
                <text:p>0.396857142857</text:p>
              </table:table-cell>
              <table:table-cell office:value-type="float" office:value="277235.250275">
                <text:p>277235.25027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98142857143">
                <text:p>0.398142857143</text:p>
              </table:table-cell>
              <table:table-cell office:value-type="float" office:value="277223.610004">
                <text:p>277223.61000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99428571429">
                <text:p>0.399428571429</text:p>
              </table:table-cell>
              <table:table-cell office:value-type="float" office:value="277191.346405">
                <text:p>277191.34640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4">
                <text:p>0.4</text:p>
              </table:table-cell>
              <table:table-cell office:value-type="float" office:value="277157.437673">
                <text:p>277157.43767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401285714286">
                <text:p>0.401285714286</text:p>
              </table:table-cell>
              <table:table-cell office:value-type="float" office:value="277117.652753">
                <text:p>277117.65275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402571428571">
                <text:p>0.402571428571</text:p>
              </table:table-cell>
              <table:table-cell office:value-type="float" office:value="277055.22314">
                <text:p>277055.2231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403857142857">
                <text:p>0.403857142857</text:p>
              </table:table-cell>
              <table:table-cell office:value-type="float" office:value="276966.48412">
                <text:p>276966.4841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405142857143">
                <text:p>0.405142857143</text:p>
              </table:table-cell>
              <table:table-cell office:value-type="float" office:value="276857.388707">
                <text:p>276857.38870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406428571429">
                <text:p>0.406428571429</text:p>
              </table:table-cell>
              <table:table-cell office:value-type="float" office:value="276741.863452">
                <text:p>276741.86345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407714285714">
                <text:p>0.407714285714</text:p>
              </table:table-cell>
              <table:table-cell office:value-type="float" office:value="276622.567892">
                <text:p>276622.56789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409">
                <text:p>0.409</text:p>
              </table:table-cell>
              <table:table-cell office:value-type="float" office:value="276505.873166">
                <text:p>276505.87316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410285714286">
                <text:p>0.410285714286</text:p>
              </table:table-cell>
              <table:table-cell office:value-type="float" office:value="276396.659926">
                <text:p>276396.65992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411571428571">
                <text:p>0.411571428571</text:p>
              </table:table-cell>
              <table:table-cell office:value-type="float" office:value="276291.850874">
                <text:p>276291.85087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412857142857">
                <text:p>0.412857142857</text:p>
              </table:table-cell>
              <table:table-cell office:value-type="float" office:value="276207.886823">
                <text:p>276207.88682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414142857143">
                <text:p>0.414142857143</text:p>
              </table:table-cell>
              <table:table-cell office:value-type="float" office:value="276450.57317">
                <text:p>276450.5731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415428571429">
                <text:p>0.415428571429</text:p>
              </table:table-cell>
              <table:table-cell office:value-type="float" office:value="277621.502265">
                <text:p>277621.50226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416714285714">
                <text:p>0.416714285714</text:p>
              </table:table-cell>
              <table:table-cell office:value-type="float" office:value="280323.79265">
                <text:p>280323.7926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418">
                <text:p>0.418</text:p>
              </table:table-cell>
              <table:table-cell office:value-type="float" office:value="284967.610345">
                <text:p>284967.61034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419285714286">
                <text:p>0.419285714286</text:p>
              </table:table-cell>
              <table:table-cell office:value-type="float" office:value="291960.032367">
                <text:p>291960.03236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420571428571">
                <text:p>0.420571428571</text:p>
              </table:table-cell>
              <table:table-cell office:value-type="float" office:value="301924.189046">
                <text:p>301924.18904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421857142857">
                <text:p>0.421857142857</text:p>
              </table:table-cell>
              <table:table-cell office:value-type="float" office:value="315664.579575">
                <text:p>315664.57957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423142857143">
                <text:p>0.423142857143</text:p>
              </table:table-cell>
              <table:table-cell office:value-type="float" office:value="334489.938631">
                <text:p>334489.93863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424428571429">
                <text:p>0.424428571429</text:p>
              </table:table-cell>
              <table:table-cell office:value-type="float" office:value="359882.851907">
                <text:p>359882.85190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425">
                <text:p>0.425</text:p>
              </table:table-cell>
              <table:table-cell office:value-type="float" office:value="373156.543688">
                <text:p>373156.54368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426285714286">
                <text:p>0.426285714286</text:p>
              </table:table-cell>
              <table:table-cell office:value-type="float" office:value="409508.772251">
                <text:p>409508.77225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427571428571">
                <text:p>0.427571428571</text:p>
              </table:table-cell>
              <table:table-cell office:value-type="float" office:value="449799.449933">
                <text:p>449799.4499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428857142857">
                <text:p>0.428857142857</text:p>
              </table:table-cell>
              <table:table-cell office:value-type="float" office:value="491986.632051">
                <text:p>491986.63205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430142857143">
                <text:p>0.430142857143</text:p>
              </table:table-cell>
              <table:table-cell office:value-type="float" office:value="534378.946707">
                <text:p>534378.94670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431428571429">
                <text:p>0.431428571429</text:p>
              </table:table-cell>
              <table:table-cell office:value-type="float" office:value="575375.908567">
                <text:p>575375.90856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432714285714">
                <text:p>0.432714285714</text:p>
              </table:table-cell>
              <table:table-cell office:value-type="float" office:value="612791.197453">
                <text:p>612791.19745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434">
                <text:p>0.434</text:p>
              </table:table-cell>
              <table:table-cell office:value-type="float" office:value="645106.945032">
                <text:p>645106.94503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435285714286">
                <text:p>0.435285714286</text:p>
              </table:table-cell>
              <table:table-cell office:value-type="float" office:value="671666.778963">
                <text:p>671666.77896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436571428571">
                <text:p>0.436571428571</text:p>
              </table:table-cell>
              <table:table-cell office:value-type="float" office:value="692291.481735">
                <text:p>692291.48173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437857142857">
                <text:p>0.437857142857</text:p>
              </table:table-cell>
              <table:table-cell office:value-type="float" office:value="707130.801831">
                <text:p>707130.80183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439142857143">
                <text:p>0.439142857143</text:p>
              </table:table-cell>
              <table:table-cell office:value-type="float" office:value="716698.182975">
                <text:p>716698.18297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40428571429">
                <text:p>0.440428571429</text:p>
              </table:table-cell>
              <table:table-cell office:value-type="float" office:value="721963.636244">
                <text:p>721963.63624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441714285714">
                <text:p>0.441714285714</text:p>
              </table:table-cell>
              <table:table-cell office:value-type="float" office:value="723796.497521">
                <text:p>723796.49752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443">
                <text:p>0.443</text:p>
              </table:table-cell>
              <table:table-cell office:value-type="float" office:value="720862.293559">
                <text:p>720862.29355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444285714286">
                <text:p>0.444285714286</text:p>
              </table:table-cell>
              <table:table-cell office:value-type="float" office:value="714097.313251">
                <text:p>714097.31325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445571428571">
                <text:p>0.445571428571</text:p>
              </table:table-cell>
              <table:table-cell office:value-type="float" office:value="705441.761732">
                <text:p>705441.76173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446857142857">
                <text:p>0.446857142857</text:p>
              </table:table-cell>
              <table:table-cell office:value-type="float" office:value="696319.596061">
                <text:p>696319.59606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448142857143">
                <text:p>0.448142857143</text:p>
              </table:table-cell>
              <table:table-cell office:value-type="float" office:value="687637.56983">
                <text:p>687637.5698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449428571429">
                <text:p>0.449428571429</text:p>
              </table:table-cell>
              <table:table-cell office:value-type="float" office:value="679694.118114">
                <text:p>679694.1181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45">
                <text:p>0.45</text:p>
              </table:table-cell>
              <table:table-cell office:value-type="float" office:value="676159.791309">
                <text:p>676159.79130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451285714286">
                <text:p>0.451285714286</text:p>
              </table:table-cell>
              <table:table-cell office:value-type="float" office:value="669074.941531">
                <text:p>669074.94153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452571428571">
                <text:p>0.452571428571</text:p>
              </table:table-cell>
              <table:table-cell office:value-type="float" office:value="662335.81939">
                <text:p>662335.8193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453857142857">
                <text:p>0.453857142857</text:p>
              </table:table-cell>
              <table:table-cell office:value-type="float" office:value="655918.942399">
                <text:p>655918.94239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455142857143">
                <text:p>0.455142857143</text:p>
              </table:table-cell>
              <table:table-cell office:value-type="float" office:value="649951.310558">
                <text:p>649951.31055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456428571429">
                <text:p>0.456428571429</text:p>
              </table:table-cell>
              <table:table-cell office:value-type="float" office:value="644575.297087">
                <text:p>644575.29708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457714285714">
                <text:p>0.457714285714</text:p>
              </table:table-cell>
              <table:table-cell office:value-type="float" office:value="639823.144946">
                <text:p>639823.14494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459">
                <text:p>0.459</text:p>
              </table:table-cell>
              <table:table-cell office:value-type="float" office:value="635827.07891">
                <text:p>635827.0789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460285714286">
                <text:p>0.460285714286</text:p>
              </table:table-cell>
              <table:table-cell office:value-type="float" office:value="632437.191874">
                <text:p>632437.19187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461571428571">
                <text:p>0.461571428571</text:p>
              </table:table-cell>
              <table:table-cell office:value-type="float" office:value="629512.27155">
                <text:p>629512.2715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462857142857">
                <text:p>0.462857142857</text:p>
              </table:table-cell>
              <table:table-cell office:value-type="float" office:value="626907.813965">
                <text:p>626907.81396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464142857143">
                <text:p>0.464142857143</text:p>
              </table:table-cell>
              <table:table-cell office:value-type="float" office:value="624222.739198">
                <text:p>624222.73919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465428571429">
                <text:p>0.465428571429</text:p>
              </table:table-cell>
              <table:table-cell office:value-type="float" office:value="621063.006647">
                <text:p>621063.00664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466714285714">
                <text:p>0.466714285714</text:p>
              </table:table-cell>
              <table:table-cell office:value-type="float" office:value="617526.761004">
                <text:p>617526.76100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468">
                <text:p>0.468</text:p>
              </table:table-cell>
              <table:table-cell office:value-type="float" office:value="613709.049659">
                <text:p>613709.04965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469285714286">
                <text:p>0.469285714286</text:p>
              </table:table-cell>
              <table:table-cell office:value-type="float" office:value="609698.874485">
                <text:p>609698.87448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470571428571">
                <text:p>0.470571428571</text:p>
              </table:table-cell>
              <table:table-cell office:value-type="float" office:value="605602.675867">
                <text:p>605602.67586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471857142857">
                <text:p>0.471857142857</text:p>
              </table:table-cell>
              <table:table-cell office:value-type="float" office:value="601591.07582">
                <text:p>601591.0758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473142857143">
                <text:p>0.473142857143</text:p>
              </table:table-cell>
              <table:table-cell office:value-type="float" office:value="597802.370379">
                <text:p>597802.37037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474428571429">
                <text:p>0.474428571429</text:p>
              </table:table-cell>
              <table:table-cell office:value-type="float" office:value="594309.615744">
                <text:p>594309.61574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475">
                <text:p>0.475</text:p>
              </table:table-cell>
              <table:table-cell office:value-type="float" office:value="592755.863002">
                <text:p>592755.86300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476285714286">
                <text:p>0.476285714286</text:p>
              </table:table-cell>
              <table:table-cell office:value-type="float" office:value="589914.581827">
                <text:p>589914.58182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477571428571">
                <text:p>0.477571428571</text:p>
              </table:table-cell>
              <table:table-cell office:value-type="float" office:value="587474.503465">
                <text:p>587474.50346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478857142857">
                <text:p>0.478857142857</text:p>
              </table:table-cell>
              <table:table-cell office:value-type="float" office:value="585390.485901">
                <text:p>585390.48590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480142857143">
                <text:p>0.480142857143</text:p>
              </table:table-cell>
              <table:table-cell office:value-type="float" office:value="583586.819692">
                <text:p>583586.81969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481428571429">
                <text:p>0.481428571429</text:p>
              </table:table-cell>
              <table:table-cell office:value-type="float" office:value="581957.624828">
                <text:p>581957.62482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482714285714">
                <text:p>0.482714285714</text:p>
              </table:table-cell>
              <table:table-cell office:value-type="float" office:value="580356.983357">
                <text:p>580356.98335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484">
                <text:p>0.484</text:p>
              </table:table-cell>
              <table:table-cell office:value-type="float" office:value="578704.744851">
                <text:p>578704.74485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485285714286">
                <text:p>0.485285714286</text:p>
              </table:table-cell>
              <table:table-cell office:value-type="float" office:value="576955.115831">
                <text:p>576955.11583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486571428571">
                <text:p>0.486571428571</text:p>
              </table:table-cell>
              <table:table-cell office:value-type="float" office:value="574949.940595">
                <text:p>574949.94059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487857142857">
                <text:p>0.487857142857</text:p>
              </table:table-cell>
              <table:table-cell office:value-type="float" office:value="572686.924672">
                <text:p>572686.92467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489142857143">
                <text:p>0.489142857143</text:p>
              </table:table-cell>
              <table:table-cell office:value-type="float" office:value="570272.471629">
                <text:p>570272.47162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490428571429">
                <text:p>0.490428571429</text:p>
              </table:table-cell>
              <table:table-cell office:value-type="float" office:value="567798.415142">
                <text:p>567798.41514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491714285714">
                <text:p>0.491714285714</text:p>
              </table:table-cell>
              <table:table-cell office:value-type="float" office:value="565347.027533">
                <text:p>565347.02753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493">
                <text:p>0.493</text:p>
              </table:table-cell>
              <table:table-cell office:value-type="float" office:value="563004.307083">
                <text:p>563004.30708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494285714286">
                <text:p>0.494285714286</text:p>
              </table:table-cell>
              <table:table-cell office:value-type="float" office:value="560904.886231">
                <text:p>560904.88623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495571428571">
                <text:p>0.495571428571</text:p>
              </table:table-cell>
              <table:table-cell office:value-type="float" office:value="559102.185632">
                <text:p>559102.18563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496857142857">
                <text:p>0.496857142857</text:p>
              </table:table-cell>
              <table:table-cell office:value-type="float" office:value="557557.549576">
                <text:p>557557.54957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498142857143">
                <text:p>0.498142857143</text:p>
              </table:table-cell>
              <table:table-cell office:value-type="float" office:value="556226.757211">
                <text:p>556226.75721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499428571429">
                <text:p>0.499428571429</text:p>
              </table:table-cell>
              <table:table-cell office:value-type="float" office:value="555062.654569">
                <text:p>555062.65456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5">
                <text:p>0.5</text:p>
              </table:table-cell>
              <table:table-cell office:value-type="float" office:value="554480.921117">
                <text:p>554480.92111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501285714286">
                <text:p>0.501285714286</text:p>
              </table:table-cell>
              <table:table-cell office:value-type="float" office:value="105817.354294">
                <text:p>105817.35429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502571428571">
                <text:p>0.502571428571</text:p>
              </table:table-cell>
              <table:table-cell office:value-type="float" office:value="128947.842663">
                <text:p>128947.84266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503857142857">
                <text:p>0.503857142857</text:p>
              </table:table-cell>
              <table:table-cell office:value-type="float" office:value="137316.23313">
                <text:p>137316.2331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505142857143">
                <text:p>0.505142857143</text:p>
              </table:table-cell>
              <table:table-cell office:value-type="float" office:value="146856.967873">
                <text:p>146856.96787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506428571429">
                <text:p>0.506428571429</text:p>
              </table:table-cell>
              <table:table-cell office:value-type="float" office:value="162859.955577">
                <text:p>162859.95557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507714285714">
                <text:p>0.507714285714</text:p>
              </table:table-cell>
              <table:table-cell office:value-type="float" office:value="163324.217363">
                <text:p>163324.21736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509">
                <text:p>0.509</text:p>
              </table:table-cell>
              <table:table-cell office:value-type="float" office:value="158430.132063">
                <text:p>158430.13206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510285714286">
                <text:p>0.510285714286</text:p>
              </table:table-cell>
              <table:table-cell office:value-type="float" office:value="151842.678095">
                <text:p>151842.67809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511571428571">
                <text:p>0.511571428571</text:p>
              </table:table-cell>
              <table:table-cell office:value-type="float" office:value="144631.349625">
                <text:p>144631.34962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512857142857">
                <text:p>0.512857142857</text:p>
              </table:table-cell>
              <table:table-cell office:value-type="float" office:value="142232.034163">
                <text:p>142232.03416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514142857143">
                <text:p>0.514142857143</text:p>
              </table:table-cell>
              <table:table-cell office:value-type="float" office:value="145359.330953">
                <text:p>145359.33095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515428571429">
                <text:p>0.515428571429</text:p>
              </table:table-cell>
              <table:table-cell office:value-type="float" office:value="153541.241033">
                <text:p>153541.24103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516714285714">
                <text:p>0.516714285714</text:p>
              </table:table-cell>
              <table:table-cell office:value-type="float" office:value="165517.247115">
                <text:p>165517.24711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518">
                <text:p>0.518</text:p>
              </table:table-cell>
              <table:table-cell office:value-type="float" office:value="175756.525874">
                <text:p>175756.5258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519285714286">
                <text:p>0.519285714286</text:p>
              </table:table-cell>
              <table:table-cell office:value-type="float" office:value="181708.131385">
                <text:p>181708.13138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520571428571">
                <text:p>0.520571428571</text:p>
              </table:table-cell>
              <table:table-cell office:value-type="float" office:value="186786.211332">
                <text:p>186786.21133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521857142857">
                <text:p>0.521857142857</text:p>
              </table:table-cell>
              <table:table-cell office:value-type="float" office:value="191787.571254">
                <text:p>191787.57125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523142857143">
                <text:p>0.523142857143</text:p>
              </table:table-cell>
              <table:table-cell office:value-type="float" office:value="196950.31752">
                <text:p>196950.3175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524428571429">
                <text:p>0.524428571429</text:p>
              </table:table-cell>
              <table:table-cell office:value-type="float" office:value="202051.494917">
                <text:p>202051.49491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525">
                <text:p>0.525</text:p>
              </table:table-cell>
              <table:table-cell office:value-type="float" office:value="203434.167804">
                <text:p>203434.16780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526285714286">
                <text:p>0.526285714286</text:p>
              </table:table-cell>
              <table:table-cell office:value-type="float" office:value="207947.536105">
                <text:p>207947.53610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527571428571">
                <text:p>0.527571428571</text:p>
              </table:table-cell>
              <table:table-cell office:value-type="float" office:value="211888.798911">
                <text:p>211888.79891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528857142857">
                <text:p>0.528857142857</text:p>
              </table:table-cell>
              <table:table-cell office:value-type="float" office:value="215245.20772">
                <text:p>215245.2077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530142857143">
                <text:p>0.530142857143</text:p>
              </table:table-cell>
              <table:table-cell office:value-type="float" office:value="218008.313922">
                <text:p>218008.31392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531428571429">
                <text:p>0.531428571429</text:p>
              </table:table-cell>
              <table:table-cell office:value-type="float" office:value="220199.419548">
                <text:p>220199.41954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532714285714">
                <text:p>0.532714285714</text:p>
              </table:table-cell>
              <table:table-cell office:value-type="float" office:value="221843.697372">
                <text:p>221843.69737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534">
                <text:p>0.534</text:p>
              </table:table-cell>
              <table:table-cell office:value-type="float" office:value="223078.880404">
                <text:p>223078.88040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535285714286">
                <text:p>0.535285714286</text:p>
              </table:table-cell>
              <table:table-cell office:value-type="float" office:value="224037.418942">
                <text:p>224037.41894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536571428571">
                <text:p>0.536571428571</text:p>
              </table:table-cell>
              <table:table-cell office:value-type="float" office:value="224754.950332">
                <text:p>224754.95033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537857142857">
                <text:p>0.537857142857</text:p>
              </table:table-cell>
              <table:table-cell office:value-type="float" office:value="225261.560305">
                <text:p>225261.56030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539142857143">
                <text:p>0.539142857143</text:p>
              </table:table-cell>
              <table:table-cell office:value-type="float" office:value="225593.210729">
                <text:p>225593.21072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540428571429">
                <text:p>0.540428571429</text:p>
              </table:table-cell>
              <table:table-cell office:value-type="float" office:value="225782.40753">
                <text:p>225782.4075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541714285714">
                <text:p>0.541714285714</text:p>
              </table:table-cell>
              <table:table-cell office:value-type="float" office:value="225687.298798">
                <text:p>225687.29879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543">
                <text:p>0.543</text:p>
              </table:table-cell>
              <table:table-cell office:value-type="float" office:value="225376.241186">
                <text:p>225376.24118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544285714286">
                <text:p>0.544285714286</text:p>
              </table:table-cell>
              <table:table-cell office:value-type="float" office:value="224884.127505">
                <text:p>224884.12750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545571428571">
                <text:p>0.545571428571</text:p>
              </table:table-cell>
              <table:table-cell office:value-type="float" office:value="224241.132174">
                <text:p>224241.13217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546857142857">
                <text:p>0.546857142857</text:p>
              </table:table-cell>
              <table:table-cell office:value-type="float" office:value="223478.166345">
                <text:p>223478.16634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548142857143">
                <text:p>0.548142857143</text:p>
              </table:table-cell>
              <table:table-cell office:value-type="float" office:value="222638.021744">
                <text:p>222638.02174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549428571429">
                <text:p>0.549428571429</text:p>
              </table:table-cell>
              <table:table-cell office:value-type="float" office:value="221759.239544">
                <text:p>221759.23954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55">
                <text:p>0.55</text:p>
              </table:table-cell>
              <table:table-cell office:value-type="float" office:value="220881.938971">
                <text:p>220881.93897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551285714286">
                <text:p>0.551285714286</text:p>
              </table:table-cell>
              <table:table-cell office:value-type="float" office:value="220108.457909">
                <text:p>220108.45790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552571428571">
                <text:p>0.552571428571</text:p>
              </table:table-cell>
              <table:table-cell office:value-type="float" office:value="219380.231064">
                <text:p>219380.23106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553857142857">
                <text:p>0.553857142857</text:p>
              </table:table-cell>
              <table:table-cell office:value-type="float" office:value="218713.392044">
                <text:p>218713.39204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555142857143">
                <text:p>0.555142857143</text:p>
              </table:table-cell>
              <table:table-cell office:value-type="float" office:value="218088.438747">
                <text:p>218088.43874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556428571429">
                <text:p>0.556428571429</text:p>
              </table:table-cell>
              <table:table-cell office:value-type="float" office:value="217499.452313">
                <text:p>217499.45231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557714285714">
                <text:p>0.557714285714</text:p>
              </table:table-cell>
              <table:table-cell office:value-type="float" office:value="216938.885429">
                <text:p>216938.88542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559">
                <text:p>0.559</text:p>
              </table:table-cell>
              <table:table-cell office:value-type="float" office:value="216388.102228">
                <text:p>216388.10222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560285714286">
                <text:p>0.560285714286</text:p>
              </table:table-cell>
              <table:table-cell office:value-type="float" office:value="215832.00023">
                <text:p>215832.0002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561571428571">
                <text:p>0.561571428571</text:p>
              </table:table-cell>
              <table:table-cell office:value-type="float" office:value="215249.184615">
                <text:p>215249.18461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562857142857">
                <text:p>0.562857142857</text:p>
              </table:table-cell>
              <table:table-cell office:value-type="float" office:value="214630.836141">
                <text:p>214630.83614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564142857143">
                <text:p>0.564142857143</text:p>
              </table:table-cell>
              <table:table-cell office:value-type="float" office:value="213968.586885">
                <text:p>213968.58688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565428571429">
                <text:p>0.565428571429</text:p>
              </table:table-cell>
              <table:table-cell office:value-type="float" office:value="213271.215883">
                <text:p>213271.21588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566714285714">
                <text:p>0.566714285714</text:p>
              </table:table-cell>
              <table:table-cell office:value-type="float" office:value="212549.167936">
                <text:p>212549.16793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568">
                <text:p>0.568</text:p>
              </table:table-cell>
              <table:table-cell office:value-type="float" office:value="211947.114175">
                <text:p>211947.11417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569285714286">
                <text:p>0.569285714286</text:p>
              </table:table-cell>
              <table:table-cell office:value-type="float" office:value="211824.162">
                <text:p>211824.16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570571428571">
                <text:p>0.570571428571</text:p>
              </table:table-cell>
              <table:table-cell office:value-type="float" office:value="213511.153244">
                <text:p>213511.15324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571857142857">
                <text:p>0.571857142857</text:p>
              </table:table-cell>
              <table:table-cell office:value-type="float" office:value="217741.393717">
                <text:p>217741.39371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573142857143">
                <text:p>0.573142857143</text:p>
              </table:table-cell>
              <table:table-cell office:value-type="float" office:value="221499.611875">
                <text:p>221499.61187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574428571429">
                <text:p>0.574428571429</text:p>
              </table:table-cell>
              <table:table-cell office:value-type="float" office:value="221138.854723">
                <text:p>221138.85472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575">
                <text:p>0.575</text:p>
              </table:table-cell>
              <table:table-cell office:value-type="float" office:value="218981.445007">
                <text:p>218981.44500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576285714286">
                <text:p>0.576285714286</text:p>
              </table:table-cell>
              <table:table-cell office:value-type="float" office:value="211059.462823">
                <text:p>211059.46282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577571428571">
                <text:p>0.577571428571</text:p>
              </table:table-cell>
              <table:table-cell office:value-type="float" office:value="197207.034692">
                <text:p>197207.03469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578857142857">
                <text:p>0.578857142857</text:p>
              </table:table-cell>
              <table:table-cell office:value-type="float" office:value="184938.118758">
                <text:p>184938.11875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580142857143">
                <text:p>0.580142857143</text:p>
              </table:table-cell>
              <table:table-cell office:value-type="float" office:value="187795.015463">
                <text:p>187795.01546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581428571429">
                <text:p>0.581428571429</text:p>
              </table:table-cell>
              <table:table-cell office:value-type="float" office:value="206786.651338">
                <text:p>206786.65133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582714285714">
                <text:p>0.582714285714</text:p>
              </table:table-cell>
              <table:table-cell office:value-type="float" office:value="229409.052949">
                <text:p>229409.05294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584">
                <text:p>0.584</text:p>
              </table:table-cell>
              <table:table-cell office:value-type="float" office:value="235030.294668">
                <text:p>235030.29466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585285714286">
                <text:p>0.585285714286</text:p>
              </table:table-cell>
              <table:table-cell office:value-type="float" office:value="216435.274936">
                <text:p>216435.27493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586571428571">
                <text:p>0.586571428571</text:p>
              </table:table-cell>
              <table:table-cell office:value-type="float" office:value="202708.037313">
                <text:p>202708.03731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587857142857">
                <text:p>0.587857142857</text:p>
              </table:table-cell>
              <table:table-cell office:value-type="float" office:value="197050.582941">
                <text:p>197050.58294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589142857143">
                <text:p>0.589142857143</text:p>
              </table:table-cell>
              <table:table-cell office:value-type="float" office:value="193874.393587">
                <text:p>193874.39358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590428571429">
                <text:p>0.590428571429</text:p>
              </table:table-cell>
              <table:table-cell office:value-type="float" office:value="196305.422449">
                <text:p>196305.42244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591714285714">
                <text:p>0.591714285714</text:p>
              </table:table-cell>
              <table:table-cell office:value-type="float" office:value="201197.739966">
                <text:p>201197.73996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593">
                <text:p>0.593</text:p>
              </table:table-cell>
              <table:table-cell office:value-type="float" office:value="203636.915049">
                <text:p>203636.91504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594285714286">
                <text:p>0.594285714286</text:p>
              </table:table-cell>
              <table:table-cell office:value-type="float" office:value="203801.08296">
                <text:p>203801.0829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595571428571">
                <text:p>0.595571428571</text:p>
              </table:table-cell>
              <table:table-cell office:value-type="float" office:value="202037.62325">
                <text:p>202037.6232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596857142857">
                <text:p>0.596857142857</text:p>
              </table:table-cell>
              <table:table-cell office:value-type="float" office:value="200351.107404">
                <text:p>200351.10740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598142857143">
                <text:p>0.598142857143</text:p>
              </table:table-cell>
              <table:table-cell office:value-type="float" office:value="199642.206176">
                <text:p>199642.20617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599428571429">
                <text:p>0.599428571429</text:p>
              </table:table-cell>
              <table:table-cell office:value-type="float" office:value="199225.044165">
                <text:p>199225.04416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6">
                <text:p>0.6</text:p>
              </table:table-cell>
              <table:table-cell office:value-type="float" office:value="198767.7396">
                <text:p>198767.739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601285714286">
                <text:p>0.601285714286</text:p>
              </table:table-cell>
              <table:table-cell office:value-type="float" office:value="198489.291996">
                <text:p>198489.29199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602571428571">
                <text:p>0.602571428571</text:p>
              </table:table-cell>
              <table:table-cell office:value-type="float" office:value="198181.603161">
                <text:p>198181.60316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603857142857">
                <text:p>0.603857142857</text:p>
              </table:table-cell>
              <table:table-cell office:value-type="float" office:value="197807.675322">
                <text:p>197807.67532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605142857143">
                <text:p>0.605142857143</text:p>
              </table:table-cell>
              <table:table-cell office:value-type="float" office:value="197439.665524">
                <text:p>197439.66552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606428571429">
                <text:p>0.606428571429</text:p>
              </table:table-cell>
              <table:table-cell office:value-type="float" office:value="197058.782917">
                <text:p>197058.78291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607714285714">
                <text:p>0.607714285714</text:p>
              </table:table-cell>
              <table:table-cell office:value-type="float" office:value="196674.445286">
                <text:p>196674.44528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609">
                <text:p>0.609</text:p>
              </table:table-cell>
              <table:table-cell office:value-type="float" office:value="196314.764809">
                <text:p>196314.76480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610285714286">
                <text:p>0.610285714286</text:p>
              </table:table-cell>
              <table:table-cell office:value-type="float" office:value="195981.259375">
                <text:p>195981.25937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611571428571">
                <text:p>0.611571428571</text:p>
              </table:table-cell>
              <table:table-cell office:value-type="float" office:value="195657.451428">
                <text:p>195657.45142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612857142857">
                <text:p>0.612857142857</text:p>
              </table:table-cell>
              <table:table-cell office:value-type="float" office:value="195335.286904">
                <text:p>195335.28690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614142857143">
                <text:p>0.614142857143</text:p>
              </table:table-cell>
              <table:table-cell office:value-type="float" office:value="195021.0046">
                <text:p>195021.004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615428571429">
                <text:p>0.615428571429</text:p>
              </table:table-cell>
              <table:table-cell office:value-type="float" office:value="194710.549107">
                <text:p>194710.54910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616714285714">
                <text:p>0.616714285714</text:p>
              </table:table-cell>
              <table:table-cell office:value-type="float" office:value="194406.563832">
                <text:p>194406.56383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618">
                <text:p>0.618</text:p>
              </table:table-cell>
              <table:table-cell office:value-type="float" office:value="194100.099929">
                <text:p>194100.09992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619285714286">
                <text:p>0.619285714286</text:p>
              </table:table-cell>
              <table:table-cell office:value-type="float" office:value="193779.950318">
                <text:p>193779.95031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620571428571">
                <text:p>0.620571428571</text:p>
              </table:table-cell>
              <table:table-cell office:value-type="float" office:value="193441.573192">
                <text:p>193441.57319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621857142857">
                <text:p>0.621857142857</text:p>
              </table:table-cell>
              <table:table-cell office:value-type="float" office:value="193087.428838">
                <text:p>193087.42883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623142857143">
                <text:p>0.623142857143</text:p>
              </table:table-cell>
              <table:table-cell office:value-type="float" office:value="192743.489944">
                <text:p>192743.48994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624428571429">
                <text:p>0.624428571429</text:p>
              </table:table-cell>
              <table:table-cell office:value-type="float" office:value="192412.435881">
                <text:p>192412.43588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625">
                <text:p>0.625</text:p>
              </table:table-cell>
              <table:table-cell office:value-type="float" office:value="191998.602176">
                <text:p>191998.60217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626285714286">
                <text:p>0.626285714286</text:p>
              </table:table-cell>
              <table:table-cell office:value-type="float" office:value="191726.481982">
                <text:p>191726.48198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627571428571">
                <text:p>0.627571428571</text:p>
              </table:table-cell>
              <table:table-cell office:value-type="float" office:value="191448.485641">
                <text:p>191448.48564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628857142857">
                <text:p>0.628857142857</text:p>
              </table:table-cell>
              <table:table-cell office:value-type="float" office:value="191161.732488">
                <text:p>191161.73248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630142857143">
                <text:p>0.630142857143</text:p>
              </table:table-cell>
              <table:table-cell office:value-type="float" office:value="190872.976851">
                <text:p>190872.97685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631428571429">
                <text:p>0.631428571429</text:p>
              </table:table-cell>
              <table:table-cell office:value-type="float" office:value="190592.450567">
                <text:p>190592.45056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632714285714">
                <text:p>0.632714285714</text:p>
              </table:table-cell>
              <table:table-cell office:value-type="float" office:value="190322.952737">
                <text:p>190322.95273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634">
                <text:p>0.634</text:p>
              </table:table-cell>
              <table:table-cell office:value-type="float" office:value="190069.810373">
                <text:p>190069.81037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635285714286">
                <text:p>0.635285714286</text:p>
              </table:table-cell>
              <table:table-cell office:value-type="float" office:value="189816.78722">
                <text:p>189816.7872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636571428571">
                <text:p>0.636571428571</text:p>
              </table:table-cell>
              <table:table-cell office:value-type="float" office:value="189553.053264">
                <text:p>189553.05326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637857142857">
                <text:p>0.637857142857</text:p>
              </table:table-cell>
              <table:table-cell office:value-type="float" office:value="189272.659878">
                <text:p>189272.65987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639142857143">
                <text:p>0.639142857143</text:p>
              </table:table-cell>
              <table:table-cell office:value-type="float" office:value="188970.188128">
                <text:p>188970.18812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640428571429">
                <text:p>0.640428571429</text:p>
              </table:table-cell>
              <table:table-cell office:value-type="float" office:value="188646.858317">
                <text:p>188646.85831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641714285714">
                <text:p>0.641714285714</text:p>
              </table:table-cell>
              <table:table-cell office:value-type="float" office:value="188330.955394">
                <text:p>188330.95539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643">
                <text:p>0.643</text:p>
              </table:table-cell>
              <table:table-cell office:value-type="float" office:value="188033.482394">
                <text:p>188033.48239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644285714286">
                <text:p>0.644285714286</text:p>
              </table:table-cell>
              <table:table-cell office:value-type="float" office:value="187763.103056">
                <text:p>187763.10305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645571428571">
                <text:p>0.645571428571</text:p>
              </table:table-cell>
              <table:table-cell office:value-type="float" office:value="187524.919706">
                <text:p>187524.91970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646857142857">
                <text:p>0.646857142857</text:p>
              </table:table-cell>
              <table:table-cell office:value-type="float" office:value="187325.646995">
                <text:p>187325.64699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648142857143">
                <text:p>0.648142857143</text:p>
              </table:table-cell>
              <table:table-cell office:value-type="float" office:value="187145.041428">
                <text:p>187145.04142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649428571429">
                <text:p>0.649428571429</text:p>
              </table:table-cell>
              <table:table-cell office:value-type="float" office:value="186970.136265">
                <text:p>186970.13626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65">
                <text:p>0.65</text:p>
              </table:table-cell>
              <table:table-cell office:value-type="float" office:value="186610.144685">
                <text:p>186610.14468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651285714286">
                <text:p>0.651285714286</text:p>
              </table:table-cell>
              <table:table-cell office:value-type="float" office:value="186372.61145">
                <text:p>186372.6114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652571428571">
                <text:p>0.652571428571</text:p>
              </table:table-cell>
              <table:table-cell office:value-type="float" office:value="186129.450367">
                <text:p>186129.45036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653857142857">
                <text:p>0.653857142857</text:p>
              </table:table-cell>
              <table:table-cell office:value-type="float" office:value="185880.445175">
                <text:p>185880.44517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655142857143">
                <text:p>0.655142857143</text:p>
              </table:table-cell>
              <table:table-cell office:value-type="float" office:value="185615.267514">
                <text:p>185615.26751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656428571429">
                <text:p>0.656428571429</text:p>
              </table:table-cell>
              <table:table-cell office:value-type="float" office:value="185316.006421">
                <text:p>185316.00642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657714285714">
                <text:p>0.657714285714</text:p>
              </table:table-cell>
              <table:table-cell office:value-type="float" office:value="185154.021101">
                <text:p>185154.02110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659">
                <text:p>0.659</text:p>
              </table:table-cell>
              <table:table-cell office:value-type="float" office:value="187878.133502">
                <text:p>187878.13350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660285714286">
                <text:p>0.660285714286</text:p>
              </table:table-cell>
              <table:table-cell office:value-type="float" office:value="204377.856242">
                <text:p>204377.85624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661571428571">
                <text:p>0.661571428571</text:p>
              </table:table-cell>
              <table:table-cell office:value-type="float" office:value="251415.53235">
                <text:p>251415.5323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662857142857">
                <text:p>0.662857142857</text:p>
              </table:table-cell>
              <table:table-cell office:value-type="float" office:value="341381.374744">
                <text:p>341381.37474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664142857143">
                <text:p>0.664142857143</text:p>
              </table:table-cell>
              <table:table-cell office:value-type="float" office:value="470002.297049">
                <text:p>470002.29704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665428571429">
                <text:p>0.665428571429</text:p>
              </table:table-cell>
              <table:table-cell office:value-type="float" office:value="616178.129769">
                <text:p>616178.12976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666714285714">
                <text:p>0.666714285714</text:p>
              </table:table-cell>
              <table:table-cell office:value-type="float" office:value="745099.676982">
                <text:p>745099.67698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668">
                <text:p>0.668</text:p>
              </table:table-cell>
              <table:table-cell office:value-type="float" office:value="834855.649399">
                <text:p>834855.64939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669285714286">
                <text:p>0.669285714286</text:p>
              </table:table-cell>
              <table:table-cell office:value-type="float" office:value="882834.839944">
                <text:p>882834.83994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670571428571">
                <text:p>0.670571428571</text:p>
              </table:table-cell>
              <table:table-cell office:value-type="float" office:value="917244.019181">
                <text:p>917244.01918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671857142857">
                <text:p>0.671857142857</text:p>
              </table:table-cell>
              <table:table-cell office:value-type="float" office:value="977989.474885">
                <text:p>977989.47488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673142857143">
                <text:p>0.673142857143</text:p>
              </table:table-cell>
              <table:table-cell office:value-type="float" office:value="1085493.52421">
                <text:p>1085493.5242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674428571429">
                <text:p>0.674428571429</text:p>
              </table:table-cell>
              <table:table-cell office:value-type="float" office:value="1199690.89208">
                <text:p>1199690.8920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675">
                <text:p>0.675</text:p>
              </table:table-cell>
              <table:table-cell office:value-type="float" office:value="1200933.88233">
                <text:p>1200933.8823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676285714286">
                <text:p>0.676285714286</text:p>
              </table:table-cell>
              <table:table-cell office:value-type="float" office:value="1201445.72098">
                <text:p>1201445.7209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677571428571">
                <text:p>0.677571428571</text:p>
              </table:table-cell>
              <table:table-cell office:value-type="float" office:value="1150844.61497">
                <text:p>1150844.6149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678857142857">
                <text:p>0.678857142857</text:p>
              </table:table-cell>
              <table:table-cell office:value-type="float" office:value="1102017.32484">
                <text:p>1102017.3248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680142857143">
                <text:p>0.680142857143</text:p>
              </table:table-cell>
              <table:table-cell office:value-type="float" office:value="1053626.32143">
                <text:p>1053626.3214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681428571429">
                <text:p>0.681428571429</text:p>
              </table:table-cell>
              <table:table-cell office:value-type="float" office:value="1010807.7518">
                <text:p>1010807.751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682714285714">
                <text:p>0.682714285714</text:p>
              </table:table-cell>
              <table:table-cell office:value-type="float" office:value="971233.062648">
                <text:p>971233.06264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684">
                <text:p>0.684</text:p>
              </table:table-cell>
              <table:table-cell office:value-type="float" office:value="934862.589251">
                <text:p>934862.58925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685285714286">
                <text:p>0.685285714286</text:p>
              </table:table-cell>
              <table:table-cell office:value-type="float" office:value="903554.534715">
                <text:p>903554.53471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686571428571">
                <text:p>0.686571428571</text:p>
              </table:table-cell>
              <table:table-cell office:value-type="float" office:value="878903.271443">
                <text:p>878903.27144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687857142857">
                <text:p>0.687857142857</text:p>
              </table:table-cell>
              <table:table-cell office:value-type="float" office:value="861001.949965">
                <text:p>861001.94996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689142857143">
                <text:p>0.689142857143</text:p>
              </table:table-cell>
              <table:table-cell office:value-type="float" office:value="845705.213329">
                <text:p>845705.21332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690428571429">
                <text:p>0.690428571429</text:p>
              </table:table-cell>
              <table:table-cell office:value-type="float" office:value="831019.275086">
                <text:p>831019.27508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691714285714">
                <text:p>0.691714285714</text:p>
              </table:table-cell>
              <table:table-cell office:value-type="float" office:value="815193.316852">
                <text:p>815193.31685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693">
                <text:p>0.693</text:p>
              </table:table-cell>
              <table:table-cell office:value-type="float" office:value="799223.69">
                <text:p>799223.6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694285714286">
                <text:p>0.694285714286</text:p>
              </table:table-cell>
              <table:table-cell office:value-type="float" office:value="783836.737852">
                <text:p>783836.73785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695571428571">
                <text:p>0.695571428571</text:p>
              </table:table-cell>
              <table:table-cell office:value-type="float" office:value="769284.275842">
                <text:p>769284.27584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696857142857">
                <text:p>0.696857142857</text:p>
              </table:table-cell>
              <table:table-cell office:value-type="float" office:value="755467.676196">
                <text:p>755467.67619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698142857143">
                <text:p>0.698142857143</text:p>
              </table:table-cell>
              <table:table-cell office:value-type="float" office:value="742612.054476">
                <text:p>742612.05447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699428571429">
                <text:p>0.699428571429</text:p>
              </table:table-cell>
              <table:table-cell office:value-type="float" office:value="730879.633071">
                <text:p>730879.63307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7">
                <text:p>0.7</text:p>
              </table:table-cell>
              <table:table-cell office:value-type="float" office:value="725732.088199">
                <text:p>725732.08819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701285714286">
                <text:p>0.701285714286</text:p>
              </table:table-cell>
              <table:table-cell office:value-type="float" office:value="715585.40872">
                <text:p>715585.4087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702571428571">
                <text:p>0.702571428571</text:p>
              </table:table-cell>
              <table:table-cell office:value-type="float" office:value="706491.191296">
                <text:p>706491.19129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703857142857">
                <text:p>0.703857142857</text:p>
              </table:table-cell>
              <table:table-cell office:value-type="float" office:value="698709.054441">
                <text:p>698709.05444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705142857143">
                <text:p>0.705142857143</text:p>
              </table:table-cell>
              <table:table-cell office:value-type="float" office:value="692000.60402">
                <text:p>692000.6040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706428571429">
                <text:p>0.706428571429</text:p>
              </table:table-cell>
              <table:table-cell office:value-type="float" office:value="686083.913044">
                <text:p>686083.91304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707714285714">
                <text:p>0.707714285714</text:p>
              </table:table-cell>
              <table:table-cell office:value-type="float" office:value="680756.349833">
                <text:p>680756.34983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709">
                <text:p>0.709</text:p>
              </table:table-cell>
              <table:table-cell office:value-type="float" office:value="675953.947001">
                <text:p>675953.94700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710285714286">
                <text:p>0.710285714286</text:p>
              </table:table-cell>
              <table:table-cell office:value-type="float" office:value="671309.911968">
                <text:p>671309.91196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711571428571">
                <text:p>0.711571428571</text:p>
              </table:table-cell>
              <table:table-cell office:value-type="float" office:value="666321.845961">
                <text:p>666321.84596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712857142857">
                <text:p>0.712857142857</text:p>
              </table:table-cell>
              <table:table-cell office:value-type="float" office:value="661082.419866">
                <text:p>661082.41986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714142857143">
                <text:p>0.714142857143</text:p>
              </table:table-cell>
              <table:table-cell office:value-type="float" office:value="655659.928509">
                <text:p>655659.92850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715428571429">
                <text:p>0.715428571429</text:p>
              </table:table-cell>
              <table:table-cell office:value-type="float" office:value="650118.18139">
                <text:p>650118.1813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716714285714">
                <text:p>0.716714285714</text:p>
              </table:table-cell>
              <table:table-cell office:value-type="float" office:value="644541.005645">
                <text:p>644541.00564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718">
                <text:p>0.718</text:p>
              </table:table-cell>
              <table:table-cell office:value-type="float" office:value="639043.509585">
                <text:p>639043.50958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719285714286">
                <text:p>0.719285714286</text:p>
              </table:table-cell>
              <table:table-cell office:value-type="float" office:value="633789.797509">
                <text:p>633789.79750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720571428571">
                <text:p>0.720571428571</text:p>
              </table:table-cell>
              <table:table-cell office:value-type="float" office:value="629077.798124">
                <text:p>629077.79812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721857142857">
                <text:p>0.721857142857</text:p>
              </table:table-cell>
              <table:table-cell office:value-type="float" office:value="624786.2902">
                <text:p>624786.290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723142857143">
                <text:p>0.723142857143</text:p>
              </table:table-cell>
              <table:table-cell office:value-type="float" office:value="620877.720039">
                <text:p>620877.72003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724428571429">
                <text:p>0.724428571429</text:p>
              </table:table-cell>
              <table:table-cell office:value-type="float" office:value="617311.177596">
                <text:p>617311.17759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725">
                <text:p>0.725</text:p>
              </table:table-cell>
              <table:table-cell office:value-type="float" office:value="615723.982486">
                <text:p>615723.98248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726285714286">
                <text:p>0.726285714286</text:p>
              </table:table-cell>
              <table:table-cell office:value-type="float" office:value="612637.185931">
                <text:p>612637.18593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727571428571">
                <text:p>0.727571428571</text:p>
              </table:table-cell>
              <table:table-cell office:value-type="float" office:value="609745.192021">
                <text:p>609745.19202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728857142857">
                <text:p>0.728857142857</text:p>
              </table:table-cell>
              <table:table-cell office:value-type="float" office:value="606930.178173">
                <text:p>606930.17817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730142857143">
                <text:p>0.730142857143</text:p>
              </table:table-cell>
              <table:table-cell office:value-type="float" office:value="604098.995349">
                <text:p>604098.99534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731428571429">
                <text:p>0.731428571429</text:p>
              </table:table-cell>
              <table:table-cell office:value-type="float" office:value="601182.30263">
                <text:p>601182.3026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732714285714">
                <text:p>0.732714285714</text:p>
              </table:table-cell>
              <table:table-cell office:value-type="float" office:value="598142.713142">
                <text:p>598142.71314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734">
                <text:p>0.734</text:p>
              </table:table-cell>
              <table:table-cell office:value-type="float" office:value="594910.035566">
                <text:p>594910.03556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735285714286">
                <text:p>0.735285714286</text:p>
              </table:table-cell>
              <table:table-cell office:value-type="float" office:value="591446.11777">
                <text:p>591446.1177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736571428571">
                <text:p>0.736571428571</text:p>
              </table:table-cell>
              <table:table-cell office:value-type="float" office:value="587936.737216">
                <text:p>587936.73721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737857142857">
                <text:p>0.737857142857</text:p>
              </table:table-cell>
              <table:table-cell office:value-type="float" office:value="584668.43143">
                <text:p>584668.4314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739142857143">
                <text:p>0.739142857143</text:p>
              </table:table-cell>
              <table:table-cell office:value-type="float" office:value="581676.909877">
                <text:p>581676.90987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740428571429">
                <text:p>0.740428571429</text:p>
              </table:table-cell>
              <table:table-cell office:value-type="float" office:value="578942.88029">
                <text:p>578942.8802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741714285714">
                <text:p>0.741714285714</text:p>
              </table:table-cell>
              <table:table-cell office:value-type="float" office:value="576442.567963">
                <text:p>576442.56796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743">
                <text:p>0.743</text:p>
              </table:table-cell>
              <table:table-cell office:value-type="float" office:value="574175.859138">
                <text:p>574175.85913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744285714286">
                <text:p>0.744285714286</text:p>
              </table:table-cell>
              <table:table-cell office:value-type="float" office:value="572103.983185">
                <text:p>572103.98318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745571428571">
                <text:p>0.745571428571</text:p>
              </table:table-cell>
              <table:table-cell office:value-type="float" office:value="570107.878609">
                <text:p>570107.87860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746857142857">
                <text:p>0.746857142857</text:p>
              </table:table-cell>
              <table:table-cell office:value-type="float" office:value="568146.035263">
                <text:p>568146.03526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748142857143">
                <text:p>0.748142857143</text:p>
              </table:table-cell>
              <table:table-cell office:value-type="float" office:value="566232.690511">
                <text:p>566232.69051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749428571429">
                <text:p>0.749428571429</text:p>
              </table:table-cell>
              <table:table-cell office:value-type="float" office:value="564411.612025">
                <text:p>564411.61202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75">
                <text:p>0.75</text:p>
              </table:table-cell>
              <table:table-cell office:value-type="float" office:value="563518.16178">
                <text:p>563518.1617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751285714286">
                <text:p>0.751285714286</text:p>
              </table:table-cell>
              <table:table-cell office:value-type="float" office:value="561656.135155">
                <text:p>561656.13515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752571428571">
                <text:p>0.752571428571</text:p>
              </table:table-cell>
              <table:table-cell office:value-type="float" office:value="151634.069747">
                <text:p>151634.06974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753857142857">
                <text:p>0.753857142857</text:p>
              </table:table-cell>
              <table:table-cell office:value-type="float" office:value="172737.18674">
                <text:p>172737.1867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755142857143">
                <text:p>0.755142857143</text:p>
              </table:table-cell>
              <table:table-cell office:value-type="float" office:value="177704.36972">
                <text:p>177704.3697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756428571429">
                <text:p>0.756428571429</text:p>
              </table:table-cell>
              <table:table-cell office:value-type="float" office:value="181756.176456">
                <text:p>181756.17645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757714285714">
                <text:p>0.757714285714</text:p>
              </table:table-cell>
              <table:table-cell office:value-type="float" office:value="185029.914541">
                <text:p>185029.91454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759">
                <text:p>0.759</text:p>
              </table:table-cell>
              <table:table-cell office:value-type="float" office:value="185488.952872">
                <text:p>185488.95287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760285714286">
                <text:p>0.760285714286</text:p>
              </table:table-cell>
              <table:table-cell office:value-type="float" office:value="183156.898169">
                <text:p>183156.89816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761571428571">
                <text:p>0.761571428571</text:p>
              </table:table-cell>
              <table:table-cell office:value-type="float" office:value="183017.380497">
                <text:p>183017.38049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762857142857">
                <text:p>0.762857142857</text:p>
              </table:table-cell>
              <table:table-cell office:value-type="float" office:value="184501.510624">
                <text:p>184501.51062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764142857143">
                <text:p>0.764142857143</text:p>
              </table:table-cell>
              <table:table-cell office:value-type="float" office:value="187767.926141">
                <text:p>187767.92614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765428571429">
                <text:p>0.765428571429</text:p>
              </table:table-cell>
              <table:table-cell office:value-type="float" office:value="192130.167119">
                <text:p>192130.16711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766714285714">
                <text:p>0.766714285714</text:p>
              </table:table-cell>
              <table:table-cell office:value-type="float" office:value="198436.956828">
                <text:p>198436.95682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768">
                <text:p>0.768</text:p>
              </table:table-cell>
              <table:table-cell office:value-type="float" office:value="207932.197762">
                <text:p>207932.19776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769285714286">
                <text:p>0.769285714286</text:p>
              </table:table-cell>
              <table:table-cell office:value-type="float" office:value="218433.336007">
                <text:p>218433.33600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770571428571">
                <text:p>0.770571428571</text:p>
              </table:table-cell>
              <table:table-cell office:value-type="float" office:value="224963.958869">
                <text:p>224963.95886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771857142857">
                <text:p>0.771857142857</text:p>
              </table:table-cell>
              <table:table-cell office:value-type="float" office:value="226025.902628">
                <text:p>226025.90262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773142857143">
                <text:p>0.773142857143</text:p>
              </table:table-cell>
              <table:table-cell office:value-type="float" office:value="226112.946207">
                <text:p>226112.94620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774428571429">
                <text:p>0.774428571429</text:p>
              </table:table-cell>
              <table:table-cell office:value-type="float" office:value="226174.28965">
                <text:p>226174.2896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775">
                <text:p>0.775</text:p>
              </table:table-cell>
              <table:table-cell office:value-type="float" office:value="225649.696036">
                <text:p>225649.69603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776285714286">
                <text:p>0.776285714286</text:p>
              </table:table-cell>
              <table:table-cell office:value-type="float" office:value="226356.000486">
                <text:p>226356.00048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777571428571">
                <text:p>0.777571428571</text:p>
              </table:table-cell>
              <table:table-cell office:value-type="float" office:value="227643.308903">
                <text:p>227643.30890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778857142857">
                <text:p>0.778857142857</text:p>
              </table:table-cell>
              <table:table-cell office:value-type="float" office:value="229927.418322">
                <text:p>229927.41832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780142857143">
                <text:p>0.780142857143</text:p>
              </table:table-cell>
              <table:table-cell office:value-type="float" office:value="233101.353076">
                <text:p>233101.35307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781428571429">
                <text:p>0.781428571429</text:p>
              </table:table-cell>
              <table:table-cell office:value-type="float" office:value="235579.856304">
                <text:p>235579.85630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782714285714">
                <text:p>0.782714285714</text:p>
              </table:table-cell>
              <table:table-cell office:value-type="float" office:value="235594.511617">
                <text:p>235594.51161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784">
                <text:p>0.784</text:p>
              </table:table-cell>
              <table:table-cell office:value-type="float" office:value="231409.760614">
                <text:p>231409.76061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785285714286">
                <text:p>0.785285714286</text:p>
              </table:table-cell>
              <table:table-cell office:value-type="float" office:value="223175.603918">
                <text:p>223175.60391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786571428571">
                <text:p>0.786571428571</text:p>
              </table:table-cell>
              <table:table-cell office:value-type="float" office:value="216287.019836">
                <text:p>216287.01983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787857142857">
                <text:p>0.787857142857</text:p>
              </table:table-cell>
              <table:table-cell office:value-type="float" office:value="213943.167383">
                <text:p>213943.16738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789142857143">
                <text:p>0.789142857143</text:p>
              </table:table-cell>
              <table:table-cell office:value-type="float" office:value="215621.852632">
                <text:p>215621.85263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790428571429">
                <text:p>0.790428571429</text:p>
              </table:table-cell>
              <table:table-cell office:value-type="float" office:value="218991.417466">
                <text:p>218991.41746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791714285714">
                <text:p>0.791714285714</text:p>
              </table:table-cell>
              <table:table-cell office:value-type="float" office:value="221559.011738">
                <text:p>221559.01173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793">
                <text:p>0.793</text:p>
              </table:table-cell>
              <table:table-cell office:value-type="float" office:value="222386.182535">
                <text:p>222386.18253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794285714286">
                <text:p>0.794285714286</text:p>
              </table:table-cell>
              <table:table-cell office:value-type="float" office:value="221712.577715">
                <text:p>221712.57771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795571428571">
                <text:p>0.795571428571</text:p>
              </table:table-cell>
              <table:table-cell office:value-type="float" office:value="220086.37371">
                <text:p>220086.3737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796857142857">
                <text:p>0.796857142857</text:p>
              </table:table-cell>
              <table:table-cell office:value-type="float" office:value="218628.143314">
                <text:p>218628.14331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798142857143">
                <text:p>0.798142857143</text:p>
              </table:table-cell>
              <table:table-cell office:value-type="float" office:value="217756.331508">
                <text:p>217756.33150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799428571429">
                <text:p>0.799428571429</text:p>
              </table:table-cell>
              <table:table-cell office:value-type="float" office:value="217192.781679">
                <text:p>217192.78167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8">
                <text:p>0.8</text:p>
              </table:table-cell>
              <table:table-cell office:value-type="float" office:value="216413.707811">
                <text:p>216413.70781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801285714286">
                <text:p>0.801285714286</text:p>
              </table:table-cell>
              <table:table-cell office:value-type="float" office:value="216378.985446">
                <text:p>216378.98544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802571428571">
                <text:p>0.802571428571</text:p>
              </table:table-cell>
              <table:table-cell office:value-type="float" office:value="216670.220647">
                <text:p>216670.22064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803857142857">
                <text:p>0.803857142857</text:p>
              </table:table-cell>
              <table:table-cell office:value-type="float" office:value="216924.879468">
                <text:p>216924.87946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805142857143">
                <text:p>0.805142857143</text:p>
              </table:table-cell>
              <table:table-cell office:value-type="float" office:value="216799.960889">
                <text:p>216799.96088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806428571429">
                <text:p>0.806428571429</text:p>
              </table:table-cell>
              <table:table-cell office:value-type="float" office:value="216116.782181">
                <text:p>216116.78218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807714285714">
                <text:p>0.807714285714</text:p>
              </table:table-cell>
              <table:table-cell office:value-type="float" office:value="215032.060943">
                <text:p>215032.06094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809">
                <text:p>0.809</text:p>
              </table:table-cell>
              <table:table-cell office:value-type="float" office:value="213924.914567">
                <text:p>213924.91456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810285714286">
                <text:p>0.810285714286</text:p>
              </table:table-cell>
              <table:table-cell office:value-type="float" office:value="212999.473929">
                <text:p>212999.47392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811571428571">
                <text:p>0.811571428571</text:p>
              </table:table-cell>
              <table:table-cell office:value-type="float" office:value="212277.389193">
                <text:p>212277.38919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812857142857">
                <text:p>0.812857142857</text:p>
              </table:table-cell>
              <table:table-cell office:value-type="float" office:value="211717.371331">
                <text:p>211717.37133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814142857143">
                <text:p>0.814142857143</text:p>
              </table:table-cell>
              <table:table-cell office:value-type="float" office:value="211212.408">
                <text:p>211212.40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815428571429">
                <text:p>0.815428571429</text:p>
              </table:table-cell>
              <table:table-cell office:value-type="float" office:value="210723.666093">
                <text:p>210723.66609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816714285714">
                <text:p>0.816714285714</text:p>
              </table:table-cell>
              <table:table-cell office:value-type="float" office:value="210274.173498">
                <text:p>210274.17349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818">
                <text:p>0.818</text:p>
              </table:table-cell>
              <table:table-cell office:value-type="float" office:value="209864.661237">
                <text:p>209864.66123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819285714286">
                <text:p>0.819285714286</text:p>
              </table:table-cell>
              <table:table-cell office:value-type="float" office:value="209399.790472">
                <text:p>209399.79047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820571428571">
                <text:p>0.820571428571</text:p>
              </table:table-cell>
              <table:table-cell office:value-type="float" office:value="208763.802146">
                <text:p>208763.80214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821857142857">
                <text:p>0.821857142857</text:p>
              </table:table-cell>
              <table:table-cell office:value-type="float" office:value="207792.577993">
                <text:p>207792.57799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823142857143">
                <text:p>0.823142857143</text:p>
              </table:table-cell>
              <table:table-cell office:value-type="float" office:value="207072.156675">
                <text:p>207072.15667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824428571429">
                <text:p>0.824428571429</text:p>
              </table:table-cell>
              <table:table-cell office:value-type="float" office:value="208320.187165">
                <text:p>208320.18716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825">
                <text:p>0.825</text:p>
              </table:table-cell>
              <table:table-cell office:value-type="float" office:value="209322.83459">
                <text:p>209322.8345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826285714286">
                <text:p>0.826285714286</text:p>
              </table:table-cell>
              <table:table-cell office:value-type="float" office:value="216979.011445">
                <text:p>216979.01144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827571428571">
                <text:p>0.827571428571</text:p>
              </table:table-cell>
              <table:table-cell office:value-type="float" office:value="234685.788888">
                <text:p>234685.78888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828857142857">
                <text:p>0.828857142857</text:p>
              </table:table-cell>
              <table:table-cell office:value-type="float" office:value="256125.900271">
                <text:p>256125.90027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830142857143">
                <text:p>0.830142857143</text:p>
              </table:table-cell>
              <table:table-cell office:value-type="float" office:value="263581.492871">
                <text:p>263581.49287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831428571429">
                <text:p>0.831428571429</text:p>
              </table:table-cell>
              <table:table-cell office:value-type="float" office:value="261004.533908">
                <text:p>261004.53390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832714285714">
                <text:p>0.832714285714</text:p>
              </table:table-cell>
              <table:table-cell office:value-type="float" office:value="262881.014619">
                <text:p>262881.01461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834">
                <text:p>0.834</text:p>
              </table:table-cell>
              <table:table-cell office:value-type="float" office:value="263432.02588">
                <text:p>263432.0258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835285714286">
                <text:p>0.835285714286</text:p>
              </table:table-cell>
              <table:table-cell office:value-type="float" office:value="263881.485625">
                <text:p>263881.48562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836571428571">
                <text:p>0.836571428571</text:p>
              </table:table-cell>
              <table:table-cell office:value-type="float" office:value="272687.748088">
                <text:p>272687.74808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837857142857">
                <text:p>0.837857142857</text:p>
              </table:table-cell>
              <table:table-cell office:value-type="float" office:value="279624.52209">
                <text:p>279624.5220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839142857143">
                <text:p>0.839142857143</text:p>
              </table:table-cell>
              <table:table-cell office:value-type="float" office:value="281956.980032">
                <text:p>281956.98003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840428571429">
                <text:p>0.840428571429</text:p>
              </table:table-cell>
              <table:table-cell office:value-type="float" office:value="281594.339862">
                <text:p>281594.33986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841714285714">
                <text:p>0.841714285714</text:p>
              </table:table-cell>
              <table:table-cell office:value-type="float" office:value="279712.391272">
                <text:p>279712.39127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843">
                <text:p>0.843</text:p>
              </table:table-cell>
              <table:table-cell office:value-type="float" office:value="277895.177014">
                <text:p>277895.17701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844285714286">
                <text:p>0.844285714286</text:p>
              </table:table-cell>
              <table:table-cell office:value-type="float" office:value="276103.212445">
                <text:p>276103.21244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845571428571">
                <text:p>0.845571428571</text:p>
              </table:table-cell>
              <table:table-cell office:value-type="float" office:value="273692.809628">
                <text:p>273692.80962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846857142857">
                <text:p>0.846857142857</text:p>
              </table:table-cell>
              <table:table-cell office:value-type="float" office:value="272331.604794">
                <text:p>272331.60479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848142857143">
                <text:p>0.848142857143</text:p>
              </table:table-cell>
              <table:table-cell office:value-type="float" office:value="272594.114963">
                <text:p>272594.11496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849428571429">
                <text:p>0.849428571429</text:p>
              </table:table-cell>
              <table:table-cell office:value-type="float" office:value="272188.17557">
                <text:p>272188.1755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85">
                <text:p>0.85</text:p>
              </table:table-cell>
              <table:table-cell office:value-type="float" office:value="271319.895022">
                <text:p>271319.89502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851285714286">
                <text:p>0.851285714286</text:p>
              </table:table-cell>
              <table:table-cell office:value-type="float" office:value="269360.154303">
                <text:p>269360.15430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852571428571">
                <text:p>0.852571428571</text:p>
              </table:table-cell>
              <table:table-cell office:value-type="float" office:value="267280.712926">
                <text:p>267280.71292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853857142857">
                <text:p>0.853857142857</text:p>
              </table:table-cell>
              <table:table-cell office:value-type="float" office:value="264907.866167">
                <text:p>264907.86616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855142857143">
                <text:p>0.855142857143</text:p>
              </table:table-cell>
              <table:table-cell office:value-type="float" office:value="262335.611085">
                <text:p>262335.61108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856428571429">
                <text:p>0.856428571429</text:p>
              </table:table-cell>
              <table:table-cell office:value-type="float" office:value="259830.974967">
                <text:p>259830.97496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857714285714">
                <text:p>0.857714285714</text:p>
              </table:table-cell>
              <table:table-cell office:value-type="float" office:value="257399.382763">
                <text:p>257399.38276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859">
                <text:p>0.859</text:p>
              </table:table-cell>
              <table:table-cell office:value-type="float" office:value="255099.644823">
                <text:p>255099.64482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860285714286">
                <text:p>0.860285714286</text:p>
              </table:table-cell>
              <table:table-cell office:value-type="float" office:value="253069.667004">
                <text:p>253069.66700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861571428571">
                <text:p>0.861571428571</text:p>
              </table:table-cell>
              <table:table-cell office:value-type="float" office:value="251313.211908">
                <text:p>251313.21190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862857142857">
                <text:p>0.862857142857</text:p>
              </table:table-cell>
              <table:table-cell office:value-type="float" office:value="249780.42557">
                <text:p>249780.4255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864142857143">
                <text:p>0.864142857143</text:p>
              </table:table-cell>
              <table:table-cell office:value-type="float" office:value="248310.575706">
                <text:p>248310.57570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865428571429">
                <text:p>0.865428571429</text:p>
              </table:table-cell>
              <table:table-cell office:value-type="float" office:value="246705.533741">
                <text:p>246705.53374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866714285714">
                <text:p>0.866714285714</text:p>
              </table:table-cell>
              <table:table-cell office:value-type="float" office:value="244947.70987">
                <text:p>244947.7098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868">
                <text:p>0.868</text:p>
              </table:table-cell>
              <table:table-cell office:value-type="float" office:value="243181.618494">
                <text:p>243181.61849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869285714286">
                <text:p>0.869285714286</text:p>
              </table:table-cell>
              <table:table-cell office:value-type="float" office:value="241719.680733">
                <text:p>241719.68073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870571428571">
                <text:p>0.870571428571</text:p>
              </table:table-cell>
              <table:table-cell office:value-type="float" office:value="240827.657192">
                <text:p>240827.65719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871857142857">
                <text:p>0.871857142857</text:p>
              </table:table-cell>
              <table:table-cell office:value-type="float" office:value="240461.610346">
                <text:p>240461.61034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873142857143">
                <text:p>0.873142857143</text:p>
              </table:table-cell>
              <table:table-cell office:value-type="float" office:value="240310.039656">
                <text:p>240310.03965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874428571429">
                <text:p>0.874428571429</text:p>
              </table:table-cell>
              <table:table-cell office:value-type="float" office:value="240172.995634">
                <text:p>240172.99563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875">
                <text:p>0.875</text:p>
              </table:table-cell>
              <table:table-cell office:value-type="float" office:value="239695.827223">
                <text:p>239695.82722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876285714286">
                <text:p>0.876285714286</text:p>
              </table:table-cell>
              <table:table-cell office:value-type="float" office:value="239377.98358">
                <text:p>239377.9835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877571428571">
                <text:p>0.877571428571</text:p>
              </table:table-cell>
              <table:table-cell office:value-type="float" office:value="238479.924938">
                <text:p>238479.92493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878857142857">
                <text:p>0.878857142857</text:p>
              </table:table-cell>
              <table:table-cell office:value-type="float" office:value="236889.146003">
                <text:p>236889.14600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880142857143">
                <text:p>0.880142857143</text:p>
              </table:table-cell>
              <table:table-cell office:value-type="float" office:value="234914.191975">
                <text:p>234914.19197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881428571429">
                <text:p>0.881428571429</text:p>
              </table:table-cell>
              <table:table-cell office:value-type="float" office:value="233042.182687">
                <text:p>233042.18268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882714285714">
                <text:p>0.882714285714</text:p>
              </table:table-cell>
              <table:table-cell office:value-type="float" office:value="231662.663272">
                <text:p>231662.66327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884">
                <text:p>0.884</text:p>
              </table:table-cell>
              <table:table-cell office:value-type="float" office:value="230958.917457">
                <text:p>230958.91745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885285714286">
                <text:p>0.885285714286</text:p>
              </table:table-cell>
              <table:table-cell office:value-type="float" office:value="230672.662121">
                <text:p>230672.66212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886571428571">
                <text:p>0.886571428571</text:p>
              </table:table-cell>
              <table:table-cell office:value-type="float" office:value="230316.582129">
                <text:p>230316.58212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887857142857">
                <text:p>0.887857142857</text:p>
              </table:table-cell>
              <table:table-cell office:value-type="float" office:value="229642.253771">
                <text:p>229642.25377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889142857143">
                <text:p>0.889142857143</text:p>
              </table:table-cell>
              <table:table-cell office:value-type="float" office:value="228559.003605">
                <text:p>228559.00360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890428571429">
                <text:p>0.890428571429</text:p>
              </table:table-cell>
              <table:table-cell office:value-type="float" office:value="227217.902998">
                <text:p>227217.90299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891714285714">
                <text:p>0.891714285714</text:p>
              </table:table-cell>
              <table:table-cell office:value-type="float" office:value="226073.295501">
                <text:p>226073.29550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893">
                <text:p>0.893</text:p>
              </table:table-cell>
              <table:table-cell office:value-type="float" office:value="225260.68549">
                <text:p>225260.6854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894285714286">
                <text:p>0.894285714286</text:p>
              </table:table-cell>
              <table:table-cell office:value-type="float" office:value="224528.715808">
                <text:p>224528.71580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895571428571">
                <text:p>0.895571428571</text:p>
              </table:table-cell>
              <table:table-cell office:value-type="float" office:value="223866.232702">
                <text:p>223866.23270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896857142857">
                <text:p>0.896857142857</text:p>
              </table:table-cell>
              <table:table-cell office:value-type="float" office:value="223299.984247">
                <text:p>223299.98424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898142857143">
                <text:p>0.898142857143</text:p>
              </table:table-cell>
              <table:table-cell office:value-type="float" office:value="222784.555787">
                <text:p>222784.55578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899428571429">
                <text:p>0.899428571429</text:p>
              </table:table-cell>
              <table:table-cell office:value-type="float" office:value="222260.359908">
                <text:p>222260.35990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9">
                <text:p>0.9</text:p>
              </table:table-cell>
              <table:table-cell office:value-type="float" office:value="221791.611294">
                <text:p>221791.61129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901285714286">
                <text:p>0.901285714286</text:p>
              </table:table-cell>
              <table:table-cell office:value-type="float" office:value="221167.963296">
                <text:p>221167.96329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902571428571">
                <text:p>0.902571428571</text:p>
              </table:table-cell>
              <table:table-cell office:value-type="float" office:value="220542.580956">
                <text:p>220542.58095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903857142857">
                <text:p>0.903857142857</text:p>
              </table:table-cell>
              <table:table-cell office:value-type="float" office:value="219990.725477">
                <text:p>219990.72547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905142857143">
                <text:p>0.905142857143</text:p>
              </table:table-cell>
              <table:table-cell office:value-type="float" office:value="219511.55787">
                <text:p>219511.5578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906428571429">
                <text:p>0.906428571429</text:p>
              </table:table-cell>
              <table:table-cell office:value-type="float" office:value="219094.377999">
                <text:p>219094.37799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907714285714">
                <text:p>0.907714285714</text:p>
              </table:table-cell>
              <table:table-cell office:value-type="float" office:value="218689.487732">
                <text:p>218689.48773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909">
                <text:p>0.909</text:p>
              </table:table-cell>
              <table:table-cell office:value-type="float" office:value="218288.15802">
                <text:p>218288.1580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910285714286">
                <text:p>0.910285714286</text:p>
              </table:table-cell>
              <table:table-cell office:value-type="float" office:value="218471.697232">
                <text:p>218471.69723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911571428571">
                <text:p>0.911571428571</text:p>
              </table:table-cell>
              <table:table-cell office:value-type="float" office:value="220275.407658">
                <text:p>220275.40765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912857142857">
                <text:p>0.912857142857</text:p>
              </table:table-cell>
              <table:table-cell office:value-type="float" office:value="223960.174211">
                <text:p>223960.17421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914142857143">
                <text:p>0.914142857143</text:p>
              </table:table-cell>
              <table:table-cell office:value-type="float" office:value="228486.688865">
                <text:p>228486.68886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915428571429">
                <text:p>0.915428571429</text:p>
              </table:table-cell>
              <table:table-cell office:value-type="float" office:value="232131.950968">
                <text:p>232131.95096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916714285714">
                <text:p>0.916714285714</text:p>
              </table:table-cell>
              <table:table-cell office:value-type="float" office:value="231897.211256">
                <text:p>231897.21125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918">
                <text:p>0.918</text:p>
              </table:table-cell>
              <table:table-cell office:value-type="float" office:value="230946.686589">
                <text:p>230946.68658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919285714286">
                <text:p>0.919285714286</text:p>
              </table:table-cell>
              <table:table-cell office:value-type="float" office:value="237124.179246">
                <text:p>237124.17924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920571428571">
                <text:p>0.920571428571</text:p>
              </table:table-cell>
              <table:table-cell office:value-type="float" office:value="253168.223543">
                <text:p>253168.22354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921857142857">
                <text:p>0.921857142857</text:p>
              </table:table-cell>
              <table:table-cell office:value-type="float" office:value="284585.214303">
                <text:p>284585.21430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923142857143">
                <text:p>0.923142857143</text:p>
              </table:table-cell>
              <table:table-cell office:value-type="float" office:value="350169.137639">
                <text:p>350169.13763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924428571429">
                <text:p>0.924428571429</text:p>
              </table:table-cell>
              <table:table-cell office:value-type="float" office:value="454700.326869">
                <text:p>454700.32686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925">
                <text:p>0.925</text:p>
              </table:table-cell>
              <table:table-cell office:value-type="float" office:value="488156.889247">
                <text:p>488156.88924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926285714286">
                <text:p>0.926285714286</text:p>
              </table:table-cell>
              <table:table-cell office:value-type="float" office:value="605210.515953">
                <text:p>605210.51595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927571428571">
                <text:p>0.927571428571</text:p>
              </table:table-cell>
              <table:table-cell office:value-type="float" office:value="599947.088248">
                <text:p>599947.08824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928857142857">
                <text:p>0.928857142857</text:p>
              </table:table-cell>
              <table:table-cell office:value-type="float" office:value="563493.768327">
                <text:p>563493.76832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930142857143">
                <text:p>0.930142857143</text:p>
              </table:table-cell>
              <table:table-cell office:value-type="float" office:value="540994.032872">
                <text:p>540994.03287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931428571429">
                <text:p>0.931428571429</text:p>
              </table:table-cell>
              <table:table-cell office:value-type="float" office:value="530471.81678">
                <text:p>530471.8167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932714285714">
                <text:p>0.932714285714</text:p>
              </table:table-cell>
              <table:table-cell office:value-type="float" office:value="526397.587671">
                <text:p>526397.58767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934">
                <text:p>0.934</text:p>
              </table:table-cell>
              <table:table-cell office:value-type="float" office:value="524223.167018">
                <text:p>524223.16701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935285714286">
                <text:p>0.935285714286</text:p>
              </table:table-cell>
              <table:table-cell office:value-type="float" office:value="524267.952973">
                <text:p>524267.95297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936571428571">
                <text:p>0.936571428571</text:p>
              </table:table-cell>
              <table:table-cell office:value-type="float" office:value="526144.604221">
                <text:p>526144.60422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937857142857">
                <text:p>0.937857142857</text:p>
              </table:table-cell>
              <table:table-cell office:value-type="float" office:value="529217.931374">
                <text:p>529217.93137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939142857143">
                <text:p>0.939142857143</text:p>
              </table:table-cell>
              <table:table-cell office:value-type="float" office:value="532578.838437">
                <text:p>532578.83843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940428571429">
                <text:p>0.940428571429</text:p>
              </table:table-cell>
              <table:table-cell office:value-type="float" office:value="535497.394663">
                <text:p>535497.39466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941714285714">
                <text:p>0.941714285714</text:p>
              </table:table-cell>
              <table:table-cell office:value-type="float" office:value="536855.386812">
                <text:p>536855.38681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943">
                <text:p>0.943</text:p>
              </table:table-cell>
              <table:table-cell office:value-type="float" office:value="536346.570073">
                <text:p>536346.57007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944285714286">
                <text:p>0.944285714286</text:p>
              </table:table-cell>
              <table:table-cell office:value-type="float" office:value="534280.802491">
                <text:p>534280.80249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945571428571">
                <text:p>0.945571428571</text:p>
              </table:table-cell>
              <table:table-cell office:value-type="float" office:value="531379.105021">
                <text:p>531379.10502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946857142857">
                <text:p>0.946857142857</text:p>
              </table:table-cell>
              <table:table-cell office:value-type="float" office:value="528463.569425">
                <text:p>528463.56942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948142857143">
                <text:p>0.948142857143</text:p>
              </table:table-cell>
              <table:table-cell office:value-type="float" office:value="525403.781531">
                <text:p>525403.78153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949428571429">
                <text:p>0.949428571429</text:p>
              </table:table-cell>
              <table:table-cell office:value-type="float" office:value="522326.061438">
                <text:p>522326.06143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95">
                <text:p>0.95</text:p>
              </table:table-cell>
              <table:table-cell office:value-type="float" office:value="520617.909819">
                <text:p>520617.90981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951285714286">
                <text:p>0.951285714286</text:p>
              </table:table-cell>
              <table:table-cell office:value-type="float" office:value="516891.407609">
                <text:p>516891.40760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952571428571">
                <text:p>0.952571428571</text:p>
              </table:table-cell>
              <table:table-cell office:value-type="float" office:value="512742.852693">
                <text:p>512742.85269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953857142857">
                <text:p>0.953857142857</text:p>
              </table:table-cell>
              <table:table-cell office:value-type="float" office:value="508451.353933">
                <text:p>508451.35393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955142857143">
                <text:p>0.955142857143</text:p>
              </table:table-cell>
              <table:table-cell office:value-type="float" office:value="504070.05756">
                <text:p>504070.0575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956428571429">
                <text:p>0.956428571429</text:p>
              </table:table-cell>
              <table:table-cell office:value-type="float" office:value="499637.184482">
                <text:p>499637.18448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957714285714">
                <text:p>0.957714285714</text:p>
              </table:table-cell>
              <table:table-cell office:value-type="float" office:value="495231.738081">
                <text:p>495231.73808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959">
                <text:p>0.959</text:p>
              </table:table-cell>
              <table:table-cell office:value-type="float" office:value="490796.881673">
                <text:p>490796.88167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960285714286">
                <text:p>0.960285714286</text:p>
              </table:table-cell>
              <table:table-cell office:value-type="float" office:value="486291.970272">
                <text:p>486291.97027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961571428571">
                <text:p>0.961571428571</text:p>
              </table:table-cell>
              <table:table-cell office:value-type="float" office:value="481766.353425">
                <text:p>481766.35342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962857142857">
                <text:p>0.962857142857</text:p>
              </table:table-cell>
              <table:table-cell office:value-type="float" office:value="477295.466286">
                <text:p>477295.46628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964142857143">
                <text:p>0.964142857143</text:p>
              </table:table-cell>
              <table:table-cell office:value-type="float" office:value="472987.214833">
                <text:p>472987.21483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965428571429">
                <text:p>0.965428571429</text:p>
              </table:table-cell>
              <table:table-cell office:value-type="float" office:value="469155.502991">
                <text:p>469155.50299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966714285714">
                <text:p>0.966714285714</text:p>
              </table:table-cell>
              <table:table-cell office:value-type="float" office:value="466005.016047">
                <text:p>466005.01604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968">
                <text:p>0.968</text:p>
              </table:table-cell>
              <table:table-cell office:value-type="float" office:value="463434.797706">
                <text:p>463434.79770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969285714286">
                <text:p>0.969285714286</text:p>
              </table:table-cell>
              <table:table-cell office:value-type="float" office:value="461113.238476">
                <text:p>461113.23847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970571428571">
                <text:p>0.970571428571</text:p>
              </table:table-cell>
              <table:table-cell office:value-type="float" office:value="458786.507164">
                <text:p>458786.50716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971857142857">
                <text:p>0.971857142857</text:p>
              </table:table-cell>
              <table:table-cell office:value-type="float" office:value="456263.398375">
                <text:p>456263.39837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973142857143">
                <text:p>0.973142857143</text:p>
              </table:table-cell>
              <table:table-cell office:value-type="float" office:value="453507.178202">
                <text:p>453507.17820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974428571429">
                <text:p>0.974428571429</text:p>
              </table:table-cell>
              <table:table-cell office:value-type="float" office:value="450632.828797">
                <text:p>450632.82879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975">
                <text:p>0.975</text:p>
              </table:table-cell>
              <table:table-cell office:value-type="float" office:value="449208.103707">
                <text:p>449208.10370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976285714286">
                <text:p>0.976285714286</text:p>
              </table:table-cell>
              <table:table-cell office:value-type="float" office:value="446295.688098">
                <text:p>446295.68809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977571428571">
                <text:p>0.977571428571</text:p>
              </table:table-cell>
              <table:table-cell office:value-type="float" office:value="443471.698462">
                <text:p>443471.69846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978857142857">
                <text:p>0.978857142857</text:p>
              </table:table-cell>
              <table:table-cell office:value-type="float" office:value="440845.120659">
                <text:p>440845.12065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980142857143">
                <text:p>0.980142857143</text:p>
              </table:table-cell>
              <table:table-cell office:value-type="float" office:value="438418.267057">
                <text:p>438418.26705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981428571429">
                <text:p>0.981428571429</text:p>
              </table:table-cell>
              <table:table-cell office:value-type="float" office:value="436146.567676">
                <text:p>436146.56767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982714285714">
                <text:p>0.982714285714</text:p>
              </table:table-cell>
              <table:table-cell office:value-type="float" office:value="433966.950431">
                <text:p>433966.95043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984">
                <text:p>0.984</text:p>
              </table:table-cell>
              <table:table-cell office:value-type="float" office:value="431837.921357">
                <text:p>431837.92135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985285714286">
                <text:p>0.985285714286</text:p>
              </table:table-cell>
              <table:table-cell office:value-type="float" office:value="429724.009088">
                <text:p>429724.00908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986571428571">
                <text:p>0.986571428571</text:p>
              </table:table-cell>
              <table:table-cell office:value-type="float" office:value="427636.634691">
                <text:p>427636.63469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987857142857">
                <text:p>0.987857142857</text:p>
              </table:table-cell>
              <table:table-cell office:value-type="float" office:value="425599.081714">
                <text:p>425599.08171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989142857143">
                <text:p>0.989142857143</text:p>
              </table:table-cell>
              <table:table-cell office:value-type="float" office:value="423669.996408">
                <text:p>423669.99640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990428571429">
                <text:p>0.990428571429</text:p>
              </table:table-cell>
              <table:table-cell office:value-type="float" office:value="421871.502762">
                <text:p>421871.50276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991714285714">
                <text:p>0.991714285714</text:p>
              </table:table-cell>
              <table:table-cell office:value-type="float" office:value="420225.988725">
                <text:p>420225.98872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993">
                <text:p>0.993</text:p>
              </table:table-cell>
              <table:table-cell office:value-type="float" office:value="418707.489944">
                <text:p>418707.48994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994285714286">
                <text:p>0.994285714286</text:p>
              </table:table-cell>
              <table:table-cell office:value-type="float" office:value="417298.583736">
                <text:p>417298.58373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995571428571">
                <text:p>0.995571428571</text:p>
              </table:table-cell>
              <table:table-cell office:value-type="float" office:value="415940.34904">
                <text:p>415940.3490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996857142857">
                <text:p>0.996857142857</text:p>
              </table:table-cell>
              <table:table-cell office:value-type="float" office:value="414599.423261">
                <text:p>414599.42326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998142857143">
                <text:p>0.998142857143</text:p>
              </table:table-cell>
              <table:table-cell office:value-type="float" office:value="413234.997169">
                <text:p>413234.99716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999428571429">
                <text:p>0.999428571429</text:p>
              </table:table-cell>
              <table:table-cell office:value-type="float" office:value="411789.296414">
                <text:p>411789.29641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">
                <text:p>1</text:p>
              </table:table-cell>
              <table:table-cell office:value-type="float" office:value="411040.105565">
                <text:p>411040.10556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.00128571429">
                <text:p>1.00128571429</text:p>
              </table:table-cell>
              <table:table-cell office:value-type="float" office:value="116361.292403">
                <text:p>116361.29240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.00257142857">
                <text:p>1.00257142857</text:p>
              </table:table-cell>
              <table:table-cell office:value-type="float" office:value="131611.551716">
                <text:p>131611.55171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.00385714286">
                <text:p>1.00385714286</text:p>
              </table:table-cell>
              <table:table-cell office:value-type="float" office:value="137867.175656">
                <text:p>137867.17565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.00514285714">
                <text:p>1.00514285714</text:p>
              </table:table-cell>
              <table:table-cell office:value-type="float" office:value="144944.959815">
                <text:p>144944.95981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.00642857143">
                <text:p>1.00642857143</text:p>
              </table:table-cell>
              <table:table-cell office:value-type="float" office:value="150376.190868">
                <text:p>150376.19086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.00771428571">
                <text:p>1.00771428571</text:p>
              </table:table-cell>
              <table:table-cell office:value-type="float" office:value="149237.908778">
                <text:p>149237.90877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.009">
                <text:p>1.009</text:p>
              </table:table-cell>
              <table:table-cell office:value-type="float" office:value="145613.659294">
                <text:p>145613.65929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.01028571429">
                <text:p>1.01028571429</text:p>
              </table:table-cell>
              <table:table-cell office:value-type="float" office:value="144018.436934">
                <text:p>144018.43693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.01157142857">
                <text:p>1.01157142857</text:p>
              </table:table-cell>
              <table:table-cell office:value-type="float" office:value="143534.554429">
                <text:p>143534.55442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01285714286">
                <text:p>1.01285714286</text:p>
              </table:table-cell>
              <table:table-cell office:value-type="float" office:value="145601.898318">
                <text:p>145601.89831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.01414285714">
                <text:p>1.01414285714</text:p>
              </table:table-cell>
              <table:table-cell office:value-type="float" office:value="149065.281482">
                <text:p>149065.28148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.01542857143">
                <text:p>1.01542857143</text:p>
              </table:table-cell>
              <table:table-cell office:value-type="float" office:value="152690.561272">
                <text:p>152690.56127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.01671428571">
                <text:p>1.01671428571</text:p>
              </table:table-cell>
              <table:table-cell office:value-type="float" office:value="156315.061554">
                <text:p>156315.06155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.018">
                <text:p>1.018</text:p>
              </table:table-cell>
              <table:table-cell office:value-type="float" office:value="160265.769068">
                <text:p>160265.76906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.01928571429">
                <text:p>1.01928571429</text:p>
              </table:table-cell>
              <table:table-cell office:value-type="float" office:value="163314.345857">
                <text:p>163314.34585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.02057142857">
                <text:p>1.02057142857</text:p>
              </table:table-cell>
              <table:table-cell office:value-type="float" office:value="163124.598864">
                <text:p>163124.59886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.02185714286">
                <text:p>1.02185714286</text:p>
              </table:table-cell>
              <table:table-cell office:value-type="float" office:value="162345.488715">
                <text:p>162345.48871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.02314285714">
                <text:p>1.02314285714</text:p>
              </table:table-cell>
              <table:table-cell office:value-type="float" office:value="161327.418339">
                <text:p>161327.41833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.02442857143">
                <text:p>1.02442857143</text:p>
              </table:table-cell>
              <table:table-cell office:value-type="float" office:value="159687.380574">
                <text:p>159687.38057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.025">
                <text:p>1.025</text:p>
              </table:table-cell>
              <table:table-cell office:value-type="float" office:value="158585.723686">
                <text:p>158585.72368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.02628571429">
                <text:p>1.02628571429</text:p>
              </table:table-cell>
              <table:table-cell office:value-type="float" office:value="157325.509375">
                <text:p>157325.50937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.02757142857">
                <text:p>1.02757142857</text:p>
              </table:table-cell>
              <table:table-cell office:value-type="float" office:value="156136.330821">
                <text:p>156136.33082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.02885714286">
                <text:p>1.02885714286</text:p>
              </table:table-cell>
              <table:table-cell office:value-type="float" office:value="155532.073135">
                <text:p>155532.07313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.03014285714">
                <text:p>1.03014285714</text:p>
              </table:table-cell>
              <table:table-cell office:value-type="float" office:value="155125.278225">
                <text:p>155125.27822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.03142857143">
                <text:p>1.03142857143</text:p>
              </table:table-cell>
              <table:table-cell office:value-type="float" office:value="152866.274664">
                <text:p>152866.27466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.03271428571">
                <text:p>1.03271428571</text:p>
              </table:table-cell>
              <table:table-cell office:value-type="float" office:value="148156.194013">
                <text:p>148156.19401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.034">
                <text:p>1.034</text:p>
              </table:table-cell>
              <table:table-cell office:value-type="float" office:value="144982.038019">
                <text:p>144982.03801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.03528571429">
                <text:p>1.03528571429</text:p>
              </table:table-cell>
              <table:table-cell office:value-type="float" office:value="144569.167454">
                <text:p>144569.16745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.03657142857">
                <text:p>1.03657142857</text:p>
              </table:table-cell>
              <table:table-cell office:value-type="float" office:value="143741.678552">
                <text:p>143741.67855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.03785714286">
                <text:p>1.03785714286</text:p>
              </table:table-cell>
              <table:table-cell office:value-type="float" office:value="143131.599552">
                <text:p>143131.59955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.03914285714">
                <text:p>1.03914285714</text:p>
              </table:table-cell>
              <table:table-cell office:value-type="float" office:value="145196.161159">
                <text:p>145196.16115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.04042857143">
                <text:p>1.04042857143</text:p>
              </table:table-cell>
              <table:table-cell office:value-type="float" office:value="148781.086738">
                <text:p>148781.08673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.04171428571">
                <text:p>1.04171428571</text:p>
              </table:table-cell>
              <table:table-cell office:value-type="float" office:value="152274.069554">
                <text:p>152274.06955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.043">
                <text:p>1.043</text:p>
              </table:table-cell>
              <table:table-cell office:value-type="float" office:value="154323.319789">
                <text:p>154323.31978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.04428571429">
                <text:p>1.04428571429</text:p>
              </table:table-cell>
              <table:table-cell office:value-type="float" office:value="155775.558496">
                <text:p>155775.55849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.04557142857">
                <text:p>1.04557142857</text:p>
              </table:table-cell>
              <table:table-cell office:value-type="float" office:value="155137.752357">
                <text:p>155137.75235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.04685714286">
                <text:p>1.04685714286</text:p>
              </table:table-cell>
              <table:table-cell office:value-type="float" office:value="152123.467597">
                <text:p>152123.46759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.04814285714">
                <text:p>1.04814285714</text:p>
              </table:table-cell>
              <table:table-cell office:value-type="float" office:value="148920.085992">
                <text:p>148920.08599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.04942857143">
                <text:p>1.04942857143</text:p>
              </table:table-cell>
              <table:table-cell office:value-type="float" office:value="146676.01062">
                <text:p>146676.0106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.05">
                <text:p>1.05</text:p>
              </table:table-cell>
              <table:table-cell office:value-type="float" office:value="145814.059671">
                <text:p>145814.05967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.05128571429">
                <text:p>1.05128571429</text:p>
              </table:table-cell>
              <table:table-cell office:value-type="float" office:value="146356.949885">
                <text:p>146356.94988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.05257142857">
                <text:p>1.05257142857</text:p>
              </table:table-cell>
              <table:table-cell office:value-type="float" office:value="147681.079209">
                <text:p>147681.07920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.05385714286">
                <text:p>1.05385714286</text:p>
              </table:table-cell>
              <table:table-cell office:value-type="float" office:value="147563.412821">
                <text:p>147563.41282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.05514285714">
                <text:p>1.05514285714</text:p>
              </table:table-cell>
              <table:table-cell office:value-type="float" office:value="146909.073046">
                <text:p>146909.07304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.05642857143">
                <text:p>1.05642857143</text:p>
              </table:table-cell>
              <table:table-cell office:value-type="float" office:value="146139.056073">
                <text:p>146139.05607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.05771428571">
                <text:p>1.05771428571</text:p>
              </table:table-cell>
              <table:table-cell office:value-type="float" office:value="145194.293198">
                <text:p>145194.29319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.059">
                <text:p>1.059</text:p>
              </table:table-cell>
              <table:table-cell office:value-type="float" office:value="144707.185088">
                <text:p>144707.18508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.06028571429">
                <text:p>1.06028571429</text:p>
              </table:table-cell>
              <table:table-cell office:value-type="float" office:value="145217.078057">
                <text:p>145217.07805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.06157142857">
                <text:p>1.06157142857</text:p>
              </table:table-cell>
              <table:table-cell office:value-type="float" office:value="146349.525158">
                <text:p>146349.52515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.06285714286">
                <text:p>1.06285714286</text:p>
              </table:table-cell>
              <table:table-cell office:value-type="float" office:value="147550.352088">
                <text:p>147550.35208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.06414285714">
                <text:p>1.06414285714</text:p>
              </table:table-cell>
              <table:table-cell office:value-type="float" office:value="148186.431125">
                <text:p>148186.43112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.06542857143">
                <text:p>1.06542857143</text:p>
              </table:table-cell>
              <table:table-cell office:value-type="float" office:value="148453.588975">
                <text:p>148453.58897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.06671428571">
                <text:p>1.06671428571</text:p>
              </table:table-cell>
              <table:table-cell office:value-type="float" office:value="150129.94444">
                <text:p>150129.9444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.068">
                <text:p>1.068</text:p>
              </table:table-cell>
              <table:table-cell office:value-type="float" office:value="153695.560189">
                <text:p>153695.56018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.06928571429">
                <text:p>1.06928571429</text:p>
              </table:table-cell>
              <table:table-cell office:value-type="float" office:value="158751.318402">
                <text:p>158751.31840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.07057142857">
                <text:p>1.07057142857</text:p>
              </table:table-cell>
              <table:table-cell office:value-type="float" office:value="165463.031385">
                <text:p>165463.03138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.07185714286">
                <text:p>1.07185714286</text:p>
              </table:table-cell>
              <table:table-cell office:value-type="float" office:value="174916.555696">
                <text:p>174916.55569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.07314285714">
                <text:p>1.07314285714</text:p>
              </table:table-cell>
              <table:table-cell office:value-type="float" office:value="188684.332137">
                <text:p>188684.33213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.07442857143">
                <text:p>1.07442857143</text:p>
              </table:table-cell>
              <table:table-cell office:value-type="float" office:value="205085.552556">
                <text:p>205085.55255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.075">
                <text:p>1.075</text:p>
              </table:table-cell>
              <table:table-cell office:value-type="float" office:value="209218.901579">
                <text:p>209218.90157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.07628571429">
                <text:p>1.07628571429</text:p>
              </table:table-cell>
              <table:table-cell office:value-type="float" office:value="223295.738725">
                <text:p>223295.73872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.07757142857">
                <text:p>1.07757142857</text:p>
              </table:table-cell>
              <table:table-cell office:value-type="float" office:value="230927.039786">
                <text:p>230927.03978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.07885714286">
                <text:p>1.07885714286</text:p>
              </table:table-cell>
              <table:table-cell office:value-type="float" office:value="226898.698355">
                <text:p>226898.69835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.08014285714">
                <text:p>1.08014285714</text:p>
              </table:table-cell>
              <table:table-cell office:value-type="float" office:value="211711.991905">
                <text:p>211711.99190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.08142857143">
                <text:p>1.08142857143</text:p>
              </table:table-cell>
              <table:table-cell office:value-type="float" office:value="195390.035632">
                <text:p>195390.03563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.08271428571">
                <text:p>1.08271428571</text:p>
              </table:table-cell>
              <table:table-cell office:value-type="float" office:value="183248.990688">
                <text:p>183248.99068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.084">
                <text:p>1.084</text:p>
              </table:table-cell>
              <table:table-cell office:value-type="float" office:value="186045.263577">
                <text:p>186045.26357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.08528571429">
                <text:p>1.08528571429</text:p>
              </table:table-cell>
              <table:table-cell office:value-type="float" office:value="205012.212121">
                <text:p>205012.21212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.08657142857">
                <text:p>1.08657142857</text:p>
              </table:table-cell>
              <table:table-cell office:value-type="float" office:value="218953.101336">
                <text:p>218953.10133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.08785714286">
                <text:p>1.08785714286</text:p>
              </table:table-cell>
              <table:table-cell office:value-type="float" office:value="225882.312258">
                <text:p>225882.31225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.08914285714">
                <text:p>1.08914285714</text:p>
              </table:table-cell>
              <table:table-cell office:value-type="float" office:value="231833.709152">
                <text:p>231833.70915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.09042857143">
                <text:p>1.09042857143</text:p>
              </table:table-cell>
              <table:table-cell office:value-type="float" office:value="234904.695329">
                <text:p>234904.69532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.09171428571">
                <text:p>1.09171428571</text:p>
              </table:table-cell>
              <table:table-cell office:value-type="float" office:value="235947.166862">
                <text:p>235947.16686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.093">
                <text:p>1.093</text:p>
              </table:table-cell>
              <table:table-cell office:value-type="float" office:value="237039.001348">
                <text:p>237039.00134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.09428571429">
                <text:p>1.09428571429</text:p>
              </table:table-cell>
              <table:table-cell office:value-type="float" office:value="238220.829278">
                <text:p>238220.82927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.09557142857">
                <text:p>1.09557142857</text:p>
              </table:table-cell>
              <table:table-cell office:value-type="float" office:value="240100.320977">
                <text:p>240100.32097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.09685714286">
                <text:p>1.09685714286</text:p>
              </table:table-cell>
              <table:table-cell office:value-type="float" office:value="242783.628078">
                <text:p>242783.62807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.09814285714">
                <text:p>1.09814285714</text:p>
              </table:table-cell>
              <table:table-cell office:value-type="float" office:value="244653.703363">
                <text:p>244653.70336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.09942857143">
                <text:p>1.09942857143</text:p>
              </table:table-cell>
              <table:table-cell office:value-type="float" office:value="243865.457355">
                <text:p>243865.45735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.1">
                <text:p>1.1</text:p>
              </table:table-cell>
              <table:table-cell office:value-type="float" office:value="242739.917877">
                <text:p>242739.91787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.10128571429">
                <text:p>1.10128571429</text:p>
              </table:table-cell>
              <table:table-cell office:value-type="float" office:value="240852.142101">
                <text:p>240852.14210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.10257142857">
                <text:p>1.10257142857</text:p>
              </table:table-cell>
              <table:table-cell office:value-type="float" office:value="239094.597314">
                <text:p>239094.59731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.10385714286">
                <text:p>1.10385714286</text:p>
              </table:table-cell>
              <table:table-cell office:value-type="float" office:value="237819.344214">
                <text:p>237819.34421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.10514285714">
                <text:p>1.10514285714</text:p>
              </table:table-cell>
              <table:table-cell office:value-type="float" office:value="237285.478997">
                <text:p>237285.47899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.10642857143">
                <text:p>1.10642857143</text:p>
              </table:table-cell>
              <table:table-cell office:value-type="float" office:value="237282.134041">
                <text:p>237282.13404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.10771428571">
                <text:p>1.10771428571</text:p>
              </table:table-cell>
              <table:table-cell office:value-type="float" office:value="237493.958113">
                <text:p>237493.95811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.109">
                <text:p>1.109</text:p>
              </table:table-cell>
              <table:table-cell office:value-type="float" office:value="237166.399593">
                <text:p>237166.39959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.11028571429">
                <text:p>1.11028571429</text:p>
              </table:table-cell>
              <table:table-cell office:value-type="float" office:value="235465.558762">
                <text:p>235465.55876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.11157142857">
                <text:p>1.11157142857</text:p>
              </table:table-cell>
              <table:table-cell office:value-type="float" office:value="232276.312464">
                <text:p>232276.31246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.11285714286">
                <text:p>1.11285714286</text:p>
              </table:table-cell>
              <table:table-cell office:value-type="float" office:value="229156.546051">
                <text:p>229156.54605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.11414285714">
                <text:p>1.11414285714</text:p>
              </table:table-cell>
              <table:table-cell office:value-type="float" office:value="225907.679539">
                <text:p>225907.67953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.11542857143">
                <text:p>1.11542857143</text:p>
              </table:table-cell>
              <table:table-cell office:value-type="float" office:value="222138.700433">
                <text:p>222138.70043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.11671428571">
                <text:p>1.11671428571</text:p>
              </table:table-cell>
              <table:table-cell office:value-type="float" office:value="218012.590949">
                <text:p>218012.59094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.118">
                <text:p>1.118</text:p>
              </table:table-cell>
              <table:table-cell office:value-type="float" office:value="214519.660118">
                <text:p>214519.66011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.11928571429">
                <text:p>1.11928571429</text:p>
              </table:table-cell>
              <table:table-cell office:value-type="float" office:value="212606.001911">
                <text:p>212606.00191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.12057142857">
                <text:p>1.12057142857</text:p>
              </table:table-cell>
              <table:table-cell office:value-type="float" office:value="212138.528201">
                <text:p>212138.52820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.12185714286">
                <text:p>1.12185714286</text:p>
              </table:table-cell>
              <table:table-cell office:value-type="float" office:value="213040.190588">
                <text:p>213040.19058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.12314285714">
                <text:p>1.12314285714</text:p>
              </table:table-cell>
              <table:table-cell office:value-type="float" office:value="213877.50295">
                <text:p>213877.5029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.12442857143">
                <text:p>1.12442857143</text:p>
              </table:table-cell>
              <table:table-cell office:value-type="float" office:value="212557.448403">
                <text:p>212557.44840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.125">
                <text:p>1.125</text:p>
              </table:table-cell>
              <table:table-cell office:value-type="float" office:value="211282.323253">
                <text:p>211282.32325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.12628571429">
                <text:p>1.12628571429</text:p>
              </table:table-cell>
              <table:table-cell office:value-type="float" office:value="208818.809244">
                <text:p>208818.80924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.12757142857">
                <text:p>1.12757142857</text:p>
              </table:table-cell>
              <table:table-cell office:value-type="float" office:value="206329.50391">
                <text:p>206329.5039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.12885714286">
                <text:p>1.12885714286</text:p>
              </table:table-cell>
              <table:table-cell office:value-type="float" office:value="204735.630942">
                <text:p>204735.63094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.13014285714">
                <text:p>1.13014285714</text:p>
              </table:table-cell>
              <table:table-cell office:value-type="float" office:value="204734.772179">
                <text:p>204734.77217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.13142857143">
                <text:p>1.13142857143</text:p>
              </table:table-cell>
              <table:table-cell office:value-type="float" office:value="205061.097435">
                <text:p>205061.09743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.13271428571">
                <text:p>1.13271428571</text:p>
              </table:table-cell>
              <table:table-cell office:value-type="float" office:value="205061.390513">
                <text:p>205061.39051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.134">
                <text:p>1.134</text:p>
              </table:table-cell>
              <table:table-cell office:value-type="float" office:value="205059.887432">
                <text:p>205059.88743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.13528571429">
                <text:p>1.13528571429</text:p>
              </table:table-cell>
              <table:table-cell office:value-type="float" office:value="204637.142105">
                <text:p>204637.14210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.13657142857">
                <text:p>1.13657142857</text:p>
              </table:table-cell>
              <table:table-cell office:value-type="float" office:value="203601.739561">
                <text:p>203601.73956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.13785714286">
                <text:p>1.13785714286</text:p>
              </table:table-cell>
              <table:table-cell office:value-type="float" office:value="202444.980174">
                <text:p>202444.98017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.13914285714">
                <text:p>1.13914285714</text:p>
              </table:table-cell>
              <table:table-cell office:value-type="float" office:value="201232.274228">
                <text:p>201232.27422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.14042857143">
                <text:p>1.14042857143</text:p>
              </table:table-cell>
              <table:table-cell office:value-type="float" office:value="199860.931428">
                <text:p>199860.93142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.14171428571">
                <text:p>1.14171428571</text:p>
              </table:table-cell>
              <table:table-cell office:value-type="float" office:value="198581.380851">
                <text:p>198581.38085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.143">
                <text:p>1.143</text:p>
              </table:table-cell>
              <table:table-cell office:value-type="float" office:value="197648.396231">
                <text:p>197648.39623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.14428571429">
                <text:p>1.14428571429</text:p>
              </table:table-cell>
              <table:table-cell office:value-type="float" office:value="197050.379367">
                <text:p>197050.37936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.14557142857">
                <text:p>1.14557142857</text:p>
              </table:table-cell>
              <table:table-cell office:value-type="float" office:value="196528.923403">
                <text:p>196528.92340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.14685714286">
                <text:p>1.14685714286</text:p>
              </table:table-cell>
              <table:table-cell office:value-type="float" office:value="195945.371542">
                <text:p>195945.37154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.14814285714">
                <text:p>1.14814285714</text:p>
              </table:table-cell>
              <table:table-cell office:value-type="float" office:value="195318.159362">
                <text:p>195318.15936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.14942857143">
                <text:p>1.14942857143</text:p>
              </table:table-cell>
              <table:table-cell office:value-type="float" office:value="194739.62138">
                <text:p>194739.6213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.15">
                <text:p>1.15</text:p>
              </table:table-cell>
              <table:table-cell office:value-type="float" office:value="194353.69029">
                <text:p>194353.6902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.15128571429">
                <text:p>1.15128571429</text:p>
              </table:table-cell>
              <table:table-cell office:value-type="float" office:value="193857.439931">
                <text:p>193857.43993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.15257142857">
                <text:p>1.15257142857</text:p>
              </table:table-cell>
              <table:table-cell office:value-type="float" office:value="193373.840087">
                <text:p>193373.84008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.15385714286">
                <text:p>1.15385714286</text:p>
              </table:table-cell>
              <table:table-cell office:value-type="float" office:value="192898.057835">
                <text:p>192898.05783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.15514285714">
                <text:p>1.15514285714</text:p>
              </table:table-cell>
              <table:table-cell office:value-type="float" office:value="192450.401111">
                <text:p>192450.40111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.15642857143">
                <text:p>1.15642857143</text:p>
              </table:table-cell>
              <table:table-cell office:value-type="float" office:value="192100.746428">
                <text:p>192100.74642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.15771428571">
                <text:p>1.15771428571</text:p>
              </table:table-cell>
              <table:table-cell office:value-type="float" office:value="192048.342845">
                <text:p>192048.34284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.159">
                <text:p>1.159</text:p>
              </table:table-cell>
              <table:table-cell office:value-type="float" office:value="193065.602457">
                <text:p>193065.60245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.16028571429">
                <text:p>1.16028571429</text:p>
              </table:table-cell>
              <table:table-cell office:value-type="float" office:value="196175.756922">
                <text:p>196175.75692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.16157142857">
                <text:p>1.16157142857</text:p>
              </table:table-cell>
              <table:table-cell office:value-type="float" office:value="201577.013659">
                <text:p>201577.01365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.16285714286">
                <text:p>1.16285714286</text:p>
              </table:table-cell>
              <table:table-cell office:value-type="float" office:value="209934.574395">
                <text:p>209934.57439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.16414285714">
                <text:p>1.16414285714</text:p>
              </table:table-cell>
              <table:table-cell office:value-type="float" office:value="219652.588059">
                <text:p>219652.58805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.16542857143">
                <text:p>1.16542857143</text:p>
              </table:table-cell>
              <table:table-cell office:value-type="float" office:value="221994.943395">
                <text:p>221994.94339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.16671428571">
                <text:p>1.16671428571</text:p>
              </table:table-cell>
              <table:table-cell office:value-type="float" office:value="220624.712773">
                <text:p>220624.71277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.168">
                <text:p>1.168</text:p>
              </table:table-cell>
              <table:table-cell office:value-type="float" office:value="224748.173146">
                <text:p>224748.17314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.16928571429">
                <text:p>1.16928571429</text:p>
              </table:table-cell>
              <table:table-cell office:value-type="float" office:value="239093.318443">
                <text:p>239093.31844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.17057142857">
                <text:p>1.17057142857</text:p>
              </table:table-cell>
              <table:table-cell office:value-type="float" office:value="272084.766665">
                <text:p>272084.76666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.17185714286">
                <text:p>1.17185714286</text:p>
              </table:table-cell>
              <table:table-cell office:value-type="float" office:value="358140.430403">
                <text:p>358140.43040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.17314285714">
                <text:p>1.17314285714</text:p>
              </table:table-cell>
              <table:table-cell office:value-type="float" office:value="525229.904258">
                <text:p>525229.90425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.17442857143">
                <text:p>1.17442857143</text:p>
              </table:table-cell>
              <table:table-cell office:value-type="float" office:value="731232.708719">
                <text:p>731232.70871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.175">
                <text:p>1.175</text:p>
              </table:table-cell>
              <table:table-cell office:value-type="float" office:value="772089.464105">
                <text:p>772089.46410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.17628571429">
                <text:p>1.17628571429</text:p>
              </table:table-cell>
              <table:table-cell office:value-type="float" office:value="845155.973108">
                <text:p>845155.97310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.17757142857">
                <text:p>1.17757142857</text:p>
              </table:table-cell>
              <table:table-cell office:value-type="float" office:value="767990.958622">
                <text:p>767990.95862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.17885714286">
                <text:p>1.17885714286</text:p>
              </table:table-cell>
              <table:table-cell office:value-type="float" office:value="697156.482341">
                <text:p>697156.48234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.18014285714">
                <text:p>1.18014285714</text:p>
              </table:table-cell>
              <table:table-cell office:value-type="float" office:value="640295.825588">
                <text:p>640295.82558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.18142857143">
                <text:p>1.18142857143</text:p>
              </table:table-cell>
              <table:table-cell office:value-type="float" office:value="588405.835391">
                <text:p>588405.83539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.18271428571">
                <text:p>1.18271428571</text:p>
              </table:table-cell>
              <table:table-cell office:value-type="float" office:value="540758.70129">
                <text:p>540758.7012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.184">
                <text:p>1.184</text:p>
              </table:table-cell>
              <table:table-cell office:value-type="float" office:value="501153.402552">
                <text:p>501153.40255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.18528571429">
                <text:p>1.18528571429</text:p>
              </table:table-cell>
              <table:table-cell office:value-type="float" office:value="471620.631923">
                <text:p>471620.63192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.18657142857">
                <text:p>1.18657142857</text:p>
              </table:table-cell>
              <table:table-cell office:value-type="float" office:value="452559.647949">
                <text:p>452559.64794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.18785714286">
                <text:p>1.18785714286</text:p>
              </table:table-cell>
              <table:table-cell office:value-type="float" office:value="441687.219909">
                <text:p>441687.21990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.18914285714">
                <text:p>1.18914285714</text:p>
              </table:table-cell>
              <table:table-cell office:value-type="float" office:value="433658.807316">
                <text:p>433658.80731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.19042857143">
                <text:p>1.19042857143</text:p>
              </table:table-cell>
              <table:table-cell office:value-type="float" office:value="427278.981332">
                <text:p>427278.98133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.19171428571">
                <text:p>1.19171428571</text:p>
              </table:table-cell>
              <table:table-cell office:value-type="float" office:value="422385.245197">
                <text:p>422385.24519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.193">
                <text:p>1.193</text:p>
              </table:table-cell>
              <table:table-cell office:value-type="float" office:value="418224.777349">
                <text:p>418224.77734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.19428571429">
                <text:p>1.19428571429</text:p>
              </table:table-cell>
              <table:table-cell office:value-type="float" office:value="414597.448914">
                <text:p>414597.44891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.19557142857">
                <text:p>1.19557142857</text:p>
              </table:table-cell>
              <table:table-cell office:value-type="float" office:value="411457.389251">
                <text:p>411457.38925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.19685714286">
                <text:p>1.19685714286</text:p>
              </table:table-cell>
              <table:table-cell office:value-type="float" office:value="408376.918095">
                <text:p>408376.91809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.19814285714">
                <text:p>1.19814285714</text:p>
              </table:table-cell>
              <table:table-cell office:value-type="float" office:value="405070.857732">
                <text:p>405070.85773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.19942857143">
                <text:p>1.19942857143</text:p>
              </table:table-cell>
              <table:table-cell office:value-type="float" office:value="401794.258851">
                <text:p>401794.25885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.2">
                <text:p>1.2</text:p>
              </table:table-cell>
              <table:table-cell office:value-type="float" office:value="400208.824915">
                <text:p>400208.82491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.20128571429">
                <text:p>1.20128571429</text:p>
              </table:table-cell>
              <table:table-cell office:value-type="float" office:value="396902.943502">
                <text:p>396902.94350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.20257142857">
                <text:p>1.20257142857</text:p>
              </table:table-cell>
              <table:table-cell office:value-type="float" office:value="393490.852917">
                <text:p>393490.85291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.20385714286">
                <text:p>1.20385714286</text:p>
              </table:table-cell>
              <table:table-cell office:value-type="float" office:value="390119.357811">
                <text:p>390119.35781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.20514285714">
                <text:p>1.20514285714</text:p>
              </table:table-cell>
              <table:table-cell office:value-type="float" office:value="386884.71463">
                <text:p>386884.7146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.20642857143">
                <text:p>1.20642857143</text:p>
              </table:table-cell>
              <table:table-cell office:value-type="float" office:value="383864.947434">
                <text:p>383864.94743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.20771428571">
                <text:p>1.20771428571</text:p>
              </table:table-cell>
              <table:table-cell office:value-type="float" office:value="381011.575267">
                <text:p>381011.57526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.209">
                <text:p>1.209</text:p>
              </table:table-cell>
              <table:table-cell office:value-type="float" office:value="378221.802362">
                <text:p>378221.80236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.21028571429">
                <text:p>1.21028571429</text:p>
              </table:table-cell>
              <table:table-cell office:value-type="float" office:value="375450.54089">
                <text:p>375450.5408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.21157142857">
                <text:p>1.21157142857</text:p>
              </table:table-cell>
              <table:table-cell office:value-type="float" office:value="372792.267855">
                <text:p>372792.26785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.21285714286">
                <text:p>1.21285714286</text:p>
              </table:table-cell>
              <table:table-cell office:value-type="float" office:value="370529.917037">
                <text:p>370529.91703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.21414285714">
                <text:p>1.21414285714</text:p>
              </table:table-cell>
              <table:table-cell office:value-type="float" office:value="368688.943249">
                <text:p>368688.94324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.21542857143">
                <text:p>1.21542857143</text:p>
              </table:table-cell>
              <table:table-cell office:value-type="float" office:value="367021.074243">
                <text:p>367021.07424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.21671428571">
                <text:p>1.21671428571</text:p>
              </table:table-cell>
              <table:table-cell office:value-type="float" office:value="365599.626082">
                <text:p>365599.62608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.218">
                <text:p>1.218</text:p>
              </table:table-cell>
              <table:table-cell office:value-type="float" office:value="364550.731276">
                <text:p>364550.73127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.21928571429">
                <text:p>1.21928571429</text:p>
              </table:table-cell>
              <table:table-cell office:value-type="float" office:value="363783.796427">
                <text:p>363783.79642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.22057142857">
                <text:p>1.22057142857</text:p>
              </table:table-cell>
              <table:table-cell office:value-type="float" office:value="362992.134024">
                <text:p>362992.13402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.22185714286">
                <text:p>1.22185714286</text:p>
              </table:table-cell>
              <table:table-cell office:value-type="float" office:value="362008.999933">
                <text:p>362008.99993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.22314285714">
                <text:p>1.22314285714</text:p>
              </table:table-cell>
              <table:table-cell office:value-type="float" office:value="360886.190234">
                <text:p>360886.19023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.22442857143">
                <text:p>1.22442857143</text:p>
              </table:table-cell>
              <table:table-cell office:value-type="float" office:value="359446.982233">
                <text:p>359446.98223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.225">
                <text:p>1.225</text:p>
              </table:table-cell>
              <table:table-cell office:value-type="float" office:value="358623.968578">
                <text:p>358623.96857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.22628571429">
                <text:p>1.22628571429</text:p>
              </table:table-cell>
              <table:table-cell office:value-type="float" office:value="356856.797166">
                <text:p>356856.79716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.22757142857">
                <text:p>1.22757142857</text:p>
              </table:table-cell>
              <table:table-cell office:value-type="float" office:value="355164.023981">
                <text:p>355164.02398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.22885714286">
                <text:p>1.22885714286</text:p>
              </table:table-cell>
              <table:table-cell office:value-type="float" office:value="353618.805585">
                <text:p>353618.80558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.23014285714">
                <text:p>1.23014285714</text:p>
              </table:table-cell>
              <table:table-cell office:value-type="float" office:value="352276.666048">
                <text:p>352276.66604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.23142857143">
                <text:p>1.23142857143</text:p>
              </table:table-cell>
              <table:table-cell office:value-type="float" office:value="351051.285603">
                <text:p>351051.28560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.23271428571">
                <text:p>1.23271428571</text:p>
              </table:table-cell>
              <table:table-cell office:value-type="float" office:value="349792.721122">
                <text:p>349792.72112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.234">
                <text:p>1.234</text:p>
              </table:table-cell>
              <table:table-cell office:value-type="float" office:value="348522.474213">
                <text:p>348522.47421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.23528571429">
                <text:p>1.23528571429</text:p>
              </table:table-cell>
              <table:table-cell office:value-type="float" office:value="347327.11607">
                <text:p>347327.1160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.23657142857">
                <text:p>1.23657142857</text:p>
              </table:table-cell>
              <table:table-cell office:value-type="float" office:value="346225.954493">
                <text:p>346225.95449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.23785714286">
                <text:p>1.23785714286</text:p>
              </table:table-cell>
              <table:table-cell office:value-type="float" office:value="345280.876604">
                <text:p>345280.87660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.23914285714">
                <text:p>1.23914285714</text:p>
              </table:table-cell>
              <table:table-cell office:value-type="float" office:value="344488.568746">
                <text:p>344488.56874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.24042857143">
                <text:p>1.24042857143</text:p>
              </table:table-cell>
              <table:table-cell office:value-type="float" office:value="343754.831468">
                <text:p>343754.83146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.24171428571">
                <text:p>1.24171428571</text:p>
              </table:table-cell>
              <table:table-cell office:value-type="float" office:value="342962.726694">
                <text:p>342962.72669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.243">
                <text:p>1.243</text:p>
              </table:table-cell>
              <table:table-cell office:value-type="float" office:value="342128.251036">
                <text:p>342128.25103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.24428571429">
                <text:p>1.24428571429</text:p>
              </table:table-cell>
              <table:table-cell office:value-type="float" office:value="341336.210246">
                <text:p>341336.21024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.24557142857">
                <text:p>1.24557142857</text:p>
              </table:table-cell>
              <table:table-cell office:value-type="float" office:value="340577.742057">
                <text:p>340577.74205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.24685714286">
                <text:p>1.24685714286</text:p>
              </table:table-cell>
              <table:table-cell office:value-type="float" office:value="339921.233256">
                <text:p>339921.23325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.24814285714">
                <text:p>1.24814285714</text:p>
              </table:table-cell>
              <table:table-cell office:value-type="float" office:value="339500.414841">
                <text:p>339500.41484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.24942857143">
                <text:p>1.24942857143</text:p>
              </table:table-cell>
              <table:table-cell office:value-type="float" office:value="339527.396344">
                <text:p>339527.39634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25">
                <text:p>1.25</text:p>
              </table:table-cell>
              <table:table-cell office:value-type="float" office:value="339472.306746">
                <text:p>339472.30674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.25128571429">
                <text:p>1.25128571429</text:p>
              </table:table-cell>
              <table:table-cell office:value-type="float" office:value="340766.689024">
                <text:p>340766.68902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.25257142857">
                <text:p>1.25257142857</text:p>
              </table:table-cell>
              <table:table-cell office:value-type="float" office:value="93030.6604192">
                <text:p>93030.660419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.25385714286">
                <text:p>1.25385714286</text:p>
              </table:table-cell>
              <table:table-cell office:value-type="float" office:value="108800.513464">
                <text:p>108800.513464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.25514285714">
                <text:p>1.25514285714</text:p>
              </table:table-cell>
              <table:table-cell office:value-type="float" office:value="114933.761546">
                <text:p>114933.76154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.25642857143">
                <text:p>1.25642857143</text:p>
              </table:table-cell>
              <table:table-cell office:value-type="float" office:value="114634.48159">
                <text:p>114634.4815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.25771428571">
                <text:p>1.25771428571</text:p>
              </table:table-cell>
              <table:table-cell office:value-type="float" office:value="113565.516015">
                <text:p>113565.51601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.259">
                <text:p>1.259</text:p>
              </table:table-cell>
              <table:table-cell office:value-type="float" office:value="114786.07508">
                <text:p>114786.0750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.26028571429">
                <text:p>1.26028571429</text:p>
              </table:table-cell>
              <table:table-cell office:value-type="float" office:value="115563.34689">
                <text:p>115563.3468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.26157142857">
                <text:p>1.26157142857</text:p>
              </table:table-cell>
              <table:table-cell office:value-type="float" office:value="115397.675847">
                <text:p>115397.67584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.26285714286">
                <text:p>1.26285714286</text:p>
              </table:table-cell>
              <table:table-cell office:value-type="float" office:value="115142.015429">
                <text:p>115142.01542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.26414285714">
                <text:p>1.26414285714</text:p>
              </table:table-cell>
              <table:table-cell office:value-type="float" office:value="115524.965184">
                <text:p>115524.96518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.26542857143">
                <text:p>1.26542857143</text:p>
              </table:table-cell>
              <table:table-cell office:value-type="float" office:value="117831.811944">
                <text:p>117831.81194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.26671428571">
                <text:p>1.26671428571</text:p>
              </table:table-cell>
              <table:table-cell office:value-type="float" office:value="121591.826654">
                <text:p>121591.82665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.268">
                <text:p>1.268</text:p>
              </table:table-cell>
              <table:table-cell office:value-type="float" office:value="125231.703712">
                <text:p>125231.70371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.26928571429">
                <text:p>1.26928571429</text:p>
              </table:table-cell>
              <table:table-cell office:value-type="float" office:value="127460.179735">
                <text:p>127460.17973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.27057142857">
                <text:p>1.27057142857</text:p>
              </table:table-cell>
              <table:table-cell office:value-type="float" office:value="126735.806061">
                <text:p>126735.80606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.27185714286">
                <text:p>1.27185714286</text:p>
              </table:table-cell>
              <table:table-cell office:value-type="float" office:value="124769.888178">
                <text:p>124769.88817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.27314285714">
                <text:p>1.27314285714</text:p>
              </table:table-cell>
              <table:table-cell office:value-type="float" office:value="124027.602305">
                <text:p>124027.60230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.27442857143">
                <text:p>1.27442857143</text:p>
              </table:table-cell>
              <table:table-cell office:value-type="float" office:value="125221.79774">
                <text:p>125221.7977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.275">
                <text:p>1.275</text:p>
              </table:table-cell>
              <table:table-cell office:value-type="float" office:value="125708.562512">
                <text:p>125708.56251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.27628571429">
                <text:p>1.27628571429</text:p>
              </table:table-cell>
              <table:table-cell office:value-type="float" office:value="127362.482753">
                <text:p>127362.48275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.27757142857">
                <text:p>1.27757142857</text:p>
              </table:table-cell>
              <table:table-cell office:value-type="float" office:value="126193.516505">
                <text:p>126193.51650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.27885714286">
                <text:p>1.27885714286</text:p>
              </table:table-cell>
              <table:table-cell office:value-type="float" office:value="122200.959319">
                <text:p>122200.95931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28014285714">
                <text:p>1.28014285714</text:p>
              </table:table-cell>
              <table:table-cell office:value-type="float" office:value="118305.91726">
                <text:p>118305.9172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.28142857143">
                <text:p>1.28142857143</text:p>
              </table:table-cell>
              <table:table-cell office:value-type="float" office:value="117301.622054">
                <text:p>117301.622054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.28271428571">
                <text:p>1.28271428571</text:p>
              </table:table-cell>
              <table:table-cell office:value-type="float" office:value="120230.692186">
                <text:p>120230.69218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.284">
                <text:p>1.284</text:p>
              </table:table-cell>
              <table:table-cell office:value-type="float" office:value="126135.468879">
                <text:p>126135.468879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.28528571429">
                <text:p>1.28528571429</text:p>
              </table:table-cell>
              <table:table-cell office:value-type="float" office:value="131465.616955">
                <text:p>131465.61695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.28657142857">
                <text:p>1.28657142857</text:p>
              </table:table-cell>
              <table:table-cell office:value-type="float" office:value="130776.679714">
                <text:p>130776.67971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.28785714286">
                <text:p>1.28785714286</text:p>
              </table:table-cell>
              <table:table-cell office:value-type="float" office:value="123714.736699">
                <text:p>123714.73669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.28914285714">
                <text:p>1.28914285714</text:p>
              </table:table-cell>
              <table:table-cell office:value-type="float" office:value="112471.697853">
                <text:p>112471.69785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.29042857143">
                <text:p>1.29042857143</text:p>
              </table:table-cell>
              <table:table-cell office:value-type="float" office:value="105542.777914">
                <text:p>105542.77791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.29171428571">
                <text:p>1.29171428571</text:p>
              </table:table-cell>
              <table:table-cell office:value-type="float" office:value="109843.167845">
                <text:p>109843.16784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.293">
                <text:p>1.293</text:p>
              </table:table-cell>
              <table:table-cell office:value-type="float" office:value="118585.0277">
                <text:p>118585.027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.29428571429">
                <text:p>1.29428571429</text:p>
              </table:table-cell>
              <table:table-cell office:value-type="float" office:value="123206.727496">
                <text:p>123206.72749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.29557142857">
                <text:p>1.29557142857</text:p>
              </table:table-cell>
              <table:table-cell office:value-type="float" office:value="125219.720988">
                <text:p>125219.72098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.29685714286">
                <text:p>1.29685714286</text:p>
              </table:table-cell>
              <table:table-cell office:value-type="float" office:value="126514.340762">
                <text:p>126514.34076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.29814285714">
                <text:p>1.29814285714</text:p>
              </table:table-cell>
              <table:table-cell office:value-type="float" office:value="125562.801614">
                <text:p>125562.80161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.29942857143">
                <text:p>1.29942857143</text:p>
              </table:table-cell>
              <table:table-cell office:value-type="float" office:value="123351.097096">
                <text:p>123351.09709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.3">
                <text:p>1.3</text:p>
              </table:table-cell>
              <table:table-cell office:value-type="float" office:value="122205.670068">
                <text:p>122205.67006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.30128571429">
                <text:p>1.30128571429</text:p>
              </table:table-cell>
              <table:table-cell office:value-type="float" office:value="120317.90677">
                <text:p>120317.9067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.30257142857">
                <text:p>1.30257142857</text:p>
              </table:table-cell>
              <table:table-cell office:value-type="float" office:value="118283.928379">
                <text:p>118283.92837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.30385714286">
                <text:p>1.30385714286</text:p>
              </table:table-cell>
              <table:table-cell office:value-type="float" office:value="116758.315108">
                <text:p>116758.31510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.30514285714">
                <text:p>1.30514285714</text:p>
              </table:table-cell>
              <table:table-cell office:value-type="float" office:value="116402.611621">
                <text:p>116402.61162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.30642857143">
                <text:p>1.30642857143</text:p>
              </table:table-cell>
              <table:table-cell office:value-type="float" office:value="117211.037548">
                <text:p>117211.03754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.30771428571">
                <text:p>1.30771428571</text:p>
              </table:table-cell>
              <table:table-cell office:value-type="float" office:value="118760.973891">
                <text:p>118760.97389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.309">
                <text:p>1.309</text:p>
              </table:table-cell>
              <table:table-cell office:value-type="float" office:value="120059.23423">
                <text:p>120059.2342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.31028571429">
                <text:p>1.31028571429</text:p>
              </table:table-cell>
              <table:table-cell office:value-type="float" office:value="120082.230958">
                <text:p>120082.23095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.31157142857">
                <text:p>1.31157142857</text:p>
              </table:table-cell>
              <table:table-cell office:value-type="float" office:value="119709.508713">
                <text:p>119709.50871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.31285714286">
                <text:p>1.31285714286</text:p>
              </table:table-cell>
              <table:table-cell office:value-type="float" office:value="119761.906031">
                <text:p>119761.90603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.31414285714">
                <text:p>1.31414285714</text:p>
              </table:table-cell>
              <table:table-cell office:value-type="float" office:value="119983.095642">
                <text:p>119983.09564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.31542857143">
                <text:p>1.31542857143</text:p>
              </table:table-cell>
              <table:table-cell office:value-type="float" office:value="120210.809812">
                <text:p>120210.809812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.31671428571">
                <text:p>1.31671428571</text:p>
              </table:table-cell>
              <table:table-cell office:value-type="float" office:value="120470.833772">
                <text:p>120470.83377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.318">
                <text:p>1.318</text:p>
              </table:table-cell>
              <table:table-cell office:value-type="float" office:value="120676.264917">
                <text:p>120676.264917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.31928571429">
                <text:p>1.31928571429</text:p>
              </table:table-cell>
              <table:table-cell office:value-type="float" office:value="121248.448362">
                <text:p>121248.44836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.32057142857">
                <text:p>1.32057142857</text:p>
              </table:table-cell>
              <table:table-cell office:value-type="float" office:value="123008.831103">
                <text:p>123008.83110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.32185714286">
                <text:p>1.32185714286</text:p>
              </table:table-cell>
              <table:table-cell office:value-type="float" office:value="126061.590194">
                <text:p>126061.59019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.32314285714">
                <text:p>1.32314285714</text:p>
              </table:table-cell>
              <table:table-cell office:value-type="float" office:value="130491.240004">
                <text:p>130491.240004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.32442857143">
                <text:p>1.32442857143</text:p>
              </table:table-cell>
              <table:table-cell office:value-type="float" office:value="136534.570286">
                <text:p>136534.57028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.325">
                <text:p>1.325</text:p>
              </table:table-cell>
              <table:table-cell office:value-type="float" office:value="138187.137141">
                <text:p>138187.13714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.32628571429">
                <text:p>1.32628571429</text:p>
              </table:table-cell>
              <table:table-cell office:value-type="float" office:value="148782.673775">
                <text:p>148782.67377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.32757142857">
                <text:p>1.32757142857</text:p>
              </table:table-cell>
              <table:table-cell office:value-type="float" office:value="161342.679509">
                <text:p>161342.67950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.32885714286">
                <text:p>1.32885714286</text:p>
              </table:table-cell>
              <table:table-cell office:value-type="float" office:value="172532.08872">
                <text:p>172532.0887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.33014285714">
                <text:p>1.33014285714</text:p>
              </table:table-cell>
              <table:table-cell office:value-type="float" office:value="177093.349363">
                <text:p>177093.34936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.33142857143">
                <text:p>1.33142857143</text:p>
              </table:table-cell>
              <table:table-cell office:value-type="float" office:value="169200.326027">
                <text:p>169200.32602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.33271428571">
                <text:p>1.33271428571</text:p>
              </table:table-cell>
              <table:table-cell office:value-type="float" office:value="151779.335546">
                <text:p>151779.33554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.334">
                <text:p>1.334</text:p>
              </table:table-cell>
              <table:table-cell office:value-type="float" office:value="140995.194952">
                <text:p>140995.19495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.33528571429">
                <text:p>1.33528571429</text:p>
              </table:table-cell>
              <table:table-cell office:value-type="float" office:value="142596.082763">
                <text:p>142596.08276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.33657142857">
                <text:p>1.33657142857</text:p>
              </table:table-cell>
              <table:table-cell office:value-type="float" office:value="150962.352985">
                <text:p>150962.35298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.33785714286">
                <text:p>1.33785714286</text:p>
              </table:table-cell>
              <table:table-cell office:value-type="float" office:value="157065.123353">
                <text:p>157065.12335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.33914285714">
                <text:p>1.33914285714</text:p>
              </table:table-cell>
              <table:table-cell office:value-type="float" office:value="160505.4035">
                <text:p>160505.403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.34042857143">
                <text:p>1.34042857143</text:p>
              </table:table-cell>
              <table:table-cell office:value-type="float" office:value="162464.799161">
                <text:p>162464.79916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.34171428571">
                <text:p>1.34171428571</text:p>
              </table:table-cell>
              <table:table-cell office:value-type="float" office:value="164440.835704">
                <text:p>164440.83570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.343">
                <text:p>1.343</text:p>
              </table:table-cell>
              <table:table-cell office:value-type="float" office:value="166435.849812">
                <text:p>166435.849812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.34428571429">
                <text:p>1.34428571429</text:p>
              </table:table-cell>
              <table:table-cell office:value-type="float" office:value="169062.152876">
                <text:p>169062.15287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.34557142857">
                <text:p>1.34557142857</text:p>
              </table:table-cell>
              <table:table-cell office:value-type="float" office:value="172827.002602">
                <text:p>172827.00260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.34685714286">
                <text:p>1.34685714286</text:p>
              </table:table-cell>
              <table:table-cell office:value-type="float" office:value="177880.310639">
                <text:p>177880.31063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.34814285714">
                <text:p>1.34814285714</text:p>
              </table:table-cell>
              <table:table-cell office:value-type="float" office:value="182572.332898">
                <text:p>182572.33289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.34942857143">
                <text:p>1.34942857143</text:p>
              </table:table-cell>
              <table:table-cell office:value-type="float" office:value="185546.978254">
                <text:p>185546.978254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.35">
                <text:p>1.35</text:p>
              </table:table-cell>
              <table:table-cell office:value-type="float" office:value="186033.907852">
                <text:p>186033.90785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.35128571429">
                <text:p>1.35128571429</text:p>
              </table:table-cell>
              <table:table-cell office:value-type="float" office:value="186811.191939">
                <text:p>186811.191939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.35257142857">
                <text:p>1.35257142857</text:p>
              </table:table-cell>
              <table:table-cell office:value-type="float" office:value="186483.480579">
                <text:p>186483.48057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.35385714286">
                <text:p>1.35385714286</text:p>
              </table:table-cell>
              <table:table-cell office:value-type="float" office:value="185689.612164">
                <text:p>185689.61216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.35514285714">
                <text:p>1.35514285714</text:p>
              </table:table-cell>
              <table:table-cell office:value-type="float" office:value="184811.238895">
                <text:p>184811.23889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.35642857143">
                <text:p>1.35642857143</text:p>
              </table:table-cell>
              <table:table-cell office:value-type="float" office:value="183408.222698">
                <text:p>183408.222698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.35771428571">
                <text:p>1.35771428571</text:p>
              </table:table-cell>
              <table:table-cell office:value-type="float" office:value="181651.237942">
                <text:p>181651.23794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.359">
                <text:p>1.359</text:p>
              </table:table-cell>
              <table:table-cell office:value-type="float" office:value="179854.000283">
                <text:p>179854.000283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.36028571429">
                <text:p>1.36028571429</text:p>
              </table:table-cell>
              <table:table-cell office:value-type="float" office:value="178340.308824">
                <text:p>178340.308824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.36157142857">
                <text:p>1.36157142857</text:p>
              </table:table-cell>
              <table:table-cell office:value-type="float" office:value="176897.16709">
                <text:p>176897.16709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.36285714286">
                <text:p>1.36285714286</text:p>
              </table:table-cell>
              <table:table-cell office:value-type="float" office:value="175009.840116">
                <text:p>175009.84011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.36414285714">
                <text:p>1.36414285714</text:p>
              </table:table-cell>
              <table:table-cell office:value-type="float" office:value="172424.458512">
                <text:p>172424.45851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.36542857143">
                <text:p>1.36542857143</text:p>
              </table:table-cell>
              <table:table-cell office:value-type="float" office:value="169232.228474">
                <text:p>169232.22847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.36671428571">
                <text:p>1.36671428571</text:p>
              </table:table-cell>
              <table:table-cell office:value-type="float" office:value="166736.718341">
                <text:p>166736.71834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.368">
                <text:p>1.368</text:p>
              </table:table-cell>
              <table:table-cell office:value-type="float" office:value="165942.500972">
                <text:p>165942.50097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.36928571429">
                <text:p>1.36928571429</text:p>
              </table:table-cell>
              <table:table-cell office:value-type="float" office:value="166101.954451">
                <text:p>166101.95445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.37057142857">
                <text:p>1.37057142857</text:p>
              </table:table-cell>
              <table:table-cell office:value-type="float" office:value="165505.735265">
                <text:p>165505.73526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.37185714286">
                <text:p>1.37185714286</text:p>
              </table:table-cell>
              <table:table-cell office:value-type="float" office:value="163435.849968">
                <text:p>163435.849968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.37314285714">
                <text:p>1.37314285714</text:p>
              </table:table-cell>
              <table:table-cell office:value-type="float" office:value="160061.748234">
                <text:p>160061.74823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.37442857143">
                <text:p>1.37442857143</text:p>
              </table:table-cell>
              <table:table-cell office:value-type="float" office:value="156844.386185">
                <text:p>156844.38618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.375">
                <text:p>1.375</text:p>
              </table:table-cell>
              <table:table-cell office:value-type="float" office:value="155738.723167">
                <text:p>155738.723167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.37628571429">
                <text:p>1.37628571429</text:p>
              </table:table-cell>
              <table:table-cell office:value-type="float" office:value="155775.612472">
                <text:p>155775.61247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.37757142857">
                <text:p>1.37757142857</text:p>
              </table:table-cell>
              <table:table-cell office:value-type="float" office:value="157346.744063">
                <text:p>157346.74406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.37885714286">
                <text:p>1.37885714286</text:p>
              </table:table-cell>
              <table:table-cell office:value-type="float" office:value="158433.266743">
                <text:p>158433.26674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.38014285714">
                <text:p>1.38014285714</text:p>
              </table:table-cell>
              <table:table-cell office:value-type="float" office:value="158319.834754">
                <text:p>158319.83475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.38142857143">
                <text:p>1.38142857143</text:p>
              </table:table-cell>
              <table:table-cell office:value-type="float" office:value="157423.297792">
                <text:p>157423.297792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.38271428571">
                <text:p>1.38271428571</text:p>
              </table:table-cell>
              <table:table-cell office:value-type="float" office:value="156766.412243">
                <text:p>156766.412243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.384">
                <text:p>1.384</text:p>
              </table:table-cell>
              <table:table-cell office:value-type="float" office:value="156580.552756">
                <text:p>156580.55275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.38528571429">
                <text:p>1.38528571429</text:p>
              </table:table-cell>
              <table:table-cell office:value-type="float" office:value="155940.729403">
                <text:p>155940.729403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.38657142857">
                <text:p>1.38657142857</text:p>
              </table:table-cell>
              <table:table-cell office:value-type="float" office:value="154393.767477">
                <text:p>154393.767477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.38785714286">
                <text:p>1.38785714286</text:p>
              </table:table-cell>
              <table:table-cell office:value-type="float" office:value="152668.813921">
                <text:p>152668.81392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.38914285714">
                <text:p>1.38914285714</text:p>
              </table:table-cell>
              <table:table-cell office:value-type="float" office:value="151638.941015">
                <text:p>151638.94101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.39042857143">
                <text:p>1.39042857143</text:p>
              </table:table-cell>
              <table:table-cell office:value-type="float" office:value="151283.23889">
                <text:p>151283.2388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.39171428571">
                <text:p>1.39171428571</text:p>
              </table:table-cell>
              <table:table-cell office:value-type="float" office:value="151140.813303">
                <text:p>151140.813303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.393">
                <text:p>1.393</text:p>
              </table:table-cell>
              <table:table-cell office:value-type="float" office:value="150828.401247">
                <text:p>150828.401247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.39428571429">
                <text:p>1.39428571429</text:p>
              </table:table-cell>
              <table:table-cell office:value-type="float" office:value="150103.931286">
                <text:p>150103.93128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.39557142857">
                <text:p>1.39557142857</text:p>
              </table:table-cell>
              <table:table-cell office:value-type="float" office:value="149123.51065">
                <text:p>149123.5106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.39685714286">
                <text:p>1.39685714286</text:p>
              </table:table-cell>
              <table:table-cell office:value-type="float" office:value="148247.924093">
                <text:p>148247.924093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.39814285714">
                <text:p>1.39814285714</text:p>
              </table:table-cell>
              <table:table-cell office:value-type="float" office:value="147612.456169">
                <text:p>147612.45616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.39942857143">
                <text:p>1.39942857143</text:p>
              </table:table-cell>
              <table:table-cell office:value-type="float" office:value="147207.706253">
                <text:p>147207.706253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.4">
                <text:p>1.4</text:p>
              </table:table-cell>
              <table:table-cell office:value-type="float" office:value="146839.963786">
                <text:p>146839.96378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.40128571429">
                <text:p>1.40128571429</text:p>
              </table:table-cell>
              <table:table-cell office:value-type="float" office:value="146513.300861">
                <text:p>146513.30086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.40257142857">
                <text:p>1.40257142857</text:p>
              </table:table-cell>
              <table:table-cell office:value-type="float" office:value="146182.267728">
                <text:p>146182.26772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.40385714286">
                <text:p>1.40385714286</text:p>
              </table:table-cell>
              <table:table-cell office:value-type="float" office:value="145825.492198">
                <text:p>145825.49219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.40514285714">
                <text:p>1.40514285714</text:p>
              </table:table-cell>
              <table:table-cell office:value-type="float" office:value="145423.130198">
                <text:p>145423.13019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.40642857143">
                <text:p>1.40642857143</text:p>
              </table:table-cell>
              <table:table-cell office:value-type="float" office:value="144984.024636">
                <text:p>144984.02463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.40771428571">
                <text:p>1.40771428571</text:p>
              </table:table-cell>
              <table:table-cell office:value-type="float" office:value="144564.338982">
                <text:p>144564.33898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.409">
                <text:p>1.409</text:p>
              </table:table-cell>
              <table:table-cell office:value-type="float" office:value="144354.957941">
                <text:p>144354.95794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.41028571429">
                <text:p>1.41028571429</text:p>
              </table:table-cell>
              <table:table-cell office:value-type="float" office:value="144608.45459">
                <text:p>144608.4545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.41157142857">
                <text:p>1.41157142857</text:p>
              </table:table-cell>
              <table:table-cell office:value-type="float" office:value="145796.014917">
                <text:p>145796.014917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.41285714286">
                <text:p>1.41285714286</text:p>
              </table:table-cell>
              <table:table-cell office:value-type="float" office:value="148539.420093">
                <text:p>148539.420093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.41414285714">
                <text:p>1.41414285714</text:p>
              </table:table-cell>
              <table:table-cell office:value-type="float" office:value="153356.284998">
                <text:p>153356.284998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.41542857143">
                <text:p>1.41542857143</text:p>
              </table:table-cell>
              <table:table-cell office:value-type="float" office:value="160012.06245">
                <text:p>160012.0624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.41671428571">
                <text:p>1.41671428571</text:p>
              </table:table-cell>
              <table:table-cell office:value-type="float" office:value="167249.112124">
                <text:p>167249.11212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.418">
                <text:p>1.418</text:p>
              </table:table-cell>
              <table:table-cell office:value-type="float" office:value="170942.260565">
                <text:p>170942.26056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.41928571429">
                <text:p>1.41928571429</text:p>
              </table:table-cell>
              <table:table-cell office:value-type="float" office:value="174595.897738">
                <text:p>174595.89773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.42057142857">
                <text:p>1.42057142857</text:p>
              </table:table-cell>
              <table:table-cell office:value-type="float" office:value="185578.124641">
                <text:p>185578.12464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.42185714286">
                <text:p>1.42185714286</text:p>
              </table:table-cell>
              <table:table-cell office:value-type="float" office:value="204789.922094">
                <text:p>204789.92209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.42314285714">
                <text:p>1.42314285714</text:p>
              </table:table-cell>
              <table:table-cell office:value-type="float" office:value="241797.613892">
                <text:p>241797.61389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.42442857143">
                <text:p>1.42442857143</text:p>
              </table:table-cell>
              <table:table-cell office:value-type="float" office:value="301348.985695">
                <text:p>301348.98569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.425">
                <text:p>1.425</text:p>
              </table:table-cell>
              <table:table-cell office:value-type="float" office:value="321088.330397">
                <text:p>321088.33039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.42628571429">
                <text:p>1.42628571429</text:p>
              </table:table-cell>
              <table:table-cell office:value-type="float" office:value="388819.532281">
                <text:p>388819.53228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.42757142857">
                <text:p>1.42757142857</text:p>
              </table:table-cell>
              <table:table-cell office:value-type="float" office:value="388368.202698">
                <text:p>388368.202698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.42885714286">
                <text:p>1.42885714286</text:p>
              </table:table-cell>
              <table:table-cell office:value-type="float" office:value="367906.684455">
                <text:p>367906.68445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.43014285714">
                <text:p>1.43014285714</text:p>
              </table:table-cell>
              <table:table-cell office:value-type="float" office:value="353935.558715">
                <text:p>353935.55871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.43142857143">
                <text:p>1.43142857143</text:p>
              </table:table-cell>
              <table:table-cell office:value-type="float" office:value="345449.642762">
                <text:p>345449.64276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.43271428571">
                <text:p>1.43271428571</text:p>
              </table:table-cell>
              <table:table-cell office:value-type="float" office:value="339446.939483">
                <text:p>339446.93948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.434">
                <text:p>1.434</text:p>
              </table:table-cell>
              <table:table-cell office:value-type="float" office:value="334231.774387">
                <text:p>334231.774387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.43528571429">
                <text:p>1.43528571429</text:p>
              </table:table-cell>
              <table:table-cell office:value-type="float" office:value="329992.142822">
                <text:p>329992.14282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.43657142857">
                <text:p>1.43657142857</text:p>
              </table:table-cell>
              <table:table-cell office:value-type="float" office:value="327445.226981">
                <text:p>327445.22698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.43785714286">
                <text:p>1.43785714286</text:p>
              </table:table-cell>
              <table:table-cell office:value-type="float" office:value="326929.465458">
                <text:p>326929.465458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.43914285714">
                <text:p>1.43914285714</text:p>
              </table:table-cell>
              <table:table-cell office:value-type="float" office:value="328060.032056">
                <text:p>328060.032056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.44042857143">
                <text:p>1.44042857143</text:p>
              </table:table-cell>
              <table:table-cell office:value-type="float" office:value="328645.628126">
                <text:p>328645.62812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.44171428571">
                <text:p>1.44171428571</text:p>
              </table:table-cell>
              <table:table-cell office:value-type="float" office:value="328385.529253">
                <text:p>328385.52925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.443">
                <text:p>1.443</text:p>
              </table:table-cell>
              <table:table-cell office:value-type="float" office:value="327276.124758">
                <text:p>327276.124758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.44428571429">
                <text:p>1.44428571429</text:p>
              </table:table-cell>
              <table:table-cell office:value-type="float" office:value="325237.383481">
                <text:p>325237.38348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.44557142857">
                <text:p>1.44557142857</text:p>
              </table:table-cell>
              <table:table-cell office:value-type="float" office:value="322599.51822">
                <text:p>322599.51822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.44685714286">
                <text:p>1.44685714286</text:p>
              </table:table-cell>
              <table:table-cell office:value-type="float" office:value="319701.874726">
                <text:p>319701.87472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.44814285714">
                <text:p>1.44814285714</text:p>
              </table:table-cell>
              <table:table-cell office:value-type="float" office:value="316800.059802">
                <text:p>316800.05980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.44942857143">
                <text:p>1.44942857143</text:p>
              </table:table-cell>
              <table:table-cell office:value-type="float" office:value="313764.986463">
                <text:p>313764.986463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.45">
                <text:p>1.45</text:p>
              </table:table-cell>
              <table:table-cell office:value-type="float" office:value="312317.678757">
                <text:p>312317.678757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.45128571429">
                <text:p>1.45128571429</text:p>
              </table:table-cell>
              <table:table-cell office:value-type="float" office:value="309522.103988">
                <text:p>309522.10398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.45257142857">
                <text:p>1.45257142857</text:p>
              </table:table-cell>
              <table:table-cell office:value-type="float" office:value="307030.136529">
                <text:p>307030.13652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.45385714286">
                <text:p>1.45385714286</text:p>
              </table:table-cell>
              <table:table-cell office:value-type="float" office:value="304774.463498">
                <text:p>304774.46349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.45514285714">
                <text:p>1.45514285714</text:p>
              </table:table-cell>
              <table:table-cell office:value-type="float" office:value="302533.718596">
                <text:p>302533.71859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.45642857143">
                <text:p>1.45642857143</text:p>
              </table:table-cell>
              <table:table-cell office:value-type="float" office:value="300072.000199">
                <text:p>300072.00019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.45771428571">
                <text:p>1.45771428571</text:p>
              </table:table-cell>
              <table:table-cell office:value-type="float" office:value="297447.394355">
                <text:p>297447.39435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.459">
                <text:p>1.459</text:p>
              </table:table-cell>
              <table:table-cell office:value-type="float" office:value="294966.982662">
                <text:p>294966.98266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.46028571429">
                <text:p>1.46028571429</text:p>
              </table:table-cell>
              <table:table-cell office:value-type="float" office:value="292847.774181">
                <text:p>292847.77418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.46157142857">
                <text:p>1.46157142857</text:p>
              </table:table-cell>
              <table:table-cell office:value-type="float" office:value="291100.782749">
                <text:p>291100.782749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.46285714286">
                <text:p>1.46285714286</text:p>
              </table:table-cell>
              <table:table-cell office:value-type="float" office:value="289556.422923">
                <text:p>289556.42292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.46414285714">
                <text:p>1.46414285714</text:p>
              </table:table-cell>
              <table:table-cell office:value-type="float" office:value="287900.726085">
                <text:p>287900.72608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.46542857143">
                <text:p>1.46542857143</text:p>
              </table:table-cell>
              <table:table-cell office:value-type="float" office:value="285817.039421">
                <text:p>285817.03942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.46671428571">
                <text:p>1.46671428571</text:p>
              </table:table-cell>
              <table:table-cell office:value-type="float" office:value="283241.60064">
                <text:p>283241.60064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.468">
                <text:p>1.468</text:p>
              </table:table-cell>
              <table:table-cell office:value-type="float" office:value="280623.031029">
                <text:p>280623.031029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.46928571429">
                <text:p>1.46928571429</text:p>
              </table:table-cell>
              <table:table-cell office:value-type="float" office:value="278667.718305">
                <text:p>278667.71830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.47057142857">
                <text:p>1.47057142857</text:p>
              </table:table-cell>
              <table:table-cell office:value-type="float" office:value="277756.467697">
                <text:p>277756.467697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.47185714286">
                <text:p>1.47185714286</text:p>
              </table:table-cell>
              <table:table-cell office:value-type="float" office:value="277396.432929">
                <text:p>277396.432929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.47314285714">
                <text:p>1.47314285714</text:p>
              </table:table-cell>
              <table:table-cell office:value-type="float" office:value="276828.531426">
                <text:p>276828.531426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.47442857143">
                <text:p>1.47442857143</text:p>
              </table:table-cell>
              <table:table-cell office:value-type="float" office:value="276012.94492">
                <text:p>276012.9449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.475">
                <text:p>1.475</text:p>
              </table:table-cell>
              <table:table-cell office:value-type="float" office:value="275555.647018">
                <text:p>275555.647018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.47628571429">
                <text:p>1.47628571429</text:p>
              </table:table-cell>
              <table:table-cell office:value-type="float" office:value="274496.899903">
                <text:p>274496.899903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.47757142857">
                <text:p>1.47757142857</text:p>
              </table:table-cell>
              <table:table-cell office:value-type="float" office:value="273249.881643">
                <text:p>273249.88164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.47885714286">
                <text:p>1.47885714286</text:p>
              </table:table-cell>
              <table:table-cell office:value-type="float" office:value="271896.950187">
                <text:p>271896.95018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.48014285714">
                <text:p>1.48014285714</text:p>
              </table:table-cell>
              <table:table-cell office:value-type="float" office:value="270517.872075">
                <text:p>270517.87207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.48142857143">
                <text:p>1.48142857143</text:p>
              </table:table-cell>
              <table:table-cell office:value-type="float" office:value="269152.131857">
                <text:p>269152.131857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.48271428571">
                <text:p>1.48271428571</text:p>
              </table:table-cell>
              <table:table-cell office:value-type="float" office:value="267843.970007">
                <text:p>267843.97000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.484">
                <text:p>1.484</text:p>
              </table:table-cell>
              <table:table-cell office:value-type="float" office:value="266650.182364">
                <text:p>266650.182364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.48528571429">
                <text:p>1.48528571429</text:p>
              </table:table-cell>
              <table:table-cell office:value-type="float" office:value="265550.459146">
                <text:p>265550.45914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.48657142857">
                <text:p>1.48657142857</text:p>
              </table:table-cell>
              <table:table-cell office:value-type="float" office:value="264539.260141">
                <text:p>264539.26014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.48785714286">
                <text:p>1.48785714286</text:p>
              </table:table-cell>
              <table:table-cell office:value-type="float" office:value="263559.031782">
                <text:p>263559.031782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.48914285714">
                <text:p>1.48914285714</text:p>
              </table:table-cell>
              <table:table-cell office:value-type="float" office:value="262574.863806">
                <text:p>262574.863806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.49042857143">
                <text:p>1.49042857143</text:p>
              </table:table-cell>
              <table:table-cell office:value-type="float" office:value="261678.365761">
                <text:p>261678.36576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.49171428571">
                <text:p>1.49171428571</text:p>
              </table:table-cell>
              <table:table-cell office:value-type="float" office:value="260893.718403">
                <text:p>260893.71840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.493">
                <text:p>1.493</text:p>
              </table:table-cell>
              <table:table-cell office:value-type="float" office:value="260190.761819">
                <text:p>260190.76181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.49428571429">
                <text:p>1.49428571429</text:p>
              </table:table-cell>
              <table:table-cell office:value-type="float" office:value="259541.078018">
                <text:p>259541.07801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.49557142857">
                <text:p>1.49557142857</text:p>
              </table:table-cell>
              <table:table-cell office:value-type="float" office:value="258899.678809">
                <text:p>258899.678809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.49685714286">
                <text:p>1.49685714286</text:p>
              </table:table-cell>
              <table:table-cell office:value-type="float" office:value="258277.957723">
                <text:p>258277.95772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.49814285714">
                <text:p>1.49814285714</text:p>
              </table:table-cell>
              <table:table-cell office:value-type="float" office:value="257689.743688">
                <text:p>257689.743688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.49942857143">
                <text:p>1.49942857143</text:p>
              </table:table-cell>
              <table:table-cell office:value-type="float" office:value="257097.773913">
                <text:p>257097.773913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.5">
                <text:p>1.5</text:p>
              </table:table-cell>
              <table:table-cell office:value-type="float" office:value="256760.994986">
                <text:p>256760.994986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.50128571429">
                <text:p>1.50128571429</text:p>
              </table:table-cell>
              <table:table-cell office:value-type="float" office:value="75850.7085882">
                <text:p>75850.708588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.50257142857">
                <text:p>1.50257142857</text:p>
              </table:table-cell>
              <table:table-cell office:value-type="float" office:value="87523.0299653">
                <text:p>87523.029965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.50385714286">
                <text:p>1.50385714286</text:p>
              </table:table-cell>
              <table:table-cell office:value-type="float" office:value="91361.6469359">
                <text:p>91361.6469359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.50514285714">
                <text:p>1.50514285714</text:p>
              </table:table-cell>
              <table:table-cell office:value-type="float" office:value="93350.7174177">
                <text:p>93350.7174177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.50642857143">
                <text:p>1.50642857143</text:p>
              </table:table-cell>
              <table:table-cell office:value-type="float" office:value="99326.7306688">
                <text:p>99326.7306688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.50771428571">
                <text:p>1.50771428571</text:p>
              </table:table-cell>
              <table:table-cell office:value-type="float" office:value="102890.988598">
                <text:p>102890.988598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.509">
                <text:p>1.509</text:p>
              </table:table-cell>
              <table:table-cell office:value-type="float" office:value="99326.9144311">
                <text:p>99326.914431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.51028571429">
                <text:p>1.51028571429</text:p>
              </table:table-cell>
              <table:table-cell office:value-type="float" office:value="96456.6071646">
                <text:p>96456.6071646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.51157142857">
                <text:p>1.51157142857</text:p>
              </table:table-cell>
              <table:table-cell office:value-type="float" office:value="93422.2670901">
                <text:p>93422.2670901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.51285714286">
                <text:p>1.51285714286</text:p>
              </table:table-cell>
              <table:table-cell office:value-type="float" office:value="92253.0077611">
                <text:p>92253.0077611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.51414285714">
                <text:p>1.51414285714</text:p>
              </table:table-cell>
              <table:table-cell office:value-type="float" office:value="92971.1601614">
                <text:p>92971.160161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.51542857143">
                <text:p>1.51542857143</text:p>
              </table:table-cell>
              <table:table-cell office:value-type="float" office:value="94739.6321338">
                <text:p>94739.6321338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.51671428571">
                <text:p>1.51671428571</text:p>
              </table:table-cell>
              <table:table-cell office:value-type="float" office:value="96664.345812">
                <text:p>96664.345812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.518">
                <text:p>1.518</text:p>
              </table:table-cell>
              <table:table-cell office:value-type="float" office:value="98224.8874835">
                <text:p>98224.887483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.51928571429">
                <text:p>1.51928571429</text:p>
              </table:table-cell>
              <table:table-cell office:value-type="float" office:value="99122.1895234">
                <text:p>99122.1895234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.52057142857">
                <text:p>1.52057142857</text:p>
              </table:table-cell>
              <table:table-cell office:value-type="float" office:value="99191.2993553">
                <text:p>99191.2993553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.52185714286">
                <text:p>1.52185714286</text:p>
              </table:table-cell>
              <table:table-cell office:value-type="float" office:value="98249.1913991">
                <text:p>98249.1913991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.52314285714">
                <text:p>1.52314285714</text:p>
              </table:table-cell>
              <table:table-cell office:value-type="float" office:value="97053.5792547">
                <text:p>97053.5792547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.52442857143">
                <text:p>1.52442857143</text:p>
              </table:table-cell>
              <table:table-cell office:value-type="float" office:value="96770.6275433">
                <text:p>96770.6275433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.525">
                <text:p>1.525</text:p>
              </table:table-cell>
              <table:table-cell office:value-type="float" office:value="96725.3035647">
                <text:p>96725.3035647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.52628571429">
                <text:p>1.52628571429</text:p>
              </table:table-cell>
              <table:table-cell office:value-type="float" office:value="97884.6903684">
                <text:p>97884.6903684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.52757142857">
                <text:p>1.52757142857</text:p>
              </table:table-cell>
              <table:table-cell office:value-type="float" office:value="97674.9601674">
                <text:p>97674.960167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.52885714286">
                <text:p>1.52885714286</text:p>
              </table:table-cell>
              <table:table-cell office:value-type="float" office:value="96760.543432">
                <text:p>96760.543432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.53014285714">
                <text:p>1.53014285714</text:p>
              </table:table-cell>
              <table:table-cell office:value-type="float" office:value="98089.9207808">
                <text:p>98089.9207808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.53142857143">
                <text:p>1.53142857143</text:p>
              </table:table-cell>
              <table:table-cell office:value-type="float" office:value="102059.720817">
                <text:p>102059.720817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.53271428571">
                <text:p>1.53271428571</text:p>
              </table:table-cell>
              <table:table-cell office:value-type="float" office:value="105152.432289">
                <text:p>105152.432289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.534">
                <text:p>1.534</text:p>
              </table:table-cell>
              <table:table-cell office:value-type="float" office:value="103766.270398">
                <text:p>103766.27039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.53528571429">
                <text:p>1.53528571429</text:p>
              </table:table-cell>
              <table:table-cell office:value-type="float" office:value="97451.9171113">
                <text:p>97451.917111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.53657142857">
                <text:p>1.53657142857</text:p>
              </table:table-cell>
              <table:table-cell office:value-type="float" office:value="89020.2696817">
                <text:p>89020.2696817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.53785714286">
                <text:p>1.53785714286</text:p>
              </table:table-cell>
              <table:table-cell office:value-type="float" office:value="83071.600742">
                <text:p>83071.600742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.53914285714">
                <text:p>1.53914285714</text:p>
              </table:table-cell>
              <table:table-cell office:value-type="float" office:value="85065.9061521">
                <text:p>85065.9061521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.54042857143">
                <text:p>1.54042857143</text:p>
              </table:table-cell>
              <table:table-cell office:value-type="float" office:value="92174.1898681">
                <text:p>92174.1898681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.54171428571">
                <text:p>1.54171428571</text:p>
              </table:table-cell>
              <table:table-cell office:value-type="float" office:value="96791.2806665">
                <text:p>96791.280666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.543">
                <text:p>1.543</text:p>
              </table:table-cell>
              <table:table-cell office:value-type="float" office:value="96350.1960352">
                <text:p>96350.1960352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.54428571429">
                <text:p>1.54428571429</text:p>
              </table:table-cell>
              <table:table-cell office:value-type="float" office:value="93426.3062318">
                <text:p>93426.3062318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.54557142857">
                <text:p>1.54557142857</text:p>
              </table:table-cell>
              <table:table-cell office:value-type="float" office:value="90553.0365868">
                <text:p>90553.036586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.54685714286">
                <text:p>1.54685714286</text:p>
              </table:table-cell>
              <table:table-cell office:value-type="float" office:value="89733.5466406">
                <text:p>89733.546640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.54814285714">
                <text:p>1.54814285714</text:p>
              </table:table-cell>
              <table:table-cell office:value-type="float" office:value="90224.2671171">
                <text:p>90224.2671171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.54942857143">
                <text:p>1.54942857143</text:p>
              </table:table-cell>
              <table:table-cell office:value-type="float" office:value="90864.3041019">
                <text:p>90864.3041019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.55">
                <text:p>1.55</text:p>
              </table:table-cell>
              <table:table-cell office:value-type="float" office:value="90836.0559238">
                <text:p>90836.0559238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.55128571429">
                <text:p>1.55128571429</text:p>
              </table:table-cell>
              <table:table-cell office:value-type="float" office:value="91106.7331558">
                <text:p>91106.733155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.55257142857">
                <text:p>1.55257142857</text:p>
              </table:table-cell>
              <table:table-cell office:value-type="float" office:value="90815.2862705">
                <text:p>90815.286270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.55385714286">
                <text:p>1.55385714286</text:p>
              </table:table-cell>
              <table:table-cell office:value-type="float" office:value="90396.5100269">
                <text:p>90396.5100269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.55514285714">
                <text:p>1.55514285714</text:p>
              </table:table-cell>
              <table:table-cell office:value-type="float" office:value="90197.9698043">
                <text:p>90197.9698043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.55642857143">
                <text:p>1.55642857143</text:p>
              </table:table-cell>
              <table:table-cell office:value-type="float" office:value="89965.9309196">
                <text:p>89965.9309196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.55771428571">
                <text:p>1.55771428571</text:p>
              </table:table-cell>
              <table:table-cell office:value-type="float" office:value="89598.0066584">
                <text:p>89598.0066584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.559">
                <text:p>1.559</text:p>
              </table:table-cell>
              <table:table-cell office:value-type="float" office:value="89990.0201961">
                <text:p>89990.0201961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.56028571429">
                <text:p>1.56028571429</text:p>
              </table:table-cell>
              <table:table-cell office:value-type="float" office:value="91498.1081744">
                <text:p>91498.1081744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.56157142857">
                <text:p>1.56157142857</text:p>
              </table:table-cell>
              <table:table-cell office:value-type="float" office:value="93498.7376411">
                <text:p>93498.737641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.56285714286">
                <text:p>1.56285714286</text:p>
              </table:table-cell>
              <table:table-cell office:value-type="float" office:value="95339.3768063">
                <text:p>95339.3768063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.56414285714">
                <text:p>1.56414285714</text:p>
              </table:table-cell>
              <table:table-cell office:value-type="float" office:value="96892.9498528">
                <text:p>96892.9498528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.56542857143">
                <text:p>1.56542857143</text:p>
              </table:table-cell>
              <table:table-cell office:value-type="float" office:value="98397.9355935">
                <text:p>98397.935593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.56671428571">
                <text:p>1.56671428571</text:p>
              </table:table-cell>
              <table:table-cell office:value-type="float" office:value="100290.223331">
                <text:p>100290.223331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.568">
                <text:p>1.568</text:p>
              </table:table-cell>
              <table:table-cell office:value-type="float" office:value="103096.274024">
                <text:p>103096.274024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.56928571429">
                <text:p>1.56928571429</text:p>
              </table:table-cell>
              <table:table-cell office:value-type="float" office:value="106900.270033">
                <text:p>106900.27003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.57057142857">
                <text:p>1.57057142857</text:p>
              </table:table-cell>
              <table:table-cell office:value-type="float" office:value="111246.830709">
                <text:p>111246.830709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.57185714286">
                <text:p>1.57185714286</text:p>
              </table:table-cell>
              <table:table-cell office:value-type="float" office:value="115773.859129">
                <text:p>115773.859129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.57314285714">
                <text:p>1.57314285714</text:p>
              </table:table-cell>
              <table:table-cell office:value-type="float" office:value="119632.999941">
                <text:p>119632.99994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.57442857143">
                <text:p>1.57442857143</text:p>
              </table:table-cell>
              <table:table-cell office:value-type="float" office:value="122844.204631">
                <text:p>122844.20463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.575">
                <text:p>1.575</text:p>
              </table:table-cell>
              <table:table-cell office:value-type="float" office:value="123683.746731">
                <text:p>123683.74673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.57628571429">
                <text:p>1.57628571429</text:p>
              </table:table-cell>
              <table:table-cell office:value-type="float" office:value="129727.854262">
                <text:p>129727.854262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.57757142857">
                <text:p>1.57757142857</text:p>
              </table:table-cell>
              <table:table-cell office:value-type="float" office:value="137238.609623">
                <text:p>137238.609623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.57885714286">
                <text:p>1.57885714286</text:p>
              </table:table-cell>
              <table:table-cell office:value-type="float" office:value="140568.164572">
                <text:p>140568.164572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.58014285714">
                <text:p>1.58014285714</text:p>
              </table:table-cell>
              <table:table-cell office:value-type="float" office:value="131392.781591">
                <text:p>131392.781591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.58142857143">
                <text:p>1.58142857143</text:p>
              </table:table-cell>
              <table:table-cell office:value-type="float" office:value="113729.180838">
                <text:p>113729.180838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.58271428571">
                <text:p>1.58271428571</text:p>
              </table:table-cell>
              <table:table-cell office:value-type="float" office:value="97725.4388002">
                <text:p>97725.4388002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.584">
                <text:p>1.584</text:p>
              </table:table-cell>
              <table:table-cell office:value-type="float" office:value="93140.0537175">
                <text:p>93140.053717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.58528571429">
                <text:p>1.58528571429</text:p>
              </table:table-cell>
              <table:table-cell office:value-type="float" office:value="102860.192741">
                <text:p>102860.192741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.58657142857">
                <text:p>1.58657142857</text:p>
              </table:table-cell>
              <table:table-cell office:value-type="float" office:value="109984.408697">
                <text:p>109984.408697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.58785714286">
                <text:p>1.58785714286</text:p>
              </table:table-cell>
              <table:table-cell office:value-type="float" office:value="113258.179767">
                <text:p>113258.179767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.58914285714">
                <text:p>1.58914285714</text:p>
              </table:table-cell>
              <table:table-cell office:value-type="float" office:value="115772.149409">
                <text:p>115772.149409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.59042857143">
                <text:p>1.59042857143</text:p>
              </table:table-cell>
              <table:table-cell office:value-type="float" office:value="116450.788753">
                <text:p>116450.788753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.59171428571">
                <text:p>1.59171428571</text:p>
              </table:table-cell>
              <table:table-cell office:value-type="float" office:value="116257.991645">
                <text:p>116257.99164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.593">
                <text:p>1.593</text:p>
              </table:table-cell>
              <table:table-cell office:value-type="float" office:value="117412.979002">
                <text:p>117412.979002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.59428571429">
                <text:p>1.59428571429</text:p>
              </table:table-cell>
              <table:table-cell office:value-type="float" office:value="120254.045287">
                <text:p>120254.045287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.59557142857">
                <text:p>1.59557142857</text:p>
              </table:table-cell>
              <table:table-cell office:value-type="float" office:value="124909.735198">
                <text:p>124909.735198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.59685714286">
                <text:p>1.59685714286</text:p>
              </table:table-cell>
              <table:table-cell office:value-type="float" office:value="130136.507415">
                <text:p>130136.50741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.59814285714">
                <text:p>1.59814285714</text:p>
              </table:table-cell>
              <table:table-cell office:value-type="float" office:value="134575.850472">
                <text:p>134575.850472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.59942857143">
                <text:p>1.59942857143</text:p>
              </table:table-cell>
              <table:table-cell office:value-type="float" office:value="137711.791825">
                <text:p>137711.79182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.6">
                <text:p>1.6</text:p>
              </table:table-cell>
              <table:table-cell office:value-type="float" office:value="138144.255809">
                <text:p>138144.255809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.60128571429">
                <text:p>1.60128571429</text:p>
              </table:table-cell>
              <table:table-cell office:value-type="float" office:value="139702.983297">
                <text:p>139702.983297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.60257142857">
                <text:p>1.60257142857</text:p>
              </table:table-cell>
              <table:table-cell office:value-type="float" office:value="140110.140209">
                <text:p>140110.140209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.60385714286">
                <text:p>1.60385714286</text:p>
              </table:table-cell>
              <table:table-cell office:value-type="float" office:value="139922.195013">
                <text:p>139922.195013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.60514285714">
                <text:p>1.60514285714</text:p>
              </table:table-cell>
              <table:table-cell office:value-type="float" office:value="139295.419219">
                <text:p>139295.419219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.60642857143">
                <text:p>1.60642857143</text:p>
              </table:table-cell>
              <table:table-cell office:value-type="float" office:value="138183.502169">
                <text:p>138183.502169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.60771428571">
                <text:p>1.60771428571</text:p>
              </table:table-cell>
              <table:table-cell office:value-type="float" office:value="136772.129895">
                <text:p>136772.12989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.609">
                <text:p>1.609</text:p>
              </table:table-cell>
              <table:table-cell office:value-type="float" office:value="135094.41251">
                <text:p>135094.41251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.61028571429">
                <text:p>1.61028571429</text:p>
              </table:table-cell>
              <table:table-cell office:value-type="float" office:value="133227.739791">
                <text:p>133227.739791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.61157142857">
                <text:p>1.61157142857</text:p>
              </table:table-cell>
              <table:table-cell office:value-type="float" office:value="131372.640558">
                <text:p>131372.640558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.61285714286">
                <text:p>1.61285714286</text:p>
              </table:table-cell>
              <table:table-cell office:value-type="float" office:value="129283.785105">
                <text:p>129283.78510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.61414285714">
                <text:p>1.61414285714</text:p>
              </table:table-cell>
              <table:table-cell office:value-type="float" office:value="126972.384507">
                <text:p>126972.384507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.61542857143">
                <text:p>1.61542857143</text:p>
              </table:table-cell>
              <table:table-cell office:value-type="float" office:value="124716.463712">
                <text:p>124716.463712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.61671428571">
                <text:p>1.61671428571</text:p>
              </table:table-cell>
              <table:table-cell office:value-type="float" office:value="122859.705">
                <text:p>122859.705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.618">
                <text:p>1.618</text:p>
              </table:table-cell>
              <table:table-cell office:value-type="float" office:value="121468.009334">
                <text:p>121468.009334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.61928571429">
                <text:p>1.61928571429</text:p>
              </table:table-cell>
              <table:table-cell office:value-type="float" office:value="119834.642017">
                <text:p>119834.642017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.62057142857">
                <text:p>1.62057142857</text:p>
              </table:table-cell>
              <table:table-cell office:value-type="float" office:value="117739.07253">
                <text:p>117739.07253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.62185714286">
                <text:p>1.62185714286</text:p>
              </table:table-cell>
              <table:table-cell office:value-type="float" office:value="115763.870796">
                <text:p>115763.870796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.62314285714">
                <text:p>1.62314285714</text:p>
              </table:table-cell>
              <table:table-cell office:value-type="float" office:value="114931.851756">
                <text:p>114931.851756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.62442857143">
                <text:p>1.62442857143</text:p>
              </table:table-cell>
              <table:table-cell office:value-type="float" office:value="115764.083105">
                <text:p>115764.08310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.625">
                <text:p>1.625</text:p>
              </table:table-cell>
              <table:table-cell office:value-type="float" office:value="116336.471602">
                <text:p>116336.471602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.62628571429">
                <text:p>1.62628571429</text:p>
              </table:table-cell>
              <table:table-cell office:value-type="float" office:value="117981.840386">
                <text:p>117981.840386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.62757142857">
                <text:p>1.62757142857</text:p>
              </table:table-cell>
              <table:table-cell office:value-type="float" office:value="118155.389932">
                <text:p>118155.389932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.62885714286">
                <text:p>1.62885714286</text:p>
              </table:table-cell>
              <table:table-cell office:value-type="float" office:value="116124.701462">
                <text:p>116124.701462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.63014285714">
                <text:p>1.63014285714</text:p>
              </table:table-cell>
              <table:table-cell office:value-type="float" office:value="113233.771585">
                <text:p>113233.77158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.63142857143">
                <text:p>1.63142857143</text:p>
              </table:table-cell>
              <table:table-cell office:value-type="float" office:value="111710.990521">
                <text:p>111710.990521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.63271428571">
                <text:p>1.63271428571</text:p>
              </table:table-cell>
              <table:table-cell office:value-type="float" office:value="111445.601636">
                <text:p>111445.60163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.634">
                <text:p>1.634</text:p>
              </table:table-cell>
              <table:table-cell office:value-type="float" office:value="111737.281514">
                <text:p>111737.281514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.63528571429">
                <text:p>1.63528571429</text:p>
              </table:table-cell>
              <table:table-cell office:value-type="float" office:value="111899.807085">
                <text:p>111899.80708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.63657142857">
                <text:p>1.63657142857</text:p>
              </table:table-cell>
              <table:table-cell office:value-type="float" office:value="111473.663131">
                <text:p>111473.663131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.63785714286">
                <text:p>1.63785714286</text:p>
              </table:table-cell>
              <table:table-cell office:value-type="float" office:value="110576.229106">
                <text:p>110576.229106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.63914285714">
                <text:p>1.63914285714</text:p>
              </table:table-cell>
              <table:table-cell office:value-type="float" office:value="109609.247526">
                <text:p>109609.247526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.64042857143">
                <text:p>1.64042857143</text:p>
              </table:table-cell>
              <table:table-cell office:value-type="float" office:value="108791.328739">
                <text:p>108791.328739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.64171428571">
                <text:p>1.64171428571</text:p>
              </table:table-cell>
              <table:table-cell office:value-type="float" office:value="108132.444005">
                <text:p>108132.44400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.643">
                <text:p>1.643</text:p>
              </table:table-cell>
              <table:table-cell office:value-type="float" office:value="107556.923485">
                <text:p>107556.92348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.64428571429">
                <text:p>1.64428571429</text:p>
              </table:table-cell>
              <table:table-cell office:value-type="float" office:value="107038.516109">
                <text:p>107038.51610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.64557142857">
                <text:p>1.64557142857</text:p>
              </table:table-cell>
              <table:table-cell office:value-type="float" office:value="106604.716637">
                <text:p>106604.716637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.64685714286">
                <text:p>1.64685714286</text:p>
              </table:table-cell>
              <table:table-cell office:value-type="float" office:value="106320.512649">
                <text:p>106320.51264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.64814285714">
                <text:p>1.64814285714</text:p>
              </table:table-cell>
              <table:table-cell office:value-type="float" office:value="106118.750942">
                <text:p>106118.750942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.64942857143">
                <text:p>1.64942857143</text:p>
              </table:table-cell>
              <table:table-cell office:value-type="float" office:value="105968.830761">
                <text:p>105968.83076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.65">
                <text:p>1.65</text:p>
              </table:table-cell>
              <table:table-cell office:value-type="float" office:value="105733.571622">
                <text:p>105733.57162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.65128571429">
                <text:p>1.65128571429</text:p>
              </table:table-cell>
              <table:table-cell office:value-type="float" office:value="105663.0679">
                <text:p>105663.0679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.65257142857">
                <text:p>1.65257142857</text:p>
              </table:table-cell>
              <table:table-cell office:value-type="float" office:value="105466.25111">
                <text:p>105466.2511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.65385714286">
                <text:p>1.65385714286</text:p>
              </table:table-cell>
              <table:table-cell office:value-type="float" office:value="105161.356066">
                <text:p>105161.356066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.65514285714">
                <text:p>1.65514285714</text:p>
              </table:table-cell>
              <table:table-cell office:value-type="float" office:value="104937.632242">
                <text:p>104937.63224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.65642857143">
                <text:p>1.65642857143</text:p>
              </table:table-cell>
              <table:table-cell office:value-type="float" office:value="104798.066063">
                <text:p>104798.066063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.65771428571">
                <text:p>1.65771428571</text:p>
              </table:table-cell>
              <table:table-cell office:value-type="float" office:value="104751.630122">
                <text:p>104751.63012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.659">
                <text:p>1.659</text:p>
              </table:table-cell>
              <table:table-cell office:value-type="float" office:value="105016.899984">
                <text:p>105016.899984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.66028571429">
                <text:p>1.66028571429</text:p>
              </table:table-cell>
              <table:table-cell office:value-type="float" office:value="107162.750142">
                <text:p>107162.750142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.66157142857">
                <text:p>1.66157142857</text:p>
              </table:table-cell>
              <table:table-cell office:value-type="float" office:value="115257.735884">
                <text:p>115257.735884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.66285714286">
                <text:p>1.66285714286</text:p>
              </table:table-cell>
              <table:table-cell office:value-type="float" office:value="133812.446502">
                <text:p>133812.446502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.66414285714">
                <text:p>1.66414285714</text:p>
              </table:table-cell>
              <table:table-cell office:value-type="float" office:value="160849.227707">
                <text:p>160849.227707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.66542857143">
                <text:p>1.66542857143</text:p>
              </table:table-cell>
              <table:table-cell office:value-type="float" office:value="182837.595417">
                <text:p>182837.595417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.66671428571">
                <text:p>1.66671428571</text:p>
              </table:table-cell>
              <table:table-cell office:value-type="float" office:value="178823.766488">
                <text:p>178823.766488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.668">
                <text:p>1.668</text:p>
              </table:table-cell>
              <table:table-cell office:value-type="float" office:value="171869.99326">
                <text:p>171869.99326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.66928571429">
                <text:p>1.66928571429</text:p>
              </table:table-cell>
              <table:table-cell office:value-type="float" office:value="165680.169299">
                <text:p>165680.169299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.67057142857">
                <text:p>1.67057142857</text:p>
              </table:table-cell>
              <table:table-cell office:value-type="float" office:value="152507.873209">
                <text:p>152507.87320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.67185714286">
                <text:p>1.67185714286</text:p>
              </table:table-cell>
              <table:table-cell office:value-type="float" office:value="147036.169692">
                <text:p>147036.16969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.67314285714">
                <text:p>1.67314285714</text:p>
              </table:table-cell>
              <table:table-cell office:value-type="float" office:value="169828.088955">
                <text:p>169828.08895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.67442857143">
                <text:p>1.67442857143</text:p>
              </table:table-cell>
              <table:table-cell office:value-type="float" office:value="212996.723454">
                <text:p>212996.723454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.675">
                <text:p>1.675</text:p>
              </table:table-cell>
              <table:table-cell office:value-type="float" office:value="220014.574028">
                <text:p>220014.574028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.67628571429">
                <text:p>1.67628571429</text:p>
              </table:table-cell>
              <table:table-cell office:value-type="float" office:value="226131.577866">
                <text:p>226131.577866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.67757142857">
                <text:p>1.67757142857</text:p>
              </table:table-cell>
              <table:table-cell office:value-type="float" office:value="204328.111193">
                <text:p>204328.111193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.67885714286">
                <text:p>1.67885714286</text:p>
              </table:table-cell>
              <table:table-cell office:value-type="float" office:value="187078.278839">
                <text:p>187078.278839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.68014285714">
                <text:p>1.68014285714</text:p>
              </table:table-cell>
              <table:table-cell office:value-type="float" office:value="172258.024232">
                <text:p>172258.02423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.68142857143">
                <text:p>1.68142857143</text:p>
              </table:table-cell>
              <table:table-cell office:value-type="float" office:value="158093.034253">
                <text:p>158093.034253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.68271428571">
                <text:p>1.68271428571</text:p>
              </table:table-cell>
              <table:table-cell office:value-type="float" office:value="145529.3692">
                <text:p>145529.3692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.684">
                <text:p>1.684</text:p>
              </table:table-cell>
              <table:table-cell office:value-type="float" office:value="135499.559071">
                <text:p>135499.55907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.68528571429">
                <text:p>1.68528571429</text:p>
              </table:table-cell>
              <table:table-cell office:value-type="float" office:value="128270.601613">
                <text:p>128270.601613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.68657142857">
                <text:p>1.68657142857</text:p>
              </table:table-cell>
              <table:table-cell office:value-type="float" office:value="123968.49899">
                <text:p>123968.49899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.68785714286">
                <text:p>1.68785714286</text:p>
              </table:table-cell>
              <table:table-cell office:value-type="float" office:value="122179.061189">
                <text:p>122179.061189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.68914285714">
                <text:p>1.68914285714</text:p>
              </table:table-cell>
              <table:table-cell office:value-type="float" office:value="121277.19449">
                <text:p>121277.19449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.69042857143">
                <text:p>1.69042857143</text:p>
              </table:table-cell>
              <table:table-cell office:value-type="float" office:value="120534.017099">
                <text:p>120534.017099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.69171428571">
                <text:p>1.69171428571</text:p>
              </table:table-cell>
              <table:table-cell office:value-type="float" office:value="119982.899265">
                <text:p>119982.899265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.693">
                <text:p>1.693</text:p>
              </table:table-cell>
              <table:table-cell office:value-type="float" office:value="119527.602512">
                <text:p>119527.602512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.69428571429">
                <text:p>1.69428571429</text:p>
              </table:table-cell>
              <table:table-cell office:value-type="float" office:value="119073.802596">
                <text:p>119073.802596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.69557142857">
                <text:p>1.69557142857</text:p>
              </table:table-cell>
              <table:table-cell office:value-type="float" office:value="118555.098155">
                <text:p>118555.09815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.69685714286">
                <text:p>1.69685714286</text:p>
              </table:table-cell>
              <table:table-cell office:value-type="float" office:value="117908.95822">
                <text:p>117908.95822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.69814285714">
                <text:p>1.69814285714</text:p>
              </table:table-cell>
              <table:table-cell office:value-type="float" office:value="117021.757824">
                <text:p>117021.75782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.69942857143">
                <text:p>1.69942857143</text:p>
              </table:table-cell>
              <table:table-cell office:value-type="float" office:value="115884.359964">
                <text:p>115884.359964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.7">
                <text:p>1.7</text:p>
              </table:table-cell>
              <table:table-cell office:value-type="float" office:value="115314.394752">
                <text:p>115314.39475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.70128571429">
                <text:p>1.70128571429</text:p>
              </table:table-cell>
              <table:table-cell office:value-type="float" office:value="114273.814512">
                <text:p>114273.814512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.70257142857">
                <text:p>1.70257142857</text:p>
              </table:table-cell>
              <table:table-cell office:value-type="float" office:value="113380.223703">
                <text:p>113380.223703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.70385714286">
                <text:p>1.70385714286</text:p>
              </table:table-cell>
              <table:table-cell office:value-type="float" office:value="112556.709781">
                <text:p>112556.709781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.70514285714">
                <text:p>1.70514285714</text:p>
              </table:table-cell>
              <table:table-cell office:value-type="float" office:value="111745.601354">
                <text:p>111745.601354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.70642857143">
                <text:p>1.70642857143</text:p>
              </table:table-cell>
              <table:table-cell office:value-type="float" office:value="110913.578861">
                <text:p>110913.578861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.70771428571">
                <text:p>1.70771428571</text:p>
              </table:table-cell>
              <table:table-cell office:value-type="float" office:value="110092.820186">
                <text:p>110092.820186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.709">
                <text:p>1.709</text:p>
              </table:table-cell>
              <table:table-cell office:value-type="float" office:value="109422.251417">
                <text:p>109422.251417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.71028571429">
                <text:p>1.71028571429</text:p>
              </table:table-cell>
              <table:table-cell office:value-type="float" office:value="108879.967608">
                <text:p>108879.967608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.71157142857">
                <text:p>1.71157142857</text:p>
              </table:table-cell>
              <table:table-cell office:value-type="float" office:value="108195.940532">
                <text:p>108195.940532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.71285714286">
                <text:p>1.71285714286</text:p>
              </table:table-cell>
              <table:table-cell office:value-type="float" office:value="107120.174649">
                <text:p>107120.174649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.71414285714">
                <text:p>1.71414285714</text:p>
              </table:table-cell>
              <table:table-cell office:value-type="float" office:value="105688.921762">
                <text:p>105688.92176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.71542857143">
                <text:p>1.71542857143</text:p>
              </table:table-cell>
              <table:table-cell office:value-type="float" office:value="104287.03777">
                <text:p>104287.03777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.71671428571">
                <text:p>1.71671428571</text:p>
              </table:table-cell>
              <table:table-cell office:value-type="float" office:value="103340.999513">
                <text:p>103340.999513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.718">
                <text:p>1.718</text:p>
              </table:table-cell>
              <table:table-cell office:value-type="float" office:value="103052.079842">
                <text:p>103052.079842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.71928571429">
                <text:p>1.71928571429</text:p>
              </table:table-cell>
              <table:table-cell office:value-type="float" office:value="103224.177235">
                <text:p>103224.17723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.72057142857">
                <text:p>1.72057142857</text:p>
              </table:table-cell>
              <table:table-cell office:value-type="float" office:value="103212.424432">
                <text:p>103212.424432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.72185714286">
                <text:p>1.72185714286</text:p>
              </table:table-cell>
              <table:table-cell office:value-type="float" office:value="102752.128906">
                <text:p>102752.128906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.72314285714">
                <text:p>1.72314285714</text:p>
              </table:table-cell>
              <table:table-cell office:value-type="float" office:value="102064.51902">
                <text:p>102064.51902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.72442857143">
                <text:p>1.72442857143</text:p>
              </table:table-cell>
              <table:table-cell office:value-type="float" office:value="101350.198062">
                <text:p>101350.19806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.725">
                <text:p>1.725</text:p>
              </table:table-cell>
              <table:table-cell office:value-type="float" office:value="101030.318823">
                <text:p>101030.318823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.72628571429">
                <text:p>1.72628571429</text:p>
              </table:table-cell>
              <table:table-cell office:value-type="float" office:value="100515.682712">
                <text:p>100515.682712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.72757142857">
                <text:p>1.72757142857</text:p>
              </table:table-cell>
              <table:table-cell office:value-type="float" office:value="100104.361569">
                <text:p>100104.361569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.72885714286">
                <text:p>1.72885714286</text:p>
              </table:table-cell>
              <table:table-cell office:value-type="float" office:value="99709.2729036">
                <text:p>99709.2729036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.73014285714">
                <text:p>1.73014285714</text:p>
              </table:table-cell>
              <table:table-cell office:value-type="float" office:value="99277.3070092">
                <text:p>99277.307009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.73142857143">
                <text:p>1.73142857143</text:p>
              </table:table-cell>
              <table:table-cell office:value-type="float" office:value="98807.9099103">
                <text:p>98807.9099103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.73271428571">
                <text:p>1.73271428571</text:p>
              </table:table-cell>
              <table:table-cell office:value-type="float" office:value="98330.7842862">
                <text:p>98330.7842862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.734">
                <text:p>1.734</text:p>
              </table:table-cell>
              <table:table-cell office:value-type="float" office:value="97881.5186941">
                <text:p>97881.5186941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.73528571429">
                <text:p>1.73528571429</text:p>
              </table:table-cell>
              <table:table-cell office:value-type="float" office:value="97454.9823207">
                <text:p>97454.9823207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.73657142857">
                <text:p>1.73657142857</text:p>
              </table:table-cell>
              <table:table-cell office:value-type="float" office:value="97045.286516">
                <text:p>97045.286516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.73785714286">
                <text:p>1.73785714286</text:p>
              </table:table-cell>
              <table:table-cell office:value-type="float" office:value="96679.1548824">
                <text:p>96679.1548824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.73914285714">
                <text:p>1.73914285714</text:p>
              </table:table-cell>
              <table:table-cell office:value-type="float" office:value="96366.359231">
                <text:p>96366.359231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.74042857143">
                <text:p>1.74042857143</text:p>
              </table:table-cell>
              <table:table-cell office:value-type="float" office:value="96106.1414406">
                <text:p>96106.1414406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.74171428571">
                <text:p>1.74171428571</text:p>
              </table:table-cell>
              <table:table-cell office:value-type="float" office:value="95872.5227687">
                <text:p>95872.5227687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.743">
                <text:p>1.743</text:p>
              </table:table-cell>
              <table:table-cell office:value-type="float" office:value="95630.017624">
                <text:p>95630.017624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.74428571429">
                <text:p>1.74428571429</text:p>
              </table:table-cell>
              <table:table-cell office:value-type="float" office:value="95392.6705723">
                <text:p>95392.6705723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.74557142857">
                <text:p>1.74557142857</text:p>
              </table:table-cell>
              <table:table-cell office:value-type="float" office:value="95135.7099937">
                <text:p>95135.7099937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.74685714286">
                <text:p>1.74685714286</text:p>
              </table:table-cell>
              <table:table-cell office:value-type="float" office:value="94845.6783538">
                <text:p>94845.6783538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.74814285714">
                <text:p>1.74814285714</text:p>
              </table:table-cell>
              <table:table-cell office:value-type="float" office:value="94521.5989653">
                <text:p>94521.5989653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.74942857143">
                <text:p>1.74942857143</text:p>
              </table:table-cell>
              <table:table-cell office:value-type="float" office:value="94141.4967439">
                <text:p>94141.4967439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.75">
                <text:p>1.75</text:p>
              </table:table-cell>
              <table:table-cell office:value-type="float" office:value="93905.3524083">
                <text:p>93905.3524083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.75128571429">
                <text:p>1.75128571429</text:p>
              </table:table-cell>
              <table:table-cell office:value-type="float" office:value="93530.3381709">
                <text:p>93530.3381709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.75257142857">
                <text:p>1.75257142857</text:p>
              </table:table-cell>
              <table:table-cell office:value-type="float" office:value="36575.4890275">
                <text:p>36575.489027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.75385714286">
                <text:p>1.75385714286</text:p>
              </table:table-cell>
              <table:table-cell office:value-type="float" office:value="41311.4504141">
                <text:p>41311.450414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.75514285714">
                <text:p>1.75514285714</text:p>
              </table:table-cell>
              <table:table-cell office:value-type="float" office:value="44002.7194185">
                <text:p>44002.719418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.75642857143">
                <text:p>1.75642857143</text:p>
              </table:table-cell>
              <table:table-cell office:value-type="float" office:value="44912.3909399">
                <text:p>44912.3909399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.75771428571">
                <text:p>1.75771428571</text:p>
              </table:table-cell>
              <table:table-cell office:value-type="float" office:value="44993.426614">
                <text:p>44993.42661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.759">
                <text:p>1.759</text:p>
              </table:table-cell>
              <table:table-cell office:value-type="float" office:value="45024.4142147">
                <text:p>45024.4142147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.76028571429">
                <text:p>1.76028571429</text:p>
              </table:table-cell>
              <table:table-cell office:value-type="float" office:value="44108.6162422">
                <text:p>44108.616242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.76157142857">
                <text:p>1.76157142857</text:p>
              </table:table-cell>
              <table:table-cell office:value-type="float" office:value="43640.1687626">
                <text:p>43640.1687626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.76285714286">
                <text:p>1.76285714286</text:p>
              </table:table-cell>
              <table:table-cell office:value-type="float" office:value="43231.5324596">
                <text:p>43231.5324596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.76414285714">
                <text:p>1.76414285714</text:p>
              </table:table-cell>
              <table:table-cell office:value-type="float" office:value="43578.7170452">
                <text:p>43578.7170452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.76542857143">
                <text:p>1.76542857143</text:p>
              </table:table-cell>
              <table:table-cell office:value-type="float" office:value="44759.1063172">
                <text:p>44759.1063172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.76671428571">
                <text:p>1.76671428571</text:p>
              </table:table-cell>
              <table:table-cell office:value-type="float" office:value="46474.092706">
                <text:p>46474.092706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.768">
                <text:p>1.768</text:p>
              </table:table-cell>
              <table:table-cell office:value-type="float" office:value="48059.1558371">
                <text:p>48059.155837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.76928571429">
                <text:p>1.76928571429</text:p>
              </table:table-cell>
              <table:table-cell office:value-type="float" office:value="49093.85915">
                <text:p>49093.8591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.77057142857">
                <text:p>1.77057142857</text:p>
              </table:table-cell>
              <table:table-cell office:value-type="float" office:value="49335.5333953">
                <text:p>49335.5333953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.77185714286">
                <text:p>1.77185714286</text:p>
              </table:table-cell>
              <table:table-cell office:value-type="float" office:value="48780.5251595">
                <text:p>48780.525159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.77314285714">
                <text:p>1.77314285714</text:p>
              </table:table-cell>
              <table:table-cell office:value-type="float" office:value="47744.7792776">
                <text:p>47744.7792776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.77442857143">
                <text:p>1.77442857143</text:p>
              </table:table-cell>
              <table:table-cell office:value-type="float" office:value="47686.1654632">
                <text:p>47686.1654632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.775">
                <text:p>1.775</text:p>
              </table:table-cell>
              <table:table-cell office:value-type="float" office:value="47897.5896349">
                <text:p>47897.5896349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.77628571429">
                <text:p>1.77628571429</text:p>
              </table:table-cell>
              <table:table-cell office:value-type="float" office:value="48507.6843445">
                <text:p>48507.6843445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.77757142857">
                <text:p>1.77757142857</text:p>
              </table:table-cell>
              <table:table-cell office:value-type="float" office:value="47857.3874478">
                <text:p>47857.3874478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.77885714286">
                <text:p>1.77885714286</text:p>
              </table:table-cell>
              <table:table-cell office:value-type="float" office:value="46062.2086348">
                <text:p>46062.2086348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.78014285714">
                <text:p>1.78014285714</text:p>
              </table:table-cell>
              <table:table-cell office:value-type="float" office:value="44049.5054768">
                <text:p>44049.5054768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.78142857143">
                <text:p>1.78142857143</text:p>
              </table:table-cell>
              <table:table-cell office:value-type="float" office:value="42921.0124295">
                <text:p>42921.012429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.78271428571">
                <text:p>1.78271428571</text:p>
              </table:table-cell>
              <table:table-cell office:value-type="float" office:value="44403.7225315">
                <text:p>44403.722531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.784">
                <text:p>1.784</text:p>
              </table:table-cell>
              <table:table-cell office:value-type="float" office:value="48652.7240799">
                <text:p>48652.7240799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.78528571429">
                <text:p>1.78528571429</text:p>
              </table:table-cell>
              <table:table-cell office:value-type="float" office:value="52869.7209781">
                <text:p>52869.7209781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.78657142857">
                <text:p>1.78657142857</text:p>
              </table:table-cell>
              <table:table-cell office:value-type="float" office:value="53154.3721434">
                <text:p>53154.3721434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.78785714286">
                <text:p>1.78785714286</text:p>
              </table:table-cell>
              <table:table-cell office:value-type="float" office:value="49890.2823405">
                <text:p>49890.282340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.78914285714">
                <text:p>1.78914285714</text:p>
              </table:table-cell>
              <table:table-cell office:value-type="float" office:value="46300.7643">
                <text:p>46300.7643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.79042857143">
                <text:p>1.79042857143</text:p>
              </table:table-cell>
              <table:table-cell office:value-type="float" office:value="43840.0094477">
                <text:p>43840.0094477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.79171428571">
                <text:p>1.79171428571</text:p>
              </table:table-cell>
              <table:table-cell office:value-type="float" office:value="44096.7833823">
                <text:p>44096.7833823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.793">
                <text:p>1.793</text:p>
              </table:table-cell>
              <table:table-cell office:value-type="float" office:value="46112.5866308">
                <text:p>46112.5866308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.79428571429">
                <text:p>1.79428571429</text:p>
              </table:table-cell>
              <table:table-cell office:value-type="float" office:value="47520.7605946">
                <text:p>47520.7605946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.79557142857">
                <text:p>1.79557142857</text:p>
              </table:table-cell>
              <table:table-cell office:value-type="float" office:value="48411.298508">
                <text:p>48411.298508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.79685714286">
                <text:p>1.79685714286</text:p>
              </table:table-cell>
              <table:table-cell office:value-type="float" office:value="49105.3038342">
                <text:p>49105.3038342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.79814285714">
                <text:p>1.79814285714</text:p>
              </table:table-cell>
              <table:table-cell office:value-type="float" office:value="48876.7114945">
                <text:p>48876.711494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.79942857143">
                <text:p>1.79942857143</text:p>
              </table:table-cell>
              <table:table-cell office:value-type="float" office:value="47922.108412">
                <text:p>47922.108412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.8">
                <text:p>1.8</text:p>
              </table:table-cell>
              <table:table-cell office:value-type="float" office:value="47334.2325957">
                <text:p>47334.2325957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.80128571429">
                <text:p>1.80128571429</text:p>
              </table:table-cell>
              <table:table-cell office:value-type="float" office:value="46246.0522764">
                <text:p>46246.0522764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.80257142857">
                <text:p>1.80257142857</text:p>
              </table:table-cell>
              <table:table-cell office:value-type="float" office:value="45344.6544064">
                <text:p>45344.6544064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.80385714286">
                <text:p>1.80385714286</text:p>
              </table:table-cell>
              <table:table-cell office:value-type="float" office:value="44910.119551">
                <text:p>44910.119551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.80514285714">
                <text:p>1.80514285714</text:p>
              </table:table-cell>
              <table:table-cell office:value-type="float" office:value="45078.4649433">
                <text:p>45078.4649433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.80642857143">
                <text:p>1.80642857143</text:p>
              </table:table-cell>
              <table:table-cell office:value-type="float" office:value="45574.9827152">
                <text:p>45574.9827152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.80771428571">
                <text:p>1.80771428571</text:p>
              </table:table-cell>
              <table:table-cell office:value-type="float" office:value="46127.204983">
                <text:p>46127.204983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.809">
                <text:p>1.809</text:p>
              </table:table-cell>
              <table:table-cell office:value-type="float" office:value="46514.5478039">
                <text:p>46514.5478039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.81028571429">
                <text:p>1.81028571429</text:p>
              </table:table-cell>
              <table:table-cell office:value-type="float" office:value="46473.1518339">
                <text:p>46473.1518339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.81157142857">
                <text:p>1.81157142857</text:p>
              </table:table-cell>
              <table:table-cell office:value-type="float" office:value="46066.1295282">
                <text:p>46066.1295282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.81285714286">
                <text:p>1.81285714286</text:p>
              </table:table-cell>
              <table:table-cell office:value-type="float" office:value="45623.513066">
                <text:p>45623.513066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.81414285714">
                <text:p>1.81414285714</text:p>
              </table:table-cell>
              <table:table-cell office:value-type="float" office:value="45479.0465489">
                <text:p>45479.0465489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.81542857143">
                <text:p>1.81542857143</text:p>
              </table:table-cell>
              <table:table-cell office:value-type="float" office:value="45602.0873167">
                <text:p>45602.0873167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.81671428571">
                <text:p>1.81671428571</text:p>
              </table:table-cell>
              <table:table-cell office:value-type="float" office:value="46039.330278">
                <text:p>46039.330278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.818">
                <text:p>1.818</text:p>
              </table:table-cell>
              <table:table-cell office:value-type="float" office:value="46720.0404639">
                <text:p>46720.0404639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.81928571429">
                <text:p>1.81928571429</text:p>
              </table:table-cell>
              <table:table-cell office:value-type="float" office:value="47469.8210946">
                <text:p>47469.8210946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.82057142857">
                <text:p>1.82057142857</text:p>
              </table:table-cell>
              <table:table-cell office:value-type="float" office:value="48128.6103135">
                <text:p>48128.610313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.82185714286">
                <text:p>1.82185714286</text:p>
              </table:table-cell>
              <table:table-cell office:value-type="float" office:value="48520.486275">
                <text:p>48520.48627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.82314285714">
                <text:p>1.82314285714</text:p>
              </table:table-cell>
              <table:table-cell office:value-type="float" office:value="49323.2080157">
                <text:p>49323.2080157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.82442857143">
                <text:p>1.82442857143</text:p>
              </table:table-cell>
              <table:table-cell office:value-type="float" office:value="51459.0986819">
                <text:p>51459.098681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.825">
                <text:p>1.825</text:p>
              </table:table-cell>
              <table:table-cell office:value-type="float" office:value="52293.8136116">
                <text:p>52293.8136116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.82628571429">
                <text:p>1.82628571429</text:p>
              </table:table-cell>
              <table:table-cell office:value-type="float" office:value="58038.0972251">
                <text:p>58038.0972251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.82757142857">
                <text:p>1.82757142857</text:p>
              </table:table-cell>
              <table:table-cell office:value-type="float" office:value="65353.1012895">
                <text:p>65353.101289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.82885714286">
                <text:p>1.82885714286</text:p>
              </table:table-cell>
              <table:table-cell office:value-type="float" office:value="70839.1797091">
                <text:p>70839.1797091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.83014285714">
                <text:p>1.83014285714</text:p>
              </table:table-cell>
              <table:table-cell office:value-type="float" office:value="71300.643651">
                <text:p>71300.643651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.83142857143">
                <text:p>1.83142857143</text:p>
              </table:table-cell>
              <table:table-cell office:value-type="float" office:value="70238.9548021">
                <text:p>70238.9548021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.83271428571">
                <text:p>1.83271428571</text:p>
              </table:table-cell>
              <table:table-cell office:value-type="float" office:value="68199.988319">
                <text:p>68199.988319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.834">
                <text:p>1.834</text:p>
              </table:table-cell>
              <table:table-cell office:value-type="float" office:value="65705.3368066">
                <text:p>65705.3368066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.83528571429">
                <text:p>1.83528571429</text:p>
              </table:table-cell>
              <table:table-cell office:value-type="float" office:value="64727.342945">
                <text:p>64727.34294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.83657142857">
                <text:p>1.83657142857</text:p>
              </table:table-cell>
              <table:table-cell office:value-type="float" office:value="65665.3831982">
                <text:p>65665.3831982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.83785714286">
                <text:p>1.83785714286</text:p>
              </table:table-cell>
              <table:table-cell office:value-type="float" office:value="67854.5833445">
                <text:p>67854.5833445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.83914285714">
                <text:p>1.83914285714</text:p>
              </table:table-cell>
              <table:table-cell office:value-type="float" office:value="69641.8555148">
                <text:p>69641.8555148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.84042857143">
                <text:p>1.84042857143</text:p>
              </table:table-cell>
              <table:table-cell office:value-type="float" office:value="70759.546899">
                <text:p>70759.546899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.84171428571">
                <text:p>1.84171428571</text:p>
              </table:table-cell>
              <table:table-cell office:value-type="float" office:value="72147.3666162">
                <text:p>72147.3666162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.843">
                <text:p>1.843</text:p>
              </table:table-cell>
              <table:table-cell office:value-type="float" office:value="73719.3572168">
                <text:p>73719.3572168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.84428571429">
                <text:p>1.84428571429</text:p>
              </table:table-cell>
              <table:table-cell office:value-type="float" office:value="75343.7280032">
                <text:p>75343.7280032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.84557142857">
                <text:p>1.84557142857</text:p>
              </table:table-cell>
              <table:table-cell office:value-type="float" office:value="77017.9410842">
                <text:p>77017.9410842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.84685714286">
                <text:p>1.84685714286</text:p>
              </table:table-cell>
              <table:table-cell office:value-type="float" office:value="78790.3183394">
                <text:p>78790.3183394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.84814285714">
                <text:p>1.84814285714</text:p>
              </table:table-cell>
              <table:table-cell office:value-type="float" office:value="80282.3933378">
                <text:p>80282.3933378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.84942857143">
                <text:p>1.84942857143</text:p>
              </table:table-cell>
              <table:table-cell office:value-type="float" office:value="81075.2675189">
                <text:p>81075.2675189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.85">
                <text:p>1.85</text:p>
              </table:table-cell>
              <table:table-cell office:value-type="float" office:value="81119.4183269">
                <text:p>81119.4183269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.85128571429">
                <text:p>1.85128571429</text:p>
              </table:table-cell>
              <table:table-cell office:value-type="float" office:value="81069.5261134">
                <text:p>81069.5261134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.85257142857">
                <text:p>1.85257142857</text:p>
              </table:table-cell>
              <table:table-cell office:value-type="float" office:value="80666.6730973">
                <text:p>80666.6730973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.85385714286">
                <text:p>1.85385714286</text:p>
              </table:table-cell>
              <table:table-cell office:value-type="float" office:value="80079.7719964">
                <text:p>80079.7719964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.85514285714">
                <text:p>1.85514285714</text:p>
              </table:table-cell>
              <table:table-cell office:value-type="float" office:value="79253.6912206">
                <text:p>79253.6912206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.85642857143">
                <text:p>1.85642857143</text:p>
              </table:table-cell>
              <table:table-cell office:value-type="float" office:value="78212.0706584">
                <text:p>78212.0706584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.85771428571">
                <text:p>1.85771428571</text:p>
              </table:table-cell>
              <table:table-cell office:value-type="float" office:value="77068.2728565">
                <text:p>77068.272856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.859">
                <text:p>1.859</text:p>
              </table:table-cell>
              <table:table-cell office:value-type="float" office:value="76126.1182662">
                <text:p>76126.1182662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.86028571429">
                <text:p>1.86028571429</text:p>
              </table:table-cell>
              <table:table-cell office:value-type="float" office:value="75432.5041425">
                <text:p>75432.504142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.86157142857">
                <text:p>1.86157142857</text:p>
              </table:table-cell>
              <table:table-cell office:value-type="float" office:value="74786.8927113">
                <text:p>74786.8927113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.86285714286">
                <text:p>1.86285714286</text:p>
              </table:table-cell>
              <table:table-cell office:value-type="float" office:value="73841.7849791">
                <text:p>73841.7849791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.86414285714">
                <text:p>1.86414285714</text:p>
              </table:table-cell>
              <table:table-cell office:value-type="float" office:value="72510.6579097">
                <text:p>72510.6579097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.86542857143">
                <text:p>1.86542857143</text:p>
              </table:table-cell>
              <table:table-cell office:value-type="float" office:value="71020.1379475">
                <text:p>71020.137947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.86671428571">
                <text:p>1.86671428571</text:p>
              </table:table-cell>
              <table:table-cell office:value-type="float" office:value="69936.397047">
                <text:p>69936.397047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.868">
                <text:p>1.868</text:p>
              </table:table-cell>
              <table:table-cell office:value-type="float" office:value="69633.4800699">
                <text:p>69633.4800699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.86928571429">
                <text:p>1.86928571429</text:p>
              </table:table-cell>
              <table:table-cell office:value-type="float" office:value="69839.1356046">
                <text:p>69839.1356046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.87057142857">
                <text:p>1.87057142857</text:p>
              </table:table-cell>
              <table:table-cell office:value-type="float" office:value="69827.0912772">
                <text:p>69827.0912772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.87185714286">
                <text:p>1.87185714286</text:p>
              </table:table-cell>
              <table:table-cell office:value-type="float" office:value="69209.7698859">
                <text:p>69209.7698859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.87314285714">
                <text:p>1.87314285714</text:p>
              </table:table-cell>
              <table:table-cell office:value-type="float" office:value="68075.2099973">
                <text:p>68075.2099973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.87442857143">
                <text:p>1.87442857143</text:p>
              </table:table-cell>
              <table:table-cell office:value-type="float" office:value="66746.3662734">
                <text:p>66746.3662734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.875">
                <text:p>1.875</text:p>
              </table:table-cell>
              <table:table-cell office:value-type="float" office:value="66176.977675">
                <text:p>66176.97767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.87628571429">
                <text:p>1.87628571429</text:p>
              </table:table-cell>
              <table:table-cell office:value-type="float" office:value="65630.0787621">
                <text:p>65630.0787621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.87757142857">
                <text:p>1.87757142857</text:p>
              </table:table-cell>
              <table:table-cell office:value-type="float" office:value="65908.8298407">
                <text:p>65908.8298407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.87885714286">
                <text:p>1.87885714286</text:p>
              </table:table-cell>
              <table:table-cell office:value-type="float" office:value="66360.6638896">
                <text:p>66360.6638896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.88014285714">
                <text:p>1.88014285714</text:p>
              </table:table-cell>
              <table:table-cell office:value-type="float" office:value="66368.4187768">
                <text:p>66368.4187768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.88142857143">
                <text:p>1.88142857143</text:p>
              </table:table-cell>
              <table:table-cell office:value-type="float" office:value="66050.5976246">
                <text:p>66050.5976246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.88271428571">
                <text:p>1.88271428571</text:p>
              </table:table-cell>
              <table:table-cell office:value-type="float" office:value="65728.6514705">
                <text:p>65728.6514705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.884">
                <text:p>1.884</text:p>
              </table:table-cell>
              <table:table-cell office:value-type="float" office:value="65501.1169073">
                <text:p>65501.1169073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.88528571429">
                <text:p>1.88528571429</text:p>
              </table:table-cell>
              <table:table-cell office:value-type="float" office:value="65200.9810943">
                <text:p>65200.9810943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.88657142857">
                <text:p>1.88657142857</text:p>
              </table:table-cell>
              <table:table-cell office:value-type="float" office:value="64625.534311">
                <text:p>64625.534311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.88785714286">
                <text:p>1.88785714286</text:p>
              </table:table-cell>
              <table:table-cell office:value-type="float" office:value="64004.5259633">
                <text:p>64004.5259633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.88914285714">
                <text:p>1.88914285714</text:p>
              </table:table-cell>
              <table:table-cell office:value-type="float" office:value="63627.7217329">
                <text:p>63627.7217329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.89042857143">
                <text:p>1.89042857143</text:p>
              </table:table-cell>
              <table:table-cell office:value-type="float" office:value="63457.1036623">
                <text:p>63457.1036623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.89171428571">
                <text:p>1.89171428571</text:p>
              </table:table-cell>
              <table:table-cell office:value-type="float" office:value="63378.1407732">
                <text:p>63378.1407732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.893">
                <text:p>1.893</text:p>
              </table:table-cell>
              <table:table-cell office:value-type="float" office:value="63236.7043371">
                <text:p>63236.7043371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.89428571429">
                <text:p>1.89428571429</text:p>
              </table:table-cell>
              <table:table-cell office:value-type="float" office:value="62978.3727036">
                <text:p>62978.3727036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.89557142857">
                <text:p>1.89557142857</text:p>
              </table:table-cell>
              <table:table-cell office:value-type="float" office:value="62621.0487274">
                <text:p>62621.0487274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.89685714286">
                <text:p>1.89685714286</text:p>
              </table:table-cell>
              <table:table-cell office:value-type="float" office:value="62288.0267736">
                <text:p>62288.0267736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.89814285714">
                <text:p>1.89814285714</text:p>
              </table:table-cell>
              <table:table-cell office:value-type="float" office:value="62085.7890145">
                <text:p>62085.7890145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.89942857143">
                <text:p>1.89942857143</text:p>
              </table:table-cell>
              <table:table-cell office:value-type="float" office:value="62020.9196139">
                <text:p>62020.9196139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.9">
                <text:p>1.9</text:p>
              </table:table-cell>
              <table:table-cell office:value-type="float" office:value="61962.0188842">
                <text:p>61962.0188842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.90128571429">
                <text:p>1.90128571429</text:p>
              </table:table-cell>
              <table:table-cell office:value-type="float" office:value="61975.700091">
                <text:p>61975.700091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.90257142857">
                <text:p>1.90257142857</text:p>
              </table:table-cell>
              <table:table-cell office:value-type="float" office:value="61967.3069855">
                <text:p>61967.3069855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.90385714286">
                <text:p>1.90385714286</text:p>
              </table:table-cell>
              <table:table-cell office:value-type="float" office:value="61929.8932881">
                <text:p>61929.8932881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.90514285714">
                <text:p>1.90514285714</text:p>
              </table:table-cell>
              <table:table-cell office:value-type="float" office:value="61899.0611643">
                <text:p>61899.0611643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.90642857143">
                <text:p>1.90642857143</text:p>
              </table:table-cell>
              <table:table-cell office:value-type="float" office:value="61972.864621">
                <text:p>61972.864621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.90771428571">
                <text:p>1.90771428571</text:p>
              </table:table-cell>
              <table:table-cell office:value-type="float" office:value="62297.5620024">
                <text:p>62297.5620024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.909">
                <text:p>1.909</text:p>
              </table:table-cell>
              <table:table-cell office:value-type="float" office:value="62931.1174835">
                <text:p>62931.1174835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.91028571429">
                <text:p>1.91028571429</text:p>
              </table:table-cell>
              <table:table-cell office:value-type="float" office:value="63711.5925891">
                <text:p>63711.5925891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.91157142857">
                <text:p>1.91157142857</text:p>
              </table:table-cell>
              <table:table-cell office:value-type="float" office:value="64447.3016099">
                <text:p>64447.3016099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.91285714286">
                <text:p>1.91285714286</text:p>
              </table:table-cell>
              <table:table-cell office:value-type="float" office:value="65481.0988286">
                <text:p>65481.0988286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.91414285714">
                <text:p>1.91414285714</text:p>
              </table:table-cell>
              <table:table-cell office:value-type="float" office:value="66850.4750226">
                <text:p>66850.4750226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.91542857143">
                <text:p>1.91542857143</text:p>
              </table:table-cell>
              <table:table-cell office:value-type="float" office:value="68852.0872558">
                <text:p>68852.0872558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.91671428571">
                <text:p>1.91671428571</text:p>
              </table:table-cell>
              <table:table-cell office:value-type="float" office:value="71606.2564601">
                <text:p>71606.2564601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.918">
                <text:p>1.918</text:p>
              </table:table-cell>
              <table:table-cell office:value-type="float" office:value="74087.2957489">
                <text:p>74087.2957489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.91928571429">
                <text:p>1.91928571429</text:p>
              </table:table-cell>
              <table:table-cell office:value-type="float" office:value="77115.1161602">
                <text:p>77115.1161602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.92057142857">
                <text:p>1.92057142857</text:p>
              </table:table-cell>
              <table:table-cell office:value-type="float" office:value="82518.6911148">
                <text:p>82518.6911148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.92185714286">
                <text:p>1.92185714286</text:p>
              </table:table-cell>
              <table:table-cell office:value-type="float" office:value="87971.0797426">
                <text:p>87971.0797426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.92314285714">
                <text:p>1.92314285714</text:p>
              </table:table-cell>
              <table:table-cell office:value-type="float" office:value="91815.8033726">
                <text:p>91815.8033726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.92442857143">
                <text:p>1.92442857143</text:p>
              </table:table-cell>
              <table:table-cell office:value-type="float" office:value="94193.6261302">
                <text:p>94193.6261302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.925">
                <text:p>1.925</text:p>
              </table:table-cell>
              <table:table-cell office:value-type="float" office:value="94798.7769899">
                <text:p>94798.7769899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.92628571429">
                <text:p>1.92628571429</text:p>
              </table:table-cell>
              <table:table-cell office:value-type="float" office:value="96188.9792238">
                <text:p>96188.9792238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.92757142857">
                <text:p>1.92757142857</text:p>
              </table:table-cell>
              <table:table-cell office:value-type="float" office:value="97712.9791154">
                <text:p>97712.9791154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.92885714286">
                <text:p>1.92885714286</text:p>
              </table:table-cell>
              <table:table-cell office:value-type="float" office:value="97944.7530338">
                <text:p>97944.7530338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.93014285714">
                <text:p>1.93014285714</text:p>
              </table:table-cell>
              <table:table-cell office:value-type="float" office:value="96767.1738331">
                <text:p>96767.1738331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.93142857143">
                <text:p>1.93142857143</text:p>
              </table:table-cell>
              <table:table-cell office:value-type="float" office:value="96267.7277198">
                <text:p>96267.7277198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.93271428571">
                <text:p>1.93271428571</text:p>
              </table:table-cell>
              <table:table-cell office:value-type="float" office:value="96493.0279041">
                <text:p>96493.0279041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.934">
                <text:p>1.934</text:p>
              </table:table-cell>
              <table:table-cell office:value-type="float" office:value="96783.700903">
                <text:p>96783.700903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.93528571429">
                <text:p>1.93528571429</text:p>
              </table:table-cell>
              <table:table-cell office:value-type="float" office:value="97007.4315752">
                <text:p>97007.4315752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.93657142857">
                <text:p>1.93657142857</text:p>
              </table:table-cell>
              <table:table-cell office:value-type="float" office:value="97185.9772192">
                <text:p>97185.9772192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.93785714286">
                <text:p>1.93785714286</text:p>
              </table:table-cell>
              <table:table-cell office:value-type="float" office:value="97424.017605">
                <text:p>97424.017605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.93914285714">
                <text:p>1.93914285714</text:p>
              </table:table-cell>
              <table:table-cell office:value-type="float" office:value="97729.5301893">
                <text:p>97729.5301893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.94042857143">
                <text:p>1.94042857143</text:p>
              </table:table-cell>
              <table:table-cell office:value-type="float" office:value="97993.24632">
                <text:p>97993.24632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.94171428571">
                <text:p>1.94171428571</text:p>
              </table:table-cell>
              <table:table-cell office:value-type="float" office:value="98132.2155858">
                <text:p>98132.2155858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.943">
                <text:p>1.943</text:p>
              </table:table-cell>
              <table:table-cell office:value-type="float" office:value="97986.2704108">
                <text:p>97986.2704108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.94428571429">
                <text:p>1.94428571429</text:p>
              </table:table-cell>
              <table:table-cell office:value-type="float" office:value="97554.23183">
                <text:p>97554.23183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.94557142857">
                <text:p>1.94557142857</text:p>
              </table:table-cell>
              <table:table-cell office:value-type="float" office:value="96911.838588">
                <text:p>96911.838588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.94685714286">
                <text:p>1.94685714286</text:p>
              </table:table-cell>
              <table:table-cell office:value-type="float" office:value="96142.8340571">
                <text:p>96142.8340571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.94814285714">
                <text:p>1.94814285714</text:p>
              </table:table-cell>
              <table:table-cell office:value-type="float" office:value="95376.5629614">
                <text:p>95376.5629614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.94942857143">
                <text:p>1.94942857143</text:p>
              </table:table-cell>
              <table:table-cell office:value-type="float" office:value="94681.2073414">
                <text:p>94681.2073414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.95">
                <text:p>1.95</text:p>
              </table:table-cell>
              <table:table-cell office:value-type="float" office:value="94382.0263488">
                <text:p>94382.0263488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.95128571429">
                <text:p>1.95128571429</text:p>
              </table:table-cell>
              <table:table-cell office:value-type="float" office:value="93822.2254302">
                <text:p>93822.2254302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.95257142857">
                <text:p>1.95257142857</text:p>
              </table:table-cell>
              <table:table-cell office:value-type="float" office:value="93414.5130956">
                <text:p>93414.5130956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.95385714286">
                <text:p>1.95385714286</text:p>
              </table:table-cell>
              <table:table-cell office:value-type="float" office:value="93107.9292745">
                <text:p>93107.9292745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.95514285714">
                <text:p>1.95514285714</text:p>
              </table:table-cell>
              <table:table-cell office:value-type="float" office:value="92790.7933377">
                <text:p>92790.7933377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.95642857143">
                <text:p>1.95642857143</text:p>
              </table:table-cell>
              <table:table-cell office:value-type="float" office:value="92363.3367725">
                <text:p>92363.336772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.95771428571">
                <text:p>1.95771428571</text:p>
              </table:table-cell>
              <table:table-cell office:value-type="float" office:value="91768.2603307">
                <text:p>91768.2603307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.959">
                <text:p>1.959</text:p>
              </table:table-cell>
              <table:table-cell office:value-type="float" office:value="91132.6813804">
                <text:p>91132.6813804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.96028571429">
                <text:p>1.96028571429</text:p>
              </table:table-cell>
              <table:table-cell office:value-type="float" office:value="90616.9580935">
                <text:p>90616.9580935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.96157142857">
                <text:p>1.96157142857</text:p>
              </table:table-cell>
              <table:table-cell office:value-type="float" office:value="90310.862325">
                <text:p>90310.862325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.96285714286">
                <text:p>1.96285714286</text:p>
              </table:table-cell>
              <table:table-cell office:value-type="float" office:value="90137.9849667">
                <text:p>90137.9849667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.96414285714">
                <text:p>1.96414285714</text:p>
              </table:table-cell>
              <table:table-cell office:value-type="float" office:value="89861.5072181">
                <text:p>89861.5072181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.96542857143">
                <text:p>1.96542857143</text:p>
              </table:table-cell>
              <table:table-cell office:value-type="float" office:value="89286.0081902">
                <text:p>89286.0081902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.96671428571">
                <text:p>1.96671428571</text:p>
              </table:table-cell>
              <table:table-cell office:value-type="float" office:value="88454.1881449">
                <text:p>88454.1881449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.968">
                <text:p>1.968</text:p>
              </table:table-cell>
              <table:table-cell office:value-type="float" office:value="87650.2546471">
                <text:p>87650.2546471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.96928571429">
                <text:p>1.96928571429</text:p>
              </table:table-cell>
              <table:table-cell office:value-type="float" office:value="87041.8560838">
                <text:p>87041.8560838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.97057142857">
                <text:p>1.97057142857</text:p>
              </table:table-cell>
              <table:table-cell office:value-type="float" office:value="86714.9365004">
                <text:p>86714.9365004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.97185714286">
                <text:p>1.97185714286</text:p>
              </table:table-cell>
              <table:table-cell office:value-type="float" office:value="86612.8803787">
                <text:p>86612.8803787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.97314285714">
                <text:p>1.97314285714</text:p>
              </table:table-cell>
              <table:table-cell office:value-type="float" office:value="86535.1691938">
                <text:p>86535.1691938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.97442857143">
                <text:p>1.97442857143</text:p>
              </table:table-cell>
              <table:table-cell office:value-type="float" office:value="86404.4809061">
                <text:p>86404.4809061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.975">
                <text:p>1.975</text:p>
              </table:table-cell>
              <table:table-cell office:value-type="float" office:value="86318.5712581">
                <text:p>86318.5712581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.97628571429">
                <text:p>1.97628571429</text:p>
              </table:table-cell>
              <table:table-cell office:value-type="float" office:value="86086.9640177">
                <text:p>86086.9640177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.97757142857">
                <text:p>1.97757142857</text:p>
              </table:table-cell>
              <table:table-cell office:value-type="float" office:value="85760.5501296">
                <text:p>85760.5501296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.97885714286">
                <text:p>1.97885714286</text:p>
              </table:table-cell>
              <table:table-cell office:value-type="float" office:value="85366.4549621">
                <text:p>85366.4549621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.98014285714">
                <text:p>1.98014285714</text:p>
              </table:table-cell>
              <table:table-cell office:value-type="float" office:value="84938.0048893">
                <text:p>84938.0048893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.98142857143">
                <text:p>1.98142857143</text:p>
              </table:table-cell>
              <table:table-cell office:value-type="float" office:value="84506.5385956">
                <text:p>84506.5385956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.98271428571">
                <text:p>1.98271428571</text:p>
              </table:table-cell>
              <table:table-cell office:value-type="float" office:value="84106.6681538">
                <text:p>84106.6681538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.984">
                <text:p>1.984</text:p>
              </table:table-cell>
              <table:table-cell office:value-type="float" office:value="83750.170921">
                <text:p>83750.170921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.98528571429">
                <text:p>1.98528571429</text:p>
              </table:table-cell>
              <table:table-cell office:value-type="float" office:value="83434.0982359">
                <text:p>83434.0982359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.98657142857">
                <text:p>1.98657142857</text:p>
              </table:table-cell>
              <table:table-cell office:value-type="float" office:value="83156.3564597">
                <text:p>83156.3564597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.98785714286">
                <text:p>1.98785714286</text:p>
              </table:table-cell>
              <table:table-cell office:value-type="float" office:value="82889.7982634">
                <text:p>82889.7982634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.98914285714">
                <text:p>1.98914285714</text:p>
              </table:table-cell>
              <table:table-cell office:value-type="float" office:value="82621.4708546">
                <text:p>82621.4708546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.99042857143">
                <text:p>1.99042857143</text:p>
              </table:table-cell>
              <table:table-cell office:value-type="float" office:value="82352.7263388">
                <text:p>82352.7263388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.99171428571">
                <text:p>1.99171428571</text:p>
              </table:table-cell>
              <table:table-cell office:value-type="float" office:value="82098.2439312">
                <text:p>82098.2439312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.993">
                <text:p>1.993</text:p>
              </table:table-cell>
              <table:table-cell office:value-type="float" office:value="81878.9200289">
                <text:p>81878.9200289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.99428571429">
                <text:p>1.99428571429</text:p>
              </table:table-cell>
              <table:table-cell office:value-type="float" office:value="81692.6916455">
                <text:p>81692.691645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.99557142857">
                <text:p>1.99557142857</text:p>
              </table:table-cell>
              <table:table-cell office:value-type="float" office:value="81537.1454993">
                <text:p>81537.1454993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.99685714286">
                <text:p>1.99685714286</text:p>
              </table:table-cell>
              <table:table-cell office:value-type="float" office:value="81413.863778">
                <text:p>81413.863778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.99814285714">
                <text:p>1.99814285714</text:p>
              </table:table-cell>
              <table:table-cell office:value-type="float" office:value="81300.1678754">
                <text:p>81300.1678754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.99942857143">
                <text:p>1.99942857143</text:p>
              </table:table-cell>
              <table:table-cell office:value-type="float" office:value="81171.1727641">
                <text:p>81171.1727641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2">
                <text:p>2</text:p>
              </table:table-cell>
              <table:table-cell office:value-type="float" office:value="81083.0759855">
                <text:p>81083.0759855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2.00128571429">
                <text:p>2.00128571429</text:p>
              </table:table-cell>
              <table:table-cell office:value-type="float" office:value="23168.1848643">
                <text:p>23168.1848643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2.00257142857">
                <text:p>2.00257142857</text:p>
              </table:table-cell>
              <table:table-cell office:value-type="float" office:value="27270.726281">
                <text:p>27270.726281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2.00385714286">
                <text:p>2.00385714286</text:p>
              </table:table-cell>
              <table:table-cell office:value-type="float" office:value="28986.9370783">
                <text:p>28986.9370783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2.00514285714">
                <text:p>2.00514285714</text:p>
              </table:table-cell>
              <table:table-cell office:value-type="float" office:value="29536.708693">
                <text:p>29536.708693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2.00642857143">
                <text:p>2.00642857143</text:p>
              </table:table-cell>
              <table:table-cell office:value-type="float" office:value="32212.8838273">
                <text:p>32212.8838273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2.00771428571">
                <text:p>2.00771428571</text:p>
              </table:table-cell>
              <table:table-cell office:value-type="float" office:value="34872.8373174">
                <text:p>34872.8373174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2.009">
                <text:p>2.009</text:p>
              </table:table-cell>
              <table:table-cell office:value-type="float" office:value="33751.7590427">
                <text:p>33751.7590427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2.01028571429">
                <text:p>2.01028571429</text:p>
              </table:table-cell>
              <table:table-cell office:value-type="float" office:value="32523.1504207">
                <text:p>32523.1504207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2.01157142857">
                <text:p>2.01157142857</text:p>
              </table:table-cell>
              <table:table-cell office:value-type="float" office:value="30323.4697148">
                <text:p>30323.4697148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2.01285714286">
                <text:p>2.01285714286</text:p>
              </table:table-cell>
              <table:table-cell office:value-type="float" office:value="28248.4061136">
                <text:p>28248.4061136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2.01414285714">
                <text:p>2.01414285714</text:p>
              </table:table-cell>
              <table:table-cell office:value-type="float" office:value="27306.0497894">
                <text:p>27306.0497894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2.01542857143">
                <text:p>2.01542857143</text:p>
              </table:table-cell>
              <table:table-cell office:value-type="float" office:value="27353.4298047">
                <text:p>27353.4298047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2.01671428571">
                <text:p>2.01671428571</text:p>
              </table:table-cell>
              <table:table-cell office:value-type="float" office:value="27796.5596589">
                <text:p>27796.5596589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2.018">
                <text:p>2.018</text:p>
              </table:table-cell>
              <table:table-cell office:value-type="float" office:value="28179.581636">
                <text:p>28179.581636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2.01928571429">
                <text:p>2.01928571429</text:p>
              </table:table-cell>
              <table:table-cell office:value-type="float" office:value="28121.7783208">
                <text:p>28121.7783208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2.02057142857">
                <text:p>2.02057142857</text:p>
              </table:table-cell>
              <table:table-cell office:value-type="float" office:value="27511.1686653">
                <text:p>27511.1686653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2.02185714286">
                <text:p>2.02185714286</text:p>
              </table:table-cell>
              <table:table-cell office:value-type="float" office:value="26620.505187">
                <text:p>26620.505187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2.02314285714">
                <text:p>2.02314285714</text:p>
              </table:table-cell>
              <table:table-cell office:value-type="float" office:value="26211.1768229">
                <text:p>26211.1768229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2.02442857143">
                <text:p>2.02442857143</text:p>
              </table:table-cell>
              <table:table-cell office:value-type="float" office:value="26858.4820276">
                <text:p>26858.4820276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2.025">
                <text:p>2.025</text:p>
              </table:table-cell>
              <table:table-cell office:value-type="float" office:value="27265.3658399">
                <text:p>27265.3658399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2.02628571429">
                <text:p>2.02628571429</text:p>
              </table:table-cell>
              <table:table-cell office:value-type="float" office:value="28320.9998925">
                <text:p>28320.9998925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2.02757142857">
                <text:p>2.02757142857</text:p>
              </table:table-cell>
              <table:table-cell office:value-type="float" office:value="27892.0158793">
                <text:p>27892.0158793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2.02885714286">
                <text:p>2.02885714286</text:p>
              </table:table-cell>
              <table:table-cell office:value-type="float" office:value="26629.6574116">
                <text:p>26629.6574116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2.03014285714">
                <text:p>2.03014285714</text:p>
              </table:table-cell>
              <table:table-cell office:value-type="float" office:value="26684.0507291">
                <text:p>26684.0507291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2.03142857143">
                <text:p>2.03142857143</text:p>
              </table:table-cell>
              <table:table-cell office:value-type="float" office:value="28749.1352227">
                <text:p>28749.1352227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2.03271428571">
                <text:p>2.03271428571</text:p>
              </table:table-cell>
              <table:table-cell office:value-type="float" office:value="31798.6108292">
                <text:p>31798.6108292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2.034">
                <text:p>2.034</text:p>
              </table:table-cell>
              <table:table-cell office:value-type="float" office:value="32980.4473976">
                <text:p>32980.4473976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2.03528571429">
                <text:p>2.03528571429</text:p>
              </table:table-cell>
              <table:table-cell office:value-type="float" office:value="30307.7431994">
                <text:p>30307.7431994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2.03657142857">
                <text:p>2.03657142857</text:p>
              </table:table-cell>
              <table:table-cell office:value-type="float" office:value="25976.127402">
                <text:p>25976.127402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2.03785714286">
                <text:p>2.03785714286</text:p>
              </table:table-cell>
              <table:table-cell office:value-type="float" office:value="22987.0970979">
                <text:p>22987.0970979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2.03914285714">
                <text:p>2.03914285714</text:p>
              </table:table-cell>
              <table:table-cell office:value-type="float" office:value="23829.8128448">
                <text:p>23829.8128448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2.04042857143">
                <text:p>2.04042857143</text:p>
              </table:table-cell>
              <table:table-cell office:value-type="float" office:value="26820.2135382">
                <text:p>26820.2135382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2.04171428571">
                <text:p>2.04171428571</text:p>
              </table:table-cell>
              <table:table-cell office:value-type="float" office:value="28268.6418153">
                <text:p>28268.6418153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2.043">
                <text:p>2.043</text:p>
              </table:table-cell>
              <table:table-cell office:value-type="float" office:value="27734.0275833">
                <text:p>27734.0275833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2.04428571429">
                <text:p>2.04428571429</text:p>
              </table:table-cell>
              <table:table-cell office:value-type="float" office:value="26428.5508989">
                <text:p>26428.5508989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2.04557142857">
                <text:p>2.04557142857</text:p>
              </table:table-cell>
              <table:table-cell office:value-type="float" office:value="25301.2363633">
                <text:p>25301.2363633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2.04685714286">
                <text:p>2.04685714286</text:p>
              </table:table-cell>
              <table:table-cell office:value-type="float" office:value="25095.6199392">
                <text:p>25095.6199392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2.04814285714">
                <text:p>2.04814285714</text:p>
              </table:table-cell>
              <table:table-cell office:value-type="float" office:value="25426.8448118">
                <text:p>25426.8448118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2.04942857143">
                <text:p>2.04942857143</text:p>
              </table:table-cell>
              <table:table-cell office:value-type="float" office:value="25707.2387923">
                <text:p>25707.2387923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2.05">
                <text:p>2.05</text:p>
              </table:table-cell>
              <table:table-cell office:value-type="float" office:value="25648.4613512">
                <text:p>25648.4613512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2.05128571429">
                <text:p>2.05128571429</text:p>
              </table:table-cell>
              <table:table-cell office:value-type="float" office:value="25463.1054464">
                <text:p>25463.1054464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2.05257142857">
                <text:p>2.05257142857</text:p>
              </table:table-cell>
              <table:table-cell office:value-type="float" office:value="25181.6243706">
                <text:p>25181.6243706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2.05385714286">
                <text:p>2.05385714286</text:p>
              </table:table-cell>
              <table:table-cell office:value-type="float" office:value="25129.6491946">
                <text:p>25129.6491946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2.05514285714">
                <text:p>2.05514285714</text:p>
              </table:table-cell>
              <table:table-cell office:value-type="float" office:value="25187.1056345">
                <text:p>25187.1056345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2.05642857143">
                <text:p>2.05642857143</text:p>
              </table:table-cell>
              <table:table-cell office:value-type="float" office:value="25119.0760759">
                <text:p>25119.0760759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2.05771428571">
                <text:p>2.05771428571</text:p>
              </table:table-cell>
              <table:table-cell office:value-type="float" office:value="24950.5180726">
                <text:p>24950.5180726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2.059">
                <text:p>2.059</text:p>
              </table:table-cell>
              <table:table-cell office:value-type="float" office:value="25016.9774277">
                <text:p>25016.9774277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2.06028571429">
                <text:p>2.06028571429</text:p>
              </table:table-cell>
              <table:table-cell office:value-type="float" office:value="25544.1553377">
                <text:p>25544.1553377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2.06157142857">
                <text:p>2.06157142857</text:p>
              </table:table-cell>
              <table:table-cell office:value-type="float" office:value="26379.0931024">
                <text:p>26379.0931024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2.06285714286">
                <text:p>2.06285714286</text:p>
              </table:table-cell>
              <table:table-cell office:value-type="float" office:value="27250.2787138">
                <text:p>27250.2787138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2.06414285714">
                <text:p>2.06414285714</text:p>
              </table:table-cell>
              <table:table-cell office:value-type="float" office:value="27923.9481155">
                <text:p>27923.9481155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2.06542857143">
                <text:p>2.06542857143</text:p>
              </table:table-cell>
              <table:table-cell office:value-type="float" office:value="28273.1640675">
                <text:p>28273.1640675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2.06671428571">
                <text:p>2.06671428571</text:p>
              </table:table-cell>
              <table:table-cell office:value-type="float" office:value="28392.1526619">
                <text:p>28392.1526619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2.068">
                <text:p>2.068</text:p>
              </table:table-cell>
              <table:table-cell office:value-type="float" office:value="28655.0713371">
                <text:p>28655.0713371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2.06928571429">
                <text:p>2.06928571429</text:p>
              </table:table-cell>
              <table:table-cell office:value-type="float" office:value="29544.1548553">
                <text:p>29544.1548553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2.07057142857">
                <text:p>2.07057142857</text:p>
              </table:table-cell>
              <table:table-cell office:value-type="float" office:value="31138.3956113">
                <text:p>31138.3956113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2.07185714286">
                <text:p>2.07185714286</text:p>
              </table:table-cell>
              <table:table-cell office:value-type="float" office:value="33171.5928764">
                <text:p>33171.5928764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2.07314285714">
                <text:p>2.07314285714</text:p>
              </table:table-cell>
              <table:table-cell office:value-type="float" office:value="35060.4639596">
                <text:p>35060.4639596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2.07442857143">
                <text:p>2.07442857143</text:p>
              </table:table-cell>
              <table:table-cell office:value-type="float" office:value="36459.817018">
                <text:p>36459.817018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2.075">
                <text:p>2.075</text:p>
              </table:table-cell>
              <table:table-cell office:value-type="float" office:value="36579.1738939">
                <text:p>36579.1738939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2.07628571429">
                <text:p>2.07628571429</text:p>
              </table:table-cell>
              <table:table-cell office:value-type="float" office:value="38536.8935176">
                <text:p>38536.8935176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2.07757142857">
                <text:p>2.07757142857</text:p>
              </table:table-cell>
              <table:table-cell office:value-type="float" office:value="41557.3303593">
                <text:p>41557.3303593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2.07885714286">
                <text:p>2.07885714286</text:p>
              </table:table-cell>
              <table:table-cell office:value-type="float" office:value="42967.5768926">
                <text:p>42967.5768926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2.08014285714">
                <text:p>2.08014285714</text:p>
              </table:table-cell>
              <table:table-cell office:value-type="float" office:value="39499.4606084">
                <text:p>39499.4606084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2.08142857143">
                <text:p>2.08142857143</text:p>
              </table:table-cell>
              <table:table-cell office:value-type="float" office:value="35006.0658542">
                <text:p>35006.0658542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2.08271428571">
                <text:p>2.08271428571</text:p>
              </table:table-cell>
              <table:table-cell office:value-type="float" office:value="34061.7843337">
                <text:p>34061.7843337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2.084">
                <text:p>2.084</text:p>
              </table:table-cell>
              <table:table-cell office:value-type="float" office:value="36073.3410033">
                <text:p>36073.3410033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2.08528571429">
                <text:p>2.08528571429</text:p>
              </table:table-cell>
              <table:table-cell office:value-type="float" office:value="39146.8605089">
                <text:p>39146.8605089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2.08657142857">
                <text:p>2.08657142857</text:p>
              </table:table-cell>
              <table:table-cell office:value-type="float" office:value="39312.571055">
                <text:p>39312.571055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2.08785714286">
                <text:p>2.08785714286</text:p>
              </table:table-cell>
              <table:table-cell office:value-type="float" office:value="38598.8923254">
                <text:p>38598.8923254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2.08914285714">
                <text:p>2.08914285714</text:p>
              </table:table-cell>
              <table:table-cell office:value-type="float" office:value="37938.478134">
                <text:p>37938.478134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2.09042857143">
                <text:p>2.09042857143</text:p>
              </table:table-cell>
              <table:table-cell office:value-type="float" office:value="36983.1951867">
                <text:p>36983.1951867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2.09171428571">
                <text:p>2.09171428571</text:p>
              </table:table-cell>
              <table:table-cell office:value-type="float" office:value="35753.979769">
                <text:p>35753.979769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2.093">
                <text:p>2.093</text:p>
              </table:table-cell>
              <table:table-cell office:value-type="float" office:value="35115.8481284">
                <text:p>35115.8481284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2.09428571429">
                <text:p>2.09428571429</text:p>
              </table:table-cell>
              <table:table-cell office:value-type="float" office:value="35584.4518734">
                <text:p>35584.4518734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2.09557142857">
                <text:p>2.09557142857</text:p>
              </table:table-cell>
              <table:table-cell office:value-type="float" office:value="37053.4352293">
                <text:p>37053.4352293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2.09685714286">
                <text:p>2.09685714286</text:p>
              </table:table-cell>
              <table:table-cell office:value-type="float" office:value="38715.9939773">
                <text:p>38715.9939773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2.09814285714">
                <text:p>2.09814285714</text:p>
              </table:table-cell>
              <table:table-cell office:value-type="float" office:value="40097.3360338">
                <text:p>40097.3360338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2.09942857143">
                <text:p>2.09942857143</text:p>
              </table:table-cell>
              <table:table-cell office:value-type="float" office:value="41005.4652596">
                <text:p>41005.4652596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2.1">
                <text:p>2.1</text:p>
              </table:table-cell>
              <table:table-cell office:value-type="float" office:value="41021.9330774">
                <text:p>41021.9330774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2.10128571429">
                <text:p>2.10128571429</text:p>
              </table:table-cell>
              <table:table-cell office:value-type="float" office:value="41168.7828454">
                <text:p>41168.7828454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2.10257142857">
                <text:p>2.10257142857</text:p>
              </table:table-cell>
              <table:table-cell office:value-type="float" office:value="41034.8522391">
                <text:p>41034.8522391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2.10385714286">
                <text:p>2.10385714286</text:p>
              </table:table-cell>
              <table:table-cell office:value-type="float" office:value="40766.2000103">
                <text:p>40766.2000103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2.10514285714">
                <text:p>2.10514285714</text:p>
              </table:table-cell>
              <table:table-cell office:value-type="float" office:value="40288.7904663">
                <text:p>40288.7904663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2.10642857143">
                <text:p>2.10642857143</text:p>
              </table:table-cell>
              <table:table-cell office:value-type="float" office:value="39698.4777664">
                <text:p>39698.4777664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2.10771428571">
                <text:p>2.10771428571</text:p>
              </table:table-cell>
              <table:table-cell office:value-type="float" office:value="39172.0456702">
                <text:p>39172.0456702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2.109">
                <text:p>2.109</text:p>
              </table:table-cell>
              <table:table-cell office:value-type="float" office:value="38849.0627478">
                <text:p>38849.0627478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2.11028571429">
                <text:p>2.11028571429</text:p>
              </table:table-cell>
              <table:table-cell office:value-type="float" office:value="38660.5110994">
                <text:p>38660.5110994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2.11157142857">
                <text:p>2.11157142857</text:p>
              </table:table-cell>
              <table:table-cell office:value-type="float" office:value="38526.6276471">
                <text:p>38526.6276471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2.11285714286">
                <text:p>2.11285714286</text:p>
              </table:table-cell>
              <table:table-cell office:value-type="float" office:value="38173.1462336">
                <text:p>38173.1462336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2.11414285714">
                <text:p>2.11414285714</text:p>
              </table:table-cell>
              <table:table-cell office:value-type="float" office:value="37504.3125074">
                <text:p>37504.3125074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2.11542857143">
                <text:p>2.11542857143</text:p>
              </table:table-cell>
              <table:table-cell office:value-type="float" office:value="36807.8623741">
                <text:p>36807.8623741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2.11671428571">
                <text:p>2.11671428571</text:p>
              </table:table-cell>
              <table:table-cell office:value-type="float" office:value="36415.1241462">
                <text:p>36415.1241462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2.118">
                <text:p>2.118</text:p>
              </table:table-cell>
              <table:table-cell office:value-type="float" office:value="36217.7276871">
                <text:p>36217.7276871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2.11928571429">
                <text:p>2.11928571429</text:p>
              </table:table-cell>
              <table:table-cell office:value-type="float" office:value="35693.0387177">
                <text:p>35693.0387177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2.12057142857">
                <text:p>2.12057142857</text:p>
              </table:table-cell>
              <table:table-cell office:value-type="float" office:value="34632.6217362">
                <text:p>34632.6217362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2.12185714286">
                <text:p>2.12185714286</text:p>
              </table:table-cell>
              <table:table-cell office:value-type="float" office:value="33378.2740127">
                <text:p>33378.2740127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2.12314285714">
                <text:p>2.12314285714</text:p>
              </table:table-cell>
              <table:table-cell office:value-type="float" office:value="32607.6830237">
                <text:p>32607.6830237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2.12442857143">
                <text:p>2.12442857143</text:p>
              </table:table-cell>
              <table:table-cell office:value-type="float" office:value="32962.2276711">
                <text:p>32962.2276711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2.125">
                <text:p>2.125</text:p>
              </table:table-cell>
              <table:table-cell office:value-type="float" office:value="33291.8866265">
                <text:p>33291.8866265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2.12628571429">
                <text:p>2.12628571429</text:p>
              </table:table-cell>
              <table:table-cell office:value-type="float" office:value="34221.1056686">
                <text:p>34221.1056686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2.12757142857">
                <text:p>2.12757142857</text:p>
              </table:table-cell>
              <table:table-cell office:value-type="float" office:value="34503.235849">
                <text:p>34503.235849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2.12885714286">
                <text:p>2.12885714286</text:p>
              </table:table-cell>
              <table:table-cell office:value-type="float" office:value="33787.2152547">
                <text:p>33787.2152547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2.13014285714">
                <text:p>2.13014285714</text:p>
              </table:table-cell>
              <table:table-cell office:value-type="float" office:value="32697.3011369">
                <text:p>32697.3011369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2.13142857143">
                <text:p>2.13142857143</text:p>
              </table:table-cell>
              <table:table-cell office:value-type="float" office:value="32157.0574757">
                <text:p>32157.0574757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2.13271428571">
                <text:p>2.13271428571</text:p>
              </table:table-cell>
              <table:table-cell office:value-type="float" office:value="32091.2886113">
                <text:p>32091.2886113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2.134">
                <text:p>2.134</text:p>
              </table:table-cell>
              <table:table-cell office:value-type="float" office:value="32209.9545521">
                <text:p>32209.9545521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2.13528571429">
                <text:p>2.13528571429</text:p>
              </table:table-cell>
              <table:table-cell office:value-type="float" office:value="32219.9684403">
                <text:p>32219.9684403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2.13657142857">
                <text:p>2.13657142857</text:p>
              </table:table-cell>
              <table:table-cell office:value-type="float" office:value="31972.7484114">
                <text:p>31972.7484114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2.13785714286">
                <text:p>2.13785714286</text:p>
              </table:table-cell>
              <table:table-cell office:value-type="float" office:value="31630.2924687">
                <text:p>31630.2924687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2.13914285714">
                <text:p>2.13914285714</text:p>
              </table:table-cell>
              <table:table-cell office:value-type="float" office:value="31351.3991156">
                <text:p>31351.3991156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2.14042857143">
                <text:p>2.14042857143</text:p>
              </table:table-cell>
              <table:table-cell office:value-type="float" office:value="31148.667571">
                <text:p>31148.667571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2.14171428571">
                <text:p>2.14171428571</text:p>
              </table:table-cell>
              <table:table-cell office:value-type="float" office:value="30995.1047781">
                <text:p>30995.1047781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2.143">
                <text:p>2.143</text:p>
              </table:table-cell>
              <table:table-cell office:value-type="float" office:value="30815.9606189">
                <text:p>30815.9606189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2.14428571429">
                <text:p>2.14428571429</text:p>
              </table:table-cell>
              <table:table-cell office:value-type="float" office:value="30606.0915031">
                <text:p>30606.0915031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2.14557142857">
                <text:p>2.14557142857</text:p>
              </table:table-cell>
              <table:table-cell office:value-type="float" office:value="30419.1003262">
                <text:p>30419.1003262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2.14685714286">
                <text:p>2.14685714286</text:p>
              </table:table-cell>
              <table:table-cell office:value-type="float" office:value="30305.0135552">
                <text:p>30305.0135552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2.14814285714">
                <text:p>2.14814285714</text:p>
              </table:table-cell>
              <table:table-cell office:value-type="float" office:value="30212.0691768">
                <text:p>30212.0691768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2.14942857143">
                <text:p>2.14942857143</text:p>
              </table:table-cell>
              <table:table-cell office:value-type="float" office:value="30106.5892941">
                <text:p>30106.5892941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2.15">
                <text:p>2.15</text:p>
              </table:table-cell>
              <table:table-cell office:value-type="float" office:value="30014.18989">
                <text:p>30014.18989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2.15128571429">
                <text:p>2.15128571429</text:p>
              </table:table-cell>
              <table:table-cell office:value-type="float" office:value="29841.4992606">
                <text:p>29841.4992606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2.15257142857">
                <text:p>2.15257142857</text:p>
              </table:table-cell>
              <table:table-cell office:value-type="float" office:value="29629.8973329">
                <text:p>29629.8973329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2.15385714286">
                <text:p>2.15385714286</text:p>
              </table:table-cell>
              <table:table-cell office:value-type="float" office:value="29447.0520137">
                <text:p>29447.0520137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2.15514285714">
                <text:p>2.15514285714</text:p>
              </table:table-cell>
              <table:table-cell office:value-type="float" office:value="29347.6495833">
                <text:p>29347.6495833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2.15642857143">
                <text:p>2.15642857143</text:p>
              </table:table-cell>
              <table:table-cell office:value-type="float" office:value="29326.9269966">
                <text:p>29326.9269966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2.15771428571">
                <text:p>2.15771428571</text:p>
              </table:table-cell>
              <table:table-cell office:value-type="float" office:value="29340.3293955">
                <text:p>29340.3293955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2.159">
                <text:p>2.159</text:p>
              </table:table-cell>
              <table:table-cell office:value-type="float" office:value="29356.7896877">
                <text:p>29356.7896877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2.16028571429">
                <text:p>2.16028571429</text:p>
              </table:table-cell>
              <table:table-cell office:value-type="float" office:value="29717.2327648">
                <text:p>29717.2327648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2.16157142857">
                <text:p>2.16157142857</text:p>
              </table:table-cell>
              <table:table-cell office:value-type="float" office:value="32281.0244699">
                <text:p>32281.0244699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2.16285714286">
                <text:p>2.16285714286</text:p>
              </table:table-cell>
              <table:table-cell office:value-type="float" office:value="40046.2757179">
                <text:p>40046.2757179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2.16414285714">
                <text:p>2.16414285714</text:p>
              </table:table-cell>
              <table:table-cell office:value-type="float" office:value="53673.3653472">
                <text:p>53673.3653472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2.16542857143">
                <text:p>2.16542857143</text:p>
              </table:table-cell>
              <table:table-cell office:value-type="float" office:value="67985.0225443">
                <text:p>67985.0225443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2.16671428571">
                <text:p>2.16671428571</text:p>
              </table:table-cell>
              <table:table-cell office:value-type="float" office:value="71116.7666871">
                <text:p>71116.7666871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2.168">
                <text:p>2.168</text:p>
              </table:table-cell>
              <table:table-cell office:value-type="float" office:value="67184.4128702">
                <text:p>67184.4128702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2.16928571429">
                <text:p>2.16928571429</text:p>
              </table:table-cell>
              <table:table-cell office:value-type="float" office:value="65048.7070091">
                <text:p>65048.7070091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2.17057142857">
                <text:p>2.17057142857</text:p>
              </table:table-cell>
              <table:table-cell office:value-type="float" office:value="61300.515521">
                <text:p>61300.515521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2.17185714286">
                <text:p>2.17185714286</text:p>
              </table:table-cell>
              <table:table-cell office:value-type="float" office:value="55406.9984351">
                <text:p>55406.9984351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2.17314285714">
                <text:p>2.17314285714</text:p>
              </table:table-cell>
              <table:table-cell office:value-type="float" office:value="50164.7834592">
                <text:p>50164.7834592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2.17442857143">
                <text:p>2.17442857143</text:p>
              </table:table-cell>
              <table:table-cell office:value-type="float" office:value="46158.0742662">
                <text:p>46158.0742662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2.175">
                <text:p>2.175</text:p>
              </table:table-cell>
              <table:table-cell office:value-type="float" office:value="44658.823304">
                <text:p>44658.823304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2.17628571429">
                <text:p>2.17628571429</text:p>
              </table:table-cell>
              <table:table-cell office:value-type="float" office:value="41493.6597977">
                <text:p>41493.6597977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2.17757142857">
                <text:p>2.17757142857</text:p>
              </table:table-cell>
              <table:table-cell office:value-type="float" office:value="38678.2521389">
                <text:p>38678.2521389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2.17885714286">
                <text:p>2.17885714286</text:p>
              </table:table-cell>
              <table:table-cell office:value-type="float" office:value="36817.8908256">
                <text:p>36817.8908256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2.18014285714">
                <text:p>2.18014285714</text:p>
              </table:table-cell>
              <table:table-cell office:value-type="float" office:value="35860.481821">
                <text:p>35860.481821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2.18142857143">
                <text:p>2.18142857143</text:p>
              </table:table-cell>
              <table:table-cell office:value-type="float" office:value="35396.7157874">
                <text:p>35396.7157874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2.18271428571">
                <text:p>2.18271428571</text:p>
              </table:table-cell>
              <table:table-cell office:value-type="float" office:value="35094.074163">
                <text:p>35094.074163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2.184">
                <text:p>2.184</text:p>
              </table:table-cell>
              <table:table-cell office:value-type="float" office:value="34809.5328386">
                <text:p>34809.5328386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2.18528571429">
                <text:p>2.18528571429</text:p>
              </table:table-cell>
              <table:table-cell office:value-type="float" office:value="34485.7158685">
                <text:p>34485.7158685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2.18657142857">
                <text:p>2.18657142857</text:p>
              </table:table-cell>
              <table:table-cell office:value-type="float" office:value="34157.756251">
                <text:p>34157.756251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2.18785714286">
                <text:p>2.18785714286</text:p>
              </table:table-cell>
              <table:table-cell office:value-type="float" office:value="33868.5650629">
                <text:p>33868.5650629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2.18914285714">
                <text:p>2.18914285714</text:p>
              </table:table-cell>
              <table:table-cell office:value-type="float" office:value="33578.5695773">
                <text:p>33578.5695773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2.19042857143">
                <text:p>2.19042857143</text:p>
              </table:table-cell>
              <table:table-cell office:value-type="float" office:value="33221.8866652">
                <text:p>33221.8866652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2.19171428571">
                <text:p>2.19171428571</text:p>
              </table:table-cell>
              <table:table-cell office:value-type="float" office:value="32777.5999866">
                <text:p>32777.5999866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2.193">
                <text:p>2.193</text:p>
              </table:table-cell>
              <table:table-cell office:value-type="float" office:value="32297.7505618">
                <text:p>32297.7505618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2.19428571429">
                <text:p>2.19428571429</text:p>
              </table:table-cell>
              <table:table-cell office:value-type="float" office:value="31851.879752">
                <text:p>31851.879752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2.19557142857">
                <text:p>2.19557142857</text:p>
              </table:table-cell>
              <table:table-cell office:value-type="float" office:value="31463.4692208">
                <text:p>31463.4692208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2.19685714286">
                <text:p>2.19685714286</text:p>
              </table:table-cell>
              <table:table-cell office:value-type="float" office:value="31073.9747166">
                <text:p>31073.9747166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2.19814285714">
                <text:p>2.19814285714</text:p>
              </table:table-cell>
              <table:table-cell office:value-type="float" office:value="30665.3879639">
                <text:p>30665.3879639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2.19942857143">
                <text:p>2.19942857143</text:p>
              </table:table-cell>
              <table:table-cell office:value-type="float" office:value="30267.5687836">
                <text:p>30267.5687836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2.2">
                <text:p>2.2</text:p>
              </table:table-cell>
              <table:table-cell office:value-type="float" office:value="30067.5121183">
                <text:p>30067.5121183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2.20128571429">
                <text:p>2.20128571429</text:p>
              </table:table-cell>
              <table:table-cell office:value-type="float" office:value="29733.8832461">
                <text:p>29733.8832461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2.20257142857">
                <text:p>2.20257142857</text:p>
              </table:table-cell>
              <table:table-cell office:value-type="float" office:value="29493.2706746">
                <text:p>29493.2706746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2.20385714286">
                <text:p>2.20385714286</text:p>
              </table:table-cell>
              <table:table-cell office:value-type="float" office:value="29294.8307069">
                <text:p>29294.8307069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2.20514285714">
                <text:p>2.20514285714</text:p>
              </table:table-cell>
              <table:table-cell office:value-type="float" office:value="29066.5476153">
                <text:p>29066.5476153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2.20642857143">
                <text:p>2.20642857143</text:p>
              </table:table-cell>
              <table:table-cell office:value-type="float" office:value="28775.4217556">
                <text:p>28775.4217556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2.20771428571">
                <text:p>2.20771428571</text:p>
              </table:table-cell>
              <table:table-cell office:value-type="float" office:value="28484.040362">
                <text:p>28484.040362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2.209">
                <text:p>2.209</text:p>
              </table:table-cell>
              <table:table-cell office:value-type="float" office:value="28301.1396487">
                <text:p>28301.1396487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2.21028571429">
                <text:p>2.21028571429</text:p>
              </table:table-cell>
              <table:table-cell office:value-type="float" office:value="28240.3228952">
                <text:p>28240.3228952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2.21157142857">
                <text:p>2.21157142857</text:p>
              </table:table-cell>
              <table:table-cell office:value-type="float" office:value="28205.4382155">
                <text:p>28205.4382155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2.21285714286">
                <text:p>2.21285714286</text:p>
              </table:table-cell>
              <table:table-cell office:value-type="float" office:value="27982.7925516">
                <text:p>27982.7925516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2.21414285714">
                <text:p>2.21414285714</text:p>
              </table:table-cell>
              <table:table-cell office:value-type="float" office:value="27476.6214028">
                <text:p>27476.6214028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2.21542857143">
                <text:p>2.21542857143</text:p>
              </table:table-cell>
              <table:table-cell office:value-type="float" office:value="26887.6212941">
                <text:p>26887.6212941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2.21671428571">
                <text:p>2.21671428571</text:p>
              </table:table-cell>
              <table:table-cell office:value-type="float" office:value="26462.6325257">
                <text:p>26462.6325257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2.218">
                <text:p>2.218</text:p>
              </table:table-cell>
              <table:table-cell office:value-type="float" office:value="26309.3459078">
                <text:p>26309.3459078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2.21928571429">
                <text:p>2.21928571429</text:p>
              </table:table-cell>
              <table:table-cell office:value-type="float" office:value="26335.2367179">
                <text:p>26335.2367179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2.22057142857">
                <text:p>2.22057142857</text:p>
              </table:table-cell>
              <table:table-cell office:value-type="float" office:value="26273.9122601">
                <text:p>26273.9122601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2.22185714286">
                <text:p>2.22185714286</text:p>
              </table:table-cell>
              <table:table-cell office:value-type="float" office:value="26027.6049206">
                <text:p>26027.6049206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2.22314285714">
                <text:p>2.22314285714</text:p>
              </table:table-cell>
              <table:table-cell office:value-type="float" office:value="25698.8917995">
                <text:p>25698.8917995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2.22442857143">
                <text:p>2.22442857143</text:p>
              </table:table-cell>
              <table:table-cell office:value-type="float" office:value="25390.5104192">
                <text:p>25390.5104192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2.225">
                <text:p>2.225</text:p>
              </table:table-cell>
              <table:table-cell office:value-type="float" office:value="25261.3912442">
                <text:p>25261.3912442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2.22628571429">
                <text:p>2.22628571429</text:p>
              </table:table-cell>
              <table:table-cell office:value-type="float" office:value="25064.2010423">
                <text:p>25064.2010423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2.22757142857">
                <text:p>2.22757142857</text:p>
              </table:table-cell>
              <table:table-cell office:value-type="float" office:value="24902.701203">
                <text:p>24902.701203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2.22885714286">
                <text:p>2.22885714286</text:p>
              </table:table-cell>
              <table:table-cell office:value-type="float" office:value="24730.4696836">
                <text:p>24730.4696836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2.23014285714">
                <text:p>2.23014285714</text:p>
              </table:table-cell>
              <table:table-cell office:value-type="float" office:value="24545.0241166">
                <text:p>24545.0241166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2.23142857143">
                <text:p>2.23142857143</text:p>
              </table:table-cell>
              <table:table-cell office:value-type="float" office:value="24360.2777701">
                <text:p>24360.2777701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2.23271428571">
                <text:p>2.23271428571</text:p>
              </table:table-cell>
              <table:table-cell office:value-type="float" office:value="24185.7475628">
                <text:p>24185.7475628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2.234">
                <text:p>2.234</text:p>
              </table:table-cell>
              <table:table-cell office:value-type="float" office:value="24022.6925035">
                <text:p>24022.6925035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2.23528571429">
                <text:p>2.23528571429</text:p>
              </table:table-cell>
              <table:table-cell office:value-type="float" office:value="23858.893729">
                <text:p>23858.893729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2.23657142857">
                <text:p>2.23657142857</text:p>
              </table:table-cell>
              <table:table-cell office:value-type="float" office:value="23689.2494636">
                <text:p>23689.2494636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2.23785714286">
                <text:p>2.23785714286</text:p>
              </table:table-cell>
              <table:table-cell office:value-type="float" office:value="23526.8262142">
                <text:p>23526.8262142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2.23914285714">
                <text:p>2.23914285714</text:p>
              </table:table-cell>
              <table:table-cell office:value-type="float" office:value="23382.76476">
                <text:p>23382.76476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2.24042857143">
                <text:p>2.24042857143</text:p>
              </table:table-cell>
              <table:table-cell office:value-type="float" office:value="23258.6622073">
                <text:p>23258.6622073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2.24171428571">
                <text:p>2.24171428571</text:p>
              </table:table-cell>
              <table:table-cell office:value-type="float" office:value="23142.8749738">
                <text:p>23142.8749738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2.243">
                <text:p>2.243</text:p>
              </table:table-cell>
              <table:table-cell office:value-type="float" office:value="23018.9224362">
                <text:p>23018.9224362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2.24428571429">
                <text:p>2.24428571429</text:p>
              </table:table-cell>
              <table:table-cell office:value-type="float" office:value="22882.5176415">
                <text:p>22882.5176415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2.24557142857">
                <text:p>2.24557142857</text:p>
              </table:table-cell>
              <table:table-cell office:value-type="float" office:value="22736.449417">
                <text:p>22736.449417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2.24685714286">
                <text:p>2.24685714286</text:p>
              </table:table-cell>
              <table:table-cell office:value-type="float" office:value="22602.2066014">
                <text:p>22602.2066014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2.24814285714">
                <text:p>2.24814285714</text:p>
              </table:table-cell>
              <table:table-cell office:value-type="float" office:value="22504.7207116">
                <text:p>22504.7207116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2.24942857143">
                <text:p>2.24942857143</text:p>
              </table:table-cell>
              <table:table-cell office:value-type="float" office:value="22443.241362">
                <text:p>22443.241362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2.25">
                <text:p>2.25</text:p>
              </table:table-cell>
              <table:table-cell office:value-type="float" office:value="22384.866596">
                <text:p>22384.866596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2.25128571429">
                <text:p>2.25128571429</text:p>
              </table:table-cell>
              <table:table-cell office:value-type="float" office:value="22354.809116">
                <text:p>22354.809116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2.25257142857">
                <text:p>2.25257142857</text:p>
              </table:table-cell>
              <table:table-cell office:value-type="float" office:value="10486.7340715">
                <text:p>10486.7340715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2.25385714286">
                <text:p>2.25385714286</text:p>
              </table:table-cell>
              <table:table-cell office:value-type="float" office:value="11665.2910339">
                <text:p>11665.2910339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2.25514285714">
                <text:p>2.25514285714</text:p>
              </table:table-cell>
              <table:table-cell office:value-type="float" office:value="11718.4226239">
                <text:p>11718.4226239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2.25642857143">
                <text:p>2.25642857143</text:p>
              </table:table-cell>
              <table:table-cell office:value-type="float" office:value="11602.1312693">
                <text:p>11602.1312693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2.25771428571">
                <text:p>2.25771428571</text:p>
              </table:table-cell>
              <table:table-cell office:value-type="float" office:value="12039.5937874">
                <text:p>12039.5937874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2.259">
                <text:p>2.259</text:p>
              </table:table-cell>
              <table:table-cell office:value-type="float" office:value="12394.096918">
                <text:p>12394.096918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2.26028571429">
                <text:p>2.26028571429</text:p>
              </table:table-cell>
              <table:table-cell office:value-type="float" office:value="11967.5138191">
                <text:p>11967.5138191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2.26157142857">
                <text:p>2.26157142857</text:p>
              </table:table-cell>
              <table:table-cell office:value-type="float" office:value="11511.3415526">
                <text:p>11511.3415526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2.26285714286">
                <text:p>2.26285714286</text:p>
              </table:table-cell>
              <table:table-cell office:value-type="float" office:value="11033.7807451">
                <text:p>11033.7807451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2.26414285714">
                <text:p>2.26414285714</text:p>
              </table:table-cell>
              <table:table-cell office:value-type="float" office:value="10828.1412026">
                <text:p>10828.1412026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2.26542857143">
                <text:p>2.26542857143</text:p>
              </table:table-cell>
              <table:table-cell office:value-type="float" office:value="10864.7033814">
                <text:p>10864.7033814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2.26671428571">
                <text:p>2.26671428571</text:p>
              </table:table-cell>
              <table:table-cell office:value-type="float" office:value="10977.0181094">
                <text:p>10977.0181094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2.268">
                <text:p>2.268</text:p>
              </table:table-cell>
              <table:table-cell office:value-type="float" office:value="11025.8602556">
                <text:p>11025.8602556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2.26928571429">
                <text:p>2.26928571429</text:p>
              </table:table-cell>
              <table:table-cell office:value-type="float" office:value="10972.744703">
                <text:p>10972.744703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2.27057142857">
                <text:p>2.27057142857</text:p>
              </table:table-cell>
              <table:table-cell office:value-type="float" office:value="10896.9271554">
                <text:p>10896.9271554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2.27185714286">
                <text:p>2.27185714286</text:p>
              </table:table-cell>
              <table:table-cell office:value-type="float" office:value="10847.879464">
                <text:p>10847.879464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2.27314285714">
                <text:p>2.27314285714</text:p>
              </table:table-cell>
              <table:table-cell office:value-type="float" office:value="10798.1638693">
                <text:p>10798.1638693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2.27442857143">
                <text:p>2.27442857143</text:p>
              </table:table-cell>
              <table:table-cell office:value-type="float" office:value="10806.5922337">
                <text:p>10806.5922337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2.275">
                <text:p>2.275</text:p>
              </table:table-cell>
              <table:table-cell office:value-type="float" office:value="10762.7868689">
                <text:p>10762.7868689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2.27628571429">
                <text:p>2.27628571429</text:p>
              </table:table-cell>
              <table:table-cell office:value-type="float" office:value="10618.2822704">
                <text:p>10618.2822704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2.27757142857">
                <text:p>2.27757142857</text:p>
              </table:table-cell>
              <table:table-cell office:value-type="float" office:value="10340.2515772">
                <text:p>10340.2515772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2.27885714286">
                <text:p>2.27885714286</text:p>
              </table:table-cell>
              <table:table-cell office:value-type="float" office:value="10019.0939964">
                <text:p>10019.0939964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2.28014285714">
                <text:p>2.28014285714</text:p>
              </table:table-cell>
              <table:table-cell office:value-type="float" office:value="9693.81471016">
                <text:p>9693.81471016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2.28142857143">
                <text:p>2.28142857143</text:p>
              </table:table-cell>
              <table:table-cell office:value-type="float" office:value="9734.08311878">
                <text:p>9734.08311878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2.28271428571">
                <text:p>2.28271428571</text:p>
              </table:table-cell>
              <table:table-cell office:value-type="float" office:value="10212.4393197">
                <text:p>10212.4393197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2.284">
                <text:p>2.284</text:p>
              </table:table-cell>
              <table:table-cell office:value-type="float" office:value="10830.5324346">
                <text:p>10830.5324346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2.28528571429">
                <text:p>2.28528571429</text:p>
              </table:table-cell>
              <table:table-cell office:value-type="float" office:value="11344.198561">
                <text:p>11344.198561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2.28657142857">
                <text:p>2.28657142857</text:p>
              </table:table-cell>
              <table:table-cell office:value-type="float" office:value="11283.1918634">
                <text:p>11283.1918634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2.28785714286">
                <text:p>2.28785714286</text:p>
              </table:table-cell>
              <table:table-cell office:value-type="float" office:value="10590.7407205">
                <text:p>10590.7407205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2.28914285714">
                <text:p>2.28914285714</text:p>
              </table:table-cell>
              <table:table-cell office:value-type="float" office:value="9999.03163388">
                <text:p>9999.03163388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2.29042857143">
                <text:p>2.29042857143</text:p>
              </table:table-cell>
              <table:table-cell office:value-type="float" office:value="9831.72788802">
                <text:p>9831.72788802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2.29171428571">
                <text:p>2.29171428571</text:p>
              </table:table-cell>
              <table:table-cell office:value-type="float" office:value="9896.17029758">
                <text:p>9896.17029758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2.293">
                <text:p>2.293</text:p>
              </table:table-cell>
              <table:table-cell office:value-type="float" office:value="10048.4543038">
                <text:p>10048.4543038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2.29428571429">
                <text:p>2.29428571429</text:p>
              </table:table-cell>
              <table:table-cell office:value-type="float" office:value="10268.7059905">
                <text:p>10268.7059905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2.29557142857">
                <text:p>2.29557142857</text:p>
              </table:table-cell>
              <table:table-cell office:value-type="float" office:value="10452.4673321">
                <text:p>10452.4673321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2.29685714286">
                <text:p>2.29685714286</text:p>
              </table:table-cell>
              <table:table-cell office:value-type="float" office:value="10461.90238">
                <text:p>10461.90238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2.29814285714">
                <text:p>2.29814285714</text:p>
              </table:table-cell>
              <table:table-cell office:value-type="float" office:value="10316.3116445">
                <text:p>10316.3116445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2.29942857143">
                <text:p>2.29942857143</text:p>
              </table:table-cell>
              <table:table-cell office:value-type="float" office:value="10055.0875616">
                <text:p>10055.0875616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2.3">
                <text:p>2.3</text:p>
              </table:table-cell>
              <table:table-cell office:value-type="float" office:value="9886.84874564">
                <text:p>9886.84874564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2.30128571429">
                <text:p>2.30128571429</text:p>
              </table:table-cell>
              <table:table-cell office:value-type="float" office:value="9672.55513516">
                <text:p>9672.55513516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2.30257142857">
                <text:p>2.30257142857</text:p>
              </table:table-cell>
              <table:table-cell office:value-type="float" office:value="9630.20221774">
                <text:p>9630.20221774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2.30385714286">
                <text:p>2.30385714286</text:p>
              </table:table-cell>
              <table:table-cell office:value-type="float" office:value="9696.89496669">
                <text:p>9696.89496669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2.30514285714">
                <text:p>2.30514285714</text:p>
              </table:table-cell>
              <table:table-cell office:value-type="float" office:value="9796.18391555">
                <text:p>9796.18391555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2.30642857143">
                <text:p>2.30642857143</text:p>
              </table:table-cell>
              <table:table-cell office:value-type="float" office:value="9895.59100463">
                <text:p>9895.59100463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2.30771428571">
                <text:p>2.30771428571</text:p>
              </table:table-cell>
              <table:table-cell office:value-type="float" office:value="9919.29801227">
                <text:p>9919.29801227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2.309">
                <text:p>2.309</text:p>
              </table:table-cell>
              <table:table-cell office:value-type="float" office:value="9893.55341472">
                <text:p>9893.55341472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2.31028571429">
                <text:p>2.31028571429</text:p>
              </table:table-cell>
              <table:table-cell office:value-type="float" office:value="9847.02804928">
                <text:p>9847.02804928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2.31157142857">
                <text:p>2.31157142857</text:p>
              </table:table-cell>
              <table:table-cell office:value-type="float" office:value="9775.74594874">
                <text:p>9775.74594874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2.31285714286">
                <text:p>2.31285714286</text:p>
              </table:table-cell>
              <table:table-cell office:value-type="float" office:value="9687.68932181">
                <text:p>9687.68932181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2.31414285714">
                <text:p>2.31414285714</text:p>
              </table:table-cell>
              <table:table-cell office:value-type="float" office:value="9609.01713852">
                <text:p>9609.01713852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2.31542857143">
                <text:p>2.31542857143</text:p>
              </table:table-cell>
              <table:table-cell office:value-type="float" office:value="9577.76021595">
                <text:p>9577.76021595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2.31671428571">
                <text:p>2.31671428571</text:p>
              </table:table-cell>
              <table:table-cell office:value-type="float" office:value="9628.43046251">
                <text:p>9628.43046251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2.318">
                <text:p>2.318</text:p>
              </table:table-cell>
              <table:table-cell office:value-type="float" office:value="9708.92269879">
                <text:p>9708.92269879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2.31928571429">
                <text:p>2.31928571429</text:p>
              </table:table-cell>
              <table:table-cell office:value-type="float" office:value="9722.52217925">
                <text:p>9722.52217925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2.32057142857">
                <text:p>2.32057142857</text:p>
              </table:table-cell>
              <table:table-cell office:value-type="float" office:value="9712.85288006">
                <text:p>9712.85288006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2.32185714286">
                <text:p>2.32185714286</text:p>
              </table:table-cell>
              <table:table-cell office:value-type="float" office:value="9914.37419539">
                <text:p>9914.37419539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2.32314285714">
                <text:p>2.32314285714</text:p>
              </table:table-cell>
              <table:table-cell office:value-type="float" office:value="10625.4096983">
                <text:p>10625.4096983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2.32442857143">
                <text:p>2.32442857143</text:p>
              </table:table-cell>
              <table:table-cell office:value-type="float" office:value="12053.345566">
                <text:p>12053.345566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2.325">
                <text:p>2.325</text:p>
              </table:table-cell>
              <table:table-cell office:value-type="float" office:value="12575.4062359">
                <text:p>12575.4062359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2.32628571429">
                <text:p>2.32628571429</text:p>
              </table:table-cell>
              <table:table-cell office:value-type="float" office:value="15164.89663">
                <text:p>15164.89663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2.32757142857">
                <text:p>2.32757142857</text:p>
              </table:table-cell>
              <table:table-cell office:value-type="float" office:value="17872.2444897">
                <text:p>17872.2444897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2.32885714286">
                <text:p>2.32885714286</text:p>
              </table:table-cell>
              <table:table-cell office:value-type="float" office:value="19061.2314756">
                <text:p>19061.2314756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2.33014285714">
                <text:p>2.33014285714</text:p>
              </table:table-cell>
              <table:table-cell office:value-type="float" office:value="17812.1007544">
                <text:p>17812.1007544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2.33142857143">
                <text:p>2.33142857143</text:p>
              </table:table-cell>
              <table:table-cell office:value-type="float" office:value="16489.374963">
                <text:p>16489.374963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2.33271428571">
                <text:p>2.33271428571</text:p>
              </table:table-cell>
              <table:table-cell office:value-type="float" office:value="16201.0811777">
                <text:p>16201.0811777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2.334">
                <text:p>2.334</text:p>
              </table:table-cell>
              <table:table-cell office:value-type="float" office:value="15632.5246535">
                <text:p>15632.5246535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2.33528571429">
                <text:p>2.33528571429</text:p>
              </table:table-cell>
              <table:table-cell office:value-type="float" office:value="14372.798703">
                <text:p>14372.798703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2.33657142857">
                <text:p>2.33657142857</text:p>
              </table:table-cell>
              <table:table-cell office:value-type="float" office:value="12954.1188817">
                <text:p>12954.1188817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2.33785714286">
                <text:p>2.33785714286</text:p>
              </table:table-cell>
              <table:table-cell office:value-type="float" office:value="12235.7621217">
                <text:p>12235.7621217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2.33914285714">
                <text:p>2.33914285714</text:p>
              </table:table-cell>
              <table:table-cell office:value-type="float" office:value="12025.4959715">
                <text:p>12025.4959715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2.34042857143">
                <text:p>2.34042857143</text:p>
              </table:table-cell>
              <table:table-cell office:value-type="float" office:value="11917.558952">
                <text:p>11917.558952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2.34171428571">
                <text:p>2.34171428571</text:p>
              </table:table-cell>
              <table:table-cell office:value-type="float" office:value="11884.7703081">
                <text:p>11884.7703081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2.343">
                <text:p>2.343</text:p>
              </table:table-cell>
              <table:table-cell office:value-type="float" office:value="11922.8797859">
                <text:p>11922.8797859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2.34428571429">
                <text:p>2.34428571429</text:p>
              </table:table-cell>
              <table:table-cell office:value-type="float" office:value="11947.8748629">
                <text:p>11947.8748629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2.34557142857">
                <text:p>2.34557142857</text:p>
              </table:table-cell>
              <table:table-cell office:value-type="float" office:value="11928.7001742">
                <text:p>11928.7001742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2.34685714286">
                <text:p>2.34685714286</text:p>
              </table:table-cell>
              <table:table-cell office:value-type="float" office:value="11939.7312244">
                <text:p>11939.7312244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2.34814285714">
                <text:p>2.34814285714</text:p>
              </table:table-cell>
              <table:table-cell office:value-type="float" office:value="11980.2397797">
                <text:p>11980.2397797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2.34942857143">
                <text:p>2.34942857143</text:p>
              </table:table-cell>
              <table:table-cell office:value-type="float" office:value="11985.4868666">
                <text:p>11985.4868666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2.35">
                <text:p>2.35</text:p>
              </table:table-cell>
              <table:table-cell office:value-type="float" office:value="11936.2671478">
                <text:p>11936.2671478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2.35128571429">
                <text:p>2.35128571429</text:p>
              </table:table-cell>
              <table:table-cell office:value-type="float" office:value="11831.4639772">
                <text:p>11831.4639772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2.35257142857">
                <text:p>2.35257142857</text:p>
              </table:table-cell>
              <table:table-cell office:value-type="float" office:value="11708.165866">
                <text:p>11708.165866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2.35385714286">
                <text:p>2.35385714286</text:p>
              </table:table-cell>
              <table:table-cell office:value-type="float" office:value="11550.7607186">
                <text:p>11550.7607186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2.35514285714">
                <text:p>2.35514285714</text:p>
              </table:table-cell>
              <table:table-cell office:value-type="float" office:value="11366.7737001">
                <text:p>11366.7737001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2.35642857143">
                <text:p>2.35642857143</text:p>
              </table:table-cell>
              <table:table-cell office:value-type="float" office:value="11259.0972236">
                <text:p>11259.0972236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2.35771428571">
                <text:p>2.35771428571</text:p>
              </table:table-cell>
              <table:table-cell office:value-type="float" office:value="11226.3230605">
                <text:p>11226.3230605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2.359">
                <text:p>2.359</text:p>
              </table:table-cell>
              <table:table-cell office:value-type="float" office:value="11249.7734459">
                <text:p>11249.7734459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2.36028571429">
                <text:p>2.36028571429</text:p>
              </table:table-cell>
              <table:table-cell office:value-type="float" office:value="11319.2765444">
                <text:p>11319.2765444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2.36157142857">
                <text:p>2.36157142857</text:p>
              </table:table-cell>
              <table:table-cell office:value-type="float" office:value="11388.3343194">
                <text:p>11388.3343194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2.36285714286">
                <text:p>2.36285714286</text:p>
              </table:table-cell>
              <table:table-cell office:value-type="float" office:value="11363.9502406">
                <text:p>11363.9502406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2.36414285714">
                <text:p>2.36414285714</text:p>
              </table:table-cell>
              <table:table-cell office:value-type="float" office:value="11209.7278162">
                <text:p>11209.7278162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2.36542857143">
                <text:p>2.36542857143</text:p>
              </table:table-cell>
              <table:table-cell office:value-type="float" office:value="10927.4872181">
                <text:p>10927.4872181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2.36671428571">
                <text:p>2.36671428571</text:p>
              </table:table-cell>
              <table:table-cell office:value-type="float" office:value="10662.5658932">
                <text:p>10662.5658932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2.368">
                <text:p>2.368</text:p>
              </table:table-cell>
              <table:table-cell office:value-type="float" office:value="10507.0111638">
                <text:p>10507.0111638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2.36928571429">
                <text:p>2.36928571429</text:p>
              </table:table-cell>
              <table:table-cell office:value-type="float" office:value="10408.429316">
                <text:p>10408.429316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2.37057142857">
                <text:p>2.37057142857</text:p>
              </table:table-cell>
              <table:table-cell office:value-type="float" office:value="10325.2251942">
                <text:p>10325.2251942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2.37185714286">
                <text:p>2.37185714286</text:p>
              </table:table-cell>
              <table:table-cell office:value-type="float" office:value="10237.379843">
                <text:p>10237.379843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2.37314285714">
                <text:p>2.37314285714</text:p>
              </table:table-cell>
              <table:table-cell office:value-type="float" office:value="10154.7556353">
                <text:p>10154.7556353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2.37442857143">
                <text:p>2.37442857143</text:p>
              </table:table-cell>
              <table:table-cell office:value-type="float" office:value="10087.2766011">
                <text:p>10087.2766011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2.375">
                <text:p>2.375</text:p>
              </table:table-cell>
              <table:table-cell office:value-type="float" office:value="10018.7142523">
                <text:p>10018.7142523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2.37628571429">
                <text:p>2.37628571429</text:p>
              </table:table-cell>
              <table:table-cell office:value-type="float" office:value="9851.69161434">
                <text:p>9851.69161434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2.37757142857">
                <text:p>2.37757142857</text:p>
              </table:table-cell>
              <table:table-cell office:value-type="float" office:value="9663.36281699">
                <text:p>9663.36281699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2.37885714286">
                <text:p>2.37885714286</text:p>
              </table:table-cell>
              <table:table-cell office:value-type="float" office:value="9552.62056867">
                <text:p>9552.62056867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2.38014285714">
                <text:p>2.38014285714</text:p>
              </table:table-cell>
              <table:table-cell office:value-type="float" office:value="9497.12713466">
                <text:p>9497.12713466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2.38142857143">
                <text:p>2.38142857143</text:p>
              </table:table-cell>
              <table:table-cell office:value-type="float" office:value="9514.71211355">
                <text:p>9514.71211355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2.38271428571">
                <text:p>2.38271428571</text:p>
              </table:table-cell>
              <table:table-cell office:value-type="float" office:value="9546.80074463">
                <text:p>9546.80074463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2.384">
                <text:p>2.384</text:p>
              </table:table-cell>
              <table:table-cell office:value-type="float" office:value="9522.58250855">
                <text:p>9522.58250855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2.38528571429">
                <text:p>2.38528571429</text:p>
              </table:table-cell>
              <table:table-cell office:value-type="float" office:value="9438.84297898">
                <text:p>9438.84297898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2.38657142857">
                <text:p>2.38657142857</text:p>
              </table:table-cell>
              <table:table-cell office:value-type="float" office:value="9303.82538065">
                <text:p>9303.82538065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2.38785714286">
                <text:p>2.38785714286</text:p>
              </table:table-cell>
              <table:table-cell office:value-type="float" office:value="9144.26104681">
                <text:p>9144.26104681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2.38914285714">
                <text:p>2.38914285714</text:p>
              </table:table-cell>
              <table:table-cell office:value-type="float" office:value="9001.61568492">
                <text:p>9001.61568492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2.39042857143">
                <text:p>2.39042857143</text:p>
              </table:table-cell>
              <table:table-cell office:value-type="float" office:value="8903.10843678">
                <text:p>8903.10843678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2.39171428571">
                <text:p>2.39171428571</text:p>
              </table:table-cell>
              <table:table-cell office:value-type="float" office:value="8842.10703985">
                <text:p>8842.10703985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2.393">
                <text:p>2.393</text:p>
              </table:table-cell>
              <table:table-cell office:value-type="float" office:value="8807.35520701">
                <text:p>8807.35520701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2.39428571429">
                <text:p>2.39428571429</text:p>
              </table:table-cell>
              <table:table-cell office:value-type="float" office:value="8789.85482624">
                <text:p>8789.85482624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2.39557142857">
                <text:p>2.39557142857</text:p>
              </table:table-cell>
              <table:table-cell office:value-type="float" office:value="8782.47278126">
                <text:p>8782.47278126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2.39685714286">
                <text:p>2.39685714286</text:p>
              </table:table-cell>
              <table:table-cell office:value-type="float" office:value="8778.24047562">
                <text:p>8778.24047562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2.39814285714">
                <text:p>2.39814285714</text:p>
              </table:table-cell>
              <table:table-cell office:value-type="float" office:value="8777.94463436">
                <text:p>8777.94463436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2.39942857143">
                <text:p>2.39942857143</text:p>
              </table:table-cell>
              <table:table-cell office:value-type="float" office:value="8789.14396656">
                <text:p>8789.14396656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2.4">
                <text:p>2.4</text:p>
              </table:table-cell>
              <table:table-cell office:value-type="float" office:value="8778.74375082">
                <text:p>8778.74375082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2.40128571429">
                <text:p>2.40128571429</text:p>
              </table:table-cell>
              <table:table-cell office:value-type="float" office:value="8785.65144724">
                <text:p>8785.65144724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2.40257142857">
                <text:p>2.40257142857</text:p>
              </table:table-cell>
              <table:table-cell office:value-type="float" office:value="8778.74473801">
                <text:p>8778.74473801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2.40385714286">
                <text:p>2.40385714286</text:p>
              </table:table-cell>
              <table:table-cell office:value-type="float" office:value="8767.20028922">
                <text:p>8767.20028922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2.40514285714">
                <text:p>2.40514285714</text:p>
              </table:table-cell>
              <table:table-cell office:value-type="float" office:value="8779.78248529">
                <text:p>8779.78248529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2.40642857143">
                <text:p>2.40642857143</text:p>
              </table:table-cell>
              <table:table-cell office:value-type="float" office:value="8850.97769878">
                <text:p>8850.97769878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2.40771428571">
                <text:p>2.40771428571</text:p>
              </table:table-cell>
              <table:table-cell office:value-type="float" office:value="8966.99791546">
                <text:p>8966.99791546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2.409">
                <text:p>2.409</text:p>
              </table:table-cell>
              <table:table-cell office:value-type="float" office:value="9047.82966913">
                <text:p>9047.82966913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2.41028571429">
                <text:p>2.41028571429</text:p>
              </table:table-cell>
              <table:table-cell office:value-type="float" office:value="9096.10175374">
                <text:p>9096.10175374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2.41157142857">
                <text:p>2.41157142857</text:p>
              </table:table-cell>
              <table:table-cell office:value-type="float" office:value="9148.23767988">
                <text:p>9148.23767988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2.41285714286">
                <text:p>2.41285714286</text:p>
              </table:table-cell>
              <table:table-cell office:value-type="float" office:value="9135.69215663">
                <text:p>9135.69215663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2.41414285714">
                <text:p>2.41414285714</text:p>
              </table:table-cell>
              <table:table-cell office:value-type="float" office:value="9066.54594274">
                <text:p>9066.54594274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2.41542857143">
                <text:p>2.41542857143</text:p>
              </table:table-cell>
              <table:table-cell office:value-type="float" office:value="9169.06739956">
                <text:p>9169.06739956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2.41671428571">
                <text:p>2.41671428571</text:p>
              </table:table-cell>
              <table:table-cell office:value-type="float" office:value="9687.24448459">
                <text:p>9687.24448459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2.418">
                <text:p>2.418</text:p>
              </table:table-cell>
              <table:table-cell office:value-type="float" office:value="10480.1266394">
                <text:p>10480.1266394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2.41928571429">
                <text:p>2.41928571429</text:p>
              </table:table-cell>
              <table:table-cell office:value-type="float" office:value="10753.3269155">
                <text:p>10753.3269155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2.42057142857">
                <text:p>2.42057142857</text:p>
              </table:table-cell>
              <table:table-cell office:value-type="float" office:value="10801.2345705">
                <text:p>10801.2345705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2.42185714286">
                <text:p>2.42185714286</text:p>
              </table:table-cell>
              <table:table-cell office:value-type="float" office:value="10660.3083644">
                <text:p>10660.3083644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2.42314285714">
                <text:p>2.42314285714</text:p>
              </table:table-cell>
              <table:table-cell office:value-type="float" office:value="10448.9789118">
                <text:p>10448.9789118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2.42442857143">
                <text:p>2.42442857143</text:p>
              </table:table-cell>
              <table:table-cell office:value-type="float" office:value="10955.6382484">
                <text:p>10955.6382484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2.425">
                <text:p>2.425</text:p>
              </table:table-cell>
              <table:table-cell office:value-type="float" office:value="11147.8254367">
                <text:p>11147.8254367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2.42628571429">
                <text:p>2.42628571429</text:p>
              </table:table-cell>
              <table:table-cell office:value-type="float" office:value="11437.016391">
                <text:p>11437.016391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2.42757142857">
                <text:p>2.42757142857</text:p>
              </table:table-cell>
              <table:table-cell office:value-type="float" office:value="10970.1228751">
                <text:p>10970.1228751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2.42885714286">
                <text:p>2.42885714286</text:p>
              </table:table-cell>
              <table:table-cell office:value-type="float" office:value="10575.0304156">
                <text:p>10575.0304156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2.43014285714">
                <text:p>2.43014285714</text:p>
              </table:table-cell>
              <table:table-cell office:value-type="float" office:value="10205.1629151">
                <text:p>10205.1629151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2.43142857143">
                <text:p>2.43142857143</text:p>
              </table:table-cell>
              <table:table-cell office:value-type="float" office:value="9976.91492188">
                <text:p>9976.91492188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2.43271428571">
                <text:p>2.43271428571</text:p>
              </table:table-cell>
              <table:table-cell office:value-type="float" office:value="9887.04181818">
                <text:p>9887.04181818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2.434">
                <text:p>2.434</text:p>
              </table:table-cell>
              <table:table-cell office:value-type="float" office:value="9858.59489944">
                <text:p>9858.59489944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2.43528571429">
                <text:p>2.43528571429</text:p>
              </table:table-cell>
              <table:table-cell office:value-type="float" office:value="9848.71813514">
                <text:p>9848.71813514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2.43657142857">
                <text:p>2.43657142857</text:p>
              </table:table-cell>
              <table:table-cell office:value-type="float" office:value="9850.46823857">
                <text:p>9850.46823857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2.43785714286">
                <text:p>2.43785714286</text:p>
              </table:table-cell>
              <table:table-cell office:value-type="float" office:value="9855.50120912">
                <text:p>9855.50120912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2.43914285714">
                <text:p>2.43914285714</text:p>
              </table:table-cell>
              <table:table-cell office:value-type="float" office:value="9869.01229331">
                <text:p>9869.01229331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2.44042857143">
                <text:p>2.44042857143</text:p>
              </table:table-cell>
              <table:table-cell office:value-type="float" office:value="9891.33971632">
                <text:p>9891.33971632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2.44171428571">
                <text:p>2.44171428571</text:p>
              </table:table-cell>
              <table:table-cell office:value-type="float" office:value="9918.89320764">
                <text:p>9918.89320764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2.443">
                <text:p>2.443</text:p>
              </table:table-cell>
              <table:table-cell office:value-type="float" office:value="9941.42659415">
                <text:p>9941.42659415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2.44428571429">
                <text:p>2.44428571429</text:p>
              </table:table-cell>
              <table:table-cell office:value-type="float" office:value="9939.69160651">
                <text:p>9939.69160651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2.44557142857">
                <text:p>2.44557142857</text:p>
              </table:table-cell>
              <table:table-cell office:value-type="float" office:value="9900.03474851">
                <text:p>9900.03474851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2.44685714286">
                <text:p>2.44685714286</text:p>
              </table:table-cell>
              <table:table-cell office:value-type="float" office:value="9834.00186588">
                <text:p>9834.00186588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2.44814285714">
                <text:p>2.44814285714</text:p>
              </table:table-cell>
              <table:table-cell office:value-type="float" office:value="9751.2524116">
                <text:p>9751.2524116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2.44942857143">
                <text:p>2.44942857143</text:p>
              </table:table-cell>
              <table:table-cell office:value-type="float" office:value="9668.88676339">
                <text:p>9668.88676339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2.45">
                <text:p>2.45</text:p>
              </table:table-cell>
              <table:table-cell office:value-type="float" office:value="9632.54585312">
                <text:p>9632.54585312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2.45128571429">
                <text:p>2.45128571429</text:p>
              </table:table-cell>
              <table:table-cell office:value-type="float" office:value="9567.56221942">
                <text:p>9567.56221942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2.45257142857">
                <text:p>2.45257142857</text:p>
              </table:table-cell>
              <table:table-cell office:value-type="float" office:value="9509.2914076">
                <text:p>9509.2914076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2.45385714286">
                <text:p>2.45385714286</text:p>
              </table:table-cell>
              <table:table-cell office:value-type="float" office:value="9448.72048453">
                <text:p>9448.72048453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2.45514285714">
                <text:p>2.45514285714</text:p>
              </table:table-cell>
              <table:table-cell office:value-type="float" office:value="9377.94542905">
                <text:p>9377.94542905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2.45642857143">
                <text:p>2.45642857143</text:p>
              </table:table-cell>
              <table:table-cell office:value-type="float" office:value="9299.21193052">
                <text:p>9299.21193052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2.45771428571">
                <text:p>2.45771428571</text:p>
              </table:table-cell>
              <table:table-cell office:value-type="float" office:value="9220.15790634">
                <text:p>9220.15790634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2.459">
                <text:p>2.459</text:p>
              </table:table-cell>
              <table:table-cell office:value-type="float" office:value="9155.75126005">
                <text:p>9155.75126005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2.46028571429">
                <text:p>2.46028571429</text:p>
              </table:table-cell>
              <table:table-cell office:value-type="float" office:value="9137.97246311">
                <text:p>9137.97246311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2.46157142857">
                <text:p>2.46157142857</text:p>
              </table:table-cell>
              <table:table-cell office:value-type="float" office:value="9164.31929317">
                <text:p>9164.31929317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2.46285714286">
                <text:p>2.46285714286</text:p>
              </table:table-cell>
              <table:table-cell office:value-type="float" office:value="9198.15279924">
                <text:p>9198.15279924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2.46414285714">
                <text:p>2.46414285714</text:p>
              </table:table-cell>
              <table:table-cell office:value-type="float" office:value="9203.00412424">
                <text:p>9203.00412424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2.46542857143">
                <text:p>2.46542857143</text:p>
              </table:table-cell>
              <table:table-cell office:value-type="float" office:value="9159.23162041">
                <text:p>9159.23162041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2.46671428571">
                <text:p>2.46671428571</text:p>
              </table:table-cell>
              <table:table-cell office:value-type="float" office:value="9070.60158932">
                <text:p>9070.60158932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2.468">
                <text:p>2.468</text:p>
              </table:table-cell>
              <table:table-cell office:value-type="float" office:value="8990.21233902">
                <text:p>8990.21233902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2.46928571429">
                <text:p>2.46928571429</text:p>
              </table:table-cell>
              <table:table-cell office:value-type="float" office:value="8940.02041911">
                <text:p>8940.02041911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2.47057142857">
                <text:p>2.47057142857</text:p>
              </table:table-cell>
              <table:table-cell office:value-type="float" office:value="8914.56983425">
                <text:p>8914.56983425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2.47185714286">
                <text:p>2.47185714286</text:p>
              </table:table-cell>
              <table:table-cell office:value-type="float" office:value="8902.72376964">
                <text:p>8902.72376964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2.47314285714">
                <text:p>2.47314285714</text:p>
              </table:table-cell>
              <table:table-cell office:value-type="float" office:value="8886.38923363">
                <text:p>8886.38923363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2.47442857143">
                <text:p>2.47442857143</text:p>
              </table:table-cell>
              <table:table-cell office:value-type="float" office:value="8864.88633433">
                <text:p>8864.88633433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2.475">
                <text:p>2.475</text:p>
              </table:table-cell>
              <table:table-cell office:value-type="float" office:value="8849.04495402">
                <text:p>8849.04495402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2.47628571429">
                <text:p>2.47628571429</text:p>
              </table:table-cell>
              <table:table-cell office:value-type="float" office:value="8808.65773064">
                <text:p>8808.65773064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2.47757142857">
                <text:p>2.47757142857</text:p>
              </table:table-cell>
              <table:table-cell office:value-type="float" office:value="8755.44049909">
                <text:p>8755.44049909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2.47885714286">
                <text:p>2.47885714286</text:p>
              </table:table-cell>
              <table:table-cell office:value-type="float" office:value="8698.7821157">
                <text:p>8698.7821157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2.48014285714">
                <text:p>2.48014285714</text:p>
              </table:table-cell>
              <table:table-cell office:value-type="float" office:value="8653.41346751">
                <text:p>8653.41346751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2.48142857143">
                <text:p>2.48142857143</text:p>
              </table:table-cell>
              <table:table-cell office:value-type="float" office:value="8630.15622616">
                <text:p>8630.15622616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2.48271428571">
                <text:p>2.48271428571</text:p>
              </table:table-cell>
              <table:table-cell office:value-type="float" office:value="8622.33677143">
                <text:p>8622.33677143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2.484">
                <text:p>2.484</text:p>
              </table:table-cell>
              <table:table-cell office:value-type="float" office:value="8620.25808721">
                <text:p>8620.25808721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2.48528571429">
                <text:p>2.48528571429</text:p>
              </table:table-cell>
              <table:table-cell office:value-type="float" office:value="8617.91538652">
                <text:p>8617.91538652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2.48657142857">
                <text:p>2.48657142857</text:p>
              </table:table-cell>
              <table:table-cell office:value-type="float" office:value="8614.16632549">
                <text:p>8614.16632549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2.48785714286">
                <text:p>2.48785714286</text:p>
              </table:table-cell>
              <table:table-cell office:value-type="float" office:value="8603.60697355">
                <text:p>8603.60697355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2.48914285714">
                <text:p>2.48914285714</text:p>
              </table:table-cell>
              <table:table-cell office:value-type="float" office:value="8578.66037425">
                <text:p>8578.66037425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2.49042857143">
                <text:p>2.49042857143</text:p>
              </table:table-cell>
              <table:table-cell office:value-type="float" office:value="8535.49495194">
                <text:p>8535.49495194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2.49171428571">
                <text:p>2.49171428571</text:p>
              </table:table-cell>
              <table:table-cell office:value-type="float" office:value="8488.45839056">
                <text:p>8488.45839056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2.493">
                <text:p>2.493</text:p>
              </table:table-cell>
              <table:table-cell office:value-type="float" office:value="8444.52653811">
                <text:p>8444.52653811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2.49428571429">
                <text:p>2.49428571429</text:p>
              </table:table-cell>
              <table:table-cell office:value-type="float" office:value="8403.66979268">
                <text:p>8403.66979268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2.49557142857">
                <text:p>2.49557142857</text:p>
              </table:table-cell>
              <table:table-cell office:value-type="float" office:value="8373.21913963">
                <text:p>8373.21913963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2.49685714286">
                <text:p>2.49685714286</text:p>
              </table:table-cell>
              <table:table-cell office:value-type="float" office:value="8358.76492174">
                <text:p>8358.76492174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2.49814285714">
                <text:p>2.49814285714</text:p>
              </table:table-cell>
              <table:table-cell office:value-type="float" office:value="8360.60840804">
                <text:p>8360.60840804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2.49942857143">
                <text:p>2.49942857143</text:p>
              </table:table-cell>
              <table:table-cell office:value-type="float" office:value="8375.07625007">
                <text:p>8375.076250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